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军队的JSC Kupiansk Directio Rusian炮击得很好，Krasne First，Novomlinsk，两年 - 戈德，...</text:span>
</text:h>
      <text:p text:style-name="P4">
作者: liveuamap (Language: en)</text:p>
      <text:p text:style-name="P4">
时间: 2023-04-09T-36:39:00</text:p>
      <text:p text:style-name="P4">
地点: Svatove (Latitude:49.5388 Longtitude:37.89597)</text:p>
      <text:p text:style-name="P4">
视频: []</text:p>
      <text:p text:style-name="P4">
图片: []</text:p>
      <text:p text:style-name="P4">
标签: ["Russia"]</text:p>
      <text:p text:style-name="P4">
Id: 22554742</text:p>
      <!--METADATA-->
      <text:p text:style-name="P4">
在Kupiansk方向，俄罗斯军队炮击了Kolodyazne，Krasne Pershe，Novomlynsk，Dvorichna，Zapadne，Krokhmalne，Kindrashivka，Kharkiv地区的Pischane andBerestove， - 乌克兰武装部队的武装部队报告</text:p>
      <text:p text:style-name="P4">
新闻集链接：<text:a xlink:type="simple" xlink:href="https://liveuamap.com/en/2023/9-april-at-kupiansk-direction-russian-army-shelled-kolodyazne" text:style-name="Internet_20_link" text:visited-style-name="Visited_20_Internet_20_Link">
https://liveuamap.com/en/2023/9-pril-at-kupiansk-direction-direction-arussian-arsy-arsy-shelled-kolodyazne</text:a>
</text:p>
      <text:p text:style-name="P4">
News Source: <text:a xlink:type="simple" xlink:href="https://t.me/lumsrc/4447" text:style-name="Internet_20_link" text:visited-style-name="Visited_20_Internet_20_Link">
https://t.me/lumsrc/4447</text:a>
</text:p>
      <!--NEWS-->
      <text:h text:style-name="P10" text:outline-level="1">
<text:span text:style-name="T4">
军队的JSU Bakhmut Directio Rusian炮击Vasukivka，Minkivka，Zaliznyanske，Orikhovo-Basil ...</text:span>
</text:h>
      <text:p text:style-name="P4">
作者: liveuamap (Language: en)</text:p>
      <text:p text:style-name="P4">
时间: 2023-04-09T-39:40:00</text:p>
      <text:p text:style-name="P4">
地点: Kostyantynivka (Latitude:48.54946 Longtitude:37.72602)</text:p>
      <text:p text:style-name="P4">
视频: []</text:p>
      <text:p text:style-name="P4">
图片: []</text:p>
      <text:p text:style-name="P4">
标签: ["Russia"]</text:p>
      <text:p text:style-name="P4">
Id: 22554732</text:p>
      <!--METADATA-->
      <text:p text:style-name="P4">
At Bakhmut direction Russian army shelled Vasukivka, Minkivka, Zaliznyanske,Orikhovo-Vasylivka, Markove, Hryhorivka, Bakhmut, Khromove, Chasiv Yar,Ivanivske, Stupochky, Bila Hora, Novodmytrivka and Druzhba of Donetsk region,- General Staff of Armed Forces of Ukraine says在早上的报告中</text:p>
      <text:p text:style-name="P4">
新闻集链接：(https://liveuamap.com/en/2023/9-april-at-bakhmut-direction-russian-army-shelled-vasukivka)</text:p>
      <text:p text:style-name="P4">
News Source: <text:a xlink:type="simple" xlink:href="https://t.me/lumsrc/4449" text:style-name="Internet_20_link" text:visited-style-name="Visited_20_Internet_20_Link">
https://t.me/lumsrc/4449</text:a>
</text:p>
      <!--NEWS-->
      <text:h text:style-name="P10" text:outline-level="1">
<text:span text:style-name="T4">
在Avdiyivka和Maryinka的指示，俄罗斯军队炮击了Novokalynove，Kamyanka，Stepove或...</text:span>
</text:h>
      <text:p text:style-name="P4">
作者: liveuamap (Language: en)</text:p>
      <text:p text:style-name="P4">
时间: 2023-04-09T-41:40:00</text:p>
      <text:p text:style-name="P4">
地点: Marinka, Donetsk Oblast (Latitude:47.86708 Longtitude:37.43557)</text:p>
      <text:p text:style-name="P4">
视频: []</text:p>
      <text:p text:style-name="P4">
图片: []</text:p>
      <text:p text:style-name="P4">
标签: ["Russia"]</text:p>
      <text:p text:style-name="P4">
Id: 22554729</text:p>
      <!--METADATA-->
      <text:p text:style-name="P4">
新闻集链接：[https://liveuamap.com/en/2023/9-april-at-at-avdiyivka-and-maryinka-directions-russian-army]](https://liveuamap.com/en/2023/9-april-at-avdiyivka-and-maryinka-directions-russian-army)</text:p>
      <text:p text:style-name="P4">
News Source: <text:a xlink:type="simple" xlink:href="https://t.me/lumsrc/4450" text:style-name="Internet_20_link" text:visited-style-name="Visited_20_Internet_20_Link">
https://t.me/lumsrc/4450</text:a>
</text:p>
      <!--NEWS-->
      <text:h text:style-name="P10" text:outline-level="1">
<text:span text:style-name="T4">
Sumska Oblast，Chernihivska Oblast（10:50）。 红色警报：空中威胁。 警笛声。 带有CO ...</text:span>
</text:h>
      <text:p text:style-name="P4">
作者: liveuamap (Language: en)</text:p>
      <text:p text:style-name="P4">
时间: 2023-04-09T04:57:00</text:p>
      <text:p text:style-name="P4">
地点: Sumska Oblast (Latitude:51.00000000 Longtitude:34.00000000)</text:p>
      <text:p text:style-name="P4">
视频: []</text:p>
      <text:p text:style-name="P4">
图片: []</text:p>
      <text:p text:style-name="P4">
标签: ["Europe", "Central and Eastern Europe"]</text:p>
      <text:p text:style-name="P4">
Id: 22554816</text:p>
      <!--METADATA-->
      <text:p text:style-name="P4">
Chernihiv地区Sumy地区(10:50). Red Alert: aerial threat. Sirenssounding. Take cover now!</text:p>
      <text:p text:style-name="P4">
News Collection Link: <text:a xlink:type="simple" xlink:href="https://liveuamap.com/en/2023/09-april-sumska-oblast-chernihivska-oblast105g" text:style-name="Internet_20_link" text:visited-style-name="Visited_20_Internet_20_Link">
https://liveuamap.com/en/2023/09-april-sumska-oblast-chernihivska-oblast105g</text:a>
</text:p>
      <text:p text:style-name="P4">
News Source: <text:a xlink:type="simple" xlink:href="https://t.me/air_alert_ua/42810" text:style-name="Internet_20_link" text:visited-style-name="Visited_20_Internet_20_Link">
https://t.me/air_alert_ua/42810</text:a>
</text:p>
      <!--NEWS-->
      <text:h text:style-name="P10" text:outline-level="1">
<text:span text:style-name="T4">
Donetsk Oblast（11:39）。 红色警报：空中威胁。 警笛声。 立即掩盖！</text:span>
</text:h>
      <text:p text:style-name="P4">
作者: liveuamap (Language: en)</text:p>
      <text:p text:style-name="P4">
时间: 2023-04-09T05:39:00</text:p>
      <text:p text:style-name="P4">
地点: Donetsk Oblast (Latitude:48.72634 Longtitude:37.57752)</text:p>
      <text:p text:style-name="P4">
视频: []</text:p>
      <text:p text:style-name="P4">
图片: []</text:p>
      <text:p text:style-name="P4">
标签: ["Europe", "Central and Eastern Europe"]</text:p>
      <text:p text:style-name="P4">
Id: 22554821</text:p>
      <!--METADATA-->
      <text:p text:style-name="P4">
Donetsk Oblast(11:39). Red Alert: aerial threat. Sirens sounding. Take covernow!</text:p>
      <text:p text:style-name="P4">
News Collection Link: <text:a xlink:type="simple" xlink:href="https://liveuamap.com/en/2023/09-april-donetsk-oblast1139-red-alert-aerial-g" text:style-name="Internet_20_link" text:visited-style-name="Visited_20_Internet_20_Link">
https://liveuamap.com/en/2023/09-april-donetsk-oblast1139-red-alert-aerial-g</text:a>
</text:p>
      <text:p text:style-name="P4">
News Source: <text:a xlink:type="simple" xlink:href="https://t.me/air_alert_ua/42813" text:style-name="Internet_20_link" text:visited-style-name="Visited_20_Internet_20_Link">
https://t.me/air_alert_ua/42813</text:a>
</text:p>
      <!--NEWS-->
      <text:h text:style-name="P10" text:outline-level="1">
<text:span text:style-name="T4">
Donetsk Oblast（14:05）。 红色警报：空中威胁。 警笛声。 立即掩盖！</text:span>
</text:h>
      <text:p text:style-name="P4">
作者: liveuamap (Language: en)</text:p>
      <text:p text:style-name="P4">
时间: 2023-04-09T08:06:00</text:p>
      <text:p text:style-name="P4">
地点: Donetsk Oblast (Latitude:48.72691 Longtitude:37.57922)</text:p>
      <text:p text:style-name="P4">
视频: []</text:p>
      <text:p text:style-name="P4">
图片: []</text:p>
      <text:p text:style-name="P4">
标签: ["Europe", "Central and Eastern Europe"]</text:p>
      <text:p text:style-name="P4">
Id: 22554834</text:p>
      <!--METADATA-->
      <text:p text:style-name="P4">
Donetsk Oblast(14:05). Red Alert: aerial threat. Sirens sounding. Take covernow!</text:p>
      <text:p text:style-name="P4">
News Collection Link: <text:a xlink:type="simple" xlink:href="https://liveuamap.com/en/2023/09-april-donetsk-oblast1405-red-alert-aerial-g" text:style-name="Internet_20_link" text:visited-style-name="Visited_20_Internet_20_Link">
https://liveuamap.com/en/2023/09-april-donetsk-oblast1405-red-alert-aerial-g</text:a>
</text:p>
      <text:p text:style-name="P4">
News Source: <text:a xlink:type="simple" xlink:href="https://t.me/air_alert_ua/42815" text:style-name="Internet_20_link" text:visited-style-name="Visited_20_Internet_20_Link">
https://t.me/air_alert_ua/42815</text:a>
</text:p>
      <!--NEWS-->
      <text:h text:style-name="P10" text:outline-level="1">
<text:span text:style-name="T4">
Donetsk Oblast（15:06）。 红色警报：空中威胁。 警笛声。 立即掩盖！</text:span>
</text:h>
      <text:p text:style-name="P4">
作者: liveuamap (Language: en)</text:p>
      <text:p text:style-name="P4">
时间: 2023-04-09T09:07:00</text:p>
      <text:p text:style-name="P4">
地点: Donetsk Oblast (Latitude:48.72744 Longtitude:37.5781)</text:p>
      <text:p text:style-name="P4">
视频: []</text:p>
      <text:p text:style-name="P4">
图片: []</text:p>
      <text:p text:style-name="P4">
标签: ["Europe", "Central and Eastern Europe"]</text:p>
      <text:p text:style-name="P4">
Id: 22554836</text:p>
      <!--METADATA-->
      <text:p text:style-name="P4">
Donetsk Oblast(15:06). Red Alert: aerial threat. Sirens sounding. Take covernow!</text:p>
      <text:p text:style-name="P4">
News Collection Link: <text:a xlink:type="simple" xlink:href="https://liveuamap.com/en/2023/09-april-donetsk-oblast1506-red-alert-aerial-g" text:style-name="Internet_20_link" text:visited-style-name="Visited_20_Internet_20_Link">
https://liveuamap.com/en/2023/09-april-donetsk-oblast1506-red-alert-aerial-g</text:a>
</text:p>
      <text:p text:style-name="P4">
News Source: <text:a xlink:type="simple" xlink:href="https://t.me/air_alert_ua/42817" text:style-name="Internet_20_link" text:visited-style-name="Visited_20_Internet_20_Link">
https://t.me/air_alert_ua/42817</text:a>
</text:p>
      <!--NEWS-->
      <text:h text:style-name="P10" text:outline-level="1">
<text:span text:style-name="T4">
Donetsk Oblast（17:00）。 红色警报：空中威胁。 警笛声。 立即掩盖！</text:span>
</text:h>
      <text:p text:style-name="P4">
作者: liveuamap (Language: en)</text:p>
      <text:p text:style-name="P4">
时间: 2023-04-09T11:01:00</text:p>
      <text:p text:style-name="P4">
地点: Donetsk Oblast (Latitude:48.72705 Longtitude:37.57835)</text:p>
      <text:p text:style-name="P4">
视频: []</text:p>
      <text:p text:style-name="P4">
图片: []</text:p>
      <text:p text:style-name="P4">
标签: ["Europe", "Central and Eastern Europe"]</text:p>
      <text:p text:style-name="P4">
Id: 22554839</text:p>
      <!--METADATA-->
      <text:p text:style-name="P4">
Donetsk Oblast(17:00). Red Alert: aerial threat. Sirens sounding. Take covernow!</text:p>
      <text:p text:style-name="P4">
News Collection Link: <text:a xlink:type="simple" xlink:href="https://liveuamap.com/en/2023/09-april-donetsk-oblast1700-red-alert-aerial-g" text:style-name="Internet_20_link" text:visited-style-name="Visited_20_Internet_20_Link">
https://liveuamap.com/en/2023/09-april-donetsk-oblast1700-red-alert-aerial-g</text:a>
</text:p>
      <text:p text:style-name="P4">
News Source: <text:a xlink:type="simple" xlink:href="https://t.me/air_alert_ua/42819" text:style-name="Internet_20_link" text:visited-style-name="Visited_20_Internet_20_Link">
https://t.me/air_alert_ua/42819</text:a>
</text:p>
      <!--NEWS-->
      <text:h text:style-name="P10" text:outline-level="1">
<text:span text:style-name="T4">
Donetsk Oblast（19:15）。 红色警报：空中威胁。 警笛声。 立即掩盖！</text:span>
</text:h>
      <text:p text:style-name="P4">
作者: liveuamap (Language: en)</text:p>
      <text:p text:style-name="P4">
时间: 2023-04-09T13:17:00</text:p>
      <text:p text:style-name="P4">
地点: Donetsk Oblast (Latitude:48.72858 Longtitude:37.57749)</text:p>
      <text:p text:style-name="P4">
视频: []</text:p>
      <text:p text:style-name="P4">
图片: []</text:p>
      <text:p text:style-name="P4">
标签: ["Europe", "Central and Eastern Europe"]</text:p>
      <text:p text:style-name="P4">
Id: 22554873</text:p>
      <!--METADATA-->
      <text:p text:style-name="P4">
Donetsk Oblast(19:15). Red Alert: aerial threat. Sirens sounding. Take covernow!</text:p>
      <text:p text:style-name="P4">
News Collection Link: <text:a xlink:type="simple" xlink:href="https://liveuamap.com/en/2023/09-april-donetsk-oblast1915-red-alert-aerial-g" text:style-name="Internet_20_link" text:visited-style-name="Visited_20_Internet_20_Link">
https://liveuamap.com/en/2023/09-april-donetsk-oblast1915-red-alert-aerial-g</text:a>
</text:p>
      <text:p text:style-name="P4">
News Source: <text:a xlink:type="simple" xlink:href="https://t.me/air_alert_ua/42821" text:style-name="Internet_20_link" text:visited-style-name="Visited_20_Internet_20_Link">
https://t.me/air_alert_ua/42821</text:a>
</text:p>
      <!--NEWS-->
      <text:h text:style-name="P10" text:outline-level="1">
<text:span text:style-name="T4">
Kherson，Khersonska Oblast（19:33）。 红色警报：空中威胁。 警笛声。 立即掩盖！</text:span>
</text:h>
      <text:p text:style-name="P4">
作者: liveuamap (Language: en)</text:p>
      <text:p text:style-name="P4">
时间: 2023-04-09T13:34:00</text:p>
      <text:p text:style-name="P4">
地点: Kherson (Latitude:46.65581000 Longtitude:32.61780000)</text:p>
      <text:p text:style-name="P4">
视频: []</text:p>
      <text:p text:style-name="P4">
图片: []</text:p>
      <text:p text:style-name="P4">
标签: ["Europe", "Central and Eastern Europe"]</text:p>
      <text:p text:style-name="P4">
Id: 22554876</text:p>
      <!--METADATA-->
      <text:p text:style-name="P4">
赫尔森，赫森地区(19:33). Red Alert: aerial threat. Sirens sounding.Take cover now!</text:p>
      <text:p text:style-name="P4">
News Collection Link: <text:a xlink:type="simple" xlink:href="https://liveuamap.com/en/2023/09-april-kherson-khersonska-oblast1933-red-alg" text:style-name="Internet_20_link" text:visited-style-name="Visited_20_Internet_20_Link">
https://liveuamap.com/en/2023/09-april-kherson-khersonska-oblast1933-red-alg</text:a>
</text:p>
      <text:p text:style-name="P4">
News Source: <text:a xlink:type="simple" xlink:href="https://t.me/air_alert_ua/42822" text:style-name="Internet_20_link" text:visited-style-name="Visited_20_Internet_20_Link">
https://t.me/air_alert_ua/42822</text:a>
</text:p>
      <!--NEWS-->
      <text:h text:style-name="P10" text:outline-level="1">
<text:span text:style-name="T4">
Mykolaiv，Mykolayivska Oblast（19:56）。 红色警报：空中威胁。 警笛声。 立即掩盖！</text:span>
</text:h>
      <text:p text:style-name="P4">
作者: liveuamap (Language: en)</text:p>
      <text:p text:style-name="P4">
时间: 2023-04-09T13:58:00</text:p>
      <text:p text:style-name="P4">
地点: Mykolaiv (Latitude:46.94866 Longtitude:32.00639)</text:p>
      <text:p text:style-name="P4">
视频: []</text:p>
      <text:p text:style-name="P4">
图片: []</text:p>
      <text:p text:style-name="P4">
标签: ["Europe", "Central and Eastern Europe"]</text:p>
      <text:p text:style-name="P4">
Id: 22554877</text:p>
      <!--METADATA-->
      <text:p text:style-name="P4">
Nikolaev，Mykolaiv地区(19:56). Red Alert: aerial threat. Sirenssounding. Take cover now!</text:p>
      <text:p text:style-name="P4">
News Collection Link: <text:a xlink:type="simple" xlink:href="https://liveuamap.com/en/2023/09-april-mykolaiv-mykolayivska-oblast1956-redg" text:style-name="Internet_20_link" text:visited-style-name="Visited_20_Internet_20_Link">
https://liveuamap.com/en/2023/09-april-mykolaiv-mykolayivska-oblast1956-redg</text:a>
</text:p>
      <text:p text:style-name="P4">
News Source: <text:a xlink:type="simple" xlink:href="https://t.me/air_alert_ua/42824" text:style-name="Internet_20_link" text:visited-style-name="Visited_20_Internet_20_Link">
https://t.me/air_alert_ua/42824</text:a>
</text:p>
      <!--NEWS-->
      <text:h text:style-name="P10" text:outline-level="1">
<text:span text:style-name="T4">
Zaporizka Oblast（20:29）。 红色警报：空中威胁。 警笛声。 立即掩盖！</text:span>
</text:h>
      <text:p text:style-name="P4">
作者: liveuamap (Language: en)</text:p>
      <text:p text:style-name="P4">
时间: 2023-04-09T14:31:00</text:p>
      <text:p text:style-name="P4">
地点: Zaporizka Oblast (Latitude:47.611001 Longtitude:35.765041)</text:p>
      <text:p text:style-name="P4">
视频: []</text:p>
      <text:p text:style-name="P4">
图片: []</text:p>
      <text:p text:style-name="P4">
标签: ["Europe", "Central and Eastern Europe"]</text:p>
      <text:p text:style-name="P4">
Id: 22554887</text:p>
      <!--METADATA-->
      <text:p text:style-name="P4">
Zaporizhzhia地区(20:29). Red Alert: aerial threat. Sirens sounding. Take covernow!</text:p>
      <text:p text:style-name="P4">
News Collection Link: <text:a xlink:type="simple" xlink:href="https://liveuamap.com/en/2023/09-april-zaporizka-oblast2029-red-alert-aeriag" text:style-name="Internet_20_link" text:visited-style-name="Visited_20_Internet_20_Link">
https://liveuamap.com/en/2023/09-april-zaporizka-oblast2029-red-alert-aeriag</text:a>
</text:p>
      <text:p text:style-name="P4">
News Source: <text:a xlink:type="simple" xlink:href="https://t.me/air_alert_ua/42825" text:style-name="Internet_20_link" text:visited-style-name="Visited_20_Internet_20_Link">
https://t.me/air_alert_ua/42825</text:a>
</text:p>
      <!--NEWS-->
      <text:h text:style-name="P10" text:outline-level="1">
<text:span text:style-name="T4">
Kharkiv，Kharkivska Oblast（20:54）。 红色警报：空中威胁。 警笛声。 立即掩盖！</text:span>
</text:h>
      <text:p text:style-name="P4">
作者: liveuamap (Language: en)</text:p>
      <text:p text:style-name="P4">
时间: 2023-04-09T14:56:00</text:p>
      <text:p text:style-name="P4">
地点: Kharkiv (Latitude:49.98081000 Longtitude:36.25272000)</text:p>
      <text:p text:style-name="P4">
视频: []</text:p>
      <text:p text:style-name="P4">
图片: []</text:p>
      <text:p text:style-name="P4">
标签: ["Europe", "Central and Eastern Europe"]</text:p>
      <text:p text:style-name="P4">
Id: 22554893</text:p>
      <!--METADATA-->
      <text:p text:style-name="P4">
哈尔基夫(Kharkiv)，哈尔基夫地区(20:54). Red Alert: aerial threat. Sirens sounding.Take cover now!</text:p>
      <text:p text:style-name="P4">
News Collection Link: <text:a xlink:type="simple" xlink:href="https://liveuamap.com/en/2023/09-april-kharkiv-kharkivska-oblast2054-red-alg" text:style-name="Internet_20_link" text:visited-style-name="Visited_20_Internet_20_Link">
https://liveuamap.com/en/2023/09-april-kharkiv-kharkivska-oblast2054-red-alg</text:a>
</text:p>
      <text:p text:style-name="P4">
News Source: <text:a xlink:type="simple" xlink:href="https://t.me/air_alert_ua/42828" text:style-name="Internet_20_link" text:visited-style-name="Visited_20_Internet_20_Link">
https://t.me/air_alert_ua/42828</text:a>
</text:p>
      <!--NEWS-->
      <text:h text:style-name="P10" text:outline-level="1">
<text:span text:style-name="T4">
Donetsk Oblast（00:05）。 红色警报：空中威胁。 警笛声。 立即掩盖！</text:span>
</text:h>
      <text:p text:style-name="P4">
作者: liveuamap (Language: en)</text:p>
      <text:p text:style-name="P4">
时间: 2023-04-09T18:06:00</text:p>
      <text:p text:style-name="P4">
地点: Donetsk Oblast (Latitude:48.72665 Longtitude:37.57921)</text:p>
      <text:p text:style-name="P4">
视频: []</text:p>
      <text:p text:style-name="P4">
图片: []</text:p>
      <text:p text:style-name="P4">
标签: ["Europe", "Central and Eastern Europe"]</text:p>
      <text:p text:style-name="P4">
Id: 22554905</text:p>
      <!--METADATA-->
      <text:p text:style-name="P4">
Donetsk Oblast(00:05). Red Alert: aerial threat. Sirens sounding. Take covernow!</text:p>
      <text:p text:style-name="P4">
News Collection Link: <text:a xlink:type="simple" xlink:href="https://liveuamap.com/en/2023/09-april-donetsk-oblast0005-red-alert-aerial-g" text:style-name="Internet_20_link" text:visited-style-name="Visited_20_Internet_20_Link">
https://liveuamap.com/en/2023/09-april-donetsk-oblast0005-red-alert-aerial-g</text:a>
</text:p>
      <text:p text:style-name="P4">
News Source: <text:a xlink:type="simple" xlink:href="https://t.me/air_alert_ua/42832" text:style-name="Internet_20_link" text:visited-style-name="Visited_20_Internet_20_Link">
https://t.me/air_alert_ua/42832</text:a>
</text:p>
      <!--NEWS-->
      <text:h text:style-name="P10" text:outline-level="1">
<text:span text:style-name="T4">
Sumy地区，Zaporizhhya地区，Dnipro，Dnipropetrovsk地区（00:10）。 红色ALRT：空中tr ...</text:span>
</text:h>
      <text:p text:style-name="P4">
作者: liveuamap (Language: en)</text:p>
      <text:p text:style-name="P4">
时间: 2023-04-09T18:11:00</text:p>
      <text:p text:style-name="P4">
地点: Sumska Oblast (Latitude:50.99981 Longtitude:34.00105)</text:p>
      <text:p text:style-name="P4">
视频: []</text:p>
      <text:p text:style-name="P4">
图片: []</text:p>
      <text:p text:style-name="P4">
标签: ["Europe", "Central and Eastern Europe"]</text:p>
      <text:p text:style-name="P4">
Id: 22554906</text:p>
      <!--METADATA-->
      <text:p text:style-name="P4">
Sumy地区，Zaporizhhya地区，Dnipro，Dnipropetrovsk地区(00:10). RedAlert: aerial threat. Sirens sounding. Take cover now!</text:p>
      <text:p text:style-name="P4">
News Collection Link: <text:a xlink:type="simple" xlink:href="https://liveuamap.com/en/2023/09-april-sumska-oblast-zaporizka-oblast-dniprg" text:style-name="Internet_20_link" text:visited-style-name="Visited_20_Internet_20_Link">
https://liveuamap.com/en/2023/09-april-sumska-oblast-zaporizka-oblast-dniprg</text:a>
</text:p>
      <text:p text:style-name="P4">
News Source: <text:a xlink:type="simple" xlink:href="https://t.me/air_alert_ua/42835" text:style-name="Internet_20_link" text:visited-style-name="Visited_20_Internet_20_Link">
https://t.me/air_alert_ua/42835</text:a>
</text:p>
      <!--NEWS-->
      <text:h text:style-name="P10" text:outline-level="1">
<text:span text:style-name="T4">
Poltavska Oblast（00:11）。 红色警报：空中威胁。 警笛声。 立即掩盖！</text:span>
</text:h>
      <text:p text:style-name="P4">
作者: liveuamap (Language: en)</text:p>
      <text:p text:style-name="P4">
时间: 2023-04-09T18:12:00</text:p>
      <text:p text:style-name="P4">
地点: Poltavska Oblast (Latitude:49.47705000 Longtitude:33.81866000)</text:p>
      <text:p text:style-name="P4">
视频: []</text:p>
      <text:p text:style-name="P4">
图片: []</text:p>
      <text:p text:style-name="P4">
标签: ["Europe", "Central and Eastern Europe"]</text:p>
      <text:p text:style-name="P4">
Id: 22554907</text:p>
      <!--METADATA-->
      <text:p text:style-name="P4">
poltava(00:11). Red Alert: aerial threat. Sirens sounding. Take covernow!</text:p>
      <text:p text:style-name="P4">
News Collection Link: <text:a xlink:type="simple" xlink:href="https://liveuamap.com/en/2023/09-april-poltavska-oblast0011-red-alert-aeriag" text:style-name="Internet_20_link" text:visited-style-name="Visited_20_Internet_20_Link">
https://liveuamap.com/en/2023/09-april-poltavska-oblast0011-red-alert-aeriag</text:a>
</text:p>
      <text:p text:style-name="P4">
News Source: <text:a xlink:type="simple" xlink:href="https://t.me/suspilnepoltava/10721" text:style-name="Internet_20_link" text:visited-style-name="Visited_20_Internet_20_Link">
https://t.me/suspilnepoltava/10721</text:a>
</text:p>
      <!--NEWS-->
      <text:h text:style-name="P10" text:outline-level="1">
<text:span text:style-name="T4">
Kharkiv，Kharkivska Oblast（00:12）。 红色警报：空中威胁。 警笛声。 立即掩盖！</text:span>
</text:h>
      <text:p text:style-name="P4">
作者: liveuamap (Language: en)</text:p>
      <text:p text:style-name="P4">
时间: 2023-04-09T18:14:00</text:p>
      <text:p text:style-name="P4">
地点: Kharkiv (Latitude:49.98103 Longtitude:36.25286)</text:p>
      <text:p text:style-name="P4">
视频: []</text:p>
      <text:p text:style-name="P4">
图片: []</text:p>
      <text:p text:style-name="P4">
标签: ["Europe", "Central and Eastern Europe"]</text:p>
      <text:p text:style-name="P4">
Id: 22554908</text:p>
      <!--METADATA-->
      <text:p text:style-name="P4">
哈尔基夫(Kharkiv)，哈尔基夫地区(00:12). Red Alert: aerial threat. Sirens sounding.Take cover now!</text:p>
      <text:p text:style-name="P4">
News Collection Link: <text:a xlink:type="simple" xlink:href="https://liveuamap.com/en/2023/09-april-kharkiv-kharkivska-oblast0012-red-alg" text:style-name="Internet_20_link" text:visited-style-name="Visited_20_Internet_20_Link">
https://liveuamap.com/en/2023/09-april-kharkiv-kharkivska-oblast0012-red-alg</text:a>
</text:p>
      <text:p text:style-name="P4">
News Source: <text:a xlink:type="simple" xlink:href="https://t.me/air_alert_ua/42837" text:style-name="Internet_20_link" text:visited-style-name="Visited_20_Internet_20_Link">
https://t.me/air_alert_ua/42837</text:a>
</text:p>
      <!--NEWS-->
      <text:h text:style-name="P10" text:outline-level="1">
<text:span text:style-name="T4">
在顿涅茨克，我们的海军陆战队用冲击无人机消除了敌人</text:span>
</text:h>
      <text:p text:style-name="P4">
作者: ['АРМІЯINFORM']</text:p>
      <text:p text:style-name="P4">
时间: 2023-04-09T94:00:00-04:00</text:p>
      <text:p text:style-name="P4">
描述: 在Donetskiye，Aierorosvisdniki likvis是Vorozhi展示点，Rosemy ...与乌克兰2022年的战争，与乌克兰的《今日与乌克兰的最新新闻》，《与乌克兰新闻》（News Wars War War War War War），今天与乌克兰2022年的战争，乌克兰和俄罗斯之间的战争将会发生，乌克兰和俄罗斯之间的战争会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1/drony-2.jpg" text:style-name="Internet_20_link" text:visited-style-name="Visited_20_Internet_20_Link">
drony-2.jpg</text:a>
']</text:p>
      <text:p text:style-name="P4">
标签: ['АЕРОРОЗВІДНИКИ', 'ДОНЕЦЬКА ОБЛАСТЬ']</text:p>
      <text:p text:style-name="P4">
类别: News</text:p>
      <!--METADATA-->
      <text:p text:style-name="P4">
<draw:frame draw:style-name="fr1" draw:name="Image2" text:anchor-type="as-char" svg:width="6.9236in" svg:height="4.604194in" draw:z-index="0">
<draw:image xlink:href="../Images/AРМІЯINFORM/2023-04-09T94-00-00-04-00/drony-2.jpg" xlink:type="simple" xlink:show="embed" xlink:actuate="onLoad" draw:mime-type="image/jpeg"/>
</draw:frame>
说明性照片</text:p>
      <text:p text:style-name="P4">
在顿涅茨克地区，空中情报官员消除了位于堆上的敌方观察站。 关于它<text:a xlink:type="simple" xlink:href="https://t.me/ukrainian_navy/2700" text:style-name="Internet_20_link" text:visited-style-name="Visited_20_Internet_20_Link">
报告</text:a>
电报上乌克兰海军。</text:p>
      <text:p text:style-name="P4">
“在顿涅茨克地区，单独的海军陆战队以星空迈克尔·奥斯特格拉德斯基(Michael Ostrogradsky)命名的单独海军陆战队的空中侦察消除了敌人的观察哨所，该敌人被放在其中一个堆里。”</text:p>
      <text:p text:style-name="P4">
News Source: <text:a xlink:type="simple" xlink:href="https://armyinform.com.ua/2023/04/09/na-donechchyni-nashi-morpihy-likvidovuyut-voroga-udarnymy-dronamy/" text:style-name="Internet_20_link" text:visited-style-name="Visited_20_Internet_20_Link">
https://armyinform.com.ua/2023/04/09/na-donechchyni-nashi-morpihy-likvidovuyut-voroga-udarnymy-dronamy/</text:a>
</text:p>
      <!--NEWS-->
      <text:h text:style-name="P10" text:outline-level="1">
<text:span text:style-name="T4">
“我们必须确定邪恶正在失去，我们必须带来失去邪恶，我们正在接近”  - 乌克兰总统</text:span>
</text:h>
      <text:p text:style-name="P4">
作者: ['АРМІЯINFORM']</text:p>
      <text:p text:style-name="P4">
时间: 2023-04-09T95:00:00-04:00</text:p>
      <text:p text:style-name="P4">
描述: https://youtu.be/jjxno7uydak乌克兰！ 乌克兰！ TSI -OGI ROSIYSKA军队...与乌克兰2022年的战争，与乌克兰的最新新闻，今天与乌克兰的新闻战争，与乌克兰2022年的新闻战争，今天将在乌克兰和俄罗斯之间发生战争2022年，是否会有，无论是否会，无论是否会，这是否会在不久的将来与乌克兰的战争说，今天与乌克兰的战争，今天的乌克兰新闻，乌克兰的新闻，乌克兰媒体在俄罗斯的乌克兰新闻</text:p>
      <text:p text:style-name="P4">
图片: []</text:p>
      <text:p text:style-name="P4">
标签: ['STOPRUSSIA', 'АГРЕСІЯ РФ', 'ВІДЕОЗВЕРНЕННЯ ПРЕЗИДЕНТА УКРАЇНИ', 'ВІЙНА', 'ВОЛОДИМИР ЗЕЛЕНСЬКИЙ', 'ВТОРГНЕННЯ РФ', 'ПРЕЗИДЕНТ УКРАЇНИ']</text:p>
      <text:p text:style-name="P4">
类别: News</text:p>
      <!--METADATA-->
      <text:p text:style-name="P4">
<text:span text:style-name="T4">
 <text:span text:style-name="T5">
乌克兰人!乌克兰妇女!</text:span>
​​ </text:span>
</text:p>
      <text:p text:style-name="P4">
今晚，俄罗斯军队向Zaporozhye开火。 C-300导弹。</text:p>
      <text:p text:style-name="P4">
体现 - 在房屋中，房屋。 其中三个人在其中。 男人，女人和孩子 - 女孩，她的名字叫伊琳娜，今年她将满11岁。 她死了。 男人也是。 我的慰问……一个女人状况严重，在医院，她得到了帮助。</text:p>
      <text:p text:style-name="P4">
因此，恐怖分子举行了这个棕榈周日。 这样，俄罗斯将自己与世界，人类更具孤立性。</text:p>
      <text:p text:style-name="P4">
每个明亮的基督徒假期都会告诉我们我们不知道 - 如何确定邪恶正在失去。 我们必须相信。 我们相信。 应该月亮失去邪恶。 我们正在接近。 世界与我们同在。 每个月都会增加支持，增加支持我们的人的圈子，支持我们的勇气和对生活的信仰。</text:p>
      <text:p text:style-name="P4">
我感谢世界上与乌克兰现在对我们有效的乌克兰。</text:p>
      <text:p text:style-name="P4">
我感谢所有消除俄罗斯炮击的后果的人，刺痛了那些因恐怖而受伤的人。 在Zaporizhzhya，位于Kharkiv，Chernihiv，Sumy，Dnipropetrovsk，Kherson，Donbass。</text:p>
      <text:p text:style-name="P4">
我感谢每个救援人员和医生，所有护士和兄弟，每个警察，每个警察……所有帮助人们的Isella城市的地方当局的代表。 是的 - 志愿者。</text:p>
      <text:p text:style-name="P4">
当然，我要感谢士兵!对于目前正在战斗的每个人。 对于所有受邪恶约束的人。 对于所有摧毁入侵者的人 - 在战斗和后方。</text:p>
      <text:p text:style-name="P4">
我们正在为新的一周做准备，尤其是在国际工作中 - 加强防御，以加强我们的勇士。</text:p>
      <text:p text:style-name="P4">
根据本周的结果，我想特别注意 - 第55炮兵旅的士兵第35和36-Skoly-Skoly旅的海军陆战队...他们在顿涅茨克地区战斗。 感谢你们!</text:p>
      <text:p text:style-name="P4">
为了在巴赫穆特(Bakhmut)和巴赫穆特(Bakhmut Direction)的积极攻击行动中，我感谢州特别交通服务部第783军团的士兵，第五次独立的突击旅的士兵和第80个独立的着陆旅...</text:p>
      <text:p text:style-name="P4">
斯拉夫方向是第30个独立的机械旅……也是主动作用。 感谢你们!</text:p>
      <text:p text:style-name="P4">
为了可持续性和确定，第66个单独的机械旅和DSHV-LIMAN方向的第95旅的士兵。 我感谢在最前沿的最热门地战斗的情报部队!</text:p>
      <text:p text:style-name="P4">
卢甘斯克和克拉默斯克支队的边防部队，托内斯克，顿涅茨克，莫吉尔夫 - 莫吉夫 -   - 佩迪尔斯基和贝尔戈罗德·dnestrovsky Connections的竖立单位...谢谢你们!</text:p>
      <text:p text:style-name="P4">
特种部队，国民警卫队的第50军团...谢谢!并感谢所有安全地珍惜我们的天空的空军和空军战士!</text:p>
      <text:p text:style-name="P4">
荣耀所有乌克兰英雄!每个正在战斗的人和每个人!每个正在战斗帖子和任务中的人!</text:p>
      <text:p text:style-name="P4">
对所有献出生命的人的永恒和光明记忆，保护乌克兰乌克兰人的生活!</text:p>
      <text:p text:style-name="P4">
让Palm Sunday明年对我们所有的人民保持和平与自由!</text:p>
      <text:p text:style-name="P4">
愿今天听到所有庆祝复活节的人的真诚祈祷!</text:p>
      <text:p text:style-name="P4">
<text:span text:style-name="T4">
 <text:span text:style-name="T5">
荣耀与乌克兰!</text:span>
 </text:span>
</text:p>
      <text:p text:style-name="P4">
资料来源：<text:span text:style-name="T5">
 <text:a xlink:type="simple" xlink:href="https://www.president.gov.ua/news/mayemo-buti-vpevneni-sho-zlo-prograye-mayemo-nablizhati-prog-82173" text:style-name="Internet_20_link" text:visited-style-name="Visited_20_Internet_20_Link">
乌克兰总统办公室</text:a>
</text:span>
</text:p>
      <text:p text:style-name="P4">
News Source: <text:a xlink:type="simple" xlink:href="https://armyinform.com.ua/2023/04/09/mayemo-buty-vpevneni-shho-zlo-prograye-mayemo-nablyzhaty-progrash-zla-i-my-nablyzhayemo-prezydent-ukrayiny/" text:style-name="Internet_20_link" text:visited-style-name="Visited_20_Internet_20_Link">
https://armyinform.com.ua/2023/04/09/mayemo-buty-vpevneni-shho-zlo-prograye-mayemo-nablyzhaty-progrash-zla-i-my-nablyzhayemo-prezydent-ukrayiny/</text:a>
</text:p>
      <!--NEWS-->
      <text:h text:style-name="P10" text:outline-level="1">
<text:span text:style-name="T4">
英国皇家团的讲师教乌克兰人捍卫和踩踏</text:span>
</text:h>
      <text:p text:style-name="P4">
作者: ['АРМІЯINFORM']</text:p>
      <text:p text:style-name="P4">
时间: 2023-04-09T97:00:00-04:00</text:p>
      <text:p text:style-name="P4">
描述: Viisovovovoskovi-sistrustruricia Reliaria of ulisko这样的Viisk ...与乌克兰2022年的战争，与乌克兰的最新新闻，今天与乌克兰的新闻，乌克兰2022年上次与乌克兰的新闻战，乌克兰和俄罗斯之间的战争以及与乌克兰的战争将在他们说，或者2022年，他们是否会在不久的将来与乌克兰进行战争</text:p>
      <text:p text:style-name="P4">
图片: ['<text:a xlink:type="simple" xlink:href="https://armyinform.com.ua/wp-content/uploads/2023/04/340407680_933650387877373_3048142072323864319_n.jpg" text:style-name="Internet_20_link" text:visited-style-name="Visited_20_Internet_20_Link">
340407680_933650387877373_3048142072323864319_n.jpg</text:a>
', '<text:a xlink:type="simple" xlink:href="https://armyinform.com.ua/wp-content/uploads/2023/04/340397720_225496980067085_6498357956366198499_n-150x150.jpg" text:style-name="Internet_20_link" text:visited-style-name="Visited_20_Internet_20_Link">
340397720_225496980067085_6498357956366198499_n-150x150.jpg</text:a>
', '<text:a xlink:type="simple" xlink:href="https://armyinform.com.ua/wp-content/uploads/2023/04/340428255_1151686995523686_1832502326504492453_n-150x150.jpg" text:style-name="Internet_20_link" text:visited-style-name="Visited_20_Internet_20_Link">
340428255_1151686995523686_1832502326504492453_n-150x150.jpg</text:a>
', '<text:a xlink:type="simple" xlink:href="https://armyinform.com.ua/wp-content/uploads/2023/04/340399526_791253789012522_1813984553349747253_n-150x150.jpg" text:style-name="Internet_20_link" text:visited-style-name="Visited_20_Internet_20_Link">
340399526_791253789012522_1813984553349747253_n-150x150.jpg</text:a>
', '<text:a xlink:type="simple" xlink:href="https://armyinform.com.ua/wp-content/uploads/2023/04/340430039_3481735155447942_558090499151601690_n-150x150.jpg" text:style-name="Internet_20_link" text:visited-style-name="Visited_20_Internet_20_Link">
340430039_3481735155447942_558090499151601690_n-150x150.jpg</text:a>
', '<text:a xlink:type="simple" xlink:href="https://armyinform.com.ua/wp-content/uploads/2023/04/340411634_1714668798949958_7211442890004710220_n-150x150.jpg" text:style-name="Internet_20_link" text:visited-style-name="Visited_20_Internet_20_Link">
340411634_1714668798949958_7211442890004710220_n-150x150.jpg</text:a>
']</text:p>
      <text:p text:style-name="P4">
标签: ['ВЕЛИКОБРИТАНІЯ', 'ГЕНЕРАЛЬНИЙ ШТАБ ЗС УКРАЇНИ', 'ДОПОМОГА ПАРТНЕРІВ', 'СВІТ ПІДТРИМУЄ УКРАЇНУ']</text:p>
      <text:p text:style-name="P4">
类别: News</text:p>
      <!--METADATA-->
      <text:p text:style-name="P4">
<draw:frame draw:style-name="fr1" draw:name="Image3" text:anchor-type="as-char" svg:width="6.9236in" svg:height="4.615733in" draw:z-index="0">
<draw:image xlink:href="../Images/AРМІЯINFORM/2023-04-09T97-00-00-04-00/340407680_933650387877373_3048142072323864319_n.jpg" xlink:type="simple" xlink:show="embed" xlink:actuate="onLoad" draw:mime-type="image/jpeg"/>
</draw:frame>
武装部队武装部队的威尔士最高部队皇家团的军事讲师正在与乌克兰军队军队的军事人员一起举办课程。</text:p>
      <text:p text:style-name="P4">
关于它<text:a xlink:type="simple" xlink:href="https://www.facebook.com/GeneralStaff.ua/posts/pfbid0r267sKsQS5TuvfpdQ7f1mmnbbvSzgtAzA2BaTAA9kwEj4FdzWmab36xWrCVSoY1Cl" text:style-name="Internet_20_link" text:visited-style-name="Visited_20_Internet_20_Link">
报告</text:a>
乌克兰武装部队的总参谋部。</text:p>
      <text:p text:style-name="P4">
该报告指出，在上课时基本的一般培训。</text:p>
      <text:p text:style-name="P4">
乌克兰武装部队的总人员补充说，乌克兰对英国的支持和援助表示感谢。</text:p>
      <text:p text:style-name="P4">
<text:a xlink:type="simple" xlink:href="https://armyinform.com.ua/wp-content/uploads/2023/04/340397720_225496980067085_6498357956366198499_n.jpg" text:style-name="Internet_20_link" text:visited-style-name="Visited_20_Internet_20_Link">
!(Images/AРМІЯINFORM/2023-04-09T97-00-00-04-00/340397720_225496980067085_6498357956366198499_n-150x150.jpg)</text:a>
</text:p>
      <text:p text:style-name="P4">
<text:a xlink:type="simple" xlink:href="https://armyinform.com.ua/wp-content/uploads/2023/04/340428255_1151686995523686_1832502326504492453_n.jpg" text:style-name="Internet_20_link" text:visited-style-name="Visited_20_Internet_20_Link">
<draw:frame draw:style-name="fr1" draw:name="Image4" text:anchor-type="as-char" svg:width="6.9236in" svg:height="6.9236in" draw:z-index="0">
<draw:image xlink:href="../Images/AРМІЯINFORM/2023-04-09T97-00-00-04-00/340428255_1151686995523686_1832502326504492453_n-150x150.jpg" xlink:type="simple" xlink:show="embed" xlink:actuate="onLoad" draw:mime-type="image/jpeg"/>
</draw:frame>
</text:a>
</text:p>
      <text:p text:style-name="P4">
<text:a xlink:type="simple" xlink:href="https://armyinform.com.ua/wp-content/uploads/2023/04/340399526_791253789012522_1813984553349747253_n.jpg" text:style-name="Internet_20_link" text:visited-style-name="Visited_20_Internet_20_Link">
<draw:frame draw:style-name="fr1" draw:name="Image5" text:anchor-type="as-char" svg:width="6.9236in" svg:height="6.9236in" draw:z-index="0">
<draw:image xlink:href="../Images/AРМІЯINFORM/2023-04-09T97-00-00-04-00/340399526_791253789012522_1813984553349747253_n-150x150.jpg" xlink:type="simple" xlink:show="embed" xlink:actuate="onLoad" draw:mime-type="image/jpeg"/>
</draw:frame>
</text:a>
</text:p>
      <text:p text:style-name="P4">
<text:a xlink:type="simple" xlink:href="https://armyinform.com.ua/wp-content/uploads/2023/04/340430039_3481735155447942_558090499151601690_n.jpg" text:style-name="Internet_20_link" text:visited-style-name="Visited_20_Internet_20_Link">
<draw:frame draw:style-name="fr1" draw:name="Image6" text:anchor-type="as-char" svg:width="6.9236in" svg:height="6.9236in" draw:z-index="0">
<draw:image xlink:href="../Images/AРМІЯINFORM/2023-04-09T97-00-00-04-00/340430039_3481735155447942_558090499151601690_n-150x150.jpg" xlink:type="simple" xlink:show="embed" xlink:actuate="onLoad" draw:mime-type="image/jpeg"/>
</draw:frame>
</text:a>
</text:p>
      <text:p text:style-name="P4">
<text:a xlink:type="simple" xlink:href="https://armyinform.com.ua/wp-content/uploads/2023/04/340411634_1714668798949958_7211442890004710220_n.jpg" text:style-name="Internet_20_link" text:visited-style-name="Visited_20_Internet_20_Link">
<draw:frame draw:style-name="fr1" draw:name="Image7" text:anchor-type="as-char" svg:width="6.9236in" svg:height="6.9236in" draw:z-index="0">
<draw:image xlink:href="../Images/AРМІЯINFORM/2023-04-09T97-00-00-04-00/340411634_1714668798949958_7211442890004710220_n-150x150.jpg" xlink:type="simple" xlink:show="embed" xlink:actuate="onLoad" draw:mime-type="image/jpeg"/>
</draw:frame>
</text:a>
</text:p>
      <text:p text:style-name="P4">
News Source: <text:a xlink:type="simple" xlink:href="https://armyinform.com.ua/2023/04/09/instruktory-korolivskogo-polku-velykoyi-brytaniyi-vchat-ukrayincziv-oboronyatys-j-nastupaty/" text:style-name="Internet_20_link" text:visited-style-name="Visited_20_Internet_20_Link">
https://armyinform.com.ua/2023/04/09/instruktory-korolivskogo-polku-velykoyi-brytaniyi-vchat-ukrayincziv-oboronyatys-j-nastupaty/</text:a>
</text:p>
      <!--NEWS-->
      <text:h text:style-name="P10" text:outline-level="1">
<text:span text:style-name="T4">
在Shakhtarsk指令，俄罗斯军队的胜利，Novomikhailivka，Bokhoynalenka，Shakhtar ...</text:span>
</text:h>
      <text:p text:style-name="P4">
作者: liveuamap (Language: en)</text:p>
      <text:p text:style-name="P4">
时间: 2023-04-10T-10:48:00</text:p>
      <text:p text:style-name="P4">
地点: Donetsk (Latitude:47.79125 Longtitude:36.98582)</text:p>
      <text:p text:style-name="P4">
视频: []</text:p>
      <text:p text:style-name="P4">
图片: []</text:p>
      <text:p text:style-name="P4">
标签: ["Russia"]</text:p>
      <text:p text:style-name="P4">
Id: 22555041</text:p>
      <!--METADATA-->
      <text:p text:style-name="P4">
俄罗斯在Shaktarske的指导上炮击了Pobyeda，Novomykhaylivka，Bohoyavlenka，Shakhtarske，Novoukrayinka，Velyka Novosilka，Prechystivka，Prechystivka andzolota Nyva Nyva Nyva Nyva Nyva NYETSK地区，DONETSK地区，乌克雷恩(Donetsk of Donetsk of Donetsk of Donetsk)</text:p>
      <text:p text:style-name="P4">
新闻集链接：<text:a xlink:type="simple" xlink:href="https://liveuamap.com/en/2023/10-april-at-shaktarske-direction-russian-army-shelled-pobyeda" text:style-name="Internet_20_link" text:visited-style-name="Visited_20_Internet_20_Link">
https://liveuamap.com/en/2023/10-pril-at-s-shktarske-russian-army-shelled-pobyeda</text:a>
</text:p>
      <text:p text:style-name="P4">
News Source: <text:a xlink:type="simple" xlink:href="https://t.me/lumsrc/4459" text:style-name="Internet_20_link" text:visited-style-name="Visited_20_Internet_20_Link">
https://t.me/lumsrc/4459</text:a>
</text:p>
      <!--NEWS-->
      <text:h text:style-name="P10" text:outline-level="1">
<text:span text:style-name="T4">
总统想与印度总理 - 贾帕罗娃（Japarova）进行电话会谈</text:span>
</text:h>
      <text:p text:style-name="P4">
作者: Ukrinform (Person)</text:p>
      <text:p text:style-name="P4">
出版商: Укринформ (Organization)</text:p>
      <text:p text:style-name="P4">
出版时间: 2023-04-10T-114:57:00+03:00</text:p>
      <text:p text:style-name="P4">
修改时间: 2023-04-10T17:57:00+03:00</text:p>
      <text:p text:style-name="P4">
描述: 乌克兰沃迪米尔·泽伦斯基（Ukraine Volodymyr Zelensky）主席邀请了与印度总理纳伦德拉·莫迪（Narendra Modi）进行谈判。  - 乌克林。</text:p>
      <text:p text:style-name="P4">
图片: ["<text:a xlink:type="simple" xlink:href="https://static.ukrinform.com/photos/2023_03/thumb_files/630_360_1679490749-409.jpg" text:style-name="Internet_20_link" text:visited-style-name="Visited_20_Internet_20_Link">
630_360_16794...</text:a>
"]</text:p>
      <text:p text:style-name="P4">
标签: ['Джапарова', 'Індія', "Прем'єр", 'Зеленський']</text:p>
      <text:p text:style-name="P4">
类型: Article</text:p>
      <!--METADATA-->
      <text:p text:style-name="P4">
<draw:frame draw:style-name="fr1" draw:name="Image8" text:anchor-type="as-char" svg:width="6.9236in" svg:height="3.956343in" draw:z-index="0">
<draw:image xlink:href="../Images/yкринформ/2023-04-10T-114-57-00-03-00/630_360_1679490749-409.jpg" xlink:type="simple" xlink:show="embed" xlink:actuate="onLoad" draw:mime-type="image/jpeg"/>
</draw:frame>
乌克兰沃迪米尔·泽伦斯基(Ukraine Volodymyr Zelensky)主席邀请了总理兰德拉·莫迪(Landra Modi)进行谈判。</text:p>
      <text:p text:style-name="P4">
根据乌克兰的乌克林福姆(Ukrinform)的说法，乌克兰Emine Dzhaparov的第一任外国演习副部长表示，这是乌克林福姆(Ukrinform)所说的。(https://www.youtube.com/watch?v=CcqwVh3U0k0)。</text:p>
      <text:p text:style-name="P4">
“我们认为<text:a xlink:type="simple" xlink:href="https://www.ukrinform.ua/tag-india" text:style-name="Internet_20_link" text:visited-style-name="Visited_20_Internet_20_Link">
</text:a>
它应该在全球范围内发挥更大的作用，在乌克兰问题中发挥更大的作用。 我们认为，沿途的第一步是加强政治对话。 我的访问是第一步。 目标是和总统有一天与总理的电话交谈。 我们非常期待他在基辅。” Dzhaparova说。</text:p>
      <text:p text:style-name="P4">
第一任副部长指出，此外，乌克兰将是一个激情的多利乳族安全委员会和内政部。</text:p>
      <text:p text:style-name="P4">
根据Dzhaparov的说法，乌克兰认为，新德里应该在更大程度上参与乌克兰问题。</text:p>
      <text:p text:style-name="P4">
<text:span text:style-name="T4">
另请阅读：</text:span>
 <text:a xlink:type="simple" xlink:href="https://www.ukrinform.ua/rubric-polytics/3693897-dzaparova-zaprosila-indiu-priednatisa-do-formuli-miru-ta-iniciativi-grain-from-ukraine.html" text:style-name="Internet_20_link" text:visited-style-name="Visited_20_Internet_20_Link">
</text:a>
“在我们看来，鉴于印度的全球作用 - 特别是考虑到G20的作用，鉴于对全球南方及其在亚洲的领导角色的影响，因此重要的是不要避免讨论乌克兰的讨论。 在这里似乎是一个区域或遥远的问题，但事实并非如此。”第一任外交大臣说。</text:p>
      <text:p text:style-name="P4">
如报道<text:a xlink:type="simple" xlink:href="https://www.ukrinform.ua/rubric-polytics/3693777-dzaparova-rozpocala-vizit-do-indii.html" text:style-name="Internet_20_link" text:visited-style-name="Visited_20_Internet_20_Link">
</text:a>
，在周一，Dzhaparov开始了为期两天的印度马车。</text:p>
      <text:p text:style-name="P4">
News Source: <text:a xlink:type="simple" xlink:href="https://www.ukrinform.ua/rubric-polytics/3694048-prezident-hoce-provesti-telefonni-peregovori-z-premerom-indii-dzaparova.html" text:style-name="Internet_20_link" text:visited-style-name="Visited_20_Internet_20_Link">
https://www.ukrinform.ua/rubric-polytics/3694048-prezident-hoce-provesti-telefonni-peregovori-z-premerom-indii-dzaparova.html</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10T-12:48:00</text:p>
      <text:p text:style-name="P4">
地点: Kherson (Latitude:46.6327 Longtitude:32.60193)</text:p>
      <text:p text:style-name="P4">
视频: []</text:p>
      <text:p text:style-name="P4">
图片: []</text:p>
      <text:p text:style-name="P4">
标签: ["Russia"]</text:p>
      <text:p text:style-name="P4">
Id: 22555037</text:p>
      <!--METADATA-->
      <text:p text:style-name="P4">
在Zaporizhzhia和Kherson的指示，俄罗斯军队炮击了Novopilof Donetsk地区的Vremivka； Zaporizke，Olhivske，Mala Tokmachka，Zaporizhzhia地区的Novoandriyivka和Kamyanske； Kachkarivka，Mykolaiivka，Lvove，Mykilskeand Inzheenne，Kherson地区，Kherson City，乌克兰烯武装人员的总参谋长</text:p>
      <text:p text:style-name="P4">
新闻集链接：<text:a xlink:type="simple" xlink:href="https://liveuamap.com/en/2023/10-april-at-zaporizhzhia-and-kherson-directions-russian-army" text:style-name="Internet_20_link" text:visited-style-name="Visited_20_Internet_20_Link">
https://liveuamap.com/en/2023/10-April-zaporizhia-kherson-directions-directions-russian-ramy</text:a>
</text:p>
      <text:p text:style-name="P4">
News Source: <text:a xlink:type="simple" xlink:href="https://t.me/lumsrc/4460" text:style-name="Internet_20_link" text:visited-style-name="Visited_20_Internet_20_Link">
https://t.me/lumsrc/4460</text:a>
</text:p>
      <!--NEWS-->
      <text:h text:style-name="P10" text:outline-level="1">
<text:span text:style-name="T4">
在被捕获的野马中，俄罗斯人在平等上画了乌克兰壁画</text:span>
</text:h>
      <text:p text:style-name="P4">
作者: Ukrinform (Person)</text:p>
      <text:p text:style-name="P4">
出版商: Укринформ (Organization)</text:p>
      <text:p text:style-name="P4">
出版时间: 2023-04-10T-133:02:00+03:00</text:p>
      <text:p text:style-name="P4">
修改时间: 2023-04-10T17:02:00+03:00</text:p>
      <text:p text:style-name="P4">
描述: 在暂时捕获的野马中，俄罗斯人在平等上画了乌克兰壁画。  - 乌克林。</text:p>
      <text:p text:style-name="P4">
图片: ["<text:a xlink:type="simple" xlink:href="https://static.ukrinform.com/photos/2023_04/thumb_files/630_360_1681135211-628.jpg" text:style-name="Internet_20_link" text:visited-style-name="Visited_20_Internet_20_Link">
630_360_16811...</text:a>
", "<text:a xlink:type="simple" xlink:href="https://static.ukrinform.com/photos/2023_04/1681135272-577.jpg" text:style-name="Internet_20_link" text:visited-style-name="Visited_20_Internet_20_Link">
1681135272-57...</text:a>
"]</text:p>
      <text:p text:style-name="P4">
标签: ['Маріуполь', 'Мурал', 'Окупація', 'Війна з росією']</text:p>
      <text:p text:style-name="P4">
类型: Article</text:p>
      <!--METADATA-->
      <text:p text:style-name="P4">
<draw:frame draw:style-name="fr1" draw:name="Image9" text:anchor-type="as-char" svg:width="6.9236in" svg:height="3.956343in" draw:z-index="0">
<draw:image xlink:href="../Images/yкринформ/2023-04-10T-133-02-00-03-00/630_360_1681135211-628.jpg" xlink:type="simple" xlink:show="embed" xlink:actuate="onLoad" draw:mime-type="image/jpeg"/>
</draw:frame>
同样，被捕的野马，俄罗斯人画了前列腺的乌克兰壁画。</text:p>
      <text:p text:style-name="P4">
正如乌克林福姆报道的那样，关于<text:a xlink:type="simple" xlink:href="https://t.me/mariupolrada/13631" text:style-name="Internet_20_link" text:visited-style-name="Visited_20_Internet_20_Link">
</text:a>
报告市议会发布了相关照片。</text:p>
      <text:p text:style-name="P4">
“在被占领的野马中，俄罗斯人对暴力施加了壁画 - “所有人。所有层面。” 壁画是在2021年的铭文中，到城市左岸地区的国际平等日。”该消息写道。</text:p>
      <text:p text:style-name="P4">
<draw:frame draw:style-name="fr1" draw:name="Image10" text:anchor-type="as-char" svg:width="6.9236in" svg:height="4.388882in" draw:z-index="0">
<draw:image xlink:href="../Images/yкринформ/2023-04-10T-133-02-00-03-00/1681135272-577.jpg" xlink:type="simple" xlink:show="embed" xlink:actuate="onLoad" draw:mime-type="image/jpeg"/>
</draw:frame>
有人说，该项目是由乌克兰的联合国人权使命实施的。壁画被描绘了一个魔方，象征着多样性和平等的思想。</text:p>
      <text:p text:style-name="P4">
“象征性的是俄罗斯入侵者摧毁了导演的古物和暴力壁画。 因此，这是艺术家亚历山大·科班(Alexander Korban)的壁画，上面涂在和平大道上的一栋多层建筑的墙上，107。</text:p>
      <text:p text:style-name="P4">
他们强调，俄罗斯人不仅将战争和毁灭带给了玛丽波尔，而且还带来了无惩罚的暴力和奴隶意识，因此他们破坏了自由生活，平等和尊严的紧迫性。</text:p>
      <text:p text:style-name="P4">
<text:span text:style-name="T4">
另请阅读：</text:span>
 <text:a xlink:type="simple" xlink:href="https://www.ukrinform.ua/rubric-regions/3640111-zamist-muralu-milana-v-mariupoli-namaluvali-rosijskij-trikolor.html" text:style-name="Internet_20_link" text:visited-style-name="Visited_20_Internet_20_Link">
</text:a>
“但是，我们将与乌克兰的突袭者一起返回Mariupol真正的自由与平等!”  - 在市议会中强调。</text:p>
      <text:p text:style-name="P4">
根据乌克林福姆的说法，俄罗斯的侵略造成了玛丽upol中最熟悉的人道主义灾难之一。 由于移动炮击，该市几乎被摧毁了90％。 入侵者穿着受损的房屋来掩盖犯罪。 俄罗斯人还破坏了内容的历史和文化古迹。</text:p>
      <text:p text:style-name="P4">
<text:a xlink:type="simple" xlink:href="https://www.ukrinform.ua/tag-mariupol" text:style-name="Internet_20_link" text:visited-style-name="Visited_20_Internet_20_Link">
</text:a>
但是周围的定居点被转变为俄罗斯军队的军事逻辑枢纽。</text:p>
      <text:p text:style-name="P4">
<text:span text:style-name="T5">
foto：Mariupol City Council</text:span>
</text:p>
      <text:p text:style-name="P4">
News Source: <text:a xlink:type="simple" xlink:href="https://www.ukrinform.ua/rubric-regions/3694018-u-zahoplenomu-mariupoli-rosiani-zafarbuvali-mural-proti-nasilla.html" text:style-name="Internet_20_link" text:visited-style-name="Visited_20_Internet_20_Link">
https://www.ukrinform.ua/rubric-regions/3694018-u-zahoplenomu-mariupoli-rosiani-zafarbuvali-mural-proti-nasilla.html</text:a>
</text:p>
      <!--NEWS-->
      <text:h text:style-name="P10" text:outline-level="1">
<text:span text:style-name="T4">
乌克兰和波兰执法人员暴露了欺诈者，他们因从巴赫穆特（Bakhmut）的“撤离”而获得欺诈者</text:span>
</text:h>
      <text:p text:style-name="P4">
作者: Ukrinform (Person)</text:p>
      <text:p text:style-name="P4">
出版商: Укринформ (Organization)</text:p>
      <text:p text:style-name="P4">
出版时间: 2023-04-10T-135:00:00+03:00</text:p>
      <text:p text:style-name="P4">
修改时间: 2023-04-10T17:00:00+03:00</text:p>
      <text:p text:style-name="P4">
描述: 乌克兰和波兰执法机构中和跨国欺诈者的犯罪组织，该犯罪者是从想要离开战区的平民那里赚钱的。  - 乌克林。</text:p>
      <text:p text:style-name="P4">
图片: ["<text:a xlink:type="simple" xlink:href="https://static.ukrinform.com/photos/2023_04/thumb_files/630_360_1681135165-151.jpg" text:style-name="Internet_20_link" text:visited-style-name="Visited_20_Internet_20_Link">
630_360_16811...</text:a>
"]</text:p>
      <text:p text:style-name="P4">
标签: ['Евакуація', 'Польща', 'Шахрайство', 'Україна']</text:p>
      <text:p text:style-name="P4">
类型: Article</text:p>
      <!--METADATA-->
      <text:p text:style-name="P4">
<draw:frame draw:style-name="fr1" draw:name="Image11" text:anchor-type="as-char" svg:width="6.9236in" svg:height="3.956343in" draw:z-index="0">
<draw:image xlink:href="../Images/yкринформ/2023-04-10T-135-00-00-03-00/630_360_1681135165-151.jpg" xlink:type="simple" xlink:show="embed" xlink:actuate="onLoad" draw:mime-type="image/jpeg"/>
</draw:frame>
乌克兰和波兰执法机构中和跨国泄漏组织的欺诈者将从平民那里赚钱，他们将离开战区。</text:p>
      <text:p text:style-name="P4">
根据乌克林的说法，乌克兰的安全局在[]中报告(https://t.me/SBUkr/7884)。</text:p>
      <text:p text:style-name="P4">
“安全部门的网络法院，以及执法机构(https://www.ukrinform.ua/tag-sahrajstvo)”， - 消息读取。</text:p>
      <text:p text:style-name="P4">
恶意人从乌克兰前地区的居民那里徘徊，乌克兰的居民计划离开战区，包括巴赫穆特和村庄。</text:p>
      <text:p text:style-name="P4">
对于不同数量的经销商，他们“保证”当地人将他们带到乌克兰最安全的地区。 这种“服务”的平均成本为3万UAH。 永久欺诈者将其承诺“分发”给幼儿的残疾和父母。</text:p>
      <text:p text:style-name="P4">
为此，他们使用了社交网络和受欢迎的使者的小组。</text:p>
      <text:p text:style-name="P4">
欺诈者从客户那里获得了“预付款”，占宣布金额的50％。这笔钱是在为虚假人员发行的银行卡上收到的。</text:p>
      <text:p text:style-name="P4">
收到经销商后，他们停止与受害者进行交流，而不再沟通。</text:p>
      <text:p text:style-name="P4">
这样，欺诈者在人类中的欺诈者超过150万。</text:p>
      <text:p text:style-name="P4">
欺诈者的另一个“目标受众”是应征年龄的人。 为了“费用”，袭击者答应军方为出国旅行提供虚假费用。</text:p>
      <text:p text:style-name="P4">
<text:span text:style-name="T4">
另请阅读：</text:span>
 <text:a xlink:type="simple" xlink:href="https://www.ukrinform.ua/rubric-kyiv/3686766-zbirali-kosti-dla-ditej-u-kievi-vikrili-sahraiv-aki-privlasnili-ponad-10-miljoniv.html" text:style-name="Internet_20_link" text:visited-style-name="Visited_20_Internet_20_Link">
<text:span text:style-name="T4">
欺诈</text:span>
</text:a>
由于在乌克兰不同地区的特殊行动，一名组织者被拘留。 他是Zhytomyr地区的居民，他直接与客户接触，并为他们提供“条件”以进行撤离。</text:p>
      <text:p text:style-name="P4">
根据调查，其他两个乌克兰公民，即犯罪集团的组织者，目前在欧盟一个国家之一。</text:p>
      <text:p text:style-name="P4">
SBU的工作人员与欧洲合作伙伴一起对拘留入侵者及其引渡到乌克兰进行全面拘留。</text:p>
      <text:p text:style-name="P4">
在乌克兰多个地区的搜查过程中，向乌克兰多个地区的人的地址显示了有非法活动和10张银行卡证据的手机，袭击者从受害者那里收到了钱。<text:span text:style-name="T5">
foto：sbu</text:span>
</text:p>
      <text:p text:style-name="P4">
News Source: <text:a xlink:type="simple" xlink:href="https://www.ukrinform.ua/rubric-society/3694016-ukrainski-ta-polski-pravoohoronci-vikrili-sahraiv-aki-zaroblali-na-evakuacii-z-bahmuta.html" text:style-name="Internet_20_link" text:visited-style-name="Visited_20_Internet_20_Link">
https://www.ukrinform.ua/rubric-society/3694016-ukrainski-ta-polski-pravoohoronci-vikrili-sahraiv-aki-zaroblali-na-evakuacii-z-bahmuta.html</text:a>
</text:p>
      <!--NEWS-->
      <text:h text:style-name="P10" text:outline-level="1">
<text:span text:style-name="T4">
在Kropyvnytskyi，学生在藏身之处创建了一个爱国壁画</text:span>
</text:h>
      <text:p text:style-name="P4">
作者: Ukrinform (Person)</text:p>
      <text:p text:style-name="P4">
出版商: Укринформ (Organization)</text:p>
      <text:p text:style-name="P4">
出版时间: 2023-04-10T-138:56:20+03:00</text:p>
      <text:p text:style-name="P4">
修改时间: 2023-04-10T16:56:20+03:00</text:p>
      <text:p text:style-name="P4">
描述: 乌克兰中部州立大学以庇护所的Kropyvnytskyi的Volodymyr Vynnychenko命名，在庇护所的墙壁上命名为“我的乌克兰”主题的艺术绘画，该项目本身称为“过渡”。  - 乌克林。</text:p>
      <text:p text:style-name="P4">
图片: ["<text:a xlink:type="simple" xlink:href="https://static.ukrinform.com/photos/2023_04/thumb_files/630_360_1681133045-7688.jpeg" text:style-name="Internet_20_link" text:visited-style-name="Visited_20_Internet_20_Link">
630_360_16811...</text:a>
", "<text:a xlink:type="simple" xlink:href="https://static.ukrinform.com/photos/2023_04/thumb_files/630_360_1681133045-8056.jpeg" text:style-name="Internet_20_link" text:visited-style-name="Visited_20_Internet_20_Link">
630_360_16811...</text:a>
", "<text:a xlink:type="simple" xlink:href="https://static.ukrinform.com/photos/2023_04/thumb_files/630_360_1681133045-9102.jpeg" text:style-name="Internet_20_link" text:visited-style-name="Visited_20_Internet_20_Link">
630_360_16811...</text:a>
", "<text:a xlink:type="simple" xlink:href="https://static.ukrinform.com/photos/2023_04/thumb_files/630_360_1681133045-6426.jpeg" text:style-name="Internet_20_link" text:visited-style-name="Visited_20_Internet_20_Link">
630_360_16811...</text:a>
", "<text:a xlink:type="simple" xlink:href="https://static.ukrinform.com/photos/2023_04/thumb_files/630_360_1681133045-9372.jpeg" text:style-name="Internet_20_link" text:visited-style-name="Visited_20_Internet_20_Link">
630_360_16811...</text:a>
", "<text:a xlink:type="simple" xlink:href="https://static.ukrinform.com/photos/2023_04/thumb_files/630_360_1681133045-6312.jpeg" text:style-name="Internet_20_link" text:visited-style-name="Visited_20_Internet_20_Link">
630_360_16811...</text:a>
", "<text:a xlink:type="simple" xlink:href="https://static.ukrinform.com/photos/2023_04/thumb_files/630_360_1681133046-9132.jpeg" text:style-name="Internet_20_link" text:visited-style-name="Visited_20_Internet_20_Link">
630_360_16811...</text:a>
", "<text:a xlink:type="simple" xlink:href="https://static.ukrinform.com/photos/2023_04/thumb_files/630_360_1681133047-2612.jpeg" text:style-name="Internet_20_link" text:visited-style-name="Visited_20_Internet_20_Link">
630_360_16811...</text:a>
", "<text:a xlink:type="simple" xlink:href="https://static.ukrinform.com/photos/2023_04/thumb_files/630_360_1681133047-7715.jpeg" text:style-name="Internet_20_link" text:visited-style-name="Visited_20_Internet_20_Link">
630_360_16811...</text:a>
", "<text:a xlink:type="simple" xlink:href="https://static.ukrinform.com/photos/2023_04/thumb_files/630_360_1681133047-6236.jpeg" text:style-name="Internet_20_link" text:visited-style-name="Visited_20_Internet_20_Link">
630_360_16811...</text:a>
", "<text:a xlink:type="simple" xlink:href="https://static.ukrinform.com/photos/2023_04/thumb_files/630_360_1681133047-8972.jpeg" text:style-name="Internet_20_link" text:visited-style-name="Visited_20_Internet_20_Link">
630_360_16811...</text:a>
"]</text:p>
      <text:p text:style-name="P4">
标签: ['Кропивницький', 'Укриття', 'Університет', 'Стінопис']</text:p>
      <text:p text:style-name="P4">
类型: Article</text:p>
      <!--METADATA-->
      <text:p text:style-name="P4">
<draw:frame draw:style-name="fr1" draw:name="Image12" text:anchor-type="as-char" svg:width="6.9236in" svg:height="3.956343in" draw:z-index="0">
<draw:image xlink:href="../Images/yкринформ/2023-04-10T-138-56-20-03-00/630_360_1681133045-7688.jpeg" xlink:type="simple" xlink:show="embed" xlink:actuate="onLoad" draw:mime-type="image/jpeg"/>
</draw:frame>
Vinnychenko州立大学Vinnychenko墙壁上的Vladimir Vinnychenko州立大学为“ Myukraine”主题创造了一幅艺术绘画，该项目本身在庇护所的墙壁上被称为“过渡”。</text:p>
      <text:p text:style-name="P4">
乌克林通讯员报告。</text:p>
      <text:p text:style-name="P4">
“学生使用他们的草图，主题 - “我的乌克兰”。 每个人，有时我想调整草图，但我没有成功，每个主题的愿景。 我们决定在一个避难所中制作这样的图片库，该庇护所在沮丧的状态下加固为<text:a xlink:type="simple" xlink:href="https://www.ukrinform.ua/tag-ukraina" text:style-name="Internet_20_link" text:visited-style-name="Visited_20_Internet_20_Link">
</text:a>
。 学生们说这是象征性的，我们将出现在墙上，在胜利之后，当该国获得力量和蓬勃发展时，未摩擦将修复 - 我们将制作新的画作。” Volodymyr Vinnychenko中央高管教育的艺术教育系。</text:p>
      <text:p text:style-name="P4">
除了教育学，心理学和艺术学院的学生外，教师的老师和毕业生以及所有想要的人，包括语言学家，历史学家和Lyceum的学生，都加入了这项工作。 墙壁的艺术绘画是在大学建筑物之间的地下过渡中创建的，该建筑物现在已被Way使用，该建筑物的名称为“过渡”。“起初，我们只是坐在椅子上。 我认为我们坐在一个相当谦虚的走廊上，我们仍然是艺术家，这至少是绘画墙的一部分，建议它的想法，她成长为一个项目，”第四个课程的学生奥尔加·萨维克(Olga Saveluk) ， 说。</text:p>
      <text:p text:style-name="P4">
<text:span text:style-name="T4">
另请阅读：</text:span>
 <text:a xlink:type="simple" xlink:href="https://www.ukrinform.ua/rubric-regions/3686842-u-rivnomu-stvorili-mural-na-cest-rozstrilanogo-rosianami-soldata-oleksandra-macievskogo.html" text:style-name="Internet_20_link" text:visited-style-name="Visited_20_Internet_20_Link">
<text:span text:style-name="T4">
壁画</text:span>
</text:a>
图像将涵盖多米过渡的整个长度。 这些作品计划在五月捆绑。</text:p>
      <text:p text:style-name="P4">
正如乌克林福姆报道的，在国家儿童专业医院“ Ohmatdit” [] <text:a xlink:type="simple" xlink:href="https://www.ukrinform.ua/rubric-kyiv/3679305-v-ohmatditi-zavivsa-mural-z-kazkovimi-zvirami-marii-primacenko.html" text:style-name="Internet_20_link" text:visited-style-name="Visited_20_Internet_20_Link">
</text:a>
 .</text:p>
      <text:p text:style-name="P4">
News Source: <text:a xlink:type="simple" xlink:href="https://www.ukrinform.ua/rubric-regions/3694014-u-kropivnickomu-studenti-stvoruut-v-ukritti-visu-patrioticnij-stinopis.html" text:style-name="Internet_20_link" text:visited-style-name="Visited_20_Internet_20_Link">
https://www.ukrinform.ua/rubric-regions/3694014-u-kropivnickomu-studenti-stvoruut-v-ukritti-visu-patrioticnij-stinopis.html</text:a>
</text:p>
      <!--NEWS-->
      <text:h text:style-name="P10" text:outline-level="1">
<text:span text:style-name="T4">
Lubinets解释了如何获得囚禁的军事持有证书</text:span>
</text:h>
      <text:p text:style-name="P4">
作者: Ukrinform (Person)</text:p>
      <text:p text:style-name="P4">
出版商: Укринформ (Organization)</text:p>
      <text:p text:style-name="P4">
出版时间: 2023-04-10T-13:55:00+03:00</text:p>
      <text:p text:style-name="P4">
修改时间: 2023-04-10T23:55:00+03:00</text:p>
      <text:p text:style-name="P4">
描述: 服务人留下的证书是向乌克兰和外国人的公民颁发的 - 因为它的收据可以亲自或通过在线以电子形式在线或亲自进入某个机构的法律代表或家庭成员申请。  - 乌克林。</text:p>
      <text:p text:style-name="P4">
图片: ["<text:a xlink:type="simple" xlink:href="https://static.ukrinform.com/photos/2022_12/thumb_files/630_360_1671020279-375.jpg" text:style-name="Internet_20_link" text:visited-style-name="Visited_20_Internet_20_Link">
630_360_16710...</text:a>
"]</text:p>
      <text:p text:style-name="P4">
标签: ['Омбудсмен', 'Військові', 'Полонені', 'Війна з росією', 'Дмитро Лубінець']</text:p>
      <text:p text:style-name="P4">
类型: Article</text:p>
      <!--METADATA-->
      <text:p text:style-name="P4">
<draw:frame draw:style-name="fr1" draw:name="Image13" text:anchor-type="as-char" svg:width="6.9236in" svg:height="3.956343in" draw:z-index="0">
<draw:image xlink:href="../Images/yкринформ/2023-04-10T-13-55-00-03-00/630_360_1671020279-375.jpg" xlink:type="simple" xlink:show="embed" xlink:actuate="onLoad" draw:mime-type="image/jpeg"/>
</draw:frame>
军人的住院证书是向乌克兰公民发放给乌克兰公民的 - 因为它的收据可以亲自或通过法律或以电子形式在线在线申请或访问某个机构的家庭成员。</text:p>
      <text:p text:style-name="P4">
关于<text:a xlink:type="simple" xlink:href="https://t.me/dmytro_lubinetzs/2090" text:style-name="Internet_20_link" text:visited-style-name="Visited_20_Internet_20_Link">
</text:a>
Dmitry Lubinets，乌克林福姆报道。</text:p>
      <text:p text:style-name="P4">
“为了获得证书，有必要编写申请并将其提交给：国防部；另一个中央执行机构，该机构是由根据法律规定的管理层进行的； 执法机构或具有执法职能的国家拥有的国家机构； 武装部队武装部队的指挥官； 申诉专员告知，另一个根据属于安全部队的法律形成或机构形成。</text:p>
      <text:p text:style-name="P4">
据他介绍，可以以任意形式撰写军事证书的申请，但必须包含：军事(特别的)秩(如果存在)囚犯，他的姓氏，名字，顾客和交流方法(邮寄地址和/或e -mail地址，电话号码).</text:p>
      <text:p text:style-name="P4">
<text:span text:style-name="T4">
Читайте також:</text:span>
 <text:a xlink:type="simple" xlink:href="https://www.ukrinform.ua/rubric-ato/3693114-koordstab-nagadav-kudi-peredavati-personalni-dani-polonenih-i-zniklih-bezvisti-vijskovih.html" text:style-name="Internet_20_link" text:visited-style-name="Visited_20_Internet_20_Link">
 </text:a>
在此声明中列出的数据中，必须是军事形式，执法机构或其他国家机构(指示结构单元，如果已知这些信息)该人在被囚禁时处于其状态，以及在劳里(Labery)的住所<text:a xlink:type="simple" xlink:href="https://www.ukrinform.ua/tag-vijna-z-rosieu" text:style-name="Internet_20_link" text:visited-style-name="Visited_20_Internet_20_Link">
</text:a>
或相交单元。</text:p>
      <text:p text:style-name="P4">
根据Lubinets的说法，在声明中没有声明的情况下，提交此类陈述的人未签发证书，并报告给他。</text:p>
      <text:p text:style-name="P4">
他说：“囚禁证书是在提交申请提交后的30个日历日内签发的，可以亲自颁发或通过邮件发送。”</text:p>
      <text:p text:style-name="P4">
正如乌克林福姆报道的那样，4月6日，卢比尼特解释了<text:a xlink:type="simple" xlink:href="https://www.ukrinform.ua/rubric-society/3692211-lubinec-poasniv-na-aku-dopomogu-maut-pravo-ludi-z-timcasovou-nepracezdatnistu.html" text:style-name="Internet_20_link" text:visited-style-name="Visited_20_Internet_20_Link">
</text:a>
 .</text:p>
      <text:p text:style-name="P4">
News Source: <text:a xlink:type="simple" xlink:href="https://www.ukrinform.ua/rubric-ato/3693781-lubinec-poasniv-ak-otrimati-dovidku-pro-perebuvanna-vijskovogo-u-poloni.html" text:style-name="Internet_20_link" text:visited-style-name="Visited_20_Internet_20_Link">
https://www.ukrinform.ua/rubric-ato/3693781-lubinec-poasniv-ak-otrimati-dovidku-pro-perebuvanna-vijskovogo-u-poloni.html</text:a>
</text:p>
      <!--NEWS-->
      <text:h text:style-name="P10" text:outline-level="1">
<text:span text:style-name="T4">
Ukrnafta邀请投资者进行侦察和存款开发</text:span>
</text:h>
      <text:p text:style-name="P4">
作者: Ukrinform (Person)</text:p>
      <text:p text:style-name="P4">
出版商: Укринформ (Organization)</text:p>
      <text:p text:style-name="P4">
出版时间: 2023-04-10T-142:52:00+03:00</text:p>
      <text:p text:style-name="P4">
修改时间: 2023-04-10T16:52:00+03:00</text:p>
      <text:p text:style-name="P4">
描述: PJSC“ ukrnafta”邀请投资者合作实施探索和开发领域的项目。  - 乌克林。</text:p>
      <text:p text:style-name="P4">
图片: ["<text:a xlink:type="simple" xlink:href="https://static.ukrinform.com/photos/2023_04/thumb_files/630_360_1681134664-240.jpg" text:style-name="Internet_20_link" text:visited-style-name="Visited_20_Internet_20_Link">
630_360_16811...</text:a>
"]</text:p>
      <text:p text:style-name="P4">
标签: ['Газ', 'нафта', 'Укрнафта', 'Родовище']</text:p>
      <text:p text:style-name="P4">
类型: Article</text:p>
      <!--METADATA-->
      <text:p text:style-name="P4">
<draw:frame draw:style-name="fr1" draw:name="Image14" text:anchor-type="as-char" svg:width="6.9236in" svg:height="3.956343in" draw:z-index="0">
<draw:image xlink:href="../Images/yкринформ/2023-04-10T-142-52-00-03-00/630_360_1681134664-240.jpg" xlink:type="simple" xlink:show="embed" xlink:actuate="onLoad" draw:mime-type="image/jpeg"/>
</draw:frame>
PJSC“ ukrnafta”邀请投资者合作实施有关侦察的侦察发展项目。</text:p>
      <text:p text:style-name="P4">
根据乌克林福姆的说法，PJSC“ ukrnafta” Sergiykoretsky的负责人在[]报告了(https://www.facebook.com/sergii.koretskyi.page/posts/pfbid026acP6ZEbWpgeXpxng2RymBEHXAdgwD2edZFZZx9GL8cuC3VQyCdJ4czSsoB1MzM7l).</text:p>
      <text:p text:style-name="P4">
«Наразі зростання видобутку – це амбіційна задача, в основі якої – серйознапланомірна робота, що потребує часу, значних інвестицій та партнерів, якідопоможуть впроваджувати сучасні технології. <text:a xlink:type="simple" xlink:href="https://www.ukrinform.ua/tag-ukrnafta" text:style-name="Internet_20_link" text:visited-style-name="Visited_20_Internet_20_Link">
 </text:a>
邀请这种潜在的伙伴进行合作。 我们已经在为潜在投资者准备协议收益。”科雷茨基说。</text:p>
      <text:p text:style-name="P4">
据他说，这是关于世界从业者和扣除的合同(PSA，产品共享协议)和风险服务协议(RSA，风险服务协议). Щоб потенційні інвестори мали всі необхіднідані, створено Virtual Data Room, де кожна компанія, що хоче вкласти гроші урозвідку та розробку родовищ Укрнафти, зможе отримати вичерпну геолого-промислову інформацію про запропоновані родовища.</text:p>
      <text:p text:style-name="P4">
<text:span text:style-name="T4">
Читайте також:</text:span>
 <text:a xlink:type="simple" xlink:href="https://www.ukrinform.ua/rubric-economy/3692887-ukrnafta-planue-proburiti-pat-novih-sverdlovin-na-zahodi-ukraini.html" text:style-name="Internet_20_link" text:visited-style-name="Visited_20_Internet_20_Link">
 <text:span text:style-name="T4">
Укрнафта</text:span>
 </text:a>
Koretsky补充说：“在完成准备文件的包装后，Ukrnafta将宣布对经过合适程序的投资者进行公开竞争，有关存款勘探和开发的调查项目。”</text:p>
      <text:p text:style-name="P4">
据报道，帕特<text:a xlink:type="simple" xlink:href="https://www.ukrinform.ua/rubric-economy/3692035-ukrnafta-moze-vidnoviti-blizko-500-nediucih-sverdlovin.html" text:style-name="Internet_20_link" text:visited-style-name="Visited_20_Internet_20_Link">
</text:a>
。</text:p>
      <text:p text:style-name="P4">
<text:span text:style-name="T5">
foto：ukrnaft</text:span>
</text:p>
      <text:p text:style-name="P4">
News Source: <text:a xlink:type="simple" xlink:href="https://www.ukrinform.ua/rubric-economy/3694010-ukrnafta-zaprosue-investoriv-do-proektiv-z-rozvidki-ta-rozrobki-rodovis.html" text:style-name="Internet_20_link" text:visited-style-name="Visited_20_Internet_20_Link">
https://www.ukrinform.ua/rubric-economy/3694010-ukrnafta-zaprosue-investoriv-do-proektiv-z-rozvidki-ta-rozrobki-rodovis.html</text:a>
</text:p>
      <!--NEWS-->
      <text:h text:style-name="P10" text:outline-level="1">
<text:span text:style-name="T4">
阿森·米尔佐扬（Arsen Mirzoyan）成为钢边界突击队的大使</text:span>
</text:h>
      <text:p text:style-name="P4">
作者: Ukrinform (Person)</text:p>
      <text:p text:style-name="P4">
出版商: Укринформ (Organization)</text:p>
      <text:p text:style-name="P4">
出版时间: 2023-04-10T-15:37:00+03:00</text:p>
      <text:p text:style-name="P4">
修改时间: 2023-04-10T23:37:00+03:00</text:p>
      <text:p text:style-name="P4">
描述: 乌克兰荣誉艺术家，歌手阿森·米尔佐扬（Arsen Mirzoyan）成为突击旅“钢铁边境”（作为进攻后卫的一部分）的大使。  - 乌克林。</text:p>
      <text:p text:style-name="P4">
图片: ["<text:a xlink:type="simple" xlink:href="https://static.ukrinform.com/photos/2023_04/thumb_files/630_360_1681136230-972.jpg" text:style-name="Internet_20_link" text:visited-style-name="Visited_20_Internet_20_Link">
630_360_16811...</text:a>
", "<text:a xlink:type="simple" xlink:href="https://static.ukrinform.com/photos/2023_04/1681136230-124.jpg" text:style-name="Internet_20_link" text:visited-style-name="Visited_20_Internet_20_Link">
1681136230-12...</text:a>
", "<text:a xlink:type="simple" xlink:href="https://static.ukrinform.com/photos/2023_04/1681136229-702.jpg" text:style-name="Internet_20_link" text:visited-style-name="Visited_20_Internet_20_Link">
1681136229-70...</text:a>
", "<text:a xlink:type="simple" xlink:href="https://static.ukrinform.com/photos/2023_04/1681136230-964.jpg" text:style-name="Internet_20_link" text:visited-style-name="Visited_20_Internet_20_Link">
1681136230-96...</text:a>
"]</text:p>
      <text:p text:style-name="P4">
标签: ['Музика', 'ЗСУ', 'співак', 'Амбасадор']</text:p>
      <text:p text:style-name="P4">
类型: Article</text:p>
      <!--METADATA-->
      <text:p text:style-name="P4">
<draw:frame draw:style-name="fr1" draw:name="Image15" text:anchor-type="as-char" svg:width="6.9236in" svg:height="3.956343in" draw:z-index="0">
<draw:image xlink:href="../Images/yкринформ/2023-04-10T-15-37-00-03-00/630_360_1681136230-972.jpg" xlink:type="simple" xlink:show="embed" xlink:actuate="onLoad" draw:mime-type="image/jpeg"/>
</draw:frame>
乌克兰荣誉艺术家，歌手Arsen Mirzoyan成为大使(作为进攻守卫的一部分).</text:p>
      <text:p text:style-name="P4">
Про це поінформувала <text:a xlink:type="simple" xlink:href="https://dpsu.gov.ua/ua/news/%20video%20-arsen-mirzoyan-stav-abmasadorom-shturmovoi-brigadi-staleviy-kordon/" text:style-name="Internet_20_link" text:visited-style-name="Visited_20_Internet_20_Link">
 </text:a>
，报道乌克林福姆。</text:p>
      <text:p text:style-name="P4">
“访问15个手机的单元之一<text:a xlink:type="simple" xlink:href="https://www.ukrinform.ua/tag-prikordonniki" text:style-name="Internet_20_link" text:visited-style-name="Visited_20_Internet_20_Link">
</text:a>
支队以乌克兰阿森·米尔佐扬(Arsen Mirzoyan)的荣誉艺术家和分队的参谋长康斯坦丁·贝兹帕尔科(Konstantin Bezpalko)签署了Agubasadoria协议。 从现在开始，作为旅的大使Arsen将代表乌克兰和国际媒体领域的“钢边界”，”边境警卫队说。</text:p>
      <text:p text:style-name="P4">
<draw:frame draw:style-name="fr1" draw:name="Image16" text:anchor-type="as-char" svg:width="6.9236in" svg:height="5.198195in" draw:z-index="0">
<draw:image xlink:href="../Images/yкринформ/2023-04-10T-15-37-00-03-00/1681136230-124.jpg" xlink:type="simple" xlink:show="embed" xlink:actuate="onLoad" draw:mime-type="image/jpeg"/>
</draw:frame>
<draw:frame draw:style-name="fr1" draw:name="Image17" text:anchor-type="as-char" svg:width="6.9236in" svg:height="5.198195in" draw:z-index="0">
<draw:image xlink:href="../Images/yкринформ/2023-04-10T-15-37-00-03-00/1681136229-702.jpg" xlink:type="simple" xlink:show="embed" xlink:actuate="onLoad" draw:mime-type="image/jpeg"/>
</draw:frame>
<draw:frame draw:style-name="fr1" draw:name="Image18" text:anchor-type="as-char" svg:width="6.9236in" svg:height="5.198195in" draw:z-index="0">
<draw:image xlink:href="../Images/yкринформ/2023-04-10T-15-37-00-03-00/1681136230-964.jpg" xlink:type="simple" xlink:show="embed" xlink:actuate="onLoad" draw:mime-type="image/jpeg"/>
</draw:frame>
<text:span text:style-name="T4">
另请阅读：</text:span>
 <text:a xlink:type="simple" xlink:href="https://www.ukrinform.ua/rubric-culture/3682760-jerry-heil-stala-ambasadorkou-proektu-zberezit-ukrainsku-kulturu.html" text:style-name="Internet_20_link" text:visited-style-name="Visited_20_Internet_20_Link">
<text:span text:style-name="T4">
大使</text:span>
</text:a>
据报道，乐队<text:a xlink:type="simple" xlink:href="https://www.ukrinform.ua/rubric-culture/3694025-gurt-probass-hardi-stav-ambasadorom-sturmovoi-brigadi-spartan.html" text:style-name="Internet_20_link" text:visited-style-name="Visited_20_Internet_20_Link">
</text:a>
成为斯巴达突击大队的大使(作为一部分).</text:p>
      <text:p text:style-name="P4">
<text:span text:style-name="T5">
Фото: dpsu.gov.ua</text:span>
</text:p>
      <text:p text:style-name="P4">
News Source: <text:a xlink:type="simple" xlink:href="https://www.ukrinform.ua/rubric-culture/3694031-arsen-mirzoan-stav-ambasadorom-sturmovoi-brigadi-stalevij-kordon.html" text:style-name="Internet_20_link" text:visited-style-name="Visited_20_Internet_20_Link">
https://www.ukrinform.ua/rubric-culture/3694031-arsen-mirzoan-stav-ambasadorom-sturmovoi-brigadi-stalevij-kordon.html</text:a>
</text:p>
      <!--NEWS-->
      <text:h text:style-name="P10" text:outline-level="1">
<text:span text:style-name="T4">
无人机，弹药和天线：德国将另一个军事援助方案交给乌克兰</text:span>
</text:h>
      <text:p text:style-name="P4">
作者: Ukrinform (Person)</text:p>
      <text:p text:style-name="P4">
出版商: Укринформ (Organization)</text:p>
      <text:p text:style-name="P4">
出版时间: 2023-04-10T-162:02:00+03:00</text:p>
      <text:p text:style-name="P4">
修改时间: 2023-04-10T16:02:00+03:00</text:p>
      <text:p text:style-name="P4">
描述: 德国政府已将另一个军事援助党移交给乌克兰，包括天线，无人机和墨盒。  - 乌克林。</text:p>
      <text:p text:style-name="P4">
图片: ["<text:a xlink:type="simple" xlink:href="https://static.ukrinform.com/photos/2022_12/thumb_files/630_360_1670417330-791.jpg" text:style-name="Internet_20_link" text:visited-style-name="Visited_20_Internet_20_Link">
630_360_16704...</text:a>
"]</text:p>
      <text:p text:style-name="P4">
标签: ['Німеччина', 'Україна', 'допомога']</text:p>
      <text:p text:style-name="P4">
类型: Article</text:p>
      <!--METADATA-->
      <text:p text:style-name="P4">
<draw:frame draw:style-name="fr1" draw:name="Image19" text:anchor-type="as-char" svg:width="6.9236in" svg:height="3.956343in" draw:z-index="0">
<draw:image xlink:href="../Images/yкринформ/2023-04-10T-162-02-00-03-00/630_360_1670417330-791.jpg" xlink:type="simple" xlink:show="embed" xlink:actuate="onLoad" draw:mime-type="image/jpeg"/>
</draw:frame>
德国政府已将另一个军事援助党(尤其是天线和塔帕特人的无人机)传输给乌克兰。</text:p>
      <text:p text:style-name="P4">
从[]上的更新列表中遵循(http://www.bundesregierung.de/breg-en/news/military-support-ukraine-2054992)政府，乌克林福姆报告。</text:p>
      <text:p text:style-name="P4">
在新包装中 - 一台工程装甲机dachs(总共有四个)，八辆卡车Zetros(较早转移52)，八个系统移动天线(总数达到34)，八个侦察无人机(先前转移26)以及40毫米口径的23 520墨盒(Tember -83 520).</text:p>
      <text:p text:style-name="P4">
Уся передана військова допомога – напряму від німецької промисловості.</text:p>
      <text:p text:style-name="P4">
У Генштабі ЗСУ <text:a xlink:type="simple" xlink:href="https://www.facebook.com/story.php" text:style-name="Internet_20_link" text:visited-style-name="Visited_20_Internet_20_Link">
</text:a>
德国支持乌克兰军队与其伙伴和盟友密切协调。</text:p>
      <text:p text:style-name="P4">
<text:span text:style-name="T4">
另请阅读：</text:span>
 <text:a xlink:type="simple" xlink:href="https://www.ukrinform.ua/rubric-economy/3692221-nimeckij-vpk-perezivae-bum-cerez-agresiu-putina-bloomberg.html" text:style-name="Internet_20_link" text:visited-style-name="Visited_20_Internet_20_Link">
<text:span text:style-name="T4">
麦克风</text:span>
</text:a>
记起， <text:a xlink:type="simple" xlink:href="https://www.ukrinform.ua/tag-nimeccina" text:style-name="Internet_20_link" text:visited-style-name="Visited_20_Internet_20_Link">
</text:a>
他是欧洲大陆对乌克兰的最大军事援助供应商。特别是，德国已移交给乌克兰<text:a xlink:type="simple" xlink:href="https://www.ukrinform.ua/rubric-ato/3688202-solc-pidtverdiv-nimeccina-peredala-ukraini-18-tankiv-leopard.html" text:style-name="Internet_20_link" text:visited-style-name="Visited_20_Internet_20_Link">
</text:a>
.</text:p>
      <text:p text:style-name="P4">
News Source: <text:a xlink:type="simple" xlink:href="https://www.ukrinform.ua/rubric-ato/3693983-droni-boepripasi-ta-anteni-nimeccina-peredala-ukraini-cergovij-paket-vijskovoi-dopomogi.html" text:style-name="Internet_20_link" text:visited-style-name="Visited_20_Internet_20_Link">
https://www.ukrinform.ua/rubric-ato/3693983-droni-boepripasi-ta-anteni-nimeccina-peredala-ukraini-cergovij-paket-vijskovoi-dopomogi.html</text:a>
</text:p>
      <!--NEWS-->
      <text:h text:style-name="P10" text:outline-level="1">
<text:span text:style-name="T4">
Zelensky关于囚犯的交换：复活节之前的数百个家庭真的很高兴</text:span>
</text:h>
      <text:p text:style-name="P4">
作者: Ukrinform (Person)</text:p>
      <text:p text:style-name="P4">
出版商: Укринформ (Organization)</text:p>
      <text:p text:style-name="P4">
出版时间: 2023-04-10T-17:20:00+03:00</text:p>
      <text:p text:style-name="P4">
修改时间: 2023-04-10T23:20:00+03:00</text:p>
      <text:p text:style-name="P4">
描述: 复活节之前的数百个家庭获得了真正的欢乐，因为有可能再返回100名防守者和捍卫者：80名男子和20名妇女。  - 乌克林。</text:p>
      <text:p text:style-name="P4">
图片: ["<text:a xlink:type="simple" xlink:href="https://static.ukrinform.com/photos/2023_04/thumb_files/630_360_1681143069-409.jpg" text:style-name="Internet_20_link" text:visited-style-name="Visited_20_Internet_20_Link">
630_360_16811...</text:a>
"]</text:p>
      <text:p text:style-name="P4">
标签: ['Обмін', 'Різдво', 'ЗСУ', 'Полонені', 'Зеленський']</text:p>
      <text:p text:style-name="P4">
类型: Article</text:p>
      <!--METADATA-->
      <text:p text:style-name="P4">
<draw:frame draw:style-name="fr1" draw:name="Image20" text:anchor-type="as-char" svg:width="6.9236in" svg:height="3.956343in" draw:z-index="0">
<draw:image xlink:href="../Images/yкринформ/2023-04-10T-17-20-00-03-00/630_360_1681143069-409.jpg" xlink:type="simple" xlink:show="embed" xlink:actuate="onLoad" draw:mime-type="image/jpeg"/>
</draw:frame>
复活节前的百分之一的真正喜悦，因为有可能返回100多名后卫和捍卫者：80名男子和20名妇女。</text:p>
      <text:p text:style-name="P4">
这在他的[]中被指出(https://youtu.be/mLlNZ-WkAeQ)在411天结束时，总统沃迪米尔·泽伦斯基(Volodymyr Zelenskyy)评论说，从俄罗斯民兵中释放了一百名乌克兰军队。</text:p>
      <text:p text:style-name="P4">
“今天是我们交流团队的好消息。 有可能与另外100名防守者和后卫一起回家。 80名男性和20名女性。 Tsarmetsi，边防部队，海军勇士，国民警卫队。 顺便说一句，在其中，阿佐夫斯塔利捍卫者。 这些家庭在复活节之前一直很高兴。”他说。</text:p>
      <text:p text:style-name="P4">
<text:span text:style-name="T4">
另请阅读：</text:span>
 <text:span text:style-name="T4">
 <text:a xlink:type="simple" xlink:href="https://www.ukrinform.ua/rubric-ato/3694003-velikij-obmin-ukraina-povernula-dodomu-se-100-polonenih.html" text:style-name="Internet_20_link" text:visited-style-name="Visited_20_Internet_20_Link">
</text:a>
</text:span>
</text:p>
      <text:p text:style-name="P4">
总统保证，克里姆林宫囚犯释放的工作将继续继续。</text:p>
      <text:p text:style-name="P4">
“我感谢我们的GUR协调中心的每个人，感谢所有在谈论谈判和交流准备的人：男孩Budanova，Yermak，Baby，Lubin ...做得好，做得好，伙计们!尤其是我感谢所有在释放后支持我们人民的人，并关心治疗，适应。 这很重要。” Zelensky补充说。</text:p>
      <text:p text:style-name="P4">
正如乌克林福姆报道的那样，4月10日，乌克兰举行了另一个巨大的交流。</text:p>
      <text:p text:style-name="P4">
<text:span text:style-name="T4">
另请阅读：</text:span>
 <text:span text:style-name="T4">
 <text:a xlink:type="simple" xlink:href="https://www.ukrinform.ua/rubric-ato/3694072-ak-ukraina-povertala-polonenih-pokazali-unikalni-kadri-z-obminu.html" text:style-name="Internet_20_link" text:visited-style-name="Visited_20_Internet_20_Link">
</text:a>
</text:span>
</text:p>
      <text:p text:style-name="P4">
100名乌克兰捍卫者返回家园，包括军事，水手，边防部队，国民警卫队。 其中包括Mariupol，Azovstal，Gostomel的防守。 有些人受到严重伤害，患有疾病。 Nadaivons将进行所有必要的康复。</text:p>
      <text:p text:style-name="P4">
从全面入侵俄罗斯联邦乌克兰返回俄罗斯<text:span text:style-name="T4">
 <text:a xlink:type="simple" xlink:href="https://www.ukrinform.ua/tag-poloneni" text:style-name="Internet_20_link" text:visited-style-name="Visited_20_Internet_20_Link">
</text:a>
</text:span>
 2005人。</text:p>
      <text:p text:style-name="P4">
News Source: <text:a xlink:type="simple" xlink:href="https://www.ukrinform.ua/rubric-ato/3694165-zelenskij-pro-obmin-polonenimi-sotna-rodin-pered-pashou-otrimala-spravznu-radist.html" text:style-name="Internet_20_link" text:visited-style-name="Visited_20_Internet_20_Link">
https://www.ukrinform.ua/rubric-ato/3694165-zelenskij-pro-obmin-polonenimi-sotna-rodin-pered-pashou-otrimala-spravznu-radist.html</text:a>
</text:p>
      <!--NEWS-->
      <text:h text:style-name="P10" text:outline-level="1">
<text:span text:style-name="T4">
Podolyak批评Twitter关于与俄罗斯的战争照明的政策</text:span>
</text:h>
      <text:p text:style-name="P4">
作者: Ukrinform (Person)</text:p>
      <text:p text:style-name="P4">
出版商: Укринформ (Organization)</text:p>
      <text:p text:style-name="P4">
出版时间: 2023-04-10T-19:11:00+03:00</text:p>
      <text:p text:style-name="P4">
修改时间: 2023-04-10T23:11:00+03:00</text:p>
      <text:p text:style-name="P4">
描述: 总统办公室米哈伊尔·波多利亚克（Mikhail Podolyak）的顾问批评了Twitter政策，以涵盖乌克兰战争。  - 乌克林。</text:p>
      <text:p text:style-name="P4">
图片: ["<text:a xlink:type="simple" xlink:href="https://static.ukrinform.com/photos/2022_04/thumb_files/630_360_1650530083-444.jpg" text:style-name="Internet_20_link" text:visited-style-name="Visited_20_Internet_20_Link">
630_360_16505...</text:a>
"]</text:p>
      <text:p text:style-name="P4">
标签: ['Ілон Маск', 'Twitter', 'Подоляк', 'Війна з росією']</text:p>
      <text:p text:style-name="P4">
类型: Article</text:p>
      <!--METADATA-->
      <text:p text:style-name="P4">
<draw:frame draw:style-name="fr1" draw:name="Image21" text:anchor-type="as-char" svg:width="6.9236in" svg:height="3.956343in" draw:z-index="0">
<draw:image xlink:href="../Images/yкринформ/2023-04-10T-19-11-00-03-00/630_360_1650530083-444.jpg" xlink:type="simple" xlink:show="embed" xlink:actuate="onLoad" draw:mime-type="image/jpeg"/>
</draw:frame>
乌克兰Mikhail Podolyak总统委员会批评Twitter政策，以了解有关乌克兰战争的信息。</text:p>
      <text:p text:style-name="P4">
正如Ukrinform报道的那样，他写了关于他的<text:a xlink:type="simple" xlink:href="https://mobile.twitter.com/Podolyak_M/status/1645454877118676993" text:style-name="Internet_20_link" text:visited-style-name="Visited_20_Internet_20_Link">
</text:a>
。</text:p>
      <text:p text:style-name="P4">
“俄罗斯当局解锁的叙述，俄罗斯关于“杀死乌克兰”的推文在公开悲观的背景下(https://www.ukrinform.ua/tag-twitter)他认为对广泛的宣传没有伤害，这直接鼓励乌克兰和大屠杀的毁灭。此外，AI也更好地浸透了吗？” Podolyak写道。</text:p>
      <text:p text:style-name="P4">
<text:span text:style-name="T4">
另请阅读：</text:span>
 <text:a xlink:type="simple" xlink:href="https://www.ukrinform.ua/rubric-technology/3684146-tvitter-vidkrie-vihidnij-kod-rekomendacij-povidomlen-mask.html" text:style-name="Internet_20_link" text:visited-style-name="Visited_20_Internet_20_Link">
</text:a>
如报道<text:a xlink:type="simple" xlink:href="https://www.ukrinform.ua/rubric-technology/3693296-twitter-znav-obmezenna-na-oblikovi-zapisi-povazani-z-kremlem-zmi.html" text:style-name="Internet_20_link" text:visited-style-name="Visited_20_Internet_20_Link">
</text:a>
在美国亿万富翁伊隆·马斯克(Ilon Musk)购买后，Ttwitter取消了对克里姆林宫帐户的限制。</text:p>
      <text:p text:style-name="P4">
<text:span text:style-name="T5">
foto：aa</text:span>
</text:p>
      <text:p text:style-name="P4">
News Source: <text:a xlink:type="simple" xlink:href="https://www.ukrinform.ua/rubric-technology/3694166-podolak-rozkritikuvav-politiku-twitter-sodo-visvitlenna-vijni-z-rf.html" text:style-name="Internet_20_link" text:visited-style-name="Visited_20_Internet_20_Link">
https://www.ukrinform.ua/rubric-technology/3694166-podolak-rozkritikuvav-politiku-twitter-sodo-visvitlenna-vijni-z-rf.html</text:a>
</text:p>
      <!--NEWS-->
      <text:h text:style-name="P10" text:outline-level="1">
<text:span text:style-name="T4">
Humeniuk：入侵者逐渐意识到，在乌克兰，他们不会休息</text:span>
</text:h>
      <text:p text:style-name="P4">
作者: Ukrinform (Person)</text:p>
      <text:p text:style-name="P4">
出版商: Укринформ (Organization)</text:p>
      <text:p text:style-name="P4">
出版时间: 2023-04-10T-21:05:00+03:00</text:p>
      <text:p text:style-name="P4">
修改时间: 2023-04-10T23:05:00+03:00</text:p>
      <text:p text:style-name="P4">
描述: 在乌克兰南部，入侵者继续离开碰撞线，以最大程度地提高乌克兰失败手段无法实现的距离。  - 乌克林。</text:p>
      <text:p text:style-name="P4">
图片: ["<text:a xlink:type="simple" xlink:href="https://static.ukrinform.com/photos/2022_04/thumb_files/630_360_1650300712-324.jpg" text:style-name="Internet_20_link" text:visited-style-name="Visited_20_Internet_20_Link">
630_360_16503...</text:a>
"]</text:p>
      <text:p text:style-name="P4">
标签: ['Агресія РФ', 'Війна з росією', 'Південь України']</text:p>
      <text:p text:style-name="P4">
类型: Article</text:p>
      <!--METADATA-->
      <text:p text:style-name="P4">
<draw:frame draw:style-name="fr1" draw:name="Image22" text:anchor-type="as-char" svg:width="6.9236in" svg:height="3.956343in" draw:z-index="0">
<draw:image xlink:href="../Images/yкринформ/2023-04-10T-21-05-00-03-00/630_360_1650300712-324.jpg" xlink:type="simple" xlink:show="embed" xlink:actuate="onLoad" draw:mime-type="image/jpeg"/>
</draw:frame>
在乌克兰南部，入侵者继续离开碰撞线，以确保乌克兰失败手段无法实现的距离。</text:p>
      <text:p text:style-name="P4">
这是由联合协调出版社中心纳塔利亚·汉尼克(Natalia Humeniuk)在Radio donbass.Realia的空气中指出的，Ukrinform向[]报告(https://hromadske.ua/posts/na-pivdni-rosiyani-vidhodyat-vid-liniyi-zitknennya-na-vidstan-nedosyazhnu-dlya-zasobiv-urazhennya-gumenyuk)。</text:p>
      <text:p text:style-name="P4">
她补充说，与此同时，乌克兰防守者试图保持对运输路线的火灾控制，以使俄罗斯人无法做到这一点，甚至可以在这么长的距离内撤退。</text:p>
      <text:p text:style-name="P4">
“那就是我们跟踪他们(俄罗斯人 -  ed。)晋升，我们试图阻止运动，不仅停止了提升技术和活力的柱子，并撤退了。” Gumeniuk说。</text:p>
      <text:p text:style-name="P4">
<text:span text:style-name="T4">
另请阅读：</text:span>
 <text:span text:style-name="T4">
 <text:a xlink:type="simple" xlink:href="https://www.ukrinform.ua/rubric-ato/3693958-rosia-moze-zastosuvati-proti-ukraini-novi-iranski-droni-miraj532-gumenuk.html" text:style-name="Internet_20_link" text:visited-style-name="Visited_20_Internet_20_Link">
</text:a>
</text:span>
</text:p>
      <text:p text:style-name="P4">
根据她的说法，现在正在进行“强大的准备阶段”，乌克兰关系破坏了入侵者的能力：仓库，设备的积累，人员位置。</text:p>
      <text:p text:style-name="P4">
“当然，他们计算了公里，以使他们不受我们的失败的影响，而是因为克里米亚的“棉花”已经达成了同意，他们逐渐意识到，乌克兰不是建筑物的乌克兰，” - 汉尼克说。</text:p>
      <text:p text:style-name="P4">
<text:span text:style-name="T4">
另请阅读：</text:span>
 <text:span text:style-name="T4">
 <text:a xlink:type="simple" xlink:href="https://www.ukrinform.ua/rubric-ato/3693461-na-hersonsini-rosiani-obstriluut-infrastrukturu-aka-dopomagae-regionu-vidnovluvatisa-gumenuk.html" text:style-name="Internet_20_link" text:visited-style-name="Visited_20_Internet_20_Link">
</text:a>
</text:span>
</text:p>
      <text:p text:style-name="P4">
正如该机构之前报道的那样，在被俘虏的俄罗斯部队的一部分_ <text:span text:style-name="T4">
 <text:a xlink:type="simple" xlink:href="https://www.ukrinform.ua/rubric-ato/3693162-nalakani-kontrnastupom-rosiani-formuut-zivi-siti-z-civilnih-gumenuk.html" text:style-name="Internet_20_link" text:visited-style-name="Visited_20_Internet_20_Link">
</text:a>
</text:span>
 _</text:p>
      <text:p text:style-name="P4">
News Source: <text:a xlink:type="simple" xlink:href="https://www.ukrinform.ua/rubric-ato/3694164-gumenuk-zagarbniki-postupovo-usvidomluut-so-vsudi-de-ukraina-im-ne-bude-spokou.html" text:style-name="Internet_20_link" text:visited-style-name="Visited_20_Internet_20_Link">
https://www.ukrinform.ua/rubric-ato/3694164-gumenuk-zagarbniki-postupovo-usvidomluut-so-vsudi-de-ukraina-im-ne-bude-spokou.html</text:a>
</text:p>
      <!--NEWS-->
      <text:h text:style-name="P10" text:outline-level="1">
<text:span text:style-name="T4">
穆罕默德·阿里（Mohammed Ali）的孙子将于5月20日战斗</text:span>
</text:h>
      <text:p text:style-name="P4">
作者: Ukrinform (Person)</text:p>
      <text:p text:style-name="P4">
出版商: Укринформ (Organization)</text:p>
      <text:p text:style-name="P4">
出版时间: 2023-04-10T-23:00:16+03:00</text:p>
      <text:p text:style-name="P4">
修改时间: 2023-04-10T23:00:16+03:00</text:p>
      <text:p text:style-name="P4">
描述: 这场战斗将在洛马琴科 - 海纳的底卡举行。  - 乌克林。</text:p>
      <text:p text:style-name="P4">
图片: ["<text:a xlink:type="simple" xlink:href="https://static.ukrinform.com/photos/2023_04/thumb_files/630_360_1681156754-804.jpg" text:style-name="Internet_20_link" text:visited-style-name="Visited_20_Internet_20_Link">
630_360_16811...</text:a>
"]</text:p>
      <text:p text:style-name="P4">
标签: ['Бокс']</text:p>
      <text:p text:style-name="P4">
类型: Article</text:p>
      <!--METADATA-->
      <text:p text:style-name="P4">
<draw:frame draw:style-name="fr1" draw:name="Image23" text:anchor-type="as-char" svg:width="6.9236in" svg:height="3.956343in" draw:z-index="0">
<draw:image xlink:href="../Images/yкринформ/2023-04-10T-23-00-16-03-00/630_360_1681156754-804.jpg" xlink:type="simple" xlink:show="embed" xlink:actuate="onLoad" draw:mime-type="image/jpeg"/>
</draw:frame>
这场战斗将在洛马琴科 - 海恩的底卡举行。  美国尼科·阿里·沃尔什(8-0、5谁)，传奇的穆罕默德·阿里(Mohammed Ali)的孙子将在三个体重类别的前冠军Khvasil Lomachenko与Devin Heinin轻量级体重的绝对冠军之间进行战斗，<text:a xlink:type="simple" xlink:href="https://twitter.com/trboxing/status/1645473138585767941" text:style-name="Internet_20_link" text:visited-style-name="Visited_20_Internet_20_Link">
</text:a>
乌克林福姆报道，最高排名。</text:p>
      <text:p text:style-name="P4">
对于Nico而言，组织者计划进行八场战斗。 在中间重量的Rivukhammed Ali将在稍后确定。</text:p>
      <text:p text:style-name="P4">
比赛将于5月20日在拉斯维加斯举行。</text:p>
      <text:p text:style-name="P4">
尼科(Nico)上一次在今年2月上赛中，然后他击败了爱德华亚(Edwardayaal)。</text:p>
      <text:p text:style-name="P4">
<text:span text:style-name="T4">
另请阅读：</text:span>
 <text:a xlink:type="simple" xlink:href="https://www.ukrinform.ua/rubric-sports/3694013-berincik-majze-ves-gonorar-vid-bou-z-mendi-a-viddav-na-zsu.html" text:style-name="Internet_20_link" text:visited-style-name="Visited_20_Internet_20_Link">
<text:span text:style-name="T4">
 berinchik </text:span>
</text:a>
正如乌克林福姆报道的，EBU和WBO国际冠军Denisberinchik轻量级Denisberinch(17-0，9 KO)他告诉他如何帮助乌克兰军队。</text:p>
      <text:p text:style-name="P4">
照片：Getty图像</text:p>
      <text:p text:style-name="P4">
News Source: <text:a xlink:type="simple" xlink:href="https://www.ukrinform.ua/rubric-sports/3694162-onuk-mohammeda-ali-provede-bij-20-travna.html" text:style-name="Internet_20_link" text:visited-style-name="Visited_20_Internet_20_Link">
https://www.ukrinform.ua/rubric-sports/3694162-onuk-mohammeda-ali-provede-bij-20-travna.html</text:a>
</text:p>
      <!--NEWS-->
      <text:h text:style-name="P10" text:outline-level="1">
<text:span text:style-name="T4">
俄罗斯人袭击了赫尔森地区的民用船 - 两人受伤</text:span>
</text:h>
      <text:p text:style-name="P4">
作者: Ukrinform (Person)</text:p>
      <text:p text:style-name="P4">
出版商: Укринформ (Organization)</text:p>
      <text:p text:style-name="P4">
出版时间: 2023-04-10T-26:50:00+03:00</text:p>
      <text:p text:style-name="P4">
修改时间: 2023-04-10T22:50:00+03:00</text:p>
      <text:p text:style-name="P4">
描述: 在赫尔森地区，俄罗斯人与平民袭击了一条船，两名当地人受到了严重伤害。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Херсонщина', 'Обстріл', 'Підводний човен', 'Війна з росією']</text:p>
      <text:p text:style-name="P4">
类型: Article</text:p>
      <!--METADATA-->
      <text:p text:style-name="P4">
<draw:frame draw:style-name="fr1" draw:name="Image24" text:anchor-type="as-char" svg:width="6.9236in" svg:height="3.956343in" draw:z-index="0">
<draw:image xlink:href="../Images/yкринформ/2023-04-10T-26-50-00-03-00/630_360_1667124180-530.jpg" xlink:type="simple" xlink:show="embed" xlink:actuate="onLoad" draw:mime-type="image/jpeg"/>
</draw:frame>
纳克森地区，俄罗斯人袭击了一艘与平民的船，两名当地人受到了严重伤害。</text:p>
      <text:p text:style-name="P4">
根据乌克林福姆(Ukrinform)的说法，[<text:a xlink:type="simple" xlink:href="https://t.me/olexandrprokudin/254" text:style-name="Internet_20_link" text:visited-style-name="Visited_20_Internet_20_Link">
</text:a>
。</text:p>
      <text:p text:style-name="P4">
“在Beryslav社区的一个定居点中，一个20岁的男孩和20岁的女孩忽略了释放在戒严框架内引入的小燃料设施的限制，而无视威胁<text:a xlink:type="simple" xlink:href="https://www.ukrinform.ua/tag-obstril" text:style-name="Internet_20_link" text:visited-style-name="Visited_20_Internet_20_Link">
</text:a>
左岸的侵略者尝试在海湾船上的船上。”他写道。</text:p>
      <text:p text:style-name="P4">
这艘船立即受到俄罗斯人的袭击 - 从无人机上炸了一枚下垂的手榴弹。 两位当地人都受到了重伤，并被我们的军队撤离到医院，并在那里提供医疗援助。</text:p>
      <text:p text:style-name="P4">
<text:span text:style-name="T4">
另请阅读：</text:span>
 <text:a xlink:type="simple" xlink:href="https://www.ukrinform.ua/rubric-regions/3693575-rosiani-atakuvali-hersonsinu-kerovanimi-aviabombami.html" text:style-name="Internet_20_link" text:visited-style-name="Visited_20_Internet_20_Link">
</text:a>
“我引起了库尔森地区居民的注意，这些居民限制了使用水运输和任何船只的限制，主要是为了保护他们的生命。 不要忽略戒严令的制度规则，不要给您拒绝或自我抚养自己或拯救您的人，” Proudin补充说。</text:p>
      <text:p text:style-name="P4">
正如乌克林福姆报道的那样，俄罗斯军队袭击了一天<text:a xlink:type="simple" xlink:href="https://www.ukrinform.ua/rubric-regions/3693812-rosijska-armia-za-dobu-atakuvala-visim-oblastej-ukraini-zvedenna-ova.html" text:style-name="Internet_20_link" text:visited-style-name="Visited_20_Internet_20_Link">
</text:a>
乌克兰。</text:p>
      <text:p text:style-name="P4">
News Source: <text:a xlink:type="simple" xlink:href="https://www.ukrinform.ua/rubric-ato/3694158-rosiani-atakuvali-civilnij-coven-na-hersonsini-dvoe-poranenih.html" text:style-name="Internet_20_link" text:visited-style-name="Visited_20_Internet_20_Link">
https://www.ukrinform.ua/rubric-ato/3694158-rosiani-atakuvali-civilnij-coven-na-hersonsini-dvoe-poranenih.html</text:a>
</text:p>
      <!--NEWS-->
      <text:h text:style-name="P10" text:outline-level="1">
<text:span text:style-name="T4">
“失败”一词应成为“侵略者”一词的卫星 - 总统</text:span>
</text:h>
      <text:p text:style-name="P4">
作者: Ukrinform (Person)</text:p>
      <text:p text:style-name="P4">
出版商: Укринформ (Organization)</text:p>
      <text:p text:style-name="P4">
出版时间: 2023-04-10T-28:43:00+03:00</text:p>
      <text:p text:style-name="P4">
修改时间: 2023-04-10T22:43:00+03:00</text:p>
      <text:p text:style-name="P4">
描述: “损失”一词应该是“侵略者”一词的卫星，只有乌克兰的胜利才能提供。  - 乌克林。</text:p>
      <text:p text:style-name="P4">
图片: ["<text:a xlink:type="simple" xlink:href="https://static.ukrinform.com/photos/2023_04/thumb_files/630_360_1680700465-123.jpg" text:style-name="Internet_20_link" text:visited-style-name="Visited_20_Internet_20_Link">
630_360_16807...</text:a>
"]</text:p>
      <text:p text:style-name="P4">
标签: None</text:p>
      <text:p text:style-name="P4">
类型: Article</text:p>
      <!--METADATA-->
      <text:p text:style-name="P4">
<draw:frame draw:style-name="fr1" draw:name="Image25" text:anchor-type="as-char" svg:width="6.9236in" svg:height="3.956343in" draw:z-index="0">
<draw:image xlink:href="../Images/yкринформ/2023-04-10T-28-43-00-03-00/630_360_1680700465-123.jpg" xlink:type="simple" xlink:show="embed" xlink:actuate="onLoad" draw:mime-type="image/jpeg"/>
</draw:frame>
“失败”一词应该是“侵略者”一词的卫星，只有乌克兰胜利者才能提供。</text:p>
      <text:p text:style-name="P4">
乌克林福姆报道，乌克兰沃迪米尔·Zelenskyy总统在他的讲话中说。</text:p>
      <text:p text:style-name="P4">
<text:span text:style-name="T4">
 <text:span text:style-name="T5">
我希望健康，亲爱的乌克兰人!</text:span>
 </text:span>
</text:p>
      <text:p text:style-name="P4">
今天是我们交流团队的好消息。 有可能与另外100名防守者和后卫一起回家。 80名男性和20名女性。 Tsarmetsi，边防部队，海军勇士，国民警卫队。 顺便说一句，在其中，阿佐夫斯塔利捍卫者。</text:p>
      <text:p text:style-name="P4">
这些是数百个家庭在复活节之前获得真正喜悦的家庭。 而且，当然，我们继续努力将所有人从俄罗斯带来。我们记得所有人和所有人!让我们回来吧!</text:p>
      <text:p text:style-name="P4">
我感谢我们的GUR协调中心的每个人，感谢所有正在谈论谈判和交流交流的人：男孩Budanova，Yermak，Baby，Lubin ...做得好，伙计们!</text:p>
      <text:p text:style-name="P4">
尤其是我感谢所有在释放后支持我们人民的人，并关心适应。 这很重要。</text:p>
      <text:p text:style-name="P4">
我们继续扩大我们国家的外交政策。 今天，伊拉克总理关于我们州际瓦明的新能量。 我告诉总理先生，我们为返回乌克兰的努力，包括我们的和平公式。 我不仅要看一下，而且还要找到如何使我们的合作更多。</text:p>
      <text:p text:style-name="P4">
他今天与希腊总理进行了交谈，主要谈到了现有的挑战。他谈到了安全局势，以及为了返回MIR和保护人民而进行的活动。 我感谢希腊的准备继续合作。</text:p>
      <text:p text:style-name="P4">
他今天会见了理查德·布兰森(Richard Branson) - 乌克兰古老朋友的非常著名的英国商人。 它从14岁开始就支持我们，并用一个词Iconwork来支持我们。 现在，我决定加入United24大使团队。我为此!</text:p>
      <text:p text:style-name="P4">
他们讨论了布兰森先生的全球影响力如何帮助我们的需求，我们的教育机构的重建，尤其是乌克兰的技术援助的参与，尤其是进行人道主义矿山。</text:p>
      <text:p text:style-name="P4">
谢谢，我们也将在我们国家从德国的防守援助中采取下一步步骤，谢谢。 两周 - 通过装甲车，防空，弹药，工程机，药品从德国加强...“损失”一词应该是“侵略者”一词的卫星。 只有乌克兰的获胜者才能提供。</text:p>
      <text:p text:style-name="P4">
我感谢每个真正使它更近的人。 为了我们国家的目的，它正在战斗中 - 在Marinka和Bakhmut，在Avdiivka附近和Kreminna，位于Zaporozhye Icherson地区，哈尔基夫(Kharkiv)以及我们所有边界的力量。</text:p>
      <text:p text:style-name="P4">
赢得乌克兰的战斗是为自己赢得一场战斗。 值得记住。 尤其是那些只是为自己赢得胜利的人。 它不是最前沿的。</text:p>
      <text:p text:style-name="P4">
谢谢所有关心乌克兰的人!</text:p>
      <text:p text:style-name="P4">
荣耀现在所有正在战斗，战斗义务和战斗任务的人!</text:p>
      <text:p text:style-name="P4">
<text:span text:style-name="T4">
 <text:span text:style-name="T5">
荣耀与乌克兰!</text:span>
 </text:span>
</text:p>
      <text:p text:style-name="P4">
News Source: <text:a xlink:type="simple" xlink:href="https://www.ukrinform.ua/rubric-ato/3694159-termin-progras-mae-stati-suputnikom-terminu-agresor-prezident.html" text:style-name="Internet_20_link" text:visited-style-name="Visited_20_Internet_20_Link">
https://www.ukrinform.ua/rubric-ato/3694159-termin-progras-mae-stati-suputnikom-terminu-agresor-prezident.html</text:a>
</text:p>
      <!--NEWS-->
      <text:h text:style-name="P10" text:outline-level="1">
<text:span text:style-name="T4">
在库鲁斯目录，俄罗斯陆军将克拉斯·派奇（Krasche Perche），诺维奥尼斯克（Novomilnsk），Yardnica，West Andea壳...</text:span>
</text:h>
      <text:p text:style-name="P4">
作者: liveuamap (Language: en)</text:p>
      <text:p text:style-name="P4">
时间: 2023-04-10T-2:48:00</text:p>
      <text:p text:style-name="P4">
地点: Svatove (Latitude:49.38114 Longtitude:37.85408)</text:p>
      <text:p text:style-name="P4">
视频: []</text:p>
      <text:p text:style-name="P4">
图片: []</text:p>
      <text:p text:style-name="P4">
标签: ["Russia"]</text:p>
      <text:p text:style-name="P4">
Id: 22555049</text:p>
      <!--METADATA-->
      <text:p text:style-name="P4">
在Kupiansk的指示，俄罗斯军队炮击了Kharkiv地区的Krasne Pershe，Novomlynsk，Dvorichna，Dvorichna，Zapadne和Pershotravneve-乌克兰的总人员武装部队在早晨的报告中说</text:p>
      <text:p text:style-name="P4">
新闻集链接：<text:a xlink:type="simple" xlink:href="https://liveuamap.com/en/2023/10-april-at-kupiansk-direction-russian-army-shelled-krasne" text:style-name="Internet_20_link" text:visited-style-name="Visited_20_Internet_20_Link">
https://liveuamap.com/en/2023/10-april-at-kupiansk-direction-russian-army-army-shelled-krasne</text:a>
</text:p>
      <text:p text:style-name="P4">
News Source: <text:a xlink:type="simple" xlink:href="https://t.me/lumsrc/4455" text:style-name="Internet_20_link" text:visited-style-name="Visited_20_Internet_20_Link">
https://t.me/lumsrc/4455</text:a>
</text:p>
      <!--NEWS-->
      <text:h text:style-name="P10" text:outline-level="1">
<text:span text:style-name="T4">
英国商人理查德·布兰森（Richard Branson）成为新大使United24- Zelensky</text:span>
</text:h>
      <text:p text:style-name="P4">
作者: Ukrinform (Person)</text:p>
      <text:p text:style-name="P4">
出版商: Укринформ (Organization)</text:p>
      <text:p text:style-name="P4">
出版时间: 2023-04-10T-30:35:00+03:00</text:p>
      <text:p text:style-name="P4">
修改时间: 2023-04-10T22:35:00+03:00</text:p>
      <text:p text:style-name="P4">
描述: 英国企业家理查德·布兰森（Richard Branson）是维珍集团（Virgin Group）和非营利性维珍航空基金会的创始人，加入了美国联合（United）24大使狂热者大使。  - 乌克林。</text:p>
      <text:p text:style-name="P4">
图片: ["<text:a xlink:type="simple" xlink:href="https://static.ukrinform.com/photos/2023_04/thumb_files/630_360_1681154815-792.jpeg" text:style-name="Internet_20_link" text:visited-style-name="Visited_20_Internet_20_Link">
630_360_16811...</text:a>
", "<text:a xlink:type="simple" xlink:href="https://static.ukrinform.com/photos/2023_04/1681154815-428.jpeg" text:style-name="Internet_20_link" text:visited-style-name="Visited_20_Internet_20_Link">
1681154815-42...</text:a>
", "<text:a xlink:type="simple" xlink:href="https://static.ukrinform.com/photos/2023_04/1681154815-613.jpeg" text:style-name="Internet_20_link" text:visited-style-name="Visited_20_Internet_20_Link">
1681154815-61...</text:a>
"]</text:p>
      <text:p text:style-name="P4">
标签: ['Зеленський', 'Бренсон', 'United24', 'Амбасадор']</text:p>
      <text:p text:style-name="P4">
类型: Article</text:p>
      <!--METADATA-->
      <text:p text:style-name="P4">
<draw:frame draw:style-name="fr1" draw:name="Image26" text:anchor-type="as-char" svg:width="6.9236in" svg:height="3.956343in" draw:z-index="0">
<draw:image xlink:href="../Images/yкринформ/2023-04-10T-30-35-00-03-00/630_360_1681154815-792.jpeg" xlink:type="simple" xlink:show="embed" xlink:actuate="onLoad" draw:mime-type="image/jpeg"/>
</draw:frame>
英国企业家理查德·布兰森(Richard Branson)是Virgin Group和非营利性维珍联合基金的创始人，加入了United 24联合大使Phandorism平台。</text:p>
      <text:p text:style-name="P4">
乌克林福姆报告<text:a xlink:type="simple" xlink:href="https://www.president.gov.ua/news/volodimir-zelenskij-zustrivsya-z-richardom-brensonom-yakij-s-82181" text:style-name="Internet_20_link" text:visited-style-name="Visited_20_Internet_20_Link">
</text:a>
致国家元首的媒体服务。</text:p>
      <text:p text:style-name="P4">
“我很高兴您决定成为一名大使United24。 这个平台将新知名和有影响力的个性加入，这一点非常重要。 主要作品之一是使世界对俄罗斯对乌克兰战争的关注持续一年。 此外，我们可以暂时有一些非常具体的问题。” Zelensky说。</text:p>
      <text:p text:style-name="P4">
<text:span text:style-name="T4">
另请阅读：</text:span>
 <text:span text:style-name="T4">
 <text:a xlink:type="simple" xlink:href="https://www.ukrinform.ua/rubric-society/3692794-cerez-united24-zibrali-ponad-300-miljoniv-zelenskij.html" text:style-name="Internet_20_link" text:visited-style-name="Visited_20_Internet_20_Link">
</text:a>
</text:span>
</text:p>
      <text:p text:style-name="P4">
国家元首感谢这位商人在与俄罗斯侵略者的战争中支持乌克兰的强大信息。</text:p>
      <text:p text:style-name="P4">
<draw:frame draw:style-name="fr1" draw:name="Image27" text:anchor-type="as-char" svg:width="6.9236in" svg:height="4.617948in" draw:z-index="0">
<draw:image xlink:href="../Images/yкринформ/2023-04-10T-30-35-00-03-00/1681154815-428.jpeg" xlink:type="simple" xlink:show="embed" xlink:actuate="onLoad" draw:mime-type="image/jpeg"/>
</draw:frame>
总统还指出，当今的优先事项之一是对我们国家的重建，包括教育在内的基础设施。</text:p>
      <text:p text:style-name="P4">
据他说，乌克兰教育机构要求使用适当的设备，提供炸弹避难所来数字化roponization。</text:p>
      <text:p text:style-name="P4">
<text:span text:style-name="T4">
另请阅读：</text:span>
 <text:span text:style-name="T4">
 <text:a xlink:type="simple" xlink:href="https://www.ukrinform.ua/rubric-society/3692472-united24-donori-z-usogo-svitu-pozertvuvali-na-pidtrimku-medicini-v-ukraini-ponad-13-milarda.html" text:style-name="Internet_20_link" text:visited-style-name="Visited_20_Internet_20_Link">
</text:a>
</text:span>
</text:p>
      <text:p text:style-name="P4">
此外，国家元首被称为我国改变已成为激烈战场的领土的主要挑战之一，乌克兰需要适当的帮助，包括技术。</text:p>
      <text:p text:style-name="P4">
Zelensky还引起了布兰森的注意，乌克兰儿童将大规模非法驱逐出境的问题以及在此问题上向侵略者国家施加压力的需求。</text:p>
      <text:p text:style-name="P4">
反过来，布兰森说，他钦佩乌克兰纳罗德(Narode)的勇气，并为他荣誉 - 成为一名大使联合(United24)。</text:p>
      <text:p text:style-name="P4">
他说：“我期待着使用全球覆盖范围和网络维尔金团结，以帮助支持乌克兰人民的联合工作。”</text:p>
      <text:p text:style-name="P4">
<draw:frame draw:style-name="fr1" draw:name="Image28" text:anchor-type="as-char" svg:width="6.9236in" svg:height="4.617948in" draw:z-index="0">
<draw:image xlink:href="../Images/yкринформ/2023-04-10T-30-35-00-03-00/1681154815-613.jpeg" xlink:type="simple" xlink:show="embed" xlink:actuate="onLoad" draw:mime-type="image/jpeg"/>
</draw:frame>
<text:span text:style-name="T4">
另请阅读：</text:span>
 <text:span text:style-name="T4">
 <text:a xlink:type="simple" xlink:href="https://www.ukrinform.ua/rubric-regions/3694147-u-borodanci-zaversili-proektuvanna-novogo-viddilenna-policii.html" text:style-name="Internet_20_link" text:visited-style-name="Visited_20_Internet_20_Link">
</text:a>
 </text:span>
</text:p>
      <text:p text:style-name="P4">
据乌克林福姆报道，在Fandrazyning平台运行的11个月内<text:span text:style-name="T4">
 <text:a xlink:type="simple" xlink:href="https://www.ukrinform.ua/tag-united24" text:style-name="Internet_20_link" text:visited-style-name="Visited_20_Internet_20_Link">
</text:a>
</text:span>
超过110个国家 /地区筹集了超过3亿美元来帮助乌克兰。</text:p>
      <text:p text:style-name="P4">
_foto：op _</text:p>
      <text:p text:style-name="P4">
News Source: <text:a xlink:type="simple" xlink:href="https://www.ukrinform.ua/rubric-society/3694155-britanskij-biznesmen-ricard-brenson-stav-novim-ambasadorom-united24-zelenskij.html" text:style-name="Internet_20_link" text:visited-style-name="Visited_20_Internet_20_Link">
https://www.ukrinform.ua/rubric-society/3694155-britanskij-biznesmen-ricard-brenson-stav-novim-ambasadorom-united24-zelenskij.html</text:a>
</text:p>
      <!--NEWS-->
      <text:h text:style-name="P10" text:outline-level="1">
<text:span text:style-name="T4">
乌克兰青年队与曲棍球在一场控制比赛中击败了匈牙利</text:span>
</text:h>
      <text:p text:style-name="P4">
作者: Ukrinform (Person)</text:p>
      <text:p text:style-name="P4">
出版商: Укринформ (Organization)</text:p>
      <text:p text:style-name="P4">
出版时间: 2023-04-10T-32:28:00+03:00</text:p>
      <text:p text:style-name="P4">
修改时间: 2023-04-10T22:28:00+03:00</text:p>
      <text:p text:style-name="P4">
描述: 乌克兰以3：0获胜。  - 乌克林。</text:p>
      <text:p text:style-name="P4">
图片: ["<text:a xlink:type="simple" xlink:href="https://static.ukrinform.com/photos/2023_04/thumb_files/630_360_1681154684-519.jpg" text:style-name="Internet_20_link" text:visited-style-name="Visited_20_Internet_20_Link">
630_360_16811...</text:a>
"]</text:p>
      <text:p text:style-name="P4">
标签: ['хокей']</text:p>
      <text:p text:style-name="P4">
类型: Article</text:p>
      <!--METADATA-->
      <text:p text:style-name="P4">
<draw:frame draw:style-name="fr1" draw:name="Image29" text:anchor-type="as-char" svg:width="6.9236in" svg:height="3.956343in" draw:z-index="0">
<draw:image xlink:href="../Images/yкринформ/2023-04-10T-32-28-00-03-00/630_360_1681154684-519.jpg" xlink:type="simple" xlink:show="embed" xlink:actuate="onLoad" draw:mime-type="image/jpeg"/>
</draw:frame>
乌克兰的得分为3：0。</text:p>
      <text:p text:style-name="P4">
报道说，U-18曲棍球曲棍球正在为1A分区的世界杯做准备。</text:p>
      <text:p text:style-name="P4">
作为准备工作的一部分，球队作为世界杯竞争对手与匈牙利青年队进行了比赛。</text:p>
      <text:p text:style-name="P4">
乌克兰以大量的Shevchuk，Yalovo和Chepil获胜。</text:p>
      <text:p text:style-name="P4">
去年，乌克兰U-18与匈牙利一起，与Division1b的班级有所增加，这是因为两支球队(并不孤单)跨越了上面的部门。</text:p>
      <text:p text:style-name="P4">
<text:span text:style-name="T4">
另请阅读：</text:span>
 <text:a xlink:type="simple" xlink:href="https://www.ukrinform.ua/rubric-sports/3693662-zinoca-zbirna-ukraini-zaversila-vistupi-na-cs-z-hokeu.html" text:style-name="Internet_20_link" text:visited-style-name="Visited_20_Internet_20_Link">
<text:span text:style-name="T4">
曲棍球</text:span>
</text:a>
正如乌克林福姆报道的，法国，哈萨克斯坦，丹麦，匈牙利和日本将在乌克兰的1A级1A中。</text:p>
      <text:p text:style-name="P4">
照片：fhu.com.ua</text:p>
      <text:p text:style-name="P4">
News Source: <text:a xlink:type="simple" xlink:href="https://www.ukrinform.ua/rubric-sports/3694154-unacka-zbirna-ukraini-z-hokeu-obigrala-ugorsinu-v-kontrolnomu-matci.html" text:style-name="Internet_20_link" text:visited-style-name="Visited_20_Internet_20_Link">
https://www.ukrinform.ua/rubric-sports/3694154-unacka-zbirna-ukraini-z-hokeu-obigrala-ugorsinu-v-kontrolnomu-matci.html</text:a>
</text:p>
      <!--NEWS-->
      <text:h text:style-name="P10" text:outline-level="1">
<text:span text:style-name="T4">
白金汉宫发布了查尔斯三世加冕礼的新细节</text:span>
</text:h>
      <text:p text:style-name="P4">
作者: Ukrinform (Person)</text:p>
      <text:p text:style-name="P4">
出版商: Укринформ (Organization)</text:p>
      <text:p text:style-name="P4">
出版时间: 2023-04-10T-34:26:00+03:00</text:p>
      <text:p text:style-name="P4">
修改时间: 2023-04-10T22:26:00+03:00</text:p>
      <text:p text:style-name="P4">
描述: 周日，白金汉宫（Buckingham Palace）发布了有关国王查尔斯三世（King Charles III）未来加冕典礼的更多详细信息，该加冕典礼将在不到一个月的时间内在伦敦举行。  - 乌克林。</text:p>
      <text:p text:style-name="P4">
图片: ["<text:a xlink:type="simple" xlink:href="https://static.ukrinform.com/photos/2023_03/thumb_files/630_360_1678449083-765.jpg" text:style-name="Internet_20_link" text:visited-style-name="Visited_20_Internet_20_Link">
630_360_16784...</text:a>
"]</text:p>
      <text:p text:style-name="P4">
标签: ['Британія', 'Чарльз ІІІ', 'Коронація']</text:p>
      <text:p text:style-name="P4">
类型: Article</text:p>
      <!--METADATA-->
      <text:p text:style-name="P4">
<draw:frame draw:style-name="fr1" draw:name="Image30" text:anchor-type="as-char" svg:width="6.9236in" svg:height="3.956343in" draw:z-index="0">
<draw:image xlink:href="../Images/yкринформ/2023-04-10T-34-26-00-03-00/630_360_1678449083-765.jpg" xlink:type="simple" xlink:show="embed" xlink:actuate="onLoad" draw:mime-type="image/jpeg"/>
</draw:frame>
在Nedylubuchking Palace中，他发表了有关Kolyarchalz III未来加冕典礼的其他细节，该加冕典礼将在不到一个月的时间内在伦敦举行。</text:p>
      <text:p text:style-name="P4">
正如乌克林福姆报道的那样，它报告了<text:a xlink:type="simple" xlink:href="https://edition.cnn.com/2023/04/09/uk/king-charles-iii-coronation-route-carriages-regalia-intl-scli-gbr/index.html" text:style-name="Internet_20_link" text:visited-style-name="Visited_20_Internet_20_Link">
</text:a>
。</text:p>
      <text:p text:style-name="P4">
在街上加冕当天<text:a xlink:type="simple" xlink:href="https://www.ukrinform.ua/tag-london" text:style-name="Internet_20_link" text:visited-style-name="Visited_20_Internet_20_Link">
</text:a>
将有两个游行 - 查尔斯三世的加冕典礼和历史统治后的白金汉·帕鲁茨游行，君主和王室成员将由阳台出版。</text:p>
      <text:p text:style-name="P4">
还开发了一个新的表情符号为未来的加冕典礼，该加冕典礼是根据圣爱德华王冠的形象。 表情符号将出现在Twitter上，当时社交网络上的Usvodes将启动加冕式主题标签。</text:p>
      <text:p text:style-name="P4">
在参加服务的旅程中，查尔斯国王选择了2014年首次在开幕式上使用的Dimond Jubilee State Bus。</text:p>
      <text:p text:style-name="P4">
在查尔斯和卡米拉之后，他们将被运送到多帕拉兹的金州马车上。 自1831年以来，在每次加冕典礼期间都使用了马车。 它的高度达到四米，长度超过七米，阴道为四吨。</text:p>
      <text:p text:style-name="P4">
<text:span text:style-name="T4">
另请阅读：</text:span>
 <text:a xlink:type="simple" xlink:href="https://www.ukrinform.ua/rubric-world/3693353-u-britanii-pocali-drukuvati-banknoti-z-zobrazennam-carlza-iii.html" text:style-name="Internet_20_link" text:visited-style-name="Visited_20_Internet_20_Link">
</text:a>
假期中，温莎城堡还将举行音乐会。</text:p>
      <text:p text:style-name="P4">
在象征“君主的职责”的皇家地区中，将出现帝国国家王冠，在服务结束时，查尔斯交换了圣爱德华的王冠，两把银锤，四把剑，一把主权。 Thadva Scythra。</text:p>
      <text:p text:style-name="P4">
据报道，在英国国王查尔斯三世的加冕典礼上<text:a xlink:type="simple" xlink:href="https://www.ukrinform.ua/rubric-world/3691690-na-koronaciu-carlza-iii-zaprosili-majze-dvi-tisaci-osib.html" text:style-name="Internet_20_link" text:visited-style-name="Visited_20_Internet_20_Link">
</text:a>
。  μ：王室</text:p>
      <text:p text:style-name="P4">
News Source: <text:a xlink:type="simple" xlink:href="https://www.ukrinform.ua/rubric-world/3694153-bukingemskij-palac-opriludniv-novi-detali-koronacii-carlza-iii.html" text:style-name="Internet_20_link" text:visited-style-name="Visited_20_Internet_20_Link">
https://www.ukrinform.ua/rubric-world/3694153-bukingemskij-palac-opriludniv-novi-detali-koronacii-carlza-iii.html</text:a>
</text:p>
      <!--NEWS-->
      <text:h text:style-name="P10" text:outline-level="1">
<text:span text:style-name="T4">
在首都关闭了95％的住宅高层建筑的供暖</text:span>
</text:h>
      <text:p text:style-name="P4">
作者: Ukrinform (Person)</text:p>
      <text:p text:style-name="P4">
出版商: Укринформ (Organization)</text:p>
      <text:p text:style-name="P4">
出版时间: 2023-04-10T-36:11:00+03:00</text:p>
      <text:p text:style-name="P4">
修改时间: 2023-04-10T22:11:00+03:00</text:p>
      <text:p text:style-name="P4">
描述: 在基辅，将暖气关闭，占住宅高层建筑的95％，其余的则根据家庭经理的要求关闭。  - 乌克林。</text:p>
      <text:p text:style-name="P4">
图片: ["<text:a xlink:type="simple" xlink:href="https://static.ukrinform.com/photos/2018_11/thumb_files/630_360_1542107876-288.jpg" text:style-name="Internet_20_link" text:visited-style-name="Visited_20_Internet_20_Link">
630_360_15421...</text:a>
"]</text:p>
      <text:p text:style-name="P4">
标签: ['Опалення', 'Опалювальний сезон', 'Київ']</text:p>
      <text:p text:style-name="P4">
类型: Article</text:p>
      <!--METADATA-->
      <text:p text:style-name="P4">
<draw:frame draw:style-name="fr1" draw:name="Image31" text:anchor-type="as-char" svg:width="6.9236in" svg:height="3.956343in" draw:z-index="0">
<draw:image xlink:href="../Images/yкринформ/2023-04-10T-36-11-00-03-00/630_360_1542107876-288.jpg" xlink:type="simple" xlink:show="embed" xlink:actuate="onLoad" draw:mime-type="image/jpeg"/>
</draw:frame>
在基辅，为95％的住宅高层建筑加热，其余的是房屋的经理。</text:p>
      <text:p text:style-name="P4">
正如乌克林福姆报道的那样，<text:a xlink:type="simple" xlink:href="https://kte.kmda.gov.ua/u-kyyevi-vymknuly-opalennya-dlya-95-zhytlovyh-bagatopoverhivok-reshtu-vymykayut-za-zayavkamy-upravyteliv-budynkiv/" text:style-name="Internet_20_link" text:visited-style-name="Visited_20_Internet_20_Link">
</text:a>
Kyivteploenergo Municipal Enterprise。</text:p>
      <text:p text:style-name="P4">
KP“ Kyivteploenergo”完成了集中式加热系统的削减。 该消息写道：“ 95％的高层建筑已经断开。”</text:p>
      <text:p text:style-name="P4">
<text:span text:style-name="T4">
另请阅读：</text:span>
 <text:span text:style-name="T4">
 <text:a xlink:type="simple" xlink:href="https://www.ukrinform.ua/rubric-kyiv/3691837-u-stolici-opaluvalnij-sezon-zaversuetsa-8-kvitna-klicko.html" text:style-name="Internet_20_link" text:visited-style-name="Visited_20_Internet_20_Link">
</text:a>
</text:span>
</text:p>
      <text:p text:style-name="P4">
在基辅，4月8日，启动了热供应系统的凝结。由于资本的热基础设施的特征逐渐关闭热量，因此逐渐关闭了热源系统 - 系统的惯性和管道的分支，总长度超过2.7万公里。</text:p>
      <text:p text:style-name="P4">
“社会机构 - 医院，学校，幼儿园等 - 经理的申请断开了连接。 该消息说：“暖气季节已经完成了45％的教育和7％的医疗机构。”</text:p>
      <text:p text:style-name="P4">
<text:span text:style-name="T4">
另请阅读：</text:span>
 <text:span text:style-name="T4">
 <text:a xlink:type="simple" xlink:href="https://www.ukrinform.ua/rubric-regions/3691874-u-zitomiri-cerez-pogirsenna-pogodnih-umov-prodovzili-opaluvalnij-sezon.html" text:style-name="Internet_20_link" text:visited-style-name="Visited_20_Internet_20_Link">
</text:a>
</text:span>
</text:p>
      <text:p text:style-name="P4">
据乌克林福姆报道，超过60％的京植物锅炉配备了发电机。</text:p>
      <text:p text:style-name="P4">
News Source: <text:a xlink:type="simple" xlink:href="https://www.ukrinform.ua/rubric-kyiv/3694150-u-stolici-vimknuli-opalenna-dla-95-zitlovih-bagatopoverhivok.html" text:style-name="Internet_20_link" text:visited-style-name="Visited_20_Internet_20_Link">
https://www.ukrinform.ua/rubric-kyiv/3694150-u-stolici-vimknuli-opalenna-dla-95-zitlovih-bagatopoverhivok.html</text:a>
</text:p>
      <!--NEWS-->
      <text:h text:style-name="P10" text:outline-level="1">
<text:span text:style-name="T4">
五角大楼秘密文件的泄漏不会影响乌克兰国务院的支持量</text:span>
</text:h>
      <text:p text:style-name="P4">
作者: Ukrinform (Person)</text:p>
      <text:p text:style-name="P4">
出版商: Укринформ (Organization)</text:p>
      <text:p text:style-name="P4">
出版时间: 2023-04-10T-39:54:00+03:00</text:p>
      <text:p text:style-name="P4">
修改时间: 2023-04-10T21:54:00+03:00</text:p>
      <text:p text:style-name="P4">
描述: 美国国防部关于乌克兰局势的泄漏，包括保密邮票，绝不会伤害美国，为乌克兰方提供各种必要的援助。  - 乌克林。</text:p>
      <text:p text:style-name="P4">
图片: ["<text:a xlink:type="simple" xlink:href="https://static.ukrinform.com/photos/2022_10/thumb_files/630_360_1665117915-570.jpg" text:style-name="Internet_20_link" text:visited-style-name="Visited_20_Internet_20_Link">
630_360_16651...</text:a>
"]</text:p>
      <text:p text:style-name="P4">
标签: ['США', 'Україна', 'Держдеп', 'допомога']</text:p>
      <text:p text:style-name="P4">
类型: Article</text:p>
      <!--METADATA-->
      <text:p text:style-name="P4">
<draw:frame draw:style-name="fr1" draw:name="Image32" text:anchor-type="as-char" svg:width="6.9236in" svg:height="3.956343in" draw:z-index="0">
<draw:image xlink:href="../Images/yкринформ/2023-04-10T-39-54-00-03-00/630_360_1665117915-570.jpg" xlink:type="simple" xlink:show="embed" xlink:actuate="onLoad" draw:mime-type="image/jpeg"/>
</draw:frame>
美国国防部关于乌克兰局势的见证人，包括保密的秘密，绝不会伤害美国，为乌克兰方提供各种必要的援助。</text:p>
      <text:p text:style-name="P4">
乌克利福德通讯员报告中，美国副地区政府韦德特·帕特尔(Vedant Patel)在华盛顿举行的简报中指出，这是在此周一指出的。</text:p>
      <text:p text:style-name="P4">
“我们将继续提供支持<text:a xlink:type="simple" xlink:href="https://www.ukrinform.ua/tag-ukraina" text:style-name="Internet_20_link" text:visited-style-name="Visited_20_Internet_20_Link">
</text:a>
国务院在对俄罗斯联合会的残酷侵略背景下，”国务院回应了对生命数据如何影响乌克兰当前运作的要求。</text:p>
      <text:p text:style-name="P4">
他还强调，乌克兰领导人独立地决定计划和进行军事行动。</text:p>
      <text:p text:style-name="P4">
<text:span text:style-name="T4">
另请阅读：</text:span>
 <text:a xlink:type="simple" xlink:href="https://www.ukrinform.ua/rubric-world/3694144-ssa-vzaemodiut-iz-souznikami-j-partnerami-sodo-vitoku-sekretnih-fajliv-derzdep.html" text:style-name="Internet_20_link" text:visited-style-name="Visited_20_Internet_20_Link">
<text:span text:style-name="T4">
国务院</text:span>
</text:a>
如报道<text:a xlink:type="simple" xlink:href="https://www.ukrinform.ua/rubric-ato/3694131-zliti-dokumenti-pentagonu-ne-rozkrivaut-dannih-pro-kontrnastup-podolak.html" text:style-name="Internet_20_link" text:visited-style-name="Visited_20_Internet_20_Link">
</text:a>
，肿胀的Podolyak的代表周一表示，五角大楼的秘密文件的出现并未透露武装部队的反性数据。</text:p>
      <text:p text:style-name="P4">
News Source: <text:a xlink:type="simple" xlink:href="https://www.ukrinform.ua/rubric-polytics/3694148-vitik-sekretnih-fajliv-pentagonu-ne-vpline-na-obsagi-pidtrimki-ukraini-derzdep.html" text:style-name="Internet_20_link" text:visited-style-name="Visited_20_Internet_20_Link">
https://www.ukrinform.ua/rubric-polytics/3694148-vitik-sekretnih-fajliv-pentagonu-ne-vpline-na-obsagi-pidtrimki-ukraini-derzdep.html</text:a>
</text:p>
      <!--NEWS-->
      <text:h text:style-name="P10" text:outline-level="1">
<text:span text:style-name="T4">
在乌克兰，风的雨水和阵风在下午至+17°</text:span>
</text:h>
      <text:p text:style-name="P4">
作者: Ukrinform (Person)</text:p>
      <text:p text:style-name="P4">
出版商: Укринформ (Organization)</text:p>
      <text:p text:style-name="P4">
出版时间: 2023-04-10T-41:52:00+03:00</text:p>
      <text:p text:style-name="P4">
修改时间: 2023-04-10T21:52:00+03:00</text:p>
      <text:p text:style-name="P4">
描述: 在乌克兰，周二，预计在南部，中部和东部地区降雨，晚上温度为3-8°，下午12-17°。  - 乌克林。</text:p>
      <text:p text:style-name="P4">
图片: ["<text:a xlink:type="simple" xlink:href="https://static.ukrinform.com/photos/2020_05/thumb_files/630_360_1590498150-136.jpg" text:style-name="Internet_20_link" text:visited-style-name="Visited_20_Internet_20_Link">
630_360_15904...</text:a>
"]</text:p>
      <text:p text:style-name="P4">
标签: ['Дощ', 'Погода', 'Прогноз', 'Весна']</text:p>
      <text:p text:style-name="P4">
类型: Article</text:p>
      <!--METADATA-->
      <text:p text:style-name="P4">
<draw:frame draw:style-name="fr1" draw:name="Image33" text:anchor-type="as-char" svg:width="6.9236in" svg:height="3.956343in" draw:z-index="0">
<draw:image xlink:href="../Images/yкринформ/2023-04-10T-41-52-00-03-00/630_360_1590498150-136.jpg" xlink:type="simple" xlink:show="embed" xlink:actuate="onLoad" draw:mime-type="image/jpeg"/>
</draw:frame>
在乌克兰，预计在南部，中部和东部地区，周二降雨，晚上温度为3-8°，下午12-17°。</text:p>
      <text:p text:style-name="P4">
乌克兰形式在乌克兰水文气象学中心报道。</text:p>
      <text:p text:style-name="P4">
“在南部，日，东部和东部地区<text:a xlink:type="simple" xlink:href="https://www.ukrinform.ua/tag-dos" text:style-name="Internet_20_link" text:visited-style-name="Visited_20_Internet_20_Link">
</text:a>
; 在其余地区没有明显的降水量。风主要是东北，5-10 m/s，在15-20 m/s的阵风的南部和东部地区。 晚上3-8°的温度在下午12-17°； 晚上大约0°，下午3-8°热的vacarpathians。</text:p>
      <text:p text:style-name="P4">
4月11日在基辅和该地区，没有大降雨。 东北风，5-10m/s。 在首都，晚上的温度为4-6°，下午13-15°； 下午12-17°，在夜晚3-8°的基辅地区。</text:p>
      <text:p text:style-name="P4">
预测者将于4月12日在乌克兰预测，有时会在晚上在喀尔巴阡山脉的雨水中雨。 4月13日在东部地区，东南地区预计温和，最终在某些地方的小雨领土(在西部没有降水量). 13квітня вночі та вранці місцями туман.</text:p>
      <text:p text:style-name="P4">
Вітер східний з переходом на північно-західний, 5-10 м/с, 12 квітня наЛівобережжі місцями пориви 15-20 м/с.</text:p>
      <text:p text:style-name="P4">
Температура вночі 4-9°, у західних областях 1-6° тепла; вдень 8-13°, на півдніта сході, 13 квітня в Україні 11-16°; в Карпатах вночі близько 0°, вдень 12квітня 3-8° тепла, 13 квітня 7-12°.</text:p>
      <text:p text:style-name="P4">
У Києві та області 12 квітня пройде помірний, 13 квітня місцями невеликий дощ.13 квітня вночі та вранці місцями туман. Вітер східний з переходом напівнічно-західний, 5-10 м/с. У столиці температура вночі 6-8° тепла, вдень 12квітня 9-11°, 13 квітня 13-15°, на Київщині вночі 4-9° тепла, вдень 12 квітня8-13°, 13 квітня 11-16°.</text:p>
      <text:p text:style-name="P4">
<text:span text:style-name="T4">
Читайте також:</text:span>
 <text:a xlink:type="simple" xlink:href="https://www.ukrinform.ua/rubric-regions/3693561-ratuvalniki-poperedzaut-pro-znacnu-lavinnu-nebezpeku-v-karpatah.html" text:style-name="Internet_20_link" text:visited-style-name="Visited_20_Internet_20_Link">
 <text:span text:style-name="T4">
лавинну</text:span>
 </text:a>
根据预测，4月14日在左岸的左岸，该国东部的下午将通过中等雨。 4月15日在西部，日和北部地区，大多数中央地区，小雨； 在其余地区，有明显的降水。</text:p>
      <text:p text:style-name="P4">
晚上的温度为4-10°，在喀尔巴阡山脉约0°； 下午13-19°温暖，在东部地区10-16°。</text:p>
      <text:p text:style-name="P4">
在基辅和该地区14-15没有大降雨，只有在4月15日下午才有可能。 在资本中，晚上温度为7-9°。 4月14日至19日，4月15日，15-17°； 晚上在基辅地区4-9°，下午14-19°。</text:p>
      <text:p text:style-name="P4">
News Source: <text:a xlink:type="simple" xlink:href="https://www.ukrinform.ua/rubric-regions/3693946-v-ukraini-prognozuut-dosi-ta-porivi-vitru-vden-do-17.html" text:style-name="Internet_20_link" text:visited-style-name="Visited_20_Internet_20_Link">
https://www.ukrinform.ua/rubric-regions/3693946-v-ukraini-prognozuut-dosi-ta-porivi-vitru-vden-do-17.html</text:a>
</text:p>
      <!--NEWS-->
      <text:h text:style-name="P10" text:outline-level="1">
<text:span text:style-name="T4">
在土耳其，频道建立在以弗所古城</text:span>
</text:h>
      <text:p text:style-name="P4">
作者: Ukrinform (Person)</text:p>
      <text:p text:style-name="P4">
出版商: Укринформ (Organization)</text:p>
      <text:p text:style-name="P4">
出版时间: 2023-04-10T-43:50:00+03:00</text:p>
      <text:p text:style-name="P4">
修改时间: 2023-04-10T21:50:00+03:00</text:p>
      <text:p text:style-name="P4">
描述: 该海峡建设的第一阶段是将爱琴海和古老的以弗所建立连接的，已完成99％。  - 乌克林。</text:p>
      <text:p text:style-name="P4">
图片: ["<text:a xlink:type="simple" xlink:href="https://static.ukrinform.com/photos/2023_04/thumb_files/630_360_1681128004-417.jpg" text:style-name="Internet_20_link" text:visited-style-name="Visited_20_Internet_20_Link">
630_360_16811...</text:a>
", "<text:a xlink:type="simple" xlink:href="https://static.ukrinform.com/photos/2023_04/1681128005-312.jpg" text:style-name="Internet_20_link" text:visited-style-name="Visited_20_Internet_20_Link">
1681128005-31...</text:a>
", "<text:a xlink:type="simple" xlink:href="https://static.ukrinform.com/photos/2023_04/1681128005-293.jpg" text:style-name="Internet_20_link" text:visited-style-name="Visited_20_Internet_20_Link">
1681128005-29...</text:a>
"]</text:p>
      <text:p text:style-name="P4">
标签: ['Будівництво', 'Туреччина', 'Канал']</text:p>
      <text:p text:style-name="P4">
类型: Article</text:p>
      <!--METADATA-->
      <text:p text:style-name="P4">
<draw:frame draw:style-name="fr1" draw:name="Image34" text:anchor-type="as-char" svg:width="6.9236in" svg:height="3.956343in" draw:z-index="0">
<draw:image xlink:href="../Images/yкринформ/2023-04-10T-43-50-00-03-00/630_360_1681128004-417.jpg" xlink:type="simple" xlink:show="embed" xlink:actuate="onLoad" draw:mime-type="image/jpeg"/>
</draw:frame>
该海峡建设的第一个阶段将连接爱琴海和古老的Theefes，已完成99％。</text:p>
      <text:p text:style-name="P4">
关于IT报告乌克林福姆，参考<text:a xlink:type="simple" xlink:href="https://www.trthaber.com/haber/kultur-sanat/efes-antik-kanal-projesinin-ilk-etabinda-sona-dogru-759564.html" text:style-name="Internet_20_link" text:visited-style-name="Visited_20_Internet_20_Link">
</text:a>
。</text:p>
      <text:p text:style-name="P4">
“第一阶段<text:a xlink:type="simple" xlink:href="https://www.ukrinform.ua/tag-budivnictvo" text:style-name="Internet_20_link" text:visited-style-name="Visited_20_Internet_20_Link">
</text:a>
这是为了在2500年内将以弗所的古城与大海团结起来，达到了99％。 作为该项目第一阶段的一部分，创建了海岸和公路之间的通道的入口，创建了250米长的长度和宽度(DSI)Saadette是Jeylan。</text:p>
      <text:p text:style-name="P4">
<draw:frame draw:style-name="fr1" draw:name="Image35" text:anchor-type="as-char" svg:width="6.9236in" svg:height="3.89773in" draw:z-index="0">
<draw:image xlink:href="../Images/yкринформ/2023-04-10T-43-50-00-03-00/1681128005-312.jpg" xlink:type="simple" xlink:show="embed" xlink:actuate="onLoad" draw:mime-type="image/jpeg"/>
</draw:frame>
据他介绍，已经安装了1,430块钻孔桩作为该项目的一部分，并且已经完成了计划中的10千平方米的9000平方米的大理石覆盖物的工作。</text:p>
      <text:p text:style-name="P4">
<draw:frame draw:style-name="fr1" draw:name="Image36" text:anchor-type="as-char" svg:width="6.9236in" svg:height="4.615733in" draw:z-index="0">
<draw:image xlink:href="../Images/yкринформ/2023-04-10T-43-50-00-03-00/1681128005-293.jpg" xlink:type="simple" xlink:show="embed" xlink:actuate="onLoad" draw:mime-type="image/jpeg"/>
</draw:frame>
据乌克林福姆报道，20121年底宣布了建立渠道的意图。 根据先前的计划，该项目的实施有两个阶段。 首先提供了600米长的入口运河以及游艇的一半。 在第二阶段，将根据历史露面清理和重组，从伊兹密尔 - 卡萨达斯高速公路到港口的领土。 古城的现实化将与大海有关，这将允许在游艇上发送到以弗所。</text:p>
      <text:p text:style-name="P4">
<text:span text:style-name="T4">
另请阅读：</text:span>
 <text:a xlink:type="simple" xlink:href="https://www.ukrinform.ua/rubric-economy/3661967-tureccina-pocala-novi-burovi-roboti-v-cornomu-mori.html" text:style-name="Internet_20_link" text:visited-style-name="Visited_20_Internet_20_Link">
</text:a>
以弗所是全球知名的流行旅游胜地。 以弗所成立于10-7世纪。 公元前 在爱琴海的海岸，是现代土耳其伊兹米尔省的领土。 这座城市的独特之处在于这里的建筑物非常好，并且由于考古发掘的结果，它获得了主要审查。</text:p>
      <text:p text:style-name="P4">
<text:span text:style-name="T5">
foto：aa</text:span>
</text:p>
      <text:p text:style-name="P4">
News Source: <text:a xlink:type="simple" xlink:href="https://www.ukrinform.ua/rubric-world/3693954-u-tureccini-buduut-kanal-do-starodavnogo-mista-efes.html" text:style-name="Internet_20_link" text:visited-style-name="Visited_20_Internet_20_Link">
https://www.ukrinform.ua/rubric-world/3693954-u-tureccini-buduut-kanal-do-starodavnogo-mista-efes.html</text:a>
</text:p>
      <!--NEWS-->
      <text:h text:style-name="P10" text:outline-level="1">
<text:span text:style-name="T4">
Zelensky驳回了基夫地区Obukhov和Fastiv地区政府的负责人</text:span>
</text:h>
      <text:p text:style-name="P4">
作者: Ukrinform (Person)</text:p>
      <text:p text:style-name="P4">
出版商: Укринформ (Organization)</text:p>
      <text:p text:style-name="P4">
出版时间: 2023-04-10T-45:47:00+03:00</text:p>
      <text:p text:style-name="P4">
修改时间: 2023-04-10T21:47:00+03:00</text:p>
      <text:p text:style-name="P4">
描述: 沃迪米尔·泽伦斯基（Volodymyr Zelensky）总统驳回了基辅地区的Obukhiv和Fastiv地区政府的负责人。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Звільнення', 'Київщина', 'Зеленський']</text:p>
      <text:p text:style-name="P4">
类型: Article</text:p>
      <!--METADATA-->
      <text:p text:style-name="P4">
<draw:frame draw:style-name="fr1" draw:name="Image37" text:anchor-type="as-char" svg:width="6.9236in" svg:height="3.956343in" draw:z-index="0">
<draw:image xlink:href="../Images/yкринформ/2023-04-10T-45-47-00-03-00/630_360_1664387283-922.jpg" xlink:type="simple" xlink:show="embed" xlink:actuate="onLoad" draw:mime-type="image/jpeg"/>
</draw:frame>
总统洛尔迪尔·泽伦斯基(Lordir Zelensky)驳回了基辅地区的Obukhiv和Fastiv地区政府的负责人。</text:p>
      <text:p text:style-name="P4">
据报道，相关文件已发布在国家元首的现场。</text:p>
      <text:p text:style-name="P4">
是的，按顺序<text:a xlink:type="simple" xlink:href="https://www.president.gov.ua/documents/652023-rp-46417" text:style-name="Internet_20_link" text:visited-style-name="Visited_20_Internet_20_Link">
</text:a>
亚历山大(Alexander)从基夫地区Obukhiv地区政府主席的职位上解雇，并通过命令<text:a xlink:type="simple" xlink:href="https://www.president.gov.ua/documents/652023-rp-46417" text:style-name="Internet_20_link" text:visited-style-name="Visited_20_Internet_20_Link">
</text:a>
\  - 尤里·沃尔科夫(Yuri Volkov)，来自Fastiv区域管理负责人。</text:p>
      <text:p text:style-name="P4">
两位官员都根据他们提交的申请被驳回。</text:p>
      <text:p text:style-name="P4">
<text:span text:style-name="T4">
另请阅读：</text:span>
 <text:a xlink:type="simple" xlink:href="https://www.ukrinform.ua/rubric-regions/3689278-zelenskij-zvilniv-golovu-pavlogradskoi-rda.html" text:style-name="Internet_20_link" text:visited-style-name="Visited_20_Internet_20_Link">
<text:span text:style-name="T4">
发布</text:span>
</text:a>
如报道，<text:a xlink:type="simple" xlink:href="https://www.ukrinform.ua/rubric-regions/3694128-prezident-priznaciv-kravcenka-golovou-kiivskoi-oda.html" text:style-name="Internet_20_link" text:visited-style-name="Visited_20_Internet_20_Link">
</text:a>
 .</text:p>
      <text:p text:style-name="P4">
News Source: <text:a xlink:type="simple" xlink:href="https://www.ukrinform.ua/rubric-regions/3694146-zelenskij-zvilniv-kerivnikiv-obuhivskoi-i-fastivskoi-rda-na-kiivsini.html" text:style-name="Internet_20_link" text:visited-style-name="Visited_20_Internet_20_Link">
https://www.ukrinform.ua/rubric-regions/3694146-zelenskij-zvilniv-kerivnikiv-obuhivskoi-i-fastivskoi-rda-na-kiivsini.html</text:a>
</text:p>
      <!--NEWS-->
      <text:h text:style-name="P10" text:outline-level="1">
<text:span text:style-name="T4">
美国与盟友和合作伙伴在秘密文件的泄漏方面进行互动 - 国务院</text:span>
</text:h>
      <text:p text:style-name="P4">
作者: Ukrinform (Person)</text:p>
      <text:p text:style-name="P4">
出版商: Укринформ (Organization)</text:p>
      <text:p text:style-name="P4">
出版时间: 2023-04-10T-47:42:00+03:00</text:p>
      <text:p text:style-name="P4">
修改时间: 2023-04-10T21:42:00+03:00</text:p>
      <text:p text:style-name="P4">
描述: 美国在与美国敏感情报网络泄漏有关的问题上与盟国和国际合作伙伴进行了高度互动。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Міноборони', 'Розвідка', 'США', 'Держдеп']</text:p>
      <text:p text:style-name="P4">
类型: Article</text:p>
      <!--METADATA-->
      <text:p text:style-name="P4">
<draw:frame draw:style-name="fr1" draw:name="Image38" text:anchor-type="as-char" svg:width="6.9236in" svg:height="3.956343in" draw:z-index="0">
<draw:image xlink:href="../Images/yкринформ/2023-04-10T-47-42-00-03-00/630_360_1666031974-150.jpg" xlink:type="simple" xlink:show="embed" xlink:actuate="onLoad" draw:mime-type="image/jpeg"/>
</draw:frame>
该组合与盟国和国际合作伙伴在与美国国防部敏感情报信息网络相关的问题上进行了高水平互动。</text:p>
      <text:p text:style-name="P4">
乌克林福姆(Ukrinform)在美国副地区政府韦德特·帕特尔(Vedant Patel)在华盛顿举行的简报中指出，这是乌克林福姆报告自己的记者的。</text:p>
      <text:p text:style-name="P4">
“权力的代表<text:a xlink:type="simple" xlink:href="https://www.ukrinform.ua/tag-ssa" text:style-name="Internet_20_link" text:visited-style-name="Visited_20_Internet_20_Link">
</text:a>
在所有机构间结构中，他们在这种偏爱的情况下与盟友和合作伙伴进行互动，以确保我们对情报保护的承诺以及对我们的合作伙伴关系的奉献。”国务院说。</text:p>
      <text:p text:style-name="P4">
他回忆说，五角大楼与美国司法部联系，以开放犯有情报泄漏的犯罪诉讼。 此外，据言行，五角大楼已立即采取措施限制了裁定文件的访问，目前正在与与国家安全问题有关的其他美国政府机构进行互动，以研究Vortex信息的后果。</text:p>
      <text:p text:style-name="P4">
<text:span text:style-name="T4">
另请阅读：</text:span>
 <text:a xlink:type="simple" xlink:href="https://www.ukrinform.ua/rubric-technology/3694096-ukraina-rozirvala-ugodu-z-bilorussu-pro-spivpracu-v-galuzi-tehnicnogo-zahistu-informacii.html" text:style-name="Internet_20_link" text:visited-style-name="Visited_20_Internet_20_Link">
<text:span text:style-name="T4">
信息</text:span>
</text:a>
正如乌克林福姆报道的，上周出版物<text:a xlink:type="simple" xlink:href="https://www.nytimes.com/2023/04/06/us/politics/ukraine-war-plan-russia.html" text:style-name="Internet_20_link" text:visited-style-name="Visited_20_Internet_20_Link">
</text:a>
她报告说，五角大楼正在调查秘密文件在社交网络上的泄漏，美国和北约在计划中的反武装部队中的计划。 同时，一群调查人员<text:a xlink:type="simple" xlink:href="https://www.ukrinform.ua/rubric-world/3693674-u-bellingcat-vstanovili-persodzerela-zlitih-dokumentiv-pentagonu.html" text:style-name="Internet_20_link" text:visited-style-name="Visited_20_Internet_20_Link">
</text:a>
她对寻找五角大楼排水的主要来源进行了自己的调查。</text:p>
      <text:p text:style-name="P4">
News Source: <text:a xlink:type="simple" xlink:href="https://www.ukrinform.ua/rubric-world/3694144-ssa-vzaemodiut-iz-souznikami-j-partnerami-sodo-vitoku-sekretnih-fajliv-derzdep.html" text:style-name="Internet_20_link" text:visited-style-name="Visited_20_Internet_20_Link">
https://www.ukrinform.ua/rubric-world/3694144-ssa-vzaemodiut-iz-souznikami-j-partnerami-sodo-vitoku-sekretnih-fajliv-derzdep.html</text:a>
</text:p>
      <!--NEWS-->
      <text:h text:style-name="P10" text:outline-level="1">
<text:span text:style-name="T4">
在Borodyanka，一个新的警察局完成了</text:span>
</text:h>
      <text:p text:style-name="P4">
作者: Ukrinform (Person)</text:p>
      <text:p text:style-name="P4">
出版商: Укринформ (Organization)</text:p>
      <text:p text:style-name="P4">
出版时间: 2023-04-10T-49:37:00+03:00</text:p>
      <text:p text:style-name="P4">
修改时间: 2023-04-10T21:37:00+03:00</text:p>
      <text:p text:style-name="P4">
描述: 已经完成了由美国商人霍华德·巴菲特（Howard Buffett）建造的Borodyanka的新警察局。  - 乌克林。</text:p>
      <text:p text:style-name="P4">
图片: ["<text:a xlink:type="simple" xlink:href="https://static.ukrinform.com/photos/2023_04/thumb_files/630_360_1681152484-714.jpg" text:style-name="Internet_20_link" text:visited-style-name="Visited_20_Internet_20_Link">
630_360_16811...</text:a>
"]</text:p>
      <text:p text:style-name="P4">
标签: ['Поліція', 'Баффетт', 'Бородянка']</text:p>
      <text:p text:style-name="P4">
类型: Article</text:p>
      <!--METADATA-->
      <text:p text:style-name="P4">
<draw:frame draw:style-name="fr1" draw:name="Image39" text:anchor-type="as-char" svg:width="6.9236in" svg:height="3.956343in" draw:z-index="0">
<draw:image xlink:href="../Images/yкринформ/2023-04-10T-49-37-00-03-00/630_360_1681152484-714.jpg" xlink:type="simple" xlink:show="embed" xlink:actuate="onLoad" draw:mime-type="image/jpeg"/>
</draw:frame>
已经完成了由昂贵的美国商人霍华德·巴菲特(Howard Buffett)建造的Borodyanka的新警察局。</text:p>
      <text:p text:style-name="P4">
正如乌克林福姆报道的那样，他在[]中报道(https://t.me/andrii_nebytov/1178)基辅地区警察的负责人安德里·内比托夫(Andriy Nebitov)是自助餐的访问。</text:p>
      <text:p text:style-name="P4">
值得注意的是，在去年11月与霍华德的第一次会议上，这项提案要帮助基辅地区的警察，商人要求恢复后的占领者警察局长期以来的<text:span text:style-name="T4">
 [] [] [] [] <text:a xlink:type="simple" xlink:href="https://www.ukrinform.ua/tag-borodanka" text:style-name="Internet_20_link" text:visited-style-name="Visited_20_Internet_20_Link">
</text:a>
</text:span>
。</text:p>
      <text:p text:style-name="P4">
“新的，现代，技术和方便的行政警察大楼是城市安全的一步，最重要的是 - 恢复所有备用和社会经济发展的动力。项目已经完成，今天是霍华德实际上是为建筑提供的。”  - 说。</text:p>
      <text:p text:style-name="P4">
<text:span text:style-name="T4">
另请阅读：</text:span>
 <text:span text:style-name="T4">
 <text:a xlink:type="simple" xlink:href="https://www.ukrinform.ua/rubric-regions/3690622-u-borodanci-vstanovili-skulpturu-divcinka-pid-soncem-do-ricnici-deokupacii-kiivsini.html" text:style-name="Internet_20_link" text:visited-style-name="Visited_20_Internet_20_Link">
</text:a>
</text:span>
</text:p>
      <text:p text:style-name="P4">
内比托夫还报告说，英国著名商业名词布兰森还参观了基辅地区。</text:p>
      <text:p text:style-name="P4">
“宇宙的定律：如果有些人造成邪恶和破坏的人，总会有一些人会得到善良和帮助!”  - 写了基辅地区警察的负责人。</text:p>
      <text:p text:style-name="P4">
<text:span text:style-name="T4">
另请阅读：</text:span>
 <text:span text:style-name="T4">
 <text:a xlink:type="simple" xlink:href="https://www.ukrinform.ua/rubric-kyiv/3689933-u-kievi-prezentuvali-dokumentalni-knigi-pro-okupaciu-borodanki.html" text:style-name="Internet_20_link" text:visited-style-name="Visited_20_Internet_20_Link">
</text:a>
</text:span>
</text:p>
      <text:p text:style-name="P4">
正如乌克林福姆(Ukrinform)报道的那样，建造第一居-Kushkhkhkhki的建设始于基辅地区的Bucha，在Lozova Kharkiv地区签署了一份备忘录，以调节第二种此类美食的项目。</text:p>
      <text:p text:style-name="P4">
News Source: <text:a xlink:type="simple" xlink:href="https://www.ukrinform.ua/rubric-regions/3694147-u-borodanci-zaversili-proektuvanna-novogo-viddilenna-policii.html" text:style-name="Internet_20_link" text:visited-style-name="Visited_20_Internet_20_Link">
https://www.ukrinform.ua/rubric-regions/3694147-u-borodanci-zaversili-proektuvanna-novogo-viddilenna-policii.html</text:a>
</text:p>
      <!--NEWS-->
      <text:h text:style-name="P10" text:outline-level="1">
<text:span text:style-name="T4">
在莱曼（Lyman）的指示，俄罗斯军队炮击了Novoselivske，Cherneschyna，Makiyivka，Nevske，Yampol ...</text:span>
</text:h>
      <text:p text:style-name="P4">
作者: liveuamap (Language: en)</text:p>
      <text:p text:style-name="P4">
时间: 2023-04-10T-4:48:00</text:p>
      <text:p text:style-name="P4">
地点: Donetsk (Latitude:48.75596 Longtitude:38.23723)</text:p>
      <text:p text:style-name="P4">
视频: []</text:p>
      <text:p text:style-name="P4">
图片: []</text:p>
      <text:p text:style-name="P4">
标签: ["Russia"]</text:p>
      <text:p text:style-name="P4">
Id: 22555045</text:p>
      <!--METADATA-->
      <text:p text:style-name="P4">
俄罗斯军队在莱曼指导方向上炮击了Novoselivske，Cherneschyna，Makiyivka，Nevske，Nevske，Yampolivka，Luhansk地区的Bilohorivka，Kolodyazi，Kolodyazi，Torske，Torske，Torske，Siversk，Siversk，Spirne，Spirne，Spirne and Spirne and Spirene and Berestove of Donetsk地区，UKREFES的著作 -  UKREFES -ARMEDFORCES -ARMEDFORCES，ARMEDFORFORCES -ARMEDFORCE</text:p>
      <text:p text:style-name="P4">
新闻集链接：<text:a xlink:type="simple" xlink:href="https://liveuamap.com/en/2023/10-april-at-lyman-direction-russian-army-shelled-novoselivske" text:style-name="Internet_20_link" text:visited-style-name="Visited_20_Internet_20_Link">
https://liveuamap.com/en/2023/10-APRIL-AT-LYMAN-DIRECTION-RUSSIAN-RUSSIAN-ARMY-SHELLED-NOVOSELIVSKE</text:a>
</text:p>
      <text:p text:style-name="P4">
News Source: <text:a xlink:type="simple" xlink:href="https://t.me/lumsrc/4456" text:style-name="Internet_20_link" text:visited-style-name="Visited_20_Internet_20_Link">
https://t.me/lumsrc/4456</text:a>
</text:p>
      <!--NEWS-->
      <text:h text:style-name="P10" text:outline-level="1">
<text:span text:style-name="T4">
白天，俄罗斯人向苏米地区的五个社区开火</text:span>
</text:h>
      <text:p text:style-name="P4">
作者: Ukrinform (Person)</text:p>
      <text:p text:style-name="P4">
出版商: Укринформ (Organization)</text:p>
      <text:p text:style-name="P4">
出版时间: 2023-04-10T-51:30:00+03:00</text:p>
      <text:p text:style-name="P4">
修改时间: 2023-04-10T21:30:00+03:00</text:p>
      <text:p text:style-name="P4">
描述: 俄罗斯军队于4月10日星期一开火，向苏米地区的五个领土社区开火。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40" text:anchor-type="as-char" svg:width="6.9236in" svg:height="3.956343in" draw:z-index="0">
<draw:image xlink:href="../Images/yкринформ/2023-04-10T-51-30-00-03-00/630_360_1669987737-966.jpg" xlink:type="simple" xlink:show="embed" xlink:actuate="onLoad" draw:mime-type="image/jpeg"/>
</draw:frame>
4月10日，星期一，俄罗斯于4月10日星期一向五个领土社区地区开火。</text:p>
      <text:p text:style-name="P4">
根据乌克林福姆的说法，苏米地区军事行政部门报告了<text:a xlink:type="simple" xlink:href="https://t.me/Sumy_news_ODA/15364" text:style-name="Internet_20_link" text:visited-style-name="Visited_20_Internet_20_Link">
</text:a>
。</text:p>
      <text:p text:style-name="P4">
“白天，俄罗斯人做了9 <text:a xlink:type="simple" xlink:href="https://www.ukrinform.ua/tag-obstril" text:style-name="Internet_20_link" text:visited-style-name="Visited_20_Internet_20_Link">
</text:a>
边境社区 -  Belopilsk，Khotinskaya，Velikopisarevskaya，Miropil，Shalyginskaya。 记录了118架。”证词写道。</text:p>
      <text:p text:style-name="P4">
俄罗斯联邦领土上的Khotin社区有迫击炮炮击。</text:p>
      <text:p text:style-name="P4">
根据伟大的皮萨尔社区的说法，俄罗斯人向AGS开枪 -  10枪。</text:p>
      <text:p text:style-name="P4">
此外，敌人将34个矿山投入了贝洛皮尔社区的领土，并用AGS开火了58。</text:p>
      <text:p text:style-name="P4">
在Shalygin社区记录了9个迫击炮。</text:p>
      <text:p text:style-name="P4">
<text:span text:style-name="T4">
另请阅读：</text:span>
 <text:a xlink:type="simple" xlink:href="https://www.ukrinform.ua/rubric-ato/3693603-zsu-zbili-nad-sumsinou-rosijskij-bezpilotnik.html" text:style-name="Internet_20_link" text:visited-style-name="Visited_20_Internet_20_Link">
<text:span text:style-name="T4">
 sumshchyna </text:span>
</text:a>
此外，俄罗斯入侵者将一个地雷扔进了Miropil Gromance的领土。</text:p>
      <text:p text:style-name="P4">
根据军方的说法，边界的运营状况受到控制。 未发现附近边界附近的敌方进攻团体的形成。</text:p>
      <text:p text:style-name="P4">
正如乌克林福姆报道的那样，俄罗斯军队袭击了一天<text:a xlink:type="simple" xlink:href="https://www.ukrinform.ua/rubric-regions/3693812-rosijska-armia-za-dobu-atakuvala-visim-oblastej-ukraini-zvedenna-ova.html" text:style-name="Internet_20_link" text:visited-style-name="Visited_20_Internet_20_Link">
</text:a>
乌克兰。</text:p>
      <text:p text:style-name="P4">
News Source: <text:a xlink:type="simple" xlink:href="https://www.ukrinform.ua/rubric-ato/3694140-rosiani-protagom-dobi-obstrilali-pat-gromad-sumsini.html" text:style-name="Internet_20_link" text:visited-style-name="Visited_20_Internet_20_Link">
https://www.ukrinform.ua/rubric-ato/3694140-rosiani-protagom-dobi-obstrilali-pat-gromad-sumsini.html</text:a>
</text:p>
      <!--NEWS-->
      <text:h text:style-name="P10" text:outline-level="1">
<text:span text:style-name="T4">
3万名捍卫者的付款将成为政府的“与星号的任务”  - 国会议员</text:span>
</text:h>
      <text:p text:style-name="P4">
作者: Ukrinform (Person)</text:p>
      <text:p text:style-name="P4">
出版商: Укринформ (Organization)</text:p>
      <text:p text:style-name="P4">
出版时间: 2023-04-10T-53:28:47+03:00</text:p>
      <text:p text:style-name="P4">
修改时间: 2023-04-10T21:28:47+03:00</text:p>
      <text:p text:style-name="P4">
描述: 为了确保每月支付3.0千的Hryvnias，乌克兰捍卫者很可能必须启动对乌克兰州预算的更改。  - 乌克林。</text:p>
      <text:p text:style-name="P4">
图片: ["<text:a xlink:type="simple" xlink:href="https://static.ukrinform.com/photos/2022_10/thumb_files/630_360_1664962274-875.jpg" text:style-name="Internet_20_link" text:visited-style-name="Visited_20_Internet_20_Link">
630_360_16649...</text:a>
"]</text:p>
      <text:p text:style-name="P4">
标签: ['Бюджет', 'Кабмін', 'Гроші', 'Військові']</text:p>
      <text:p text:style-name="P4">
类型: Article</text:p>
      <!--METADATA-->
      <text:p text:style-name="P4">
<draw:frame draw:style-name="fr1" draw:name="Image41" text:anchor-type="as-char" svg:width="6.9236in" svg:height="3.956343in" draw:z-index="0">
<draw:image xlink:href="../Images/yкринформ/2023-04-10T-53-28-47-03-00/630_360_1664962274-875.jpg" xlink:type="simple" xlink:show="embed" xlink:actuate="onLoad" draw:mime-type="image/jpeg"/>
</draw:frame>
乌克兰国家预算的变化很可能必须每月支付3.0万张乌克兰捍卫者。</text:p>
      <text:p text:style-name="P4">
Verkhovna Rada国家安全委员会秘书，情报辩护，议会派别“ Voice” Roman Kostenko的人民代表在给乌克林福称的一份评论中说。</text:p>
      <text:p text:style-name="P4">
他回忆说，周一，议会通过了一项法律，其中包含额外付款的额外款项，其中3万名HRYVNIA，警察，警察和救援人员。</text:p>
      <text:p text:style-name="P4">
<text:span text:style-name="T4">
另请阅读：</text:span>
 <text:a xlink:type="simple" xlink:href="https://www.ukrinform.ua/rubric-society/3694029-30-tisac-dla-vijskovih-venislavskij-kaze-so-dla-doplat-potribni-dodatkovi-kosti-v-budzet.html" text:style-name="Internet_20_link" text:visited-style-name="Visited_20_Internet_20_Link">
<text:span text:style-name="T4">
 Venislavsky </text:span>
</text:a>
同时，科斯滕科指出，根据州当局，地方政府，州立企业，政府成员，人民代表的工资，该奖项包含规定，不得超过十个最低工资。</text:p>
      <text:p text:style-name="P4">
议员们强调：“逻辑表明，逻辑表明，关于我们现在将如何拿走被杀官员的钱，将他们送给我们的捍卫者的编辑，每个人都会感到满意……但是，只有乍一看。”</text:p>
      <text:p text:style-name="P4">
据他介绍，这些限制将不涵盖付款的需求，以返回30,000名士兵，警察和救援人员。 Kostenko指的是来自议会派纳主义者和同事的数据，指出，这种节省不足以支付补充剂所需的2％所需的金额。</text:p>
      <text:p text:style-name="P4">
<text:span text:style-name="T4">
另请阅读：</text:span>
 <text:a xlink:type="simple" xlink:href="https://www.ukrinform.ua/rubric-society/3693963-rada-pidtrimala-povernenna-viplat-30-tisac-dla-vijskovih-deputat.html" text:style-name="Internet_20_link" text:visited-style-name="Visited_20_Internet_20_Link">
<text:span text:style-name="T4">
付款</text:span>
</text:a>
“因此，额外付款的返还当然对人有好处，但是ICOR将成为政府的“星号星星”，从哪里拿钱。因此，更有可能启动更改国家预算。需要找到这些资金。我们可以面对一个局势，我们正在限制公务员和官员，并为军人，警察尚未将补充剂退还给警察。”  - 总结了国会议员。委员会成员<text:a xlink:type="simple" xlink:href="https://www.ukrinform.ua/tag-verhovna-rada" text:style-name="Internet_20_link" text:visited-style-name="Visited_20_Internet_20_Link">
</text:a>
关于安全，辩护和情报问题，议会代表维斯拉夫斯基在给乌克林福姆的评论中说，要执行一项每月付款的决定，乌克兰保护者需要每月付款，需要寻找其他来源。为乌克兰的国家预算提供资金。 据他介绍，这种附加费每年可能会损失一万亿人的近百万亨利夫人的状态。</text:p>
      <text:p text:style-name="P4">
News Source: <text:a xlink:type="simple" xlink:href="https://www.ukrinform.ua/rubric-society/3694142-viplati-30-tisac-zahisnikam-stanut-dla-uradu-zadaceu-z-zirockou-deputat.html" text:style-name="Internet_20_link" text:visited-style-name="Visited_20_Internet_20_Link">
https://www.ukrinform.ua/rubric-society/3694142-viplati-30-tisac-zahisnikam-stanut-dla-uradu-zadaceu-z-zirockou-deputat.html</text:a>
</text:p>
      <!--NEWS-->
      <text:h text:style-name="P10" text:outline-level="1">
<text:span text:style-name="T4">
乌克兰需要五千个专家才能开采-Reznikov</text:span>
</text:h>
      <text:p text:style-name="P4">
作者: Ukrinform (Person)</text:p>
      <text:p text:style-name="P4">
出版商: Укринформ (Organization)</text:p>
      <text:p text:style-name="P4">
出版时间: 2023-04-10T-55:23:00+03:00</text:p>
      <text:p text:style-name="P4">
修改时间: 2023-04-10T21:23:00+03:00</text:p>
      <text:p text:style-name="P4">
描述: 需要大约五千个来自其他国家的专家和运营商才能开采乌克兰领土。  - 乌克林。</text:p>
      <text:p text:style-name="P4">
图片: ["<text:a xlink:type="simple" xlink:href="https://static.ukrinform.com/photos/2023_03/thumb_files/630_360_1678806536-855.jpg" text:style-name="Internet_20_link" text:visited-style-name="Visited_20_Internet_20_Link">
630_360_16788...</text:a>
"]</text:p>
      <text:p text:style-name="P4">
标签: ['Розмінування', 'Україна', 'Резніков', 'Війна з росією']</text:p>
      <text:p text:style-name="P4">
类型: Article</text:p>
      <!--METADATA-->
      <text:p text:style-name="P4">
<draw:frame draw:style-name="fr1" draw:name="Image42" text:anchor-type="as-char" svg:width="6.9236in" svg:height="3.956343in" draw:z-index="0">
<draw:image xlink:href="../Images/yкринформ/2023-04-10T-55-23-00-03-00/630_360_1678806536-855.jpg" xlink:type="simple" xlink:show="embed" xlink:actuate="onLoad" draw:mime-type="image/jpeg"/>
</draw:frame>
要求大约五千个专家和其他国家的运营商改变乌克兰领土。</text:p>
      <text:p text:style-name="P4">
乌克林福姆报道，乌克兰的乌克兰·雷兹尼科夫国防部长在乌克兰媒体中心 - 奥德萨的简报中讲述了这一点。</text:p>
      <text:p text:style-name="P4">
“在我们的计划中，至少有五千名乌克兰人的潜力将陷入困境。 这不是其他国家的专家。”雷兹尼科夫说。</text:p>
      <text:p text:style-name="P4">
他补充说，如果国家将在克罗地亚的步伐移动，他们仍然发现[]，乌克兰将花费大约30年的时间。(https://www.ukrinform.ua/tag-mina)。</text:p>
      <text:p text:style-name="P4">
“现代明智检测技术，例如无人机(水下，水下，航空)，可以减少此过程，但工作量仍然很大。 对于乌克兰的恢复，这是一个疯狂的挑战。”雷兹尼科夫说。</text:p>
      <text:p text:style-name="P4">
<text:span text:style-name="T4">
另请阅读：</text:span>
 <text:a xlink:type="simple" xlink:href="https://www.ukrinform.ua/rubric-ato/3692864-u-minoboroni-rozpovili-ak-mozna-prisvidsiti-rozminuvanna-teritorii-ukraini.html" text:style-name="Internet_20_link" text:visited-style-name="Visited_20_Internet_20_Link">
<text:span text:style-name="T4">
 Demining </text:span>
</text:a>
国防部长强调说，包括提供在内的魔力设备。</text:p>
      <text:p text:style-name="P4">
据报道，<text:a xlink:type="simple" xlink:href="https://www.ukrinform.ua/rubric-ato/3694126-kolisnih-vijskovih-ssa-mozut-zaluciti-do-obslugovuvanna-ozbroenna-dla-ukraini.html" text:style-name="Internet_20_link" text:visited-style-name="Visited_20_Internet_20_Link">
</text:a>
为乌克兰服务，由国际伙伴关系和前美国军事人员的其他军事装备转移到乌克兰。</text:p>
      <text:p text:style-name="P4">
News Source: <text:a xlink:type="simple" xlink:href="https://www.ukrinform.ua/rubric-vidbudova/3694139-ukraini-potribno-pat-tisac-fahivciv-dla-rozminuvanna-reznikov.html" text:style-name="Internet_20_link" text:visited-style-name="Visited_20_Internet_20_Link">
https://www.ukrinform.ua/rubric-vidbudova/3694139-ukraini-potribno-pat-tisac-fahivciv-dla-rozminuvanna-reznikov.html</text:a>
</text:p>
      <!--NEWS-->
      <text:h text:style-name="P10" text:outline-level="1">
<text:span text:style-name="T4">
Zelensky将Kamyshin介绍给个人仓库</text:span>
</text:h>
      <text:p text:style-name="P4">
作者: Ukrinform (Person)</text:p>
      <text:p text:style-name="P4">
出版商: Укринформ (Organization)</text:p>
      <text:p text:style-name="P4">
出版时间: 2023-04-10T-57:21:00+03:00</text:p>
      <text:p text:style-name="P4">
修改时间: 2023-04-10T21:21:00+03:00</text:p>
      <text:p text:style-name="P4">
描述: 沃迪米尔·泽伦斯基（Volodymyr Zelensky）总统介绍了乌克兰Oleksandr Kamyshin战略工业部长的最高指挥官。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Зеленський', 'Камишін']</text:p>
      <text:p text:style-name="P4">
类型: Article</text:p>
      <!--METADATA-->
      <text:p text:style-name="P4">
<draw:frame draw:style-name="fr1" draw:name="Image43" text:anchor-type="as-char" svg:width="6.9236in" svg:height="3.956343in" draw:z-index="0">
<draw:image xlink:href="../Images/yкринформ/2023-04-10T-57-21-00-03-00/630_360_1664387283-922.jpg" xlink:type="simple" xlink:show="embed" xlink:actuate="onLoad" draw:mime-type="image/jpeg"/>
</draw:frame>
总统洛尔迪尔·泽伦斯基(Lordir Zelensky)介绍了乌克兰Oleksrakamyshin战略工业的最高指挥官的率。</text:p>
      <text:p text:style-name="P4">
合适的 <text:a xlink:type="simple" xlink:href="https://www.president.gov.ua/documents/2052023-46421" text:style-name="Internet_20_link" text:visited-style-name="Visited_20_Internet_20_Link">
</text:a>
据报道，在国家元首的网站上发布。</text:p>
      <text:p text:style-name="P4">
该法令说：“向乌克兰战略工业部长Kamyshinaoleksandra Nikolaevich的最高指挥官Kamyshinaoleksandra Nikolaevich介绍个人工作人员。”</text:p>
      <text:p text:style-name="P4">
<text:span text:style-name="T4">
另请阅读：</text:span>
 <text:span text:style-name="T4">
 <text:a xlink:type="simple" xlink:href="https://www.ukrinform.ua/rubric-polytics/3691424-prezident-uviv-kamisina-do-skladu-rnbo.html" text:style-name="Internet_20_link" text:visited-style-name="Visited_20_Internet_20_Link">
</text:a>
</text:span>
</text:p>
      <text:p text:style-name="P4">
正如乌克林福姆报道的那样，Verkhovna Rada任命了Alexander Kamyshin _ <text:span text:style-name="T4">
 [] [] <text:a xlink:type="simple" xlink:href="https://www.ukrinform.ua/rubric-polytics/3685304-rada-priznacila-kamisina-na-posadu-ministra-z-pitan-strategicnih-galuzej-promislovosti.html" text:style-name="Internet_20_link" text:visited-style-name="Visited_20_Internet_20_Link">
</text:a>
</text:span>
 _早些时候，高级官员领导了Ukrzaliznytsia联合股票公司。</text:p>
      <text:p text:style-name="P4">
News Source: <text:a xlink:type="simple" xlink:href="https://www.ukrinform.ua/rubric-polytics/3694136-zelenskij-uviv-kamisina-do-personalnogo-skladu-stavki.html" text:style-name="Internet_20_link" text:visited-style-name="Visited_20_Internet_20_Link">
https://www.ukrinform.ua/rubric-polytics/3694136-zelenskij-uviv-kamisina-do-personalnogo-skladu-stavki.html</text:a>
</text:p>
      <!--NEWS-->
      <text:h text:style-name="P10" text:outline-level="1">
<text:span text:style-name="T4">
路易斯·卡什特拉（Luis Kashtra）赢得了botafhog的第一奖杯</text:span>
</text:h>
      <text:p text:style-name="P4">
作者: Ukrinform (Person)</text:p>
      <text:p text:style-name="P4">
出版商: Укринформ (Organization)</text:p>
      <text:p text:style-name="P4">
出版时间: 2023-04-10T-59:15:32+03:00</text:p>
      <text:p text:style-name="P4">
修改时间: 2023-04-10T21:15:32+03:00</text:p>
      <text:p text:style-name="P4">
描述: 这位前Shakhtar教练带领“孤独的明星”赢得了里约热内卢杯。  - 乌克林。</text:p>
      <text:p text:style-name="P4">
图片: ["<text:a xlink:type="simple" xlink:href="https://static.ukrinform.com/photos/2023_04/thumb_files/630_360_1681150452-855.jpg" text:style-name="Internet_20_link" text:visited-style-name="Visited_20_Internet_20_Link">
630_360_16811...</text:a>
"]</text:p>
      <text:p text:style-name="P4">
标签: ['Футбол', 'Луїш Каштру']</text:p>
      <text:p text:style-name="P4">
类型: Article</text:p>
      <!--METADATA-->
      <text:p text:style-name="P4">
<draw:frame draw:style-name="fr1" draw:name="Image44" text:anchor-type="as-char" svg:width="6.9236in" svg:height="3.956343in" draw:z-index="0">
<draw:image xlink:href="../Images/yкринформ/2023-04-10T-59-15-32-03-00/630_360_1681150452-855.jpg" xlink:type="simple" xlink:show="embed" xlink:actuate="onLoad" draw:mime-type="image/jpeg"/>
</draw:frame>
沙赫塔尔(Shakhtar)的前进球带来了一颗孤独的明星，赢得了里约杯(Rio Cup)。</text:p>
      <text:p text:style-name="P4">
在前沙克塔尔导师路易斯·卡什特拉(Luis Kashtra)的指导下，“ botafa”成为里约杯的获胜者<text:a xlink:type="simple" xlink:href="http://botafogo.com.br" text:style-name="Internet_20_link" text:visited-style-name="Visited_20_Internet_20_Link">
</text:a>
据报道，俱乐部的新闻服务。</text:p>
      <text:p text:style-name="P4">
在最后的“孤独之星”中，比分5：2击败“ Audax Rio”。</text:p>
      <text:p text:style-name="P4">
对于路易斯·卡什特拉(Luis Kashtra)来说，这个奖杯成为了Botafa的第一个奖杯。 总的来说，这支球队在历史上八次赢得了里约杯，这比Vasco da Gama少(11个标题)ta«flamengo»(9).</text:p>
      <text:p text:style-name="P4">
Завдяки перемозі у Кубку Ріо «Ботафого» гарантував собі участь в розіграшіКубка Бразилії-2024.</text:p>
      <text:p text:style-name="P4">
<text:span text:style-name="T4">
Читайте також:</text:span>
 <text:a xlink:type="simple" xlink:href="https://www.ukrinform.ua/rubric-sports/3693633-upl-dubl-orihovskogo-dopomig-kolosu-rozgromiti-metalist-1925.html" text:style-name="Internet_20_link" text:visited-style-name="Visited_20_Internet_20_Link">
 </text:a>
根据乌克林福姆的说法，Shakhtar Donetsk将与LVIV 12一起玩游戏。</text:p>
      <text:p text:style-name="P4">
照片：botafogo.com.br</text:p>
      <text:p text:style-name="P4">
News Source: <text:a xlink:type="simple" xlink:href="https://www.ukrinform.ua/rubric-sports/3694135-luis-kastru-vigrav-persij-trofej-iz-botafogo.html" text:style-name="Internet_20_link" text:visited-style-name="Visited_20_Internet_20_Link">
https://www.ukrinform.ua/rubric-sports/3694135-luis-kastru-vigrav-persij-trofej-iz-botafogo.html</text:a>
</text:p>
      <!--NEWS-->
      <text:h text:style-name="P10" text:outline-level="1">
<text:span text:style-name="T4">
五角大楼的“融合”文件未透露武装部队的反性数据-Podolyak</text:span>
</text:h>
      <text:p text:style-name="P4">
作者: Ukrinform (Person)</text:p>
      <text:p text:style-name="P4">
出版商: Укринформ (Organization)</text:p>
      <text:p text:style-name="P4">
出版时间: 2023-04-10T-61:13:00+03:00</text:p>
      <text:p text:style-name="P4">
修改时间: 2023-04-10T21:13:00+03:00</text:p>
      <text:p text:style-name="P4">
描述: 五角大楼的融合文件更让人联想到分析估计，并且不包含乌克兰反攻击的操作，因为它仍在进行中。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Пентагон', 'США', 'Україна', 'Подоляк', 'Контрнаступ', 'Єдині новини']</text:p>
      <text:p text:style-name="P4">
类型: Article</text:p>
      <!--METADATA-->
      <text:p text:style-name="P4">
<draw:frame draw:style-name="fr1" draw:name="Image45" text:anchor-type="as-char" svg:width="6.9236in" svg:height="3.956343in" draw:z-index="0">
<draw:image xlink:href="../Images/yкринформ/2023-04-10T-61-13-00-03-00/630_360_1669378255-230.jpg" xlink:type="simple" xlink:show="embed" xlink:actuate="onLoad" draw:mime-type="image/jpeg"/>
</draw:frame>
融合的五角大楼文件更让人联想到乌克兰反攻击的分析评估和不存在的行动时期情景，因为它仍在进行中。</text:p>
      <text:p text:style-name="P4">
乌克林福姆报道，这是由顾问在Eviritoleumor“ One News”的总统办公室米哈伊尔·波多利亚克(Mikhail Podolyak)负责人的主管中指出的。</text:p>
      <text:p text:style-name="P4">
“我真的不明白为什么每个人都这么说(文档 - 订购。)撤退，因为从战略上讲，每个人都会说的反攻性，但是在公共空间中绝对没有操作的数据，操作性的方案绝对不存在，所以它们根本无法身体上，因为反攻击是简单的，积累是储备，积累是储备，资源，等 并说某人已经清楚地了解了乌克兰在战场上的直接以及如何直接在战场上做的，这是坦率的，看起来很奇怪。” Podolyak说。</text:p>
      <text:p text:style-name="P4">
<text:span text:style-name="T4">
另请阅读：</text:span>
 <text:span text:style-name="T4">
 <text:a xlink:type="simple" xlink:href="https://www.ukrinform.ua/rubric-world/3693674-u-bellingcat-vstanovili-persodzerela-zlitih-dokumentiv-pentagonu.html" text:style-name="Internet_20_link" text:visited-style-name="Visited_20_Internet_20_Link">
</text:a>
</text:span>
</text:p>
      <text:p text:style-name="P4">
据他说，例如，乌克兰缺乏某些防空手段的文档“部分看起来像是分析性的书籍”。</text:p>
      <text:p text:style-name="P4">
同时，他强调乌克兰的武器一面并说话。</text:p>
      <text:p text:style-name="P4">
主管的顾问认为，这些文件是“由俄罗斯联邦提出的信息组成部分”，并旨在抹黑经济与其他合作伙伴的关系，或者<text:span text:style-name="T4">
 <text:a xlink:type="simple" xlink:href="https://www.ukrinform.ua/tag-ssa" text:style-name="Internet_20_link" text:visited-style-name="Visited_20_Internet_20_Link">
</text:a>
</text:span>
和其他合作伙伴，包括乌克兰； 让人们了解据称俄罗斯受到某些封闭信息流的控制，并分散注意力。</text:p>
      <text:p text:style-name="P4">
“它(泄漏 -  ed。)它不会混淆任何计划，因为它们是开发的，他们正在徘徊。 与我们的合作伙伴一起，我们将对我们需要的独家武器进行一些更正。”  -  Podolyak补充说。</text:p>
      <text:p text:style-name="P4">
<text:span text:style-name="T4">
另请阅读：</text:span>
 <text:span text:style-name="T4">
 <text:a xlink:type="simple" xlink:href="https://www.ukrinform.ua/rubric-world/3693664-u-ssa-rozpocali-rozsliduvanna-pisla-novogo-vitoku-sekretnih-vijskovih-dokumentiv.html" text:style-name="Internet_20_link" text:visited-style-name="Visited_20_Internet_20_Link">
</text:a>
</text:span>
</text:p>
      <text:p text:style-name="P4">
正如乌克林福姆报道的那样，《纽约时报》发表了一种材料，其中_ <text:span text:style-name="T4">
 <text:a xlink:type="simple" xlink:href="https://www.ukrinform.ua/rubric-ato/3692686-nyt-pentagon-rozslidue-vitik-taemnih-dokumentiv-pro-pidgotovku-kontrnastupu-zsu.html" text:style-name="Internet_20_link" text:visited-style-name="Visited_20_Internet_20_Link">
</text:a>
</text:span>
 _与美国和北约有关武装部队的计划。</text:p>
      <text:p text:style-name="P4">
News Source: <text:a xlink:type="simple" xlink:href="https://www.ukrinform.ua/rubric-ato/3694131-zliti-dokumenti-pentagonu-ne-rozkrivaut-dannih-pro-kontrnastup-podolak.html" text:style-name="Internet_20_link" text:visited-style-name="Visited_20_Internet_20_Link">
https://www.ukrinform.ua/rubric-ato/3694131-zliti-dokumenti-pentagonu-ne-rozkrivaut-dannih-pro-kontrnastup-podolak.html</text:a>
</text:p>
      <!--NEWS-->
      <text:h text:style-name="P10" text:outline-level="1">
<text:span text:style-name="T4">
Reznikov：我们正在等待与Creiser“ Moscow”历史的俄罗斯船只重复的那一刻</text:span>
</text:h>
      <text:p text:style-name="P4">
作者: Ukrinform (Person)</text:p>
      <text:p text:style-name="P4">
出版商: Укринформ (Organization)</text:p>
      <text:p text:style-name="P4">
出版时间: 2023-04-10T-63:09:38+03:00</text:p>
      <text:p text:style-name="P4">
修改时间: 2023-04-10T21:09:38+03:00</text:p>
      <text:p text:style-name="P4">
描述: 俄罗斯军队仍然不知道莫斯科春季蚊子巡洋舰的所有细微差别，因此乌克兰可以在正确的机会上重复成功袭击。  - 乌克林。</text:p>
      <text:p text:style-name="P4">
图片: ["<text:a xlink:type="simple" xlink:href="https://static.ukrinform.com/photos/2023_03/thumb_files/630_360_1678277232-607.jpg" text:style-name="Internet_20_link" text:visited-style-name="Visited_20_Internet_20_Link">
630_360_16782...</text:a>
"]</text:p>
      <text:p text:style-name="P4">
标签: ['Міноборони', 'Корабель', 'Резніков', 'Війна з росією']</text:p>
      <text:p text:style-name="P4">
类型: Article</text:p>
      <!--METADATA-->
      <text:p text:style-name="P4">
<draw:frame draw:style-name="fr1" draw:name="Image46" text:anchor-type="as-char" svg:width="6.9236in" svg:height="3.956343in" draw:z-index="0">
<draw:image xlink:href="../Images/yкринформ/2023-04-10T-63-09-38-03-00/630_360_1678277232-607.jpg" xlink:type="simple" xlink:show="embed" xlink:actuate="onLoad" draw:mime-type="image/jpeg"/>
</draw:frame>
俄罗斯人，仍然不知道春季割草巡洋舰“莫斯科”的所有细微差别，因此乌克兰可以在正确的场合重复成功袭击。</text:p>
      <text:p text:style-name="P4">
乌克林福姆报道，乌克兰的乌克兰·雷兹尼科夫国防部长在乌克兰媒体中心 - 奥德萨的简报中讲述了这一点。</text:p>
      <text:p text:style-name="P4">
“我们的敌人仍然不知道一些细微差别，这意味着我们可以在海上引起另一个惊喜。 另一个通过挤压船只连接的“棉花”。 我们正在等待正确的时机重复这个故事，” Reznikov曾经。</text:p>
      <text:p text:style-name="P4">
<text:span text:style-name="T4">
另请阅读：</text:span>
 <text:a xlink:type="simple" xlink:href="https://www.ukrinform.ua/rubric-ato/3694080-cas-pracue-na-ukrainu-i-pidgotovku-kontrnastupu-reznikov.html" text:style-name="Internet_20_link" text:visited-style-name="Visited_20_Internet_20_Link">
<text:span text:style-name="T4">
 reznikov </text:span>
</text:a>
国防部长提醒，这艘职位的船被第二次移居，以参与俄罗斯联邦的军队。 在鲁斯索 - 日本战争期间，旗舰店第一次被淹没，第二次将俄罗斯 - 乌克兰人淹没。</text:p>
      <text:p text:style-name="P4">
雷兹尼科夫还指出，溺水巡洋舰被包括在物体清单中，作为水下文化遗产<text:a xlink:type="simple" xlink:href="https://www.ukrinform.ua/tag-ukraina" text:style-name="Internet_20_link" text:visited-style-name="Visited_20_Internet_20_Link">
</text:a>
。</text:p>
      <text:p text:style-name="P4">
<text:span text:style-name="T4">
另请阅读：</text:span>
 <text:a xlink:type="simple" xlink:href="https://www.ukrinform.ua/rubric-ato/3693006-terminova-i-dovgostrokova-pidtrimka-so-ukraina-otrimae-vid-ssa.html" text:style-name="Internet_20_link" text:visited-style-name="Visited_20_Internet_20_Link">
</text:a>
“我建议每个人都用我教过拉姆斯坦俱乐部部长的敬酒来支持我们的朋友。 听起来像这样：“因为俄罗斯军队是一个添加”，”雷兹尼科夫开玩笑说。</text:p>
      <text:p text:style-name="P4">
据报道，乌克兰将在夏天开始接受[]。(https://www.ukrinform.ua/rubric-ato/3694082-dania-peredast-ukraini-100-tankiv-leopard.html)来自丹麦。</text:p>
      <text:p text:style-name="P4">
News Source: <text:a xlink:type="simple" xlink:href="https://www.ukrinform.ua/rubric-ato/3694133-reznikov-cekaemo-momentu-sob-povtoriti-dla-korabliv-rf-istoriu-z-krejserom-moskva.html" text:style-name="Internet_20_link" text:visited-style-name="Visited_20_Internet_20_Link">
https://www.ukrinform.ua/rubric-ato/3694133-reznikov-cekaemo-momentu-sob-povtoriti-dla-korabliv-rf-istoriu-z-krejserom-moskva.html</text:a>
</text:p>
      <!--NEWS-->
      <text:h text:style-name="P10" text:outline-level="1">
<text:span text:style-name="T4">
桑杜召集国民议会以支持欧洲一体化</text:span>
</text:h>
      <text:p text:style-name="P4">
作者: Ukrinform (Person)</text:p>
      <text:p text:style-name="P4">
出版商: Укринформ (Organization)</text:p>
      <text:p text:style-name="P4">
出版时间: 2023-04-10T-65:07:00+03:00</text:p>
      <text:p text:style-name="P4">
修改时间: 2023-04-10T21:07:00+03:00</text:p>
      <text:p text:style-name="P4">
描述: 周一，梅·桑杜（May Sandu）周一呼吁5月21日在首都中心的大国民议会广场聚集，以支持摩尔多瓦的欧洲一体化。  - 乌克林。</text:p>
      <text:p text:style-name="P4">
图片: ["<text:a xlink:type="simple" xlink:href="https://static.ukrinform.com/photos/2022_10/thumb_files/630_360_1665078007-899.jpeg" text:style-name="Internet_20_link" text:visited-style-name="Visited_20_Internet_20_Link">
630_360_16650...</text:a>
"]</text:p>
      <text:p text:style-name="P4">
标签: ['Євроінтеграція', 'Молдова', 'Санду']</text:p>
      <text:p text:style-name="P4">
类型: Article</text:p>
      <!--METADATA-->
      <text:p text:style-name="P4">
<draw:frame draw:style-name="fr1" draw:name="Image47" text:anchor-type="as-char" svg:width="6.9236in" svg:height="3.956343in" draw:z-index="0">
<draw:image xlink:href="../Images/yкринформ/2023-04-10T-65-07-00-03-00/630_360_1665078007-899.jpeg" xlink:type="simple" xlink:show="embed" xlink:actuate="onLoad" draw:mime-type="image/jpeg"/>
</draw:frame>
周一，总统梅·桑杜(May Sandu)周一呼吁于5月21日聚集，这是首都中心一个大型国民议会区，以支持摩尔多瓦的欧洲融合。</text:p>
      <text:p text:style-name="P4">
正如乌克林福姆报道的那样，它报告了<text:a xlink:type="simple" xlink:href="https://newsmaker.md/rus/novosti/sandu-sobiraet-velikoe-natsionalnoe-sobranie-v-podderzhku-evrointegratsii-kogda-proydet-aktsiya/" text:style-name="Internet_20_link" text:visited-style-name="Visited_20_Internet_20_Link">
</text:a>
。</text:p>
      <text:p text:style-name="P4">
“让我们证明我们想要和平。 我们想要 <text:a xlink:type="simple" xlink:href="https://www.ukrinform.ua/tag-evrosouz" text:style-name="Internet_20_link" text:visited-style-name="Visited_20_Internet_20_Link">
</text:a>
他成为我们的家。”桑德纳在向摩尔多瓦市民的呼吁中说。</text:p>
      <text:p text:style-name="P4">
玛雅·桑杜(Maya Sandu)呼吁该国公民于5月21日在广场中部聚会，以证明人民对加入欧盟的渴望。</text:p>
      <text:p text:style-name="P4">
她回忆起Chisinau中心的许多抗议活动，并指出：“那些梦想破坏摩尔多瓦局势稳定的人失败了。” 但是，根据她的说法，破坏局势稳定的钱仍在来源。</text:p>
      <text:p text:style-name="P4">
<text:span text:style-name="T4">
另请阅读：</text:span>
 <text:a xlink:type="simple" xlink:href="https://www.ukrinform.ua/rubric-polytics/3690097-moldova-pidtrimue-ideu-spectribunalu-proti-rf-i-gotova-dopomogti-u-zbori-informacii-sandu.html" text:style-name="Internet_20_link" text:visited-style-name="Visited_20_Internet_20_Link">
<text:span text:style-name="T4">
 sandu </text:span>
</text:a>
总统告知，在不久的将来，她计划与民间社会和政治力量讨论未来分配的细节。</text:p>
      <text:p text:style-name="P4">
正如乌克林福姆报道的那样，4月10日至4月14日，第22和维和营“蓝色”的士兵将在国民军的垃圾填埋场对沃莫尔德进行培训，该陆战将涉及Piranha装甲的人员承运人。</text:p>
      <text:p text:style-name="P4">
News Source: <text:a xlink:type="simple" xlink:href="https://www.ukrinform.ua/rubric-world/3694130-sandu-sklikae-nacionalni-zbori-na-pidtrimku-evrointegracii.html" text:style-name="Internet_20_link" text:visited-style-name="Visited_20_Internet_20_Link">
https://www.ukrinform.ua/rubric-world/3694130-sandu-sklikae-nacionalni-zbori-na-pidtrimku-evrointegracii.html</text:a>
</text:p>
      <!--NEWS-->
      <text:h text:style-name="P10" text:outline-level="1">
<text:span text:style-name="T4">
军队的JSU Bakhmut Directio Rusian炮击Vasukivka，Zaliznyansk，Minkivka，Orikhovo-Basil ...</text:span>
</text:h>
      <text:p text:style-name="P4">
作者: liveuamap (Language: en)</text:p>
      <text:p text:style-name="P4">
时间: 2023-04-10T-6:48:00</text:p>
      <text:p text:style-name="P4">
地点: Donetsk Oblast (Latitude:48.37005 Longtitude:37.88635)</text:p>
      <text:p text:style-name="P4">
视频: []</text:p>
      <text:p text:style-name="P4">
图片: []</text:p>
      <text:p text:style-name="P4">
标签: ["Russia"]</text:p>
      <text:p text:style-name="P4">
Id: 22555044</text:p>
      <!--METADATA-->
      <text:p text:style-name="P4">
At Bakhmut direction Russian army shelled Vasukivka, Zaliznyanske, Minkivka,Orikhovo-Vasylivka, Markove, Bakhmut, Khromove, Ivanivske, Chasiv Yar, BilaHora, Ozaryanivka, Druzhba and Zalizne of Donetsk region, - General Staff ofArmed Forces of Ukraine says in the morning report</text:p>
      <text:p text:style-name="P4">
新闻集链接：<text:a xlink:type="simple" xlink:href="https://liveuamap.com/en/2023/10-april-at-bakhmut-direction-russian-army-shelled-vasukivka" text:style-name="Internet_20_link" text:visited-style-name="Visited_20_Internet_20_Link">
https://liveuamap.com/en/2023/10-april-at-bakhmut-direction-direction--arussian-arsy-arsy-shelled-vasukivka</text:a>
</text:p>
      <text:p text:style-name="P4">
News Source: <text:a xlink:type="simple" xlink:href="https://t.me/lumsrc/4457" text:style-name="Internet_20_link" text:visited-style-name="Visited_20_Internet_20_Link">
https://t.me/lumsrc/4457</text:a>
</text:p>
      <!--NEWS-->
      <text:h text:style-name="P10" text:outline-level="1">
<text:span text:style-name="T4">
JSC Avdiivka和Marynka方向Rusian军队炮击了Novokalin，Berdyshi，Steppe，已经...</text:span>
</text:h>
      <text:p text:style-name="P4">
作者: liveuamap (Language: en)</text:p>
      <text:p text:style-name="P4">
时间: 2023-04-10T-8:48:00</text:p>
      <text:p text:style-name="P4">
地点: Marinka, Donetsk Oblast (Latitude:47.94395 Longtitude:37.4929)</text:p>
      <text:p text:style-name="P4">
视频: []</text:p>
      <text:p text:style-name="P4">
图片: []</text:p>
      <text:p text:style-name="P4">
标签: ["Russia"]</text:p>
      <text:p text:style-name="P4">
Id: 22555043</text:p>
      <!--METADATA-->
      <text:p text:style-name="P4">
At Avdiyivka and Maryinka directions Russian army shelled Novokalynove,Berdychi, Stepove, Avdiyivka, Lastochkyne, Syeverne, Pervomayske,Krasnohorivka, Hostre, Heorhiyivka and Maryinka of Donetsk region, - GeneralStaff of Armed Forces of Ukraine says in the morning report</text:p>
      <text:p text:style-name="P4">
新闻集链接：(https://liveuamap.com/en/2023/10-april-at-avdiyivka-and-maryinka-directions-russian-army)</text:p>
      <text:p text:style-name="P4">
News Source: <text:a xlink:type="simple" xlink:href="https://t.me/lumsrc/4458" text:style-name="Internet_20_link" text:visited-style-name="Visited_20_Internet_20_Link">
https://t.me/lumsrc/4458</text:a>
</text:p>
      <!--NEWS-->
      <text:h text:style-name="P10" text:outline-level="1">
<text:span text:style-name="T4">
由于在路易斯维尔开枪射击，五人被杀</text:span>
</text:h>
      <text:p text:style-name="P4">
作者: Ukrinform (Person)</text:p>
      <text:p text:style-name="P4">
出版商: Укринформ (Organization)</text:p>
      <text:p text:style-name="P4">
出版时间: 2023-04-10T-94:06:00+03:00</text:p>
      <text:p text:style-name="P4">
修改时间: 2023-04-10T19:06:00+03:00</text:p>
      <text:p text:style-name="P4">
描述: 在美国城市路易斯维尔市中心的中心，在美国城市路易斯维尔市中心的中心，在美国城市路易斯维尔市中心的中心被杀了五人。</text:p>
      <ul>
        <li>
I的，。: </li>
      </ul>
      <text:p text:style-name="P4">
图片: ["<text:a xlink:type="simple" xlink:href="https://static.ukrinform.com/photos/2019_08/thumb_files/630_360_1565003595-957.jpg" text:style-name="Internet_20_link" text:visited-style-name="Visited_20_Internet_20_Link">
630_360_15650...</text:a>
"]</text:p>
      <text:p text:style-name="P4">
标签: ['США', 'Стрілянина', 'Загибель']</text:p>
      <text:p text:style-name="P4">
类型: Article</text:p>
      <!--METADATA-->
      <text:p text:style-name="P4">
<draw:frame draw:style-name="fr1" draw:name="Image48" text:anchor-type="as-char" svg:width="6.9236in" svg:height="3.956343in" draw:z-index="0">
<draw:image xlink:href="../Images/yкринформ/2023-04-10T-94-06-00-03-00/630_360_1565003595-957.jpg" xlink:type="simple" xlink:show="embed" xlink:actuate="onLoad" draw:mime-type="image/jpeg"/>
</draw:frame>
由于在肯塔基州路易斯维尔市中心枪击事件，多少未知，五人被杀。</text:p>
      <text:p text:style-name="P4">
这是在[]中报道的(https://twitter.com/LMPD/status/1645436161937092609)乌克林福姆报道，当地警察。</text:p>
      <text:p text:style-name="P4">
“全部的 <text:a xlink:type="simple" xlink:href="https://www.ukrinform.ua/tag-zagibel" text:style-name="Internet_20_link" text:visited-style-name="Visited_20_Internet_20_Link">
</text:a>
五个人。 不小于送往UL医院的人(路易斯维尔大学 - 编辑。). Небезпекидля населення більше немає. Підозрюваний стрілок нейтралізований», - зазначилив поліції.</text:p>
      <text:p text:style-name="P4">
На місце виїхав губернатор штату Енді Бішер.</text:p>
      <text:p text:style-name="P4">
<text:span text:style-name="T4">
Читайте також:</text:span>
 <text:a xlink:type="simple" xlink:href="https://www.ukrinform.ua/rubric-world/3693899-u-tureckomu-corumi-colovik-obstrilav-ludej-na-vihodi-z-meceti-e-poraneni.html" text:style-name="Internet_20_link" text:visited-style-name="Visited_20_Internet_20_Link">
 <text:span text:style-name="T4">
мечеті</text:span>
 </text:a>
乔·贝登(Joe Baiden)总统被告知在路易斯维尔(Luisville)枪击事件。(https://edition.cnn.com/us/live-news/louisville-kentucky-shooting-04-10-23/index.html)。</text:p>
      <text:p text:style-name="P4">
正如乌克林福姆报道的那样，肯塔基州路易斯维尔市在发布会上报道说，在路易斯维利亚中心东马尼街第300季度向人们开火，导致受害者。</text:p>
      <text:p text:style-name="P4">
据媒体报道，这一事件发生在旧国家银行。</text:p>
      <text:p text:style-name="P4">
News Source: <text:a xlink:type="simple" xlink:href="https://www.ukrinform.ua/rubric-world/3694084-unaslidok-strilanini-v-luisvilli-zaginuli-patero-ludej.html" text:style-name="Internet_20_link" text:visited-style-name="Visited_20_Internet_20_Link">
https://www.ukrinform.ua/rubric-world/3694084-unaslidok-strilanini-v-luisvilli-zaginuli-patero-ludej.html</text:a>
</text:p>
      <!--NEWS-->
      <text:h text:style-name="P10" text:outline-level="1">
<text:span text:style-name="T4">
East Syrsky的手术指挥官昨天访问了Bakhmut的前线</text:span>
</text:h>
      <text:p text:style-name="P4">
作者: liveuamap (Language: en)</text:p>
      <text:p text:style-name="P4">
时间: 2023-04-10T02:57:15</text:p>
      <text:p text:style-name="P4">
地点: Bakhmut (Latitude:48.59251 Longtitude:37.98265)</text:p>
      <text:p text:style-name="P4">
视频: []</text:p>
      <text:p text:style-name="P4">
图片: ["<text:a xlink:type="simple" xlink:href="https://liveuamap.com/pics/2023/04/10/22555000_0.jpg" text:style-name="Internet_20_link" text:visited-style-name="Visited_20_Internet_20_Link">
22555000_0.jpg</text:a>
"]</text:p>
      <text:p text:style-name="P4">
标签: []</text:p>
      <text:p text:style-name="P4">
Id: 22555000</text:p>
      <!--METADATA-->
      <text:p text:style-name="P4">
East Syrsky的手术指挥官昨天访问了Bakhmut的前线</text:p>
      <text:p text:style-name="P4">
<draw:frame draw:style-name="fr1" draw:name="Image49" text:anchor-type="as-char" svg:width="6.9236in" svg:height="4.612849in" draw:z-index="0">
<draw:image xlink:href="../Images/liveuamap/2023-04-10T02-57-15/22555000_0.jpg" xlink:type="simple" xlink:show="embed" xlink:actuate="onLoad" draw:mime-type="image/jpeg"/>
</draw:frame>
新闻集链接：<text:a xlink:type="simple" xlink:href="https://liveuamap.com/en/2023/10-april-commander-of-operative-command-east-syrsky-visited" text:style-name="Internet_20_link" text:visited-style-name="Visited_20_Internet_20_Link">
https://liveuamap.com/en/2023/10-APRIL-Commander-of-ererative-command-east-syrsky-visited</text:a>
</text:p>
      <text:p text:style-name="P4">
News Source: <text:a xlink:type="simple" xlink:href="https://t.me/Tsaplienko/29618" text:style-name="Internet_20_link" text:visited-style-name="Visited_20_Internet_20_Link">
https://t.me/Tsaplienko/29618</text:a>
</text:p>
      <!--NEWS-->
      <text:h text:style-name="P10" text:outline-level="1">
<text:span text:style-name="T4">
Donetsk Oblast（09:03）。 红色警报：空中威胁。 警笛声。 立即掩盖！</text:span>
</text:h>
      <text:p text:style-name="P4">
作者: liveuamap (Language: en)</text:p>
      <text:p text:style-name="P4">
时间: 2023-04-10T03:04:00</text:p>
      <text:p text:style-name="P4">
地点: Donetsk Oblast (Latitude:48.72623 Longtitude:37.57716)</text:p>
      <text:p text:style-name="P4">
视频: []</text:p>
      <text:p text:style-name="P4">
图片: []</text:p>
      <text:p text:style-name="P4">
标签: ["Europe", "Central and Eastern Europe"]</text:p>
      <text:p text:style-name="P4">
Id: 22555002</text:p>
      <!--METADATA-->
      <text:p text:style-name="P4">
Donetsk Oblast(09:03). Red Alert: aerial threat. Sirens sounding. Take covernow!</text:p>
      <text:p text:style-name="P4">
News Collection Link: <text:a xlink:type="simple" xlink:href="https://liveuamap.com/en/2023/10-april-donetsk-oblast0903-red-alert-aerial-g" text:style-name="Internet_20_link" text:visited-style-name="Visited_20_Internet_20_Link">
https://liveuamap.com/en/2023/10-april-donetsk-oblast0903-red-alert-aerial-g</text:a>
</text:p>
      <text:p text:style-name="P4">
News Source: <text:a xlink:type="simple" xlink:href="https://t.me/air_alert_ua/42845" text:style-name="Internet_20_link" text:visited-style-name="Visited_20_Internet_20_Link">
https://t.me/air_alert_ua/42845</text:a>
</text:p>
      <!--NEWS-->
      <text:h text:style-name="P10" text:outline-level="1">
<text:span text:style-name="T4">
由于俄罗斯炮击今天早晨，赫尔森医院的损害</text:span>
</text:h>
      <text:p text:style-name="P4">
作者: liveuamap (Language: en)</text:p>
      <text:p text:style-name="P4">
时间: 2023-04-10T03:46:00</text:p>
      <text:p text:style-name="P4">
地点: Kherson (Latitude:46.63659 Longtitude:32.62236)</text:p>
      <text:p text:style-name="P4">
视频: []</text:p>
      <text:p text:style-name="P4">
图片: ["<text:a xlink:type="simple" xlink:href="https://liveuamap.com/pics/2023/04/10/22555005_0.jpg" text:style-name="Internet_20_link" text:visited-style-name="Visited_20_Internet_20_Link">
22555005_0.jpg</text:a>
", "<text:a xlink:type="simple" xlink:href="https://liveuamap.com/pics/2023/04/10/22555005_1.jpg" text:style-name="Internet_20_link" text:visited-style-name="Visited_20_Internet_20_Link">
22555005_1.jpg</text:a>
"]</text:p>
      <text:p text:style-name="P4">
标签: []</text:p>
      <text:p text:style-name="P4">
Id: 22555005</text:p>
      <!--METADATA-->
      <text:p text:style-name="P4">
由于俄罗斯炮击今天早晨，赫尔森医院的损害</text:p>
      <text:p text:style-name="P4">
<draw:frame draw:style-name="fr1" draw:name="Image50" text:anchor-type="as-char" svg:width="6.9236in" svg:height="9.262341in" draw:z-index="0">
<draw:image xlink:href="../Images/liveuamap/2023-04-10T03-46-00/22555005_0.jpg" xlink:type="simple" xlink:show="embed" xlink:actuate="onLoad" draw:mime-type="image/jpeg"/>
</draw:frame>
<draw:frame draw:style-name="fr1" draw:name="Image51" text:anchor-type="as-char" svg:width="5.625in" svg:height="10.0in" draw:z-index="0">
<draw:image xlink:href="../Images/liveuamap/2023-04-10T03-46-00/22555005_1.jpg" xlink:type="simple" xlink:show="embed" xlink:actuate="onLoad" draw:mime-type="image/jpeg"/>
</draw:frame>
新闻集链接：<text:a xlink:type="simple" xlink:href="https://liveuamap.com/en/2023/10-april-damage-at-hospital-in-kherson-as-result-of-russian" text:style-name="Internet_20_link" text:visited-style-name="Visited_20_Internet_20_Link">
https://liveuamap.com/en/2023/10-april-damage-at-hospital-hospital-in-kherson-kherson-as-as-result of俄罗斯</text:a>
</text:p>
      <text:p text:style-name="P4">
News Source: <text:a xlink:type="simple" xlink:href="https://t.me/hueviyherson/37752" text:style-name="Internet_20_link" text:visited-style-name="Visited_20_Internet_20_Link">
https://t.me/hueviyherson/37752</text:a>
</text:p>
      <!--NEWS-->
      <text:h text:style-name="P10" text:outline-level="1">
<text:span text:style-name="T4">
Zaporizka Oblast（10:01）。 红色警报：空中威胁。 警笛声。 立即掩盖！</text:span>
</text:h>
      <text:p text:style-name="P4">
作者: liveuamap (Language: en)</text:p>
      <text:p text:style-name="P4">
时间: 2023-04-10T04:02:00</text:p>
      <text:p text:style-name="P4">
地点: Zaporizka Oblast (Latitude:47.612021 Longtitude:35.765261)</text:p>
      <text:p text:style-name="P4">
视频: []</text:p>
      <text:p text:style-name="P4">
图片: []</text:p>
      <text:p text:style-name="P4">
标签: ["Europe", "Central and Eastern Europe"]</text:p>
      <text:p text:style-name="P4">
Id: 22555004</text:p>
      <!--METADATA-->
      <text:p text:style-name="P4">
Zaporizhzhia地区(10:01). Red Alert: aerial threat. Sirens sounding. Take covernow!</text:p>
      <text:p text:style-name="P4">
News Collection Link: <text:a xlink:type="simple" xlink:href="https://liveuamap.com/en/2023/10-april-zaporizka-oblast1001-red-alert-aeriag" text:style-name="Internet_20_link" text:visited-style-name="Visited_20_Internet_20_Link">
https://liveuamap.com/en/2023/10-april-zaporizka-oblast1001-red-alert-aeriag</text:a>
</text:p>
      <text:p text:style-name="P4">
News Source: <text:a xlink:type="simple" xlink:href="https://t.me/air_alert_ua/42846" text:style-name="Internet_20_link" text:visited-style-name="Visited_20_Internet_20_Link">
https://t.me/air_alert_ua/42846</text:a>
</text:p>
      <!--NEWS-->
      <text:h text:style-name="P10" text:outline-level="1">
<text:span text:style-name="T4">
在Sivershchyna和Slobozhanschyna的指示俄罗斯军队炮击了Yasna Polyana和Hremyac ...</text:span>
</text:h>
      <text:p text:style-name="P4">
作者: liveuamap (Language: en)</text:p>
      <text:p text:style-name="P4">
时间: 2023-04-10T04:48:00</text:p>
      <text:p text:style-name="P4">
地点: Vovchansk (Latitude:50.01447 Longtitude:37.91845)</text:p>
      <text:p text:style-name="P4">
视频: []</text:p>
      <text:p text:style-name="P4">
图片: []</text:p>
      <text:p text:style-name="P4">
标签: ["Russia"]</text:p>
      <text:p text:style-name="P4">
Id: 22555050</text:p>
      <!--METADATA-->
      <text:p text:style-name="P4">
在Sivershchyna和Slbozhanschyna的指示，俄罗斯军队炮击了Chernihiv地区的Yasnapolyana和Hremyach； Sumy地区的Baranivka，Volfyne，Zapsillya和Popopivka，还有Veterynarne，Kozacha Lopan，Mala Danylivka，Hatysche，Ustynivka，Milove，Milove，Velykyy Burluk和Kharkiv地区的Topoli，是Kharkiv地区，乌克雷(Kharkiv)地区，乌克雷(Kharkiv)的早晨，曾在Ukraine的早上报道，</text:p>
      <text:p text:style-name="P4">
新闻集链接：(https://liveuamap.com/en/2023/10-april-at-sivershchyna-and-slobozhanschyna-directions-russian)</text:p>
      <text:p text:style-name="P4">
News Source: <text:a xlink:type="simple" xlink:href="https://t.me/lumsrc/4454" text:style-name="Internet_20_link" text:visited-style-name="Visited_20_Internet_20_Link">
https://t.me/lumsrc/4454</text:a>
</text:p>
      <!--NEWS-->
      <text:h text:style-name="P10" text:outline-level="1">
<text:span text:style-name="T4">
俄罗斯部队在Lyman，Bakhmut，Avdiivka和Maryinka Directio进行进攻行动...</text:span>
</text:h>
      <text:p text:style-name="P4">
作者: liveuamap (Language: en)</text:p>
      <text:p text:style-name="P4">
时间: 2023-04-10T05:04:05</text:p>
      <text:p text:style-name="P4">
地点: Marinka, Donetsk Oblast (Latitude:47.94395 Longtitude:37.50097)</text:p>
      <text:p text:style-name="P4">
视频: []</text:p>
      <text:p text:style-name="P4">
图片: []</text:p>
      <text:p text:style-name="P4">
标签: ["Russia"]</text:p>
      <text:p text:style-name="P4">
Id: 22555036</text:p>
      <!--METADATA-->
      <text:p text:style-name="P4">
俄罗斯部队在莱曼，巴赫穆特，阿夫迪夫卡和玛丽卡执行进攻行动。 乌克兰军方击退了58次俄罗斯袭击。 试图在Dibrova，Bakhmut，Bohdanivka和Khromove，Novokalynove，Berdychi，Berdychi，Avdiyivka，Syeverne，Vodyane，Vodyane和Maryinka， - 乌克兰武装部队的一般报告中说，试图在Dibrova，Bakhmut，Bohdanivka和Khromove，Novokalynove，Novokalynove，Novokalynove， - 乌克兰武装部队的一般报告中说，</text:p>
      <text:p text:style-name="P4">
新闻集链接：<text:a xlink:type="simple" xlink:href="https://liveuamap.com/en/2023/10-april-russian-forces-conducting-offensive-actions-at-lyman" text:style-name="Internet_20_link" text:visited-style-name="Visited_20_Internet_20_Link">
https://liveuamap.com/en/2023/10-April-Russian-forces-conducting-conducting-corltendion-actions-actions-actions-at-lyman</text:a>
</text:p>
      <text:p text:style-name="P4">
News Source: <text:a xlink:type="simple" xlink:href="https://t.me/lumsrc/4461" text:style-name="Internet_20_link" text:visited-style-name="Visited_20_Internet_20_Link">
https://t.me/lumsrc/4461</text:a>
</text:p>
      <!--NEWS-->
      <text:h text:style-name="P10" text:outline-level="1">
<text:span text:style-name="T4">
Sumska Oblast，Chernihivska Oblast（11:27）。 红色警报：空中威胁。 警笛声。 带有CO ...</text:span>
</text:h>
      <text:p text:style-name="P4">
作者: liveuamap (Language: en)</text:p>
      <text:p text:style-name="P4">
时间: 2023-04-10T05:30:00</text:p>
      <text:p text:style-name="P4">
地点: Sumska Oblast (Latitude:51.00000000 Longtitude:34.00000000)</text:p>
      <text:p text:style-name="P4">
视频: []</text:p>
      <text:p text:style-name="P4">
图片: []</text:p>
      <text:p text:style-name="P4">
标签: ["Europe", "Central and Eastern Europe"]</text:p>
      <text:p text:style-name="P4">
Id: 22555051</text:p>
      <!--METADATA-->
      <text:p text:style-name="P4">
Chernihiv地区Sumy地区(11:27). Red Alert: aerial threat. Sirenssounding. Take cover now!</text:p>
      <text:p text:style-name="P4">
News Collection Link: <text:a xlink:type="simple" xlink:href="https://liveuamap.com/en/2023/10-april-sumska-oblast-chernihivska-oblast112g" text:style-name="Internet_20_link" text:visited-style-name="Visited_20_Internet_20_Link">
https://liveuamap.com/en/2023/10-april-sumska-oblast-chernihivska-oblast112g</text:a>
</text:p>
      <text:p text:style-name="P4">
News Source: <text:a xlink:type="simple" xlink:href="https://t.me/air_alert_ua/42850" text:style-name="Internet_20_link" text:visited-style-name="Visited_20_Internet_20_Link">
https://t.me/air_alert_ua/42850</text:a>
</text:p>
      <!--NEWS-->
      <text:h text:style-name="P10" text:outline-level="1">
<text:span text:style-name="T4">
Sumska Oblast（12:18）。 红色警报：空中威胁。 警笛声。 立即掩盖！</text:span>
</text:h>
      <text:p text:style-name="P4">
作者: liveuamap (Language: en)</text:p>
      <text:p text:style-name="P4">
时间: 2023-04-10T06:20:00</text:p>
      <text:p text:style-name="P4">
地点: Sumska Oblast (Latitude:51.0008 Longtitude:33.9989)</text:p>
      <text:p text:style-name="P4">
视频: []</text:p>
      <text:p text:style-name="P4">
图片: []</text:p>
      <text:p text:style-name="P4">
标签: ["Europe", "Central and Eastern Europe"]</text:p>
      <text:p text:style-name="P4">
Id: 22555063</text:p>
      <!--METADATA-->
      <text:p text:style-name="P4">
Sumy地区(12:18). Red Alert: aerial threat. Sirens sounding. Take covernow!</text:p>
      <text:p text:style-name="P4">
News Collection Link: <text:a xlink:type="simple" xlink:href="https://liveuamap.com/en/2023/10-april-sumska-oblast1218-red-alert-aerial-tg" text:style-name="Internet_20_link" text:visited-style-name="Visited_20_Internet_20_Link">
https://liveuamap.com/en/2023/10-april-sumska-oblast1218-red-alert-aerial-tg</text:a>
</text:p>
      <text:p text:style-name="P4">
News Source: <text:a xlink:type="simple" xlink:href="https://t.me/air_alert_ua/42853" text:style-name="Internet_20_link" text:visited-style-name="Visited_20_Internet_20_Link">
https://t.me/air_alert_ua/42853</text:a>
</text:p>
      <!--NEWS-->
      <text:h text:style-name="P10" text:outline-level="1">
<text:span text:style-name="T4">
Donetsk Oblast（13:57）。 红色警报：空中威胁。 警笛声。 立即掩盖！</text:span>
</text:h>
      <text:p text:style-name="P4">
作者: liveuamap (Language: en)</text:p>
      <text:p text:style-name="P4">
时间: 2023-04-10T07:59:00</text:p>
      <text:p text:style-name="P4">
地点: Donetsk Oblast (Latitude:48.72689 Longtitude:37.57771)</text:p>
      <text:p text:style-name="P4">
视频: []</text:p>
      <text:p text:style-name="P4">
图片: []</text:p>
      <text:p text:style-name="P4">
标签: ["Europe", "Central and Eastern Europe"]</text:p>
      <text:p text:style-name="P4">
Id: 22555072</text:p>
      <!--METADATA-->
      <text:p text:style-name="P4">
Donetsk Oblast(13:57). Red Alert: aerial threat. Sirens sounding. Take covernow!</text:p>
      <text:p text:style-name="P4">
News Collection Link: <text:a xlink:type="simple" xlink:href="https://liveuamap.com/en/2023/10-april-donetsk-oblast1357-red-alert-aerial-g" text:style-name="Internet_20_link" text:visited-style-name="Visited_20_Internet_20_Link">
https://liveuamap.com/en/2023/10-april-donetsk-oblast1357-red-alert-aerial-g</text:a>
</text:p>
      <text:p text:style-name="P4">
News Source: <text:a xlink:type="simple" xlink:href="https://t.me/air_alert_ua/42855" text:style-name="Internet_20_link" text:visited-style-name="Visited_20_Internet_20_Link">
https://t.me/air_alert_ua/42855</text:a>
</text:p>
      <!--NEWS-->
      <text:h text:style-name="P10" text:outline-level="1">
<text:span text:style-name="T4">
100名乌克兰军人从俄罗斯囚禁中获释</text:span>
</text:h>
      <text:p text:style-name="P4">
作者: liveuamap (Language: en)</text:p>
      <text:p text:style-name="P4">
时间: 2023-04-10T09:42:09</text:p>
      <text:p text:style-name="P4">
地点: Kam'yans'ke,Zaporiz'ka oblast (Latitude:47.55151 Longtitude:35.3619)</text:p>
      <text:p text:style-name="P4">
视频: []</text:p>
      <text:p text:style-name="P4">
图片: ["<text:a xlink:type="simple" xlink:href="https://liveuamap.com/pics/2023/04/10/22555074_1.jpg" text:style-name="Internet_20_link" text:visited-style-name="Visited_20_Internet_20_Link">
22555074_1.jpg</text:a>
", "<text:a xlink:type="simple" xlink:href="https://liveuamap.com/pics/2023/04/10/22555074_2.jpg" text:style-name="Internet_20_link" text:visited-style-name="Visited_20_Internet_20_Link">
22555074_2.jpg</text:a>
"]</text:p>
      <text:p text:style-name="P4">
标签: ["Europe", "Central and Eastern Europe"]</text:p>
      <text:p text:style-name="P4">
Id: 22555074</text:p>
      <!--METADATA-->
      <text:p text:style-name="P4">
100名乌克兰军人从俄罗斯囚禁中获释</text:p>
      <text:p text:style-name="P4">
<draw:frame draw:style-name="fr1" draw:name="Image52" text:anchor-type="as-char" svg:width="6.9236in" svg:height="3.90318in" draw:z-index="0">
<draw:image xlink:href="../Images/liveuamap/2023-04-10T09-42-09/22555074_1.jpg" xlink:type="simple" xlink:show="embed" xlink:actuate="onLoad" draw:mime-type="image/jpeg"/>
</draw:frame>
<draw:frame draw:style-name="fr1" draw:name="Image53" text:anchor-type="as-char" svg:width="6.9236in" svg:height="3.894525in" draw:z-index="0">
<draw:image xlink:href="../Images/liveuamap/2023-04-10T09-42-09/22555074_2.jpg" xlink:type="simple" xlink:show="embed" xlink:actuate="onLoad" draw:mime-type="image/jpeg"/>
</draw:frame>
新闻集链接：<text:a xlink:type="simple" xlink:href="https://liveuamap.com/en/2023/10-april-100-ukrainian-servicemen-were-released-from-russian" text:style-name="Internet_20_link" text:visited-style-name="Visited_20_Internet_20_Link">
https://liveuamap.com/en/2023/10-april-100-100-ukrainian-servicemen-were-were-were-were-were-ther-were-from-rsian</text:a>
</text:p>
      <text:p text:style-name="P4">
News Source: <text:a xlink:type="simple" xlink:href="https://t.me/hromadske_ua/31391" text:style-name="Internet_20_link" text:visited-style-name="Visited_20_Internet_20_Link">
https://t.me/hromadske_ua/31391</text:a>
</text:p>
      <!--NEWS-->
      <text:h text:style-name="P10" text:outline-level="1">
<text:span text:style-name="T4">
乌克兰儿童文学出现在德国图书馆</text:span>
</text:h>
      <text:p text:style-name="P4">
作者: Ukrinform (Person)</text:p>
      <text:p text:style-name="P4">
出版商: Укринформ (Organization)</text:p>
      <text:p text:style-name="P4">
出版时间: 2023-04-10T14:32:00+03:00</text:p>
      <text:p text:style-name="P4">
修改时间: 2023-04-10T14:32:00+03:00</text:p>
      <text:p text:style-name="P4">
描述: 乌克兰儿童文学出现在乌克兰书籍框架内的德国城市图书馆中。  - 乌克林。</text:p>
      <text:p text:style-name="P4">
图片: ["<text:a xlink:type="simple" xlink:href="https://static.ukrinform.com/photos/2023_04/thumb_files/630_360_1681126319-794.jpg" text:style-name="Internet_20_link" text:visited-style-name="Visited_20_Internet_20_Link">
630_360_16811...</text:a>
"]</text:p>
      <text:p text:style-name="P4">
标签: ['Бібліотека', 'Діти', 'Література', 'Німеччина']</text:p>
      <text:p text:style-name="P4">
类型: Article</text:p>
      <!--METADATA-->
      <text:p text:style-name="P4">
<draw:frame draw:style-name="fr1" draw:name="Image54" text:anchor-type="as-char" svg:width="6.9236in" svg:height="3.956343in" draw:z-index="0">
<draw:image xlink:href="../Images/yкринформ/2023-04-10T14-32-00-03-00/630_360_1681126319-794.jpg" xlink:type="simple" xlink:show="embed" xlink:actuate="onLoad" draw:mime-type="image/jpeg"/>
</draw:frame>
乌克兰文学出现在乌克兰儿童 - 乌克兰骑士行动的框架中。</text:p>
      <text:p text:style-name="P4">
根据乌克林福姆的说法，<text:a xlink:type="simple" xlink:href="https://t.me/mkipu/5516" text:style-name="Internet_20_link" text:visited-style-name="Visited_20_Internet_20_Link">
</text:a>
。</text:p>
      <text:p text:style-name="P4">
“乌克兰儿童 - 乌克兰书”的行动继续环游世界。因此，乌克兰的质量文学 - 在<text:a xlink:type="simple" xlink:href="https://www.ukrinform.ua/tag-nimeccina" text:style-name="Internet_20_link" text:visited-style-name="Visited_20_Internet_20_Link">
</text:a>
。 现在，住在这里的乌克兰人将能够阅读他们的母语。 信息是在城市管理局的协助下达到的，他们将与乌克兰志愿者，代表们一起提高质量，以改善乌克兰乌克兰施瓦兹瓦尔德乌克兰人的生活。”</text:p>
      <text:p text:style-name="P4">
<text:span text:style-name="T4">
另请阅读：</text:span>
 <text:a xlink:type="simple" xlink:href="https://www.ukrinform.ua/rubric-diaspora/3692260-u-budapesti-vidbulosa-vidkritta-ukrainskoi-knizkovoi-policki.html" text:style-name="Internet_20_link" text:visited-style-name="Visited_20_Internet_20_Link">
</text:a>
据报道，慈善行动“乌克兰儿童 - 乌克兰书籍”是由州电视台和电台委员会与总统办公室和MKIP在3月2022年发起的。 其目的是免费提供，这些儿童被迫通过俄罗斯战争对乌克兰，教科书，手册和小说证明。</text:p>
      <text:p text:style-name="P4">
<text:span text:style-name="T5">
foto：mkip</text:span>
</text:p>
      <text:p text:style-name="P4">
News Source: <text:a xlink:type="simple" xlink:href="https://www.ukrinform.ua/rubric-culture/3693938-u-bibliotekah-nimeccini-zavilasa-ukrainska-ditaca-literatura.html" text:style-name="Internet_20_link" text:visited-style-name="Visited_20_Internet_20_Link">
https://www.ukrinform.ua/rubric-culture/3693938-u-bibliotekah-nimeccini-zavilasa-ukrainska-ditaca-literatura.html</text:a>
</text:p>
      <!--NEWS-->
      <text:h text:style-name="P10" text:outline-level="1">
<text:span text:style-name="T4">
法院于4月21日推迟了大都会保罗的上诉</text:span>
</text:h>
      <text:p text:style-name="P4">
作者: Ukrinform (Person)</text:p>
      <text:p text:style-name="P4">
出版商: Укринформ (Organization)</text:p>
      <text:p text:style-name="P4">
出版时间: 2023-04-10T15:46:00+03:00</text:p>
      <text:p text:style-name="P4">
修改时间: 2023-04-10T15:46:00+03:00</text:p>
      <text:p text:style-name="P4">
描述: 基辅上诉法院因限制了莫斯科省乌克兰东正教教堂的限制，以4月21日的众议院逮捕形式呼吁。  - 乌克林。</text:p>
      <text:p text:style-name="P4">
图片: ["<text:a xlink:type="simple" xlink:href="https://static.ukrinform.com/photos/2023_04/thumb_files/630_360_1680434107-377.jpg" text:style-name="Internet_20_link" text:visited-style-name="Visited_20_Internet_20_Link">
630_360_16804...</text:a>
"]</text:p>
      <text:p text:style-name="P4">
标签: ['Суд', 'Київська Лавра', 'Апеляція', 'Митрополит УПЦ МП Павло']</text:p>
      <text:p text:style-name="P4">
类型: Article</text:p>
      <!--METADATA-->
      <text:p text:style-name="P4">
<draw:frame draw:style-name="fr1" draw:name="Image55" text:anchor-type="as-char" svg:width="6.9236in" svg:height="3.956343in" draw:z-index="0">
<draw:image xlink:href="../Images/yкринформ/2023-04-10T15-46-00-03-00/630_360_1680434107-377.jpg" xlink:type="simple" xlink:show="embed" xlink:actuate="onLoad" draw:mime-type="image/jpeg"/>
</draw:frame>
基辅上诉法院因选举莫斯科父权制的乌克兰东正教教堂的预防性事件而遭到上诉，于4月21日看到众议院被捕。</text:p>
      <text:p text:style-name="P4">
乌克兰福姆在法院新闻社中获悉。</text:p>
      <text:p text:style-name="P4">
“(会议被推迟了。)4月21日，凌晨12点，”该职位服务获悉。</text:p>
      <text:p text:style-name="P4">
早在基辅上诉法院<text:a xlink:type="simple" xlink:href="https://www.kas.gov.ua/CourtPortal.WebSite/Home/Sprava/51153465234" text:style-name="Internet_20_link" text:visited-style-name="Visited_20_Internet_20_Link">
</text:a>
该诉讼定于4月10日。</text:p>
      <text:p text:style-name="P4">
<text:span text:style-name="T4">
另请阅读：</text:span>
 <text:a xlink:type="simple" xlink:href="https://www.ukrinform.ua/rubric-society/3692853-zahist-mitropolita-upc-mp-pavla-podav-apelaciu-na-domasnij-arest.html" text:style-name="Internet_20_link" text:visited-style-name="Visited_20_Internet_20_Link">
<text:span text:style-name="T4">
 Paul </text:span>
</text:a>
据报道，据报道，4月1日，基辅的Shevchenkivskyi地方法院选出了一项限制，以限制莫斯科父权制帕维尔的乌克兰乌克兰东正教教堂的基辅 - 佩奇斯克·拉夫拉·大都会的州长，以24小时的房屋逮捕形式60天。</text:p>
      <text:p text:style-name="P4">
Pavel Nikita Chekman的律师提出上诉，以众议院逮捕的形式选举其客户身份。</text:p>
      <text:p text:style-name="P4">
4月1日上午，乌克兰的安全局表达了州长的怀疑<text:a xlink:type="simple" xlink:href="https://www.ukrinform.ua/tag-kiivska-lavra" text:style-name="Internet_20_link" text:visited-style-name="Visited_20_Internet_20_Link">
</text:a>
乌克兰东正教教堂的大都市(莫斯科宗主)保罗(天鹅). У його будинкупровели обшуки.</text:p>
      <text:p text:style-name="P4">
<text:span text:style-name="T4">
Читайте також:</text:span>
 <text:a xlink:type="simple" xlink:href="https://www.ukrinform.ua/rubric-society/3690557-sud-zaparkuvav-mersedes-na-dva-misaci-reakcia-socmerez-na-arest-mitropolita-upc-mp-pavla.html" text:style-name="Internet_20_link" text:visited-style-name="Visited_20_Internet_20_Link">
 </text:a>
犯罪嫌疑人将被指控违反公民平等，具体取决于其拉索沃，民族，区域隶属关系，监管宗教信仰，拒绝武装侵略俄罗斯联邦对乌克兰的侵略，荣耀侵略参与者。</text:p>
      <text:p text:style-name="P4">
News Source: <text:a xlink:type="simple" xlink:href="https://www.ukrinform.ua/rubric-society/3693974-sud-perenis-rozglad-apelacii-mitropolita-pavla-na-21-kvitna.html" text:style-name="Internet_20_link" text:visited-style-name="Visited_20_Internet_20_Link">
https://www.ukrinform.ua/rubric-society/3693974-sud-perenis-rozglad-apelacii-mitropolita-pavla-na-21-kvitna.html</text:a>
</text:p>
      <!--NEWS-->
      <text:h text:style-name="P10" text:outline-level="1">
<text:span text:style-name="T4">
在复活节的哈尔基夫，所有墓地都将关闭</text:span>
</text:h>
      <text:p text:style-name="P4">
作者: Ukrinform (Person)</text:p>
      <text:p text:style-name="P4">
出版商: Укринформ (Organization)</text:p>
      <text:p text:style-name="P4">
出版时间: 2023-04-10T15:52:59+03:00</text:p>
      <text:p text:style-name="P4">
修改时间: 2023-04-10T15:52:59+03:00</text:p>
      <text:p text:style-name="P4">
描述: 在Kharkiv，所有墓地都将在复活节关闭。  - 乌克林。</text:p>
      <text:p text:style-name="P4">
图片: ["<text:a xlink:type="simple" xlink:href="https://static.ukrinform.com/photos/2023_04/thumb_files/630_360_1681130981-693.jpg" text:style-name="Internet_20_link" text:visited-style-name="Visited_20_Internet_20_Link">
630_360_16811...</text:a>
", "<text:a xlink:type="simple" xlink:href="https://static.ukrinform.com/photos/2023_04/1681130981-265.jpg" text:style-name="Internet_20_link" text:visited-style-name="Visited_20_Internet_20_Link">
1681130981-26...</text:a>
"]</text:p>
      <text:p text:style-name="P4">
标签: ['Великдень', 'Кладовище', 'Війна з росією']</text:p>
      <text:p text:style-name="P4">
类型: Article</text:p>
      <!--METADATA-->
      <text:p text:style-name="P4">
<draw:frame draw:style-name="fr1" draw:name="Image56" text:anchor-type="as-char" svg:width="6.9236in" svg:height="3.956343in" draw:z-index="0">
<draw:image xlink:href="../Images/yкринформ/2023-04-10T15-52-59-03-00/630_360_1681130981-693.jpg" xlink:type="simple" xlink:show="embed" xlink:actuate="onLoad" draw:mime-type="image/jpeg"/>
</draw:frame>
哈科文复活节将关闭，参观所有墓地。</text:p>
      <text:p text:style-name="P4">
哈尔基夫市议会的新闻服务报告了这一点<text:a xlink:type="simple" xlink:href="http://t.me/citykharkivua/28773" text:style-name="Internet_20_link" text:visited-style-name="Visited_20_Internet_20_Link">
</text:a>
据报道，关于KP“仪式”的决定。</text:p>
      <text:p text:style-name="P4">
<draw:frame draw:style-name="fr1" draw:name="Image57" text:anchor-type="as-char" svg:width="6.9236in" svg:height="4.949092in" draw:z-index="0">
<draw:image xlink:href="../Images/yкринформ/2023-04-10T15-52-59-03-00/1681130981-265.jpg" xlink:type="simple" xlink:show="embed" xlink:actuate="onLoad" draw:mime-type="image/jpeg"/>
</draw:frame>
“城市的所有墓地<text:a xlink:type="simple" xlink:href="https://www.ukrinform.ua/tag-harkiv" text:style-name="Internet_20_link" text:visited-style-name="Visited_20_Internet_20_Link">
</text:a>
4月16日将结束复活节访问。 消息说：“对敌人避免挑衅和保护杰出导弹袭击的公民的要求做出了相应的决定。”</text:p>
      <text:p text:style-name="P4">
<text:span text:style-name="T4">
另请阅读：</text:span>
 <text:a xlink:type="simple" xlink:href="https://www.ukrinform.ua/rubric-regions/3693902-na-kiivsini-komendantska-godina-na-velikden-lisaetsa-bez-zmin.html" text:style-name="Internet_20_link" text:visited-style-name="Visited_20_Internet_20_Link">
<text:span text:style-name="T4">
复活节</text:span>
</text:a>
根据市议会的说法，在复活节和葬礼的日子里，哈尔基夫公墓的领土将由警察巡逻。 警察还将在墓地上值班，即关闭的入口，以参观爆炸物的可能存在。 这是城市公墓#15(str。 Volodya Dubinina)，№16(Kulinichi Village，vul。 第七卫队军队)和#17(str。 Kurochkina Gora，1).</text:p>
      <text:p text:style-name="P4">
<text:span text:style-name="T4">
Читайте також:</text:span>
 <text:a xlink:type="simple" xlink:href="https://www.ukrinform.ua/rubric-ato/3693939-ignat-pro-mozlivist-raketnih-obstriliv-na-velikden-oznaki-pidgotovki-e-zavzdi.html" text:style-name="Internet_20_link" text:visited-style-name="Visited_20_Internet_20_Link">
 <text:span text:style-name="T4">
Великдень</text:span>
 </text:a>
据报道，由于Minna危险，在Kharkiv地区<text:a xlink:type="simple" xlink:href="https://www.ukrinform.ua/rubric-regions/3692487-na-harkivsini-zaboronili-vidviduvati-ponad-750-kladovis.html" text:style-name="Internet_20_link" text:visited-style-name="Visited_20_Internet_20_Link">
</text:a>
参观超过750个墓地。</text:p>
      <text:p text:style-name="P4">
News Source: <text:a xlink:type="simple" xlink:href="https://www.ukrinform.ua/rubric-regions/3693976-u-harkovi-na-velikden-zakriut-vsi-kladovisa.html" text:style-name="Internet_20_link" text:visited-style-name="Visited_20_Internet_20_Link">
https://www.ukrinform.ua/rubric-regions/3693976-u-harkovi-na-velikden-zakriut-vsi-kladovisa.html</text:a>
</text:p>
      <!--NEWS-->
      <text:h text:style-name="P10" text:outline-level="1">
<text:span text:style-name="T4">
流离失所者的地位有480万乌克兰人，其中包括100万儿童 -  Vereshchuk</text:span>
</text:h>
      <text:p text:style-name="P4">
作者: Ukrinform (Person)</text:p>
      <text:p text:style-name="P4">
出版商: Укринформ (Organization)</text:p>
      <text:p text:style-name="P4">
出版时间: 2023-04-10T15:53:53+03:00</text:p>
      <text:p text:style-name="P4">
修改时间: 2023-04-10T15:53:53+03:00</text:p>
      <text:p text:style-name="P4">
描述: 在乌克兰，国内流离失所者的官方身份（IDP）有480万公民，其中100万是儿童。  - 乌克林。</text:p>
      <text:p text:style-name="P4">
图片: ["<text:a xlink:type="simple" xlink:href="https://static.ukrinform.com/photos/2023_01/thumb_files/630_360_1673897824-865.png" text:style-name="Internet_20_link" text:visited-style-name="Visited_20_Internet_20_Link">
630_360_16738...</text:a>
"]</text:p>
      <text:p text:style-name="P4">
标签: ['Переселенці', 'Верещук', 'Єдині новини']</text:p>
      <text:p text:style-name="P4">
类型: Article</text:p>
      <!--METADATA-->
      <text:p text:style-name="P4">
<draw:frame draw:style-name="fr1" draw:name="Image58" text:anchor-type="as-char" svg:width="6.9236in" svg:height="3.956343in" draw:z-index="0">
<draw:image xlink:href="../Images/yкринформ/2023-04-10T15-53-53-03-00/630_360_1673897824-865.png" xlink:type="simple" xlink:show="embed" xlink:actuate="onLoad" draw:mime-type="image/png"/>
</draw:frame>
在乌克兰，内部流离失所者的地位(VPO)他们有480万公民，其中100万是孩子。</text:p>
      <text:p text:style-name="P4">
乌克林福姆报道，艾琳娜·弗雷什丘克(Irina Vereshchuk)谈到这是维奇里米尔(Viceremier) - 米尼斯特(Minister) - 临时联合领土的重新融入部长在单一的空中。</text:p>
      <text:p text:style-name="P4">
“截至4月10日，有480万注册的内部流离失所者。总共有近700万。顺便说一句，从这480万美元中，我们占两次IDP的人中的100万人。 也就是说，人们离开了Donetsk Talugansk地区，搬到了更近的地方并住在Kharkiv，您在Donetsk有一个Chyde，现在他们第二次搬家了。” Vereshchuk说。</text:p>
      <text:p text:style-name="P4">
据她说，当局无法分别分配这群乌克兰人。 “必须有一个单独的状态计划。 我绝对启动了这样一个程序的开发，因为我了解它对人的重要性。</text:p>
      <text:p text:style-name="P4">
Vereshchuk指出，不需要获得IDP状态。 每个人都有权决定是否需要这样的证书。</text:p>
      <text:p text:style-name="P4">
<text:span text:style-name="T4">
另请阅读：</text:span>
 <text:a xlink:type="simple" xlink:href="https://www.ukrinform.ua/rubric-society/3693615-avstria-prodovzila-diu-posvidcen-bizencam-z-ukraini.html" text:style-name="Internet_20_link" text:visited-style-name="Visited_20_Internet_20_Link">
</text:a>
如报道<text:a xlink:type="simple" xlink:href="https://www.ukrinform.ua/rubric-society/3692935-kabmin-shvaliv-strategiu-derzpolitiki-sodo-vnutrisnogo-peremisenna-do-2025-roku.html" text:style-name="Internet_20_link" text:visited-style-name="Visited_20_Internet_20_Link">
</text:a>
在4月7日，部长的内阁批准了一项国家政策战略，用于2025年期间的每日转移以及相关的运营计划。 它设想在各个阶段对国内流离失所者的支持 - 视频化，在新地方的社会适应过程中，直到批准永久居住地。</text:p>
      <text:p text:style-name="P4">
News Source: <text:a xlink:type="simple" xlink:href="https://www.ukrinform.ua/rubric-society/3693977-status-pereselenca-maut-48-miljona-ukrainciv-sered-nih-1-miljon-ditej-veresuk.html" text:style-name="Internet_20_link" text:visited-style-name="Visited_20_Internet_20_Link">
https://www.ukrinform.ua/rubric-society/3693977-status-pereselenca-maut-48-miljona-ukrainciv-sered-nih-1-miljon-ditej-veresuk.html</text:a>
</text:p>
      <!--NEWS-->
      <text:h text:style-name="P10" text:outline-level="1">
<text:span text:style-name="T4">
拉德兹基认为，医学和社会专家委员会应以当前形式不复存在</text:span>
</text:h>
      <text:p text:style-name="P4">
作者: Ukrinform (Person)</text:p>
      <text:p text:style-name="P4">
出版商: Укринформ (Organization)</text:p>
      <text:p text:style-name="P4">
出版时间: 2023-04-10T15:54:00+03:00</text:p>
      <text:p text:style-name="P4">
修改时间: 2023-04-10T15:54:00+03:00</text:p>
      <text:p text:style-name="P4">
描述: 当前形式的医疗和社会专家委员会应不再存在。  - 乌克林。</text:p>
      <text:p text:style-name="P4">
图片: ["<text:a xlink:type="simple" xlink:href="https://static.ukrinform.com/photos/2023_04/thumb_files/630_360_1681118168-359.jpg" text:style-name="Internet_20_link" text:visited-style-name="Visited_20_Internet_20_Link">
630_360_16811...</text:a>
"]</text:p>
      <text:p text:style-name="P4">
标签: ['Реформа', 'Радуцький', 'МСЕК']</text:p>
      <text:p text:style-name="P4">
类型: Article</text:p>
      <!--METADATA-->
      <text:p text:style-name="P4">
<draw:frame draw:style-name="fr1" draw:name="Image59" text:anchor-type="as-char" svg:width="6.9236in" svg:height="3.956343in" draw:z-index="0">
<draw:image xlink:href="../Images/yкринформ/2023-04-10T15-54-00-03-00/630_360_1681118168-359.jpg" xlink:type="simple" xlink:show="embed" xlink:actuate="onLoad" draw:mime-type="image/jpeg"/>
</draw:frame>
目前形式的医疗和社会专家委员会应停止其存在。</text:p>
      <text:p text:style-name="P4">
该意见是美国国家卫生卫生委员会主席，医疗援助和健康保险Mikhail Radutsky在<text:a xlink:type="simple" xlink:href="https://www.ukrinform.ua/rubric-society/3693842-mihajlo-raduckij-golova-komitetu-vr-z-pitan-zdorova-nacii.html" text:style-name="Internet_20_link" text:visited-style-name="Visited_20_Internet_20_Link">
</text:a>
。</text:p>
      <text:p text:style-name="P4">
“我们还有军事医疗委员会(VLK)，还有另一个称为医学和社会专家委员会的痛苦(MSEC). Нам необхідно провести <text:a xlink:type="simple" xlink:href="https://www.ukrinform.ua/tag-reforma" text:style-name="Internet_20_link" text:visited-style-name="Visited_20_Internet_20_Link">
</text:a>
因为当一个无限的人每年必须通过一次无元人民币时，这是荒谬的，”拉德兹基说。</text:p>
      <text:p text:style-name="P4">
在他看来，MSEC是最腐败的系统，因此必须将其转变为更有效的机制。 “当前的MSEC必须获得其存在。 我认为这是苏联最糟糕的遗产之一，它留在乌克兰。”他强调。</text:p>
      <text:p text:style-name="P4">
<text:span text:style-name="T4">
另请阅读：</text:span>
 <text:a xlink:type="simple" xlink:href="https://www.ukrinform.ua/rubric-society/3693904-reformuvanna-vijskovolikarskih-komisij-trivatime-maksimum-do-kinca-roku-raduckij.html" text:style-name="Internet_20_link" text:visited-style-name="Visited_20_Internet_20_Link">
</text:a>
在这种情况下，拉德兹基说，要改革VLK和MSEC，一个工作组是在部长内阁下创建的。</text:p>
      <text:p text:style-name="P4">
据报道，乌克兰目前正在进行军事医疗委员会活动的改革。</text:p>
      <text:p text:style-name="P4">
News Source: <text:a xlink:type="simple" xlink:href="https://www.ukrinform.ua/rubric-society/3693932-raduckij-vvazae-medikosocialni-ekspertni-komisii-u-ninisnomu-vigladi-maut-pripiniti-isnuvanna.html" text:style-name="Internet_20_link" text:visited-style-name="Visited_20_Internet_20_Link">
https://www.ukrinform.ua/rubric-society/3693932-raduckij-vvazae-medikosocialni-ekspertni-komisii-u-ninisnomu-vigladi-maut-pripiniti-isnuvanna.html</text:a>
</text:p>
      <!--NEWS-->
      <text:h text:style-name="P10" text:outline-level="1">
<text:span text:style-name="T4">
莱斯特开始与拉斐尔·贝尼特人谈判 - 媒体</text:span>
</text:h>
      <text:p text:style-name="P4">
作者: Ukrinform (Person)</text:p>
      <text:p text:style-name="P4">
出版商: Укринформ (Organization)</text:p>
      <text:p text:style-name="P4">
出版时间: 2023-04-10T15:57:05+03:00</text:p>
      <text:p text:style-name="P4">
修改时间: 2023-04-10T15:57:05+03:00</text:p>
      <text:p text:style-name="P4">
描述: 西班牙专家拉斐尔·贝尼特斯（Raphael Benitez）可以领导莱斯特（Lester）。  - 乌克林。</text:p>
      <text:p text:style-name="P4">
图片: ["<text:a xlink:type="simple" xlink:href="https://static.ukrinform.com/photos/2023_04/thumb_files/630_360_1681131340-318.jpg" text:style-name="Internet_20_link" text:visited-style-name="Visited_20_Internet_20_Link">
630_360_16811...</text:a>
"]</text:p>
      <text:p text:style-name="P4">
标签: ['Футбол', 'АПЛ']</text:p>
      <text:p text:style-name="P4">
类型: Article</text:p>
      <!--METADATA-->
      <text:p text:style-name="P4">
<draw:frame draw:style-name="fr1" draw:name="Image60" text:anchor-type="as-char" svg:width="6.9236in" svg:height="3.956343in" draw:z-index="0">
<draw:image xlink:href="../Images/yкринформ/2023-04-10T15-57-05-03-00/630_360_1681131340-318.jpg" xlink:type="simple" xlink:show="embed" xlink:actuate="onLoad" draw:mime-type="image/jpeg"/>
</draw:frame>
西班牙专家拉斐尔·贝尼特斯(Raphael Benitez)可以领导莱斯特(Lester)。</text:p>
      <text:p text:style-name="P4">
Fabrizio Romano的Football Insidet在[]中报道了这一点(https://twitter.com/FabrizioRomano/status/1645383123998212099)，报道乌克林福姆。</text:p>
      <text:p text:style-name="P4">
据消息人士称，各方开始就此进行谈判。 莱斯特(Lester)早些时候想与杰西·马什(Jesse Marsh)进行谈判，但他拒绝领导该命令。</text:p>
      <text:p text:style-name="P4">
埃弗顿(Everton)是62岁的贝尼特斯(Benitez)的最后工作地点。 他还执教过“达利安·伊瓦恩”，“纽卡斯尔”，“真实”，“那不勒斯”，“切尔西”，“ Inter”，“利物浦”，“瓦伦西亚”，“ tenerife”，“ tenerife”，“ estremadura”，“ estremadura”，“ osasun”，“ osasun” 。”和“ Real Madridcastilla”。</text:p>
      <text:p text:style-name="P4">
作为一名教练，他赢得了冠军联赛，欧洲联盟杯和欧罗巴联赛，世界杯，欧洲联盟超级杯。 教练在与瓦伦西亚的西班牙冠军赛中获胜了2倍。</text:p>
      <text:p text:style-name="P4">
<text:span text:style-name="T4">
另请阅读：</text:span>
 <text:a xlink:type="simple" xlink:href="https://www.ukrinform.ua/rubric-sports/3693756-ukrainskij-futbolist-kuharevic-zabiv-cergovij-mac-u-cempionati-sotlandii.html" text:style-name="Internet_20_link" text:visited-style-name="Visited_20_Internet_20_Link">
<text:span text:style-name="T4">
足球</text:span>
</text:a>
据报道，Brandanroders是从主教练“ Foxes”的职位上释放的。 球队在30场比赛中在APL中排名第19-25分。</text:p>
      <text:p text:style-name="P4">
照片：盖蒂图像</text:p>
      <text:p text:style-name="P4">
News Source: <text:a xlink:type="simple" xlink:href="https://www.ukrinform.ua/rubric-sports/3693980-lester-rozpocav-peregovori-z-rafaelem-benitesom-zmi.html" text:style-name="Internet_20_link" text:visited-style-name="Visited_20_Internet_20_Link">
https://www.ukrinform.ua/rubric-sports/3693980-lester-rozpocav-peregovori-z-rafaelem-benitesom-zmi.html</text:a>
</text:p>
      <!--NEWS-->
      <text:h text:style-name="P10" text:outline-level="1">
<text:span text:style-name="T4">
特鲁斯卡维茨的莫斯科父权制教堂决定去PCC</text:span>
</text:h>
      <text:p text:style-name="P4">
作者: Ukrinform (Person)</text:p>
      <text:p text:style-name="P4">
出版商: Укринформ (Organization)</text:p>
      <text:p text:style-name="P4">
出版时间: 2023-04-10T16:02:00+03:00</text:p>
      <text:p text:style-name="P4">
修改时间: 2023-04-10T16:02:00+03:00</text:p>
      <text:p text:style-name="P4">
描述: Truskavets中的UOC -MP教区呼吁在PCU中接受。  - 乌克林。</text:p>
      <text:p text:style-name="P4">
图片: ["<text:a xlink:type="simple" xlink:href="https://static.ukrinform.com/photos/2023_04/thumb_files/630_360_1681131569-395.jpg" text:style-name="Internet_20_link" text:visited-style-name="Visited_20_Internet_20_Link">
630_360_16811...</text:a>
"]</text:p>
      <text:p text:style-name="P4">
标签: ['Церква', 'УПЦ МП', 'Трускавець', 'Православна церква України']</text:p>
      <text:p text:style-name="P4">
类型: Article</text:p>
      <!--METADATA-->
      <text:p text:style-name="P4">
<draw:frame draw:style-name="fr1" draw:name="Image61" text:anchor-type="as-char" svg:width="6.9236in" svg:height="3.956343in" draw:z-index="0">
<draw:image xlink:href="../Images/yкринформ/2023-04-10T16-02-00-03-00/630_360_1681131569-395.jpg" xlink:type="simple" xlink:show="embed" xlink:actuate="onLoad" draw:mime-type="image/jpeg"/>
</draw:frame>
Truskavets中的UOC -MP的圣利亚教区居民提出了呼吁，被UOCU接受。</text:p>
      <text:p text:style-name="P4">
关于<text:a xlink:type="simple" xlink:href="https://t.me/kozytskyy_maksym_official/7679" text:style-name="Internet_20_link" text:visited-style-name="Visited_20_Internet_20_Link">
</text:a>
乌克林福姆报道，马克西姆·科兹基(Maxim Kozytsky)主要报道了OVA OVA。</text:p>
      <text:p text:style-name="P4">
“社区已决定联系LVIV PSCU MACARIUS的大都市(盐)要求将其拿到怀里<text:a xlink:type="simple" xlink:href="https://www.ukrinform.ua/tag-pravoslavna-cerkva-ukraini" text:style-name="Internet_20_link" text:visited-style-name="Visited_20_Internet_20_Link">
</text:a>
。 教区父亲奥莱格·菲达克(Oleg Fedak)的校长给予了大都会马卡里乌斯(Macarius)的特殊呼吁。”科兹兹基写道。</text:p>
      <text:p text:style-name="P4">
该地区的负责人指出，向乌克兰东正教教堂的过渡于4月9日前一天，在宗教团体的一次会议上。</text:p>
      <text:p text:style-name="P4">
科兹基(Kozitsky)提醒，在乌克兰，教会与国家分开。 因此，莫斯科夫祖先的每个寺庙的宗教团体必须采取关于过渡到PCU的决定。</text:p>
      <text:p text:style-name="P4">
为此，您首先需要就成为PCU的愿望采访您的宗教社区。 此外，在宗教团体的股东大会上，决定管辖权的评级。 最后，以乌克兰法律“良心和宗教组织的启蒙”第14条规定的方式修改塔萨罗斯托塔的法规。</text:p>
      <text:p text:style-name="P4">
<text:span text:style-name="T4">
另请阅读：</text:span>
 <text:a xlink:type="simple" xlink:href="https://www.ukrinform.ua/rubric-regions/3693918-na-hmelniccini-zareestruvali-statuti-se-sesti-religijnih-gromad-aki-perejsli-do-pcu.html" text:style-name="Internet_20_link" text:visited-style-name="Visited_20_Internet_20_Link">
<text:span text:style-name="T4">
 PCC </text:span>
</text:a>
如报道<text:a xlink:type="simple" xlink:href="https://www.ukrinform.ua/rubric-regions/3692272-u-lvovi-rozpocali-demontaz-cerkvi-upc-mp.html" text:style-name="Internet_20_link" text:visited-style-name="Visited_20_Internet_20_Link">
</text:a>
，在利维夫，UOC MP的未经授权的圣弗拉基米尔教堂被拆除。 此外，塔拉斯·鲍尼奇(Taras Bobanych)Epiphany的UOC -MP的前神庙现在将使用乌克兰东正教教堂的宗教社区，以及街上的房屋。 面包店正式通过了第一家医学协会。 他们计划使康复中心战争的受害者。</text:p>
      <text:p text:style-name="P4">
News Source: <text:a xlink:type="simple" xlink:href="https://www.ukrinform.ua/rubric-regions/3693982-cerkva-moskovskogo-patriarhatu-u-truskavci-virisila-perejti-do-pcu.html" text:style-name="Internet_20_link" text:visited-style-name="Visited_20_Internet_20_Link">
https://www.ukrinform.ua/rubric-regions/3693982-cerkva-moskovskogo-patriarhatu-u-truskavci-virisila-perejti-do-pcu.html</text:a>
</text:p>
      <!--NEWS-->
      <text:h text:style-name="P10" text:outline-level="1">
<text:span text:style-name="T4">
在基辅</text:span>
</text:h>
      <text:p text:style-name="P4">
作者: Ukrinform (Person)</text:p>
      <text:p text:style-name="P4">
出版商: Укринформ (Organization)</text:p>
      <text:p text:style-name="P4">
出版时间: 2023-04-10T16:03:02+03:00</text:p>
      <text:p text:style-name="P4">
修改时间: 2023-04-10T16:03:02+03:00</text:p>
      <text:p text:style-name="P4">
描述: 乌克兰（DAM）建筑和城市规划的州督察发布了一份委托基辅河站恢复历史建筑的委托证书。  - 乌克林。</text:p>
      <text:p text:style-name="P4">
图片: ["<text:a xlink:type="simple" xlink:href="https://static.ukrinform.com/photos/2023_04/thumb_files/630_360_1681131586-969.jpg" text:style-name="Internet_20_link" text:visited-style-name="Visited_20_Internet_20_Link">
630_360_16811...</text:a>
"]</text:p>
      <text:p text:style-name="P4">
标签: ['Архітектура', 'Київ', 'Реставрація']</text:p>
      <text:p text:style-name="P4">
类型: Article</text:p>
      <!--METADATA-->
      <text:p text:style-name="P4">
<draw:frame draw:style-name="fr1" draw:name="Image62" text:anchor-type="as-char" svg:width="6.9236in" svg:height="3.956343in" draw:z-index="0">
<draw:image xlink:href="../Images/yкринформ/2023-04-10T16-03-02-03-00/630_360_1681131586-969.jpg" xlink:type="simple" xlink:show="embed" xlink:actuate="onLoad" draw:mime-type="image/jpeg"/>
</draw:frame>
乌克兰的国家建筑和城市规划局(直径)她出版了对Vokiev河站恢复的历史建筑的接受证书。</text:p>
      <text:p text:style-name="P4">
在网站上报告了这一点<text:a xlink:type="simple" xlink:href="https://diam.gov.ua/news/diam-pryiniala-v-ekspluatatsiiu-restavrovanu-budivliu-richkovoho-vokzalu-teper-tse-amerykanskyi-universytet-u-kyievi" text:style-name="Internet_20_link" text:visited-style-name="Visited_20_Internet_20_Link">
</text:a>
他报告了乌克林福姆。</text:p>
      <text:p text:style-name="P4">
“首席检查员DIAM签发了基辅河站的接受证书，这是基辅美国大学的主要场所(美国大学美国大学(Aykey))“， - 据说。</text:p>
      <text:p text:style-name="P4">
值得注意的是，建造于1961年的河站的历史建筑，通过保存历史外墙和有价值的面板进行了修复。</text:p>
      <text:p text:style-name="P4">
同时，内部创建了一个现代的内饰。 美国大学的校园有观众，会议和联合工作学生，会议室，图书馆等。</text:p>
      <text:p text:style-name="P4">
<text:span text:style-name="T4">
另请阅读：</text:span>
 <text:a xlink:type="simple" xlink:href="https://www.ukrinform.ua/rubric-vidbudova/3686459-bezbarernist-e-obovazkovou-dla-vidbudovi-kubrakov.html" text:style-name="Internet_20_link" text:visited-style-name="Visited_20_Internet_20_Link">
</text:a>
“这种现代教育机构的出现为乌克兰青年打开了巨大的机会，因为某些美国教育并没有造成。 在恢复过程中遵循构建，标准和规则非常重要。 结果，建筑纪念碑并不简单，但也获得了新的生活。” T.V.说。 Diam Alexandranovitsky的负责人。</text:p>
      <text:p text:style-name="P4">
他回忆起[]的美国大学(https://www.ukrinform.ua/tag-kiiv)与阿尔佐纳州立大学合作于2022年开业(ASU) - 美国最大的大学之一。</text:p>
      <text:p text:style-name="P4">
2022年9月，该大学的第一批学生开始学习三个学士学位课程和两个硕士学位。 现在，在建筑物投入运营之后，大学将能够在直径上开始离线学生。</text:p>
      <text:p text:style-name="P4">
<text:span text:style-name="T4">
另请阅读：</text:span>
 <text:a xlink:type="simple" xlink:href="https://www.ukrinform.ua/rubric-kyiv/3632929-na-andriivskij-cerkvi-vstanovili-tablicku-evropejskoi-premii-u-sferi-kulturnoi-spadsini.html" text:style-name="Internet_20_link" text:visited-style-name="Visited_20_Internet_20_Link">
</text:a>
据报道，2021年9月的河流被租给了新的教育机构-Kyiv美国大学。</text:p>
      <text:p text:style-name="P4">
News Source: <text:a xlink:type="simple" xlink:href="https://www.ukrinform.ua/rubric-kyiv/3693984-u-kievi-vveli-v-ekspluataciu-vidrestavrovanu-budivlu-rickovogo-vokzalu.html" text:style-name="Internet_20_link" text:visited-style-name="Visited_20_Internet_20_Link">
https://www.ukrinform.ua/rubric-kyiv/3693984-u-kievi-vveli-v-ekspluataciu-vidrestavrovanu-budivlu-rickovogo-vokzalu.html</text:a>
</text:p>
      <!--NEWS-->
      <text:h text:style-name="P10" text:outline-level="1">
<text:span text:style-name="T4">
在土耳其，地震的受害者数量已增加到50 399</text:span>
</text:h>
      <text:p text:style-name="P4">
作者: Ukrinform (Person)</text:p>
      <text:p text:style-name="P4">
出版商: Укринформ (Organization)</text:p>
      <text:p text:style-name="P4">
出版时间: 2023-04-10T16:05:00+03:00</text:p>
      <text:p text:style-name="P4">
修改时间: 2023-04-10T16:05:00+03:00</text:p>
      <text:p text:style-name="P4">
描述: 由于卡哈拉曼马拉省的地震袭击了11个省，被杀了50 399人。 大多数人伤亡记录在Hatai。  - 乌克林。</text:p>
      <text:p text:style-name="P4">
图片: ["<text:a xlink:type="simple" xlink:href="https://static.ukrinform.com/photos/2023_02/thumb_files/630_360_1675753796-161.jpg" text:style-name="Internet_20_link" text:visited-style-name="Visited_20_Internet_20_Link">
630_360_16757...</text:a>
"]</text:p>
      <text:p text:style-name="P4">
标签: ['Загибель', 'Землетрус', 'Туреччина']</text:p>
      <text:p text:style-name="P4">
类型: Article</text:p>
      <!--METADATA-->
      <text:p text:style-name="P4">
<draw:frame draw:style-name="fr1" draw:name="Image63" text:anchor-type="as-char" svg:width="6.9236in" svg:height="3.956343in" draw:z-index="0">
<draw:image xlink:href="../Images/yкринформ/2023-04-10T16-05-00-03-00/630_360_1675753796-161.jpg" xlink:type="simple" xlink:show="embed" xlink:actuate="onLoad" draw:mime-type="image/jpeg"/>
</draw:frame>
由于袭击了11个省的Kakhramanmarash省的土地，有50399人被杀。 大多数人伤亡记录在Hatai。</text:p>
      <text:p text:style-name="P4">
根据乌克林福姆的说法，这是在接受频道的采访中<text:a xlink:type="simple" xlink:href="https://www.cnnturk.com/turkiye/63-gun-depremde-olu-sayisi-ne-kadar-oldu-guncel-yarali-sayisi-kac-hangi-ilde-kac-bina-yikildi-kac-kisi-oldu" text:style-name="Internet_20_link" text:visited-style-name="Visited_20_Internet_20_Link">
</text:a>
由土耳其的内部事务苏莱曼·索拉(Suleiman Soyla)告知。</text:p>
      <text:p text:style-name="P4">
部长说：“死亡人数增加到50 399人。”</text:p>
      <text:p text:style-name="P4">
据他说，对死者的识别仍在继续，因此他们的数字仍然可以改变。</text:p>
      <text:p text:style-name="P4">
还指出，由于地震造成的死亡人数最多，在齐里亚(Ziria)边界的土耳其东南部的哈蒂(Hati)省漂移。</text:p>
      <text:p text:style-name="P4">
<text:span text:style-name="T4">
另请阅读：</text:span>
 <text:a xlink:type="simple" xlink:href="https://www.ukrinform.ua/rubric-world/3691685-u-zoni-zemletrusu-v-tureccini-zveli-700-tisac-nametiv-ta-kontejneriv.html" text:style-name="Internet_20_link" text:visited-style-name="Visited_20_Internet_20_Link">
<text:span text:style-name="T4">
土耳其</text:span>
</text:a>
据乌克林福姆报道，在东部和东南地震中，在地震中竖起了700,000个临时住房 -  6.5万帐篷和5万个容器。 13,000辆卡车已参与清洁领土。</text:p>
      <text:p text:style-name="P4">
2月6日在东南部<text:a xlink:type="simple" xlink:href="https://www.ukrinform.ua/tag-tureccina" text:style-name="Internet_20_link" text:visited-style-name="Visited_20_Internet_20_Link">
</text:a>
发生了两次地震：在Kahramanmarash -Magnituda 7.7省的Pazardzhik地区以及同一省的Elbistan地区-Magnitude 7.6。</text:p>
      <text:p text:style-name="P4">
<text:span text:style-name="T5">
foto：aa</text:span>
</text:p>
      <text:p text:style-name="P4">
News Source: <text:a xlink:type="simple" xlink:href="https://www.ukrinform.ua/rubric-world/3693985-u-tureccini-kilkist-zertv-zemletrusiv-zrosla-do-50-399.html" text:style-name="Internet_20_link" text:visited-style-name="Visited_20_Internet_20_Link">
https://www.ukrinform.ua/rubric-world/3693985-u-tureccini-kilkist-zertv-zemletrusiv-zrosla-do-50-399.html</text:a>
</text:p>
      <!--NEWS-->
      <text:h text:style-name="P10" text:outline-level="1">
<text:span text:style-name="T4">
在贝尔戈罗德之后的库尔斯克，游行于5月9日被取消-Roszma</text:span>
</text:h>
      <text:p text:style-name="P4">
作者: Ukrinform (Person)</text:p>
      <text:p text:style-name="P4">
出版商: Укринформ (Organization)</text:p>
      <text:p text:style-name="P4">
出版时间: 2023-04-10T16:09:00+03:00</text:p>
      <text:p text:style-name="P4">
修改时间: 2023-04-10T16:09:00+03:00</text:p>
      <text:p text:style-name="P4">
描述: 出于安全原因，在俄罗斯库尔斯克地区，游行将于5月9日举行。  - 乌克林。</text:p>
      <text:p text:style-name="P4">
图片: ["<text:a xlink:type="simple" xlink:href="https://static.ukrinform.com/photos/2017_05/thumb_files/630_360_1494944007-3692.jpg" text:style-name="Internet_20_link" text:visited-style-name="Visited_20_Internet_20_Link">
630_360_14949...</text:a>
"]</text:p>
      <text:p text:style-name="P4">
标签: ['Парад', 'Безпека', 'Війна з росією', 'Бєлгород']</text:p>
      <text:p text:style-name="P4">
类型: Article</text:p>
      <!--METADATA-->
      <text:p text:style-name="P4">
<draw:frame draw:style-name="fr1" draw:name="Image64" text:anchor-type="as-char" svg:width="6.9236in" svg:height="3.956343in" draw:z-index="0">
<draw:image xlink:href="../Images/yкринформ/2023-04-10T16-09-00-03-00/630_360_1494944007-3692.jpg" xlink:type="simple" xlink:show="embed" xlink:actuate="onLoad" draw:mime-type="image/jpeg"/>
</draw:frame>
出于安全原因，乌罗西亚库尔斯克(Urosian Kursk)不会在5月9日举行游行。</text:p>
      <text:p text:style-name="P4">
正如乌克林福姆报道的那样，它报告了<text:a xlink:type="simple" xlink:href="https://t.me/kursk_time/12998" text:style-name="Internet_20_link" text:visited-style-name="Visited_20_Internet_20_Link">
</text:a>
“库尔斯克新闻”。</text:p>
      <text:p text:style-name="P4">
“ 5月9日，库尔斯克地区将不举行<text:a xlink:type="simple" xlink:href="https://www.ukrinform.ua/tag-parad" text:style-name="Internet_20_link" text:visited-style-name="Visited_20_Internet_20_Link">
</text:a>
胜利，浪漫区负责人每周计划。 有关稍后将宣布采取行动“不朽的杆”的可能性。</text:p>
      <text:p text:style-name="P4">
上星期 <text:a xlink:type="simple" xlink:href="https://www.svoboda.org/a/kursk-sledom-za-belgorodom-otmenil-parad-pobedy-9-maya/32357100.html" text:style-name="Internet_20_link" text:visited-style-name="Visited_20_Internet_20_Link">
 </text:a>
。 Vyacheslavgladkov的州长宣布，他不想“在Belgorod中心挑衅对手的设备和军人”。</text:p>
      <text:p text:style-name="P4">
去年5月9日，贝尔戈罗德的游行也没有举行。</text:p>
      <text:p text:style-name="P4">
<text:span text:style-name="T4">
另请阅读：</text:span>
 <text:a xlink:type="simple" xlink:href="https://www.ukrinform.ua/rubric-world/3667864-pivnicna-korea-na-vijskovomu-paradi-prodemonstruvala-rekordnu-kilkist-raket.html" text:style-name="Internet_20_link" text:visited-style-name="Visited_20_Internet_20_Link">
<text:span text:style-name="T4">
游行</text:span>
</text:a>
在与乌克兰，俄罗斯地区，库尔斯克，贝尔戈罗德，布莱恩斯克地区的边界上，定期发生各种事件。</text:p>
      <text:p text:style-name="P4">
News Source: <text:a xlink:type="simple" xlink:href="https://www.ukrinform.ua/rubric-world/3693986-u-kursku-uslid-za-bilgorodom-skasuvali-parad-na-9-travna-roszmi.html" text:style-name="Internet_20_link" text:visited-style-name="Visited_20_Internet_20_Link">
https://www.ukrinform.ua/rubric-world/3693986-u-kursku-uslid-za-bilgorodom-skasuvali-parad-na-9-travna-roszmi.html</text:a>
</text:p>
      <!--NEWS-->
      <text:h text:style-name="P10" text:outline-level="1">
<text:span text:style-name="T4">
在基辅，介绍了“前面书籍”项目</text:span>
</text:h>
      <text:p text:style-name="P4">
作者: Ukrinform (Person)</text:p>
      <text:p text:style-name="P4">
出版商: Укринформ (Organization)</text:p>
      <text:p text:style-name="P4">
出版时间: 2023-04-10T16:11:01+03:00</text:p>
      <text:p text:style-name="P4">
修改时间: 2023-04-10T16:11:01+03:00</text:p>
      <text:p text:style-name="P4">
描述: 在基辅，介绍了“前面书籍”项目，该项目为乌克兰捍卫者收集和转让。  - 乌克林。</text:p>
      <text:p text:style-name="P4">
图片: ["<text:a xlink:type="simple" xlink:href="https://static.ukrinform.com/photos/2023_04/thumb_files/630_360_1681131694-616.jpg" text:style-name="Internet_20_link" text:visited-style-name="Visited_20_Internet_20_Link">
630_360_16811...</text:a>
", "<text:a xlink:type="simple" xlink:href="https://static.ukrinform.com/photos/2023_04/1681131695-100.jpg" text:style-name="Internet_20_link" text:visited-style-name="Visited_20_Internet_20_Link">
1681131695-10...</text:a>
", "<text:a xlink:type="simple" xlink:href="https://static.ukrinform.com/photos/2023_04/1681131696-927.jpg" text:style-name="Internet_20_link" text:visited-style-name="Visited_20_Internet_20_Link">
1681131696-92...</text:a>
", "<text:a xlink:type="simple" xlink:href="https://static.ukrinform.com/photos/2023_04/1681131695-883.jpg" text:style-name="Internet_20_link" text:visited-style-name="Visited_20_Internet_20_Link">
1681131695-88...</text:a>
", "<text:a xlink:type="simple" xlink:href="https://static.ukrinform.com/photos/2023_04/1681132108-790.jpg" text:style-name="Internet_20_link" text:visited-style-name="Visited_20_Internet_20_Link">
1681132108-79...</text:a>
"]</text:p>
      <text:p text:style-name="P4">
标签: ['Книги', 'Ткаченко', 'Військові', 'МКІП ', 'Культурний десант']</text:p>
      <text:p text:style-name="P4">
类型: Article</text:p>
      <!--METADATA-->
      <text:p text:style-name="P4">
<draw:frame draw:style-name="fr1" draw:name="Image65" text:anchor-type="as-char" svg:width="6.9236in" svg:height="3.956343in" draw:z-index="0">
<draw:image xlink:href="../Images/yкринформ/2023-04-10T16-11-01-03-00/630_360_1681131694-616.jpg" xlink:type="simple" xlink:show="embed" xlink:actuate="onLoad" draw:mime-type="image/jpeg"/>
</draw:frame>
在基辅，提出了“前线书籍”项目，该项目提供了乌克兰捍卫者书籍的收集和转让。</text:p>
      <text:p text:style-name="P4">
该项目的介绍是在乌克林媒体中心举行的。</text:p>
      <text:p text:style-name="P4">
“我们从战争开始就开始了一个向移民和我们的孩子供应书籍的项目。移交了一百万本书。但是，我们意识到，前面书籍也非常相关的那一刻前线。”演讲期间文化和信息政策部长说。</text:p>
      <text:p text:style-name="P4">
<draw:frame draw:style-name="fr1" draw:name="Image66" text:anchor-type="as-char" svg:width="6.9236in" svg:height="4.615733in" draw:z-index="0">
<draw:image xlink:href="../Images/yкринформ/2023-04-10T16-11-01-03-00/1681131695-100.jpg" xlink:type="simple" xlink:show="embed" xlink:actuate="onLoad" draw:mime-type="image/jpeg"/>
</draw:frame>
他指出，这样的乌克兰书店已经加入了该项目：“家庭休闲俱乐部”，“ KM-Buks”，“我的书架”。 据他说，这些书店将能够购买书籍，并且将有单独的货架，然后可以将它们传输到乌克兰军队。</text:p>
      <text:p text:style-name="P4">
<text:span text:style-name="T4">
另请阅读：</text:span>
 <text:a xlink:type="simple" xlink:href="https://www.ukrinform.ua/rubric-culture/3690269-tkacenko-razom-iz-kulturnim-desantom-vidvidav-zahisnikiv-doneccini.html" text:style-name="Internet_20_link" text:visited-style-name="Visited_20_Internet_20_Link">
<text:span text:style-name="T4">
文化</text:span>
 <text:span text:style-name="T4">
 </text:span>
着陆**</text:a>
部长呼吁书网和乌克兰人加入行动。</text:p>
      <text:p text:style-name="P4">
非政府组织“文化空降”科尔加(Kohl Serga)的负责人指出，乌克兰捍卫者希望阅读完全不同的文学作品。</text:p>
      <text:p text:style-name="P4">
<draw:frame draw:style-name="fr1" draw:name="Image67" text:anchor-type="as-char" svg:width="6.9236in" svg:height="4.615733in" draw:z-index="0">
<draw:image xlink:href="../Images/yкринформ/2023-04-10T16-11-01-03-00/1681131696-927.jpg" xlink:type="simple" xlink:show="embed" xlink:actuate="onLoad" draw:mime-type="image/jpeg"/>
</draw:frame>
“当我们启动该项目时，首先，我们想带一组心理学家，向我们的建议提供建议，最好阅读哪些书。</text:p>
      <text:p text:style-name="P4">
乌克兰武装部队弗拉迪斯拉夫·克洛奇科夫(Vladislav Klochkov)的道德和心理支持部主管少校强调，他们是乌克兰人是一个阅读国家。 他说：“今天的军人既是候选人又是哲学博士。这些都是有需要的聪明，受过教育的人。”</text:p>
      <text:p text:style-name="P4">
<draw:frame draw:style-name="fr1" draw:name="Image68" text:anchor-type="as-char" svg:width="6.9236in" svg:height="4.615733in" draw:z-index="0">
<draw:image xlink:href="../Images/yкринформ/2023-04-10T16-11-01-03-00/1681131695-883.jpg" xlink:type="simple" xlink:show="embed" xlink:actuate="onLoad" draw:mime-type="image/jpeg"/>
</draw:frame>
为了加入行动，您需要在书店中购买成为该项目合作伙伴的书籍，并将其留在特殊的架子上。 您还可以放置一张明信片，并希望<text:a xlink:type="simple" xlink:href="https://www.ukrinform.ua/tag-vijskovi" text:style-name="Internet_20_link" text:visited-style-name="Visited_20_Internet_20_Link">
</text:a>
。 您还可以添加联系人以获取进一步的通信。</text:p>
      <text:p text:style-name="P4">
<draw:frame draw:style-name="fr1" draw:name="Image69" text:anchor-type="as-char" svg:width="6.9236in" svg:height="4.615733in" draw:z-index="0">
<draw:image xlink:href="../Images/yкринформ/2023-04-10T16-11-01-03-00/1681132108-790.jpg" xlink:type="simple" xlink:show="embed" xlink:actuate="onLoad" draw:mime-type="image/jpeg"/>
</draw:frame>
</text:p>
      <text:p text:style-name="P4">
<text:span text:style-name="T5">
foto：Paul Bagmut</text:span>
</text:p>
      <text:p text:style-name="P4">
News Source: <text:a xlink:type="simple" xlink:href="https://www.ukrinform.ua/rubric-culture/3693987-u-kievi-prezentuvali-proekt-knigi-na-front.html" text:style-name="Internet_20_link" text:visited-style-name="Visited_20_Internet_20_Link">
https://www.ukrinform.ua/rubric-culture/3693987-u-kievi-prezentuvali-proekt-knigi-na-front.html</text:a>
</text:p>
      <!--NEWS-->
      <text:h text:style-name="P10" text:outline-level="1">
<text:span text:style-name="T4">
国家恢复机构已在地区改变了高速公路</text:span>
</text:h>
      <text:p text:style-name="P4">
作者: Ukrinform (Person)</text:p>
      <text:p text:style-name="P4">
出版商: Укринформ (Organization)</text:p>
      <text:p text:style-name="P4">
出版时间: 2023-04-10T16:18:00+03:00</text:p>
      <text:p text:style-name="P4">
修改时间: 2023-04-10T16:18:00+03:00</text:p>
      <text:p text:style-name="P4">
描述: 乌克兰基础设施恢复和发展的国家机构已将地区的道路道路转变为基础设施恢复和发展服务。  - 乌克林。</text:p>
      <text:p text:style-name="P4">
图片: ["<text:a xlink:type="simple" xlink:href="https://static.ukrinform.com/photos/2019_07/thumb_files/630_360_1562061154-4514.jpeg" text:style-name="Internet_20_link" text:visited-style-name="Visited_20_Internet_20_Link">
630_360_15620...</text:a>
"]</text:p>
      <text:p text:style-name="P4">
标签: ['Дороги', 'Інфраструктура', 'Відбудова']</text:p>
      <text:p text:style-name="P4">
类型: Article</text:p>
      <!--METADATA-->
      <text:p text:style-name="P4">
<draw:frame draw:style-name="fr1" draw:name="Image70" text:anchor-type="as-char" svg:width="6.9236in" svg:height="3.956343in" draw:z-index="0">
<draw:image xlink:href="../Images/yкринформ/2023-04-10T16-18-00-03-00/630_360_1562061154-4514.jpeg" xlink:type="simple" xlink:show="embed" xlink:actuate="onLoad" draw:mime-type="image/jpeg"/>
</draw:frame>
乌克兰基础设施恢复和开发的国家恢复机构已将该地区的汽车道路服务转变为基础设施的恢复和开发服务。</text:p>
      <text:p text:style-name="P4">
关于它报告了乌克林福姆，参考了该部门的新闻服务。(https://www.facebook.com/agency.for.restoration/posts/pfbid02hWnZhtUMQ2nujaWvsxyceucaFFamANSQQZJ8VsbnYyftKVGWRNicifbAipFRPrEgl).</text:p>
      <text:p text:style-name="P4">
"Служби автомобільних доріг в областях трансформовано в Служби відновлення тарозвитку інфраструктури. Вони відповідатимуть за реалізацію проєктів <text:a xlink:type="simple" xlink:href="https://www.ukrinform.ua/tag-budivnictvo" text:style-name="Internet_20_link" text:visited-style-name="Visited_20_Internet_20_Link">
</text:a>
在该消息中以国家预算或国际捐助者援助为代价，”</text:p>
      <text:p text:style-name="P4">
更新和开发服务的责任领域包括：运输基础设施，建设和重建住宅对象，社会对象，公共用途，公用事业，能源基础设施，保护结构等。</text:p>
      <text:p text:style-name="P4">
据指出，恢复服务已经在努力收集和分析每个区域中破坏的形成和恢复需求。 他们还继续提供有关领土的后勤：从敌对行动的后果，临时景点的勃起和桥梁的资本重建的后果中清理道路。</text:p>
      <text:p text:style-name="P4">
它们是恢复机构的结构单位，并提供了该地区内部的专业知识，监督，透明和有效的采购程序。 此外，正如报告所说，“ 24个服务是当地自政府机构的主要助手，将帮助他们准备恢复和战后重建。”</text:p>
      <text:p text:style-name="P4">
<text:span text:style-name="T4">
另请阅读：</text:span>
 <text:a xlink:type="simple" xlink:href="https://www.ukrinform.ua/rubric-vidbudova/3692380-minvidnovlenna-pracue-nad-zaprovadzennam-prozorih-umov-dla-efektivnoi-vidbudovi.html" text:style-name="Internet_20_link" text:visited-style-name="Visited_20_Internet_20_Link">
<text:span text:style-name="T4">
重建</text:span>
</text:a>
国家基础设施恢复和发展国家机构的区域单位正在进行该机构批准的程序，原则和方法。特别是，每项服务都为引入最佳反腐败行为以及对其内部控制措施创建了反腐败办公室遵守。</text:p>
      <text:p text:style-name="P4">
据报道，3月24日，政府同意将检查站的国家财产转移到整个州边界的检查站，以将汽车组合转移到国家机构管理机构的恢复和开发基础设施的领域。</text:p>
      <text:p text:style-name="P4">
News Source: <text:a xlink:type="simple" xlink:href="https://www.ukrinform.ua/rubric-vidbudova/3693990-derzagentstvo-vidnovlenna-transformuvalo-sluzbi-avtodorig-v-oblastah.html" text:style-name="Internet_20_link" text:visited-style-name="Visited_20_Internet_20_Link">
https://www.ukrinform.ua/rubric-vidbudova/3693990-derzagentstvo-vidnovlenna-transformuvalo-sluzbi-avtodorig-v-oblastah.html</text:a>
</text:p>
      <!--NEWS-->
      <text:h text:style-name="P10" text:outline-level="1">
<text:span text:style-name="T4">
理事会敦促北约国家加快乌克兰加入联盟的加速</text:span>
</text:h>
      <text:p text:style-name="P4">
作者: Ukrinform (Person)</text:p>
      <text:p text:style-name="P4">
出版商: Укринформ (Organization)</text:p>
      <text:p text:style-name="P4">
出版时间: 2023-04-10T16:20:28+03:00</text:p>
      <text:p text:style-name="P4">
修改时间: 2023-04-10T16:20:28+03:00</text:p>
      <text:p text:style-name="P4">
描述: Verkhovna RadA向北大西洋条约（北约）和北约议会议会的成员国提出了呼吁，以加速乌克兰加入该联盟。  - 乌克林。</text:p>
      <text:p text:style-name="P4">
图片: ["<text:a xlink:type="simple" xlink:href="https://static.ukrinform.com/photos/2019_09/thumb_files/630_360_1568631176-145.jpg" text:style-name="Internet_20_link" text:visited-style-name="Visited_20_Internet_20_Link">
630_360_15686...</text:a>
"]</text:p>
      <text:p text:style-name="P4">
标签: ['НАТО', 'Україна', 'Верховна Рада']</text:p>
      <text:p text:style-name="P4">
类型: Article</text:p>
      <!--METADATA-->
      <text:p text:style-name="P4">
<draw:frame draw:style-name="fr1" draw:name="Image71" text:anchor-type="as-char" svg:width="6.9236in" svg:height="3.956343in" draw:z-index="0">
<draw:image xlink:href="../Images/yкринформ/2023-04-10T16-20-28-03-00/630_360_1568631176-145.jpg" xlink:type="simple" xlink:show="embed" xlink:actuate="onLoad" draw:mime-type="image/jpeg"/>
</draw:frame>
Verkhovna Rada吸引了北大西洋条约的成员国(北约)和北约议会议会加速乌克兰的加入。</text:p>
      <text:p text:style-name="P4">
关于<text:a xlink:type="simple" xlink:href="http://Про це в Телеграмі повідомив народний депутат ізпарламентської фракції " text:style-name="Internet_20_link" text:visited-style-name="Visited_20_Internet_20_Link">
</text:a>
乌克林福姆报道，议会派别的国会议员雅罗斯拉夫·兹赫莱兹纳克(Yaroslav Zheleznyak)报道。</text:p>
      <text:p text:style-name="P4">
他指定有关相关决议<text:a xlink:type="simple" xlink:href="http://itd.rada.gov.ua/billInfo/Bills/Card/41739" text:style-name="Internet_20_link" text:visited-style-name="Visited_20_Internet_20_Link">
</text:a>
352代表投票。Verkhovna RadA还要求北约成员国和议会议会在当前紧急情况下支持乌克兰在联盟中成员的需求。</text:p>
      <text:p text:style-name="P4">
此外，Verkhovna Rada呼吁北约成员国议会批准适当的决定，并确认其在支持乌克兰加入乌克兰北大西洋条约方面的领导作用； 呼吁乌克兰国家开始进行相关谈判程序的政府，并提出采用申请支持乌克兰的欧洲 - 大西洋愿望的申请； 为了在卢森堡推广北约PA，旨在使乌克兰更接近未来的北约会员资格，并批准了乌克兰支持的相应声明； 呼吁其各州的政府支持乌克兰的北约成员申请，并开始计划乌克兰在北大西洋条约中的进程。</text:p>
      <text:p text:style-name="P4">
同时，乌克兰议会向北约泼尼利亚峰会提出上诉，以形成联合形式的方式和乌克兰在北约的时代，并授权北约北约各州政府的参与。乌克兰Volodymyrazellensky总裁。</text:p>
      <text:p text:style-name="P4">
<text:span text:style-name="T4">
另请阅读：</text:span>
 <text:a xlink:type="simple" xlink:href="https://www.ukrinform.ua/rubric-polytics/3692072-stoltenberg-nazvav-dvi-peredumovi-dla-clenstva-ukraini-v-nato.html" text:style-name="Internet_20_link" text:visited-style-name="Visited_20_Internet_20_Link">
<text:span text:style-name="T4">
 Stoltenberg </text:span>
</text:a>
正如乌克林福姆报道的那样，2022年9月30日，总统沃迪米尔·泽伦斯基(Volodymyr Zelenskyy)，Verkhovna Rada董事长Ruslan Stefanchuk和总理Denis Shmigaligal签署了乌克兰以加速方式加入北约的申请。</text:p>
      <text:p text:style-name="P4">
News Source: <text:a xlink:type="simple" xlink:href="https://www.ukrinform.ua/rubric-polytics/3693991-rada-zaklikala-kraini-nato-priskoriti-vstup-ukraini-do-alansu.html" text:style-name="Internet_20_link" text:visited-style-name="Visited_20_Internet_20_Link">
https://www.ukrinform.ua/rubric-polytics/3693991-rada-zaklikala-kraini-nato-priskoriti-vstup-ukraini-do-alansu.html</text:a>
</text:p>
      <!--NEWS-->
      <text:h text:style-name="P10" text:outline-level="1">
<text:span text:style-name="T4">
巴西总统去中国 - 将谈论乌克兰的战争</text:span>
</text:h>
      <text:p text:style-name="P4">
作者: Ukrinform (Person)</text:p>
      <text:p text:style-name="P4">
出版商: Укринформ (Organization)</text:p>
      <text:p text:style-name="P4">
出版时间: 2023-04-10T16:20:38+03:00</text:p>
      <text:p text:style-name="P4">
修改时间: 2023-04-10T16:20:38+03:00</text:p>
      <text:p text:style-name="P4">
描述: 本周，巴西总统路易斯·伊纳西奥·卢拉·达·席尔瓦（Luis Inasio Lula da Silva）将与他的中国同事，习近平，以谈判有关国家之间的贸易谈判以及俄罗斯在乌克兰的战争。  - 乌克林。</text:p>
      <text:p text:style-name="P4">
图片: ["<text:a xlink:type="simple" xlink:href="https://static.ukrinform.com/photos/2016_03/thumb_files/630_360_1457097747-9021-luis-inasio-lula-da-silva.jpg" text:style-name="Internet_20_link" text:visited-style-name="Visited_20_Internet_20_Link">
630_360_14570...</text:a>
"]</text:p>
      <text:p text:style-name="P4">
标签: ['Бразилія', 'Китай', 'Президент', 'Візит', 'Війна з росією']</text:p>
      <text:p text:style-name="P4">
类型: Article</text:p>
      <!--METADATA-->
      <text:p text:style-name="P4">
<draw:frame draw:style-name="fr1" draw:name="Image72" text:anchor-type="as-char" svg:width="6.9236in" svg:height="3.956343in" draw:z-index="0">
<draw:image xlink:href="../Images/yкринформ/2023-04-10T16-20-38-03-00/630_360_1457097747-9021-luis-inasio-lula-da-silva.jpg" xlink:type="simple" xlink:show="embed" xlink:actuate="onLoad" draw:mime-type="image/jpeg"/>
</draw:frame>
本周，巴西总统路易斯·伊纳西奥·卢拉·达·西尔瓦苏斯特斯特林(Luis Inasio lula da Silvasuststrin)与他的中国同事习近平(Xi Jinping)，以谈判有关国家之间的贸易以及俄罗斯在乌克兰的战争。</text:p>
      <text:p text:style-name="P4">
这是由巴西毛罗维拉的外交部长指出的。(https://www.theguardian.com/world/live/2023/apr/10/russia-ukraine-war-live-pentagon-assesses-impact-of-apparent-intelligence-leak-zelenskiy-condemns-palm-sunday-shelling#top-of-blog)。</text:p>
      <text:p text:style-name="P4">
声明说：“巴西毛罗维拉的外交部长告诉记者，两个领导者将“谈论乌克兰的战争”。</text:p>
      <text:p text:style-name="P4">
预计巴西总统将于4月11日星期二抵达中国。 他将在4月14日星期五见面。</text:p>
      <text:p text:style-name="P4">
<text:span text:style-name="T4">
另请阅读：</text:span>
 <text:a xlink:type="simple" xlink:href="https://www.ukrinform.ua/rubric-world/3693071-blinken-zaklikav-kitaj-perekonati-rosiu-povazati-suverenitet-ukraini.html" text:style-name="Internet_20_link" text:visited-style-name="Visited_20_Internet_20_Link">
<text:span text:style-name="T4">
中国</text:span>
</text:a>
在会议期间，卢拉希望促进他关于终止乌克兰战争的中间间隔的提议。</text:p>
      <text:p text:style-name="P4">
巴西领导人建议创建一组国家进行调查调解<text:a xlink:type="simple" xlink:href="https://www.ukrinform.ua/tag-vijna-z-rosieu" text:style-name="Internet_20_link" text:visited-style-name="Visited_20_Internet_20_Link">
</text:a>
在乌克兰。</text:p>
      <text:p text:style-name="P4">
去年，他因乌克兰弗拉基米尔斯基总统和克里姆林宫校长弗拉基米尔·普京的话而受到批评。 他还拒绝加入剂量，向乌克兰提供武器以防止侵略。</text:p>
      <text:p text:style-name="P4">
<text:span text:style-name="T4">
另请阅读：</text:span>
 <text:a xlink:type="simple" xlink:href="https://www.ukrinform.ua/rubric-world/3692639-pidtrimka-kitaem-rosijskoi-vijni-derzdep-zaavlae-pro-spilnu-poziciu-ssa-i-francii.html" text:style-name="Internet_20_link" text:visited-style-name="Visited_20_Internet_20_Link">
</text:a>
正如乌克林福姆报道的，前几天<text:a xlink:type="simple" xlink:href="https://www.ukrinform.ua/rubric-crimea/3692790-prezident-brazilii-proponue-ukraini-vidmovitisa-vid-krimu-dla-dosagnenna-miru.html" text:style-name="Internet_20_link" text:visited-style-name="Visited_20_Internet_20_Link">
</text:a>
。</text:p>
      <text:p text:style-name="P4">
乌克兰外交部回答<text:a xlink:type="simple" xlink:href="https://www.ukrinform.ua/rubric-crimea/3692837-u-mzs-vidpovili-prezidentu-brazilii-ukraina-ne-torgue-svoimi-teritoriami.html" text:style-name="Internet_20_link" text:visited-style-name="Visited_20_Internet_20_Link">
</text:a>
而且他没有任何理由至少承认乌克兰土地。 沃迪米尔总统Zelenskyy表示，俄罗斯侵略者的乌克兰克里米亚的占领是非国民的。</text:p>
      <text:p text:style-name="P4">
News Source: <text:a xlink:type="simple" xlink:href="https://www.ukrinform.ua/rubric-world/3693992-prezident-brazilii-ide-do-kitau-govoritime-pro-vijnu-v-ukraini.html" text:style-name="Internet_20_link" text:visited-style-name="Visited_20_Internet_20_Link">
https://www.ukrinform.ua/rubric-world/3693992-prezident-brazilii-ide-do-kitau-govoritime-pro-vijnu-v-ukraini.html</text:a>
</text:p>
      <!--NEWS-->
      <text:h text:style-name="P10" text:outline-level="1">
<text:span text:style-name="T4">
在切尔尼夫（Chernihiv），桥梁在入侵俄罗斯联合会开始时被摧毁的牙龈打开</text:span>
</text:h>
      <text:p text:style-name="P4">
作者: Ukrinform (Person)</text:p>
      <text:p text:style-name="P4">
出版商: Укринформ (Organization)</text:p>
      <text:p text:style-name="P4">
出版时间: 2023-04-10T16:26:00+03:00</text:p>
      <text:p text:style-name="P4">
修改时间: 2023-04-10T16:26:00+03:00</text:p>
      <text:p text:style-name="P4">
描述: 4月10日，在切尔尼夫地区，在德斯纳河上开了一座桥，该桥在对俄罗斯联邦的全面入侵开始时被摧毁。 允许移动到包括货运在内的所有运输方式。  - 乌克林。</text:p>
      <text:p text:style-name="P4">
图片: ["<text:a xlink:type="simple" xlink:href="https://static.ukrinform.com/photos/2023_04/thumb_files/630_360_1681133168-942.jpg" text:style-name="Internet_20_link" text:visited-style-name="Visited_20_Internet_20_Link">
630_360_16811...</text:a>
"]</text:p>
      <text:p text:style-name="P4">
标签: ['Міст', 'Чернігівщина', 'Відбудова']</text:p>
      <text:p text:style-name="P4">
类型: Article</text:p>
      <!--METADATA-->
      <text:p text:style-name="P4">
<draw:frame draw:style-name="fr1" draw:name="Image73" text:anchor-type="as-char" svg:width="6.9236in" svg:height="3.956343in" draw:z-index="0">
<draw:image xlink:href="../Images/yкринформ/2023-04-10T16-26-00-03-00/630_360_1681133168-942.jpg" xlink:type="simple" xlink:show="embed" xlink:actuate="onLoad" draw:mime-type="image/jpeg"/>
</draw:frame>
4月10日，这座桥被横跨德斯纳河开放，该河被俄罗斯联邦的全面入侵而被摧毁。 包括货运在内的所有类型的运输都允许移动。</text:p>
      <text:p text:style-name="P4">
关于它在[]中报告(https://www.facebook.com/Che.ukravtodor/posts/pfbid06kzBw2qM9KzbhthWtzaVTorJFi4VLxMM8HDz8NA6JPB4ZXBMgkPeDTkcmzUL9QsCl)报道，切尔尼希夫地区的基础设施恢复和开发服务。</text:p>
      <text:p text:style-name="P4">
如消息中指出的那样，自2022年2月以来，从切尔尼希夫到<text:a xlink:type="simple" xlink:href="https://www.ukrinform.ua/tag-kiiv" text:style-name="Internet_20_link" text:visited-style-name="Visited_20_Internet_20_Link">
</text:a>
可以在两个小时内获得方便的短路。 直到今天，驾驶员必须花费两倍的时间来绕过P-69 Kyiv-Vyshgorod-Desna-Chernihiv，这是Chernihiv周围被摧毁的游乐设施。</text:p>
      <text:p text:style-name="P4">
从现在开始，运输可以将桥的一半穿过两条路。 在第二次工作继续进行中，它将在以后开放。</text:p>
      <text:p text:style-name="P4">
“这座桥是该国半夜通过牙龈的优先基础设施之一。 我对整个团队的尊重，在24/7模式下超过半年，我对牙龈的桥梁进行了更新。 客户，承包商和地区军事管理的有效合作证明，即使在战争期间，乌克兰也可以实施复杂的修复项目。 今年春天，续签机构已经提出了2023年紧急项目的投资组合，该项目基于当地自治机构的要求。 其中一些将在切尼希夫地区实施。”乌克兰基础设施恢复和发展的首席国家机构Mustafa Nayem说。</text:p>
      <text:p text:style-name="P4">
<text:span text:style-name="T4">
另请阅读：</text:span>
 <text:a xlink:type="simple" xlink:href="https://www.ukrinform.ua/rubric-vidbudova/3691086-vidnovlenna-cernigovsini-zelenskij-pokazav-vicekancleru-frn-ak-remontuut-mist-cerez-desnu.html" text:style-name="Internet_20_link" text:visited-style-name="Visited_20_Internet_20_Link">
</text:a>
还报道说，可以在2022年下半年开发吹过牙龈的爆破桥的恢复。</text:p>
      <text:p text:style-name="P4">
由于战斗，切尼希夫地区的运输基础设施进行了更多。 680公里的国家道路和27个桥梁损坏了。恢复机构确保了大约20个临时景点的运作。 现在，他们提供了Chernihiv与邻近地区的物流联系。 同样，超过10个桥梁是恢复的资本。</text:p>
      <text:p text:style-name="P4">
News Source: <text:a xlink:type="simple" xlink:href="https://www.ukrinform.ua/rubric-vidbudova/3693995-na-cernigivsini-vidkrili-mist-cerez-desnu-zrujnovanij-na-pocatku-vtorgnenna-rf.html" text:style-name="Internet_20_link" text:visited-style-name="Visited_20_Internet_20_Link">
https://www.ukrinform.ua/rubric-vidbudova/3693995-na-cernigivsini-vidkrili-mist-cerez-desnu-zrujnovanij-na-pocatku-vtorgnenna-rf.html</text:a>
</text:p>
      <!--NEWS-->
      <text:h text:style-name="P10" text:outline-level="1">
<text:span text:style-name="T4">
波普拉夫斯基说他来自文化大学校长</text:span>
</text:h>
      <text:p text:style-name="P4">
作者: Ukrinform (Person)</text:p>
      <text:p text:style-name="P4">
出版商: Укринформ (Organization)</text:p>
      <text:p text:style-name="P4">
出版时间: 2023-04-10T16:27:02+03:00</text:p>
      <text:p text:style-name="P4">
修改时间: 2023-04-10T16:27:02+03:00</text:p>
      <text:p text:style-name="P4">
描述: Shoumen Mikhail Poplavsky从Kyiv国立文化与艺术大学（KNUKIM）校长开始，并计划领导教育机构的科学委员会。  - 乌克林。</text:p>
      <text:p text:style-name="P4">
图片: ["<text:a xlink:type="simple" xlink:href="https://static.ukrinform.com/photos/2023_04/thumb_files/630_360_1681133207-923.jpg" text:style-name="Internet_20_link" text:visited-style-name="Visited_20_Internet_20_Link">
630_360_16811...</text:a>
"]</text:p>
      <text:p text:style-name="P4">
标签: ['Культура', 'Михайло Поплавський', 'Університет']</text:p>
      <text:p text:style-name="P4">
类型: Article</text:p>
      <!--METADATA-->
      <text:p text:style-name="P4">
<draw:frame draw:style-name="fr1" draw:name="Image74" text:anchor-type="as-char" svg:width="6.9236in" svg:height="3.956343in" draw:z-index="0">
<draw:image xlink:href="../Images/yкринформ/2023-04-10T16-27-02-03-00/630_360_1681133207-923.jpg" xlink:type="simple" xlink:show="embed" xlink:actuate="onLoad" draw:mime-type="image/jpeg"/>
</draw:frame>
Shoumenikhail Poplavsky从基辅国立文化与艺术大学校长(Knukim)但是他计划领导教育机构的科学委员会。</text:p>
      <text:p text:style-name="P4">
他在[]中说明了这一点(http://www.instagram.com/reel/Cq0x2prqle4/?igshid=YmMyMTA2M2Y%3D)，报道乌克林福姆。</text:p>
      <text:p text:style-name="Quotations">

<text:p text:style-name="P4">
<text:a xlink:type="simple" xlink:href="https://www.instagram.com/reel/Cq0x2prqle4/" text:style-name="Internet_20_link" text:visited-style-name="Visited_20_Internet_20_Link">
&gt;
</text:a>
&gt;
 <text:a xlink:type="simple" xlink:href="https://www.instagram.com/reel/Cq0x2prqle4/" text:style-name="Internet_20_link" text:visited-style-name="Visited_20_Internet_20_Link">
&gt;
 </text:a>
&gt;
&gt;
 <text:a xlink:type="simple" xlink:href="https://www.instagram.com/reel/Cq0x2prqle4/" text:style-name="Internet_20_link" text:visited-style-name="Visited_20_Internet_20_Link">
&gt;
 </text:a>
“对于每个艺术家来说，主要的事情是：及时在掌声下离开舞台!</text:p>

</text:p>
      <text:p text:style-name="P4">
Poplavsky还指出，4月21日至30日，他负责Knukim。</text:p>
      <text:p text:style-name="P4">
<text:span text:style-name="T4">
另请阅读：</text:span>
 <text:a xlink:type="simple" xlink:href="https://www.ukrinform.ua/rubric-society/3658803-u-kievi-eksrektor-universitetu-narahuvav-sobi-premij-na-13-miljona-jomu-ogolosili-pidozru.html" text:style-name="Internet_20_link" text:visited-style-name="Visited_20_Internet_20_Link">
</text:a>
米哈伊尔·波普拉夫斯基(Mikhail Poplavsky)于1993年领导着文化大学，成为乌克兰的躺椅。</text:p>
      <text:p text:style-name="P4">
News Source: <text:a xlink:type="simple" xlink:href="https://www.ukrinform.ua/rubric-culture/3693996-poplavskij-zaaviv-so-jde-z-posadi-rektora-universitetu-kulturi.html" text:style-name="Internet_20_link" text:visited-style-name="Visited_20_Internet_20_Link">
https://www.ukrinform.ua/rubric-culture/3693996-poplavskij-zaaviv-so-jde-z-posadi-rektora-universitetu-kulturi.html</text:a>
</text:p>
      <!--NEWS-->
      <text:h text:style-name="P10" text:outline-level="1">
<text:span text:style-name="T4">
死去的吉他手AVVA乐队</text:span>
</text:h>
      <text:p text:style-name="P4">
作者: Ukrinform (Person)</text:p>
      <text:p text:style-name="P4">
出版商: Укринформ (Organization)</text:p>
      <text:p text:style-name="P4">
出版时间: 2023-04-10T16:31:11+03:00</text:p>
      <text:p text:style-name="P4">
修改时间: 2023-04-10T16:31:11+03:00</text:p>
      <text:p text:style-name="P4">
描述: 他的家人说，“ Avva” Lasse Welllander的瑞典音乐弥撒的吉他手在与癌症进行了短暂的斗争后去世。  - 乌克林。</text:p>
      <text:p text:style-name="P4">
图片: ["<text:a xlink:type="simple" xlink:href="https://static.ukrinform.com/photos/2023_04/thumb_files/630_360_1681133324-225.jpg" text:style-name="Internet_20_link" text:visited-style-name="Visited_20_Internet_20_Link">
630_360_16811...</text:a>
"]</text:p>
      <text:p text:style-name="P4">
标签: ['Музика', 'Смерть', 'АВВА']</text:p>
      <text:p text:style-name="P4">
类型: Article</text:p>
      <!--METADATA-->
      <text:p text:style-name="P4">
<draw:frame draw:style-name="fr1" draw:name="Image75" text:anchor-type="as-char" svg:width="6.9236in" svg:height="3.956343in" draw:z-index="0">
<draw:image xlink:href="../Images/yкринформ/2023-04-10T16-31-11-03-00/630_360_1681133324-225.jpg" xlink:type="simple" xlink:show="embed" xlink:actuate="onLoad" draw:mime-type="image/jpeg"/>
</draw:frame>
他的家人说，AWVA的Gitarist Schwedish音乐通行证Lasse Welllander因癌症的短暂提高而去世。</text:p>
      <text:p text:style-name="P4">
正如乌克林福姆报道的那样，它报告了<text:a xlink:type="simple" xlink:href="https://edition.cnn.com/2023/04/10/entertainment/lasse-wellander-abba-dies-intl-scli/index.html" text:style-name="Internet_20_link" text:visited-style-name="Visited_20_Internet_20_Link">
</text:a>
.</text:p>
      <text:p text:style-name="P4">
«Нещодавно Лассе захворів на рак і вранці у Страсну п’ятницю (4月7日 - 埃德。)他死于亲人包围，”该声明周日在Facebook上发表。</text:p>
      <text:p text:style-name="P4">
这位吉他手在1974年10月与传奇乐队“ Avva”举行了音乐会议，当时录制了歌曲“ Intermezzo No.1”和“ Crazy World”。</text:p>
      <text:p text:style-name="P4">
很快，韦兰德(Wellander)成为主要吉他手，并于1975年，1977年，1979年和1980年与乐队一起巡回演出。</text:p>
      <text:p text:style-name="P4">
它出现在乐队的几张专辑中，包括在概念专辑“国际象棋”，两张专辑《双子座》和电影《 Mammamia》的两个部分的配乐中，以及在专辑的“ Voyage”中发行的。 2021年11月。</text:p>
      <text:p text:style-name="P4">
在他的职业生涯中，Wellander发行了7张录音室专辑，其中两张包括前40张专辑。</text:p>
      <text:p text:style-name="P4">
2005年，他获得了Albin Hagstroma纪念奖(Albinhagström纪念奖)来自瑞典皇家音乐学院，以及2018年 - 音乐家联盟享有盛誉的特别奖<text:a xlink:type="simple" xlink:href="https://www.ukrinform.ua/tag-svecia" text:style-name="Internet_20_link" text:visited-style-name="Visited_20_Internet_20_Link">
</text:a>
Studioräven奖。</text:p>
      <text:p text:style-name="P4">
正如乌克林福姆报道的那样，81岁的演员迈克尔·勒纳(Michael Lerner)去世，后者获得了奥斯卡奖的提名，作为巴顿·芬克(Barton Fink)心理喜剧中该角色的最佳演员。</text:p>
      <text:p text:style-name="P4">
News Source: <text:a xlink:type="simple" xlink:href="https://www.ukrinform.ua/rubric-culture/3693997-pomer-gitarist-gurtu-avva.html" text:style-name="Internet_20_link" text:visited-style-name="Visited_20_Internet_20_Link">
https://www.ukrinform.ua/rubric-culture/3693997-pomer-gitarist-gurtu-avva.html</text:a>
</text:p>
      <!--NEWS-->
      <text:h text:style-name="P10" text:outline-level="1">
<text:span text:style-name="T4">
莫斯科中的大规模大火 - 塑料成分正在燃烧</text:span>
</text:h>
      <text:p text:style-name="P4">
作者: Ukrinform (Person)</text:p>
      <text:p text:style-name="P4">
出版商: Укринформ (Organization)</text:p>
      <text:p text:style-name="P4">
出版时间: 2023-04-10T16:32:00+03:00</text:p>
      <text:p text:style-name="P4">
修改时间: 2023-04-10T16:32:00+03:00</text:p>
      <text:p text:style-name="P4">
描述: 在莫斯科地区，克拉斯诺格斯克（Krasnogorsk）用塑料的二级原料燃烧成分，点火面积为1.4千平方米。  - 乌克林。</text:p>
      <text:p text:style-name="P4">
图片: ["<text:a xlink:type="simple" xlink:href="https://static.ukrinform.com/photos/2023_04/thumb_files/630_360_1681133410-778.jpg" text:style-name="Internet_20_link" text:visited-style-name="Visited_20_Internet_20_Link">
630_360_16811...</text:a>
", "<text:a xlink:type="simple" xlink:href="https://static.ukrinform.com/photos/2023_04/1681133410-674.jpg" text:style-name="Internet_20_link" text:visited-style-name="Visited_20_Internet_20_Link">
1681133410-67...</text:a>
", "<text:a xlink:type="simple" xlink:href="https://static.ukrinform.com/photos/2023_04/1681133410-778.jpg" text:style-name="Internet_20_link" text:visited-style-name="Visited_20_Internet_20_Link">
1681133410-77...</text:a>
"]</text:p>
      <text:p text:style-name="P4">
标签: ['Москва', 'Пожежа', 'росія']</text:p>
      <text:p text:style-name="P4">
类型: Article</text:p>
      <!--METADATA-->
      <text:p text:style-name="P4">
<draw:frame draw:style-name="fr1" draw:name="Image76" text:anchor-type="as-char" svg:width="6.9236in" svg:height="3.956343in" draw:z-index="0">
<draw:image xlink:href="../Images/yкринформ/2023-04-10T16-32-00-03-00/630_360_1681133410-778.jpg" xlink:type="simple" xlink:show="embed" xlink:actuate="onLoad" draw:mime-type="image/jpeg"/>
</draw:frame>
Krasnogorsk用塑料的二级原料燃烧成分，点火面积为1.4,000平方米。</text:p>
      <text:p text:style-name="P4">
根据乌克林福姆的说法，俄罗斯[]报告了(https://ria.ru/20230201/sklad-1849093237.html)参考俄罗斯联邦的新闻服务。</text:p>
      <text:p text:style-name="P4">
“爆发爆发是在以下地址报道的：纳哈宾村的城市区Krasnosnogorsk，第1座建筑物1。根据初步数据，内部有一种二次原料塑料，”  - 消息写道。</text:p>
      <text:p text:style-name="P4">
<draw:frame draw:style-name="fr1" draw:name="Image77" text:anchor-type="as-char" svg:width="4.609375in" svg:height="10.0in" draw:z-index="0">
<draw:image xlink:href="../Images/yкринформ/2023-04-10T16-32-00-03-00/1681133410-674.jpg" xlink:type="simple" xlink:show="embed" xlink:actuate="onLoad" draw:mime-type="image/jpeg"/>
</draw:frame>
据该部门称，燃烧区为1.4千平方米。 原因 <text:a xlink:type="simple" xlink:href="https://www.ukrinform.ua/tag-pozeza" text:style-name="Internet_20_link" text:visited-style-name="Visited_20_Internet_20_Link">
</text:a>
放。</text:p>
      <text:p text:style-name="P4">
<text:span text:style-name="T4">
另请阅读：</text:span>
 <text:a xlink:type="simple" xlink:href="https://www.ukrinform.ua/rubric-world/3693083-na-aviazavodi-u-voronezi-prolunav-vibuh.html" text:style-name="Internet_20_link" text:visited-style-name="Visited_20_Internet_20_Link">
<text:span text:style-name="T4">
 raven </text:span>
</text:a>
</text:p>
      <text:p text:style-name="P4">
<draw:frame draw:style-name="fr1" draw:name="Image78" text:anchor-type="as-char" svg:width="6.9236in" svg:height="9.231467in" draw:z-index="0">
<draw:image xlink:href="../Images/yкринформ/2023-04-10T16-32-00-03-00/1681133410-778.jpg" xlink:type="simple" xlink:show="embed" xlink:actuate="onLoad" draw:mime-type="image/jpeg"/>
</draw:frame>
如报道<text:a xlink:type="simple" xlink:href="https://www.ukrinform.ua/rubric-world/3686818-u-rf-stalasa-velika-pozeza-u-naukovovirobnicomu-kompleksi.html" text:style-name="Internet_20_link" text:visited-style-name="Visited_20_Internet_20_Link">
</text:a>
，在3月底，俄罗斯联合会Sverdlovsk地区的Aramil的内容发生在NMP Scientific and Production Complex的建筑中，在那里生产了特殊的油漆和清漆材料。</text:p>
      <text:p text:style-name="P4">
<text:span text:style-name="T5">
照片：社交网络</text:span>
</text:p>
      <text:p text:style-name="P4">
News Source: <text:a xlink:type="simple" xlink:href="https://www.ukrinform.ua/rubric-world/3694000-u-pidmoskovi-masstabna-pozeza-gorit-sklad-iz-plastikom.html" text:style-name="Internet_20_link" text:visited-style-name="Visited_20_Internet_20_Link">
https://www.ukrinform.ua/rubric-world/3694000-u-pidmoskovi-masstabna-pozeza-gorit-sklad-iz-plastikom.html</text:a>
</text:p>
      <!--NEWS-->
      <text:h text:style-name="P10" text:outline-level="1">
<text:span text:style-name="T4">
巨大的交流：乌克兰返回了更多100名囚犯</text:span>
</text:h>
      <text:p text:style-name="P4">
作者: Ukrinform (Person)</text:p>
      <text:p text:style-name="P4">
出版商: Укринформ (Organization)</text:p>
      <text:p text:style-name="P4">
出版时间: 2023-04-10T16:38:00+03:00</text:p>
      <text:p text:style-name="P4">
修改时间: 2023-04-10T16:38:00+03:00</text:p>
      <text:p text:style-name="P4">
描述: 乌克兰进行了另一次大量的囚犯交换。  - 乌克林。</text:p>
      <text:p text:style-name="P4">
图片: ["<text:a xlink:type="simple" xlink:href="https://static.ukrinform.com/photos/2023_04/thumb_files/630_360_1681133811-881.jpg" text:style-name="Internet_20_link" text:visited-style-name="Visited_20_Internet_20_Link">
630_360_16811...</text:a>
", "<text:a xlink:type="simple" xlink:href="https://static.ukrinform.com/photos/2023_04/1681133811-359.jpg" text:style-name="Internet_20_link" text:visited-style-name="Visited_20_Internet_20_Link">
1681133811-35...</text:a>
"]</text:p>
      <text:p text:style-name="P4">
标签: ['Азовсталь', 'Обмін', 'Полонені', 'Єрмак']</text:p>
      <text:p text:style-name="P4">
类型: Article</text:p>
      <!--METADATA-->
      <text:p text:style-name="P4">
<draw:frame draw:style-name="fr1" draw:name="Image79" text:anchor-type="as-char" svg:width="6.9236in" svg:height="3.956343in" draw:z-index="0">
<draw:image xlink:href="../Images/yкринформ/2023-04-10T16-38-00-03-00/630_360_1681133811-881.jpg" xlink:type="simple" xlink:show="embed" xlink:actuate="onLoad" draw:mime-type="image/jpeg"/>
</draw:frame>
乌克兰已经开始了另一个大量的囚犯交换。</text:p>
      <text:p text:style-name="P4">
这是在[]中报道的(https://t.me/ermaka2022/2414)乌克林福姆报道，乌克兰总统办公室总统安德里·耶尔马克(Andriy Yermak)报道。</text:p>
      <text:p text:style-name="P4">
<text:span text:style-name="T5">
viso：<text:a xlink:type="simple" xlink:href="https://t.me/ermaka2022/2414" text:style-name="Internet_20_link" text:visited-style-name="Visited_20_Internet_20_Link">
</text:a>
</text:span>
</text:p>
      <text:p text:style-name="P4">
“我们回到家的100人是<text:a xlink:type="simple" xlink:href="https://www.ukrinform.ua/tag-vijskovi" text:style-name="Internet_20_link" text:visited-style-name="Visited_20_Internet_20_Link">
</text:a>
，水手，边防部队，国民警卫队。 其中包括demunetsaripol，Azovstal，Gostomel。 有些人受到严重伤害，患有疾病。 我们将竭尽所能，使每个人都需要获得所有需要的帮助。”他说。</text:p>
      <text:p text:style-name="P4">
<draw:frame draw:style-name="fr1" draw:name="Image80" text:anchor-type="as-char" svg:width="6.9236in" svg:height="3.89773in" draw:z-index="0">
<draw:image xlink:href="../Images/yкринформ/2023-04-10T16-38-00-03-00/1681133811-359.jpg" xlink:type="simple" xlink:show="embed" xlink:actuate="onLoad" draw:mime-type="image/jpeg"/>
</draw:frame>
耶尔马克(Yermak)表示，这是一个艰难的交流，并向整个团队表示感谢。 使您的工作今天非常重要。”</text:p>
      <text:p text:style-name="P4">
<text:span text:style-name="T4">
另请阅读：</text:span>
 <text:a xlink:type="simple" xlink:href="https://www.ukrinform.ua/rubric-ato/3693128-derzorgani-pracuut-nad-posukom-mehanizmiv-povernenna-civilnih-iz-rosijskogo-polonu-lubinec.html" text:style-name="Internet_20_link" text:visited-style-name="Visited_20_Internet_20_Link">
</text:a>
“我特别高兴地报告了有关被俘虏的人的亲戚交流的好消息。 他们已经在家等丈夫，妇女，父母很长一段时间。 等待总是一个非常复杂和紧张的过程。 我们在家。 我们将归还全部。这是乌克兰的主要价值。”他强调。</text:p>
      <text:p text:style-name="P4">
内政部新闻服务部通知<text:a xlink:type="simple" xlink:href="https://twitter.com/MVS_UA/status/1645426798094692354" text:style-name="Internet_20_link" text:visited-style-name="Visited_20_Internet_20_Link">
</text:a>
被囚禁的中世纪有24名国民警卫和22名边防部队 - 内政部。 乌克兰内部事务部指出：“这些是玛丽奥波尔，阿佐夫斯塔尔，戈斯托梅尔，宗教，蛇岛，ZPP和切尔诺贝利NPP的捍卫者。”</text:p>
      <text:p text:style-name="P4">
在临时占领领土的重新融入部(https://t.me/minre_ua/3057)在与已释放的士兵会面的过程中，国家信息局的代表被带到了旗帜，手机和其他必需品的过程中。</text:p>
      <text:p text:style-name="P4">
“从过去的交流经验来看，众所周知：释放的防守者梦dream以求的第一件事是占领乌克兰的旗帜。因此，今天，我们释放的捍卫者已经收到了为他们准备的旗帜，并与重返社会部在一起。带有必需品的包装：手机，服装，服装和服装鞋，热水瓶中的卫生和热茶，”该部说。据乌克林福姆报道，从俄罗斯联邦的完整维护开始，乌克兰从俄罗斯囚禁中返回了2005年的人。</text:p>
      <text:p text:style-name="P4">
<text:span text:style-name="T5">
foto：Andriy Yermak/Telegram</text:span>
</text:p>
      <text:p text:style-name="P4">
News Source: <text:a xlink:type="simple" xlink:href="https://www.ukrinform.ua/rubric-ato/3694003-velikij-obmin-ukraina-povernula-dodomu-se-100-polonenih.html" text:style-name="Internet_20_link" text:visited-style-name="Visited_20_Internet_20_Link">
https://www.ukrinform.ua/rubric-ato/3694003-velikij-obmin-ukraina-povernula-dodomu-se-100-polonenih.html</text:a>
</text:p>
      <!--NEWS-->
      <text:h text:style-name="P10" text:outline-level="1">
<text:span text:style-name="T4">
在国防军中，称为战线最困难的方向</text:span>
</text:h>
      <text:p text:style-name="P4">
作者: Ukrinform (Person)</text:p>
      <text:p text:style-name="P4">
出版商: Укринформ (Organization)</text:p>
      <text:p text:style-name="P4">
出版时间: 2023-04-10T16:39:37+03:00</text:p>
      <text:p text:style-name="P4">
修改时间: 2023-04-10T16:39:37+03:00</text:p>
      <text:p text:style-name="P4">
描述: 前线防守力量最困难的领域是Lymansky，Avdiivsky，Bakhmut和Mariinsky的指示。  - 乌克林。</text:p>
      <text:p text:style-name="P4">
图片: ["<text:a xlink:type="simple" xlink:href="https://static.ukrinform.com/photos/2023_03/thumb_files/630_360_1680240754-664.jpg" text:style-name="Internet_20_link" text:visited-style-name="Visited_20_Internet_20_Link">
630_360_16802...</text:a>
"]</text:p>
      <text:p text:style-name="P4">
标签: ['Нацгвардія', 'Схід України', 'Війна з росією', 'Єдині новини']</text:p>
      <text:p text:style-name="P4">
类型: Article</text:p>
      <!--METADATA-->
      <text:p text:style-name="P4">
<draw:frame draw:style-name="fr1" draw:name="Image81" text:anchor-type="as-char" svg:width="6.9236in" svg:height="3.956343in" draw:z-index="0">
<draw:image xlink:href="../Images/yкринформ/2023-04-10T16-39-37-03-00/630_360_1680240754-664.jpg" xlink:type="simple" xlink:show="embed" xlink:actuate="onLoad" draw:mime-type="image/jpeg"/>
</draw:frame>
前线防守力量最困难的领域是Lymansky，Avdiivsky，Bakhmut和Mariinsky的指示。</text:p>
      <text:p text:style-name="P4">
乌克兰通讯员报道，乌克兰后卫的发言人鲁斯兰·穆齐库克(Ruslan Muzychuk)在全国性的电话“统一新闻”上说，乌克兰的发言人说。</text:p>
      <text:p text:style-name="P4">
“现在，最困难的情况仍然存在于顿涅茨克和<text:a xlink:type="simple" xlink:href="https://www.ukrinform.ua/tag-lugansina" text:style-name="Internet_20_link" text:visited-style-name="Visited_20_Internet_20_Link">
</text:a>
，敌人集中精力努力前进的地方。 特别是，是利曼，阿夫迪夫斯基，巴赫穆特和玛丽斯基的指示。 的确，这里被使用了很大的力量(俄罗斯人 -  ed。)包括空袭，”他说。</text:p>
      <text:p text:style-name="P4">
国民警卫队发言人指出，尤其是在俄罗斯联邦最后几周的巴赫穆特方向上，他不仅使用了“瓦格纳人”，而且还使用了准备好的专用部队，登陆单位的准备单位。</text:p>
      <text:p text:style-name="P4">
<text:span text:style-name="T4">
另请阅读：</text:span>
 <text:a xlink:type="simple" xlink:href="https://www.ukrinform.ua/rubric-ato/3692159-cerevatij-rosiani-vikoristovuut-na-bahmutskomu-napramku-vdoskonaleni-aviabombi-fab500.html" text:style-name="Internet_20_link" text:visited-style-name="Visited_20_Internet_20_Link">
<text:span text:style-name="T4">
樱桃</text:span>
</text:a>
“例如，至于战斗已经在城市中，敌人利用策略破坏结构，即我们的某些防御工事 - 实际上，他们完全拆除了试图移动的策略。 但是我们的军事人员以限制这些攻击的方式采取了一种压倒性的方式。 在其他领域，他们还有效地确定了这些任务。”穆齐丘克说。</text:p>
      <text:p text:style-name="P4">
<text:span text:style-name="T4">
另请阅读：</text:span>
 <text:a xlink:type="simple" xlink:href="https://www.ukrinform.ua/rubric-ato/3692584-danilov-pro-bahmut-akso-pocnemo-vse-zdavati-dokotimosa-do-kordoniv-na-zahidnij-ukraini.html" text:style-name="Internet_20_link" text:visited-style-name="Visited_20_Internet_20_Link">
</text:a>
据报道，沿Avdeevsky方向<text:a xlink:type="simple" xlink:href="https://www.ukrinform.ua/rubric-ato/3693898-na-avdiivskomu-napramku-zsu-znisili-rosijskij-mi24.html" text:style-name="Internet_20_link" text:visited-style-name="Visited_20_Internet_20_Link">
</text:a>
俄罗斯MI-24直升机。</text:p>
      <text:p text:style-name="P4">
News Source: <text:a xlink:type="simple" xlink:href="https://www.ukrinform.ua/rubric-ato/3694002-u-silah-oboroni-nazvali-najskladnisi-napramki-frontu.html" text:style-name="Internet_20_link" text:visited-style-name="Visited_20_Internet_20_Link">
https://www.ukrinform.ua/rubric-ato/3694002-u-silah-oboroni-nazvali-najskladnisi-napramki-frontu.html</text:a>
</text:p>
      <!--NEWS-->
      <text:h text:style-name="P10" text:outline-level="1">
<text:span text:style-name="T4">
中国在台湾附近完成了三天的军事训练</text:span>
</text:h>
      <text:p text:style-name="P4">
作者: Ukrinform (Person)</text:p>
      <text:p text:style-name="P4">
出版商: Укринформ (Organization)</text:p>
      <text:p text:style-name="P4">
出版时间: 2023-04-10T16:41:17+03:00</text:p>
      <text:p text:style-name="P4">
修改时间: 2023-04-10T16:41:17+03:00</text:p>
      <text:p text:style-name="P4">
描述: 中国在台湾周围完成了为期三天的军事演习，在此期间，中国人民解放军（NVAK）的东部军事区的部队为岛上的目的而制定了火箭袭击的任务，并阻止了其海上和空间。  - 乌克林。</text:p>
      <text:p text:style-name="P4">
图片: ["<text:a xlink:type="simple" xlink:href="https://static.ukrinform.com/photos/2023_04/thumb_files/630_360_1681134009-399.jpg" text:style-name="Internet_20_link" text:visited-style-name="Visited_20_Internet_20_Link">
630_360_16811...</text:a>
"]</text:p>
      <text:p text:style-name="P4">
标签: ['Китай', 'Тайвань', 'Військові навчання']</text:p>
      <text:p text:style-name="P4">
类型: Article</text:p>
      <!--METADATA-->
      <text:p text:style-name="P4">
<draw:frame draw:style-name="fr1" draw:name="Image82" text:anchor-type="as-char" svg:width="6.9236in" svg:height="3.956343in" draw:z-index="0">
<draw:image xlink:href="../Images/yкринформ/2023-04-10T16-41-17-03-00/630_360_1681134009-399.jpg" xlink:type="simple" xlink:show="embed" xlink:actuate="onLoad" draw:mime-type="image/jpeg"/>
</draw:frame>
中国在台湾周围举行的为期三天的军事演习，在此期间(TS)制定了火箭笔触的任务，目的是岛上的目的以及海上和领空的阻塞。</text:p>
      <text:p text:style-name="P4">
关于它报告<text:a xlink:type="simple" xlink:href="http://www.reuters.com/world/asia-pacific/japan-following-chinas-taiwan-drills-with-great-interest-2023-04-10/" text:style-name="Internet_20_link" text:visited-style-name="Visited_20_Internet_20_Link">
</text:a>
，报道乌克林福姆。</text:p>
      <text:p text:style-name="P4">
中国军方表示，他们已经“成功完成”了培训，并“全面地放心”单位在实际战斗条件下采取行动的可能性，强调了“果断地抑制台湾和外国干预的任何形式的分离主义”的准备。</text:p>
      <text:p text:style-name="P4">
国家电视<text:a xlink:type="simple" xlink:href="https://www.ukrinform.ua/tag-kitaj" text:style-name="Internet_20_link" text:visited-style-name="Visited_20_Internet_20_Link">
</text:a>
据说，由Shandun航空母舰和NVAK飞机(包括能够携带核武器的H-6起泡船)领导的Boost船舶，制定了“建立综合封锁的联合行动”。</text:p>
      <text:p text:style-name="P4">
台湾国防部表示，截至周一早上，发现了一架11岛中国军舰和59架飞机，其中39架被台湾海峡摧毁，台湾海峡被认为是台湾的分界。</text:p>
      <text:p text:style-name="P4">
在日本政府中，他们对岛上NVAK的培训发表评论，他们指出，他们将“引起人们的兴趣”进行，并强调了台湾海峡和平与稳定的重要形成。</text:p>
      <text:p text:style-name="P4">
欧洲联盟对台湾围绕中国的军事研究表示关注，并表示该岛的地位不可能是有力的，因为局势的任何升级或使用武力都会带来巨大的全球后果。</text:p>
      <text:p text:style-name="P4">
<text:span text:style-name="T4">
另请阅读：</text:span>
 <text:a xlink:type="simple" xlink:href="https://www.ukrinform.ua/rubric-world/3693930-ssa-napravili-raketnij-esminec-u-pivdennokitajske-more-na-tli-navcan-knr-bila-tajvanu.html" text:style-name="Internet_20_link" text:visited-style-name="Visited_20_Internet_20_Link">
<text:span text:style-name="T4">
台湾</text:span>
</text:a>
正如乌克林福姆报道的那样，中国国防部证实，中国军队在演习中的军队<text:a xlink:type="simple" xlink:href="https://www.ukrinform.ua/rubric-world/3693718-kitaj-pidtverdzue-imitaciu-raketnih-udariv-po-klucovih-cilah-na-tajvani.html" text:style-name="Internet_20_link" text:visited-style-name="Visited_20_Internet_20_Link">
</text:a>
和周围的水。</text:p>
      <text:p text:style-name="P4">
照片：盖蒂图像</text:p>
      <text:p text:style-name="P4">
News Source: <text:a xlink:type="simple" xlink:href="https://www.ukrinform.ua/rubric-world/3694004-kitaj-zaversiv-tridenni-vijskovi-navcanna-poblizu-tajvanu.html" text:style-name="Internet_20_link" text:visited-style-name="Visited_20_Internet_20_Link">
https://www.ukrinform.ua/rubric-world/3694004-kitaj-zaversiv-tridenni-vijskovi-navcanna-poblizu-tajvanu.html</text:a>
</text:p>
      <!--NEWS-->
      <text:h text:style-name="P10" text:outline-level="1">
<text:span text:style-name="T4">
在Melitopol，禁止叛徒和合作者在城市外旅行</text:span>
</text:h>
      <text:p text:style-name="P4">
作者: Ukrinform (Person)</text:p>
      <text:p text:style-name="P4">
出版商: Укринформ (Organization)</text:p>
      <text:p text:style-name="P4">
出版时间: 2023-04-10T16:45:00+03:00</text:p>
      <text:p text:style-name="P4">
修改时间: 2023-04-10T16:45:00+03:00</text:p>
      <text:p text:style-name="P4">
描述: 叛徒和合作者的恐慌正在暂时捕获的梅利托波尔。 他们被迫写收据，并禁止在城市外旅行。  - 乌克林。</text:p>
      <text:p text:style-name="P4">
图片: ["<text:a xlink:type="simple" xlink:href="https://static.ukrinform.com/photos/2019_03/thumb_files/630_360_1552330633-461.jpg" text:style-name="Internet_20_link" text:visited-style-name="Visited_20_Internet_20_Link">
630_360_15523...</text:a>
"]</text:p>
      <text:p text:style-name="P4">
标签: ['Мелітополь', 'Заборона', 'Колаборант', 'Війна з росією']</text:p>
      <text:p text:style-name="P4">
类型: Article</text:p>
      <!--METADATA-->
      <text:p text:style-name="P4">
<draw:frame draw:style-name="fr1" draw:name="Image83" text:anchor-type="as-char" svg:width="6.9236in" svg:height="3.956343in" draw:z-index="0">
<draw:image xlink:href="../Images/yкринформ/2023-04-10T16-45-00-03-00/630_360_1552330633-461.jpg" xlink:type="simple" xlink:show="embed" xlink:actuate="onLoad" draw:mime-type="image/jpeg"/>
</draw:frame>
造型的造型型造型人正在增长。 他们被迫写收据，并禁止在危机之外旅行。</text:p>
      <text:p text:style-name="P4">
关于它在[]中报告(https://t.me/ivan_fedorov_melitopol/1691)Melitopol市长伊万·费多罗夫(Ivan Fedorov)报道。</text:p>
      <text:p text:style-name="P4">
“上周有4名合作者同意与敌人合作的事实使恐慌加剧了这一事实。 例如，在Zubarev爆炸爆炸后，他在3小时内被发现替换，并在Yakimovka介绍了FAIS职业当局的新负责人。 他们还任命了基里洛夫卡(Kirillovka)新负责人Vryazovsk的新负责人，这一趋势仍在继续。”市长告诉。</text:p>
      <text:p text:style-name="P4">
据费多洛夫(Fedorov)说，任何人都不需要叛徒，因此敌人开始清洁熔岩。</text:p>
      <text:p text:style-name="P4">
<text:span text:style-name="T4">
另请阅读：</text:span>
 <text:a xlink:type="simple" xlink:href="https://www.ukrinform.ua/rubric-regions/3690943-partizani-melitopola-vzali-na-sebe-vidpovidalnist-za-pidriv-avto-kolaboranta-zubareva.html" text:style-name="Internet_20_link" text:visited-style-name="Visited_20_Internet_20_Link">
</text:a>
"Today, the enemy has taken receipts from all collaborators and forbids them to go outside the city," - informed the legally elected mayor.</text:p>
      <text:p text:style-name="P4">
根据国家抵抗中心的说法，俄罗斯入侵者夺走了他们的合作者外国护照。</text:p>
      <text:p text:style-name="P4">
正如乌克林福姆报道的<text:a xlink:type="simple" xlink:href="https://www.ukrinform.ua/rubric-regions/3691887-spivpracuvati-z-vorogom-pogodilis-700-meskanciv-melitopolskogo-rajonu-mer.html" text:style-name="Internet_20_link" text:visited-style-name="Visited_20_Internet_20_Link">
</text:a>
但是，在城市当局中，不超过10人到达Bichvorog。</text:p>
      <text:p text:style-name="P4">
News Source: <text:a xlink:type="simple" xlink:href="https://www.ukrinform.ua/rubric-regions/3694006-u-melitopoli-zradnikam-i-kolaborantam-zaboronili-viizdzati-za-mezi-mista.html" text:style-name="Internet_20_link" text:visited-style-name="Visited_20_Internet_20_Link">
https://www.ukrinform.ua/rubric-regions/3694006-u-melitopoli-zradnikam-i-kolaborantam-zaboronili-viizdzati-za-mezi-mista.html</text:a>
</text:p>
      <!--NEWS-->
      <text:h text:style-name="P10" text:outline-level="1">
<text:span text:style-name="T4">
“乌克兰已经准备好进入新页面”：泽伦斯基与伊拉克总理进行了交谈。</text:span>
</text:h>
      <text:p text:style-name="P4">
作者: Ukrinform (Person)</text:p>
      <text:p text:style-name="P4">
出版商: Укринформ (Organization)</text:p>
      <text:p text:style-name="P4">
出版时间: 2023-04-10T16:51:24+03:00</text:p>
      <text:p text:style-name="P4">
修改时间: 2023-04-10T16:51:24+03:00</text:p>
      <text:p text:style-name="P4">
描述: 沃迪米尔·泽伦斯基（Volodymyr Zelensky）总统与伊拉克总理穆罕默德·什叶派·阿萨·苏达尼（Muhammad Shia As-Sudani）讨论了州际互动和乌克兰和平公式。  - 乌克林。</text:p>
      <text:p text:style-name="P4">
图片: ["<text:a xlink:type="simple" xlink:href="https://static.ukrinform.com/photos/2022_06/thumb_files/630_360_1655321433-213.jpeg" text:style-name="Internet_20_link" text:visited-style-name="Visited_20_Internet_20_Link">
630_360_16553...</text:a>
"]</text:p>
      <text:p text:style-name="P4">
标签: ['Ірак', "Прем'єр", 'Зеленський']</text:p>
      <text:p text:style-name="P4">
类型: Article</text:p>
      <!--METADATA-->
      <text:p text:style-name="P4">
<draw:frame draw:style-name="fr1" draw:name="Image84" text:anchor-type="as-char" svg:width="6.9236in" svg:height="3.956343in" draw:z-index="0">
<draw:image xlink:href="../Images/yкринформ/2023-04-10T16-51-24-03-00/630_360_1655321433-213.jpeg" xlink:type="simple" xlink:show="embed" xlink:actuate="onLoad" draw:mime-type="image/jpeg"/>
</draw:frame>
Zelensky的总统鸿沟与伊拉克总理穆罕默德·什叶派·阿萨达尼(Muhammad Shia As-Sudani)讨论了州际互动和乌克兰和平公式。</text:p>
      <text:p text:style-name="P4">
国家元首在[]中报告了这一点(http://twitter.com/ZelenskyyUa/status/1645417474358140928?s=20)，报道乌克林福姆。</text:p>
      <text:p text:style-name="P4">
“他与伊拉克总理穆罕默德·什叶派·苏达尼(Muhammad Shia as-Sudani)进行了电话交谈。他指出，乌克兰已经准备好进行双边合作的新页面。他们能够加强所有可用的互动机制并推出新的互动机制。乌克兰和平的和平公式。还提供了。”泽伦斯基说。</text:p>
      <text:p text:style-name="P4">
<text:span text:style-name="T4">
另请阅读：</text:span>
 <text:a xlink:type="simple" xlink:href="https://www.ukrinform.ua/rubric-polytics/3693102-povaga-u-miznarodni-vidnosini-povernetsa-koli-ukraina-poverne-krim-zelenskij.html" text:style-name="Internet_20_link" text:visited-style-name="Visited_20_Internet_20_Link">
<text:span text:style-name="T4">
 Zelensky </text:span>
</text:a>
正如乌克林福姆报道的那样，乌克兰外交部在Bereznaya开始时宣布了一套外部的候选人，用于在奥地利，安哥拉，安哥拉，甘尼，伊拉克，伊拉克，萨特阿拉伯，苏格兰，伊拉克，伊拉克，伊拉克，伊拉克，苏格兰，乌克兰外交机构的10个外交，领事行政和技术职位，巴基斯坦，塞内加尔，<text:a xlink:type="simple" xlink:href="https://www.ukrinform.ua/tag-ssa" text:style-name="Internet_20_link" text:visited-style-name="Visited_20_Internet_20_Link">
</text:a>
，taturkmenistani taturkmen。</text:p>
      <text:p text:style-name="P4">
News Source: <text:a xlink:type="simple" xlink:href="https://www.ukrinform.ua/rubric-polytics/3694007-ukraina-gotova-do-novoi-storinki-zelenskij-pogovoriv-z-premerom-iraku.html" text:style-name="Internet_20_link" text:visited-style-name="Visited_20_Internet_20_Link">
https://www.ukrinform.ua/rubric-polytics/3694007-ukraina-gotova-do-novoi-storinki-zelenskij-pogovoriv-z-premerom-iraku.html</text:a>
</text:p>
      <!--NEWS-->
      <text:h text:style-name="P10" text:outline-level="1">
<text:span text:style-name="T4">
乌克兰多瑙河运输公司宣布了使用油轮的比赛</text:span>
</text:h>
      <text:p text:style-name="P4">
作者: Ukrinform (Person)</text:p>
      <text:p text:style-name="P4">
出版商: Укринформ (Organization)</text:p>
      <text:p text:style-name="P4">
出版时间: 2023-04-10T16:51:57+03:00</text:p>
      <text:p text:style-name="P4">
修改时间: 2023-04-10T16:51:57+03:00</text:p>
      <text:p text:style-name="P4">
描述: PJSC“乌克兰多瑙河运输”已授予使用油轮装载和运输柴油或石油的权利。  - 乌克林。</text:p>
      <text:p text:style-name="P4">
图片: ["<text:a xlink:type="simple" xlink:href="https://static.ukrinform.com/photos/2023_04/thumb_files/630_360_1681134513-639.jpg" text:style-name="Internet_20_link" text:visited-style-name="Visited_20_Internet_20_Link">
630_360_16811...</text:a>
", "<text:a xlink:type="simple" xlink:href="https://static.ukrinform.com/photos/2023_04/1681134506-524.jpg" text:style-name="Internet_20_link" text:visited-style-name="Visited_20_Internet_20_Link">
1681134506-52...</text:a>
", "<text:a xlink:type="simple" xlink:href="https://static.ukrinform.com/photos/2023_04/1681134556-651.jpg" text:style-name="Internet_20_link" text:visited-style-name="Visited_20_Internet_20_Link">
1681134556-65...</text:a>
"]</text:p>
      <text:p text:style-name="P4">
标签: ['Конкурс', 'Українське Дунайське пароплавство', 'танкер']</text:p>
      <text:p text:style-name="P4">
类型: Article</text:p>
      <!--METADATA-->
      <text:p text:style-name="P4">
<draw:frame draw:style-name="fr1" draw:name="Image85" text:anchor-type="as-char" svg:width="6.9236in" svg:height="3.956343in" draw:z-index="0">
<draw:image xlink:href="../Images/yкринформ/2023-04-10T16-51-57-03-00/630_360_1681134513-639.jpg" xlink:type="simple" xlink:show="embed" xlink:actuate="onLoad" draw:mime-type="image/jpeg"/>
</draw:frame>
PJSC“乌克兰多瑙河招聘”已列出使用油轮装载和运输柴油燃料或石油的权利。</text:p>
      <text:p text:style-name="P4">
这是由企业的新闻服务报告在<text:a xlink:type="simple" xlink:href="https://www.facebook.com/UkrainianDanubeShippingCompay/posts/pfbid02EGdCUFaAyfehy79Kt6ARUFJ2rMwZXqyViMXde9i6pV2rr7zc6tHedNPvqVou6G4Cl" text:style-name="Internet_20_link" text:visited-style-name="Visited_20_Internet_20_Link">
</text:a>
，报道乌克林福姆。</text:p>
      <text:p text:style-name="P4">
“现在仅用于[]的UDP的海军或其他资产的转移(https://www.ukrinform.ua/tag-konkurs)基于透明拍卖。 尤其是，计划下周举办一场海洋油轮运输柴油或植物油的竞争。”证词说。</text:p>
      <text:p text:style-name="P4">
<draw:frame draw:style-name="fr1" draw:name="Image86" text:anchor-type="as-char" svg:width="6.9236in" svg:height="4.837866in" draw:z-index="0">
<draw:image xlink:href="../Images/yкринформ/2023-04-10T16-51-57-03-00/1681134506-524.jpg" xlink:type="simple" xlink:show="embed" xlink:actuate="onLoad" draw:mime-type="image/jpeg"/>
</draw:frame>
据该公司称，油轮只能在乌克兰港口工作，因此上次被用作积累的组成。 这就是为什么建议将船转移到专门处理批量货物物流的运营商的原因。</text:p>
      <text:p text:style-name="P4">
该船的截止日期为3 309吨，货物消耗量为3 425立方米。</text:p>
      <text:p text:style-name="P4">
<draw:frame draw:style-name="fr1" draw:name="Image87" text:anchor-type="as-char" svg:width="6.9236in" svg:height="4.282174in" draw:z-index="0">
<draw:image xlink:href="../Images/yкринформ/2023-04-10T16-51-57-03-00/1681134556-651.jpg" xlink:type="simple" xlink:show="embed" xlink:actuate="onLoad" draw:mime-type="image/jpeg"/>
</draw:frame>
据指出，拍卖将在电子平台Prozorro。销售上进行。</text:p>
      <text:p text:style-name="P4">
拍卖的起价符合去年租赁船的条件，为274万。</text:p>
      <text:p text:style-name="P4">
<text:span text:style-name="T4">
另请阅读：</text:span>
 <text:a xlink:type="simple" xlink:href="https://www.ukrinform.ua/rubric-economy/3685505-ukrainske-dunajske-paroplavstvo-pogodilo-perejmenuvanna-12-suden.html" text:style-name="Internet_20_link" text:visited-style-name="Visited_20_Internet_20_Link">
<text:span text:style-name="T4">
乌克兰</text:span>
 <text:span text:style-name="T4">
 </text:span>
多瑙河<text:span text:style-name="T4">
 </text:span>
运输**</text:a>
据报道，PJSC在1月至3月的PJSC“乌克兰多瑙河运输”运输了大约7万吨的采矿和冶金综合体。</text:p>
      <text:p text:style-name="P4">
<text:span text:style-name="T5">
foto：乌克兰多瑙河运输</text:span>
</text:p>
      <text:p text:style-name="P4">
News Source: <text:a xlink:type="simple" xlink:href="https://www.ukrinform.ua/rubric-economy/3694008-ukrainske-dunajske-paroplavstvo-ogolosilo-konkurs-na-koristuvanna-tankerom.html" text:style-name="Internet_20_link" text:visited-style-name="Visited_20_Internet_20_Link">
https://www.ukrinform.ua/rubric-economy/3694008-ukrainske-dunajske-paroplavstvo-ogolosilo-konkurs-na-koristuvanna-tankerom.html</text:a>
</text:p>
      <!--NEWS-->
      <text:h text:style-name="P10" text:outline-level="1">
<text:span text:style-name="T4">
理事会从进口职责和增值税中释放。</text:span>
</text:h>
      <text:p text:style-name="P4">
作者: Ukrinform (Person)</text:p>
      <text:p text:style-name="P4">
出版商: Укринформ (Organization)</text:p>
      <text:p text:style-name="P4">
出版时间: 2023-04-10T16:52:00+03:00</text:p>
      <text:p text:style-name="P4">
修改时间: 2023-04-10T16:52:00+03:00</text:p>
      <text:p text:style-name="P4">
描述: Verkhovna Rada通过了两项法律，这些法律暂时免除了货物进口的增值税和关税，以更加迅速满足国防结构需求，以及对侵略者的有效和及时击退。  - 乌克林。</text:p>
      <text:p text:style-name="P4">
图片: ["<text:a xlink:type="simple" xlink:href="https://static.ukrinform.com/photos/2021_11/thumb_files/630_360_1635842496-3968.jpeg" text:style-name="Internet_20_link" text:visited-style-name="Visited_20_Internet_20_Link">
630_360_16358...</text:a>
"]</text:p>
      <text:p text:style-name="P4">
标签: ['Імпорт', 'Мито', 'ПДВ', 'Воєнний стан', 'Верховна Рада']</text:p>
      <text:p text:style-name="P4">
类型: Article</text:p>
      <!--METADATA-->
      <text:p text:style-name="P4">
<draw:frame draw:style-name="fr1" draw:name="Image88" text:anchor-type="as-char" svg:width="6.9236in" svg:height="3.956343in" draw:z-index="0">
<draw:image xlink:href="../Images/yкринформ/2023-04-10T16-52-00-03-00/630_360_1635842496-3968.jpeg" xlink:type="simple" xlink:show="embed" xlink:actuate="onLoad" draw:mime-type="image/jpeg"/>
</draw:frame>
Verkhovnarad采用了两项法律，这些法律暂时免除了增值税和退役货物的职责，以更快地满足国防结构的需求，并有效及时驱除了侵略者。</text:p>
      <text:p text:style-name="P4">
乌克利福姆报告说，相关法律第9061号法律和第9062号法律都支持了整个317和316国际代表。(https://t.me/yzheleznyak/3845)Yaroslav Zheleznyak的议员。</text:p>
      <text:p text:style-name="P4">
文件被免除进口关税和价值的价值 - 对乌克兰海关领土以外的海关制定货物的进口的行动和/或其处理的产品，这些产品已返回到海关领土乌克兰海关制度<text:a xlink:type="simple" xlink:href="https://www.ukrinform.ua/tag-import" text:style-name="Internet_20_link" text:visited-style-name="Visited_20_Internet_20_Link">
</text:a>
维修和/或维护后，如果此类商品属于国防部，武装部队以及其他军事登记。</text:p>
      <text:p text:style-name="P4">
<text:span text:style-name="T4">
另请阅读：</text:span>
 <text:a xlink:type="simple" xlink:href="https://www.ukrinform.ua/rubric-polytics/3693991-rada-zaklikala-kraini-nato-priskoriti-vstup-ukraini-do-alansu.html" text:style-name="Internet_20_link" text:visited-style-name="Visited_20_Internet_20_Link">
<text:span text:style-name="T4">
理事会</text:span>
</text:a>
法律将提高实现外国经济收益的效率，以满足国防军在武器，军事设备和弹药中的关键需求。</text:p>
      <text:p text:style-name="P4">
<text:span text:style-name="T4">
另请阅读：</text:span>
 <text:a xlink:type="simple" xlink:href="https://www.ukrinform.ua/rubric-technology/3689715-urad-sprostiv-proceduru-vvezenna-komplektuucih-dla-bezpilotnikiv-v-ukrainu.html" text:style-name="Internet_20_link" text:visited-style-name="Visited_20_Internet_20_Link">
<text:span text:style-name="T4">
无人机</text:span>
</text:a>
据报道，据报道，2023年3月，部长们通过了一项决议，简化了将附件进口到乌克兰的程序。</text:p>
      <text:p text:style-name="P4">
News Source: <text:a xlink:type="simple" xlink:href="https://www.ukrinform.ua/rubric-economy/3694009-rada-zvilnila-vid-vviznogo-mita-i-pdv-tovari-oboronnogo-priznacenna.html" text:style-name="Internet_20_link" text:visited-style-name="Visited_20_Internet_20_Link">
https://www.ukrinform.ua/rubric-economy/3694009-rada-zvilnila-vid-vviznogo-mita-i-pdv-tovari-oboronnogo-priznacenna.html</text:a>
</text:p>
      <!--NEWS-->
      <text:h text:style-name="P10" text:outline-level="1">
<text:span text:style-name="T4">
Berinchik：我几乎从武装部队支付的曼迪的所有费用</text:span>
</text:h>
      <text:p text:style-name="P4">
作者: Ukrinform (Person)</text:p>
      <text:p text:style-name="P4">
出版商: Укринформ (Organization)</text:p>
      <text:p text:style-name="P4">
出版时间: 2023-04-10T16:54:27+03:00</text:p>
      <text:p text:style-name="P4">
修改时间: 2023-04-10T16:54:27+03:00</text:p>
      <text:p text:style-name="P4">
描述: EBU和WBO国际冠军Denis Berinchyk（17-0，9 Kos）讲述了它如何帮助乌克兰军队。  - 乌克林。</text:p>
      <text:p text:style-name="P4">
图片: ["<text:a xlink:type="simple" xlink:href="https://static.ukrinform.com/photos/2023_04/thumb_files/630_360_1681134793-592.jpg" text:style-name="Internet_20_link" text:visited-style-name="Visited_20_Internet_20_Link">
630_360_16811...</text:a>
"]</text:p>
      <text:p text:style-name="P4">
标签: ['Бокс']</text:p>
      <text:p text:style-name="P4">
类型: Article</text:p>
      <!--METADATA-->
      <text:p text:style-name="P4">
<draw:frame draw:style-name="fr1" draw:name="Image89" text:anchor-type="as-char" svg:width="6.9236in" svg:height="3.956343in" draw:z-index="0">
<draw:image xlink:href="../Images/yкринформ/2023-04-10T16-54-27-03-00/630_360_1681134793-592.jpg" xlink:type="simple" xlink:show="embed" xlink:actuate="onLoad" draw:mime-type="image/jpeg"/>
</draw:frame>
Championebeu和WBO International在轻巧的Denis Berinchik(17-0，9 KO)他告诉他如何帮助乌克兰军队。</text:p>
      <text:p text:style-name="P4">
正如乌克林福姆报道的那样，有<text:a xlink:type="simple" xlink:href="https://sportarena.com/uk/boxing/berinchik-majzhe-ves-gonorar-vid-boyu-z-mendi-ya/" text:style-name="Internet_20_link" text:visited-style-name="Visited_20_Internet_20_Link">
</text:a>
在sportarena上。</text:p>
      <text:p text:style-name="P4">
“战争开始时，该国处于危险之中，每个人都辞职，去了Doarmia，开始提供帮助，并自愿。 战斗去的地方，伙计们告诉我，我需要在戒指中：“贝林奇克，你已经很众所周知 - 俄罗斯人，现在轮到我们了，所以走了。” 然后，物流被排队了，所以现在我正在与金钱斗争：发电机，马维基，帮助死者，有人的维修，我个人认识某人。 因此，我几乎给了门迪向武装部队支付全部费用。 在战斗之前，我把一切都交给了战争。 他想买一只狗的庄园，但为了胜利而捐了全部钱。 我支持有旅。 现在，我以志愿者的身份去前面。”贝林奇克说。</text:p>
      <text:p text:style-name="P4">
<text:span text:style-name="T4">
另请阅读：</text:span>
 <text:a xlink:type="simple" xlink:href="https://www.ukrinform.ua/rubric-sports/3693359-usik-ocolue-rejting-zurnalu-the-ring-nezalezno-vid-vagovoi-kategorii.html" text:style-name="Internet_20_link" text:visited-style-name="Visited_20_Internet_20_Link">
</text:a>
据报道，去年12月，Berinchyk赢得了法官的伊万·门多迪德(Ivan Mendodid)的决定。</text:p>
      <text:p text:style-name="P4">
照片：乌克兰K2促销</text:p>
      <text:p text:style-name="P4">
News Source: <text:a xlink:type="simple" xlink:href="https://www.ukrinform.ua/rubric-sports/3694013-berincik-majze-ves-gonorar-vid-bou-z-mendi-a-viddav-na-zsu.html" text:style-name="Internet_20_link" text:visited-style-name="Visited_20_Internet_20_Link">
https://www.ukrinform.ua/rubric-sports/3694013-berincik-majze-ves-gonorar-vid-bou-z-mendi-a-viddav-na-zsu.html</text:a>
</text:p>
      <!--NEWS-->
      <text:h text:style-name="P10" text:outline-level="1">
<text:span text:style-name="T4">
在Kropyvnytskyi，学生在藏身之处创建了一个爱国壁画</text:span>
</text:h>
      <text:p text:style-name="P4">
作者: Ukrinform (Person)</text:p>
      <text:p text:style-name="P4">
出版商: Укринформ (Organization)</text:p>
      <text:p text:style-name="P4">
出版时间: 2023-04-10T16:56:20+03:00</text:p>
      <text:p text:style-name="P4">
修改时间: 2023-04-10T16:56:20+03:00</text:p>
      <text:p text:style-name="P4">
描述: 乌克兰中部州立大学以庇护所的Kropyvnytskyi的Volodymyr Vynnychenko命名，在庇护所的墙壁上命名为“我的乌克兰”主题的艺术绘画，该项目本身称为“过渡”。  - 乌克林。</text:p>
      <text:p text:style-name="P4">
图片: ["<text:a xlink:type="simple" xlink:href="https://static.ukrinform.com/photos/2023_04/thumb_files/630_360_1681133045-7688.jpeg" text:style-name="Internet_20_link" text:visited-style-name="Visited_20_Internet_20_Link">
630_360_16811...</text:a>
", "<text:a xlink:type="simple" xlink:href="https://static.ukrinform.com/photos/2023_04/thumb_files/630_360_1681133045-8056.jpeg" text:style-name="Internet_20_link" text:visited-style-name="Visited_20_Internet_20_Link">
630_360_16811...</text:a>
", "<text:a xlink:type="simple" xlink:href="https://static.ukrinform.com/photos/2023_04/thumb_files/630_360_1681133045-9102.jpeg" text:style-name="Internet_20_link" text:visited-style-name="Visited_20_Internet_20_Link">
630_360_16811...</text:a>
", "<text:a xlink:type="simple" xlink:href="https://static.ukrinform.com/photos/2023_04/thumb_files/630_360_1681133045-6426.jpeg" text:style-name="Internet_20_link" text:visited-style-name="Visited_20_Internet_20_Link">
630_360_16811...</text:a>
", "<text:a xlink:type="simple" xlink:href="https://static.ukrinform.com/photos/2023_04/thumb_files/630_360_1681133045-9372.jpeg" text:style-name="Internet_20_link" text:visited-style-name="Visited_20_Internet_20_Link">
630_360_16811...</text:a>
", "<text:a xlink:type="simple" xlink:href="https://static.ukrinform.com/photos/2023_04/thumb_files/630_360_1681133045-6312.jpeg" text:style-name="Internet_20_link" text:visited-style-name="Visited_20_Internet_20_Link">
630_360_16811...</text:a>
", "<text:a xlink:type="simple" xlink:href="https://static.ukrinform.com/photos/2023_04/thumb_files/630_360_1681133046-9132.jpeg" text:style-name="Internet_20_link" text:visited-style-name="Visited_20_Internet_20_Link">
630_360_16811...</text:a>
", "<text:a xlink:type="simple" xlink:href="https://static.ukrinform.com/photos/2023_04/thumb_files/630_360_1681133047-2612.jpeg" text:style-name="Internet_20_link" text:visited-style-name="Visited_20_Internet_20_Link">
630_360_16811...</text:a>
", "<text:a xlink:type="simple" xlink:href="https://static.ukrinform.com/photos/2023_04/thumb_files/630_360_1681133047-7715.jpeg" text:style-name="Internet_20_link" text:visited-style-name="Visited_20_Internet_20_Link">
630_360_16811...</text:a>
", "<text:a xlink:type="simple" xlink:href="https://static.ukrinform.com/photos/2023_04/thumb_files/630_360_1681133047-6236.jpeg" text:style-name="Internet_20_link" text:visited-style-name="Visited_20_Internet_20_Link">
630_360_16811...</text:a>
", "<text:a xlink:type="simple" xlink:href="https://static.ukrinform.com/photos/2023_04/thumb_files/630_360_1681133047-8972.jpeg" text:style-name="Internet_20_link" text:visited-style-name="Visited_20_Internet_20_Link">
630_360_16811...</text:a>
"]</text:p>
      <text:p text:style-name="P4">
标签: ['Кропивницький', 'Укриття', 'Університет', 'Стінопис']</text:p>
      <text:p text:style-name="P4">
类型: Article</text:p>
      <!--METADATA-->
      <text:p text:style-name="P4">
<draw:frame draw:style-name="fr1" draw:name="Image90" text:anchor-type="as-char" svg:width="6.9236in" svg:height="3.956343in" draw:z-index="0">
<draw:image xlink:href="../Images/yкринформ/2023-04-10T16-56-20-03-00/630_360_1681133045-7688.jpeg" xlink:type="simple" xlink:show="embed" xlink:actuate="onLoad" draw:mime-type="image/jpeg"/>
</draw:frame>
Vinnychenko州立大学Vinnychenko墙壁上的Vladimir Vinnychenko州立大学为“ Myukraine”主题创造了一幅艺术绘画，该项目本身在庇护所的墙壁上被称为“过渡”。</text:p>
      <text:p text:style-name="P4">
乌克林通讯员报告。</text:p>
      <text:p text:style-name="P4">
“学生使用他们的草图，主题 - “我的乌克兰”。 每个人，有时我想调整草图，但我没有成功，每个主题的愿景。 我们决定在一个避难所中制作这样的图片库，该庇护所在沮丧的状态下加固为<text:a xlink:type="simple" xlink:href="https://www.ukrinform.ua/tag-ukraina" text:style-name="Internet_20_link" text:visited-style-name="Visited_20_Internet_20_Link">
</text:a>
。 学生们说这是象征性的，我们将出现在墙上，在胜利之后，当该国获得力量和蓬勃发展时，未摩擦将修复 - 我们将制作新的画作。” Volodymyr Vinnychenko中央高管教育的艺术教育系。</text:p>
      <text:p text:style-name="P4">
除了教育学，心理学和艺术学院的学生外，教师的老师和毕业生以及所有想要的人，包括语言学家，历史学家和Lyceum的学生，都加入了这项工作。 墙壁的艺术绘画是在大学建筑物之间的地下过渡中创建的，该建筑物现在已被Way使用，该建筑物的名称为“过渡”。“起初，我们只是坐在椅子上。 我认为我们坐在一个相当谦虚的走廊上，我们仍然是艺术家，这至少是绘画墙的一部分，建议它的想法，她成长为一个项目，”第四个课程的学生奥尔加·萨维克(Olga Saveluk) ， 说。</text:p>
      <text:p text:style-name="P4">
<text:span text:style-name="T4">
另请阅读：</text:span>
 <text:a xlink:type="simple" xlink:href="https://www.ukrinform.ua/rubric-regions/3686842-u-rivnomu-stvorili-mural-na-cest-rozstrilanogo-rosianami-soldata-oleksandra-macievskogo.html" text:style-name="Internet_20_link" text:visited-style-name="Visited_20_Internet_20_Link">
<text:span text:style-name="T4">
壁画</text:span>
</text:a>
图像将涵盖多米过渡的整个长度。 这些作品计划在五月捆绑。</text:p>
      <text:p text:style-name="P4">
正如乌克林福姆报道的，在国家儿童专业医院“ Ohmatdit” [] <text:a xlink:type="simple" xlink:href="https://www.ukrinform.ua/rubric-kyiv/3679305-v-ohmatditi-zavivsa-mural-z-kazkovimi-zvirami-marii-primacenko.html" text:style-name="Internet_20_link" text:visited-style-name="Visited_20_Internet_20_Link">
</text:a>
 .</text:p>
      <text:p text:style-name="P4">
News Source: <text:a xlink:type="simple" xlink:href="https://www.ukrinform.ua/rubric-regions/3694014-u-kropivnickomu-studenti-stvoruut-v-ukritti-visu-patrioticnij-stinopis.html" text:style-name="Internet_20_link" text:visited-style-name="Visited_20_Internet_20_Link">
https://www.ukrinform.ua/rubric-regions/3694014-u-kropivnickomu-studenti-stvoruut-v-ukritti-visu-patrioticnij-stinopis.html</text:a>
</text:p>
      <!--NEWS-->
      <text:h text:style-name="P10" text:outline-level="1">
<text:span text:style-name="T4">
乌克兰和波兰执法人员暴露了欺诈者，他们因从巴赫穆特（Bakhmut）的“撤离”而获得欺诈者</text:span>
</text:h>
      <text:p text:style-name="P4">
作者: Ukrinform (Person)</text:p>
      <text:p text:style-name="P4">
出版商: Укринформ (Organization)</text:p>
      <text:p text:style-name="P4">
出版时间: 2023-04-10T17:00:00+03:00</text:p>
      <text:p text:style-name="P4">
修改时间: 2023-04-10T17:00:00+03:00</text:p>
      <text:p text:style-name="P4">
描述: 乌克兰和波兰执法机构中和跨国欺诈者的犯罪组织，该犯罪者是从想要离开战区的平民那里赚钱的。  - 乌克林。</text:p>
      <text:p text:style-name="P4">
图片: ["<text:a xlink:type="simple" xlink:href="https://static.ukrinform.com/photos/2023_04/thumb_files/630_360_1681135165-151.jpg" text:style-name="Internet_20_link" text:visited-style-name="Visited_20_Internet_20_Link">
630_360_16811...</text:a>
"]</text:p>
      <text:p text:style-name="P4">
标签: ['Евакуація', 'Польща', 'Шахрайство', 'Україна']</text:p>
      <text:p text:style-name="P4">
类型: Article</text:p>
      <!--METADATA-->
      <text:p text:style-name="P4">
<draw:frame draw:style-name="fr1" draw:name="Image91" text:anchor-type="as-char" svg:width="6.9236in" svg:height="3.956343in" draw:z-index="0">
<draw:image xlink:href="../Images/yкринформ/2023-04-10T17-00-00-03-00/630_360_1681135165-151.jpg" xlink:type="simple" xlink:show="embed" xlink:actuate="onLoad" draw:mime-type="image/jpeg"/>
</draw:frame>
乌克兰波兰执法机构中和跨国欺诈者的犯罪集团，他们从想要离开战区的平民那里筹集了资金。</text:p>
      <text:p text:style-name="P4">
根据乌克林的说法，乌克兰的安全局在[]中报告(https://t.me/SBUkr/7884)。</text:p>
      <text:p text:style-name="P4">
“安全部门的网络法院，以及执法机构(https://www.ukrinform.ua/tag-sahrajstvo)”， - 消息读取。</text:p>
      <text:p text:style-name="P4">
恶意人从乌克兰前地区的居民那里徘徊，乌克兰的居民计划离开战区，包括巴赫穆特和村庄。</text:p>
      <text:p text:style-name="P4">
对于不同数量的经销商，他们“保证”当地人将他们带到乌克兰更安全的地区。 这种“服务”的平均成本为3万UAH。 永久欺诈者将其承诺“分发”给幼儿的残疾和父母。</text:p>
      <text:p text:style-name="P4">
为此，他们使用了社交网络和受欢迎的使者的小组。</text:p>
      <text:p text:style-name="P4">
欺诈者从客户那里获得了“预付款”，占宣布金额的50％。这笔钱是在为虚假人员发行的银行卡上收到的。</text:p>
      <text:p text:style-name="P4">
收到经销商后，他们停止与受害者进行交流，而不再沟通。</text:p>
      <text:p text:style-name="P4">
这样，欺诈者在人类中的欺诈者超过150万。</text:p>
      <text:p text:style-name="P4">
欺诈者的另一个“目标受众”是应征年龄的人。 为了“费用”，袭击者答应军方为出国旅行提供虚假费用。</text:p>
      <text:p text:style-name="P4">
<text:span text:style-name="T4">
另请阅读：</text:span>
 <text:a xlink:type="simple" xlink:href="https://www.ukrinform.ua/rubric-kyiv/3686766-zbirali-kosti-dla-ditej-u-kievi-vikrili-sahraiv-aki-privlasnili-ponad-10-miljoniv.html" text:style-name="Internet_20_link" text:visited-style-name="Visited_20_Internet_20_Link">
<text:span text:style-name="T4">
欺诈</text:span>
</text:a>
由于在乌克兰不同地区的特殊行动，一名组织者被拘留。 他是Zhytomyr地区的居民，他直接与客户接触，并为他们提供“条件”以进行撤离。</text:p>
      <text:p text:style-name="P4">
根据调查，其他两个乌克兰公民，即犯罪集团的组织者，目前在欧盟一个国家之一。</text:p>
      <text:p text:style-name="P4">
SBU的工作人员与欧洲合作伙伴一起对拘留入侵者及其引渡到乌克兰进行全面拘留。</text:p>
      <text:p text:style-name="P4">
在乌克兰多个地区的搜查过程中，向乌克兰多个地区的人的地址显示了有非法活动和10张银行卡证据的手机，袭击者从受害者那里收到了钱。<text:span text:style-name="T5">
foto：sbu</text:span>
</text:p>
      <text:p text:style-name="P4">
News Source: <text:a xlink:type="simple" xlink:href="https://www.ukrinform.ua/rubric-society/3694016-ukrainski-ta-polski-pravoohoronci-vikrili-sahraiv-aki-zaroblali-na-evakuacii-z-bahmuta.html" text:style-name="Internet_20_link" text:visited-style-name="Visited_20_Internet_20_Link">
https://www.ukrinform.ua/rubric-society/3694016-ukrainski-ta-polski-pravoohoronci-vikrili-sahraiv-aki-zaroblali-na-evakuacii-z-bahmuta.html</text:a>
</text:p>
      <!--NEWS-->
      <text:h text:style-name="P10" text:outline-level="1">
<text:span text:style-name="T4">
在被捕获的野马中，俄罗斯人在平等上画了乌克兰壁画</text:span>
</text:h>
      <text:p text:style-name="P4">
作者: Ukrinform (Person)</text:p>
      <text:p text:style-name="P4">
出版商: Укринформ (Organization)</text:p>
      <text:p text:style-name="P4">
出版时间: 2023-04-10T17:02:00+03:00</text:p>
      <text:p text:style-name="P4">
修改时间: 2023-04-10T17:02:00+03:00</text:p>
      <text:p text:style-name="P4">
描述: 在暂时捕获的野马中，俄罗斯人在平等上画了乌克兰壁画。  - 乌克林。</text:p>
      <text:p text:style-name="P4">
图片: ["<text:a xlink:type="simple" xlink:href="https://static.ukrinform.com/photos/2023_04/thumb_files/630_360_1681135211-628.jpg" text:style-name="Internet_20_link" text:visited-style-name="Visited_20_Internet_20_Link">
630_360_16811...</text:a>
", "<text:a xlink:type="simple" xlink:href="https://static.ukrinform.com/photos/2023_04/1681135272-577.jpg" text:style-name="Internet_20_link" text:visited-style-name="Visited_20_Internet_20_Link">
1681135272-57...</text:a>
"]</text:p>
      <text:p text:style-name="P4">
标签: ['Маріуполь', 'Мурал', 'Окупація', 'Війна з росією']</text:p>
      <text:p text:style-name="P4">
类型: Article</text:p>
      <!--METADATA-->
      <text:p text:style-name="P4">
<draw:frame draw:style-name="fr1" draw:name="Image92" text:anchor-type="as-char" svg:width="6.9236in" svg:height="3.956343in" draw:z-index="0">
<draw:image xlink:href="../Images/yкринформ/2023-04-10T17-02-00-03-00/630_360_1681135211-628.jpg" xlink:type="simple" xlink:show="embed" xlink:actuate="onLoad" draw:mime-type="image/jpeg"/>
</draw:frame>
同样，被捕的野马，俄罗斯人画了前列腺的乌克兰壁画。</text:p>
      <text:p text:style-name="P4">
正如乌克林福姆报道的那样，关于<text:a xlink:type="simple" xlink:href="https://t.me/mariupolrada/13631" text:style-name="Internet_20_link" text:visited-style-name="Visited_20_Internet_20_Link">
</text:a>
报告市议会发布了相关照片。</text:p>
      <text:p text:style-name="P4">
“在被占领的野马中，俄罗斯人对暴力施加了壁画 - “所有人。所有层面。” 壁画是在2021年的铭文中，到城市左岸地区的国际平等日。”该消息写道。</text:p>
      <text:p text:style-name="P4">
<draw:frame draw:style-name="fr1" draw:name="Image93" text:anchor-type="as-char" svg:width="6.9236in" svg:height="4.388882in" draw:z-index="0">
<draw:image xlink:href="../Images/yкринформ/2023-04-10T17-02-00-03-00/1681135272-577.jpg" xlink:type="simple" xlink:show="embed" xlink:actuate="onLoad" draw:mime-type="image/jpeg"/>
</draw:frame>
有人说，该项目是由乌克兰的联合国人权使命实施的。壁画被描绘了一个魔方，象征着多样性和平等的思想。</text:p>
      <text:p text:style-name="P4">
“象征性的是俄罗斯入侵者摧毁了导演的古物和暴力壁画。 因此，这是艺术家亚历山大·科班(Alexander Korban)的壁画，上面涂在和平大道上的一栋多层建筑的墙上，107。</text:p>
      <text:p text:style-name="P4">
他们强调，俄罗斯人不仅将战争和毁灭带给了玛丽波尔，而且还带来了无惩罚的暴力和奴隶意识，因此他们破坏了自由生活，平等和尊严的紧迫性。</text:p>
      <text:p text:style-name="P4">
<text:span text:style-name="T4">
另请阅读：</text:span>
 <text:a xlink:type="simple" xlink:href="https://www.ukrinform.ua/rubric-regions/3640111-zamist-muralu-milana-v-mariupoli-namaluvali-rosijskij-trikolor.html" text:style-name="Internet_20_link" text:visited-style-name="Visited_20_Internet_20_Link">
</text:a>
“但是，我们将与乌克兰的突袭者一起返回Mariupol真正的自由与平等!”  - 在市议会中强调。</text:p>
      <text:p text:style-name="P4">
根据乌克林福姆的说法，俄罗斯的侵略造成了玛丽upol中最熟悉的人道主义灾难之一。 由于移动炮击，该市几乎被摧毁了90％。 入侵者穿着受损的房屋来掩盖犯罪。 俄罗斯人还破坏了内容的历史和文化古迹。</text:p>
      <text:p text:style-name="P4">
<text:a xlink:type="simple" xlink:href="https://www.ukrinform.ua/tag-mariupol" text:style-name="Internet_20_link" text:visited-style-name="Visited_20_Internet_20_Link">
</text:a>
但是周围的定居点被转变为俄罗斯军队的军事逻辑枢纽。</text:p>
      <text:p text:style-name="P4">
<text:span text:style-name="T5">
foto：Mariupol City Council</text:span>
</text:p>
      <text:p text:style-name="P4">
News Source: <text:a xlink:type="simple" xlink:href="https://www.ukrinform.ua/rubric-regions/3694018-u-zahoplenomu-mariupoli-rosiani-zafarbuvali-mural-proti-nasilla.html" text:style-name="Internet_20_link" text:visited-style-name="Visited_20_Internet_20_Link">
https://www.ukrinform.ua/rubric-regions/3694018-u-zahoplenomu-mariupoli-rosiani-zafarbuvali-mural-proti-nasilla.html</text:a>
</text:p>
      <!--NEWS-->
      <text:h text:style-name="P10" text:outline-level="1">
<text:span text:style-name="T4">
3月的通货膨胀率为1.5％</text:span>
</text:h>
      <text:p text:style-name="P4">
作者: Ukrinform (Person)</text:p>
      <text:p text:style-name="P4">
出版商: Укринформ (Organization)</text:p>
      <text:p text:style-name="P4">
出版时间: 2023-04-10T17:06:04+03:00</text:p>
      <text:p text:style-name="P4">
修改时间: 2023-04-10T17:06:04+03:00</text:p>
      <text:p text:style-name="P4">
描述: 2023年3月，乌克兰消费者市场的通货膨胀率为1.5％，比2月份，自年初以来为3％，比2022年3月相比21.3％。  - 乌克林。</text:p>
      <text:p text:style-name="P4">
图片: ["<text:a xlink:type="simple" xlink:href="https://static.ukrinform.com/photos/2017_04/thumb_files/630_360_1491045797-7789.jpg" text:style-name="Internet_20_link" text:visited-style-name="Visited_20_Internet_20_Link">
630_360_14910...</text:a>
"]</text:p>
      <text:p text:style-name="P4">
标签: ['Економіка', 'Інфляція', 'Україна', 'Держстат']</text:p>
      <text:p text:style-name="P4">
类型: Article</text:p>
      <!--METADATA-->
      <text:p text:style-name="P4">
<draw:frame draw:style-name="fr1" draw:name="Image94" text:anchor-type="as-char" svg:width="6.9236in" svg:height="3.956343in" draw:z-index="0">
<draw:image xlink:href="../Images/yкринформ/2023-04-10T17-06-04-03-00/630_360_1491045797-7789.jpg" xlink:type="simple" xlink:show="embed" xlink:actuate="onLoad" draw:mime-type="image/jpeg"/>
</draw:frame>
2023年3月，自年初以来，乌克兰消费者市场的通货膨胀率为1,5％，比2022年3月相比，为3％。</text:p>
      <text:p text:style-name="P4">
正如乌克林福姆报道的那样，这是在[]中报道的(http://www.ukrstat.gov.ua/)</text:p>
      <text:p text:style-name="P4">
" <text:a xlink:type="simple" xlink:href="https://www.ukrinform.ua/tag-inflacia" text:style-name="Internet_20_link" text:visited-style-name="Visited_20_Internet_20_Link">
 </text:a>
在2023年3月的消费市场中，与2023年2月相比，自年初以来为1.5％ -  3.0％ -  2023年3月的基本通货膨胀率与2023年2月相比为1.3％，在年初 -  2.5％ -  2.5％，”消息说。</text:p>
      <text:p text:style-name="P4">
值得注意的是，在3月的消费市场中，食品价格上涨了2.2％。 最多(至17.3％)蔬菜上升了。 鸡蛋，软饮料，肉类和肉类产品，面包，意大利面，牛奶和乳制品，黄油，糖，水果，鱼类产品的价格增长了1,8-0.4％。 同时，大米，加工产品，葵花籽油，猪油下降了2.3-0.2％。 衣服和鞋子上升了12.5％，包括衣服 - 鞋子增长了12.5％，增长了12.4％。</text:p>
      <text:p text:style-name="P4">
医疗保健价格上涨0.6％的上涨主要是门诊服务价格上涨0.8％。</text:p>
      <text:p text:style-name="P4">
由于燃料较低，油脂降低了3.0％，运输价格下降了0.9％。 同时，铁路客运运输中的票价增长了5.3％。</text:p>
      <text:p text:style-name="P4">
<text:span text:style-name="T4">
另请阅读：</text:span>
 <text:a xlink:type="simple" xlink:href="https://www.ukrinform.ua/rubric-economy/3692326-nacbank-poasniv-pricini-spovilnenna-inflacii-v-ukraini.html" text:style-name="Internet_20_link" text:visited-style-name="Visited_20_Internet_20_Link">
</text:a>
根据乌克林福姆的说法，根据经济部的说法，20123年底的通货膨胀率将为24％。</text:p>
      <text:p text:style-name="P4">
<text:span text:style-name="T5">
foto：nbu</text:span>
</text:p>
      <text:p text:style-name="P4">
News Source: <text:a xlink:type="simple" xlink:href="https://www.ukrinform.ua/rubric-economy/3694021-inflacia-u-berezni-stanovila-15.html" text:style-name="Internet_20_link" text:visited-style-name="Visited_20_Internet_20_Link">
https://www.ukrinform.ua/rubric-economy/3694021-inflacia-u-berezni-stanovila-15.html</text:a>
</text:p>
      <!--NEWS-->
      <text:h text:style-name="P10" text:outline-level="1">
<text:span text:style-name="T4">
乐队Probass ∆ Hardi成为大使</text:span>
</text:h>
      <text:p text:style-name="P4">
作者: Ukrinform (Person)</text:p>
      <text:p text:style-name="P4">
出版商: Укринформ (Organization)</text:p>
      <text:p text:style-name="P4">
出版时间: 2023-04-10T17:11:00+03:00</text:p>
      <text:p text:style-name="P4">
修改时间: 2023-04-10T17:11:00+03:00</text:p>
      <text:p text:style-name="P4">
描述: 乐队Probass ∆ Hardi以热门的“晚安，我们来自乌克兰”而闻名，成为内政部“斯巴达人”攻击团队的大使。  - 乌克林。</text:p>
      <text:p text:style-name="P4">
图片: ["<text:a xlink:type="simple" xlink:href="https://static.ukrinform.com/photos/2023_04/thumb_files/630_360_1681135881-248.jpg" text:style-name="Internet_20_link" text:visited-style-name="Visited_20_Internet_20_Link">
630_360_16811...</text:a>
"]</text:p>
      <text:p text:style-name="P4">
标签: ['Музика', 'Військові', 'Амбасадор']</text:p>
      <text:p text:style-name="P4">
类型: Article</text:p>
      <!--METADATA-->
      <text:p text:style-name="P4">
<draw:frame draw:style-name="fr1" draw:name="Image95" text:anchor-type="as-char" svg:width="6.9236in" svg:height="3.956343in" draw:z-index="0">
<draw:image xlink:href="../Images/yкринформ/2023-04-10T17-11-00-03-00/630_360_1681135881-248.jpg" xlink:type="simple" xlink:show="embed" xlink:actuate="onLoad" draw:mime-type="image/jpeg"/>
</draw:frame>
格伦巴斯∆哈迪(Grontbass)以热门的“晚安，我们来自乌克兰”而闻名，成为内政部“斯巴达人”攻击旅的大使。</text:p>
      <text:p text:style-name="P4">
据报道<text:a xlink:type="simple" xlink:href="https://kharkivoda.gov.ua/news/120456" text:style-name="Internet_20_link" text:visited-style-name="Visited_20_Internet_20_Link">
</text:a>
，报道乌克林福姆。</text:p>
      <text:p text:style-name="P4">
“从现在开始，突袭旅的官方代表“斯巴达人”。这将促进年轻人中的爱国主义，并在媒体环境中更多地关注守卫“斯巴达人”。国民警卫队。</text:p>
      <text:p text:style-name="P4">
合作备忘录的正式签署在哈尔基夫举行。</text:p>
      <text:p text:style-name="P4">
“这份备忘录的签署将使我们有机会变得更加知名。这是All -Ukrainian和国际层面的突击旅的普及“ Spartan”。 仍然有些人不了解机构之间的区别。因此，这里也存在解释性工作的功能。 此外，我们的道德和心理状态的支持得到了支持<text:a xlink:type="simple" xlink:href="https://www.ukrinform.ua/tag-vijskovi" text:style-name="Internet_20_link" text:visited-style-name="Visited_20_Internet_20_Link">
</text:a>
”， - 格拉德科夫说。</text:p>
      <text:p text:style-name="P4">
签署备忘录后，进攻守卫的战士，音乐家们画了黄色和黄色的旗帜。 旗帜计划在拍卖会上出售，并停止资金装备警卫。 “来自锤子”还将与奖杯作战，这些奖杯被授予“斯巴达人”的士兵。</text:p>
      <text:p text:style-name="P4">
“这对我们来说是一个荣幸!备忘录的签署将简化我们士兵必要的所有目标的资金收集。 我们将在乌克兰和国外进行音乐会和拍卖。 顺便说一句，进行拍卖的实践非常有效。 如果不是每个人都可以参加音乐会，那么每个人都可以添加到拍卖中。</text:p>
      <text:p text:style-name="P4">
<text:span text:style-name="T4">
另请阅读：</text:span>
 <text:a xlink:type="simple" xlink:href="https://www.ukrinform.ua/rubric-culture/3689514-gurt-kalush-orchestra-stav-ambasadorom-sturmovoi-brigadi-policii-lut.html" text:style-name="Internet_20_link" text:visited-style-name="Visited_20_Internet_20_Link">
<text:span text:style-name="T4">
大使</text:span>
</text:a>
进攻后卫的突袭队的比赛仍在继续。 斯巴达战斗机已完成并在哈尔基夫地区通过。</text:p>
      <text:p text:style-name="P4">
如报道，<text:a xlink:type="simple" xlink:href="https://www.ukrinform.ua/rubric-ato/3667822-funkcia-gvardii-nastupu-zabezpecuvati-svidkist-nastupu-zsu.html" text:style-name="Internet_20_link" text:visited-style-name="Visited_20_Internet_20_Link">
</text:a>
s</text:p>
      <text:p text:style-name="P4">
<text:span text:style-name="T5">
foto：kharkivoda.gov.ua</text:span>
</text:p>
      <text:p text:style-name="P4">
News Source: <text:a xlink:type="simple" xlink:href="https://www.ukrinform.ua/rubric-culture/3694025-gurt-probass-hardi-stav-ambasadorom-sturmovoi-brigadi-spartan.html" text:style-name="Internet_20_link" text:visited-style-name="Visited_20_Internet_20_Link">
https://www.ukrinform.ua/rubric-culture/3694025-gurt-probass-hardi-stav-ambasadorom-sturmovoi-brigadi-spartan.html</text:a>
</text:p>
      <!--NEWS-->
      <text:h text:style-name="P10" text:outline-level="1">
<text:span text:style-name="T4">
在卢汉斯地区，边防部队击倒了两架敌人侦察无人机</text:span>
</text:h>
      <text:p text:style-name="P4">
作者: Ukrinform (Person)</text:p>
      <text:p text:style-name="P4">
出版商: Укринформ (Organization)</text:p>
      <text:p text:style-name="P4">
出版时间: 2023-04-10T17:11:44+03:00</text:p>
      <text:p text:style-name="P4">
修改时间: 2023-04-10T17:11:44+03:00</text:p>
      <text:p text:style-name="P4">
描述: 在卢汉斯克地区，乌克兰国家边境警卫队的军人在两天内击落了俄罗斯人的两辆无人驾驶飞机。  - 乌克林。</text:p>
      <text:p text:style-name="P4">
图片: ["<text:a xlink:type="simple" xlink:href="https://static.ukrinform.com/photos/2023_04/thumb_files/630_360_1681135665-108.jpeg" text:style-name="Internet_20_link" text:visited-style-name="Visited_20_Internet_20_Link">
630_360_16811...</text:a>
", "<text:a xlink:type="simple" xlink:href="https://static.ukrinform.com/photos/2023_04/1681135664-131.jpeg" text:style-name="Internet_20_link" text:visited-style-name="Visited_20_Internet_20_Link">
1681135664-13...</text:a>
"]</text:p>
      <text:p text:style-name="P4">
标签: ['Безпілотник', 'Прикордонники', 'Війна з росією']</text:p>
      <text:p text:style-name="P4">
类型: Article</text:p>
      <!--METADATA-->
      <text:p text:style-name="P4">
<draw:frame draw:style-name="fr1" draw:name="Image96" text:anchor-type="as-char" svg:width="6.9236in" svg:height="3.956343in" draw:z-index="0">
<draw:image xlink:href="../Images/yкринформ/2023-04-10T17-11-44-03-00/630_360_1681135665-108.jpeg" xlink:type="simple" xlink:show="embed" xlink:actuate="onLoad" draw:mime-type="image/jpeg"/>
</draw:frame>
乌克兰国家边境部队的乌鲁甘斯克地区军人两天击落了两架无人飞机的侦察。</text:p>
      <text:p text:style-name="P4">
这被告知<text:a xlink:type="simple" xlink:href="https://dpsu.gov.ua/ua/news/na-luganshchini-prikordonniki-zbili-dva-rozviduvalni-bpla-okupantiv/" text:style-name="Internet_20_link" text:visited-style-name="Visited_20_Internet_20_Link">
</text:a>
，报道乌克林福姆。</text:p>
      <text:p text:style-name="P4">
<draw:frame draw:style-name="fr1" draw:name="Image97" text:anchor-type="as-char" svg:width="6.9236in" svg:height="5.1927in" draw:z-index="0">
<draw:image xlink:href="../Images/yкринформ/2023-04-10T17-11-44-03-00/1681135664-131.jpeg" xlink:type="simple" xlink:show="embed" xlink:actuate="onLoad" draw:mime-type="image/jpeg"/>
</draw:frame>
“为了抵消无人机敌军的侦察飞行，边防警卫被积极检查。 在两天之内，东部前线的一个边界部队中和两架无人飞机仪式 - 占领军。”新闻社说。</text:p>
      <text:p text:style-name="P4">
可以澄清的是，国家边境服务的战斗人员有效地用作人力资源和射击的一种手段<text:a xlink:type="simple" xlink:href="https://www.ukrinform.ua/tag-zbroa" text:style-name="Internet_20_link" text:visited-style-name="Visited_20_Internet_20_Link">
</text:a>
。</text:p>
      <text:p text:style-name="P4">
“是的，今天，一份空气间谍被使用了抑制无人机控制通道的马普拉特酸酯综合体。 昨天，另一架无人机从小臂亲吻。” DPSU获悉。</text:p>
      <text:p text:style-name="P4">
<text:span text:style-name="T4">
另请阅读：</text:span>
 <text:a xlink:type="simple" xlink:href="https://www.ukrinform.ua/rubric-ato/3693958-rosia-moze-zastosuvati-proti-ukraini-novi-iranski-droni-miraj532-gumenuk.html" text:style-name="Internet_20_link" text:visited-style-name="Visited_20_Internet_20_Link">
</text:a>
据报道，乌克兰州的州税务局在4月7日指出，乌克兰国家边防部警卫队的空中情报摧毁了弹药和乌拉尔与俄罗斯人的组成。</text:p>
      <text:p text:style-name="P4">
News Source: <text:a xlink:type="simple" xlink:href="https://www.ukrinform.ua/rubric-ato/3694024-na-lugansini-prikordonniki-zbili-dva-vorozi-rozviduvalni-bezpilotniki.html" text:style-name="Internet_20_link" text:visited-style-name="Visited_20_Internet_20_Link">
https://www.ukrinform.ua/rubric-ato/3694024-na-lugansini-prikordonniki-zbili-dva-vorozi-rozviduvalni-bezpilotniki.html</text:a>
</text:p>
      <!--NEWS-->
      <text:h text:style-name="P10" text:outline-level="1">
<text:span text:style-name="T4">
在基辅，一个男人解雇了购物亭，他被怀疑</text:span>
</text:h>
      <text:p text:style-name="P4">
作者: Ukrinform (Person)</text:p>
      <text:p text:style-name="P4">
出版商: Укринформ (Organization)</text:p>
      <text:p text:style-name="P4">
出版时间: 2023-04-10T17:15:10+03:00</text:p>
      <text:p text:style-name="P4">
修改时间: 2023-04-10T17:15:10+03:00</text:p>
      <text:p text:style-name="P4">
描述: 在基辅的所罗门斯基地区，一名男子解雇了一个人的售货亭，袭击者被宣布怀疑。  - 乌克林。</text:p>
      <text:p text:style-name="P4">
图片: ["<text:a xlink:type="simple" xlink:href="https://static.ukrinform.com/photos/2018_01/thumb_files/630_360_1514814140-4618.jpg" text:style-name="Internet_20_link" text:visited-style-name="Visited_20_Internet_20_Link">
630_360_15148...</text:a>
", "<text:a xlink:type="simple" xlink:href="https://static.ukrinform.com/photos/2023_04/1681135798-461.jpg" text:style-name="Internet_20_link" text:visited-style-name="Visited_20_Internet_20_Link">
1681135798-46...</text:a>
", "<text:a xlink:type="simple" xlink:href="https://static.ukrinform.com/photos/2023_04/1681135812-984.jpg" text:style-name="Internet_20_link" text:visited-style-name="Visited_20_Internet_20_Link">
1681135812-98...</text:a>
", "<text:a xlink:type="simple" xlink:href="https://static.ukrinform.com/photos/2023_04/1681135878-102.jpg" text:style-name="Internet_20_link" text:visited-style-name="Visited_20_Internet_20_Link">
1681135878-10...</text:a>
"]</text:p>
      <text:p text:style-name="P4">
标签: ['Арешт', 'Стрілянина', 'Київ']</text:p>
      <text:p text:style-name="P4">
类型: Article</text:p>
      <!--METADATA-->
      <text:p text:style-name="P4">
<draw:frame draw:style-name="fr1" draw:name="Image98" text:anchor-type="as-char" svg:width="6.9236in" svg:height="3.956343in" draw:z-index="0">
<draw:image xlink:href="../Images/yкринформ/2023-04-10T17-15-10-03-00/630_360_1514814140-4618.jpg" xlink:type="simple" xlink:show="embed" xlink:actuate="onLoad" draw:mime-type="image/jpeg"/>
</draw:frame>
基辅的USOLOMIANSKY区解雇了一个交易亭，人们不知所措，袭击者被宣布怀疑。</text:p>
      <text:p text:style-name="P4">
根据乌克林福姆的说法，基辅警方在[]中报道了(https://www.facebook.com/UA.KyivPolice/posts/pfbid0nBJQP7rGQEiEjhtWzT7caXzUia116xxcHJcWLojMmdx6tV6RRRB3HFLKRYK5fSyql).</text:p>
      <text:p text:style-name="P4">
Подія відбулася на вулиці Солом’янська. Встановлено, що між фігурантом іпродавцем виник словесний конфлікт, після чого правопорушник пішов. Черездекілька хвилин він повернувся уже зі зброєю.</text:p>
      <text:p text:style-name="P4">
<draw:frame draw:style-name="fr1" draw:name="Image99" text:anchor-type="as-char" svg:width="6.9236in" svg:height="4.570858in" draw:z-index="0">
<draw:image xlink:href="../Images/yкринформ/2023-04-10T17-15-10-03-00/1681135798-461.jpg" xlink:type="simple" xlink:show="embed" xlink:actuate="onLoad" draw:mime-type="image/jpeg"/>
</draw:frame>
攻击者不确定地对对手进行了交谈，并向售货亭打了几枪。 没有一个游客受伤。</text:p>
      <text:p text:style-name="P4">
执法人员采访了犯罪证人，并检查了墨盒和两个袖子7.62的袖子，并确定了攻击者的个性。</text:p>
      <text:p text:style-name="P4">
<draw:frame draw:style-name="fr1" draw:name="Image100" text:anchor-type="as-char" svg:width="6.9236in" svg:height="4.609323in" draw:z-index="0">
<draw:image xlink:href="../Images/yкринформ/2023-04-10T17-15-10-03-00/1681135812-984.jpg" xlink:type="simple" xlink:show="embed" xlink:actuate="onLoad" draw:mime-type="image/jpeg"/>
</draw:frame>
在作战 - 强大行动的特种力量的力量支持下(刀)警察进行了<text:a xlink:type="simple" xlink:href="https://www.ukrinform.ua/tag-obsuk" text:style-name="Internet_20_link" text:visited-style-name="Visited_20_Internet_20_Link">
</text:a>
在一个49岁男子的公寓里。 调查人员拘留了犯罪犯罪的罪犯，弹药和衣服的罪犯。</text:p>
      <text:p text:style-name="P4">
<text:span text:style-name="T4">
另请阅读：</text:span>
 <text:a xlink:type="simple" xlink:href="https://www.ukrinform.ua/rubric-regions/3667163-kinuv-u-ludej-bojovu-granatu-meskancu-krasnogorivki-povidomili-pro-pidozru.html" text:style-name="Internet_20_link" text:visited-style-name="Visited_20_Internet_20_Link">
<text:span text:style-name="T4">
退出</text:span>
 <text:span text:style-name="T4">
 </text:span>
人<text:span text:style-name="T4">
 </text:span>
战斗<text:span text:style-name="T4">
 </text:span>
手榴弹<text:span text:style-name="T4">
 </text:span>
 <text:span text:style-name="T4">
 </text:span>
居民<text:span text:style-name="T4">
 krasnohivka </text:span>
 <text:span text:style-name="T4">
 </text:span>
 <text:span text:style-name="T4">
 </text:span>
 <text:span text:style-name="T4">
 </text:span>
报告<text:span text:style-name="T4">
 </text:span>
<text:span text:style-name="T5">
 </text:span>
<text:span text:style-name="T5">
 </text:span>
<text:span text:style-name="T5">
 </text:span>
<text:span text:style-name="T5">
 </text:span>
<text:span text:style-name="T5">
怀疑</text:span>
*</text:a>
根据《艺术》第4部分提起的刑事诉讼。 296(通过使用枪支，冷武器或其他特殊适应或预先进行伤害的枪支或其他物体造成的流氓行为)乌克兰的刑法。</text:p>
      <text:p text:style-name="P4">
被拘留者被宣布怀疑。 他威胁要三到七年的监禁。</text:p>
      <text:p text:style-name="P4">
<draw:frame draw:style-name="fr1" draw:name="Image101" text:anchor-type="as-char" svg:width="6.9236in" svg:height="7.61596in" draw:z-index="0">
<draw:image xlink:href="../Images/yкринформ/2023-04-10T17-15-10-03-00/1681135878-102.jpg" xlink:type="simple" xlink:show="embed" xlink:actuate="onLoad" draw:mime-type="image/jpeg"/>
</draw:frame>
在不久的将来，法院将选择攻击者的预防措施。</text:p>
      <text:p text:style-name="P4">
正如乌克林福姆(Ukrinform(https://www.ukrinform.ua/rubric-regions/3668981-napad-na-prodavcinu-na-kiivsini-u-agresora-v-naplicniku-znajsli-granati-ta-dva-avtomati.html)。 在背包中发现了9枚手榴弹，枪和两台机器。</text:p>
      <text:p text:style-name="P4">
News Source: <text:a xlink:type="simple" xlink:href="https://www.ukrinform.ua/rubric-kyiv/3694028-u-kievi-colovik-obstrilav-torgovelnij-kiosk-jomu-ogolosili-pidozru.html" text:style-name="Internet_20_link" text:visited-style-name="Visited_20_Internet_20_Link">
https://www.ukrinform.ua/rubric-kyiv/3694028-u-kievi-colovik-obstrilav-torgovelnij-kiosk-jomu-ogolosili-pidozru.html</text:a>
</text:p>
      <!--NEWS-->
      <text:h text:style-name="P10" text:outline-level="1">
<text:span text:style-name="T4">
3万名军队：Venislavsky说，要为附加费，您需要寻找钱</text:span>
</text:h>
      <text:p text:style-name="P4">
作者: Ukrinform (Person)</text:p>
      <text:p text:style-name="P4">
出版商: Укринформ (Organization)</text:p>
      <text:p text:style-name="P4">
出版时间: 2023-04-10T17:16:00+03:00</text:p>
      <text:p text:style-name="P4">
修改时间: 2023-04-10T17:16:00+03:00</text:p>
      <text:p text:style-name="P4">
描述: 为了实施一项决定每月支付3.0万赫里维尼亚人的决定，乌克兰捍卫者需要寻找其他为乌克兰国家预算提供资金的来源。  - 乌克林。</text:p>
      <text:p text:style-name="P4">
图片: ["<text:a xlink:type="simple" xlink:href="https://static.ukrinform.com/photos/2022_11/thumb_files/630_360_1667911141-535.jpg" text:style-name="Internet_20_link" text:visited-style-name="Visited_20_Internet_20_Link">
630_360_16679...</text:a>
"]</text:p>
      <text:p text:style-name="P4">
标签: ['Бюджет', 'Гроші', 'Військові', 'Веніславський']</text:p>
      <text:p text:style-name="P4">
类型: Article</text:p>
      <!--METADATA-->
      <text:p text:style-name="P4">
<draw:frame draw:style-name="fr1" draw:name="Image102" text:anchor-type="as-char" svg:width="6.9236in" svg:height="3.956343in" draw:z-index="0">
<draw:image xlink:href="../Images/yкринформ/2023-04-10T17-16-00-03-00/630_360_1667911141-535.jpg" xlink:type="simple" xlink:show="embed" xlink:actuate="onLoad" draw:mime-type="image/jpeg"/>
</draw:frame>
为了实现乌克兰捍卫者每月支付3万UAH的决定，有必要找到乌克兰国家预算的其他资金来源。</text:p>
      <text:p text:style-name="P4">
乌克林福姆说，国会总统代表Verkhovna RadA Rada Rada委员会是乌克林福姆(Fedir Venislavsky)的总统代表。</text:p>
      <text:p text:style-name="P4">
“对于实施相关决策的实施是非常困难的。 它被采用，需要签署总统。 我们将研究总统将如何批准。” Venislavsky说。</text:p>
      <text:p text:style-name="P4">
<text:span text:style-name="T4">
另请阅读：</text:span>
 <text:a xlink:type="simple" xlink:href="https://www.ukrinform.ua/rubric-society/3676871-opriludnili-rozmiri-zarplat-vijskovih-u-2023-roci.html" text:style-name="Internet_20_link" text:visited-style-name="Visited_20_Internet_20_Link">
</text:a>
他强调，捍卫者的付款返回需要国家预算中的大量支出。 “当我们取消TSIVPY时，有很多讨论。 返回他们意味着州应每年找到1万亿人口的关闭。</text:p>
      <text:p text:style-name="P4">
“我们都需要退还付款，但是我们需要找到资源。 让我们思考...”  - 他总结了。</text:p>
      <text:p text:style-name="P4">
正如乌克林福姆报道的<text:a xlink:type="simple" xlink:href="https://www.ukrinform.ua/tag-verhovna-rada" text:style-name="Internet_20_link" text:visited-style-name="Visited_20_Internet_20_Link">
</text:a>
4月10日，在审议《乌克兰法律修正案》中有关改善与实现有关的问题的法律法规的法案(№8312) <text:a xlink:type="simple" xlink:href="https://www.ukrinform.ua/rubric-society/3693963-rada-pidtrimala-povernenna-viplat-30-tisac-dla-vijskovih-deputat.html" text:style-name="Internet_20_link" text:visited-style-name="Visited_20_Internet_20_Link">
</text:a>
在每月纳税人返回后，该州紧急服务部队，警察和雇员的税额分别为3万名HRYVNIA，并独立分配给他们的任务或服务领域。</text:p>
      <text:p text:style-name="P4">
News Source: <text:a xlink:type="simple" xlink:href="https://www.ukrinform.ua/rubric-society/3694029-30-tisac-dla-vijskovih-venislavskij-kaze-so-dla-doplat-potribni-dodatkovi-kosti-v-budzet.html" text:style-name="Internet_20_link" text:visited-style-name="Visited_20_Internet_20_Link">
https://www.ukrinform.ua/rubric-society/3694029-30-tisac-dla-vijskovih-venislavskij-kaze-so-dla-doplat-potribni-dodatkovi-kosti-v-budzet.html</text:a>
</text:p>
      <!--NEWS-->
      <text:h text:style-name="P10" text:outline-level="1">
<text:span text:style-name="T4">
Kalush被Ukrposhta的Kalush乐团传播</text:span>
</text:h>
      <text:p text:style-name="P4">
作者: Ukrinform (Person)</text:p>
      <text:p text:style-name="P4">
出版商: Укринформ (Organization)</text:p>
      <text:p text:style-name="P4">
出版时间: 2023-04-10T17:19:00+03:00</text:p>
      <text:p text:style-name="P4">
修改时间: 2023-04-10T17:19:00+03:00</text:p>
      <text:p text:style-name="P4">
描述: 在4月10日，在伊万诺 - 弗兰基夫斯克地区的卡卢什市，卡卢什乐团庄严地流通。  - 乌克林。</text:p>
      <text:p text:style-name="P4">
图片: ["<text:a xlink:type="simple" xlink:href="https://static.ukrinform.com/photos/2023_04/thumb_files/630_360_1681135388-3087.jpeg" text:style-name="Internet_20_link" text:visited-style-name="Visited_20_Internet_20_Link">
630_360_16811...</text:a>
", "<text:a xlink:type="simple" xlink:href="https://static.ukrinform.com/photos/2023_04/thumb_files/630_360_1681135387-9425.jpeg" text:style-name="Internet_20_link" text:visited-style-name="Visited_20_Internet_20_Link">
630_360_16811...</text:a>
", "<text:a xlink:type="simple" xlink:href="https://static.ukrinform.com/photos/2023_04/thumb_files/630_360_1681135387-5332.jpeg" text:style-name="Internet_20_link" text:visited-style-name="Visited_20_Internet_20_Link">
630_360_16811...</text:a>
", "<text:a xlink:type="simple" xlink:href="https://static.ukrinform.com/photos/2023_04/thumb_files/630_360_1681135387-5573.jpeg" text:style-name="Internet_20_link" text:visited-style-name="Visited_20_Internet_20_Link">
630_360_16811...</text:a>
", "<text:a xlink:type="simple" xlink:href="https://static.ukrinform.com/photos/2023_04/thumb_files/630_360_1681135387-2626.jpeg" text:style-name="Internet_20_link" text:visited-style-name="Visited_20_Internet_20_Link">
630_360_16811...</text:a>
", "<text:a xlink:type="simple" xlink:href="https://static.ukrinform.com/photos/2023_04/thumb_files/630_360_1681135387-7570.jpeg" text:style-name="Internet_20_link" text:visited-style-name="Visited_20_Internet_20_Link">
630_360_16811...</text:a>
", "<text:a xlink:type="simple" xlink:href="https://static.ukrinform.com/photos/2023_04/thumb_files/630_360_1681135387-8554.jpeg" text:style-name="Internet_20_link" text:visited-style-name="Visited_20_Internet_20_Link">
630_360_16811...</text:a>
", "<text:a xlink:type="simple" xlink:href="https://static.ukrinform.com/photos/2023_04/thumb_files/630_360_1681135388-2895.jpeg" text:style-name="Internet_20_link" text:visited-style-name="Visited_20_Internet_20_Link">
630_360_16811...</text:a>
", "<text:a xlink:type="simple" xlink:href="https://static.ukrinform.com/photos/2023_04/thumb_files/630_360_1681135388-3055.jpeg" text:style-name="Internet_20_link" text:visited-style-name="Visited_20_Internet_20_Link">
630_360_16811...</text:a>
", "<text:a xlink:type="simple" xlink:href="https://static.ukrinform.com/photos/2023_04/1681135388-2895.jpeg" text:style-name="Internet_20_link" text:visited-style-name="Visited_20_Internet_20_Link">
1681135388-28...</text:a>
"]</text:p>
      <text:p text:style-name="P4">
标签: ['Івано-Франківщина', 'Марка', 'Калуш', 'Kalush Orchestra']</text:p>
      <text:p text:style-name="P4">
类型: Article</text:p>
      <!--METADATA-->
      <text:p text:style-name="P4">
<draw:frame draw:style-name="fr1" draw:name="Image103" text:anchor-type="as-char" svg:width="6.9236in" svg:height="3.956343in" draw:z-index="0">
<draw:image xlink:href="../Images/yкринформ/2023-04-10T17-19-00-03-00/630_360_1681135388-3087.jpeg" xlink:type="simple" xlink:show="embed" xlink:actuate="onLoad" draw:mime-type="image/jpeg"/>
</draw:frame>
在4月10日，在伊万诺 - 弗兰基夫斯克地区的卡卢什(Kalush)城市，卡卢什乐团(Kalush Orchestra Mark)庄严地流通。</text:p>
      <text:p text:style-name="P4">
关于<text:a xlink:type="simple" xlink:href="https://www.facebook.com/naida.andrii/posts/pfbid02ZXdHENeABQS1uo2H6dMw2o91DQNz9Q2Ne6RWwBQ2BRz7VpCjNU5RnhKiKFk7QdVBl" text:style-name="Internet_20_link" text:visited-style-name="Visited_20_Internet_20_Link">
</text:a>
乌克林福姆报道说，卡卢加市长安德里·奈达(Andriy Naida)报道。</text:p>
      <text:p text:style-name="P4">
Nayda说：“在Kalush，正式介绍了Ukrposhta“ Kalush Orchestra”的新邮政邮票。”</text:p>
      <text:p text:style-name="P4">
他指出，该品牌和Kalush的位置有几种选择(乐队负责人Oleg Psyuk出生的城市)韩元。</text:p>
      <text:p text:style-name="P4">
“这将不久以来Oleg Psyuk和乐队不仅在Eurovision-2022国际比赛中赢得了冠军，而且还呼吁数百名乌克兰军方在Azovstal的乌克兰军队到来的世界。 我们在今天的卡卢什(Kalush)的事实中幸存下来...伊戈尔·史密斯基(Igor Smilyansky)(https://www.ukrinform.ua/tag-ukrposta)。 Oleg Psyuk，乞门门，我摔倒在我身上。” Nayda在此活动中补充道。</text:p>
      <text:p text:style-name="P4">
<text:span text:style-name="T4">
另请阅读：</text:span>
 <text:a xlink:type="simple" xlink:href="https://www.ukrinform.ua/rubric-culture/3689514-gurt-kalush-orchestra-stav-ambasadorom-sturmovoi-brigadi-policii-lut.html" text:style-name="Internet_20_link" text:visited-style-name="Visited_20_Internet_20_Link">
<text:span text:style-name="T4">
 kalush </text:span>
</text:a>
值得注意的是，一个品牌的面值为15 UAH。 循环-7.8万单位。 Domarki还发布了“第一天”信封，这是一个未标记的艺术旋转tach艺术明信片。</text:p>
      <text:p text:style-name="P4">
该品牌的设计属于信封的艺术家Svyatoslav Romanchak -Olesavakulenko，明信片的设计-Yuri Sosnitsky。从现在开始，您可以在全国各地的ukrposhta分支机构购买品牌。</text:p>
      <text:p text:style-name="P4">
Kalush还宣布了拍卖的开始，其中很多是在Kalush Orchestra的特殊邮票中，上面张贴了Panama签名签名的特殊邮票。 收集的销售将针对“愤怒”旅的需求，该旅的大使最近成为乐队“ Kalushorchestra”。</text:p>
      <text:p text:style-name="P4">
<draw:frame draw:style-name="fr1" draw:name="Image104" text:anchor-type="as-char" svg:width="6.9236in" svg:height="4.615733in" draw:z-index="0">
<draw:image xlink:href="../Images/yкринформ/2023-04-10T17-19-00-03-00/1681135388-2895.jpeg" xlink:type="simple" xlink:show="embed" xlink:actuate="onLoad" draw:mime-type="image/jpeg"/>
</draw:frame>
正如乌克林福姆报道的那样，俄罗斯与反对乌克兰的完整尺度战争周年纪念日(https://www.ukrinform.ua/rubric-society/3674726-ukrposta-vvela-v-obig-postovu-marku-ptn-pnh.html) .</text:p>
      <text:p text:style-name="P4">
News Source: <text:a xlink:type="simple" xlink:href="https://www.ukrinform.ua/rubric-regions/3694032-u-kalusi-vveli-v-obig-marku-ukrposti-kalush-orchestra.html" text:style-name="Internet_20_link" text:visited-style-name="Visited_20_Internet_20_Link">
https://www.ukrinform.ua/rubric-regions/3694032-u-kalusi-vveli-v-obig-marku-ukrposti-kalush-orchestra.html</text:a>
</text:p>
      <!--NEWS-->
      <text:h text:style-name="P10" text:outline-level="1">
<text:span text:style-name="T4">
由于与俄罗斯联邦的战争，Ukrposhta遭受了超过3400万欧元的损失</text:span>
</text:h>
      <text:p text:style-name="P4">
作者: Ukrinform (Person)</text:p>
      <text:p text:style-name="P4">
出版商: Укринформ (Organization)</text:p>
      <text:p text:style-name="P4">
出版时间: 2023-04-10T17:30:00+03:00</text:p>
      <text:p text:style-name="P4">
修改时间: 2023-04-10T17:30:00+03:00</text:p>
      <text:p text:style-name="P4">
描述: 截至4月10日，Ukrposhta JSC遭到了超过3400万欧元的损害。 大约30％的部门无法收回，部分舰队丢失了。  - 乌克林。</text:p>
      <text:p text:style-name="P4">
图片: ["<text:a xlink:type="simple" xlink:href="https://static.ukrinform.com/photos/2022_11/thumb_files/630_360_1667907922-855.jpg" text:style-name="Internet_20_link" text:visited-style-name="Visited_20_Internet_20_Link">
630_360_16679...</text:a>
"]</text:p>
      <text:p text:style-name="P4">
标签: ['Укрпошта', 'Збитки', 'Війна з росією']</text:p>
      <text:p text:style-name="P4">
类型: Article</text:p>
      <!--METADATA-->
      <text:p text:style-name="P4">
<draw:frame draw:style-name="fr1" draw:name="Image105" text:anchor-type="as-char" svg:width="6.9236in" svg:height="3.956343in" draw:z-index="0">
<draw:image xlink:href="../Images/yкринформ/2023-04-10T17-30-00-03-00/630_360_1667907922-855.jpg" xlink:type="simple" xlink:show="embed" xlink:actuate="onLoad" draw:mime-type="image/jpeg"/>
</draw:frame>
截至4月10日，由于战争，JSC UKRPOSHTA损失了超过3400万欧元。</text:p>
      <text:p text:style-name="P4">
这是由Ukrposhta Igor Smilyansky的首席执行官报道的。(https://www.ukrposhta.ua/ua/news/57886-ukrposhta-popovnju-avtopark-44-novi-mashini-budut-dostavljati-vantazhi-po-vsij-ukraini)。</text:p>
      <text:p text:style-name="P4">
“截至目前<text:a xlink:type="simple" xlink:href="https://www.ukrinform.ua/tag-ukrposta" text:style-name="Internet_20_link" text:visited-style-name="Visited_20_Internet_20_Link">
</text:a>
战争的结果是，Rosizhizaza受到超过3400万欧元的损害。 大约30％的部门未恢复，一部分舰队丢失了。 但是，如果我们缺乏房屋，我们将受到移动部门的工作的补偿，那么将出发前往乌克兰的汽车的损失至关重要，需要快速替代。”他说。</text:p>
      <text:p text:style-name="P4">
根据Smilyansky的说法，在战争年中，Ukrposhta在东部和南部失去了很大一部分汽车公园，这为最偏远村庄的数百万人提供了交付。</text:p>
      <text:p text:style-name="P4">
<text:span text:style-name="T4">
另请阅读：</text:span>
 <text:a xlink:type="simple" xlink:href="https://www.ukrinform.ua/rubric-economy/3691734-ukrposta-zapustila-persu-avtomatizovanu-liniu-sortuvanna-posilok.html" text:style-name="Internet_20_link" text:visited-style-name="Visited_20_Internet_20_Link">
<text:span text:style-name="T4">
 ukrposhta </text:span>
</text:a>
他回忆说，该公司已经购买了44辆卡车Isuzu NQR 90货物的前一天，为4.53吨，这将有助于在整个乌克兰交付商品。</text:p>
      <text:p text:style-name="P4">
据报道，几年前，Ukrposhta开始更新舰队。此外，该公司是1860年乌克兰市场上最大的购买机构购买的移动部门。 截至2023年，Ukrposhta的车队累积了2860辆汽车，其中1788年在移动部门运营。</text:p>
      <text:p text:style-name="P4">
News Source: <text:a xlink:type="simple" xlink:href="https://www.ukrinform.ua/rubric-economy/3694034-ukrposta-cerez-vijnu-z-rf-zaznala-ponad-34-miljoni-zbitkiv.html" text:style-name="Internet_20_link" text:visited-style-name="Visited_20_Internet_20_Link">
https://www.ukrinform.ua/rubric-economy/3694034-ukrposta-cerez-vijnu-z-rf-zaznala-ponad-34-miljoni-zbitkiv.html</text:a>
</text:p>
      <!--NEWS-->
      <text:h text:style-name="P10" text:outline-level="1">
<text:span text:style-name="T4">
在中国外交部，马克龙和SI谈判的结果被告知乌克兰危机</text:span>
</text:h>
      <text:p text:style-name="P4">
作者: Ukrinform (Person)</text:p>
      <text:p text:style-name="P4">
出版商: Укринформ (Organization)</text:p>
      <text:p text:style-name="P4">
出版时间: 2023-04-10T17:31:00+03:00</text:p>
      <text:p text:style-name="P4">
修改时间: 2023-04-10T17:31:00+03:00</text:p>
      <text:p text:style-name="P4">
描述: 中国西金平（Si Jinping）和法国总统伊曼纽尔·马克龙（Emmanuel Macron）已同意就“乌克兰危机”进行积极的对话，并在促进和平谈判及其政治和解方面发挥了建设性的作用。  - 乌克林。</text:p>
      <text:p text:style-name="P4">
图片: ["<text:a xlink:type="simple" xlink:href="https://static.ukrinform.com/photos/2023_04/thumb_files/630_360_1680884731-167.png" text:style-name="Internet_20_link" text:visited-style-name="Visited_20_Internet_20_Link">
630_360_16808...</text:a>
"]</text:p>
      <text:p text:style-name="P4">
标签: ['Китай', 'Макрон', 'Сі Цзіньпін', 'Війна з росією']</text:p>
      <text:p text:style-name="P4">
类型: Article</text:p>
      <!--METADATA-->
      <text:p text:style-name="P4">
<draw:frame draw:style-name="fr1" draw:name="Image106" text:anchor-type="as-char" svg:width="6.9236in" svg:height="3.956343in" draw:z-index="0">
<draw:image xlink:href="../Images/yкринформ/2023-04-10T17-31-00-03-00/630_360_1680884731-167.png" xlink:type="simple" xlink:show="embed" xlink:actuate="onLoad" draw:mime-type="image/png"/>
</draw:frame>
中国CNRSI董事长兼法国总统伊曼纽尔·马克龙(Emmanuel Macron)已同意就“乌克兰危机”进行积极的对话，并在和平谈判及其政治和解中发挥建设性作用。</text:p>
      <text:p text:style-name="P4">
根据乌克林事物通讯员的说法，这是瓦恩温宾内政部外交部的简报，并评论了法国领导人访问中国的结果。</text:p>
      <text:p text:style-name="P4">
范说：“总统对“乌克兰危机”的观点进行了深入的交流，并在危机的和平谈判和政治解决中发挥了沟通并发挥建设性作用。”</text:p>
      <text:p text:style-name="P4">
<text:span text:style-name="T4">
另请阅读：</text:span>
 <text:a xlink:type="simple" xlink:href="https://www.ukrinform.ua/rubric-world/3693071-blinken-zaklikav-kitaj-perekonati-rosiu-povazati-suverenitet-ukraini.html" text:style-name="Internet_20_link" text:visited-style-name="Visited_20_Internet_20_Link">
</text:a>
他还对巴西路易斯·伊纳西奥·卢拉·达·席尔瓦(Brazil Luis Inasio lula da Silva)的声明发表了评论，他将于4月11日访问中心，他愿意参加中介努力，以结束乌克兰的战争以及中国票据。</text:p>
      <text:p text:style-name="P4">
根据发言人的说法，中国在“乌克兰危机”上的立场是“一致的独轮车”，在一份众所周知的文件中概述了，包括12个原则，这些原则尊重所有国家的主权，放弃了寒冷的心态，，即终止敌对行动和恢复和平谈判。</text:p>
      <text:p text:style-name="P4">
“基本立场是促进和平谈判。 <text:a xlink:type="simple" xlink:href="https://www.ukrinform.ua/tag-kitaj" text:style-name="Internet_20_link" text:visited-style-name="Visited_20_Internet_20_Link">
</text:a>
它鼓励并支持所有努力，使乌克兰危机的政治解决，并准备担任议会和国际社会的其他成员，继续对“乌克兰危机”的政治监管发挥建设性的作用。 - 范说。</text:p>
      <text:p text:style-name="P4">
正如乌克林福姆(Ukrinform)报道的那样，欧盟委员会主席Ursula von der Lyen和总统Francemmanuel Macron的三方会议上的乌克林福姆(Ukrinform)报道了(https://www.ukrinform.ua/rubric-polytics/3692591-pozicia-kitau-sodo-ukraini-zvoditsa-do-pidtrimki-peregovoriv-pro-mir-si-czinpin.html) .</text:p>
      <text:p text:style-name="P4">
News Source: <text:a xlink:type="simple" xlink:href="https://www.ukrinform.ua/rubric-world/3694045-u-mzs-kitau-rozpovili-pro-rezultati-peregovoriv-makrona-ta-si-pro-krizu-v-ukraini.html" text:style-name="Internet_20_link" text:visited-style-name="Visited_20_Internet_20_Link">
https://www.ukrinform.ua/rubric-world/3694045-u-mzs-kitau-rozpovili-pro-rezultati-peregovoriv-makrona-ta-si-pro-krizu-v-ukraini.html</text:a>
</text:p>
      <!--NEWS-->
      <text:h text:style-name="P10" text:outline-level="1">
<text:span text:style-name="T4">
克里姆金批评了马克龙关于“欧洲战略自主权”的声明</text:span>
</text:h>
      <text:p text:style-name="P4">
作者: Ukrinform (Person)</text:p>
      <text:p text:style-name="P4">
出版商: Укринформ (Organization)</text:p>
      <text:p text:style-name="P4">
出版时间: 2023-04-10T17:34:44+03:00</text:p>
      <text:p text:style-name="P4">
修改时间: 2023-04-10T17:34:44+03:00</text:p>
      <text:p text:style-name="P4">
描述: 前外交大臣帕维尔·克里姆金（Pavel Klimkin）认为，法国总统伊曼纽尔·马克龙（Emmanuel Macron）在访问中国关于“欧洲战略自治”后的言论也受到跨大西洋团结的损害，因为他对北约的“死亡”的话语。  - 乌克林。</text:p>
      <text:p text:style-name="P4">
图片: ["<text:a xlink:type="simple" xlink:href="https://static.ukrinform.com/photos/2019_07/thumb_files/630_360_1564418290-224.jpg" text:style-name="Internet_20_link" text:visited-style-name="Visited_20_Internet_20_Link">
630_360_15644...</text:a>
"]</text:p>
      <text:p text:style-name="P4">
标签: ['Китай', 'Клімкін', 'Макрон', 'США']</text:p>
      <text:p text:style-name="P4">
类型: Article</text:p>
      <!--METADATA-->
      <text:p text:style-name="P4">
<draw:frame draw:style-name="fr1" draw:name="Image107" text:anchor-type="as-char" svg:width="6.9236in" svg:height="3.956343in" draw:z-index="0">
<draw:image xlink:href="../Images/yкринформ/2023-04-10T17-34-44-03-00/630_360_1564418290-224.jpg" xlink:type="simple" xlink:show="embed" xlink:actuate="onLoad" draw:mime-type="image/jpeg"/>
</draw:frame>
前外交大臣帕维尔·克里姆金(Pavel Klimkin)认为，弗朗西米·马克龙(Francemmanuel Macron)总统在访问中国关于“欧洲战略自治”后的言论受到跨大西洋团结的伤害，就像他对北约“死亡”的话一样。</text:p>
      <text:p text:style-name="P4">
外交官在[]中表达了这一观点(http://www.facebook.com/pavloklimkin.ua/posts/pfbid0beAGmkiMQNibyZFmsPss3W4kyPagLvPnfbECywwEqNo9f8gua9wQQW9p3jpKUjidl)，报道乌克林福姆。</text:p>
      <text:p text:style-name="P4">
克林金指出，马克龙希望能够影响中国的预防和个人对SI的希望，因为个人魅力和接触似乎是徒劳的，因为“ <text:a xlink:type="simple" xlink:href="https://www.ukrinform.ua/tag-kitaj" text:style-name="Internet_20_link" text:visited-style-name="Visited_20_Internet_20_Link">
</text:a>
\是一个系统。”</text:p>
      <text:p text:style-name="P4">
“但是似乎马克龙的立场受到了影响：他牢记了与台湾有关的“平衡”立场，这应该与瓦尔坎和中国人不同。 此外，马克龙再次开始谈论“欧洲战略自主权”，当然，这是中国耳朵的香脂，因为在北京，他们不想参加集体活动，在北京，美国根本不仅仅足够了，”  - 杰出人士说。</text:p>
      <text:p text:style-name="P4">
在这种情况下，克林金回忆说，马克龙曾经对北约的“死亡”说。</text:p>
      <text:p text:style-name="P4">
“我们与俄罗斯联邦的战争清楚地表明，没有美国和北约，“死亡”，对我而言，“死亡”就是“欧洲自主权”。 当然，患者可以接受治疗，但不能以跨大西洋团结为代价。 战争的战争表明他可以进行量子跳跃，但只有在他的策略和意志中观看时，才能进行量子跳跃。 马克龙对中国的访问显然并没有保持这种团结，他成为法国特征的演示。”外交官说。</text:p>
      <text:p text:style-name="P4">
最后，他指出，马克龙的话让他感动了他，乌克兰可能不是中国外交的优先事项。</text:p>
      <text:p text:style-name="P4">
克里姆金总结说：“至于我，当然，他的访问目标之一应该是优先事项。”</text:p>
      <text:p text:style-name="P4">
<text:span text:style-name="T4">
另请阅读：</text:span>
 <text:a xlink:type="simple" xlink:href="https://www.ukrinform.ua/rubric-world/3692943-si-czinpin-shilav-makrona-do-protistoanna-z-ssa-reuters.html" text:style-name="Internet_20_link" text:visited-style-name="Visited_20_Internet_20_Link">
<text:span text:style-name="T4">
 MACRON </text:span>
</text:a>
</text:p>
      <text:p text:style-name="P4">
News Source: <text:a xlink:type="simple" xlink:href="https://www.ukrinform.ua/rubric-polytics/3694035-klimkin-rozkritikuvav-zaavu-makrona-pro-evropejsku-strategicnu-avtonomiu.html" text:style-name="Internet_20_link" text:visited-style-name="Visited_20_Internet_20_Link">
https://www.ukrinform.ua/rubric-polytics/3694035-klimkin-rozkritikuvav-zaavu-makrona-pro-evropejsku-strategicnu-avtonomiu.html</text:a>
</text:p>
      <!--NEWS-->
      <text:h text:style-name="P10" text:outline-level="1">
<text:span text:style-name="T4">
Karpenko-Kary University的土地疏远：上诉法院支持MKIP的立场</text:span>
</text:h>
      <text:p text:style-name="P4">
作者: Ukrinform (Person)</text:p>
      <text:p text:style-name="P4">
出版商: Укринформ (Organization)</text:p>
      <text:p text:style-name="P4">
出版时间: 2023-04-10T17:41:16+03:00</text:p>
      <text:p text:style-name="P4">
修改时间: 2023-04-10T17:41:16+03:00</text:p>
      <text:p text:style-name="P4">
描述: 上诉法院支持文化与信息政策部关于在Ivan Karpenko-Kary国立剧院，电影院和电视台疏远土地的不可接受性的立场。  - 乌克林。</text:p>
      <text:p text:style-name="P4">
图片: ["<text:a xlink:type="simple" xlink:href="https://static.ukrinform.com/photos/2023_03/thumb_files/630_360_1677837257-885.jpeg" text:style-name="Internet_20_link" text:visited-style-name="Visited_20_Internet_20_Link">
630_360_16778...</text:a>
"]</text:p>
      <text:p text:style-name="P4">
标签: ['Суд', 'Земля', 'Київ', 'МКІП ', 'Університет ім. Карпенка-Карого']</text:p>
      <text:p text:style-name="P4">
类型: Article</text:p>
      <!--METADATA-->
      <text:p text:style-name="P4">
<draw:frame draw:style-name="fr1" draw:name="Image108" text:anchor-type="as-char" svg:width="6.9236in" svg:height="3.956343in" draw:z-index="0">
<draw:image xlink:href="../Images/yкринформ/2023-04-10T17-41-16-03-00/630_360_1677837257-885.jpeg" xlink:type="simple" xlink:show="embed" xlink:actuate="onLoad" draw:mime-type="image/jpeg"/>
</draw:frame>
上诉法院支持文化与信息部政策的立场，内容涉及在伊万·卡尔潘科·卡里(Ivan Karpenko-Kary)，伊万·卡里亚(Ivan Karya)，国立剧院，电影院和电视台的土地上疏远土地的不可接受。</text:p>
      <text:p text:style-name="P4">
正如乌克林福姆报道的那样，它报告了<text:a xlink:type="simple" xlink:href="https://mkip.gov.ua/news/8941.html" text:style-name="Internet_20_link" text:visited-style-name="Visited_20_Internet_20_Link">
</text:a>
“本周始于与可能的雷德夺取基辅国立剧院的财产，IK Karpenko -Karpenko -Kary and Land land Plot的胜利。</text:p>
      <text:p text:style-name="P4">
基辅北部上诉法院满足了基夫国立剧院，电影院，电影院和电视的检察长文化与信息政策部的上诉，以IK Karpenko-Kary，SE，“乌克兰纪事片和纪录片电影制片厂”的名字命名。 ，电影院国家机构，<text:a xlink:type="simple" xlink:href="https://www.ukrinform.ua/tag-fdmu" text:style-name="Internet_20_link" text:visited-style-name="Visited_20_Internet_20_Link">
</text:a>
和基辅市政府。</text:p>
      <text:p text:style-name="P4">
因此，投资乌克兰工作室的重建慢性电影和文档电影的重建合同宣布为住宅综合体的办公室的主楼上层建筑，被宣布为无效。</text:p>
      <text:p text:style-name="P4">
<text:span text:style-name="T4">
另请阅读：</text:span>
 <text:a xlink:type="simple" xlink:href="https://www.ukrinform.ua/rubric-kyiv/3692730-sud-povernuv-gromadi-kieva-tvorci-majsterni-na-podoli.html" text:style-name="Internet_20_link" text:visited-style-name="Visited_20_Internet_20_Link">
</text:a>
该部说：“这一决定是镇大学检察长办公室MKIP的联合行动的绝妙指标。”</text:p>
      <text:p text:style-name="P4">
正如乌克林福姆报道的，上诉法院<text:a xlink:type="simple" xlink:href="https://www.ukrinform.ua/rubric-kyiv/3677636-sud-rozglane-spravu-pro-nezakonne-vidcuzenna-dilanki-v-universitetu-karpenkakarogo-tkacenko.html" text:style-name="Internet_20_link" text:visited-style-name="Visited_20_Internet_20_Link">
</text:a>
伊万·卡尔潘科 - 卡里(Ivan Karpenko-Kary)，基辅国立剧院，电影和电视台。</text:p>
      <text:p text:style-name="P4">
News Source: <text:a xlink:type="simple" xlink:href="https://www.ukrinform.ua/rubric-kyiv/3694037-vidcuzennam-zemli-v-universitetu-karpenkakarogo-apelacijnij-sud-pidtrimav-poziciu-mkip.html" text:style-name="Internet_20_link" text:visited-style-name="Visited_20_Internet_20_Link">
https://www.ukrinform.ua/rubric-kyiv/3694037-vidcuzennam-zemli-v-universitetu-karpenkakarogo-apelacijnij-sud-pidtrimav-poziciu-mkip.html</text:a>
</text:p>
      <!--NEWS-->
      <text:h text:style-name="P10" text:outline-level="1">
<text:span text:style-name="T4">
乌克兰将俄罗斯交给了五个重伤囚犯</text:span>
</text:h>
      <text:p text:style-name="P4">
作者: Ukrinform (Person)</text:p>
      <text:p text:style-name="P4">
出版商: Укринформ (Organization)</text:p>
      <text:p text:style-name="P4">
出版时间: 2023-04-10T17:48:00+03:00</text:p>
      <text:p text:style-name="P4">
修改时间: 2023-04-10T17:48:00+03:00</text:p>
      <text:p text:style-name="P4">
描述: 乌克兰已将俄罗斯人的五个又受伤的囚犯交给了俄罗斯方面的任何条件。  - 乌克林。</text:p>
      <text:p text:style-name="P4">
图片: ["<text:a xlink:type="simple" xlink:href="https://static.ukrinform.com/photos/2023_04/thumb_files/630_360_1681138038-498.jpg" text:style-name="Internet_20_link" text:visited-style-name="Visited_20_Internet_20_Link">
630_360_16811...</text:a>
", "<text:a xlink:type="simple" xlink:href="https://static.ukrinform.com/photos/2023_04/1681137888-295.jpg" text:style-name="Internet_20_link" text:visited-style-name="Visited_20_Internet_20_Link">
1681137888-29...</text:a>
"]</text:p>
      <text:p text:style-name="P4">
标签: ['Поранені', 'Полонені', 'Війна з росією']</text:p>
      <text:p text:style-name="P4">
类型: Article</text:p>
      <!--METADATA-->
      <text:p text:style-name="P4">
<draw:frame draw:style-name="fr1" draw:name="Image109" text:anchor-type="as-char" svg:width="6.9236in" svg:height="3.956343in" draw:z-index="0">
<draw:image xlink:href="../Images/yкринформ/2023-04-10T17-48-00-03-00/630_360_1681138038-498.jpg" xlink:type="simple" xlink:show="embed" xlink:actuate="onLoad" draw:mime-type="image/jpeg"/>
</draw:frame>
乌克兰已将侵略者传递给俄罗斯一方的五个遭受无情条件的严重受伤的囚犯。</text:p>
      <text:p text:style-name="P4">
根据乌克林福姆的说法，关于温暖拥有的行为的协调总部报告了<text:a xlink:type="simple" xlink:href="http://t.me/Koord_shtab/822" text:style-name="Internet_20_link" text:visited-style-name="Visited_20_Internet_20_Link">
</text:a>
。</text:p>
      <text:p text:style-name="P4">
“根据日内瓦公约的规范，乌克兰方面重新观察了侵略者五个更严重受伤的入侵者的侵略状态，其中包括唯一被乌克兰囚禁的女性，”  - 证词写道。</text:p>
      <text:p text:style-name="P4">
囚犯的状况稳定以使其适合运输。</text:p>
      <text:p text:style-name="P4">
据指出，遣返以及提供国际人道主义法的遣返没有任何条件。</text:p>
      <text:p text:style-name="P4">
此外，斋月是所有穆斯林，战俘总统乌克兰的神圣月亮，他们在入侵者的军队中作战。 在Itradies文化方面，Tsebulo由侵略者国家的“全部”确认乌克兰的提议。</text:p>
      <text:p text:style-name="P4">
<draw:frame draw:style-name="fr1" draw:name="Image110" text:anchor-type="as-char" svg:width="6.9236in" svg:height="3.89773in" draw:z-index="0">
<draw:image xlink:href="../Images/yкринформ/2023-04-10T17-48-00-03-00/1681137888-295.jpg" xlink:type="simple" xlink:show="embed" xlink:actuate="onLoad" draw:mime-type="image/jpeg"/>
</draw:frame>
强调该焦工在[]的地方(https://www.ukrinform.ua/tag-rosia)但是，在暂时捕获的领土上，有更多受伤的战俘，根据日内瓦公约，侵略者国家应立即在没有普拉瑟莫夫的情况下返回。</text:p>
      <text:p text:style-name="P4">
<text:span text:style-name="T4">
另请阅读：</text:span>
 <text:a xlink:type="simple" xlink:href="https://www.ukrinform.ua/rubric-ato/3694003-velikij-obmin-ukraina-povernula-dodomu-se-100-polonenih.html" text:style-name="Internet_20_link" text:visited-style-name="Visited_20_Internet_20_Link">
<text:span text:style-name="T4">
俘虏</text:span>
</text:a>
乌克林福姆报道，3月底<text:a xlink:type="simple" xlink:href="https://www.ukrinform.ua/rubric-ato/3686853-ukraina-peredala-rosii-usih-vazkoporanenih-polonenih-akih-mozna-transportuvati-kordstab.html" text:style-name="Internet_20_link" text:visited-style-name="Visited_20_Internet_20_Link">
</text:a>
自大规模入侵开始以来，所有邪恶的人都被捕获，其状况允许运输。</text:p>
      <text:p text:style-name="P4">
_来自陆军网站的foto</text:p>
      <text:p text:style-name="P4">
News Source: <text:a xlink:type="simple" xlink:href="https://www.ukrinform.ua/rubric-ato/3694041-ukraina-peredala-rosii-se-patoh-vazkoporanenih-polonenih.html" text:style-name="Internet_20_link" text:visited-style-name="Visited_20_Internet_20_Link">
https://www.ukrinform.ua/rubric-ato/3694041-ukraina-peredala-rosii-se-patoh-vazkoporanenih-polonenih.html</text:a>
</text:p>
      <!--NEWS-->
      <text:h text:style-name="P10" text:outline-level="1">
<text:span text:style-name="T4">
美国开始年度核约束培训</text:span>
</text:h>
      <text:p text:style-name="P4">
作者: Ukrinform (Person)</text:p>
      <text:p text:style-name="P4">
出版商: Укринформ (Organization)</text:p>
      <text:p text:style-name="P4">
出版时间: 2023-04-10T17:53:00+03:00</text:p>
      <text:p text:style-name="P4">
修改时间: 2023-04-10T17:53:00+03:00</text:p>
      <text:p text:style-name="P4">
描述: 美国战略司令部将于4月11日开始年度核司令部和控制全球雷霆队。  - 乌克林。</text:p>
      <text:p text:style-name="P4">
图片: ["<text:a xlink:type="simple" xlink:href="https://static.ukrinform.com/photos/2016_09/thumb_files/630_360_1473724540-7879-ssa-voennye-filippiny.jpg" text:style-name="Internet_20_link" text:visited-style-name="Visited_20_Internet_20_Link">
630_360_14737...</text:a>
"]</text:p>
      <text:p text:style-name="P4">
标签: ['Британія', 'США', 'Військові навчання', 'Військові']</text:p>
      <text:p text:style-name="P4">
类型: Article</text:p>
      <!--METADATA-->
      <text:p text:style-name="P4">
<draw:frame draw:style-name="fr1" draw:name="Image111" text:anchor-type="as-char" svg:width="6.9236in" svg:height="3.956343in" draw:z-index="0">
<draw:image xlink:href="../Images/yкринформ/2023-04-10T17-53-00-03-00/630_360_1473724540-7879-ssa-voennye-filippiny.jpg" xlink:type="simple" xlink:show="embed" xlink:actuate="onLoad" draw:mime-type="image/jpeg"/>
</draw:frame>
美国战略司令部将于4月11日开始，全球雷霆核司令部和控制。</text:p>
      <text:p text:style-name="P4">
正如乌克林福姆报道的那样，据报道<text:a xlink:type="simple" xlink:href="https://www.stratcom.mil/Media/News/News-Article-View/Article/3356644/us-strategic-command-commences-annual-nuclear-command-and-control-exercise/" text:style-name="Internet_20_link" text:visited-style-name="Visited_20_Internet_20_Link">
</text:a>
。</text:p>
      <text:p text:style-name="P4">
“全球雷霆的目的23(看到)证词写道。</text:p>
      <text:p text:style-name="P4">
GT23练习参与了整个武装部队战略指挥的工作人员<text:a xlink:type="simple" xlink:href="https://www.ukrinform.ua/tag-ssa" text:style-name="Internet_20_link" text:visited-style-name="Visited_20_Internet_20_Link">
</text:a>
包括其组件和下属。 美国的盟友和伙伴，例如英国，也将参与练习。</text:p>
      <text:p text:style-name="P4">
该司令部指出，这是一年一度的练习，它们不是对任何国家或其他实体的希望的回应。</text:p>
      <text:p text:style-name="P4">
战略命令具有由计划命令确定的全球职责。 它们包括战略限制，核操作，使用电磁频谱，全球笔触，反门卫防御以及分析和靶向的联合操作。</text:p>
      <text:p text:style-name="P4">
该司令说：“与前几年一样，全球雷霆23将包括练习过程中的飞行起泡器的增加。”</text:p>
      <text:p text:style-name="P4">
<text:span text:style-name="T4">
另请阅读：</text:span>
 <text:a xlink:type="simple" xlink:href="https://www.ukrinform.ua/rubric-world/3694004-kitaj-zaversiv-tridenni-vijskovi-navcanna-poblizu-tajvanu.html" text:style-name="Internet_20_link" text:visited-style-name="Visited_20_Internet_20_Link">
<text:span text:style-name="T4">
培训</text:span>
</text:a>
据乌克林福姆(Ukrinform)报道，美国海军周一指示米利乌斯号(Milius Milius)控制的导弹进入南方海，以进行手术以维持国际水域的航行自由，USKY中国正在增加其军事活动。</text:p>
      <text:p text:style-name="P4">
<text:span text:style-name="T5">
照片说明性</text:span>
</text:p>
      <text:p text:style-name="P4">
News Source: <text:a xlink:type="simple" xlink:href="https://www.ukrinform.ua/rubric-world/3694043-ssa-rozpocinaut-soricni-navcanna-z-adernogo-strimuvanna.html" text:style-name="Internet_20_link" text:visited-style-name="Visited_20_Internet_20_Link">
https://www.ukrinform.ua/rubric-world/3694043-ssa-rozpocinaut-soricni-navcanna-z-adernogo-strimuvanna.html</text:a>
</text:p>
      <!--NEWS-->
      <text:h text:style-name="P10" text:outline-level="1">
<text:span text:style-name="T4">
理事会建议将乌克兰的历史和外语包括在Sta中</text:span>
</text:h>
      <text:p text:style-name="P4">
作者: Ukrinform (Person)</text:p>
      <text:p text:style-name="P4">
出版商: Укринформ (Organization)</text:p>
      <text:p text:style-name="P4">
出版时间: 2023-04-10T17:54:54+03:00</text:p>
      <text:p text:style-name="P4">
修改时间: 2023-04-10T17:54:54+03:00</text:p>
      <text:p text:style-name="P4">
描述: Verkhovna Rada在第一读法案中批准了，该法案允许纳入乌克兰和外语的州最终认证历史的强制性主题清单，除了俄罗斯语言。  - 乌克林。</text:p>
      <text:p text:style-name="P4">
图片: ["<text:a xlink:type="simple" xlink:href="https://static.ukrinform.com/photos/2023_02/thumb_files/630_360_1676292462-419.png" text:style-name="Internet_20_link" text:visited-style-name="Visited_20_Internet_20_Link">
630_360_16762...</text:a>
"]</text:p>
      <text:p text:style-name="P4">
标签: ['Освіта', 'Законопроєкт', 'Верховна Рада', 'Державна підсумкова атестація']</text:p>
      <text:p text:style-name="P4">
类型: Article</text:p>
      <!--METADATA-->
      <text:p text:style-name="P4">
<draw:frame draw:style-name="fr1" draw:name="Image112" text:anchor-type="as-char" svg:width="6.9236in" svg:height="3.956343in" draw:z-index="0">
<draw:image xlink:href="../Images/yкринформ/2023-04-10T17-54-54-03-00/630_360_1676292462-419.png" xlink:type="simple" xlink:show="embed" xlink:actuate="onLoad" draw:mime-type="image/png"/>
</draw:frame>
Verkhovnarad在第一读法案中采用了，该法案规定了乌克兰和外语的州最终认证历史的强制性主题，但俄罗斯语言除外。</text:p>
      <text:p text:style-name="P4">
在法案的支持下<text:a xlink:type="simple" xlink:href="https://itd.rada.gov.ua/billInfo/Bills/Card/41409" text:style-name="Internet_20_link" text:visited-style-name="Visited_20_Internet_20_Link">
</text:a>
“关于乌克兰的唐纳斯的修正案”有关培训的强制性成果的完全中等教育”，作为基础，Verkhovna Rada Ruslan Stefanchuk的主席在[]中报道了<text:a xlink:type="simple" xlink:href="https://www.facebook.com/stefanchuk.official/posts/pfbid0dbXBZMmWtedcDAkTHXfrzztwjDZ7XGksSy8oqrNTzCuZVAgbJujhUL2J9yXrjJn5l" text:style-name="Internet_20_link" text:visited-style-name="Visited_20_Internet_20_Link">
</text:a>
，报道乌克林福姆。</text:p>
      <text:p text:style-name="P4">
因此，根据文档的文本，计划确定在每个中等教育的每个级别，州摘要认证期间的强制性测试不仅受国家数学语言培训的结果，而且还需要结果<text:a xlink:type="simple" xlink:href="https://www.ukrinform.ua/tag-istoria" text:style-name="Internet_20_link" text:visited-style-name="Visited_20_Internet_20_Link">
</text:a>
乌克兰和一种外语，除了公认是议会代理人 - 侵略者或占领国家的语言外，即俄罗斯人。</text:p>
      <text:p text:style-name="P4">
建议确定国家标准在乌克兰语言中具有可预测的水平，所需的数学能力水平，对乌克兰历史的知识，外语的指挥官，俄罗斯人，所有教育机构的学生除外全日制中学教育。</text:p>
      <text:p text:style-name="P4">
*!(https://www.ukrinform.ua/rubric-society/3691955-osvitnij-komitet-vr-proponue-povernuti-derzavnu-pidsumkovu-atestaciu.html)正如乌克林福姆(Ukrinform)报道的那样，2月，Verkhovna Rada通过了第8228-1号法律，该法律致力于取消11个班级的毕业生国家最终认证和外部独立评估作为竞争性的教育标准服务。</text:p>
      <text:p text:style-name="P4">
高等教育的入学考试将以格式化多种设备测试进行，该测试具有两个强制性主题：乌克兰语言和数学。 根据教育和科学部提案，第三个主题可能是：乌克兰的历史，外语，物理，化学，生物学。</text:p>
      <text:p text:style-name="P4">
2023年的4年级和9年级学生的Sta也被取消。</text:p>
      <text:p text:style-name="P4">
News Source: <text:a xlink:type="simple" xlink:href="https://www.ukrinform.ua/rubric-society/3694046-rada-proponue-vkluciti-do-obovazkovih-predmetiv-na-dpa-istoriu-ukraini-ta-inozemni-movi.html" text:style-name="Internet_20_link" text:visited-style-name="Visited_20_Internet_20_Link">
https://www.ukrinform.ua/rubric-society/3694046-rada-proponue-vkluciti-do-obovazkovih-predmetiv-na-dpa-istoriu-ukraini-ta-inozemni-movi.html</text:a>
</text:p>
      <!--NEWS-->
      <text:h text:style-name="P10" text:outline-level="1">
<text:span text:style-name="T4">
在首都的学校和幼儿园中</text:span>
</text:h>
      <text:p text:style-name="P4">
作者: Ukrinform (Person)</text:p>
      <text:p text:style-name="P4">
出版商: Укринформ (Organization)</text:p>
      <text:p text:style-name="P4">
出版时间: 2023-04-10T17:57:00+03:00</text:p>
      <text:p text:style-name="P4">
修改时间: 2023-04-10T17:57:00+03:00</text:p>
      <text:p text:style-name="P4">
描述: 基辅，将为450多个教育机构提供其他安全措施。  - 乌克林。</text:p>
      <text:p text:style-name="P4">
图片: ["<text:a xlink:type="simple" xlink:href="https://static.ukrinform.com/photos/2023_04/thumb_files/630_360_1681138309-851.jpg" text:style-name="Internet_20_link" text:visited-style-name="Visited_20_Internet_20_Link">
630_360_16811...</text:a>
"]</text:p>
      <text:p text:style-name="P4">
标签: ['КМДА', 'Школа', 'охорона']</text:p>
      <text:p text:style-name="P4">
类型: Article</text:p>
      <!--METADATA-->
      <text:p text:style-name="P4">
<draw:frame draw:style-name="fr1" draw:name="Image113" text:anchor-type="as-char" svg:width="6.9236in" svg:height="3.956343in" draw:z-index="0">
<draw:image xlink:href="../Images/yкринформ/2023-04-10T17-57-00-03-00/630_360_1681138309-851.jpg" xlink:type="simple" xlink:show="embed" xlink:actuate="onLoad" draw:mime-type="image/jpeg"/>
</draw:frame>
基辅，将为450多个教育机构提供其他安全措施。</text:p>
      <text:p text:style-name="P4">
新闻服务报告<text:a xlink:type="simple" xlink:href="http://kyivcity.gov.ua/news/bilshe_450_zakladiv_osviti_v_kiyevi_budut_zabezpecheni_dodatkovimi_zakhodami_bezpeki/" text:style-name="Internet_20_link" text:visited-style-name="Visited_20_Internet_20_Link">
</text:a>
，报道乌克林福姆。</text:p>
      <text:p text:style-name="P4">
声明说：“教育与科学系，市政安全部，市政组织“市政保护”和基辅警察局已签署了一项合作协议，以加强450多个大都会教育机构的安全性。”</text:p>
      <text:p text:style-name="P4">
KSCA副主席Valentin Mondrievsky指出，基辅城市当局庄严地提供了对学校和幼儿园的保护，对附属领土进行视频监视，并设有带有令人震惊的按钮的设施。</text:p>
      <text:p text:style-name="P4">
据他说，如今，超过一半的中等教育机构组织了“市政保护”的职位，并且选择将在保护教育对象的专家的选择过程仍在继续。</text:p>
      <text:p text:style-name="P4">
<text:span text:style-name="T4">
另请阅读：</text:span>
 <text:a xlink:type="simple" xlink:href="https://www.ukrinform.ua/rubric-society/3668831-zelenska-hocemo-sob-ukrainski-diti-buli-pokolinnam-peremogi-a-ne-vijni.html" text:style-name="Internet_20_link" text:visited-style-name="Visited_20_Internet_20_Link">
</text:a>
“鉴于每天，越来越多的孩子返回基辅的教育机构，我们必须确保他们在周围地区的安全住宿。 此外，由于外国的监视，将为教育建筑的领土提供其他保护措施，这对整个城市的安全也很重要。” Mordreivsky说。</text:p>
      <text:p text:style-name="P4">
他指出，签署合作协议是基辅教育机构长期安全工作的结果。</text:p>
      <text:p text:style-name="P4">
“我们正在逐步在学校和幼儿园中实施安全计划：在教育机构中提供暗示性的庇护所，我们装备视频监视，最重要的是，与市政和国家安全结构的保护联系在一起，”副主席<text:a xlink:type="simple" xlink:href="https://www.ukrinform.ua/tag-kmda" text:style-name="Internet_20_link" text:visited-style-name="Visited_20_Internet_20_Link">
</text:a>
。</text:p>
      <text:p text:style-name="P4">
Mondrievsky补充说，教育机构将与州警察合作保护市政组织的“市政保护”。 警报按钮时，警察还将去教育机构。</text:p>
      <text:p text:style-name="P4">
<text:span text:style-name="T4">
另请阅读：</text:span>
 <text:a xlink:type="simple" xlink:href="https://www.ukrinform.ua/rubric-society/3673526-v-ukraini-rozpocinaetsa-ukrainskosvejcarskij-proekt-dopomogi-ditam-aki-postrazdali-vid-vijni.html" text:style-name="Internet_20_link" text:visited-style-name="Visited_20_Internet_20_Link">
</text:a>
</text:p>
      <text:p text:style-name="P4">
News Source: <text:a xlink:type="simple" xlink:href="https://www.ukrinform.ua/rubric-kyiv/3694047-u-stolicnih-skolah-i-ditsadkah-posiluut-ohoronu.html" text:style-name="Internet_20_link" text:visited-style-name="Visited_20_Internet_20_Link">
https://www.ukrinform.ua/rubric-kyiv/3694047-u-stolicnih-skolah-i-ditsadkah-posiluut-ohoronu.html</text:a>
</text:p>
      <!--NEWS-->
      <text:h text:style-name="P10" text:outline-level="1">
<text:span text:style-name="T4">
俄罗斯人开枪驶向巴赫穆特 - 画家</text:span>
</text:h>
      <text:p text:style-name="P4">
作者: Ukrinform (Person)</text:p>
      <text:p text:style-name="P4">
出版商: Укринформ (Organization)</text:p>
      <text:p text:style-name="P4">
出版时间: 2023-04-10T18:05:00+03:00</text:p>
      <text:p text:style-name="P4">
修改时间: 2023-04-10T18:05:00+03:00</text:p>
      <text:p text:style-name="P4">
描述: 尽管他们现在正试图离开平民，但俄罗斯军队正在向巴赫穆特开火。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Бахмут', 'Війна з росією', 'Ганна Маляр', 'Єдині новини']</text:p>
      <text:p text:style-name="P4">
类型: Article</text:p>
      <!--METADATA-->
      <text:p text:style-name="P4">
<draw:frame draw:style-name="fr1" draw:name="Image114" text:anchor-type="as-char" svg:width="6.9236in" svg:height="3.956343in" draw:z-index="0">
<draw:image xlink:href="../Images/yкринформ/2023-04-10T18-05-00-03-00/630_360_1677152977-764.jpg" xlink:type="simple" xlink:show="embed" xlink:actuate="onLoad" draw:mime-type="image/jpeg"/>
</draw:frame>
尽管他们现在正试图离开平民，但俄罗斯射击运输朝巴赫穆特射击。</text:p>
      <text:p text:style-name="P4">
根据乌克林福姆的说法，乌克兰·安娜·马拉尔国防部副部长一直在电视上广播。</text:p>
      <text:p text:style-name="P4">
“今天他们做到了。 甚至 <text:a xlink:type="simple" xlink:href="https://www.ukrinform.ua/tag-transport" text:style-name="Internet_20_link" text:visited-style-name="Visited_20_Internet_20_Link">
</text:a>
，它朝着巴赫穆特(Bakhmut)搬到那里 - 他们在那里拍摄，尽管仍然有左派人士离开城市。 俄罗斯人这样做。 它们增加了边缘上的炮兵大火的痛苦，并继续使用主动航空。” Malyar说。</text:p>
      <text:p text:style-name="P4">
她得到了乌克兰武装部队的陆军指挥官的证实，乌克兰的武装部队是一般的 - 哥伦塞尔 - 哥伦塞尔·塞尔斯基(Alexander Sirsky)的信息，在顿涅茨克地区的扎布穆特(Zabhmut)战斗中，俄罗斯入侵者搬到了“叙利亚”的战术土地上。 “削弱了瓦格纳的单位，因此他(敌人 - 埃德。)它今天适用着登陆支队和特种部队。 就是我们可以看到。 敌人实际上使用了被烧毁土地的技术。”国防部说。</text:p>
      <text:p text:style-name="P4">
<text:span text:style-name="T4">
另请阅读：</text:span>
 <text:a xlink:type="simple" xlink:href="https://www.ukrinform.ua/rubric-ato/3693558-cerevatij-zabezpecenna-vijskovih-u-bahmuti-trivae-popri-pidriv-mostu-na-hromove.html" text:style-name="Internet_20_link" text:visited-style-name="Visited_20_Internet_20_Link">
<text:span text:style-name="T4">
 bakhmut </text:span>
</text:a>
据报道，据报道，在巴赫穆特方向，俄罗斯人继续进行，试图将巴赫穆特完全控制，战斗仍在继续。 白天，敌人在12月从Bogdanivka和Chrome附近领导了12月的进攻行动。 4月9日，赛尔斯基(Syrsky)沿着巴赫穆特(Bakhmut)的方向访问了前线的热门，在那里他听到了军事部队和团体的指挥官在辩护和有问题的问题方面，需要非政府解决方案。</text:p>
      <text:p text:style-name="P4">
News Source: <text:a xlink:type="simple" xlink:href="https://www.ukrinform.ua/rubric-ato/3694053-rosiani-obstriluut-transport-akij-ruhaetsa-v-bik-bahmuta-malar.html" text:style-name="Internet_20_link" text:visited-style-name="Visited_20_Internet_20_Link">
https://www.ukrinform.ua/rubric-ato/3694053-rosiani-obstriluut-transport-akij-ruhaetsa-v-bik-bahmuta-malar.html</text:a>
</text:p>
      <!--NEWS-->
      <text:h text:style-name="P10" text:outline-level="1">
<text:span text:style-name="T4">
席尔瓦（Silva）的提亚格斯（Tiags）从受伤中恢复过来，恢复了锻炼</text:span>
</text:h>
      <text:p text:style-name="P4">
作者: Ukrinform (Person)</text:p>
      <text:p text:style-name="P4">
出版商: Укринформ (Organization)</text:p>
      <text:p text:style-name="P4">
出版时间: 2023-04-10T18:07:51+03:00</text:p>
      <text:p text:style-name="P4">
修改时间: 2023-04-10T18:07:51+03:00</text:p>
      <text:p text:style-name="P4">
描述: 切尔西后卫蒂加·席尔瓦（Tiga Silva）从膝盖受伤中恢复过来，他在2月底与托特纳姆热刺（0：2）的比赛中获得了比赛。  - 乌克林。</text:p>
      <text:p text:style-name="P4">
图片: ["<text:a xlink:type="simple" xlink:href="https://static.ukrinform.com/photos/2023_04/thumb_files/630_360_1681139189-657.jpeg" text:style-name="Internet_20_link" text:visited-style-name="Visited_20_Internet_20_Link">
630_360_16811...</text:a>
"]</text:p>
      <text:p text:style-name="P4">
标签: ['Челсі', 'Футбол']</text:p>
      <text:p text:style-name="P4">
类型: Article</text:p>
      <!--METADATA-->
      <text:p text:style-name="P4">
<draw:frame draw:style-name="fr1" draw:name="Image115" text:anchor-type="as-char" svg:width="6.9236in" svg:height="3.956343in" draw:z-index="0">
<draw:image xlink:href="../Images/yкринформ/2023-04-10T18-07-51-03-00/630_360_1681139189-657.jpeg" xlink:type="simple" xlink:show="embed" xlink:actuate="onLoad" draw:mime-type="image/jpeg"/>
</draw:frame>
切尔西后卫蒂亚·席尔瓦(Tiag Silva(0：2).</text:p>
      <text:p text:style-name="P4">
Про це повідомив футбольний інсайдер Фарбіціо Романо в <text:a xlink:type="simple" xlink:href="https://twitter.com/FabrizioRomano/status/1645416526210555905" text:style-name="Internet_20_link" text:visited-style-name="Visited_20_Internet_20_Link">
</text:a>
，报道乌克林福姆。</text:p>
      <text:p text:style-name="P4">
据他说，今天4月10日的巴西人返回培训。</text:p>
      <text:p text:style-name="P4">
4月12日，星期三，切尔西将与皇家马德里一起参加冠军联赛1/4决赛的第一场比赛。 游戏将从22.00开始。</text:p>
      <text:p text:style-name="P4">
这个赛季是27场比赛的Salva帐户中的27场比赛。</text:p>
      <text:p text:style-name="P4">
<text:span text:style-name="T4">
另请阅读：</text:span>
 <text:a xlink:type="simple" xlink:href="https://www.ukrinform.ua/rubric-sports/3693352-apl-celsi-mudrika-postupivsa-vulvergemptonu-prodovzivsi-bezvigrasnu-seriu.html" text:style-name="Internet_20_link" text:visited-style-name="Visited_20_Internet_20_Link">
</text:a>
据报道，切尔西在HPV中占据了11个步骤，在30场比赛后拥有39个资产。</text:p>
      <text:p text:style-name="P4">
照片：BB</text:p>
      <text:p text:style-name="P4">
News Source: <text:a xlink:type="simple" xlink:href="https://www.ukrinform.ua/rubric-sports/3694055-tiagu-silva-vidnovivsa-vid-travmi-i-povernuvsa-do-trenuvan.html" text:style-name="Internet_20_link" text:visited-style-name="Visited_20_Internet_20_Link">
https://www.ukrinform.ua/rubric-sports/3694055-tiagu-silva-vidnovivsa-vid-travmi-i-povernuvsa-do-trenuvan.html</text:a>
</text:p>
      <!--NEWS-->
      <text:h text:style-name="P10" text:outline-level="1">
<text:span text:style-name="T4">
在土耳其，全球使用冲击无人机的第一批船只已武装</text:span>
</text:h>
      <text:p text:style-name="P4">
作者: Ukrinform (Person)</text:p>
      <text:p text:style-name="P4">
出版商: Укринформ (Organization)</text:p>
      <text:p text:style-name="P4">
出版时间: 2023-04-10T18:09:00+03:00</text:p>
      <text:p text:style-name="P4">
修改时间: 2023-04-10T18:09:00+03:00</text:p>
      <text:p text:style-name="P4">
描述: 土耳其在土耳其拥有新的旗舰店 - 一艘TCG Anadolu Landing船，这是世界上第一艘旨在使用罢工和使用罢工的军舰。  - 乌克林。</text:p>
      <text:p text:style-name="P4">
图片: ["<text:a xlink:type="simple" xlink:href="https://static.ukrinform.com/photos/2023_04/thumb_files/630_360_1681139347-738.jpg" text:style-name="Internet_20_link" text:visited-style-name="Visited_20_Internet_20_Link">
630_360_16811...</text:a>
", "<text:a xlink:type="simple" xlink:href="https://static.ukrinform.com/photos/2023_04/1681139348-210.jpg" text:style-name="Internet_20_link" text:visited-style-name="Visited_20_Internet_20_Link">
1681139348-21...</text:a>
", "<text:a xlink:type="simple" xlink:href="https://static.ukrinform.com/photos/2023_04/1681139348-189.jpg" text:style-name="Internet_20_link" text:visited-style-name="Visited_20_Internet_20_Link">
1681139348-18...</text:a>
"]</text:p>
      <text:p text:style-name="P4">
标签: ['Безпілотник', 'Корабель', 'Туреччина', 'Флот']</text:p>
      <text:p text:style-name="P4">
类型: Article</text:p>
      <!--METADATA-->
      <text:p text:style-name="P4">
<draw:frame draw:style-name="fr1" draw:name="Image116" text:anchor-type="as-char" svg:width="6.9236in" svg:height="3.956343in" draw:z-index="0">
<draw:image xlink:href="../Images/yкринформ/2023-04-10T18-09-00-03-00/630_360_1681139347-738.jpg" xlink:type="simple" xlink:show="embed" xlink:actuate="onLoad" draw:mime-type="image/jpeg"/>
</draw:frame>
模糊为世界上第一艘旨在脱离和使用无人机的海军部队 -  TCG Anadolu分配了新的旗舰。</text:p>
      <text:p text:style-name="P4">
这是由总统瑞普·泰伊普·埃尔多安(Recep Taiip Erdogan)所说的<text:a xlink:type="simple" xlink:href="https://www.trthaber.com/haber/gundem/cumhurbaskani-erdogan-savunmada-oyun-degistirici-ulke-olacagiz-759660.html" text:style-name="Internet_20_link" text:visited-style-name="Visited_20_Internet_20_Link">
</text:a>
据报道，在将该国最大的军船运行的仪式上。</text:p>
      <text:p text:style-name="P4">
“土耳其海军的旗舰，登陆<text:a xlink:type="simple" xlink:href="https://www.ukrinform.ua/tag-korabel" text:style-name="Internet_20_link" text:visited-style-name="Visited_20_Internet_20_Link">
</text:a>
TCG Anadolu是所有土耳其的骄傲...感谢TCGANADOLU船，土耳其将进入世界领导者的技术领域，这些系统会改变现场状况……土耳其是10-10-乌克兰人运作，发展，建造，建造和建造，建造。他们为自己的船只服务，没有空白的话，以及可以为之骄傲的成就。”埃尔多安说。</text:p>
      <text:p text:style-name="Quotations">

<text:p text:style-name="P4">
[tcg anadolu]来自Erdoğan的Cumhurbaffe：Bu GemimizgerektğindeDünyanyın&gt;
kökosindeaskeri askeri versoni versoni versoniyürütebilmemiizeimkana。 <text:a xlink:type="simple" xlink:href="https://t.co/GHkV3rCjWT" text:style-name="Internet_20_link" text:visited-style-name="Visited_20_Internet_20_Link">
</text:a>
 <text:a xlink:type="simple" xlink:href="https://t.co/Hf3DCYdsHQ" text:style-name="Internet_20_link" text:visited-style-name="Visited_20_Internet_20_Link">
 </text:a>
&gt;
&gt;
  -  TRT新闻现场(@trthabercanli) <text:a xlink:type="simple" xlink:href="https://twitter.com/trthabercanli/status/1645397173545193472" text:style-name="Internet_20_link" text:visited-style-name="Visited_20_Internet_20_Link">
&gt;
 </text:a>
土耳其总统强调，TCG Anadolu着陆船在任何世界上都有一切可能使用的军事和人道主义行动，这艘船的登陆数量是一个营。</text:p>

<text:p text:style-name="P4">
cumhurbaffeleerdoğan：Sirkec'sde tcg anadolu gemimizihalkımimızaac edol ac adol。 <text:a xlink:type="simple" xlink:href="https://t.co/GHkV3rCjWT" text:style-name="Internet_20_link" text:visited-style-name="Visited_20_Internet_20_Link">
</text:a>
 <text:a xlink:type="simple" xlink:href="https://t.co/epBc7grS7W" text:style-name="Internet_20_link" text:visited-style-name="Visited_20_Internet_20_Link">
&gt;
 </text:a>
&gt;
&gt;
  -  TRT新闻现场(@trthabercanli) <text:a xlink:type="simple" xlink:href="https://twitter.com/trthabercanli/status/1645400487393411077" text:style-name="Internet_20_link" text:visited-style-name="Visited_20_Internet_20_Link">
&gt;
 </text:a>
该船可以运输94台设备，包括13辆坦克，27米 - 波兰人 - 热心和6个APC。 甲板可以容纳10个犁和11个冲击无人机。 该船的机库是为另外19架直升机30无人机战斗而设计的。</text:p>

</text:p>
      <text:p text:style-name="P4">
<draw:frame draw:style-name="fr1" draw:name="Image117" text:anchor-type="as-char" svg:width="6.9236in" svg:height="4.523786in" draw:z-index="0">
<draw:image xlink:href="../Images/yкринформ/2023-04-10T18-09-00-03-00/1681139348-210.jpg" xlink:type="simple" xlink:show="embed" xlink:actuate="onLoad" draw:mime-type="image/jpeg"/>
</draw:frame>
</text:p>
      <text:p text:style-name="P4">
<draw:frame draw:style-name="fr1" draw:name="Image118" text:anchor-type="as-char" svg:width="6.9236in" svg:height="3.89773in" draw:z-index="0">
<draw:image xlink:href="../Images/yкринформ/2023-04-10T18-09-00-03-00/1681139348-189.jpg" xlink:type="simple" xlink:show="embed" xlink:actuate="onLoad" draw:mime-type="image/jpeg"/>
</draw:frame>
</text:p>
      <text:p text:style-name="P4">
<text:span text:style-name="T4">
另请阅读：</text:span>
 <text:a xlink:type="simple" xlink:href="https://www.ukrinform.ua/rubric-world/3688711-u-tureccini-vperse-proveli-strilbi-krilatou-raketou-z-morskogo-drona.html" text:style-name="Internet_20_link" text:visited-style-name="Visited_20_Internet_20_Link">
<text:span text:style-name="T4">
土耳其</text:span>
</text:a>
根据乌克林福姆的说法，TCG Anadolu的长度为231米，宽度为32米，可作为轻型航空母舰。 有了最大允许的水板，27436吨容器的最大速度至少为20.5个单位，具有16个节点的ICONSONSIC速度。 该船于2019年5月发射，于2022年6月开始接受海上试验。 Baykar Makinaa开发了Bayraktar TB3，以在TCG Anadolu上绘制。</text:p>
      <text:p text:style-name="P4">
<text:span text:style-name="T5">
foto：dha</text:span>
</text:p>
      <text:p text:style-name="P4">
News Source: <text:a xlink:type="simple" xlink:href="https://www.ukrinform.ua/rubric-world/3694057-u-tureccini-postavili-na-ozbroenna-persij-u-sviti-korabel-dla-vikoristanna-udarnih-bpla.html" text:style-name="Internet_20_link" text:visited-style-name="Visited_20_Internet_20_Link">
https://www.ukrinform.ua/rubric-world/3694057-u-tureccini-postavili-na-ozbroenna-persij-u-sviti-korabel-dla-vikoristanna-udarnih-bpla.html</text:a>
</text:p>
      <!--NEWS-->
      <text:h text:style-name="P10" text:outline-level="1">
<text:span text:style-name="T4">
眨眼去西欧和亚洲，将谈论乌克兰</text:span>
</text:h>
      <text:p text:style-name="P4">
作者: Ukrinform (Person)</text:p>
      <text:p text:style-name="P4">
出版商: Укринформ (Organization)</text:p>
      <text:p text:style-name="P4">
出版时间: 2023-04-10T18:12:37+03:00</text:p>
      <text:p text:style-name="P4">
修改时间: 2023-04-10T18:12:37+03:00</text:p>
      <text:p text:style-name="P4">
描述: 周二，美国国务院安东尼·布林肯（Anthony Blinken）进行了国际巡回演出，在此期间，他将与总统乔·拜登（Joe Biden）英国和爱尔兰（Joe Biden Britain and Ireland）访问，然后前往亚洲，尤其是在日本会议上参加。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Британія', 'Ірландія', 'Велика сімка', 'Блінкен']</text:p>
      <text:p text:style-name="P4">
类型: Article</text:p>
      <!--METADATA-->
      <text:p text:style-name="P4">
<draw:frame draw:style-name="fr1" draw:name="Image119" text:anchor-type="as-char" svg:width="6.9236in" svg:height="3.956343in" draw:z-index="0">
<draw:image xlink:href="../Images/yкринформ/2023-04-10T18-12-37-03-00/630_360_1666808912-523.jpg" xlink:type="simple" xlink:show="embed" xlink:actuate="onLoad" draw:mime-type="image/jpeg"/>
</draw:frame>
周二，美国Glavs部门将与乔·拜登(Joe Biden)英国和爱尔兰总统访问国际巡回演出，然后前往亚洲，特别是在G7会议上参加。</text:p>
      <text:p text:style-name="P4">
这在[]中指出(http://www.state.gov/secretary-blinkens-trip-to-the-united-kingdom-ireland-vietnam-and-japan/)美国国务院于周一发布，报道了乌克林福姆。</text:p>
      <text:p text:style-name="P4">
报告说：“国务卿安东尼·眨眼将在2023年4月11日至18日期间访问王国，爱尔兰，越南和日本。”</text:p>
      <text:p text:style-name="P4">
在英国和爱尔兰，美国外交负责人将陪同总统<text:a xlink:type="simple" xlink:href="http://www.state.gov/secretary-blinkens-trip-to-the-united-kingdom-ireland-vietnam-and-japan/" text:style-name="Internet_20_link" text:visited-style-name="Visited_20_Internet_20_Link">
</text:a>
，该期间将在国家代表团负责人的11-14期间。 预计围绕人力资源管理局在乌克兰入侵的情况将是会议的主要主题之一。</text:p>
      <text:p text:style-name="P4">
之后，国务卿眨眼将前往越南的Khanoy，在那里他讨论了印度太平洋地区全面伙伴关系和稳定的问题。</text:p>
      <text:p text:style-name="P4">
美国国务院在亚洲Stanaey的住宿重要点之一是在日本卡鲁扎瓦举行的G7部长级会议。 在那里，他将打破解决许多全球问题的前景，包括俄罗斯针对乌克兰的战争，现象结构的核裁军，粮食和能源，以及对自由和开放的印度的安全和促进的安全和促进太平洋。”</text:p>
      <text:p text:style-name="P4">
<text:span text:style-name="T4">
另请阅读：</text:span>
 <text:a xlink:type="simple" xlink:href="https://www.ukrinform.ua/rubric-world/3693239-peregovori-ne-povinni-stati-ratifikacieu-zahoplenna-rf-teritorij-v-ukraini-blinken.html" text:style-name="Internet_20_link" text:visited-style-name="Visited_20_Internet_20_Link">
<text:span text:style-name="T4">
眨眼</text:span>
</text:a>
正如乌克林福姆报道的，拜登于4月11日在北爱尔兰<text:a xlink:type="simple" xlink:href="https://www.ukrinform.ua/rubric-world/3693451-sunak-zustrinetsa-z-bajdenom-u-pivnicnij-irlandii.html" text:style-name="Internet_20_link" text:visited-style-name="Visited_20_Internet_20_Link">
</text:a>
在签署圣周五和平成功的25周年之际，事件发生。 英国瑞莎·斯纳克(Risha Snak)的总理将在那里与他见面。</text:p>
      <text:p text:style-name="P4">
贝尔法斯特协议或《圣周五协定》是一项和平协议，目的是终止北爱尔兰的冲突，1998年4月10日在爱尔兰政府与英国政府之间结束，在主要政党中列出。</text:p>
      <text:p text:style-name="P4">
照片：安德鲁·哈勒(Andrew Harrer)/彭博</text:p>
      <text:p text:style-name="P4">
News Source: <text:a xlink:type="simple" xlink:href="https://www.ukrinform.ua/rubric-world/3694059-blinken-virusae-do-zahidnoi-evropi-ta-azii-govoritime-j-pro-ukrainu.html" text:style-name="Internet_20_link" text:visited-style-name="Visited_20_Internet_20_Link">
https://www.ukrinform.ua/rubric-world/3694059-blinken-virusae-do-zahidnoi-evropi-ta-azii-govoritime-j-pro-ukrainu.html</text:a>
</text:p>
      <!--NEWS-->
      <text:h text:style-name="P10" text:outline-level="1">
<text:span text:style-name="T4">
国防军在边界击倒了两架俄罗斯无人机</text:span>
</text:h>
      <text:p text:style-name="P4">
作者: Ukrinform (Person)</text:p>
      <text:p text:style-name="P4">
出版商: Укринформ (Organization)</text:p>
      <text:p text:style-name="P4">
出版时间: 2023-04-10T18:13:00+03:00</text:p>
      <text:p text:style-name="P4">
修改时间: 2023-04-10T18:13:00+03:00</text:p>
      <text:p text:style-name="P4">
描述: 4月10日星期一，西弗什尼亚（Sivershchyna）的防守部队摧毁了两架俄罗斯无人飞机。  - 乌克林。</text:p>
      <text:p text:style-name="P4">
图片: ["<text:a xlink:type="simple" xlink:href="https://static.ukrinform.com/photos/2017_12/thumb_files/630_360_1514550897-3853.jpg" text:style-name="Internet_20_link" text:visited-style-name="Visited_20_Internet_20_Link">
630_360_15145...</text:a>
"]</text:p>
      <text:p text:style-name="P4">
标签: ['Безпілотник', 'Сумщина', 'Чернігівщина']</text:p>
      <text:p text:style-name="P4">
类型: Article</text:p>
      <!--METADATA-->
      <text:p text:style-name="P4">
<draw:frame draw:style-name="fr1" draw:name="Image120" text:anchor-type="as-char" svg:width="6.9236in" svg:height="3.956343in" draw:z-index="0">
<draw:image xlink:href="../Images/yкринформ/2023-04-10T18-13-00-03-00/630_360_1514550897-3853.jpg" xlink:type="simple" xlink:show="embed" xlink:actuate="onLoad" draw:mime-type="image/jpeg"/>
</draw:frame>
4月10日星期一，西弗斯地区部队摧毁了两个俄罗斯无人驾驶设备。</text:p>
      <text:p text:style-name="P4">
根据乌克林福姆的说法，运营司令部“北”报告了<text:a xlink:type="simple" xlink:href="https://t.me/ok_pivnich1/1738" text:style-name="Internet_20_link" text:visited-style-name="Visited_20_Internet_20_Link">
</text:a>
。</text:p>
      <text:p text:style-name="P4">
“两个无人机，可能是“ Orlan-10”，于4月10日从国防中学部队击落。 一个在切尔尼夫(Chernihiv)的边界上，另一个是苏米(Sumy)地区”，”  - 有一个证明。</text:p>
      <text:p text:style-name="P4">
<text:span text:style-name="T4">
另请阅读：</text:span>
 <text:a xlink:type="simple" xlink:href="https://www.ukrinform.ua/rubric-ato/3694024-na-lugansini-prikordonniki-zbili-dva-vorozi-rozviduvalni-bezpilotniki.html" text:style-name="Internet_20_link" text:visited-style-name="Visited_20_Internet_20_Link">
<text:span text:style-name="T4">
无人机</text:span>
</text:a>
另一个[]的工作(https://www.ukrinform.ua/tag-bezpilotnik)在REB的帮助下，提供了Sumy地区。</text:p>
      <text:p text:style-name="P4">
正如乌克林福姆报道的那样，4月10日在阿夫迪夫斯基方向武装部队<text:a xlink:type="simple" xlink:href="https://www.ukrinform.ua/rubric-ato/3693898-na-avdiivskomu-napramku-zsu-znisili-rosijskij-mi24.html" text:style-name="Internet_20_link" text:visited-style-name="Visited_20_Internet_20_Link">
</text:a>
俄罗斯MI-24战斗直升机。  <text:span text:style-name="T5">
照片说明性</text:span>
</text:p>
      <text:p text:style-name="P4">
News Source: <text:a xlink:type="simple" xlink:href="https://www.ukrinform.ua/rubric-ato/3694060-sili-oboroni-zbili-na-prikordonni-dva-rosijski-bezpilotniki.html" text:style-name="Internet_20_link" text:visited-style-name="Visited_20_Internet_20_Link">
https://www.ukrinform.ua/rubric-ato/3694060-sili-oboroni-zbili-na-prikordonni-dva-rosijski-bezpilotniki.html</text:a>
</text:p>
      <!--NEWS-->
      <text:h text:style-name="P10" text:outline-level="1">
<text:span text:style-name="T4">
复活节彩蛋的价格便宜20-40％-Minagro政策</text:span>
</text:h>
      <text:p text:style-name="P4">
作者: Ukrinform (Person)</text:p>
      <text:p text:style-name="P4">
出版商: Укринформ (Organization)</text:p>
      <text:p text:style-name="P4">
出版时间: 2023-04-10T18:13:14+03:00</text:p>
      <text:p text:style-name="P4">
修改时间: 2023-04-10T18:13:14+03:00</text:p>
      <text:p text:style-name="P4">
描述: 第一任农业政策和食品塔拉斯·维索斯基（Taras Vysotsky）的副部长预测，4月16日之后，乌克兰的鸡蛋价格将下跌20-40％。  - 乌克林。</text:p>
      <text:p text:style-name="P4">
图片: ["<text:a xlink:type="simple" xlink:href="https://static.ukrinform.com/photos/2021_02/thumb_files/630_360_1613039804-807.jpg" text:style-name="Internet_20_link" text:visited-style-name="Visited_20_Internet_20_Link">
630_360_16130...</text:a>
"]</text:p>
      <text:p text:style-name="P4">
标签: ['Ціни', 'Великдень', 'Яйця', 'Єдині новини']</text:p>
      <text:p text:style-name="P4">
类型: Article</text:p>
      <!--METADATA-->
      <text:p text:style-name="P4">
<draw:frame draw:style-name="fr1" draw:name="Image121" text:anchor-type="as-char" svg:width="6.9236in" svg:height="3.956343in" draw:z-index="0">
<draw:image xlink:href="../Images/yкринформ/2023-04-10T18-13-14-03-00/630_360_1613039804-807.jpg" xlink:type="simple" xlink:show="embed" xlink:actuate="onLoad" draw:mime-type="image/jpeg"/>
</draw:frame>
第一任农业政策和食品塔拉斯·维索斯基(Taras Vysotsky)的副部长预测，4月16日之后，乌克兰的鸡蛋价格将下跌20-40％。</text:p>
      <text:p text:style-name="P4">
据乌克林代表通讯员说，他在Telernador的播放中说了这一点是“一新消息”。</text:p>
      <text:p text:style-name="P4">
“从字面上看<text:a xlink:type="simple" xlink:href="https://www.ukrinform.ua/tag-velikden" text:style-name="Internet_20_link" text:visited-style-name="Visited_20_Internet_20_Link">
</text:a>
Vysotsky说：“已经有一种名称的趋势，它将持续到夏季中旬，而我们的消费者将不会有如此昂贵的鸡蛋。”</text:p>
      <text:p text:style-name="P4">
他补充说，价格下跌将受到乌克兰电力系统稳定的影响，鸡蛋生产商不断增加鸡的数量以增加产量。</text:p>
      <text:p text:style-name="P4">
“我们现在看到了(便宜 -  ed。)取决于饲料市场将进一步存在的情况，这将是20-40％。 她仍然很积极，”副部长说。</text:p>
      <text:p text:style-name="P4">
<text:span text:style-name="T4">
另请阅读：</text:span>
 <text:a xlink:type="simple" xlink:href="https://www.ukrinform.ua/rubric-economy/3694021-inflacia-u-berezni-stanovila-15.html" text:style-name="Internet_20_link" text:visited-style-name="Visited_20_Internet_20_Link">
</text:a>
据乌克林福姆报道，自2022年9月以来，乌克兰的鸡蛋价格上涨。 截至2023年3月底，取决于制造商的平均价格为65-75 UAH不等，去年秋天开始时，它的平均价格为30 UAH。</text:p>
      <text:p text:style-name="P4">
News Source: <text:a xlink:type="simple" xlink:href="https://www.ukrinform.ua/rubric-economy/3694061-pisla-velikodna-ajca-zdesevsaut-na-2040-minagropolitiki.html" text:style-name="Internet_20_link" text:visited-style-name="Visited_20_Internet_20_Link">
https://www.ukrinform.ua/rubric-economy/3694061-pisla-velikodna-ajca-zdesevsaut-na-2040-minagropolitiki.html</text:a>
</text:p>
      <!--NEWS-->
      <text:h text:style-name="P10" text:outline-level="1">
<text:span text:style-name="T4">
卡拉格（Carrager）批评Zinchenko在与利物浦的比赛中犯了一个错误</text:span>
</text:h>
      <text:p text:style-name="P4">
作者: Ukrinform (Person)</text:p>
      <text:p text:style-name="P4">
出版商: Укринформ (Organization)</text:p>
      <text:p text:style-name="P4">
出版时间: 2023-04-10T18:14:49+03:00</text:p>
      <text:p text:style-name="P4">
修改时间: 2023-04-10T18:14:49+03:00</text:p>
      <text:p text:style-name="P4">
描述: 英格兰国家队的前辩护人杰米·卡拉格（Jamie Carrager）在昨天对阵利物浦的比赛结束时对亚历山大·津兴科（Alexander Zinchenko）的有效错误发表了评论（2：2）。  - 乌克林。</text:p>
      <text:p text:style-name="P4">
图片: ["<text:a xlink:type="simple" xlink:href="https://static.ukrinform.com/photos/2023_04/thumb_files/630_360_1681139617-295.jpg" text:style-name="Internet_20_link" text:visited-style-name="Visited_20_Internet_20_Link">
630_360_16811...</text:a>
"]</text:p>
      <text:p text:style-name="P4">
标签: ['Арсенал', 'Футбол', 'Зінченко', 'АПЛ']</text:p>
      <text:p text:style-name="P4">
类型: Article</text:p>
      <!--METADATA-->
      <text:p text:style-name="P4">
<draw:frame draw:style-name="fr1" draw:name="Image122" text:anchor-type="as-char" svg:width="6.9236in" svg:height="3.956343in" draw:z-index="0">
<draw:image xlink:href="../Images/yкринформ/2023-04-10T18-14-49-03-00/630_360_1681139617-295.jpg" xlink:type="simple" xlink:show="embed" xlink:actuate="onLoad" draw:mime-type="image/jpeg"/>
</draw:frame>
前英格兰队杰米·卡拉格(Jamie Carrager(2：2).</text:p>
      <text:p text:style-name="P4">
Як передає Укрінформ, з <text:a xlink:type="simple" xlink:href="https://www.football.london/arsenal-fc/news/oleksandr-zinchenko-tears-arsenal-liverpool-26665216" text:style-name="Internet_20_link" text:visited-style-name="Visited_20_Internet_20_Link">
 </text:a>
在足球比赛中。</text:p>
      <text:p text:style-name="P4">
“我不能停止考虑Zinchenko。 在Stake Champion冠军头衔中，您会更具侵略性。 这是不允许的。 Zinchenko应该更加激烈。 而且他似乎正在接受训练，也不希望他唤醒球超越球。”卡拉格说。</text:p>
      <text:p text:style-name="P4">
据报道，阿森纳与利物浦一起抽奖(2：2). Один з голівпідопічні Юргена Клоппа забили через помилку українського захисника ОлександраЗінченка.</text:p>
      <text:p text:style-name="P4">
<text:span text:style-name="T4">
Читайте також:</text:span>
 <text:a xlink:type="simple" xlink:href="https://www.ukrinform.ua/rubric-sports/3693684-apl-liverpul-zigrav-vniciu-z-arsenalom.html" text:style-name="Internet_20_link" text:visited-style-name="Visited_20_Internet_20_Link">
 <text:span text:style-name="T4">
Арсенал</text:span>
 </text:a>
正如乌克林福姆报道的那样，阿森纳由APL领导，资产中有73点。</text:p>
      <text:p text:style-name="P4">
照片：盖蒂图像</text:p>
      <text:p text:style-name="P4">
News Source: <text:a xlink:type="simple" xlink:href="https://www.ukrinform.ua/rubric-sports/3694062-karrager-rozkritikuvav-zincenka-za-pomilku-v-matci-z-liverpulem.html" text:style-name="Internet_20_link" text:visited-style-name="Visited_20_Internet_20_Link">
https://www.ukrinform.ua/rubric-sports/3694062-karrager-rozkritikuvav-zincenka-za-pomilku-v-matci-z-liverpulem.html</text:a>
</text:p>
      <!--NEWS-->
      <text:h text:style-name="P10" text:outline-level="1">
<text:span text:style-name="T4">
中国外交部：台湾问题仅由中国的内部业务</text:span>
</text:h>
      <text:p text:style-name="P4">
作者: Ukrinform (Person)</text:p>
      <text:p text:style-name="P4">
出版商: Укринформ (Organization)</text:p>
      <text:p text:style-name="P4">
出版时间: 2023-04-10T18:16:00+03:00</text:p>
      <text:p text:style-name="P4">
修改时间: 2023-04-10T18:16:00+03:00</text:p>
      <text:p text:style-name="P4">
描述: 台湾问题仅是中国的内部业务，所有国家必须继续遵守“一个中国”作为国际社会的主要共识的原则。  - 乌克林。</text:p>
      <text:p text:style-name="P4">
图片: ["<text:a xlink:type="simple" xlink:href="https://static.ukrinform.com/photos/2022_02/thumb_files/630_360_1645011625-545.jpeg" text:style-name="Internet_20_link" text:visited-style-name="Visited_20_Internet_20_Link">
630_360_16450...</text:a>
"]</text:p>
      <text:p text:style-name="P4">
标签: ['Китай', 'МЗС', 'Тайвань']</text:p>
      <text:p text:style-name="P4">
类型: Article</text:p>
      <!--METADATA-->
      <text:p text:style-name="P4">
<draw:frame draw:style-name="fr1" draw:name="Image123" text:anchor-type="as-char" svg:width="6.9236in" svg:height="3.956343in" draw:z-index="0">
<draw:image xlink:href="../Images/yкринформ/2023-04-10T18-16-00-03-00/630_360_1645011625-545.jpeg" xlink:type="simple" xlink:show="embed" xlink:actuate="onLoad" draw:mime-type="image/jpeg"/>
</draw:frame>
台湾问题仅是中国的内部业务，所有国家都必须遵守“一个中国”原则，作为国际社会的主要共识。</text:p>
      <text:p text:style-name="P4">
乌克林福音通讯员报告中，在中国人民局外交部范·温宾(Van Wenbin)的外交部的简报中指出，这是在周一指出的。</text:p>
      <text:p text:style-name="P4">
“台湾问题只是中国的内部业务。 范说，“奥达哈”的原则是国际社会的主要共识，也是国际关系的基本规范，”范说，他对弗朗金曼·马克龙总统的评论说，欧洲不应该模仿美国对台湾的政策。</text:p>
      <text:p text:style-name="P4">
发言人指出，台湾海峡最大的和平威胁是台湾独立的“分离主义活动”，并表示希望所有国家都会清楚地了解台湾问题中实际上是什么，并将继续坚持“一个中国”的原则。</text:p>
      <text:p text:style-name="P4">
回答以下问题<text:a xlink:type="simple" xlink:href="https://www.ukrinform.ua/tag-kitaj" text:style-name="Internet_20_link" text:visited-style-name="Visited_20_Internet_20_Link">
</text:a>
通过将自己置于全球和平的力量，如果台湾在岛附近的军事演习中威胁要威胁国际社会的信任，发言人回答说，他在这件事上“没有逻辑”，并认为它没有意义。 。”</text:p>
      <text:p text:style-name="P4">
他重复了中国军方关于练习的声明，即他们“严格警告“台湾独立”对他们与外部武力的挑衅和阴谋，以及保护国家主权和领土的必要克罗克正直。 ”</text:p>
      <text:p text:style-name="P4">
<text:span text:style-name="T4">
另请阅读：</text:span>
 <text:a xlink:type="simple" xlink:href="https://www.ukrinform.ua/rubric-world/3693718-kitaj-pidtverdzue-imitaciu-raketnih-udariv-po-klucovih-cilah-na-tajvani.html" text:style-name="Internet_20_link" text:visited-style-name="Visited_20_Internet_20_Link">
</text:a>
正如乌克林福姆报道的<text:a xlink:type="simple" xlink:href="https://www.ukrinform.ua/rubric-world/3694004-kitaj-zaversiv-tridenni-vijskovi-navcanna-poblizu-tajvanu.html" text:style-name="Internet_20_link" text:visited-style-name="Visited_20_Internet_20_Link">
</text:a>
在此期间，中国人民解放军东部军事区的部队(TS)火箭笔划的任务是在其海洋和空域折叠的目的上制定的。</text:p>
      <text:p text:style-name="P4">
News Source: <text:a xlink:type="simple" xlink:href="https://www.ukrinform.ua/rubric-world/3694044-mzs-knr-tajvanske-pitanna-e-viklucno-vnutrisnou-spravou-kitau.html" text:style-name="Internet_20_link" text:visited-style-name="Visited_20_Internet_20_Link">
https://www.ukrinform.ua/rubric-world/3694044-mzs-knr-tajvanske-pitanna-e-viklucno-vnutrisnou-spravou-kitau.html</text:a>
</text:p>
      <!--NEWS-->
      <text:h text:style-name="P10" text:outline-level="1">
<text:span text:style-name="T4">
民事记者丹尼洛维奇（Danilovich）被定罪，限制了对她的案件材料的访问权限</text:span>
</text:h>
      <text:p text:style-name="P4">
作者: Ukrinform (Person)</text:p>
      <text:p text:style-name="P4">
出版商: Укринформ (Organization)</text:p>
      <text:p text:style-name="P4">
出版时间: 2023-04-10T18:18:21+03:00</text:p>
      <text:p text:style-name="P4">
修改时间: 2023-04-10T18:18:21+03:00</text:p>
      <text:p text:style-name="P4">
描述: 来自克里米亚·伊琳娜·丹尼洛维奇（Crimea Irina Danilovich）的被定罪的民事记者限制了对刑事案件的材料的机会。 这一决定是由俄罗斯联邦城市法院作出的。  - 乌克林。</text:p>
      <text:p text:style-name="P4">
图片: ["<text:a xlink:type="simple" xlink:href="https://static.ukrinform.com/photos/2023_01/thumb_files/630_360_1674133700-459.png" text:style-name="Internet_20_link" text:visited-style-name="Visited_20_Internet_20_Link">
630_360_16741...</text:a>
"]</text:p>
      <text:p text:style-name="P4">
标签: ['Крим', 'Суд', 'Журналіст', 'Ірина Данилович']</text:p>
      <text:p text:style-name="P4">
类型: Article</text:p>
      <!--METADATA-->
      <text:p text:style-name="P4">
<draw:frame draw:style-name="fr1" draw:name="Image124" text:anchor-type="as-char" svg:width="6.9236in" svg:height="3.956343in" draw:z-index="0">
<draw:image xlink:href="../Images/yкринформ/2023-04-10T18-18-21-03-00/630_360_1674133700-459.png" xlink:type="simple" xlink:show="embed" xlink:actuate="onLoad" draw:mime-type="image/png"/>
</draw:frame>
来自克里米亚·伊琳娜·丹尼洛维奇(Crimea Irina Danilovich)的一名被定罪的民事记者限制了对她的刑事诉讼的机会。 这一决定是由西奥多斯的Rfeysky法院发布的。</text:p>
      <text:p text:style-name="P4">
这是克里米亚的报道。(https://ua.krymr.com/a/news-danylovych-sud-krym/32357134.html?fbclid=IwAR1BFr_vjYn4LNyKQPfLRsgM7nmObMPDG71fs9Brawb47Eukhgt6Js9M224).</text:p>
      <text:p text:style-name="P4">
“Громадянській журналістці Ірині Данилович обмежили можливість ознайомитися зпротоколами засідань суду в її кримінальній справі, а також готуватизаперечення на них”, - йдеться в повідомленні.</text:p>
      <text:p text:style-name="P4">
Суддя Наталія Кулинська вирішила закінчити процес ознайомлення та передалакримінальну справу до апеляційної інстанції 7 квітня. Дата розгляду скарги навирок наразі не призначена.</text:p>
      <text:p text:style-name="P4">
За словами батька журналістки, стан здоров'я Ірини залишається незадовільним.Він стверджує, що російська суддя затягувала медичне обстеження його доньки.</text:p>
      <text:p text:style-name="P4">
Ірина Данилович оголошувала 21 березня цього року сухе голодування черезненадання їй у Сімферопольському СІЗО медичної допомоги. Пізніше стало відомо,що вона припинила голодування.</text:p>
      <text:p text:style-name="P4">
<text:span text:style-name="T4">
Читайте також:</text:span>
 <text:a xlink:type="simple" xlink:href="https://www.ukrinform.ua/rubric-crimea/3686283-mzs-zasudilo-negumanne-stavlenna-rosijskih-okupantiv-do-zurnalistki-danilovic.html" text:style-name="Internet_20_link" text:visited-style-name="Visited_20_Internet_20_Link">
 </text:a>
记者涉嫌与爆炸物采取非法行动(艺术的第1部分。 俄罗斯刑法的222.1). Повідомлялося, що фсб росіїзвинуватила Ірину Данилович у виготовленні вибухового пристрою з медичнимиголками.</text:p>
      <text:p text:style-name="P4">
російський суд у <text:a xlink:type="simple" xlink:href="https://www.ukrinform.ua/tag-krim" text:style-name="Internet_20_link" text:visited-style-name="Visited_20_Internet_20_Link">
 </text:a>
他谴责民事记者和护士伊琳娜·丹尼洛维奇(Irina Danilovich)被判入狱七年。</text:p>
      <text:p text:style-name="P4">
克里米亚检察官办公室开始诉讼，以伊丽娜·丹尼洛维奇(Irina Danilovich)的非法和拘留。 乌克兰的公共组织被公民活动家Danilovich驳回。</text:p>
      <text:p text:style-name="P4">
正如乌克林福姆(Ukrinform)报道的，在三月人权和公共组织中<text:a xlink:type="simple" xlink:href="https://www.ukrinform.ua/rubric-crimea/3686002-pravozahisniki-zaklikaut-negajno-gospitalizuvati-ta-zvilniti-gromadansku-zurnalistku-danilovic.html" text:style-name="Internet_20_link" text:visited-style-name="Visited_20_Internet_20_Link">
</text:a>
，释放她并停止出于政治动机的迫害，因为她的公共新闻活动。</text:p>
      <text:p text:style-name="P4">
<text:span text:style-name="T5">
foto：crimesos</text:span>
</text:p>
      <text:p text:style-name="P4">
News Source: <text:a xlink:type="simple" xlink:href="https://www.ukrinform.ua/rubric-crimea/3694063-zasudzenij-u-krimu-gromadanskij-zurnalistci-danilovic-obmezili-dostup-do-materialiv-ii-spravi.html" text:style-name="Internet_20_link" text:visited-style-name="Visited_20_Internet_20_Link">
https://www.ukrinform.ua/rubric-crimea/3694063-zasudzenij-u-krimu-gromadanskij-zurnalistci-danilovic-obmezili-dostup-do-materialiv-ii-spravi.html</text:a>
</text:p>
      <!--NEWS-->
      <text:h text:style-name="P10" text:outline-level="1">
<text:span text:style-name="T4">
首次通过制裁Aeroflot被迫将其空中客车送往伊朗</text:span>
</text:h>
      <text:p text:style-name="P4">
作者: Ukrinform (Person)</text:p>
      <text:p text:style-name="P4">
出版商: Укринформ (Organization)</text:p>
      <text:p text:style-name="P4">
出版时间: 2023-04-10T18:27:53+03:00</text:p>
      <text:p text:style-name="P4">
修改时间: 2023-04-10T18:27:53+03:00</text:p>
      <text:p text:style-name="P4">
描述: 在西方制裁的背景下，Aeroflot俄罗斯航空公司首先将其空中客车飞机送往伊朗。  - 乌克林。</text:p>
      <text:p text:style-name="P4">
图片: ["<text:a xlink:type="simple" xlink:href="https://static.ukrinform.com/photos/2023_04/thumb_files/630_360_1681140282-285.jpg" text:style-name="Internet_20_link" text:visited-style-name="Visited_20_Internet_20_Link">
630_360_16811...</text:a>
"]</text:p>
      <text:p text:style-name="P4">
标签: ['Airbus', 'Іран', 'Санкції', 'росія', 'Аерофлот', 'Ремонт']</text:p>
      <text:p text:style-name="P4">
类型: Article</text:p>
      <!--METADATA-->
      <text:p text:style-name="P4">
<draw:frame draw:style-name="fr1" draw:name="Image125" text:anchor-type="as-char" svg:width="6.9236in" svg:height="3.956343in" draw:z-index="0">
<draw:image xlink:href="../Images/yкринформ/2023-04-10T18-27-53-03-00/630_360_1681140282-285.jpg" xlink:type="simple" xlink:show="embed" xlink:actuate="onLoad" draw:mime-type="image/jpeg"/>
</draw:frame>
Aeroflot俄罗斯AVIAC公司在出发飞机空客历史上首次对西方制裁进行了对伊朗的维修。</text:p>
      <text:p text:style-name="P4">
正如乌克林福姆报道的那样，它写道<text:a xlink:type="simple" xlink:href="http://www.rbc.ru/business/10/04/2023/6433e50f9a794734270374a3" text:style-name="Internet_20_link" text:visited-style-name="Visited_20_Internet_20_Link">
</text:a>
参考三​​个来源。</text:p>
      <text:p text:style-name="P4">
“ 4月5日，空中客车A330-300空中客车A330-300线路驾驶员飞往德黑兰，在那里飞机通过伊朗航空公司Mahan Air的技术专业化为飞机提供服务...伊朗Aeroflot的技术服务可能几个月，讨论了几个月，” - 它读。</text:p>
      <text:p text:style-name="P4">
<text:span text:style-name="T4">
另请阅读：</text:span>
 <text:a xlink:type="simple" xlink:href="https://www.ukrinform.ua/rubric-world/3634112-aviakompania-rossia-planue-vidstoroniti-vid-roboti-tretinu-svoih-pilotiv-airbus.html" text:style-name="Internet_20_link" text:visited-style-name="Visited_20_Internet_20_Link">
</text:a>
同时，“向Mahan Air进行第一个A330进行维修的关键任务是飞机机架架子的服务”。 早些时候，出于这些目的，包括香港Haco在内的其他提供商的能力在2021年使用了Airflotvis，该公司签署了一项新的长期协议，以与该公司与飞机的组成部分进行大修。 但是，大规模的国际制裁尤其影响了对俄罗斯承运人的维修和供应服务。</text:p>
      <text:p text:style-name="P4">
<text:span text:style-name="T4">
另请阅读：</text:span>
 <text:a xlink:type="simple" xlink:href="https://www.ukrinform.ua/rubric-world/3663685-tureccina-pripinae-obslugovuvanna-litakiv-aviakompanij-rf-bilorusi-ta-iranu.html" text:style-name="Internet_20_link" text:visited-style-name="Visited_20_Internet_20_Link">
</text:a>
据报纸报道，4月1日，帕多瓦最大的俄罗斯航空公司Aeroflot称，有178架空中客车和波音飞机。</text:p>
      <text:p text:style-name="P4">
在[]实施制裁之后，在2022年(https://www.ukrinform.ua/tag-rosia)九家当地航空公司停止了航班，其中四个在其中四个有主要文件，其中四个是运营商的证书，另一个证书被取消。</text:p>
      <text:p text:style-name="P4">
News Source: <text:a xlink:type="simple" xlink:href="https://www.ukrinform.ua/rubric-world/3694065-aeroflot-cerez-sankcii-vperse-vimusenij-vidpraviti-svij-airbus-na-remont-do-iranu.html" text:style-name="Internet_20_link" text:visited-style-name="Visited_20_Internet_20_Link">
https://www.ukrinform.ua/rubric-world/3694065-aeroflot-cerez-sankcii-vperse-vimusenij-vidpraviti-svij-airbus-na-remont-do-iranu.html</text:a>
</text:p>
      <!--NEWS-->
      <text:h text:style-name="P10" text:outline-level="1">
<text:span text:style-name="T4">
Sennichenko国家财产基金的贵族已通知Nabu</text:span>
</text:h>
      <text:p text:style-name="P4">
作者: Ukrinform (Person)</text:p>
      <text:p text:style-name="P4">
出版商: Укринформ (Organization)</text:p>
      <text:p text:style-name="P4">
出版时间: 2023-04-10T18:28:18+03:00</text:p>
      <text:p text:style-name="P4">
修改时间: 2023-04-10T18:28:18+03:00</text:p>
      <text:p text:style-name="P4">
描述: 乌克兰国家反腐败局希望搜索涉及与SPFU财产的欺诈案有关的七人，该财产由Dmitry Sennychenko部门的前部领导。  - 乌克林。</text:p>
      <text:p text:style-name="P4">
图片: ["<text:a xlink:type="simple" xlink:href="https://static.ukrinform.com/photos/2020_01/thumb_files/630_360_1579710775-439.jpg" text:style-name="Internet_20_link" text:visited-style-name="Visited_20_Internet_20_Link">
630_360_15797...</text:a>
"]</text:p>
      <text:p text:style-name="P4">
标签: ['ФДМУ', 'НАБУ', 'Розшук', 'Сенниченко']</text:p>
      <text:p text:style-name="P4">
类型: Article</text:p>
      <!--METADATA-->
      <text:p text:style-name="P4">
<draw:frame draw:style-name="fr1" draw:name="Image126" text:anchor-type="as-char" svg:width="6.9236in" svg:height="3.956343in" draw:z-index="0">
<draw:image xlink:href="../Images/yкринформ/2023-04-10T18-28-18-03-00/630_360_1579710775-439.jpg" xlink:type="simple" xlink:show="embed" xlink:actuate="onLoad" draw:mime-type="image/jpeg"/>
</draw:frame>
乌克兰国家反腐败局希望搜索以FDMU财产为欺诈的七人，该财产由Dmitromsennichenko部门的前部领导。</text:p>
      <text:p text:style-name="P4">
纳布在[]中报告了这一点(https://t.me/nab_ukraine/1727)，报道乌克林福姆。</text:p>
      <text:p text:style-name="P4">
如前所述，<text:a xlink:type="simple" xlink:href="https://www.ukrinform.ua/tag-nabu" text:style-name="Internet_20_link" text:visited-style-name="Visited_20_Internet_20_Link">
</text:a>
Sennychenkadmititra Vladimirovich，Andrey Anatoliyevich，Psysyazhnyuk Pavlavasilyevich，Mykola Nikolayevich，Alexander Gorbunenko，Somova Arthur Yuliyyovych和Vladimir Kolot。</text:p>
      <text:p text:style-name="P4">
消息写道：“所有这些都是犯罪组织的一部分，该组织涉及JSC“ Odessa Port Plant”和JSC“美国和化学公司”超过50亿UAH的扣押。</text:p>
      <text:p text:style-name="P4">
<text:span text:style-name="T4">
另请阅读：</text:span>
 <text:a xlink:type="simple" xlink:href="https://www.ukrinform.ua/rubric-society/3687054-sud-obrav-zapobiznij-zahid-ucasniku-ugrupuvanna-ake-ocoluvav-kolisnij-golova-fondu-derzmajna.html" text:style-name="Internet_20_link" text:visited-style-name="Visited_20_Internet_20_Link">
</text:a>
据该局称，他领导了国家财产基金的精致小组，三次被复仇作为腐败，向多纳布提交了相关陈述。 “实际上，他淘汰了FDMU企业的“竞争对手”，以赚钱，只能在公司控制的组织中赚钱。”</text:p>
      <text:p text:style-name="P4">
据报道，3月22日，Sennychenko国家房地产基金的前负责人登录<text:a xlink:type="simple" xlink:href="https://www.ukrinform.ua/rubric-economy/3686008-sprava-na-500-miljoniv-eksgolovu-fondu-derzmajna-pidozruut-u-stvorenni-zlocinnogo-ugrupuvanna.html" text:style-name="Internet_20_link" text:visited-style-name="Visited_20_Internet_20_Link">
</text:a>
为了创建一个犯罪集团，该犯罪集团在2019  -  2021年期间占领了超过5亿UAH的大型国有企业的资金，其中包括世界上最大的钛生产国的乌克兰JSC JSC“敖德萨港口工厂” Taiododes的化学企业JSC的材料“统一采矿并找到了公司”。</text:p>
      <text:p text:style-name="P4">
<text:span text:style-name="T4">
另请阅读：</text:span>
 <text:a xlink:type="simple" xlink:href="https://www.ukrinform.ua/rubric-economy/3686008-sprava-na-500-miljoniv-eksgolovu-fondu-derzmajna-pidozruut-u-stvorenni-zlocinnogo-ugrupuvanna.html" text:style-name="Internet_20_link" text:visited-style-name="Visited_20_Internet_20_Link">
</text:a>
此外，案件的其他9名被告宣布了怀疑：犯罪的共同组织者 - 与SPFU主席亲密给该人，SPFU主席的顾问，两名执行了交叉点的人JSC“ Odessa Port Plant”的主任，表演。 JSC“ United Mining and Chemical Company”的负责人，该应用程序拍卖的两个LLC获胜者的所有者，犯罪的两个人complates。犯罪计划是任命在国家管理企业管理中的更多管理人员，他们将确保出售原材料，提供服务，国家资源的使用，仅出于犯罪组织成员的利益。 为此，由FMDU负责人控制的国家拥有的企业的管理与受控罪犯签订了相关的合同，该罪犯在不符合国家利益但允许右边的罪犯的条件下签订了相关合同。</text:p>
      <text:p text:style-name="P4">
News Source: <text:a xlink:type="simple" xlink:href="https://www.ukrinform.ua/rubric-economy/3694066-nabu-ogolosilo-v-rozsuk-eksocilnika-fondu-derzmajna-sennicenka.html" text:style-name="Internet_20_link" text:visited-style-name="Visited_20_Internet_20_Link">
https://www.ukrinform.ua/rubric-economy/3694066-nabu-ogolosilo-v-rozsuk-eksocilnika-fondu-derzmajna-sennicenka.html</text:a>
</text:p>
      <!--NEWS-->
      <text:h text:style-name="P10" text:outline-level="1">
<text:span text:style-name="T4">
土耳其将把防守项目的预算提高到750亿美元-Erdogan</text:span>
</text:h>
      <text:p text:style-name="P4">
作者: Ukrinform (Person)</text:p>
      <text:p text:style-name="P4">
出版商: Укринформ (Organization)</text:p>
      <text:p text:style-name="P4">
出版时间: 2023-04-10T18:52:00+03:00</text:p>
      <text:p text:style-name="P4">
修改时间: 2023-04-10T18:52:00+03:00</text:p>
      <text:p text:style-name="P4">
描述: 土耳其将将该国国防工业的预算从60多美元增加到750亿美元。  - 乌克林。</text:p>
      <text:p text:style-name="P4">
图片: ["<text:a xlink:type="simple" xlink:href="https://static.ukrinform.com/photos/2022_10/thumb_files/630_360_1665088903-350.jpeg" text:style-name="Internet_20_link" text:visited-style-name="Visited_20_Internet_20_Link">
630_360_16650...</text:a>
"]</text:p>
      <text:p text:style-name="P4">
标签: ['Ердоган', 'Оборона', 'Туреччина']</text:p>
      <text:p text:style-name="P4">
类型: Article</text:p>
      <!--METADATA-->
      <text:p text:style-name="P4">
<draw:frame draw:style-name="fr1" draw:name="Image127" text:anchor-type="as-char" svg:width="6.9236in" svg:height="3.956343in" draw:z-index="0">
<draw:image xlink:href="../Images/yкринформ/2023-04-10T18-52-00-03-00/630_360_1665088903-350.jpeg" xlink:type="simple" xlink:show="embed" xlink:actuate="onLoad" draw:mime-type="image/jpeg"/>
</draw:frame>
土耳其将将该国国防工业的预算从60多到750亿美元增加。</text:p>
      <text:p text:style-name="P4">
据《乌克林福姆》报道，这是由伊斯坦布尔Verzemonia周一宣布的，这是该国最大的军舰的运营。</text:p>
      <text:p text:style-name="P4">
“ 20年前，当我们上台时，土耳其国防项目的预算已经设定了55亿美元，而今天我们谈论的是超过600亿美元。 OPC中没有单个企业。 许多公司经营插入行业。 现在，我们正在将国防行业的预算提高到7500万美元，而牺牲了招标过程的牺牲，” Erdogan说。</text:p>
      <text:p text:style-name="P4">
据他说，国防工业的出口<text:a xlink:type="simple" xlink:href="https://www.ukrinform.ua/tag-tureccina" text:style-name="Internet_20_link" text:visited-style-name="Visited_20_Internet_20_Link">
</text:a>
达到创纪录的44亿美元。</text:p>
      <text:p text:style-name="P4">
“国防部门的进口替代水平通常为80％。 所有这些都是现代土耳其成功的指标，”土耳其总统强调。</text:p>
      <text:p text:style-name="P4">
他指出，土耳其的防守项目数量已从上一周年纪念日增加到750，麦克风的公司数量达到了2700。</text:p>
      <text:p text:style-name="P4">
<text:span text:style-name="T4">
另请阅读：</text:span>
 <text:a xlink:type="simple" xlink:href="https://www.ukrinform.ua/rubric-world/3694057-u-tureccini-postavili-na-ozbroenna-persij-u-sviti-korabel-dla-vikoristanna-udarnih-bpla.html" text:style-name="Internet_20_link" text:visited-style-name="Visited_20_Internet_20_Link">
<text:span text:style-name="T4">
土耳其</text:span>
</text:a>
乌克林福姆报道，去年国内生产总值(GDP)土耳其达到了15万亿土耳其的LIR(9055亿美元). У 2022році ВВП з розрахунку на душу населення становило 176 589 турецьких лір ($ 10655).</text:p>
      <text:p text:style-name="P4">
News Source: <text:a xlink:type="simple" xlink:href="https://www.ukrinform.ua/rubric-world/3694079-tureccina-zbilsit-budzet-oboronnih-proektiv-do-75-milardiv-erdogan.html" text:style-name="Internet_20_link" text:visited-style-name="Visited_20_Internet_20_Link">
https://www.ukrinform.ua/rubric-world/3694079-tureccina-zbilsit-budzet-oboronnih-proektiv-do-75-milardiv-erdogan.html</text:a>
</text:p>
      <!--NEWS-->
      <text:h text:style-name="P10" text:outline-level="1">
<text:span text:style-name="T4">
时间适用于乌克兰和反对意见-Reznikov的准备工作</text:span>
</text:h>
      <text:p text:style-name="P4">
作者: Ukrinform (Person)</text:p>
      <text:p text:style-name="P4">
出版商: Укринформ (Organization)</text:p>
      <text:p text:style-name="P4">
出版时间: 2023-04-10T18:53:51+03:00</text:p>
      <text:p text:style-name="P4">
修改时间: 2023-04-10T18:53:51+03:00</text:p>
      <text:p text:style-name="P4">
描述: 俄罗斯的“爬行”进攻越来越困难，抓住顿涅茨克和卢甘斯克地区的计划失败了，巨大的损失降低了俄罗斯军队的潜力。 同时，乌克兰有机会为反攻性做准备。  - 乌克林。</text:p>
      <text:p text:style-name="P4">
图片: ["<text:a xlink:type="simple" xlink:href="https://static.ukrinform.com/photos/2023_03/thumb_files/630_360_1677842583-533.jpg" text:style-name="Internet_20_link" text:visited-style-name="Visited_20_Internet_20_Link">
630_360_16778...</text:a>
"]</text:p>
      <text:p text:style-name="P4">
标签: ['Міноборони', 'Резніков', 'Війна з росією', 'Контрнаступ']</text:p>
      <text:p text:style-name="P4">
类型: Article</text:p>
      <!--METADATA-->
      <text:p text:style-name="P4">
<draw:frame draw:style-name="fr1" draw:name="Image128" text:anchor-type="as-char" svg:width="6.9236in" svg:height="3.956343in" draw:z-index="0">
<draw:image xlink:href="../Images/yкринформ/2023-04-10T18-53-51-03-00/630_360_1677842583-533.jpg" xlink:type="simple" xlink:show="embed" xlink:actuate="onLoad" draw:mime-type="image/jpeg"/>
</draw:frame>
俄罗斯的“爬行”进攻越来越困难，抓住顿涅茨克和卢甘斯克地区的计划失败了，巨大的损失降低了俄罗斯联邦军队的潜力。 目前，乌克兰有机会为反辩护做准备。</text:p>
      <text:p text:style-name="P4">
据乌克林福姆称，国防部长阿列克谢·雷兹尼科夫(Alexei Reznikov)告诉温特维亚·立陶宛国家新闻社(https://www.delfi.lt/ru/news/politics/ministr-oborony-ukrainy-rossijskoe-nastuplenie-terpit-neudachu-my-nanosim-im-kolossalnyj-uron.d?id=93033621)。</text:p>
      <text:p text:style-name="P4">
那里的“爬行的战术”进攻性俄罗斯人(在巴赫穆特(Bakhmut)的领导下，编辑。)他们使用了半年以上，并遭受了巨大的损失。 这意味着，如果他们不是损失，他们可以在另一个防御或其他阵线的其他地方对我们发挥全部潜力。 在一些不太强化和受保护的地方。 现在，我们每天给他们造成巨大的损失，我们将他们置于抓地力……克里姆林宫的梦想和计划尽快到达顿涅茨克·塔卢加(Donetsk Talugan)地区的边界。”</text:p>
      <text:p text:style-name="P4">
<text:span text:style-name="T4">
另请阅读：</text:span>
 <text:a xlink:type="simple" xlink:href="https://www.ukrinform.ua/rubric-ato/3694053-rosiani-obstriluut-transport-akij-ruhaetsa-v-bik-bahmuta-malar.html" text:style-name="Internet_20_link" text:visited-style-name="Visited_20_Internet_20_Link">
<text:span text:style-name="T4">
 bakhmuta </text:span>
</text:a>
据他说，俄罗斯人无法在进攻计划的反复日期中取得成功的事实：“意味着他们在心理上和塔玛特不仅失去了活力，而且是装备和弹药。”</text:p>
      <text:p text:style-name="P4">
Reznikov认为，现在的时间“对于乌克兰在准备反对性的过程中对乌克兰至关重要”。 此外，这次有利于乌克兰，即使我们可以看到，更多的是加速俄罗斯政权的离心过程。” 据他说，“不同的塔楼之间存在冲突。”</text:p>
      <text:p text:style-name="P4">
根据<text:a xlink:type="simple" xlink:href="https://www.ukrinform.ua/tag-rozvidka" text:style-name="Internet_20_link" text:visited-style-name="Visited_20_Internet_20_Link">
</text:a>
，俄罗斯政权的领导人已准备好动员并扣押300万人。 在这种情况下，克里姆林宫的逻辑如下：首先，古代乌克兰当局：祖母仍然出生。 “其次，根据我们的情报，许多更高的克里姆林宫代表加强了他们的战略计算并计划以下逻辑：“我们不会后悔任何人，nyro千亿，因为以这些损失为代价，我们将乌克兰一半的乌克兰和一半因此，补偿了这些损失。”， -   - 补充说。此外，雷兹尼科夫说，这场战争将无法“冻结任何间隔”。</text:p>
      <text:p text:style-name="P4">
这次采访是从乌克兰的乌克兰国防部长阿列克谢·雷兹尼科夫(Alexei Reznikov)进行的，当时他上周会见了立陶宛国防部长Arvidasmanushauskas。</text:p>
      <text:p text:style-name="P4">
News Source: <text:a xlink:type="simple" xlink:href="https://www.ukrinform.ua/rubric-ato/3694080-cas-pracue-na-ukrainu-i-pidgotovku-kontrnastupu-reznikov.html" text:style-name="Internet_20_link" text:visited-style-name="Visited_20_Internet_20_Link">
https://www.ukrinform.ua/rubric-ato/3694080-cas-pracue-na-ukrainu-i-pidgotovku-kontrnastupu-reznikov.html</text:a>
</text:p>
      <!--NEWS-->
      <text:h text:style-name="P10" text:outline-level="1">
<text:span text:style-name="T4">
法国在联合国：尽管俄罗斯联邦试图破坏武器，将继续向乌克兰运送武器</text:span>
</text:h>
      <text:p text:style-name="P4">
作者: Ukrinform (Person)</text:p>
      <text:p text:style-name="P4">
出版商: Укринформ (Organization)</text:p>
      <text:p text:style-name="P4">
出版时间: 2023-04-10T18:57:48+03:00</text:p>
      <text:p text:style-name="P4">
修改时间: 2023-04-10T18:57:48+03:00</text:p>
      <text:p text:style-name="P4">
描述: 尽管莫斯科试图在联合国操纵联合国日期，以及俄罗斯愤世嫉俗的指控涉嫌违反当前条约，但国际社会将继续以所有法律为由继续乌克兰的防御性支持。  - 乌克林。</text:p>
      <text:p text:style-name="P4">
图片: ["<text:a xlink:type="simple" xlink:href="https://static.ukrinform.com/photos/2023_04/thumb_files/630_360_1681142241-120.jpg" text:style-name="Internet_20_link" text:visited-style-name="Visited_20_Internet_20_Link">
630_360_16811...</text:a>
"]</text:p>
      <text:p text:style-name="P4">
标签: ['Франція', 'Україна', 'Радбез ООН', 'Війна з росією']</text:p>
      <text:p text:style-name="P4">
类型: Article</text:p>
      <!--METADATA-->
      <text:p text:style-name="P4">
<draw:frame draw:style-name="fr1" draw:name="Image129" text:anchor-type="as-char" svg:width="6.9236in" svg:height="3.956343in" draw:z-index="0">
<draw:image xlink:href="../Images/yкринформ/2023-04-10T18-57-48-03-00/630_360_1681142241-120.jpg" xlink:type="simple" xlink:show="embed" xlink:actuate="onLoad" draw:mime-type="image/jpeg"/>
</draw:frame>
尽管莫斯科艰难地试图操纵战争秩序，以及俄罗斯愤世嫉俗的指控，国际唤醒将继续在所有合法物质上的防御性支持，尽管据称违反了有效费用。</text:p>
      <text:p text:style-name="P4">
这一声明是由法国代表团在乌克林福德通讯员Oonlexander Olmedo的代表团代表周一发表的。</text:p>
      <text:p text:style-name="P4">
“如果乌克兰今天需要武器，那是因为<text:a xlink:type="simple" xlink:href="https://www.ukrinform.ua/tag-rosia" text:style-name="Internet_20_link" text:visited-style-name="Visited_20_Internet_20_Link">
</text:a>
她之所以开始这场战争，是因为她与乌克兰与乌克兰发布了一系列军事设备，”法国代表强调。</text:p>
      <text:p text:style-name="P4">
他回忆起<text:a xlink:type="simple" xlink:href="https://www.ukrinform.ua/tag-rosia" text:style-name="Internet_20_link" text:visited-style-name="Visited_20_Internet_20_Link">
</text:a>
违反了Therabez的决议，因为它从国际禁运下，尤其是伊朗和朝鲜购买了武器。 此外，俄罗斯联邦违反了国际人道主义法，正在轰炸平民和基础设施。</text:p>
      <text:p text:style-name="P4">
奥尔梅多(Olmedo)称俄罗斯召集了联合国安理会，目的是考虑有关武器供应的国际条约“大尝试”。</text:p>
      <text:p text:style-name="P4">
这位外交官补充说：“看到它本身已经充满责任的激进战争的后果是很奇怪的。”</text:p>
      <text:p text:style-name="P4">
法国的代表保证，他的国家以及整个欧盟将为乌克兰提供所有必要的支持。</text:p>
      <text:p text:style-name="P4">
“这种支持仅是为了确保乌克兰能够行使法律合法的自卫，保留其主权，昆虫的领土完整。 这些是在国际法和联合国宪章中所涵盖的原则。”法国代表强调。</text:p>
      <text:p text:style-name="P4">
<text:span text:style-name="T4">
另请阅读：</text:span>
 <text:a xlink:type="simple" xlink:href="https://www.ukrinform.ua/rubric-world/3691671-britania-zablokuvala-vistup-v-radbezi-oon-rosianki-aka-mae-order-na-arest-vid-mks.html" text:style-name="Internet_20_link" text:visited-style-name="Visited_20_Internet_20_Link">
<text:span text:style-name="T4">
 radbez </text:span>
</text:a>
正如乌克林福姆在[]期间报告的(https://www.ukrinform.ua/rubric-world/3694067-stati-rozvincali-v-oon-rosijski-fejki-sodo-problemi-posirenna-zbroi-v-ukraini.html)在纽约，俄罗斯代表团企图解决有关涉嫌违反乌克兰国际条约的虚假叙述的企图，揭露了美国，这些叙述违反了乌克兰在面对俄罗斯侵略的情况下为乌克兰提供国防设备。</text:p>
      <text:p text:style-name="P4">
News Source: <text:a xlink:type="simple" xlink:href="https://www.ukrinform.ua/rubric-world/3694081-francia-v-oon-postavki-zbroi-v-ukrainu-prodovzatsa-popri-sprobi-rf-ih-zirvati.html" text:style-name="Internet_20_link" text:visited-style-name="Visited_20_Internet_20_Link">
https://www.ukrinform.ua/rubric-world/3694081-francia-v-oon-postavki-zbroi-v-ukrainu-prodovzatsa-popri-sprobi-rf-ih-zirvati.html</text:a>
</text:p>
      <!--NEWS-->
      <text:h text:style-name="P10" text:outline-level="1">
<text:span text:style-name="T4">
丹麦将把100个豹子坦克交给乌克兰</text:span>
</text:h>
      <text:p text:style-name="P4">
作者: Ukrinform (Person)</text:p>
      <text:p text:style-name="P4">
出版商: Укринформ (Organization)</text:p>
      <text:p text:style-name="P4">
出版时间: 2023-04-10T19:05:00+03:00</text:p>
      <text:p text:style-name="P4">
修改时间: 2023-04-10T19:05:00+03:00</text:p>
      <text:p text:style-name="P4">
描述: 到夏天，乌克兰将开始从丹麦收到豹子1坦克。  - 乌克林。</text:p>
      <text:p text:style-name="P4">
图片: ["<text:a xlink:type="simple" xlink:href="https://static.ukrinform.com/photos/2023_01/thumb_files/630_360_1674507878-657.jpg" text:style-name="Internet_20_link" text:visited-style-name="Visited_20_Internet_20_Link">
630_360_16745...</text:a>
", "<text:a xlink:type="simple" xlink:href="https://static.ukrinform.com/photos/2023_04/1681143933-293.jpg" text:style-name="Internet_20_link" text:visited-style-name="Visited_20_Internet_20_Link">
1681143933-29...</text:a>
"]</text:p>
      <text:p text:style-name="P4">
标签: ['Данія', 'Україна', ' танк Leopard']</text:p>
      <text:p text:style-name="P4">
类型: Article</text:p>
      <!--METADATA-->
      <text:p text:style-name="P4">
<draw:frame draw:style-name="fr1" draw:name="Image130" text:anchor-type="as-char" svg:width="6.9236in" svg:height="3.956343in" draw:z-index="0">
<draw:image xlink:href="../Images/yкринформ/2023-04-10T19-05-00-03-00/630_360_1674507878-657.jpg" xlink:type="simple" xlink:show="embed" xlink:actuate="onLoad" draw:mime-type="image/jpeg"/>
</draw:frame>
来自丹麦的豹子1坦克将开始接受立陶宛。</text:p>
      <text:p text:style-name="P4">
乌克林福姆报道，在媒体中心的丹麦国防部和乌克兰国防部长的简报中，奥德萨告诉代理国防部长国王特洛尔斯·隆德·普尔森(Lund Pollsen)。</text:p>
      <text:p text:style-name="P4">
“我们将在夏天开始向乌克兰豹子供应物。 展望未来，希望有可能通过100 <text:a xlink:type="simple" xlink:href="https://www.ukrinform.ua/tag-tank" text:style-name="Internet_20_link" text:visited-style-name="Visited_20_Internet_20_Link">
</text:a>
豹子-1，这将是乌克兰军队的重要帮助，”波雷森说。</text:p>
      <text:p text:style-name="P4">
也表演 国防部长指出，下个月，乌克兰可以承受凯撒炮兵装置，这些装置已经在丹麦垃圾填埋场学习乌克兰。</text:p>
      <text:p text:style-name="P4">
“在不久的将来，我们将带着丹麦口音听到豹子，”乌克兰国防部长Alexei Reznikov的国防部长研究。</text:p>
      <text:p text:style-name="P4">
<draw:frame draw:style-name="fr1" draw:name="Image131" text:anchor-type="as-char" svg:width="6.9236in" svg:height="4.615733in" draw:z-index="0">
<draw:image xlink:href="../Images/yкринформ/2023-04-10T19-05-00-03-00/1681143933-293.jpg" xlink:type="simple" xlink:show="embed" xlink:actuate="onLoad" draw:mime-type="image/jpeg"/>
</draw:frame>
<text:span text:style-name="T4">
另请阅读：</text:span>
 <text:a xlink:type="simple" xlink:href="https://www.ukrinform.ua/rubric-ato/3693983-droni-boepripasi-ta-anteni-nimeccina-peredala-ukraini-cergovij-paket-vijskovoi-dopomogi.html" text:style-name="Internet_20_link" text:visited-style-name="Visited_20_Internet_20_Link">
<text:span text:style-name="T4">
德国</text:span>
</text:a>
据报道，国防部长Alexei Reznikov <text:a xlink:type="simple" xlink:href="https://www.ukrinform.ua/rubric-ato/3689114-reznikov-sprostuvav-informaciu-zmi-sodo-postavki-litakiv-mirage.html" text:style-name="Internet_20_link" text:visited-style-name="Visited_20_Internet_20_Link">
</text:a>
关于乌克兰法国飞机幻影的协议。</text:p>
      <text:p text:style-name="P4">
News Source: <text:a xlink:type="simple" xlink:href="https://www.ukrinform.ua/rubric-ato/3694082-dania-peredast-ukraini-100-tankiv-leopard.html" text:style-name="Internet_20_link" text:visited-style-name="Visited_20_Internet_20_Link">
https://www.ukrinform.ua/rubric-ato/3694082-dania-peredast-ukraini-100-tankiv-leopard.html</text:a>
</text:p>
      <!--NEWS-->
      <text:h text:style-name="P10" text:outline-level="1">
<text:span text:style-name="T4">
Olga Savchuk：我们有一支非常好的团队，我称这个作品完美</text:span>
</text:h>
      <text:p text:style-name="P4">
作者: Ukrinform (Person)</text:p>
      <text:p text:style-name="P4">
出版商: Укринформ (Organization)</text:p>
      <text:p text:style-name="P4">
出版时间: 2023-04-10T19:06:00+03:00</text:p>
      <text:p text:style-name="P4">
修改时间: 2023-04-10T19:06:00+03:00</text:p>
      <text:p text:style-name="P4">
描述: 网球乌克兰妇女队的队长谈到了为比利杯比赛杜松子酒与捷克共和国的比赛做准备。  - 乌克林。</text:p>
      <text:p text:style-name="P4">
图片: ["<text:a xlink:type="simple" xlink:href="https://static.ukrinform.com/photos/2023_04/thumb_files/630_360_1681142635-468.jpg" text:style-name="Internet_20_link" text:visited-style-name="Visited_20_Internet_20_Link">
630_360_16811...</text:a>
"]</text:p>
      <text:p text:style-name="P4">
标签: ['Теніс']</text:p>
      <text:p text:style-name="P4">
类型: Article</text:p>
      <!--METADATA-->
      <text:p text:style-name="P4">
<draw:frame draw:style-name="fr1" draw:name="Image132" text:anchor-type="as-char" svg:width="6.9236in" svg:height="3.956343in" draw:z-index="0">
<draw:image xlink:href="../Images/yкринформ/2023-04-10T19-06-00-03-00/630_360_1681142635-468.jpg" xlink:type="simple" xlink:show="embed" xlink:actuate="onLoad" draw:mime-type="image/jpeg"/>
</draw:frame>
网球网球Caphanganzhin团队讲述了为Billy King为捷克共和国的球队做准备。</text:p>
      <text:p text:style-name="P4">
她在向乌克林福音通讯员的评论中专门讲述了这一点。</text:p>
      <text:p text:style-name="P4">
“现在我们所有的女孩都处于良好状态，他们在WTA排名中升高。 你是一支非常好的团队，我称这个作品是完美的：所有年轻的女孩，每个人都打得很高，每个人都进步很快。 当然，他们拥有令人难以置信的经验，他们赢得了国王国王比利德(King Billide)，也可以击败他们很多次。 当您玩Billy Gin King Kap时，这是一个完全不同的游戏，完全不同的情绪并以一种很好的方式预测结果。 我相信我们的每个女孩都被调整为胜利，将使一切能力使一切变得一切。” Savchuk说。</text:p>
      <text:p text:style-name="P4">
Marta Kostyuk，Diana Yastremskaya，Katarina Zavatska和Lyudmila Kichenok是乌克兰国家队的一部分。 Barbora Krachikov，Vndroushov，Karolina Mukhov，Linda Noskov和Sarah Baylek将为捷克共和国效力。</text:p>
      <text:p text:style-name="P4">
将在这次会议上获胜的球队将在11月初与比利杯杜松子酒王的比利杯。</text:p>
      <text:p text:style-name="P4">
<text:span text:style-name="T4">
另请阅读：</text:span>
 <text:a xlink:type="simple" xlink:href="https://www.ukrinform.ua/rubric-sports/3683890-cehia-nazvala-sklad-na-matc-iz-ukrainou-u-kubku-billi-dzin-king.html" text:style-name="Internet_20_link" text:visited-style-name="Visited_20_Internet_20_Link">
<text:span text:style-name="T4">
 billy </text:span>
 <text:span text:style-name="T4">
 gin </text:span>
</text:a>
据乌克林福姆称，乌克兰国家队与捷克队的比赛将于4月14日至15日在安塔利亚的土壤法院举行。</text:p>
      <text:p text:style-name="P4">
照片：Maya Carter</text:p>
      <text:p text:style-name="P4">
News Source: <text:a xlink:type="simple" xlink:href="https://www.ukrinform.ua/rubric-sports/3694083-olga-savcuk-u-nas-duze-horosa-komanda-a-b-nazvala-cej-sklad-idealnim.html" text:style-name="Internet_20_link" text:visited-style-name="Visited_20_Internet_20_Link">
https://www.ukrinform.ua/rubric-sports/3694083-olga-savcuk-u-nas-duze-horosa-komanda-a-b-nazvala-cej-sklad-idealnim.html</text:a>
</text:p>
      <!--NEWS-->
      <text:h text:style-name="P10" text:outline-level="1">
<text:span text:style-name="T4">
乌克兰终止了与俄罗斯越过边界的协议</text:span>
</text:h>
      <text:p text:style-name="P4">
作者: Ukrinform (Person)</text:p>
      <text:p text:style-name="P4">
出版商: Укринформ (Organization)</text:p>
      <text:p text:style-name="P4">
出版时间: 2023-04-10T19:07:32+03:00</text:p>
      <text:p text:style-name="P4">
修改时间: 2023-04-10T19:07:32+03:00</text:p>
      <text:p text:style-name="P4">
描述: Verkhovna Rada终止了乌克兰部长的内阁与俄罗斯联邦政府之间的协议，该协议是通过两个州的边境地区居民越过乌克兰 - 俄罗斯国家边界的命令。  - 乌克林。</text:p>
      <text:p text:style-name="P4">
图片: ["<text:a xlink:type="simple" xlink:href="https://static.ukrinform.com/photos/2021_10/thumb_files/630_360_1633088541-487.jpg" text:style-name="Internet_20_link" text:visited-style-name="Visited_20_Internet_20_Link">
630_360_16330...</text:a>
"]</text:p>
      <text:p text:style-name="P4">
标签: ['росія', 'Кордон', 'Верховна Рада']</text:p>
      <text:p text:style-name="P4">
类型: Article</text:p>
      <!--METADATA-->
      <text:p text:style-name="P4">
<draw:frame draw:style-name="fr1" draw:name="Image133" text:anchor-type="as-char" svg:width="6.9236in" svg:height="3.956343in" draw:z-index="0">
<draw:image xlink:href="../Images/yкринформ/2023-04-10T19-07-32-03-00/630_360_1633088541-487.jpg" xlink:type="simple" xlink:show="embed" xlink:actuate="onLoad" draw:mime-type="image/jpeg"/>
</draw:frame>
Verkhovnarad终止了乌克兰部长与俄罗斯联邦政府之间的协议，该协议跨越了两个州的乌克兰 - 俄罗斯州边境边界地区。</text:p>
      <text:p text:style-name="P4">
Yaroslav Zheleznyak报告了[]中的语音派系的国会议员(https://t.me/yzheleznyak/3843)，报道乌克林福姆。</text:p>
      <text:p text:style-name="P4">
他指定的是相关法律<text:a xlink:type="simple" xlink:href="https://itd.rada.gov.ua/billInfo/Bills/Card/40983" text:style-name="Internet_20_link" text:visited-style-name="Visited_20_Internet_20_Link">
</text:a>
283个议会投票。</text:p>
      <text:p text:style-name="P4">
该文件规定，乌克兰 - 俄罗斯交汇处命令乌克兰政府与俄罗斯联邦之间的协议终止。(https://www.ukrinform.ua/tag-kordon)2011年10月18日，乌克兰和俄罗斯边境地区的居民。</text:p>
      <text:p text:style-name="P4">
<text:span text:style-name="T4">
另请阅读：</text:span>
 <text:a xlink:type="simple" xlink:href="https://www.ukrinform.ua/rubric-world/3693565-latvia-pobudue-se-ponad-60-kilometriv-parkanu-na-kordoni-z-bilorussu.html" text:style-name="Internet_20_link" text:visited-style-name="Visited_20_Internet_20_Link">
<text:span text:style-name="T4">
边框</text:span>
</text:a>
有人强调，该协议的终止将有助于加强国家控制权，并在威胁乌克兰国家的安全下，在俄罗斯联邦的乌克兰公民中留在俄罗斯联邦。</text:p>
      <text:p text:style-name="P4">
此外，乌克兰议会以288票通过了法律<text:a xlink:type="simple" xlink:href="https://itd.rada.gov.ua/billInfo/Bills/Card/41114" text:style-name="Internet_20_link" text:visited-style-name="Visited_20_Internet_20_Link">
</text:a>
“从确定运输关税的协调政策达成协议时。”</text:p>
      <text:p text:style-name="P4">
<text:span text:style-name="T4">
另请阅读：</text:span>
 <text:a xlink:type="simple" xlink:href="https://www.ukrinform.ua/rubric-ato/3676295-u-dpsu-rozpovili-naviso-rozsiruut-do-dvoh-kilometriv-smugu-na-kordoni-z-rf-ta-bilorussu.html" text:style-name="Internet_20_link" text:visited-style-name="Visited_20_Internet_20_Link">
</text:a>
根据该文件，乌克兰从1997年1月17日提出的交通关税的协调政策协议中进行了收益，并保留了1998年2月10日的乌克兰法律。</text:p>
      <text:p text:style-name="P4">
据乌克林福姆报道，2022年2月24日，俄罗斯联邦开始了针对乌克兰战争的发射阶段 - 全面的入侵。</text:p>
      <text:p text:style-name="P4">
News Source: <text:a xlink:type="simple" xlink:href="https://www.ukrinform.ua/rubric-polytics/3694085-ukraina-rozirvala-ugodu-z-rosieu-pro-poradok-peretinu-kordonu.html" text:style-name="Internet_20_link" text:visited-style-name="Visited_20_Internet_20_Link">
https://www.ukrinform.ua/rubric-polytics/3694085-ukraina-rozirvala-ugodu-z-rosieu-pro-poradok-peretinu-kordonu.html</text:a>
</text:p>
      <!--NEWS-->
      <text:h text:style-name="P10" text:outline-level="1">
<text:span text:style-name="T4">
乌克兰设法从俄罗斯联邦的囚禁中返回已经有2 105人 - 卢比尼特</text:span>
</text:h>
      <text:p text:style-name="P4">
作者: Ukrinform (Person)</text:p>
      <text:p text:style-name="P4">
出版商: Укринформ (Organization)</text:p>
      <text:p text:style-name="P4">
出版时间: 2023-04-10T19:12:00+03:00</text:p>
      <text:p text:style-name="P4">
修改时间: 2023-04-10T19:12:00+03:00</text:p>
      <text:p text:style-name="P4">
描述: 乌克兰设法从俄罗斯囚禁中返回了2105名公民。  - 乌克林。</text:p>
      <text:p text:style-name="P4">
图片: ["<text:a xlink:type="simple" xlink:href="https://static.ukrinform.com/photos/2023_04/thumb_files/630_360_1681143069-409.jpg" text:style-name="Internet_20_link" text:visited-style-name="Visited_20_Internet_20_Link">
630_360_16811...</text:a>
"]</text:p>
      <text:p text:style-name="P4">
标签: ['Обмін', 'Полонені', 'Дмитро Лубінець']</text:p>
      <text:p text:style-name="P4">
类型: Article</text:p>
      <!--METADATA-->
      <text:p text:style-name="P4">
<draw:frame draw:style-name="fr1" draw:name="Image134" text:anchor-type="as-char" svg:width="6.9236in" svg:height="3.956343in" draw:z-index="0">
<draw:image xlink:href="../Images/yкринформ/2023-04-10T19-12-00-03-00/630_360_1681143069-409.jpg" xlink:type="simple" xlink:show="embed" xlink:actuate="onLoad" draw:mime-type="image/jpeg"/>
</draw:frame>
乌克兰已经从俄罗斯囚禁中返回了2105名公民。</text:p>
      <text:p text:style-name="P4">
乌克林福姆报道，人权人权dmitry Lubinets的Verkhovna Rada专员在Teleterna的“ One News”中说。</text:p>
      <text:p text:style-name="P4">
“(这个数字是 -  ed。)2105人是今天的交流。”他说。</text:p>
      <text:p text:style-name="P4">
Verkhovna Rada的专员证实，乌克兰当局有指示我们被俘虏的同胞，但公开称为这个数字的数据。</text:p>
      <text:p text:style-name="P4">
“这对我们有帮助 - 我们没有公开告知这些数字。 我们都没有在我们的领土上 - 俄罗斯战俘，也不是那些俄罗斯联邦被俘虏的人。 这是有意识地做到的，包括为了更有效地返回我们的房屋。”申诉专员保证。</text:p>
      <text:p text:style-name="P4">
Lubinets敦促人们不要寻找有关我们的同胞没有由乌克兰当局表达的数字，“背叛”：“绝对不在这里。”</text:p>
      <text:p text:style-name="P4">
他说：“我们知道所有被俘虏的人 - 军事和外星人。”</text:p>
      <text:p text:style-name="P4">
Lubinets还指出，周一俄罗斯囚禁的状况很困难。</text:p>
      <text:p text:style-name="P4">
“这是关于身体状况的。 其中有些人受了重伤，有些人减轻了大量的体重，有些人处于沉重的心理状态。 仅此而已 - 俄罗斯联邦继续保持我们的战争状况，有时不给基础 - 大量的食物或水。”申诉专员说。</text:p>
      <text:p text:style-name="P4">
在 <text:a xlink:type="simple" xlink:href="http://www.facebook.com/dmytro.lubinets/posts/pfbid0TYtJJ8Ft3PQuTwwhtSCSoTH3kFt23DbzwvfdPZbXwgHcLmroNGY1b3cadJAB1MWel" text:style-name="Internet_20_link" text:visited-style-name="Visited_20_Internet_20_Link">
</text:a>
Lubinets报告说，在4月10日举行的交易所框架内，有20名捍卫者和80名捍卫者被送回Nabatkivshchyna。 热情中最小的是19岁。</text:p>
      <text:p text:style-name="P4">
<text:span text:style-name="T4">
另请阅读：</text:span>
 <text:a xlink:type="simple" xlink:href="https://www.ukrinform.ua/rubric-ato/3694072-ak-ukraina-povertala-polonenih-pokazali-unikalni-kadri-z-obminu.html" text:style-name="Internet_20_link" text:visited-style-name="Visited_20_Internet_20_Link">
<text:span text:style-name="T4">
 Exchange </text:span>
</text:a>
据报道，4月10日，乌克兰进行了另一次交流，<text:a xlink:type="simple" xlink:href="https://www.ukrinform.ua/rubric-ato/3694003-velikij-obmin-ukraina-povernula-dodomu-se-100-polonenih.html" text:style-name="Internet_20_link" text:visited-style-name="Visited_20_Internet_20_Link">
</text:a>
。</text:p>
      <text:p text:style-name="P4">
根据内部事务部的说法，在设法从俄罗斯被囚禁中返回的100人中，有24人是乌克兰国民警卫队的军人，22个边防卫队。</text:p>
      <text:p text:style-name="P4">
News Source: <text:a xlink:type="simple" xlink:href="https://www.ukrinform.ua/rubric-society/3694087-ukraini-vdalosa-povernuti-z-polonu-rf-vze-2-105-osib-lubinec.html" text:style-name="Internet_20_link" text:visited-style-name="Visited_20_Internet_20_Link">
https://www.ukrinform.ua/rubric-society/3694087-ukraini-vdalosa-povernuti-z-polonu-rf-vze-2-105-osib-lubinec.html</text:a>
</text:p>
      <!--NEWS-->
      <text:h text:style-name="P10" text:outline-level="1">
<text:span text:style-name="T4">
理事会应加速对禁令的法案 -  Poturoaev</text:span>
</text:h>
      <text:p text:style-name="P4">
作者: Ukrinform (Person)</text:p>
      <text:p text:style-name="P4">
出版商: Укринформ (Organization)</text:p>
      <text:p text:style-name="P4">
出版时间: 2023-04-10T19:14:00+03:00</text:p>
      <text:p text:style-name="P4">
修改时间: 2023-04-10T19:14:00+03:00</text:p>
      <text:p text:style-name="P4">
描述: Verkhovna RadA人道主义与信息政策委员会主席Nikita Potraev认为有必要加快通过国家侵略者管理中心的宗教组织采用政府禁止乌克兰活动的政府法案。  - 乌克林。</text:p>
      <text:p text:style-name="P4">
图片: ["<text:a xlink:type="simple" xlink:href="https://static.ukrinform.com/photos/2023_04/thumb_files/630_360_1681143779-920.jpg" text:style-name="Internet_20_link" text:visited-style-name="Visited_20_Internet_20_Link">
630_360_16811...</text:a>
"]</text:p>
      <text:p text:style-name="P4">
标签: ['УПЦ МП', 'Верховна Рада', 'Потураєв', 'Війна з росією']</text:p>
      <text:p text:style-name="P4">
类型: Article</text:p>
      <!--METADATA-->
      <text:p text:style-name="P4">
<draw:frame draw:style-name="fr1" draw:name="Image135" text:anchor-type="as-char" svg:width="6.9236in" svg:height="3.956343in" draw:z-index="0">
<draw:image xlink:href="../Images/yкринформ/2023-04-10T19-14-00-03-00/630_360_1681143779-920.jpg" xlink:type="simple" xlink:show="embed" xlink:actuate="onLoad" draw:mime-type="image/jpeg"/>
</draw:frame>
Nikitaporoev担任Verkhovna RadA主席，关于人道主义和信息政策，有必要加快采用乌克兰宗教组织的政府法律对侵略者州的管理中心的过程。</text:p>
      <text:p text:style-name="P4">
他在媒体中心的简报“乌克兰 - 乌克林福姆”中说了这一点。</text:p>
      <text:p text:style-name="P4">
“我们不打架<text:a xlink:type="simple" xlink:href="https://www.ukrinform.ua/tag-religia" text:style-name="Internet_20_link" text:visited-style-name="Visited_20_Internet_20_Link">
</text:a>
。 我们不会与信徒作斗争。 这不是现在注册在verkhovna rada中的任何主题(它是旨在禁止在俄罗斯联邦的管理中心的宗教组织的活动。)”， -  Podkayev强调。</text:p>
      <text:p text:style-name="P4">
他指出，乌克兰与这些法律记录了侵略者国家领土的宗教组织“实际上是随着所谓的俄罗斯联邦而成长的”，与乌克兰宗教组织无法做到任何关系。</text:p>
      <text:p text:style-name="P4">
“我认为，加速采用由部长内阁制定的法案的过程是最佳的(第8371号，“关于乌克兰某些法律有关宗教组织活动的修正案”). Чому? Томущо там йдеться про всі релігійні організації, а не якусь конкретну”, –підкреслив народний депутат.</text:p>
      <text:p text:style-name="P4">
На його переконання, ухвалення відповідного документу – це спільне бажанняукраїнського народу встановити таку умову в законодавстві, щоб українськірелігійні організації не мали жодних зв'язків з тими, хто підтримує війну тагеноцид в Україні, прикриваючись світовими релігіями.</text:p>
      <text:p text:style-name="P4">
<text:span text:style-name="T4">
Читайте також:</text:span>
 <text:a xlink:type="simple" xlink:href="https://www.ukrinform.ua/rubric-society/3692556-castinu-spiguniv-z-upc-mp-obminali-na-ukrainskih-branciv-danilov.html" text:style-name="Internet_20_link" text:visited-style-name="Visited_20_Internet_20_Link">
 <text:span text:style-name="T4">
УПЦ</text:span>
 </text:a>
“对法律预测的考虑延迟只会导致对该国的社会和政治局势加剧。 Verkhovna Rada应武力，成熟并做出适当的决定。 我认为这里应该没有政治竞争。 我们希望复活节后，Verkhovna Rada将在第一读物中考虑这种Verkhovonopprept。”  - 总结人道主义议会议会委员会主席。</text:p>
      <text:p text:style-name="P4">
News Source: <text:a xlink:type="simple" xlink:href="https://www.ukrinform.ua/rubric-polytics/3694092-rada-mae-prisvidsiti-uhvalenna-zakonoproektu-pro-zaboronu-rosijskih-cerkov-poturaev.html" text:style-name="Internet_20_link" text:visited-style-name="Visited_20_Internet_20_Link">
https://www.ukrinform.ua/rubric-polytics/3694092-rada-mae-prisvidsiti-uhvalenna-zakonoproektu-pro-zaboronu-rosijskih-cerkov-poturaev.html</text:a>
</text:p>
      <!--NEWS-->
      <text:h text:style-name="P10" text:outline-level="1">
<text:span text:style-name="T4">
该理事会支持乌克兰与卡塔尔之间的双重税收协议的更改</text:span>
</text:h>
      <text:p text:style-name="P4">
作者: Ukrinform (Person)</text:p>
      <text:p text:style-name="P4">
出版商: Укринформ (Organization)</text:p>
      <text:p text:style-name="P4">
出版时间: 2023-04-10T19:22:32+03:00</text:p>
      <text:p text:style-name="P4">
修改时间: 2023-04-10T19:22:32+03:00</text:p>
      <text:p text:style-name="P4">
描述: 4月10日，Verkhovna RadA批准了乌克兰政府与凯瑟德州之间的协议，就避免双重税收和防止逃税的协议的修正案进行了修正案。  - 乌克林。</text:p>
      <text:p text:style-name="P4">
图片: ["<text:a xlink:type="simple" xlink:href="https://static.ukrinform.com/photos/2018_08/thumb_files/630_360_1533714830-2378.jpg" text:style-name="Internet_20_link" text:visited-style-name="Visited_20_Internet_20_Link">
630_360_15337...</text:a>
"]</text:p>
      <text:p text:style-name="P4">
标签: ['Економіка', 'Катар', 'Податки', 'Україна']</text:p>
      <text:p text:style-name="P4">
类型: Article</text:p>
      <!--METADATA-->
      <text:p text:style-name="P4">
<draw:frame draw:style-name="fr1" draw:name="Image136" text:anchor-type="as-char" svg:width="6.9236in" svg:height="3.956343in" draw:z-index="0">
<draw:image xlink:href="../Images/yкринформ/2023-04-10T19-22-32-03-00/630_360_1533714830-2378.jpg" xlink:type="simple" xlink:show="embed" xlink:actuate="onLoad" draw:mime-type="image/jpeg"/>
</draw:frame>
4月10日，Verkhovnarada批准了乌克兰政府与国家政府之间的协议，以修改避免对所得税税收逃税的双重税收协议。</text:p>
      <text:p text:style-name="P4">
正如乌克林福姆报道的那样，它报告了<text:a xlink:type="simple" xlink:href="http://www.mof.gov.ua/uk/news/parlament_ratifikuvav_protokol_pro_vnesennia_zmin_do_ugodi_pro_uniknennia_podviinogo_opodatkuvannia_mizh_ukrainoiu_ta_katarom-3933" text:style-name="Internet_20_link" text:visited-style-name="Visited_20_Internet_20_Link">
</text:a>
消息写道：“该协议的规定完全符合经济合作的建模公约和所得税的发展。”</text:p>
      <text:p text:style-name="P4">
该协议提供了该协议序言的新版本 - 以防止完全免除税收或优惠税，而牺牲了滥用有关避免双重税收的协议的规定。</text:p>
      <text:p text:style-name="P4">
它还设想，根据国家立法规定的任何限制，应执行合同国家主管当局达成的任何协议的规定，根据任何协议的规定。</text:p>
      <text:p text:style-name="P4">
该协议的第26条补充了规定，这些规定规定了合同国家主管当局使用签约国家主管当局收到的信息的可能性。</text:p>
      <text:p text:style-name="P4">
此外，新版本概述了该文件的第28条，仅限于使用该协议的优先规定，如果其主要目的是此类福利。</text:p>
      <text:p text:style-name="P4">
这样的变化将使乌克兰能够遵守OECD关于为争取税基瓦解和退出税收的斗争的建议，将有助于改善相互和解程序，防止与滥用协议达成协议。</text:p>
      <text:p text:style-name="P4">
<text:span text:style-name="T4">
另请阅读：</text:span>
 <text:a xlink:type="simple" xlink:href="https://www.ukrinform.ua/rubric-economy/3687273-katarski-investori-popri-vijnu-ne-planuut-iti-z-ukrainskogo-rinku-mzs.html" text:style-name="Internet_20_link" text:visited-style-name="Visited_20_Internet_20_Link">
<text:span text:style-name="T4">
卡塔尔</text:span>
</text:a>
据报道，乌克兰在3月初的乌克兰特别代表在<text:a xlink:type="simple" xlink:href="https://www.ukrinform.ua/tag-katar" text:style-name="Internet_20_link" text:visited-style-name="Visited_20_Internet_20_Link">
</text:a>
“乌克兰的投资菜单”，并概述了吸引白内障投资的可能性。</text:p>
      <text:p text:style-name="P4">
News Source: <text:a xlink:type="simple" xlink:href="https://www.ukrinform.ua/rubric-economy/3694090-rada-pidtrimala-zmini-do-ugodi-pro-uniknenna-podvijnogo-opodatkuvanna-miz-ukrainou-ta-katarom.html" text:style-name="Internet_20_link" text:visited-style-name="Visited_20_Internet_20_Link">
https://www.ukrinform.ua/rubric-economy/3694090-rada-pidtrimala-zmini-do-ugodi-pro-uniknenna-podvijnogo-opodatkuvanna-miz-ukrainou-ta-katarom.html</text:a>
</text:p>
      <!--NEWS-->
      <text:h text:style-name="P10" text:outline-level="1">
<text:span text:style-name="T4">
前线的国防合作与处境：Zelensky与希腊总理进行了对话</text:span>
</text:h>
      <text:p text:style-name="P4">
作者: Ukrinform (Person)</text:p>
      <text:p text:style-name="P4">
出版商: Укринформ (Organization)</text:p>
      <text:p text:style-name="P4">
出版时间: 2023-04-10T19:26:00+03:00</text:p>
      <text:p text:style-name="P4">
修改时间: 2023-04-10T19:26:00+03:00</text:p>
      <text:p text:style-name="P4">
描述: 总统沃罗迪米尔·泽伦斯基（Volodymyr Zelensky）与希腊基里亚科斯·斯旺塔基斯（Kiriakos Staontakis）总理讨论了前面和目前对乌克兰的防御性挑战的情况。  - 乌克林。</text:p>
      <text:p text:style-name="P4">
图片: ["<text:a xlink:type="simple" xlink:href="https://static.ukrinform.com/photos/2023_02/thumb_files/630_360_1677256603-986.jpeg" text:style-name="Internet_20_link" text:visited-style-name="Visited_20_Internet_20_Link">
630_360_16772...</text:a>
"]</text:p>
      <text:p text:style-name="P4">
标签: ['Греція', 'Оборона', 'Зеленський', 'Війна з росією']</text:p>
      <text:p text:style-name="P4">
类型: Article</text:p>
      <!--METADATA-->
      <text:p text:style-name="P4">
<draw:frame draw:style-name="fr1" draw:name="Image137" text:anchor-type="as-char" svg:width="6.9236in" svg:height="3.956343in" draw:z-index="0">
<draw:image xlink:href="../Images/yкринформ/2023-04-10T19-26-00-03-00/630_360_1677256603-986.jpeg" xlink:type="simple" xlink:show="embed" xlink:actuate="onLoad" draw:mime-type="image/jpeg"/>
</draw:frame>
Zelensky的总统鸿沟与希腊总理Kiriakoommyzotakis讨论了，前面和目前对乌克兰的防御性挑战。</text:p>
      <text:p text:style-name="P4">
国家元首在[]中报告了这一点(https://t.me/V_Zelenskiy_official/5817)，报道乌克林福姆。</text:p>
      <text:p text:style-name="P4">
“他通过电话与希腊总理基里亚科斯·米歇斯(Kiriakos Michotakis)进行了电话交谈。他报道了战场上的局势，以及乌克兰前的当前防守挑战。同意继续安全合作。”(https://www.ukrinform.ua/tag-zelenskij)。</text:p>
      <text:p text:style-name="P4">
<text:span text:style-name="T4">
另请阅读：</text:span>
 <text:a xlink:type="simple" xlink:href="https://www.ukrinform.ua/rubric-polytics/3694007-ukraina-gotova-do-novoi-storinki-zelenskij-pogovoriv-z-premerom-iraku.html" text:style-name="Internet_20_link" text:visited-style-name="Visited_20_Internet_20_Link">
<text:span text:style-name="T4">
 Zelensky </text:span>
</text:a>
据报道，希腊此前曾表示愿意转移到乌克兰另一个BMP-1政党，炮弹和弹药到小武器。</text:p>
      <text:p text:style-name="P4">
国防部长Alexei Reznikov于4月6日访问了雅典，作为北约·扎菲迪(Nato Zafidi)会议的一部分。</text:p>
      <text:p text:style-name="P4">
_foto：op _</text:p>
      <text:p text:style-name="P4">
News Source: <text:a xlink:type="simple" xlink:href="https://www.ukrinform.ua/rubric-polytics/3694094-oboronna-spivpraca-i-situacia-na-fronti-zelenskij-proviv-rozmovu-z-premerom-grecii.html" text:style-name="Internet_20_link" text:visited-style-name="Visited_20_Internet_20_Link">
https://www.ukrinform.ua/rubric-polytics/3694094-oboronna-spivpraca-i-situacia-na-fronti-zelenskij-proviv-rozmovu-z-premerom-grecii.html</text:a>
</text:p>
      <!--NEWS-->
      <text:h text:style-name="P10" text:outline-level="1">
<text:span text:style-name="T4">
乌克兰已终止与白俄罗斯关于信息保护领域合作的协议</text:span>
</text:h>
      <text:p text:style-name="P4">
作者: Ukrinform (Person)</text:p>
      <text:p text:style-name="P4">
出版商: Укринформ (Organization)</text:p>
      <text:p text:style-name="P4">
出版时间: 2023-04-10T19:28:00+03:00</text:p>
      <text:p text:style-name="P4">
修改时间: 2023-04-10T19:28:00+03:00</text:p>
      <text:p text:style-name="P4">
描述: Verkhovna Rada通过了一项法律，该法律设想了乌克兰部长内阁与白俄罗斯共和国政府在技术保护领域的合作和相关协议修正案的协议之间的协议之间的终止。  - 乌克林。</text:p>
      <text:p text:style-name="P4">
图片: ["<text:a xlink:type="simple" xlink:href="https://static.ukrinform.com/photos/2018_01/thumb_files/630_360_1515582518-4639.jpg" text:style-name="Internet_20_link" text:visited-style-name="Visited_20_Internet_20_Link">
630_360_15155...</text:a>
"]</text:p>
      <text:p text:style-name="P4">
标签: ['білорусь', 'Україна', 'Угода', 'Війна з росією']</text:p>
      <text:p text:style-name="P4">
类型: Article</text:p>
      <!--METADATA-->
      <text:p text:style-name="P4">
<draw:frame draw:style-name="fr1" draw:name="Image138" text:anchor-type="as-char" svg:width="6.9236in" svg:height="3.956343in" draw:z-index="0">
<draw:image xlink:href="../Images/yкринформ/2023-04-10T19-28-00-03-00/630_360_1515582518-4639.jpg" xlink:type="simple" xlink:show="embed" xlink:actuate="onLoad" draw:mime-type="image/jpeg"/>
</draw:frame>
Verkhovnarad通过了一项法律，该法律设想了乌克兰部长内阁与白俄罗斯共和国政府在技术保护领域合作的内阁之间的协议，以及有关信息保护领域的合作以及对相应的修正案的协议。</text:p>
      <text:p text:style-name="P4">
Yaroslav Zheleznyak报告了[]中的语音派系的国会议员(https://t.me/yzheleznyak/3843)，报道乌克林福姆。</text:p>
      <text:p text:style-name="P4">
据他说，相关法律(№0179)288名议员支持。</text:p>
      <text:p text:style-name="P4">
是的，乌克兰政府与[]之间的协议被终止(https://www.ukrinform.ua/tag-bilorus)关于2003年1月22日在明斯克提供的信息保护领域的合作，以及国家政府对2014年9月29日在明斯克签订的相关协议修正案之间的协议。</text:p>
      <text:p text:style-name="P4">
该协议定义了提供信息的技术保护，进行咨询和交换方面的经验，以改善信息提供技术保护的经验，以及实施发展和使用规范法律行为领域的经验信息的技术保护，提供控制信息技术状态的服务。 该协议修订了《协议》第1条，乌克兰党专员的国家通讯秘书处的牛皮式政府。</text:p>
      <text:p text:style-name="P4">
<text:span text:style-name="T4">
另请阅读：</text:span>
 <text:a xlink:type="simple" xlink:href="https://www.ukrinform.ua/rubric-polytics/3694085-ukraina-rozirvala-ugodu-z-rosieu-pro-poradok-peretinu-kordonu.html" text:style-name="Internet_20_link" text:visited-style-name="Visited_20_Internet_20_Link">
<text:span text:style-name="T4">
协议</text:span>
</text:a>
该协议和协议之所以被终止，是因为乌克兰国家利益的威胁要履行义务，因为它保证了其对白俄罗斯一方使用必要的技术保护措施的义务。</text:p>
      <text:p text:style-name="P4">
据报道，白俄罗斯已被动地支持俄罗斯针对乌克兰的俄罗斯联合会，为俄罗斯军队提供了其领土，基础设施和军事装备。 相反，尽管弗拉基米尔·普京(Vladimir Putin)积极向这位亚历山大·卢卡申科(Alexander Lukashenko)鞠躬，但白俄罗斯军队并未短暂参加战争。</text:p>
      <text:p text:style-name="P4">
News Source: <text:a xlink:type="simple" xlink:href="https://www.ukrinform.ua/rubric-technology/3694096-ukraina-rozirvala-ugodu-z-bilorussu-pro-spivpracu-v-galuzi-tehnicnogo-zahistu-informacii.html" text:style-name="Internet_20_link" text:visited-style-name="Visited_20_Internet_20_Link">
https://www.ukrinform.ua/rubric-technology/3694096-ukraina-rozirvala-ugodu-z-bilorussu-pro-spivpracu-v-galuzi-tehnicnogo-zahistu-informacii.html</text:a>
</text:p>
      <!--NEWS-->
      <text:h text:style-name="P10" text:outline-level="1">
<text:span text:style-name="T4">
记者：Stepanovsky-乌克兰男子团队邮政邮政局的首席候选人</text:span>
</text:h>
      <text:p text:style-name="P4">
作者: Ukrinform (Person)</text:p>
      <text:p text:style-name="P4">
出版商: Укринформ (Organization)</text:p>
      <text:p text:style-name="P4">
出版时间: 2023-04-10T19:31:28+03:00</text:p>
      <text:p text:style-name="P4">
修改时间: 2023-04-10T19:31:28+03:00</text:p>
      <text:p text:style-name="P4">
描述: Stepanovsky是Ainars Ronis的教练组成员。  - 乌克林。</text:p>
      <text:p text:style-name="P4">
图片: ["<text:a xlink:type="simple" xlink:href="https://static.ukrinform.com/photos/2023_04/thumb_files/630_360_1681144226-216.jpg" text:style-name="Internet_20_link" text:visited-style-name="Visited_20_Internet_20_Link">
630_360_16811...</text:a>
"]</text:p>
      <text:p text:style-name="P4">
标签: ['Баскетбол']</text:p>
      <text:p text:style-name="P4">
类型: Article</text:p>
      <!--METADATA-->
      <text:p text:style-name="P4">
<draw:frame draw:style-name="fr1" draw:name="Image139" text:anchor-type="as-char" svg:width="6.9236in" svg:height="3.956343in" draw:z-index="0">
<draw:image xlink:href="../Images/yкринформ/2023-04-10T19-31-28-03-00/630_360_1681144226-216.jpg" xlink:type="simple" xlink:show="embed" xlink:actuate="onLoad" draw:mime-type="image/jpeg"/>
</draw:frame>
Stepanovsky是Ainars Ronis的教练组成员。</text:p>
      <text:p text:style-name="P4">
乌克兰Vitaliy Stepanovsky首席主管篮球国家队的邮政教练<text:a xlink:type="simple" xlink:href="https://t.me/proshutabasketball/2208" text:style-name="Internet_20_link" text:visited-style-name="Visited_20_Internet_20_Link">
</text:a>
乌克林福姆报道，建议新闻记录。</text:p>
      <text:p text:style-name="P4">
乌克兰篮球联合会选择了对候选人的兴趣，教练已经给予了他的同意，乌克兰篮球的第一个人也批准了他的候选人资格。</text:p>
      <text:p text:style-name="P4">
原定于4月11日举行的FBU执行委员会应批准任命。</text:p>
      <text:p text:style-name="P4">
现年41岁的斯蒂芬诺夫斯基(Stepanovsky)在罗马尼亚工作了1。5年，这个赛季已经在第七名的LNBM季后赛中出版。 在乌克兰，一名培训师曾经是一名“化学家”的Panthepion，曾经是助理Carlis Mujniex，以及他的帐户银色和铜牌超级联赛。</text:p>
      <text:p text:style-name="P4">
Stepanovsky是Naevbasket-2021和2023年世界杯的AINARS教练组成员。</text:p>
      <text:p text:style-name="P4">
同样在他的领导下，乌克兰的学生团队在2019年Universiad-2019赢得了银牌。</text:p>
      <text:p text:style-name="P4">
<text:span text:style-name="T4">
另请阅读：</text:span>
 <text:a xlink:type="simple" xlink:href="https://www.ukrinform.ua/rubric-sports/3691060-bagatskis-bacu-stepanovskogo-v-roli-golovnogo-trenera-zbirnoi.html" text:style-name="Internet_20_link" text:visited-style-name="Visited_20_Internet_20_Link">
<text:span text:style-name="T4">
 Richyskis </text:span>
</text:a>
正如乌克林福姆报道的那样，乌克兰国家队由阿纳尔斯·罗尼斯斯(Ainars Roniscis)领导，阿纳斯·罗纳斯斯(Ainars Roniscis)在2023年世界杯足球赛的资格完成后离开了职位，乌克兰国家队没有得到反映。</text:p>
      <text:p text:style-name="P4">
照片：fbu.ua</text:p>
      <text:p text:style-name="P4">
News Source: <text:a xlink:type="simple" xlink:href="https://www.ukrinform.ua/rubric-sports/3694097-zurnalist-stepanovskij-golovnij-kandidat-na-post-trenera-colovicoi-zbirnoi-ukraini-z-basketbolu.html" text:style-name="Internet_20_link" text:visited-style-name="Visited_20_Internet_20_Link">
https://www.ukrinform.ua/rubric-sports/3694097-zurnalist-stepanovskij-golovnij-kandidat-na-post-trenera-colovicoi-zbirnoi-ukraini-z-basketbolu.html</text:a>
</text:p>
      <!--NEWS-->
      <text:h text:style-name="P10" text:outline-level="1">
<text:span text:style-name="T4">
俄罗斯违反了在联合国对伊朗和朝鲜的批准的制裁 - 英国</text:span>
</text:h>
      <text:p text:style-name="P4">
作者: Ukrinform (Person)</text:p>
      <text:p text:style-name="P4">
出版商: Укринформ (Organization)</text:p>
      <text:p text:style-name="P4">
出版时间: 2023-04-10T19:34:19+03:00</text:p>
      <text:p text:style-name="P4">
修改时间: 2023-04-10T19:34:19+03:00</text:p>
      <text:p text:style-name="P4">
描述: 英国已指控俄罗斯违反了联合国安理会的制裁，莫斯科本身在安全理事会中与武装大使馆有关伊朗和朝鲜的大使馆进行了投票。  - 乌克林。</text:p>
      <text:p text:style-name="P4">
图片: ["<text:a xlink:type="simple" xlink:href="https://static.ukrinform.com/photos/2023_04/thumb_files/630_360_1681144408-582.jpg" text:style-name="Internet_20_link" text:visited-style-name="Visited_20_Internet_20_Link">
630_360_16811...</text:a>
"]</text:p>
      <text:p text:style-name="P4">
标签: ['Британія', 'росія', 'Радбез ООН']</text:p>
      <text:p text:style-name="P4">
类型: Article</text:p>
      <!--METADATA-->
      <text:p text:style-name="P4">
<draw:frame draw:style-name="fr1" draw:name="Image140" text:anchor-type="as-char" svg:width="6.9236in" svg:height="3.956343in" draw:z-index="0">
<draw:image xlink:href="../Images/yкринформ/2023-04-10T19-34-19-03-00/630_360_1681144408-582.jpg" xlink:type="simple" xlink:show="embed" xlink:actuate="onLoad" draw:mime-type="image/jpeg"/>
</draw:frame>
英国指责俄罗斯违反了联合国安理会的制裁，联合国安理会对莫斯科进行了自我推销并在安全理事会中与武装禁运有关的欧洲武装禁运有关的制裁。</text:p>
      <text:p text:style-name="P4">
乌克兰代表通讯员报告说，这是由英国Prion Matilda O'Kelli的代表团表示。</text:p>
      <text:p text:style-name="P4">
“决定<text:a xlink:type="simple" xlink:href="https://www.ukrinform.ua/tag-rosia" text:style-name="Internet_20_link" text:visited-style-name="Visited_20_Internet_20_Link">
</text:a>
以任何方式释放非法战争，葡萄酒国对安全的基本原则构成威胁。 尽管俄罗斯为战争获得了一种武器，但它与对伊朗伊朗韩国等国家的联合国制裁相同。”英国外交官说。</text:p>
      <text:p text:style-name="P4">
她强调，俄罗斯战争的广泛后果也受到食品价格和原材料的严重影响，这给新冲突的出现带来了风险。</text:p>
      <text:p text:style-name="P4">
在这方面，英国代表呼吁其他国家协助俄罗斯军队及其部队。</text:p>
      <text:p text:style-name="P4">
“侵略者国家的军备滋养了全球动荡，”  - 说。</text:p>
      <text:p text:style-name="P4">
她说，与此同时，为了保护联合国宪章的原则，世界各国将帮助乌克兰保护其主权和领土完整。</text:p>
      <text:p text:style-name="P4">
<text:span text:style-name="T4">
另请阅读：</text:span>
 <text:a xlink:type="simple" xlink:href="https://www.ukrinform.ua/rubric-world/3694081-francia-v-oon-postavki-zbroi-v-ukrainu-prodovzatsa-popri-sprobi-rf-ih-zirvati.html" text:style-name="Internet_20_link" text:visited-style-name="Visited_20_Internet_20_Link">
<text:span text:style-name="T4">
 un </text:span>
</text:a>
正如乌克林福姆报道的那样，俄罗斯于四月份主持联合国安理会，召集了一次会议，讨论违反武器和军事设备合同的风险。</text:p>
      <text:p text:style-name="P4">
News Source: <text:a xlink:type="simple" xlink:href="https://www.ukrinform.ua/rubric-world/3694098-rosia-porusue-sankcii-aki-sama-uhvaluvala-v-oon-proti-iranu-j-pivnicnoi-korei-britania.html" text:style-name="Internet_20_link" text:visited-style-name="Visited_20_Internet_20_Link">
https://www.ukrinform.ua/rubric-world/3694098-rosia-porusue-sankcii-aki-sama-uhvaluvala-v-oon-proti-iranu-j-pivnicnoi-korei-britania.html</text:a>
</text:p>
      <!--NEWS-->
      <text:h text:style-name="P10" text:outline-level="1">
<text:span text:style-name="T4">
在北爱尔兰，年轻人在游行中袭击了警察</text:span>
</text:h>
      <text:p text:style-name="P4">
作者: Ukrinform (Person)</text:p>
      <text:p text:style-name="P4">
出版商: Укринформ (Organization)</text:p>
      <text:p text:style-name="P4">
出版时间: 2023-04-10T19:38:00+03:00</text:p>
      <text:p text:style-name="P4">
修改时间: 2023-04-10T19:38:00+03:00</text:p>
      <text:p text:style-name="P4">
描述: 在美国总统乔·拜登（Joe Biden）访问的前一天，在反对爱尔兰城市伦敦奥德拉（Londoneoderra）的和平周五和平协议的游行中，有几名面具的人用燃烧炸弹和其他物品袭击了警察。  - 乌克林。</text:p>
      <text:p text:style-name="P4">
图片: ["<text:a xlink:type="simple" xlink:href="https://static.ukrinform.com/photos/2023_04/thumb_files/630_360_1681144583-841.jpg" text:style-name="Internet_20_link" text:visited-style-name="Visited_20_Internet_20_Link">
630_360_16811...</text:a>
"]</text:p>
      <text:p text:style-name="P4">
标签: ['Напад', 'Парад', 'Поліція', 'Північна Ірландія']</text:p>
      <text:p text:style-name="P4">
类型: Article</text:p>
      <!--METADATA-->
      <text:p text:style-name="P4">
<draw:frame draw:style-name="fr1" draw:name="Image141" text:anchor-type="as-char" svg:width="6.9236in" svg:height="3.956343in" draw:z-index="0">
<draw:image xlink:href="../Images/yкринформ/2023-04-10T19-38-00-03-00/630_360_1681144583-841.jpg" xlink:type="simple" xlink:show="embed" xlink:actuate="onLoad" draw:mime-type="image/jpeg"/>
</draw:frame>
面具的几个人在游行队伍中，在美国总统访问乔·拜登(Joe Biden)的前一天，在与和平星期五的和平周五对和平星期五的和平周五对和平和平星期五进行了袭击。</text:p>
      <text:p text:style-name="P4">
正如乌克林福姆报道的那样，它报告了<text:a xlink:type="simple" xlink:href="https://www.reuters.com/world/uk/petrol-bombs-thrown-northern-irish-police-eve-biden-visit-2023-04-10/" text:style-name="Internet_20_link" text:visited-style-name="Visited_20_Internet_20_Link">
</text:a>
。</text:p>
      <text:p text:style-name="P4">
“我们的军官在访问复活节时使用汽油炸弹和其他物品在克里根袭击了<text:a xlink:type="simple" xlink:href="https://www.ukrinform.ua/tag-parad" text:style-name="Internet_20_link" text:visited-style-name="Visited_20_Internet_20_Link">
</text:a>
»， - 在周一发表的警方声明中说。</text:p>
      <text:p text:style-name="P4">
该机构的照片显示了克拉汉卡地区的四名年轻人如何在一架热心的火焰覆盖的装甲警察机器中带有炎症检查员。</text:p>
      <text:p text:style-name="P4">
目前没有报道。</text:p>
      <text:p text:style-name="P4">
<text:span text:style-name="T4">
另请阅读：</text:span>
 <text:a xlink:type="simple" xlink:href="https://www.ukrinform.ua/rubric-world/3694084-unaslidok-strilanini-v-luisvilli-zaginuli-patero-ludej.html" text:style-name="Internet_20_link" text:visited-style-name="Visited_20_Internet_20_Link">
</text:a>
周一是《耶稣受难日协定》签署25周年，该协议结束了北部irland的三十年宗派血腥。</text:p>
      <text:p text:style-name="P4">
如报道<text:a xlink:type="simple" xlink:href="https://www.ukrinform.ua/rubric-world/3693451-sunak-zustrinetsa-z-bajdenom-u-pivnicnij-irlandii.html" text:style-name="Internet_20_link" text:visited-style-name="Visited_20_Internet_20_Link">
</text:a>
，总理里卡·斯纳克(Richa Snak)将与北部欧洲北部的美国总统乔·拜登(Joe Biden)会面，届时后者将在签署和平星期五和平协议签署25周年之际参加活动。</text:p>
      <text:p text:style-name="P4">
News Source: <text:a xlink:type="simple" xlink:href="https://www.ukrinform.ua/rubric-world/3694100-u-pivnicnij-irlandii-molodiki-napali-na-policejskih-pid-cas-paradu.html" text:style-name="Internet_20_link" text:visited-style-name="Visited_20_Internet_20_Link">
https://www.ukrinform.ua/rubric-world/3694100-u-pivnicnij-irlandii-molodiki-napali-na-policejskih-pid-cas-paradu.html</text:a>
</text:p>
      <!--NEWS-->
      <text:h text:style-name="P10" text:outline-level="1">
<text:span text:style-name="T4">
埃尔多安（Erdogan）不打算访问莫斯科，以及普京去土耳其-Cavushaglu</text:span>
</text:h>
      <text:p text:style-name="P4">
作者: Ukrinform (Person)</text:p>
      <text:p text:style-name="P4">
出版商: Укринформ (Organization)</text:p>
      <text:p text:style-name="P4">
出版时间: 2023-04-10T19:56:42+03:00</text:p>
      <text:p text:style-name="P4">
修改时间: 2023-04-10T19:56:42+03:00</text:p>
      <text:p text:style-name="P4">
描述: 土耳其总统雷奇普·泰普·埃尔多安（Taip Erdogan）不打算去莫斯科，就像俄罗斯总统弗拉基米尔·普京（Vladimir Putin）没有访问土耳其的计划一样。  - 乌克林。</text:p>
      <text:p text:style-name="P4">
图片: ["<text:a xlink:type="simple" xlink:href="https://static.ukrinform.com/photos/2022_03/thumb_files/630_360_1647525137-562.jpg" text:style-name="Internet_20_link" text:visited-style-name="Visited_20_Internet_20_Link">
630_360_16475...</text:a>
"]</text:p>
      <text:p text:style-name="P4">
标签: ['Ердоган', 'путін', 'росія', 'Туреччина']</text:p>
      <text:p text:style-name="P4">
类型: Article</text:p>
      <!--METADATA-->
      <text:p text:style-name="P4">
<draw:frame draw:style-name="fr1" draw:name="Image142" text:anchor-type="as-char" svg:width="6.9236in" svg:height="3.956343in" draw:z-index="0">
<draw:image xlink:href="../Images/yкринформ/2023-04-10T19-56-42-03-00/630_360_1647525137-562.jpg" xlink:type="simple" xlink:show="embed" xlink:actuate="onLoad" draw:mime-type="image/jpeg"/>
</draw:frame>
总统区Redgep Taip Erdogan不打算去莫斯科，俄罗斯总统弗拉基米尔·普京(Vladimir Putin)没有计划访问土耳其。</text:p>
      <text:p text:style-name="P4">
这是由土耳其外交大臣梅夫卢特·查瓦沙格鲁(Mevlut Chavushaglu)所说的(http://www.hurriyet.com.tr/dunya/bakan-cavusoglu-duyurdu-kritik-zirve-mayista-moskovada-yapilacak-42249086)Chavushoglu说：“普京没有安排对土耳其的访问，我们的总统没有对莫斯科进行解释，但是与世界总统总统和普京总统经常进行电话交谈。”</text:p>
      <text:p text:style-name="P4">
他强调<text:a xlink:type="simple" xlink:href="https://www.ukrinform.ua/tag-tureccina" text:style-name="Internet_20_link" text:visited-style-name="Visited_20_Internet_20_Link">
</text:a>
不是针对俄罗斯的战争。</text:p>
      <text:p text:style-name="P4">
<text:span text:style-name="T4">
另请阅读：</text:span>
 <text:a xlink:type="simple" xlink:href="https://www.ukrinform.ua/rubric-world/3690491-u-virmenii-pisla-ratifikacii-rimskogo-statutu-zaavili-so-ne-budut-zatrimuvati-putina.html" text:style-name="Internet_20_link" text:visited-style-name="Visited_20_Internet_20_Link">
<text:span text:style-name="T4">
 Armenia </text:span>
 <text:span text:style-name="T4">
 </text:span>
 <text:span text:style-name="T4">
 </text:span>
批准<text:span text:style-name="T4">
 </text:span>
 roman <text:span text:style-name="T4">
<text:span text:style-name="T5">
*章程</text:span>
* </text:span>
 <text:span text:style-name="T4">
 </text:span>
 <text:span text:style-name="T4">
声明</text:span>
 <text:span text:style-name="T4">
 </text:span>
 <text:span text:style-name="T4">
 will </text:span>
 delay <text:span text:style-name="T4">
 </text:span>
<text:span text:style-name="T5">
 </text:span>
<text:span text:style-name="T5">
 </text:span>
<text:span text:style-name="T5">
 </text:span>
<text:span text:style-name="T5">
 </text:span>
<text:span text:style-name="T5">
 Putin </text:span>
*</text:a>
正如乌克林福姆报道的那样，埃尔多安先前表示<text:a xlink:type="simple" xlink:href="https://www.ukrinform.ua/rubric-world/3689200-erdogan-zaaviv-so-putin-u-kvitni-moze-vidvidati-tureccinu.html" text:style-name="Internet_20_link" text:visited-style-name="Visited_20_Internet_20_Link">
</text:a>
4月27日，参加了第一个“ Akku”核电站的开放。</text:p>
      <text:p text:style-name="P4">
News Source: <text:a xlink:type="simple" xlink:href="https://www.ukrinform.ua/rubric-world/3694107-erdogan-ne-planue-vidviduvati-moskvu-ak-i-putin-ihati-v-tureccinu-cavusoglu.html" text:style-name="Internet_20_link" text:visited-style-name="Visited_20_Internet_20_Link">
https://www.ukrinform.ua/rubric-world/3694107-erdogan-ne-planue-vidviduvati-moskvu-ak-i-putin-ihati-v-tureccinu-cavusoglu.html</text:a>
</text:p>
      <!--NEWS-->
      <text:h text:style-name="P10" text:outline-level="1">
<text:span text:style-name="T4">
在乌克兰，去年28名普希金和四个古迹被拆除</text:span>
</text:h>
      <text:p text:style-name="P4">
作者: Ukrinform (Person)</text:p>
      <text:p text:style-name="P4">
出版商: Укринформ (Organization)</text:p>
      <text:p text:style-name="P4">
出版时间: 2023-04-10T19:57:41+03:00</text:p>
      <text:p text:style-name="P4">
修改时间: 2023-04-10T19:57:41+03:00</text:p>
      <text:p text:style-name="P4">
描述: 2022年，乌克兰的9859名更名，与俄罗斯帝国政策宣传有关的145个古迹被拆除。  - 乌克林。</text:p>
      <text:p text:style-name="P4">
图片: ["<text:a xlink:type="simple" xlink:href="https://static.ukrinform.com/photos/2022_11/thumb_files/630_360_1668703285-831.jpg" text:style-name="Internet_20_link" text:visited-style-name="Visited_20_Internet_20_Link">
630_360_16687...</text:a>
"]</text:p>
      <text:p text:style-name="P4">
标签: ['Декомунізація', "Пам'ятник", 'МКІП ', 'Пушкін']</text:p>
      <text:p text:style-name="P4">
类型: Article</text:p>
      <!--METADATA-->
      <text:p text:style-name="P4">
<draw:frame draw:style-name="fr1" draw:name="Image143" text:anchor-type="as-char" svg:width="6.9236in" svg:height="3.956343in" draw:z-index="0">
<draw:image xlink:href="../Images/yкринформ/2023-04-10T19-57-41-03-00/630_360_1668703285-831.jpg" xlink:type="simple" xlink:show="embed" xlink:actuate="onLoad" draw:mime-type="image/jpeg"/>
</draw:frame>
2022年，乌克兰的9859名更名，并拆除了与俄罗斯帝国政策宣传有关的145个古迹。</text:p>
      <text:p text:style-name="P4">
正如乌克林福姆报道的那样，它报告了<text:a xlink:type="simple" xlink:href="https://mkip.gov.ua/news/8940.html" text:style-name="Internet_20_link" text:visited-style-name="Visited_20_Internet_20_Link">
</text:a>
文化和政策部。</text:p>
      <text:p text:style-name="P4">
据报道，根据乌克兰国家记忆研究所的拉特地区代表的区域军事行政部门，在2022年9859年，toponyms被重命名，并拆除了与俄罗斯帝国政策宣传有关的145个古迹。”</text:p>
      <text:p text:style-name="P4">
*!(https://www.ukrinform.ua/rubric-regions/3693045-v-poltavi-demontuut-pamatniki-ziginu-vatutinu-ta-puskinu.html)如前所述，在被拆除的纪念碑中，28专用于俄罗斯作家亚历山大·普希金(Alexander Pushinkin)，4岁 - 俄罗斯指挥官亚历山大(Alexander)，4岁 - 苏联作家Mykola Ostrovsky，9-苏联作家Maxim Gorky，1-俄罗斯Empress Catherine II。解放者。</text:p>
      <text:p text:style-name="P4">
MKIP补充说，由于预测和拆除的过程正在进行中，因此该信息目前不是最终的。</text:p>
      <text:p text:style-name="P4">
<text:span text:style-name="T4">
另请阅读：</text:span>
 <text:a xlink:type="simple" xlink:href="https://www.ukrinform.ua/rubric-regions/3688051-v-odesi-demontuvali-memorialnu-dosku-suvorovu.html" text:style-name="Internet_20_link" text:visited-style-name="Visited_20_Internet_20_Link">
</text:a>
正如乌克林福姆报道的那样，根据文化和信息政策部，乌克兰国家记忆研究所成立了一个理事会，该理事会将因降低问题而惊奇地解决，<text:a xlink:type="simple" xlink:href="https://www.ukrinform.ua/tag-dekomunizacia" text:style-name="Internet_20_link" text:visited-style-name="Visited_20_Internet_20_Link">
</text:a>
和非殖民化。  照片：普希金纪念碑/切尔尼夫斯市议会</text:p>
      <text:p text:style-name="P4">
News Source: <text:a xlink:type="simple" xlink:href="https://www.ukrinform.ua/rubric-culture/3694108-v-ukraini-torik-znesli-28-pamatnikiv-puskinu-i-cotiri-suvorovu.html" text:style-name="Internet_20_link" text:visited-style-name="Visited_20_Internet_20_Link">
https://www.ukrinform.ua/rubric-culture/3694108-v-ukraini-torik-znesli-28-pamatnikiv-puskinu-i-cotiri-suvorovu.html</text:a>
</text:p>
      <!--NEWS-->
      <text:h text:style-name="P10" text:outline-level="1">
<text:span text:style-name="T4">
乌克兰已在联合反恐措施上留下了独联体协议</text:span>
</text:h>
      <text:p text:style-name="P4">
作者: Ukrinform (Person)</text:p>
      <text:p text:style-name="P4">
出版商: Укринформ (Organization)</text:p>
      <text:p text:style-name="P4">
出版时间: 2023-04-10T19:59:00+03:00</text:p>
      <text:p text:style-name="P4">
修改时间: 2023-04-10T19:59:00+03:00</text:p>
      <text:p text:style-name="P4">
描述: Verkhovna Rada采取了“关于乌克兰从《组织程序》和《独立国家联邦国领土领土》领土上的组织程序和进行联合反恐怖主义措施的法规批准方案中撤出的法律”。  - 乌克林。</text:p>
      <text:p text:style-name="P4">
图片: ["<text:a xlink:type="simple" xlink:href="https://static.ukrinform.com/photos/2022_01/thumb_files/630_360_1643104229-2598.jpeg" text:style-name="Internet_20_link" text:visited-style-name="Visited_20_Internet_20_Link">
630_360_16431...</text:a>
"]</text:p>
      <text:p text:style-name="P4">
标签: ['СНД', 'Україна', 'Верховна Рада', 'Антитерористична операція']</text:p>
      <text:p text:style-name="P4">
类型: Article</text:p>
      <!--METADATA-->
      <text:p text:style-name="P4">
<draw:frame draw:style-name="fr1" draw:name="Image144" text:anchor-type="as-char" svg:width="6.9236in" svg:height="3.956343in" draw:z-index="0">
<draw:image xlink:href="../Images/yкринформ/2023-04-10T19-59-00-03-00/630_360_1643104229-2598.jpeg" xlink:type="simple" xlink:show="embed" xlink:actuate="onLoad" draw:mime-type="image/jpeg"/>
</draw:frame>
Verkhovnarad通过了“从乌克兰从《组织和组织和执行独立国家联邦参与者)的组织和联合反恐怖主义措施的法规批准的法规批准的法规的法律》中。</text:p>
      <text:p text:style-name="P4">
Yaroslav Zheleznyak报告了[]中的语音派系的国会议员(https://t.me/yzheleznyak/3843)，报道乌克林福姆。</text:p>
      <text:p text:style-name="P4">
据他说，采用了《相关立法法》( <text:a xlink:type="simple" xlink:href="https://itd.rada.gov.ua/billInfo/Bills/Card/41590" text:style-name="Internet_20_link" text:visited-style-name="Visited_20_Internet_20_Link">
</text:a>
 )支持293个议会。</text:p>
      <text:p text:style-name="P4">
该文件的解释性说明指出，自2014年以来，乌克兰没有参加CIS参与者为反恐斗争和其他极端主义的其他暴力表现而提供的实际事件。 因此，乌克兰从组织的批准方案中撤出，并根据组织的命令和行为的行为和共同的反恐行为以及顺式成员国气味的措施是适当的。</text:p>
      <text:p text:style-name="P4">
<text:span text:style-name="T4">
另请阅读：</text:span>
 <text:a xlink:type="simple" xlink:href="https://www.ukrinform.ua/rubric-polytics/3694085-ukraina-rozirvala-ugodu-z-rosieu-pro-poradok-peretinu-kordonu.html" text:style-name="Internet_20_link" text:visited-style-name="Visited_20_Internet_20_Link">
<text:span text:style-name="T4">
破产</text:span>
</text:a>
据报道，与俄罗斯联邦的武装侵略有关，乌克兰庄重的收益来自[]内部的协议(https://www.ukrinform.ua/tag-snd) .</text:p>
      <text:p text:style-name="P4">
News Source: <text:a xlink:type="simple" xlink:href="https://www.ukrinform.ua/rubric-polytics/3694103-ukraina-vijsla-z-protokolu-snd-pro-spilni-antiteroristicni-zahodi.html" text:style-name="Internet_20_link" text:visited-style-name="Visited_20_Internet_20_Link">
https://www.ukrinform.ua/rubric-polytics/3694103-ukraina-vijsla-z-protokolu-snd-pro-spilni-antiteroristicni-zahodi.html</text:a>
</text:p>
      <!--NEWS-->
      <text:h text:style-name="P10" text:outline-level="1">
<text:span text:style-name="T4">
伊朗几个省的数百名女学生被中毒 - 媒体</text:span>
</text:h>
      <text:p text:style-name="P4">
作者: Ukrinform (Person)</text:p>
      <text:p text:style-name="P4">
出版商: Укринформ (Organization)</text:p>
      <text:p text:style-name="P4">
出版时间: 2023-04-10T20:03:00+03:00</text:p>
      <text:p text:style-name="P4">
修改时间: 2023-04-10T20:03:00+03:00</text:p>
      <text:p text:style-name="P4">
描述: 在伊朗，数百名学校年龄女孩，其中二十个处于危急状态，在伊朗。  - 乌克林。</text:p>
      <text:p text:style-name="P4">
图片: ["<text:a xlink:type="simple" xlink:href="https://static.ukrinform.com/photos/2019_10/thumb_files/630_360_1572005821-673.jpg" text:style-name="Internet_20_link" text:visited-style-name="Visited_20_Internet_20_Link">
630_360_15720...</text:a>
"]</text:p>
      <text:p text:style-name="P4">
标签: ['Діти', 'Іран', 'Отруєння', 'Школа']</text:p>
      <text:p text:style-name="P4">
类型: Article</text:p>
      <!--METADATA-->
      <text:p text:style-name="P4">
<draw:frame draw:style-name="fr1" draw:name="Image145" text:anchor-type="as-char" svg:width="6.9236in" svg:height="3.956343in" draw:z-index="0">
<draw:image xlink:href="../Images/yкринформ/2023-04-10T20-03-00-03-00/630_360_1572005821-673.jpg" xlink:type="simple" xlink:show="embed" xlink:actuate="onLoad" draw:mime-type="image/jpeg"/>
</draw:frame>
在伊朗前列腺中，中毒的症状有数百名学校年龄女孩，其中二十个处于危急状态。</text:p>
      <text:p text:style-name="P4">
正如乌克林福姆报道的那样，它报告了<text:a xlink:type="simple" xlink:href="https://www.dw.com/uk/v-irani-znovu-povidomlaut-pro-sotni-otruenih-skolarok/a-65273326" text:style-name="Internet_20_link" text:visited-style-name="Visited_20_Internet_20_Link">
</text:a>
。</text:p>
      <text:p text:style-name="P4">
伊朗几个省的数百名女生已经症状了<text:a xlink:type="simple" xlink:href="https://www.ukrinform.ua/tag-otruenna" text:style-name="Internet_20_link" text:visited-style-name="Visited_20_Internet_20_Link">
</text:a>
给医生。</text:p>
      <text:p text:style-name="P4">
截至4月10日星期一，至少有20个女孩至关重要。 没有官方确认此数据。</text:p>
      <text:p text:style-name="P4">
受害者的父母仍然抱怨缺乏信息指责当局无所作为。</text:p>
      <text:p text:style-name="P4">
据报道，自去年11月以来，伊朗教育机构中有1000多名ORET的受害者。 目前尚不清楚这些人的背后以及他们是否是故意的，但是一些政客怀疑反对妇女的教育权利的激进宗教团体。</text:p>
      <text:p text:style-name="P4">
<text:span text:style-name="T4">
另请阅读：</text:span>
 <text:a xlink:type="simple" xlink:href="https://www.ukrinform.ua/rubric-world/3693366-v-irani-vstanovili-kameri-sob-viavlati-zinok-bez-hidzabu.html" text:style-name="Internet_20_link" text:visited-style-name="Visited_20_Internet_20_Link">
<text:span text:style-name="T4">
伊朗</text:span>
</text:a>
根据伊朗Ayatolli Ali Khamenei的最高领导人的说法，应通过死亡惩罚女学生的中毒。</text:p>
      <text:p text:style-name="P4">
3月12日，伊朗外交部宣布拘留100人与女学生中毒有关。</text:p>
      <text:p text:style-name="P4">
News Source: <text:a xlink:type="simple" xlink:href="https://www.ukrinform.ua/rubric-world/3694110-sotni-skolarok-u-kilkoh-provinciah-iranu-otruilisa-zmi.html" text:style-name="Internet_20_link" text:visited-style-name="Visited_20_Internet_20_Link">
https://www.ukrinform.ua/rubric-world/3694110-sotni-skolarok-u-kilkoh-provinciah-iranu-otruilisa-zmi.html</text:a>
</text:p>
      <!--NEWS-->
      <text:h text:style-name="P10" text:outline-level="1">
<text:span text:style-name="T4">
政府为退伍军人启动赠款计划，以开始或发展自己的业务</text:span>
</text:h>
      <text:p text:style-name="P4">
作者: Ukrinform (Person)</text:p>
      <text:p text:style-name="P4">
出版商: Укринформ (Organization)</text:p>
      <text:p text:style-name="P4">
出版时间: 2023-04-10T20:08:26+03:00</text:p>
      <text:p text:style-name="P4">
修改时间: 2023-04-10T20:08:26+03:00</text:p>
      <text:p text:style-name="P4">
描述: 从4月10日起，政府将启动新的退伍军人赠款计划，以开始或发展自己的业务。 赠款申请必须通过门户网站提交。  - 乌克林。</text:p>
      <text:p text:style-name="P4">
图片: ["<text:a xlink:type="simple" xlink:href="https://static.ukrinform.com/photos/2020_12/thumb_files/630_360_1608131272-754.jpg" text:style-name="Internet_20_link" text:visited-style-name="Visited_20_Internet_20_Link">
630_360_16081...</text:a>
", "<text:a xlink:type="simple" xlink:href="https://static.ukrinform.com/photos/2023_04/1681146261-169.jpg" text:style-name="Internet_20_link" text:visited-style-name="Visited_20_Internet_20_Link">
1681146261-16...</text:a>
"]</text:p>
      <text:p text:style-name="P4">
标签: ['Кабмін', 'Ветерани війни', 'Грант', 'єРобота']</text:p>
      <text:p text:style-name="P4">
类型: Article</text:p>
      <!--METADATA-->
      <text:p text:style-name="P4">
<draw:frame draw:style-name="fr1" draw:name="Image146" text:anchor-type="as-char" svg:width="6.9236in" svg:height="3.949857in" draw:z-index="0">
<draw:image xlink:href="../Images/yкринформ/2023-04-10T20-08-26-03-00/630_360_1608131272-754.jpg" xlink:type="simple" xlink:show="embed" xlink:actuate="onLoad" draw:mime-type="image/jpeg"/>
</draw:frame>
从第十届政府开始，它启动了新的赠款计划，以开始或开发自己的业务。 赠款申请必须通过门户应用。</text:p>
      <text:p text:style-name="P4">
正如乌克林福姆报道的那样，这已经报道了<text:a xlink:type="simple" xlink:href="http://www.me.gov.ua/News/Detail" text:style-name="Internet_20_link" text:visited-style-name="Visited_20_Internet_20_Link">
</text:a>
.</text:p>
      <text:p text:style-name="P4">
Зазначається, що програмами передбачено надання кількох видів грантів.</text:p>
      <text:p text:style-name="P4">
Так, 250 тис. грн надаються учасникові бойових дій та/або особі з інвалідністювнаслідок війни за умови створення одного робочого місця;</text:p>
      <text:p text:style-name="P4">
500 тис. грн - для дружини/чоловіка учасника бойових дій та/або особи зінвалідністю внаслідок війни за умови створення двох робочих місць;</text:p>
      <text:p text:style-name="P4">
1 млн грн - для учасника бойових дій та/або особи з інвалідністю внаслідоквійни, які зареєстровані як ФОП не менше трьох років, за умови створеннячотирьох робочих місць, мінімум два з яких займуть ветерани або особи зінвалідністю внаслідок війни.</text:p>
      <text:p text:style-name="P4">
Гранти на 500 тис. грн та 1 млн грн надаватимуть за умови співфінансування:30% коштів має вкласти у свою справу отримувач гранту, 70% - надасть держава увигляді гранту.</text:p>
      <text:p text:style-name="P4">
Грантові кошти підприємець може використати на придбання обладнання, сировини,матеріалів, оренду приміщення та транспортних засобів, закупівлю ліцензійногопрограмного забезпечення, оплату послуг з маркетингу та реклами.</text:p>
      <text:p text:style-name="P4">
“Ветерани, які мають підприємницький хист, зможуть отримати від державифінансову підтримку у вигляді гранту на започаткування або розширення власноїсправи. Розвиваючи свій бізнес, вони створять тисячі нових робочих місць,зокрема, й для своїх побратимів. І таким чином долучаться до економічноговідновлення країни”, - зазначила перший віцепрем'єр-міністр - міністрекономіки Юлія Свириденко.</text:p>
      <text:p text:style-name="P4">
<draw:frame draw:style-name="fr1" draw:name="Image147" text:anchor-type="as-char" svg:width="6.9236in" svg:height="6.9236in" draw:z-index="0">
<draw:image xlink:href="../Images/yкринформ/2023-04-10T20-08-26-03-00/1681146261-169.jpg" xlink:type="simple" xlink:show="embed" xlink:actuate="onLoad" draw:mime-type="image/jpeg"/>
</draw:frame>
获得赠款<text:a xlink:type="simple" xlink:href="https://www.ukrinform.ua/tag-veterani-vijni" text:style-name="Internet_20_link" text:visited-style-name="Visited_20_Internet_20_Link">
</text:a>
退伍军人或第二个退伍军人配偶必须通过门户申请展览。 在检查了申请人的信用记录后，他的商业计划文件必须与公务员的专家进行采访。 面试的结果，该服务决定授予赠款。</text:p>
      <text:p text:style-name="P4">
赠款接收者还可以免费接受企业家培训并在区域就业中心进行咨询。据报道，政府项目<text:a xlink:type="simple" xlink:href="https://www.me.gov.ua/Documents/Detail" text:style-name="Internet_20_link" text:visited-style-name="Visited_20_Internet_20_Link">
</text:a>
包括旨在刺激业务活动和创建工作场所的赠款计划。 特别是，这些是用于开放或开发自己业务的微观计划，赠款，创建和开发加工企业，葡萄栽培书签，Greenhouse。</text:p>
      <text:p text:style-name="P4">
该项目是根据乌克兰丹尼斯·施米加尔(Denis Shmigal)总理，经济部以及数字化转型部，农业政策和食品部，储蓄银行国家就业服务部的倡议启动的。 联合国瑞典财政支持的发展计划加入了该计划的实施。</text:p>
      <text:p text:style-name="P4">
News Source: <text:a xlink:type="simple" xlink:href="https://www.ukrinform.ua/rubric-economy/3694113-urad-zapuskae-grantovi-programi-dla-veteraniv-na-start-abo-rozvitok-vlasnogo-biznesu.html" text:style-name="Internet_20_link" text:visited-style-name="Visited_20_Internet_20_Link">
https://www.ukrinform.ua/rubric-economy/3694113-urad-zapuskae-grantovi-programi-dla-veteraniv-na-start-abo-rozvitok-vlasnogo-biznesu.html</text:a>
</text:p>
      <!--NEWS-->
      <text:h text:style-name="P10" text:outline-level="1">
<text:span text:style-name="T4">
波士顿在NHL创造了新唱片</text:span>
</text:h>
      <text:p text:style-name="P4">
作者: Ukrinform (Person)</text:p>
      <text:p text:style-name="P4">
出版商: Укринформ (Organization)</text:p>
      <text:p text:style-name="P4">
出版时间: 2023-04-10T20:12:21+03:00</text:p>
      <text:p text:style-name="P4">
修改时间: 2023-04-10T20:12:21+03:00</text:p>
      <text:p text:style-name="P4">
描述: 布鲁金斯在与费城的比赛中取得了成就。  - 乌克林。</text:p>
      <text:p text:style-name="P4">
图片: ["<text:a xlink:type="simple" xlink:href="https://static.ukrinform.com/photos/2023_04/thumb_files/630_360_1681146673-478.jpg" text:style-name="Internet_20_link" text:visited-style-name="Visited_20_Internet_20_Link">
630_360_16811...</text:a>
"]</text:p>
      <text:p text:style-name="P4">
标签: ['хокей', 'НХЛ']</text:p>
      <text:p text:style-name="P4">
类型: Article</text:p>
      <!--METADATA-->
      <text:p text:style-name="P4">
<draw:frame draw:style-name="fr1" draw:name="Image148" text:anchor-type="as-char" svg:width="6.9236in" svg:height="3.956343in" draw:z-index="0">
<draw:image xlink:href="../Images/yкринформ/2023-04-10T20-12-21-03-00/630_360_1681146673-478.jpg" xlink:type="simple" xlink:show="embed" xlink:actuate="onLoad" draw:mime-type="image/jpeg"/>
</draw:frame>
布鲁金斯在与费城的比赛中取得了成就。</text:p>
      <text:p text:style-name="P4">
波士顿创造了国家曲棍球联盟的新记录(NHL)根据常规赛的胜利数量，<text:a xlink:type="simple" xlink:href="https://twitter.com/NHL/status/1645225817490829313" text:style-name="Internet_20_link" text:visited-style-name="Visited_20_Internet_20_Link">
</text:a>
乌克林福姆报道，联盟新闻服务。</text:p>
      <text:p text:style-name="P4">
布鲁吉斯在下一场比赛中击败了费城，本赛季赢得了第63场胜利。 波士顿绕过了2018/19年度平局中底特律Urorgular Championship 1995/96和“ Tamps-Bay”的结果。</text:p>
      <text:p text:style-name="P4">
波士顿还接近在招募的积分上创造记录。 布鲁吉斯有131分，在1976/77赛季接近蒙特利尔的结果(132眼镜).</text:p>
      <text:p text:style-name="P4">
«Бостон» має провести ще два поєдинки в регулярному чемпіонаті.</text:p>
      <text:p text:style-name="P4">
<text:span text:style-name="T4">
Читайте також:</text:span>
 <text:a xlink:type="simple" xlink:href="https://www.ukrinform.ua/rubric-sports/3689806-boston-vigrav-regularnij-cempionat-nhl.html" text:style-name="Internet_20_link" text:visited-style-name="Visited_20_Internet_20_Link">
 <text:span text:style-name="T4">
НХЛ</text:span>
 </text:a>
据乌克林福姆报道，波士顿在东部NHL会议上领先，布鲁吉斯将于4月12日与华盛顿比赛。</text:p>
      <text:p text:style-name="P4">
照片：Getty图像</text:p>
      <text:p text:style-name="P4">
News Source: <text:a xlink:type="simple" xlink:href="https://www.ukrinform.ua/rubric-sports/3694115-boston-vstanoviv-novij-rekord-v-nhl.html" text:style-name="Internet_20_link" text:visited-style-name="Visited_20_Internet_20_Link">
https://www.ukrinform.ua/rubric-sports/3694115-boston-vstanoviv-novij-rekord-v-nhl.html</text:a>
</text:p>
      <!--NEWS-->
      <text:h text:style-name="P10" text:outline-level="1">
<text:span text:style-name="T4">
“奇怪的信息”：OP回答了据称正在监视Zelensky的出版物</text:span>
</text:h>
      <text:p text:style-name="P4">
作者: Ukrinform (Person)</text:p>
      <text:p text:style-name="P4">
出版商: Укринформ (Organization)</text:p>
      <text:p text:style-name="P4">
出版时间: 2023-04-10T20:13:00+03:00</text:p>
      <text:p text:style-name="P4">
修改时间: 2023-04-10T20:13:00+03:00</text:p>
      <text:p text:style-name="P4">
描述: 媒体上的信息表明，据称美国正在监视弗拉基米尔·泽伦斯基（Vladimir Zelensky）总统很奇怪，乌克兰相关服务正在专业工作。  - 乌克林。</text:p>
      <text:p text:style-name="P4">
图片: ["<text:a xlink:type="simple" xlink:href="https://static.ukrinform.com/photos/2022_11/thumb_files/630_360_1669378256-680.jpg" text:style-name="Internet_20_link" text:visited-style-name="Visited_20_Internet_20_Link">
630_360_16693...</text:a>
"]</text:p>
      <text:p text:style-name="P4">
标签: ['США', 'Зеленський', 'Офіс Президента', 'Подоляк']</text:p>
      <text:p text:style-name="P4">
类型: Article</text:p>
      <!--METADATA-->
      <text:p text:style-name="P4">
<draw:frame draw:style-name="fr1" draw:name="Image149" text:anchor-type="as-char" svg:width="6.9236in" svg:height="3.956343in" draw:z-index="0">
<draw:image xlink:href="../Images/yкринформ/2023-04-10T20-13-00-03-00/630_360_1669378256-680.jpg" xlink:type="simple" xlink:show="embed" xlink:actuate="onLoad" draw:mime-type="image/jpeg"/>
</draw:frame>
据称美国正在监视弗拉基米尔·泽伦斯基(Vladimir Zelensky)总统的媒体信息，这是乌克兰相关服务专业工作的唯一一项信息。</text:p>
      <text:p text:style-name="P4">
乌克利芬法人的报道，乌克兰官员报告说，与此同时，俄罗斯宣布将蒲公英导弹传输到乌克兰的想法。</text:p>
      <text:p text:style-name="P4">
CNN评论说：“坦率地说，只是奇怪的信息。您如何想象他的办公室总统？!俄罗斯给了什么。”</text:p>
      <text:p text:style-name="P4">
<text:span text:style-name="T4">
另请阅读：</text:span>
 <text:a xlink:type="simple" xlink:href="https://www.ukrinform.ua/rubric-ato/3692907-v-op-nazvali-rosijskim-blefom-publikaciu-nibito-dokumentiv-pro-kontrnastup-ukraini.html" text:style-name="Internet_20_link" text:visited-style-name="Visited_20_Internet_20_Link">
</text:a>
他强调，总统定义了这一战略，因此与所谓的“波斯托夫地区打击无人打击”交谈是没有意义的。</text:p>
      <text:p text:style-name="P4">
同时，OP负责人的顾问强调，俄罗斯正试图防止西方伙伴的决定转移长期导弹的传播。</text:p>
      <text:p text:style-name="P4">
“我们需要长长的武器才能破坏克里米亚半岛的主要物流 - 主要是从哪里确保所有俄罗斯读物。(俄罗斯人。)放在美国有线电视新闻网中，这是不起作用的，不可能投资资金，但是他们投资于一项宣传主要思想的运动(俄罗斯人 -  ed。)最糟糕的是：将必要的远程导弹转移到乌克兰，” Podolyak说。</text:p>
      <text:p text:style-name="P4">
<text:span text:style-name="T4">
另请阅读：</text:span>
 <text:a xlink:type="simple" xlink:href="https://www.ukrinform.ua/rubric-world/3693664-u-ssa-rozpocali-rozsliduvanna-pisla-novogo-vitoku-sekretnih-vijskovih-dokumentiv.html" text:style-name="Internet_20_link" text:visited-style-name="Visited_20_Internet_20_Link">
</text:a>
他回忆说，在乌克兰，直接战斗人员的前线1800公里，每公里的武器的强度大于第二次世界大战期间。</text:p>
      <text:p text:style-name="P4">
据报道，美国有线电视新闻网(CNN(https://www.ukrinform.ua/tag-ssa)从弗拉基米尔·泽伦斯基(Vladimir Zelensky)进行间谍活动。根据美国有线电视新闻网(CNN)的说法，这些情报可能会向乌克兰解释我们的公众评论，以向乌克兰提供遥远的半径导弹系统，基辅将使用它们在俄罗斯领土上分配中风。</text:p>
      <text:p text:style-name="P4">
News Source: <text:a xlink:type="simple" xlink:href="https://www.ukrinform.ua/rubric-polytics/3694116-divna-informacia-v-op-vidpovili-na-publikaciu-pro-te-so-stati-nibito-spiguvali-za-zelenskim.html" text:style-name="Internet_20_link" text:visited-style-name="Visited_20_Internet_20_Link">
https://www.ukrinform.ua/rubric-polytics/3694116-divna-informacia-v-op-vidpovili-na-publikaciu-pro-te-so-stati-nibito-spiguvali-za-zelenskim.html</text:a>
</text:p>
      <!--NEWS-->
      <text:h text:style-name="P10" text:outline-level="1">
<text:span text:style-name="T4">
摩尔多瓦减少了一年的俄罗斯出口一年</text:span>
</text:h>
      <text:p text:style-name="P4">
作者: Ukrinform (Person)</text:p>
      <text:p text:style-name="P4">
出版商: Укринформ (Organization)</text:p>
      <text:p text:style-name="P4">
出版时间: 2023-04-10T20:23:14+03:00</text:p>
      <text:p text:style-name="P4">
修改时间: 2023-04-10T20:23:14+03:00</text:p>
      <text:p text:style-name="P4">
描述: 在过去的一年中，摩尔多瓦产品向俄罗斯联邦的出口减少了31％。  - 乌克林。</text:p>
      <text:p text:style-name="P4">
图片: ["<text:a xlink:type="simple" xlink:href="https://static.ukrinform.com/photos/2018_08/thumb_files/630_360_1533810040-3390.jpg" text:style-name="Internet_20_link" text:visited-style-name="Visited_20_Internet_20_Link">
630_360_15338...</text:a>
"]</text:p>
      <text:p text:style-name="P4">
标签: ['Молдова', 'Торгівля', 'росія']</text:p>
      <text:p text:style-name="P4">
类型: Article</text:p>
      <!--METADATA-->
      <text:p text:style-name="P4">
<draw:frame draw:style-name="fr1" draw:name="Image150" text:anchor-type="as-char" svg:width="6.9236in" svg:height="3.956343in" draw:z-index="0">
<draw:image xlink:href="../Images/yкринформ/2023-04-10T20-23-14-03-00/630_360_1533810040-3390.jpg" xlink:type="simple" xlink:show="embed" xlink:actuate="onLoad" draw:mime-type="image/jpeg"/>
</draw:frame>
摩尔多瓦产品向俄罗斯联邦的出口下降了31％。</text:p>
      <text:p text:style-name="P4">
正如乌克林福姆报道的那样，它报告了<text:a xlink:type="simple" xlink:href="http://newsmaker.md/rus/novosti/alayba-moldova-za-god-sokratila-na-31-eksport-v-rossiyu/" text:style-name="Internet_20_link" text:visited-style-name="Visited_20_Internet_20_Link">
</text:a>
参考摩尔多瓦·杜米塔拉布(Moldova Dumitaulaibu)经济部长。</text:p>
      <text:p text:style-name="P4">
奥斯塔巴强调，2022年<text:a xlink:type="simple" xlink:href="https://www.ukrinform.ua/tag-moldova" text:style-name="Internet_20_link" text:visited-style-name="Visited_20_Internet_20_Link">
</text:a>
出口到欧盟国家的产品价值超过25.4亿美元。</text:p>
      <text:p text:style-name="P4">
据他说，欧洲目的地的出口量增加了32％，而不是2021年。</text:p>
      <text:p text:style-name="P4">
阿尔法巴指出，在过去的15年中，摩尔多瓦的经济已被“彻底重新占领”。</text:p>
      <text:p text:style-name="P4">
最多的摩尔多瓦商品是罗马尼亚进口的，这是摩尔多瓦统计局(Daninational of Moldova)统计局所证明的。 邻国收到28.6％的出口摩尔多瓦产品。</text:p>
      <text:p text:style-name="P4">
摩尔多瓦农业部长早些时候指出，罗马尼亚是由该国的首席贸易伙伴解决的，尤其是在俄罗斯对乌克兰的提及之后，当时对乌克兰的出口急剧下降。</text:p>
      <text:p text:style-name="P4">
<text:span text:style-name="T4">
另请阅读：</text:span>
 <text:a xlink:type="simple" xlink:href="https://www.ukrinform.ua/rubric-world/3691972-za-rik-vijni-riven-doviri-do-putina-u-moldovi-vpav-na-cvert-ekspert.html" text:style-name="Internet_20_link" text:visited-style-name="Visited_20_Internet_20_Link">
<text:span text:style-name="T4">
年</text:span>
 <text:span text:style-name="T4">
战争</text:span>
 <text:span text:style-name="T4">
级别</text:span>
 <text:span text:style-name="T4">
信任</text:span>
 <text:span text:style-name="T4">
 </text:span>
 Putin <text:span text:style-name="T4">
<text:span text:style-name="T5">
*摩尔多瓦</text:span>
* </text:span>
 <text:span text:style-name="T4">
 </text:span>
 <text:span text:style-name="T4">
 fell </text:span>
 <text:span text:style-name="T4">
 </text:span>
 <text:span text:style-name="T4">
<text:span text:style-name="T5">
 </text:span>
季度</text:span>
 <text:span text:style-name="T4">
 </text:span>
 <text:span text:style-name="T4">
 </text:span>
 <text:span text:style-name="T4">
 </text:span>
 <text:span text:style-name="T4">
 </text:span>
 <text:span text:style-name="T4">
 </text:span>
 <text:span text:style-name="T4">
 </text:span>
 <text:span text:style-name="T4">
专家</text:span>
</text:a>
正如乌克林福姆(Ukrinform)报道的那样，Ukrenergo进行了首次拍卖州际网络的拍卖，以出口Umoldov的电力。 供应日 -  4月11日。</text:p>
      <text:p text:style-name="P4">
News Source: <text:a xlink:type="simple" xlink:href="https://www.ukrinform.ua/rubric-world/3694118-moldova-za-rik-skorotila-na-tretinu-eksport-v-rosiu.html" text:style-name="Internet_20_link" text:visited-style-name="Visited_20_Internet_20_Link">
https://www.ukrinform.ua/rubric-world/3694118-moldova-za-rik-skorotila-na-tretinu-eksport-v-rosiu.html</text:a>
</text:p>
      <!--NEWS-->
      <text:h text:style-name="P10" text:outline-level="1">
<text:span text:style-name="T4">
法院因滥用Burshtyn Energy滥用DTEK而罚款</text:span>
</text:h>
      <text:p text:style-name="P4">
作者: Ukrinform (Person)</text:p>
      <text:p text:style-name="P4">
出版商: Укринформ (Organization)</text:p>
      <text:p text:style-name="P4">
出版时间: 2023-04-10T20:38:37+03:00</text:p>
      <text:p text:style-name="P4">
修改时间: 2023-04-10T20:38:37+03:00</text:p>
      <text:p text:style-name="P4">
描述: 基辅商业法院不满足PJSC“ DTEK Westernergo”的诉讼，即对乌克兰反垄断委员会的决定无效，以滥用对Burshtyn Energy的垄断。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АМКУ', 'ДТЕК', 'Штраф', 'ТЕС']</text:p>
      <text:p text:style-name="P4">
类型: Article</text:p>
      <!--METADATA-->
      <text:p text:style-name="P4">
<draw:frame draw:style-name="fr1" draw:name="Image151" text:anchor-type="as-char" svg:width="6.9236in" svg:height="3.956343in" draw:z-index="0">
<draw:image xlink:href="../Images/yкринформ/2023-04-10T20-38-37-03-00/630_360_1532017869-1678.jpg" xlink:type="simple" xlink:show="embed" xlink:actuate="onLoad" draw:mime-type="image/jpeg"/>
</draw:frame>
基辅商业法院不符合PJSC“ DTEK Westerepergo”的诉讼，目的是使乌克兰反垄断委员会的裁决无效，以强加滥用对Burshtyn能源的垄断。</text:p>
      <text:p text:style-name="P4">
正如乌克林福姆报道的那样，它报告了<text:a xlink:type="simple" xlink:href="https://amcu.gov.ua/news/gospodarskij-sud-mista-kiyeva-viznav-pravomirnist-rishennya-amku-shchodo-dij-dtek-zahidenergo" text:style-name="Internet_20_link" text:visited-style-name="Visited_20_Internet_20_Link">
</text:a>
。</text:p>
      <text:p text:style-name="P4">
值得注意的是，按照2020年12月15日的决定，AMCU以4805万卢比罚款DTEK Westernergo，滥用量为1.275亿美元(主导的)在汉敦能量上的位置。</text:p>
      <text:p text:style-name="P4">
在案件期间，委员会发现，2019年7月至10月，DTEK Western 2019在Burshtyn TPP购物区的最低tamaximal载荷期间，在区域市场上占据了垄断地位。</text:p>
      <text:p text:style-name="P4">
<text:span text:style-name="T4">
另请阅读：</text:span>
 <text:a xlink:type="simple" xlink:href="https://www.ukrinform.ua/rubric-economy/3683883-verhovnij-sud-pidtrimav-zakonnist-strafu-antimonopolnogo-komitetu-dla-grupi-wog.html" text:style-name="Internet_20_link" text:visited-style-name="Visited_20_Internet_20_Link">
<text:span text:style-name="T4">
精细</text:span>
</text:a>
同时，自2019年7月29日以来，该协会在下一天的申请中出售”(RDN)采矿负荷中的电力降低。 这导致Dtekakakakakakhideenpergo在平衡市场上以更高的价格销售增加。</text:p>
      <text:p text:style-name="P4">
此外，该公司已在最高负载时间内出售NDNC电力过高且经济上不合理的价格的申请中成立了。</text:p>
      <text:p text:style-name="P4">
该公司的这种行动被委员会认可，违反了乌克兰法律“经济竞争过程”。</text:p>
      <text:p text:style-name="P4">
<text:span text:style-name="T4">
另请阅读：</text:span>
 <text:a xlink:type="simple" xlink:href="https://www.ukrinform.ua/rubric-economy/3692081-dtek-vidvantaziv-ponad-180-tisac-tonn-vugilla-dla-derzavnih-tes.html" text:style-name="Internet_20_link" text:visited-style-name="Visited_20_Internet_20_Link">
<text:span text:style-name="T4">
 dtek </text:span>
</text:a>
此外，在同一决定中，AMCU罚款D. Trading LLC超过920万UAH。</text:p>
      <text:p text:style-name="P4">
委员会提醒委员会，Burshtyn TPP是Ivano-Frankivsk，Lviv和Transcarpathian地区的乌克兰西部的一个特殊区域。在Dtek Westenergo生产时，该“岛”的电力占90％。</text:p>
      <text:p text:style-name="P4">
<text:span text:style-name="T4">
另请阅读：</text:span>
 <text:a xlink:type="simple" xlink:href="https://www.ukrinform.ua/rubric-economy/3691403-dtek-protagom-opaluvalnogo-sezonu-likviduvav-ponad-5000-avarij.html" text:style-name="Internet_20_link" text:visited-style-name="Visited_20_Internet_20_Link">
<text:span text:style-name="T4">
 dtek </text:span>
</text:a>
</text:p>
      <text:p text:style-name="P4">
在2019年7月至10月，该公司收购了大部分交叉释放，这导致进口电力的份额减少，因此DTEK Westenergo的份额增加了。</text:p>
      <text:p text:style-name="P4">
News Source: <text:a xlink:type="simple" xlink:href="https://www.ukrinform.ua/rubric-economy/3694121-sud-zalisiv-u-sili-strafi-dla-dtek-za-zlovzivanna-monopolieu-na-burstinskomu-energoostrovi.html" text:style-name="Internet_20_link" text:visited-style-name="Visited_20_Internet_20_Link">
https://www.ukrinform.ua/rubric-economy/3694121-sud-zalisiv-u-sili-strafi-dla-dtek-za-zlovzivanna-monopolieu-na-burstinskomu-energoostrovi.html</text:a>
</text:p>
      <!--NEWS-->
      <text:h text:style-name="P10" text:outline-level="1">
<text:span text:style-name="T4">
波兰的代表与联合国的代表将乌克兰俄罗斯联邦的犯罪与凯蒂尼亚进行了比较</text:span>
</text:h>
      <text:p text:style-name="P4">
作者: Ukrinform (Person)</text:p>
      <text:p text:style-name="P4">
出版商: Укринформ (Organization)</text:p>
      <text:p text:style-name="P4">
出版时间: 2023-04-10T20:38:44+03:00</text:p>
      <text:p text:style-name="P4">
修改时间: 2023-04-10T20:38:44+03:00</text:p>
      <text:p text:style-name="P4">
描述: 波兰代表团与联合国的代表团联系了俄罗斯军队在布恰和欧彭（Irpen）犯下的军事犯罪，以及其巨大的民族悲剧，当时，NKVD命令NKVD枪杀了凯蒂（Katyn）的波兰（Polland）的20,000多名最佳代表。  - 乌克林。</text:p>
      <text:p text:style-name="P4">
图片: ["<text:a xlink:type="simple" xlink:href="https://static.ukrinform.com/photos/2023_04/thumb_files/630_360_1681148182-349.jpg" text:style-name="Internet_20_link" text:visited-style-name="Visited_20_Internet_20_Link">
630_360_16811...</text:a>
"]</text:p>
      <text:p text:style-name="P4">
标签: ['Польща', 'Україна', 'Радбез ООН', 'Війна з росією']</text:p>
      <text:p text:style-name="P4">
类型: Article</text:p>
      <!--METADATA-->
      <text:p text:style-name="P4">
<draw:frame draw:style-name="fr1" draw:name="Image152" text:anchor-type="as-char" svg:width="6.9236in" svg:height="3.956343in" draw:z-index="0">
<draw:image xlink:href="../Images/yкринформ/2023-04-10T20-38-44-03-00/630_360_1681148182-349.jpg" xlink:type="simple" xlink:show="embed" xlink:actuate="onLoad" draw:mime-type="image/jpeg"/>
</draw:frame>
联合国的波兰 - 审判与俄罗斯军队在布奇特·欧彭(Buchit Irpen)犯下的军事犯罪与巨大的民族悲剧相关联，当时，斯塔诺克夫(Stalinokvd)在凯文(Katyn)枪杀了波兰的20,000多名最佳代表。</text:p>
      <text:p text:style-name="P4">
周一在联合国驻波兰大使Krzysztof Shchersky的安全局举行的会议上，这一声明是他自己的记者报告的。</text:p>
      <text:p text:style-name="P4">
“ 1940年，约瑟夫·斯大林NKVD的秘密命令，他进行了一系列群众(在Katyn地区 - 编辑。)Shchersky说：“大约有22,000名波兰知识分子的官员。”</text:p>
      <text:p text:style-name="P4">
他强调，这是在红军加入希特勒·韦尔马赫特(Hitler Wehrmacht)入侵波兰几个月后的几个月后，这发生在第二次世界大战上。</text:p>
      <text:p text:style-name="P4">
“波兰囚犯绑着手，杀死了头部后部的枪击，然后他们落入挖坑，成为无名的兄弟坟墓，”  - 提醒外交官。</text:p>
      <text:p text:style-name="P4">
他说，去年在布哈和欧文发生的事情提醒了波兰人“关于我们过去的恐怖事件”。 外交说，卡扬的事件是现代历史上最悲惨的页面之一<text:a xlink:type="simple" xlink:href="https://www.ukrinform.ua/tag-polsa" text:style-name="Internet_20_link" text:visited-style-name="Visited_20_Internet_20_Link">
</text:a>
。</text:p>
      <text:p text:style-name="P4">
在同一背景下，他回忆起波兰政府代表团在卡廷附近的一次飞机失事中与卡辛斯基湖总统的死亡。 Shchersky指出，调查尚未完成，呼吁俄罗斯终于通过重要功能障碍的波兰一侧，包括总统飞机的碎片和核心记录，以建立真正的悲剧原因。</text:p>
      <text:p text:style-name="P4">
<text:span text:style-name="T4">
另请阅读：</text:span>
 <text:a xlink:type="simple" xlink:href="https://www.ukrinform.ua/rubric-world/3694098-rosia-porusue-sankcii-aki-sama-uhvaluvala-v-oon-proti-iranu-j-pivnicnoi-korei-britania.html" text:style-name="Internet_20_link" text:visited-style-name="Visited_20_Internet_20_Link">
<text:span text:style-name="T4">
 un </text:span>
</text:a>
正如乌克林福姆报道的那样，在识别乌克兰城市军事犯罪的后果时，波兰外交部<text:a xlink:type="simple" xlink:href="https://www.ukrinform.ua/rubric-polytics/3542099-rf-navmisno-vbila-polonenih-v-olenivci-ce-ne-moze-lisitisa-bezkarnim-mzs-polsi.html" text:style-name="Internet_20_link" text:visited-style-name="Visited_20_Internet_20_Link">
</text:a>
该切割机是由俄罗斯人故意执行的，它不能保持不受惩罚。</text:p>
      <text:p text:style-name="P4">
News Source: <text:a xlink:type="simple" xlink:href="https://www.ukrinform.ua/rubric-world/3694122-predstavnik-polsi-v-oon-porivnav-zlocini-rf-v-ukraini-z-katinnu.html" text:style-name="Internet_20_link" text:visited-style-name="Visited_20_Internet_20_Link">
https://www.ukrinform.ua/rubric-world/3694122-predstavnik-polsi-v-oon-porivnav-zlocini-rf-v-ukraini-z-katinnu.html</text:a>
</text:p>
      <!--NEWS-->
      <text:h text:style-name="P10" text:outline-level="1">
<text:span text:style-name="T4">
Svitolina将参加瑞士的ITF锦标赛</text:span>
</text:h>
      <text:p text:style-name="P4">
作者: Ukrinform (Person)</text:p>
      <text:p text:style-name="P4">
出版商: Укринформ (Organization)</text:p>
      <text:p text:style-name="P4">
出版时间: 2023-04-10T20:38:50+03:00</text:p>
      <text:p text:style-name="P4">
修改时间: 2023-04-10T20:38:50+03:00</text:p>
      <text:p text:style-name="P4">
描述: 她的对手罗马尼亚人埃琳娜·加布里埃尔·鲁萨（Elena-Gabriel Rusa）。  - 乌克林。</text:p>
      <text:p text:style-name="P4">
图片: ["<text:a xlink:type="simple" xlink:href="https://static.ukrinform.com/photos/2023_04/thumb_files/630_360_1681148122-249.jpg" text:style-name="Internet_20_link" text:visited-style-name="Visited_20_Internet_20_Link">
630_360_16811...</text:a>
"]</text:p>
      <text:p text:style-name="P4">
标签: ['Світоліна', 'Теніс']</text:p>
      <text:p text:style-name="P4">
类型: Article</text:p>
      <!--METADATA-->
      <text:p text:style-name="P4">
<draw:frame draw:style-name="fr1" draw:name="Image153" text:anchor-type="as-char" svg:width="6.9236in" svg:height="3.956343in" draw:z-index="0">
<draw:image xlink:href="../Images/yкринформ/2023-04-10T20-38-50-03-00/630_360_1681148122-249.jpg" xlink:type="simple" xlink:show="embed" xlink:actuate="onLoad" draw:mime-type="image/jpeg"/>
</draw:frame>
她的校长罗马尼亚人埃琳娜·加布里埃尔·鲁萨(Elena-Gabriel Rusa)。</text:p>
      <text:p text:style-name="P4">
Elina Svitolina将与第七种种子的罗马尼亚人Elena-Gabriel Rus Rus，瑞士Kiasso的ITF60锦标赛<text:a xlink:type="simple" xlink:href="https://btu.org.ua/ua/golovne/44580-kyasso-w60-svitolina-startuye-v-osnovnij-sitci.html" text:style-name="Internet_20_link" text:visited-style-name="Visited_20_Internet_20_Link">
</text:a>
BTU，乌克林福姆报道。</text:p>
      <text:p text:style-name="P4">
埃琳娜(Elina)在2021年在芝加哥锦标赛中与鲁塞(Ruse)见面。乌克兰在1/8的决赛中击败埃琳娜·加布里埃尔(6：3，6：3).</text:p>
      <text:p text:style-name="P4">
Востаннє Еліна брала участь в ITF-турі у 2013 році, коли виграла турнір ізпризовим фондом $75,000 у Донецьку.</text:p>
      <text:p text:style-name="P4">
Турнір у Швейцарії пройде з 10 до 16 квітня.</text:p>
      <text:p text:style-name="P4">
<text:span text:style-name="T4">
Читайте також:</text:span>
 <text:a xlink:type="simple" xlink:href="https://www.ukrinform.ua/rubric-sports/3693763-kostuk-nablizaetsa-do-kalininoi-u-rejtingu-wta.html" text:style-name="Internet_20_link" text:visited-style-name="Visited_20_Internet_20_Link">
 </text:a>
根据乌克林福姆的说法，在查尔斯顿·斯维托利纳(Charleston Svitolina)举行了后期女儿天空的第一场比赛，她让位于三套Yulia Putintsev Izakakhstan。</text:p>
      <text:p text:style-name="P4">
照片：btu.org.ua</text:p>
      <text:p text:style-name="P4">
News Source: <text:a xlink:type="simple" xlink:href="https://www.ukrinform.ua/rubric-sports/3694123-svitolina-zigrae-na-turniri-itf-u-svejcarii.html" text:style-name="Internet_20_link" text:visited-style-name="Visited_20_Internet_20_Link">
https://www.ukrinform.ua/rubric-sports/3694123-svitolina-zigrae-na-turniri-itf-u-svejcarii.html</text:a>
</text:p>
      <!--NEWS-->
      <text:h text:style-name="P10" text:outline-level="1">
<text:span text:style-name="T4">
图书馆可以参加乌克兰的波兰货架项目</text:span>
</text:h>
      <text:p text:style-name="P4">
作者: Ukrinform (Person)</text:p>
      <text:p text:style-name="P4">
出版商: Укринформ (Organization)</text:p>
      <text:p text:style-name="P4">
出版时间: 2023-04-10T20:42:00+03:00</text:p>
      <text:p text:style-name="P4">
修改时间: 2023-04-10T20:42:00+03:00</text:p>
      <text:p text:style-name="P4">
描述: 乌克兰书学院邀请乌克兰图书馆参加“乌克兰的波兰架子”试点项目。  - 乌克林。</text:p>
      <text:p text:style-name="P4">
图片: ["<text:a xlink:type="simple" xlink:href="https://static.ukrinform.com/photos/2017_01/thumb_files/630_360_1485363127-8047.jpg" text:style-name="Internet_20_link" text:visited-style-name="Visited_20_Internet_20_Link">
630_360_14853...</text:a>
"]</text:p>
      <text:p text:style-name="P4">
标签: ['Бібліотека', 'Книги', 'Польща', 'Україна']</text:p>
      <text:p text:style-name="P4">
类型: Article</text:p>
      <!--METADATA-->
      <text:p text:style-name="P4">
<draw:frame draw:style-name="fr1" draw:name="Image154" text:anchor-type="as-char" svg:width="6.9236in" svg:height="3.956343in" draw:z-index="0">
<draw:image xlink:href="../Images/yкринформ/2023-04-10T20-42-00-03-00/630_360_1485363127-8047.jpg" xlink:type="simple" xlink:show="embed" xlink:actuate="onLoad" draw:mime-type="image/jpeg"/>
</draw:frame>
乌克兰书学院邀请乌克兰图书馆参加乌克兰的波兰货架。</text:p>
      <text:p text:style-name="P4">
正如乌克林福姆报道的那样，它报告了<text:a xlink:type="simple" xlink:href="https://mkip.gov.ua/news/8937.html" text:style-name="Internet_20_link" text:visited-style-name="Visited_20_Internet_20_Link">
</text:a>
。</text:p>
      <text:p text:style-name="P4">
2023年，乌克兰公共图书馆的“在乌克兰的波兰货架的框架中”，将同意并提交申请，并与翻译成乌克兰的波兰作者的书籍免费提供。一组10-15本创作的新书<text:a xlink:type="simple" xlink:href="https://www.ukrinform.ua/tag-kniga" text:style-name="Internet_20_link" text:visited-style-name="Visited_20_Internet_20_Link">
</text:a>
波兰文学的书架在他们的图书馆中，”  - 消息写着。</text:p>
      <text:p text:style-name="P4">
该项目由波兰文化和国家遗产部发起(ikinsrp)以及乌克兰文化和信息政策部。 波兰的这本书将与乌克兰书合作实现。 如果成功实施，该项目将是卡通。</text:p>
      <text:p text:style-name="P4">
如有所述，准备参加该项目并同意某些参与条件的图书馆应在2023年4月17日之前填写问卷。</text:p>
      <text:p text:style-name="P4">
<text:span text:style-name="T4">
另请阅读：</text:span>
 <text:a xlink:type="simple" xlink:href="https://www.ukrinform.ua/rubric-culture/3693938-u-bibliotekah-nimeccini-zavilasa-ukrainska-ditaca-literatura.html" text:style-name="Internet_20_link" text:visited-style-name="Visited_20_Internet_20_Link">
</text:a>
乌克兰出版商将以乌克兰语言中的乌克兰语言的波兰作家书籍以牺牲波兰图书研究所提供的赠款为代价(我请).</text:p>
      <text:p text:style-name="P4">
Як повідомлялося, у бібліотеках німецьких міст Філлінгену-Швенінгену таФрайбургу з'явилася українська дитяча література в рамках акції «Українськимдітям – українську книгу».</text:p>
      <text:p text:style-name="P4">
News Source: <text:a xlink:type="simple" xlink:href="https://www.ukrinform.ua/rubric-culture/3693950-biblioteki-mozut-vzati-ucast-u-proekti-polska-polica-v-ukraini.html" text:style-name="Internet_20_link" text:visited-style-name="Visited_20_Internet_20_Link">
https://www.ukrinform.ua/rubric-culture/3693950-biblioteki-mozut-vzati-ucast-u-proekti-polska-polica-v-ukraini.html</text:a>
</text:p>
      <!--NEWS-->
      <text:h text:style-name="P10" text:outline-level="1">
<text:span text:style-name="T4">
在Poltava，两名DNR战斗人员被判处15年监禁</text:span>
</text:h>
      <text:p text:style-name="P4">
作者: Ukrinform (Person)</text:p>
      <text:p text:style-name="P4">
出版商: Укринформ (Organization)</text:p>
      <text:p text:style-name="P4">
出版时间: 2023-04-10T20:43:00+03:00</text:p>
      <text:p text:style-name="P4">
修改时间: 2023-04-10T20:43:00+03:00</text:p>
      <text:p text:style-name="P4">
描述: 到波尔塔瓦（Poltava）的15年监禁，两名DNR参与者被定罪，他们在俄罗斯入侵者对阵乌克兰的一边作战。  - 乌克林。</text:p>
      <text:p text:style-name="P4">
图片: ["<text:a xlink:type="simple" xlink:href="https://static.ukrinform.com/photos/2020_02/thumb_files/630_360_1582135276-970.jpg" text:style-name="Internet_20_link" text:visited-style-name="Visited_20_Internet_20_Link">
630_360_15821...</text:a>
", "<text:a xlink:type="simple" xlink:href="https://static.ukrinform.com/photos/2023_04/1681123007-430.jpeg" text:style-name="Internet_20_link" text:visited-style-name="Visited_20_Internet_20_Link">
1681123007-43...</text:a>
"]</text:p>
      <text:p text:style-name="P4">
标签: ['Бойовики', 'Полтава', 'Суд', '"Л/ДНР"']</text:p>
      <text:p text:style-name="P4">
类型: Article</text:p>
      <!--METADATA-->
      <text:p text:style-name="P4">
<draw:frame draw:style-name="fr1" draw:name="Image155" text:anchor-type="as-char" svg:width="6.9236in" svg:height="3.956343in" draw:z-index="0">
<draw:image xlink:href="../Images/yкринформ/2023-04-10T20-43-00-03-00/630_360_1582135276-970.jpg" xlink:type="simple" xlink:show="embed" xlink:actuate="onLoad" draw:mime-type="image/jpeg"/>
</draw:frame>
到Poltava被判入狱15年，“ DNR”的两名参与者被定罪，他们是俄罗斯入侵者对阵乌克兰的负责人。</text:p>
      <text:p text:style-name="P4">
正如乌克林福姆报道的那样，它报告了<text:a xlink:type="simple" xlink:href="http://www.gp.gov.ua/ua/posts/do-15-rokiv-za-gratami-u-poltavi-zasudzeno-ucasnikiv-dnr" text:style-name="Internet_20_link" text:visited-style-name="Visited_20_Internet_20_Link">
</text:a>
</text:p>
      <text:p text:style-name="P4">
<draw:frame draw:style-name="fr1" draw:name="Image156" text:anchor-type="as-char" svg:width="6.9236in" svg:height="4.275964in" draw:z-index="0">
<draw:image xlink:href="../Images/yкринформ/2023-04-10T20-43-00-03-00/1681123007-430.jpeg" xlink:type="simple" xlink:show="embed" xlink:actuate="onLoad" draw:mime-type="image/jpeg"/>
</draw:frame>
为了对托内茨克地区占领的两名被占领的戈洛洛夫卡的居民进行公共检察官，被判犯有国家拥有的国家有罪(第1部分，2汤匙。 111，艺术第7部分。 111-1，艺术第2部分。 260乌克兰的刑法).</text:p>
      <text:p text:style-name="P4">
Чоловікам призначено покарання у виді 15 років позбавлення волі з позбавленнямправа обіймати посади в органах державної влади та місцевого самоврядуваннястроком на 10 років та з конфіскацією всього майна.</text:p>
      <text:p text:style-name="P4">
<text:span text:style-name="T4">
Читайте також:</text:span>
 <text:a xlink:type="simple" xlink:href="https://www.ukrinform.ua/rubric-regions/3690888-dopomagav-fsb-prosluhovuvati-ziteliv-donecka-ministru-zvazku-dnr-ogolosili-pidozru.html" text:style-name="Internet_20_link" text:visited-style-name="Visited_20_Internet_20_Link">
 <text:span text:style-name="T4">
днр</text:span>
 </text:a>
检察官办公室证明，去年2月，乌克兰公民自愿加入了所谓的“顿涅茨克国际共和国人民警察”。</text:p>
      <text:p text:style-name="P4">
他们在射手的位置任职于一个步枪旅。 他们有各种各样的俄罗斯联邦和武器武装部队样本。</text:p>
      <text:p text:style-name="P4">
在顿涅茨克地区，他们遵守了俄罗斯军队的指挥官和非法武装部队，占领了乌克兰和工程领土，以及职位的技术安排。</text:p>
      <text:p text:style-name="P4">
其中一名罪犯参与了侵略者和非法武装部队的参与者的疏散和杀害军事人员的撤离。</text:p>
      <text:p text:style-name="P4">
在该人生效之前，该人将被拘留。</text:p>
      <text:p text:style-name="P4">
<text:span text:style-name="T4">
另请阅读：</text:span>
 <text:a xlink:type="simple" xlink:href="https://www.ukrinform.ua/rubric-regions/3687890-ekskomandir-doneckogo-berkutu-otrimav-pidozru-za-ucast-u-dnr.html" text:style-name="Internet_20_link" text:visited-style-name="Visited_20_Internet_20_Link">
<text:span text:style-name="T4">
 dnr </text:span>
</text:a>
正如乌克林福姆报道的那样，三月，普里多斯基地方法院<text:a xlink:type="simple" xlink:href="https://www.ukrinform.ua/tag-odesa" text:style-name="Internet_20_link" text:visited-style-name="Visited_20_Internet_20_Link">
</text:a>
他谴责了15年的剥夺，因为没收了所谓的“ DNR”财产。</text:p>
      <text:p text:style-name="P4">
News Source: <text:a xlink:type="simple" xlink:href="https://www.ukrinform.ua/rubric-regions/3693906-u-poltavi-dvoh-bojovikiv-dnr-zasudili-do-15-rokiv-uvaznenna.html" text:style-name="Internet_20_link" text:visited-style-name="Visited_20_Internet_20_Link">
https://www.ukrinform.ua/rubric-regions/3693906-u-poltavi-dvoh-bojovikiv-dnr-zasudili-do-15-rokiv-uvaznenna.html</text:a>
</text:p>
      <!--NEWS-->
      <text:h text:style-name="P10" text:outline-level="1">
<text:span text:style-name="T4">
前美国军方可能参与乌克兰的服务服务</text:span>
</text:h>
      <text:p text:style-name="P4">
作者: Ukrinform (Person)</text:p>
      <text:p text:style-name="P4">
出版商: Укринформ (Organization)</text:p>
      <text:p text:style-name="P4">
出版时间: 2023-04-10T20:44:00+03:00</text:p>
      <text:p text:style-name="P4">
修改时间: 2023-04-10T20:44:00+03:00</text:p>
      <text:p text:style-name="P4">
描述: 考虑到参与乌克兰的机会，由国际坦克和前美国军事人员的其他军事装备转移到乌克兰。  - 乌克林。</text:p>
      <text:p text:style-name="P4">
图片: ["<text:a xlink:type="simple" xlink:href="https://static.ukrinform.com/photos/2022_07/thumb_files/630_360_1657198093-494.jpg" text:style-name="Internet_20_link" text:visited-style-name="Visited_20_Internet_20_Link">
630_360_16571...</text:a>
"]</text:p>
      <text:p text:style-name="P4">
标签: ['США', 'Зброя', 'Військова техніка', 'Ремонт']</text:p>
      <text:p text:style-name="P4">
类型: Article</text:p>
      <!--METADATA-->
      <text:p text:style-name="P4">
<draw:frame draw:style-name="fr1" draw:name="Image157" text:anchor-type="as-char" svg:width="6.9236in" svg:height="3.956343in" draw:z-index="0">
<draw:image xlink:href="../Images/yкринформ/2023-04-10T20-44-00-03-00/630_360_1657198093-494.jpg" xlink:type="simple" xlink:show="embed" xlink:actuate="onLoad" draw:mime-type="image/jpeg"/>
</draw:frame>
它被认为参与了前美国军人转移到乌克兰的坦克和其他军事装备的服务。</text:p>
      <text:p text:style-name="P4">
代理国防部长特洛伊尔斯·隆德波森(Troyls Lundpolsen)在与乌克兰通讯员乌克兰乌克兰乌克兰市的乌克兰国防部长Alexei Reznikov UMedia中心的简报中报告了这一点。</text:p>
      <text:p text:style-name="P4">
“一年一年 - 传达<text:a xlink:type="simple" xlink:href="https://www.ukrinform.ua/tag-tank" text:style-name="Internet_20_link" text:visited-style-name="Visited_20_Internet_20_Link">
</text:a>
Leopard Caesar Tasystems，但必须在乌克兰适当地服务。 米普文(Mipovin)在技术进入乌克兰之前就解决了这个问题，从长远来看它将起作用。 有一项提议吸引现在是普通平民公民的美国军事人员的承包商，雇用他们，并给他们机会来乌克兰以确保设备维护。” Troels Poulsen说。</text:p>
      <text:p text:style-name="P4">
反过来，Rennikov指出，这个消息对他来说是新闻，听起来很合理。</text:p>
      <text:p text:style-name="P4">
“我坚信我们的合作伙伴可以聘请这样的专家。 Reznikov说：“我们长期以来一直建议我们的合作伙伴在与战场尽可能接近的条件下组织调查，维护和维修，这使我们变得莫名其妙地依靠我们来乌克兰。”</text:p>
      <text:p text:style-name="P4">
<text:span text:style-name="T4">
另请阅读：</text:span>
 <text:a xlink:type="simple" xlink:href="https://www.ukrinform.ua/rubric-world/3694081-francia-v-oon-postavki-zbroi-v-ukrainu-prodovzatsa-popri-sprobi-rf-ih-zirvati.html" text:style-name="Internet_20_link" text:visited-style-name="Visited_20_Internet_20_Link">
<text:span text:style-name="T4">
武器</text:span>
</text:a>
乌克兰国防部长还回忆说，军事装备现在正在使用服务线。 首先，直接在战场上。 其次，已经为炮兵服务的学术工厂和企业，现在他们需要修理坦克和装甲车。 第三，这是最困难的，是雷兹尼科夫的基础，是欧洲设备的维修。</text:p>
      <text:p text:style-name="P4">
“因此，如果有工程师准备来并拥有参考文档的经验和访问权限，我们就可以支持这项倡议。 顺便说一句，飞行员也被集中，能够控制F -16战斗机。”  -  Odreznikov。</text:p>
      <text:p text:style-name="P4">
据报道，乌克兰将在夏天开始接受[]。(https://www.ukrinform.ua/rubric-ato/3694082-dania-peredast-ukraini-100-tankiv-leopard.html)来自丹麦。</text:p>
      <text:p text:style-name="P4">
_foto：武装部队总参谋部</text:p>
      <text:p text:style-name="P4">
News Source: <text:a xlink:type="simple" xlink:href="https://www.ukrinform.ua/rubric-ato/3694126-kolisnih-vijskovih-ssa-mozut-zaluciti-do-obslugovuvanna-ozbroenna-dla-ukraini.html" text:style-name="Internet_20_link" text:visited-style-name="Visited_20_Internet_20_Link">
https://www.ukrinform.ua/rubric-ato/3694126-kolisnih-vijskovih-ssa-mozut-zaluciti-do-obslugovuvanna-ozbroenna-dla-ukraini.html</text:a>
</text:p>
      <!--NEWS-->
      <text:h text:style-name="P10" text:outline-level="1">
<text:span text:style-name="T4">
总统任命Kravchenko为基辅地区政府主管</text:span>
</text:h>
      <text:p text:style-name="P4">
作者: Ukrinform (Person)</text:p>
      <text:p text:style-name="P4">
出版商: Укринформ (Organization)</text:p>
      <text:p text:style-name="P4">
出版时间: 2023-04-10T21:06:00+03:00</text:p>
      <text:p text:style-name="P4">
修改时间: 2023-04-10T21:06:00+03:00</text:p>
      <text:p text:style-name="P4">
描述: 沃迪米尔总统Zelenskyy任命Ruslan Kravchenko为基辅地区政府负责人。  - 乌克林。</text:p>
      <text:p text:style-name="P4">
图片: ["<text:a xlink:type="simple" xlink:href="https://static.ukrinform.com/photos/2023_04/thumb_files/630_360_1681149887-939.jpg" text:style-name="Internet_20_link" text:visited-style-name="Visited_20_Internet_20_Link">
630_360_16811...</text:a>
"]</text:p>
      <text:p text:style-name="P4">
标签: ['Призначення', 'Київщина', 'Зеленський']</text:p>
      <text:p text:style-name="P4">
类型: Article</text:p>
      <!--METADATA-->
      <text:p text:style-name="P4">
<draw:frame draw:style-name="fr1" draw:name="Image158" text:anchor-type="as-char" svg:width="6.9236in" svg:height="3.956343in" draw:z-index="0">
<draw:image xlink:href="../Images/yкринформ/2023-04-10T21-06-00-03-00/630_360_1681149887-939.jpg" xlink:type="simple" xlink:show="embed" xlink:actuate="onLoad" draw:mime-type="image/jpeg"/>
</draw:frame>
总统洛尔迪尔·泽伦斯基(Lordir Zelensky)任命鲁斯兰·克拉夫琴科(Ruslan Kravchenko)为基辅地区政府负责人。</text:p>
      <text:p text:style-name="P4">
根据乌克林福姆的说法，相应的法令<text:a xlink:type="simple" xlink:href="http://www.president.gov.ua/documents/2042023-46409" text:style-name="Internet_20_link" text:visited-style-name="Visited_20_Internet_20_Link">
</text:a>
张贴在州网站上。</text:p>
      <text:p text:style-name="P4">
该文件写道：“任命Kravchenko Ruslan Andreevich为Kyiv地区政府负责人”。</text:p>
      <text:p text:style-name="P4">
<text:span text:style-name="T4">
另请阅读：</text:span>
 <text:a xlink:type="simple" xlink:href="https://www.ukrinform.ua/rubric-regions/3692987-zelenskij-priznaciv-ocilnikiv-troh-vijskovih-administracij-na-lugansini.html" text:style-name="Internet_20_link" text:visited-style-name="Visited_20_Internet_20_Link">
<text:span text:style-name="T4">
 Zelensky </text:span>
 <text:span text:style-name="T4">
分配</text:span>
</text:a>
Kravchenko是基辅地区布坎地区检察官办公室的前负责人，他自2021年3月15日以来一直领导。 早些时候，他在阿纳托利·马蒂奥斯(Anatoly Matios)的领导下在军事检察官办公室工作，是维克多·亚努科维奇(Viktor Yanukovych)的检察官。 他参加了导演职位的比赛。 授予优异级III学位(2022年8月23日).</text:p>
      <text:p text:style-name="P4">
Як повідомляв Укрінформ, 7 квітня Кабінет Міністрів погодив <text:a xlink:type="simple" xlink:href="https://www.ukrinform.ua/rubric-regions/3693039-urad-pogodiv-priznacenna-ruslana-kravcenka-golovou-kiivskoi-oda.html" text:style-name="Internet_20_link" text:visited-style-name="Visited_20_Internet_20_Link">
</text:a>
Kravchenko担任基辅地区政府主管。</text:p>
      <text:p text:style-name="P4">
<text:span text:style-name="T5">
foto：public</text:span>
</text:p>
      <text:p text:style-name="P4">
News Source: <text:a xlink:type="simple" xlink:href="https://www.ukrinform.ua/rubric-regions/3694128-prezident-priznaciv-kravcenka-golovou-kiivskoi-oda.html" text:style-name="Internet_20_link" text:visited-style-name="Visited_20_Internet_20_Link">
https://www.ukrinform.ua/rubric-regions/3694128-prezident-priznaciv-kravcenka-golovou-kiivskoi-oda.html</text:a>
</text:p>
      <!--NEWS-->
      <text:h text:style-name="P10" text:outline-level="1">
<text:span text:style-name="T4">
桑杜召集国民议会以支持欧洲一体化</text:span>
</text:h>
      <text:p text:style-name="P4">
作者: Ukrinform (Person)</text:p>
      <text:p text:style-name="P4">
出版商: Укринформ (Organization)</text:p>
      <text:p text:style-name="P4">
出版时间: 2023-04-10T21:07:00+03:00</text:p>
      <text:p text:style-name="P4">
修改时间: 2023-04-10T21:07:00+03:00</text:p>
      <text:p text:style-name="P4">
描述: 周一，梅·桑杜（May Sandu）周一呼吁5月21日在首都中心的大国民议会广场聚集，以支持摩尔多瓦的欧洲一体化。  - 乌克林。</text:p>
      <text:p text:style-name="P4">
图片: ["<text:a xlink:type="simple" xlink:href="https://static.ukrinform.com/photos/2022_10/thumb_files/630_360_1665078007-899.jpeg" text:style-name="Internet_20_link" text:visited-style-name="Visited_20_Internet_20_Link">
630_360_16650...</text:a>
"]</text:p>
      <text:p text:style-name="P4">
标签: ['Євроінтеграція', 'Молдова', 'Санду']</text:p>
      <text:p text:style-name="P4">
类型: Article</text:p>
      <!--METADATA-->
      <text:p text:style-name="P4">
<draw:frame draw:style-name="fr1" draw:name="Image159" text:anchor-type="as-char" svg:width="6.9236in" svg:height="3.956343in" draw:z-index="0">
<draw:image xlink:href="../Images/yкринформ/2023-04-10T21-07-00-03-00/630_360_1665078007-899.jpeg" xlink:type="simple" xlink:show="embed" xlink:actuate="onLoad" draw:mime-type="image/jpeg"/>
</draw:frame>
周一，米娅·桑杜(Mia Sandu)周一呼吁于5月21日在首都中心的国民议会地区聚集，以支持摩尔多瓦的欧洲一体化。</text:p>
      <text:p text:style-name="P4">
正如乌克林福姆报道的那样，它报告了<text:a xlink:type="simple" xlink:href="https://newsmaker.md/rus/novosti/sandu-sobiraet-velikoe-natsionalnoe-sobranie-v-podderzhku-evrointegratsii-kogda-proydet-aktsiya/" text:style-name="Internet_20_link" text:visited-style-name="Visited_20_Internet_20_Link">
</text:a>
。</text:p>
      <text:p text:style-name="P4">
“让我们证明我们想要和平。 我们想要 <text:a xlink:type="simple" xlink:href="https://www.ukrinform.ua/tag-evrosouz" text:style-name="Internet_20_link" text:visited-style-name="Visited_20_Internet_20_Link">
</text:a>
他成为我们的家。”桑德纳在向摩尔多瓦市民的呼吁中说。</text:p>
      <text:p text:style-name="P4">
玛雅·桑杜(Maya Sandu)呼吁该国公民于5月21日在广场中部聚会，以证明人民对加入欧盟的渴望。</text:p>
      <text:p text:style-name="P4">
她回忆起Chisinau中心的许多抗议活动，并指出：“那些梦想破坏摩尔多瓦局势稳定的人失败了。” 但是，根据她的说法，破坏局势稳定的钱仍在来源。</text:p>
      <text:p text:style-name="P4">
<text:span text:style-name="T4">
另请阅读：</text:span>
 <text:a xlink:type="simple" xlink:href="https://www.ukrinform.ua/rubric-polytics/3690097-moldova-pidtrimue-ideu-spectribunalu-proti-rf-i-gotova-dopomogti-u-zbori-informacii-sandu.html" text:style-name="Internet_20_link" text:visited-style-name="Visited_20_Internet_20_Link">
<text:span text:style-name="T4">
 sandu </text:span>
</text:a>
总统告知，在不久的将来，她计划与民间社会和政治力量讨论未来分配的细节。</text:p>
      <text:p text:style-name="P4">
正如乌克林福姆报道的那样，4月10日至4月14日，第22和维和营“蓝色”的士兵将在国民军的垃圾填埋场对沃莫尔德进行培训，该陆战将涉及Piranha装甲的人员承运人。</text:p>
      <text:p text:style-name="P4">
News Source: <text:a xlink:type="simple" xlink:href="https://www.ukrinform.ua/rubric-world/3694130-sandu-sklikae-nacionalni-zbori-na-pidtrimku-evrointegracii.html" text:style-name="Internet_20_link" text:visited-style-name="Visited_20_Internet_20_Link">
https://www.ukrinform.ua/rubric-world/3694130-sandu-sklikae-nacionalni-zbori-na-pidtrimku-evrointegracii.html</text:a>
</text:p>
      <!--NEWS-->
      <text:h text:style-name="P10" text:outline-level="1">
<text:span text:style-name="T4">
Reznikov：我们正在等待与Creiser“ Moscow”历史的俄罗斯船只重复的那一刻</text:span>
</text:h>
      <text:p text:style-name="P4">
作者: Ukrinform (Person)</text:p>
      <text:p text:style-name="P4">
出版商: Укринформ (Organization)</text:p>
      <text:p text:style-name="P4">
出版时间: 2023-04-10T21:09:38+03:00</text:p>
      <text:p text:style-name="P4">
修改时间: 2023-04-10T21:09:38+03:00</text:p>
      <text:p text:style-name="P4">
描述: 俄罗斯军队仍然不知道莫斯科春季蚊子巡洋舰的所有细微差别，因此乌克兰可以在正确的机会上重复成功袭击。  - 乌克林。</text:p>
      <text:p text:style-name="P4">
图片: ["<text:a xlink:type="simple" xlink:href="https://static.ukrinform.com/photos/2023_03/thumb_files/630_360_1678277232-607.jpg" text:style-name="Internet_20_link" text:visited-style-name="Visited_20_Internet_20_Link">
630_360_16782...</text:a>
"]</text:p>
      <text:p text:style-name="P4">
标签: ['Міноборони', 'Корабель', 'Резніков', 'Війна з росією']</text:p>
      <text:p text:style-name="P4">
类型: Article</text:p>
      <!--METADATA-->
      <text:p text:style-name="P4">
<draw:frame draw:style-name="fr1" draw:name="Image160" text:anchor-type="as-char" svg:width="6.9236in" svg:height="3.956343in" draw:z-index="0">
<draw:image xlink:href="../Images/yкринформ/2023-04-10T21-09-38-03-00/630_360_1678277232-607.jpg" xlink:type="simple" xlink:show="embed" xlink:actuate="onLoad" draw:mime-type="image/jpeg"/>
</draw:frame>
俄罗斯人，仍然不知道春季割草巡洋舰“莫斯科”的所有细微差别，因此乌克兰可以在正确的场合重复成功袭击。</text:p>
      <text:p text:style-name="P4">
乌克林福姆报道，乌克兰的乌克兰·雷兹尼科夫国防部长在乌克兰媒体中心 - 奥德萨的简报中讲述了这一点。</text:p>
      <text:p text:style-name="P4">
“我们的敌人仍然不知道一些细微差别，这意味着我们可以在海上引起另一个惊喜。 另一个通过挤压船只连接的“棉花”。 我们正在等待正确的时机重复这个故事，” Reznikov曾经。</text:p>
      <text:p text:style-name="P4">
<text:span text:style-name="T4">
另请阅读：</text:span>
 <text:a xlink:type="simple" xlink:href="https://www.ukrinform.ua/rubric-ato/3694080-cas-pracue-na-ukrainu-i-pidgotovku-kontrnastupu-reznikov.html" text:style-name="Internet_20_link" text:visited-style-name="Visited_20_Internet_20_Link">
<text:span text:style-name="T4">
 reznikov </text:span>
</text:a>
国防部长提醒，这艘职位的船被第二次移居，以参与俄罗斯联邦的军队。 在鲁斯索 - 日本战争期间，旗舰店第一次被淹没，第二次将俄罗斯 - 乌克兰人淹没。</text:p>
      <text:p text:style-name="P4">
雷兹尼科夫还指出，溺水巡洋舰被包括在物体清单中，作为水下文化遗产<text:a xlink:type="simple" xlink:href="https://www.ukrinform.ua/tag-ukraina" text:style-name="Internet_20_link" text:visited-style-name="Visited_20_Internet_20_Link">
</text:a>
。</text:p>
      <text:p text:style-name="P4">
<text:span text:style-name="T4">
另请阅读：</text:span>
 <text:a xlink:type="simple" xlink:href="https://www.ukrinform.ua/rubric-ato/3693006-terminova-i-dovgostrokova-pidtrimka-so-ukraina-otrimae-vid-ssa.html" text:style-name="Internet_20_link" text:visited-style-name="Visited_20_Internet_20_Link">
</text:a>
“我建议每个人都用我教过拉姆斯坦俱乐部部长的敬酒来支持我们的朋友。 听起来像这样：“因为俄罗斯军队是一个添加”，”雷兹尼科夫开玩笑说。</text:p>
      <text:p text:style-name="P4">
据报道，乌克兰将在夏天开始接受[]。(https://www.ukrinform.ua/rubric-ato/3694082-dania-peredast-ukraini-100-tankiv-leopard.html)来自丹麦。</text:p>
      <text:p text:style-name="P4">
News Source: <text:a xlink:type="simple" xlink:href="https://www.ukrinform.ua/rubric-ato/3694133-reznikov-cekaemo-momentu-sob-povtoriti-dla-korabliv-rf-istoriu-z-krejserom-moskva.html" text:style-name="Internet_20_link" text:visited-style-name="Visited_20_Internet_20_Link">
https://www.ukrinform.ua/rubric-ato/3694133-reznikov-cekaemo-momentu-sob-povtoriti-dla-korabliv-rf-istoriu-z-krejserom-moskva.html</text:a>
</text:p>
      <!--NEWS-->
      <text:h text:style-name="P10" text:outline-level="1">
<text:span text:style-name="T4">
五角大楼的“融合”文件未透露武装部队的反性数据-Podolyak</text:span>
</text:h>
      <text:p text:style-name="P4">
作者: Ukrinform (Person)</text:p>
      <text:p text:style-name="P4">
出版商: Укринформ (Organization)</text:p>
      <text:p text:style-name="P4">
出版时间: 2023-04-10T21:13:00+03:00</text:p>
      <text:p text:style-name="P4">
修改时间: 2023-04-10T21:13:00+03:00</text:p>
      <text:p text:style-name="P4">
描述: 五角大楼的融合文件更让人联想到分析估计，并且不包含乌克兰反攻击的操作，因为它仍在进行中。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Пентагон', 'США', 'Україна', 'Подоляк', 'Контрнаступ', 'Єдині новини']</text:p>
      <text:p text:style-name="P4">
类型: Article</text:p>
      <!--METADATA-->
      <text:p text:style-name="P4">
<draw:frame draw:style-name="fr1" draw:name="Image161" text:anchor-type="as-char" svg:width="6.9236in" svg:height="3.956343in" draw:z-index="0">
<draw:image xlink:href="../Images/yкринформ/2023-04-10T21-13-00-03-00/630_360_1669378255-230.jpg" xlink:type="simple" xlink:show="embed" xlink:actuate="onLoad" draw:mime-type="image/jpeg"/>
</draw:frame>
融合的五角大楼文件更让人联想到乌克兰反攻击的分析评估和不存在的行动时期情景，因为它仍在进行中。</text:p>
      <text:p text:style-name="P4">
乌克林福姆报道，这是由顾问在Eviritoleumor“ One News”的总统办公室米哈伊尔·波多利亚克(Mikhail Podolyak)负责人的主管中指出的。</text:p>
      <text:p text:style-name="P4">
“我真的不明白为什么每个人都这么说(文档 - 订购。)撤退，因为从战略上讲，每个人都会说的反攻性，但是在公共空间中绝对没有操作的数据，操作性的方案绝对不存在，所以它们根本无法身体上，因为反攻击是简单的，积累是储备，积累是储备，资源，等 并说某人已经清楚地了解了乌克兰在战场上的直接以及如何直接在战场上做的，这是坦率的，看起来很奇怪。” Podolyak说。</text:p>
      <text:p text:style-name="P4">
<text:span text:style-name="T4">
另请阅读：</text:span>
 <text:span text:style-name="T4">
 <text:a xlink:type="simple" xlink:href="https://www.ukrinform.ua/rubric-world/3693674-u-bellingcat-vstanovili-persodzerela-zlitih-dokumentiv-pentagonu.html" text:style-name="Internet_20_link" text:visited-style-name="Visited_20_Internet_20_Link">
</text:a>
</text:span>
</text:p>
      <text:p text:style-name="P4">
据他说，例如，乌克兰缺乏某些防空手段的文档“部分看起来像是分析性的书籍”。</text:p>
      <text:p text:style-name="P4">
同时，他强调乌克兰的武器一面并说话。</text:p>
      <text:p text:style-name="P4">
主管的顾问认为，这些文件是“由俄罗斯联邦提出的信息组成部分”，并旨在抹黑经济与其他合作伙伴的关系，或者<text:span text:style-name="T4">
 <text:a xlink:type="simple" xlink:href="https://www.ukrinform.ua/tag-ssa" text:style-name="Internet_20_link" text:visited-style-name="Visited_20_Internet_20_Link">
</text:a>
</text:span>
和其他合作伙伴，包括乌克兰； 让人们了解据称俄罗斯受到某些封闭信息流的控制，并分散注意力。</text:p>
      <text:p text:style-name="P4">
“它(泄漏 -  ed。)它不会混淆任何计划，因为它们是开发的，他们正在徘徊。 与我们的合作伙伴一起，我们将对我们需要的独家武器进行一些更正。”  -  Podolyak补充说。</text:p>
      <text:p text:style-name="P4">
<text:span text:style-name="T4">
另请阅读：</text:span>
 <text:span text:style-name="T4">
 <text:a xlink:type="simple" xlink:href="https://www.ukrinform.ua/rubric-world/3693664-u-ssa-rozpocali-rozsliduvanna-pisla-novogo-vitoku-sekretnih-vijskovih-dokumentiv.html" text:style-name="Internet_20_link" text:visited-style-name="Visited_20_Internet_20_Link">
</text:a>
</text:span>
</text:p>
      <text:p text:style-name="P4">
正如乌克林福姆报道的那样，《纽约时报》发表了一种材料，其中_ <text:span text:style-name="T4">
 <text:a xlink:type="simple" xlink:href="https://www.ukrinform.ua/rubric-ato/3692686-nyt-pentagon-rozslidue-vitik-taemnih-dokumentiv-pro-pidgotovku-kontrnastupu-zsu.html" text:style-name="Internet_20_link" text:visited-style-name="Visited_20_Internet_20_Link">
</text:a>
</text:span>
 _与美国和北约有关武装部队的计划。</text:p>
      <text:p text:style-name="P4">
News Source: <text:a xlink:type="simple" xlink:href="https://www.ukrinform.ua/rubric-ato/3694131-zliti-dokumenti-pentagonu-ne-rozkrivaut-dannih-pro-kontrnastup-podolak.html" text:style-name="Internet_20_link" text:visited-style-name="Visited_20_Internet_20_Link">
https://www.ukrinform.ua/rubric-ato/3694131-zliti-dokumenti-pentagonu-ne-rozkrivaut-dannih-pro-kontrnastup-podolak.html</text:a>
</text:p>
      <!--NEWS-->
      <text:h text:style-name="P10" text:outline-level="1">
<text:span text:style-name="T4">
路易斯·卡什特拉（Luis Kashtra）赢得了botafhog的第一奖杯</text:span>
</text:h>
      <text:p text:style-name="P4">
作者: Ukrinform (Person)</text:p>
      <text:p text:style-name="P4">
出版商: Укринформ (Organization)</text:p>
      <text:p text:style-name="P4">
出版时间: 2023-04-10T21:15:32+03:00</text:p>
      <text:p text:style-name="P4">
修改时间: 2023-04-10T21:15:32+03:00</text:p>
      <text:p text:style-name="P4">
描述: 这位前Shakhtar教练带领“孤独的明星”赢得了里约热内卢杯。  - 乌克林。</text:p>
      <text:p text:style-name="P4">
图片: ["<text:a xlink:type="simple" xlink:href="https://static.ukrinform.com/photos/2023_04/thumb_files/630_360_1681150452-855.jpg" text:style-name="Internet_20_link" text:visited-style-name="Visited_20_Internet_20_Link">
630_360_16811...</text:a>
"]</text:p>
      <text:p text:style-name="P4">
标签: ['Футбол', 'Луїш Каштру']</text:p>
      <text:p text:style-name="P4">
类型: Article</text:p>
      <!--METADATA-->
      <text:p text:style-name="P4">
<draw:frame draw:style-name="fr1" draw:name="Image162" text:anchor-type="as-char" svg:width="6.9236in" svg:height="3.956343in" draw:z-index="0">
<draw:image xlink:href="../Images/yкринформ/2023-04-10T21-15-32-03-00/630_360_1681150452-855.jpg" xlink:type="simple" xlink:show="embed" xlink:actuate="onLoad" draw:mime-type="image/jpeg"/>
</draw:frame>
沙赫塔尔(Shakhtar)的前进球带来了一颗孤独的明星，赢得了里约杯(Rio Cup)。</text:p>
      <text:p text:style-name="P4">
在前沙克塔尔导师路易斯·卡什特拉(Luis Kashtra)的指导下，“ botafa”成为里约杯的获胜者<text:a xlink:type="simple" xlink:href="http://botafogo.com.br" text:style-name="Internet_20_link" text:visited-style-name="Visited_20_Internet_20_Link">
</text:a>
据报道，俱乐部的新闻服务。</text:p>
      <text:p text:style-name="P4">
在最后的“孤独之星”中，比分5：2击败“ Audax Rio”。</text:p>
      <text:p text:style-name="P4">
对于路易斯·卡什特拉(Luis Kashtra)来说，这个奖杯成为了Botafa的第一个奖杯。 总的来说，这支球队在历史上八次赢得了里约杯，这比Vasco da Gama少(11个标题)ta«flamengo»(9).</text:p>
      <text:p text:style-name="P4">
Завдяки перемозі у Кубку Ріо «Ботафого» гарантував собі участь в розіграшіКубка Бразилії-2024.</text:p>
      <text:p text:style-name="P4">
<text:span text:style-name="T4">
Читайте також:</text:span>
 <text:a xlink:type="simple" xlink:href="https://www.ukrinform.ua/rubric-sports/3693633-upl-dubl-orihovskogo-dopomig-kolosu-rozgromiti-metalist-1925.html" text:style-name="Internet_20_link" text:visited-style-name="Visited_20_Internet_20_Link">
 </text:a>
根据乌克林福姆的说法，Shakhtar Donetsk将与LVIV 12一起玩游戏。</text:p>
      <text:p text:style-name="P4">
照片：botafogo.com.br</text:p>
      <text:p text:style-name="P4">
News Source: <text:a xlink:type="simple" xlink:href="https://www.ukrinform.ua/rubric-sports/3694135-luis-kastru-vigrav-persij-trofej-iz-botafogo.html" text:style-name="Internet_20_link" text:visited-style-name="Visited_20_Internet_20_Link">
https://www.ukrinform.ua/rubric-sports/3694135-luis-kastru-vigrav-persij-trofej-iz-botafogo.html</text:a>
</text:p>
      <!--NEWS-->
      <text:h text:style-name="P10" text:outline-level="1">
<text:span text:style-name="T4">
Zelensky将Kamyshin介绍给个人仓库</text:span>
</text:h>
      <text:p text:style-name="P4">
作者: Ukrinform (Person)</text:p>
      <text:p text:style-name="P4">
出版商: Укринформ (Organization)</text:p>
      <text:p text:style-name="P4">
出版时间: 2023-04-10T21:21:00+03:00</text:p>
      <text:p text:style-name="P4">
修改时间: 2023-04-10T21:21:00+03:00</text:p>
      <text:p text:style-name="P4">
描述: 沃迪米尔·泽伦斯基（Volodymyr Zelensky）总统介绍了乌克兰Oleksandr Kamyshin战略工业部长的最高指挥官。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Зеленський', 'Камишін']</text:p>
      <text:p text:style-name="P4">
类型: Article</text:p>
      <!--METADATA-->
      <text:p text:style-name="P4">
<draw:frame draw:style-name="fr1" draw:name="Image163" text:anchor-type="as-char" svg:width="6.9236in" svg:height="3.956343in" draw:z-index="0">
<draw:image xlink:href="../Images/yкринформ/2023-04-10T21-21-00-03-00/630_360_1664387283-922.jpg" xlink:type="simple" xlink:show="embed" xlink:actuate="onLoad" draw:mime-type="image/jpeg"/>
</draw:frame>
总统洛尔迪尔·泽伦斯基(Lordir Zelensky)介绍了乌克兰Oleksrakamyshin战略工业的最高指挥官的率。</text:p>
      <text:p text:style-name="P4">
合适的 <text:a xlink:type="simple" xlink:href="https://www.president.gov.ua/documents/2052023-46421" text:style-name="Internet_20_link" text:visited-style-name="Visited_20_Internet_20_Link">
</text:a>
据报道，在国家元首的网站上发布。</text:p>
      <text:p text:style-name="P4">
该法令说：“向乌克兰战略工业部长Kamyshinaoleksandra Nikolaevich的最高指挥官Kamyshinaoleksandra Nikolaevich介绍个人工作人员。”</text:p>
      <text:p text:style-name="P4">
<text:span text:style-name="T4">
另请阅读：</text:span>
 <text:span text:style-name="T4">
 <text:a xlink:type="simple" xlink:href="https://www.ukrinform.ua/rubric-polytics/3691424-prezident-uviv-kamisina-do-skladu-rnbo.html" text:style-name="Internet_20_link" text:visited-style-name="Visited_20_Internet_20_Link">
</text:a>
</text:span>
</text:p>
      <text:p text:style-name="P4">
正如乌克林福姆报道的那样，Verkhovna Rada任命了Alexander Kamyshin _ <text:span text:style-name="T4">
 [] [] <text:a xlink:type="simple" xlink:href="https://www.ukrinform.ua/rubric-polytics/3685304-rada-priznacila-kamisina-na-posadu-ministra-z-pitan-strategicnih-galuzej-promislovosti.html" text:style-name="Internet_20_link" text:visited-style-name="Visited_20_Internet_20_Link">
</text:a>
</text:span>
 _早些时候，高级官员领导了Ukrzaliznytsia联合股票公司。</text:p>
      <text:p text:style-name="P4">
News Source: <text:a xlink:type="simple" xlink:href="https://www.ukrinform.ua/rubric-polytics/3694136-zelenskij-uviv-kamisina-do-personalnogo-skladu-stavki.html" text:style-name="Internet_20_link" text:visited-style-name="Visited_20_Internet_20_Link">
https://www.ukrinform.ua/rubric-polytics/3694136-zelenskij-uviv-kamisina-do-personalnogo-skladu-stavki.html</text:a>
</text:p>
      <!--NEWS-->
      <text:h text:style-name="P10" text:outline-level="1">
<text:span text:style-name="T4">
乌克兰需要五千个专家才能开采-Reznikov</text:span>
</text:h>
      <text:p text:style-name="P4">
作者: Ukrinform (Person)</text:p>
      <text:p text:style-name="P4">
出版商: Укринформ (Organization)</text:p>
      <text:p text:style-name="P4">
出版时间: 2023-04-10T21:23:00+03:00</text:p>
      <text:p text:style-name="P4">
修改时间: 2023-04-10T21:23:00+03:00</text:p>
      <text:p text:style-name="P4">
描述: 需要大约五千个来自其他国家的专家和运营商才能开采乌克兰领土。  - 乌克林。</text:p>
      <text:p text:style-name="P4">
图片: ["<text:a xlink:type="simple" xlink:href="https://static.ukrinform.com/photos/2023_03/thumb_files/630_360_1678806536-855.jpg" text:style-name="Internet_20_link" text:visited-style-name="Visited_20_Internet_20_Link">
630_360_16788...</text:a>
"]</text:p>
      <text:p text:style-name="P4">
标签: ['Розмінування', 'Україна', 'Резніков', 'Війна з росією']</text:p>
      <text:p text:style-name="P4">
类型: Article</text:p>
      <!--METADATA-->
      <text:p text:style-name="P4">
<draw:frame draw:style-name="fr1" draw:name="Image164" text:anchor-type="as-char" svg:width="6.9236in" svg:height="3.956343in" draw:z-index="0">
<draw:image xlink:href="../Images/yкринформ/2023-04-10T21-23-00-03-00/630_360_1678806536-855.jpg" xlink:type="simple" xlink:show="embed" xlink:actuate="onLoad" draw:mime-type="image/jpeg"/>
</draw:frame>
要求大约五千个专家和其他国家的运营商改变乌克兰领土。</text:p>
      <text:p text:style-name="P4">
乌克林福姆报道，乌克兰的乌克兰·雷兹尼科夫国防部长在乌克兰媒体中心 - 奥德萨的简报中讲述了这一点。</text:p>
      <text:p text:style-name="P4">
“在我们的计划中，至少有五千名乌克兰人的潜力将陷入困境。 这不是其他国家的专家。”雷兹尼科夫说。</text:p>
      <text:p text:style-name="P4">
他补充说，如果国家将在克罗地亚的步伐移动，他们仍然发现[]，乌克兰将花费大约30年的时间。(https://www.ukrinform.ua/tag-mina)。</text:p>
      <text:p text:style-name="P4">
“现代明智检测技术，例如无人机(水下，水下，航空)，可以减少此过程，但工作量仍然很大。 对于乌克兰的恢复，这是一个疯狂的挑战。”雷兹尼科夫说。</text:p>
      <text:p text:style-name="P4">
<text:span text:style-name="T4">
另请阅读：</text:span>
 <text:a xlink:type="simple" xlink:href="https://www.ukrinform.ua/rubric-ato/3692864-u-minoboroni-rozpovili-ak-mozna-prisvidsiti-rozminuvanna-teritorii-ukraini.html" text:style-name="Internet_20_link" text:visited-style-name="Visited_20_Internet_20_Link">
<text:span text:style-name="T4">
 Demining </text:span>
</text:a>
国防部长强调说，包括提供在内的魔力设备。</text:p>
      <text:p text:style-name="P4">
据报道，<text:a xlink:type="simple" xlink:href="https://www.ukrinform.ua/rubric-ato/3694126-kolisnih-vijskovih-ssa-mozut-zaluciti-do-obslugovuvanna-ozbroenna-dla-ukraini.html" text:style-name="Internet_20_link" text:visited-style-name="Visited_20_Internet_20_Link">
</text:a>
为乌克兰服务，由国际伙伴关系和前美国军事人员的其他军事装备转移到乌克兰。</text:p>
      <text:p text:style-name="P4">
News Source: <text:a xlink:type="simple" xlink:href="https://www.ukrinform.ua/rubric-vidbudova/3694139-ukraini-potribno-pat-tisac-fahivciv-dla-rozminuvanna-reznikov.html" text:style-name="Internet_20_link" text:visited-style-name="Visited_20_Internet_20_Link">
https://www.ukrinform.ua/rubric-vidbudova/3694139-ukraini-potribno-pat-tisac-fahivciv-dla-rozminuvanna-reznikov.html</text:a>
</text:p>
      <!--NEWS-->
      <text:h text:style-name="P10" text:outline-level="1">
<text:span text:style-name="T4">
3万名捍卫者的付款将成为政府的“与星号的任务”  - 国会议员</text:span>
</text:h>
      <text:p text:style-name="P4">
作者: Ukrinform (Person)</text:p>
      <text:p text:style-name="P4">
出版商: Укринформ (Organization)</text:p>
      <text:p text:style-name="P4">
出版时间: 2023-04-10T21:28:47+03:00</text:p>
      <text:p text:style-name="P4">
修改时间: 2023-04-10T21:28:47+03:00</text:p>
      <text:p text:style-name="P4">
描述: 为了确保每月支付3.0千的Hryvnias，乌克兰捍卫者很可能必须启动对乌克兰州预算的更改。  - 乌克林。</text:p>
      <text:p text:style-name="P4">
图片: ["<text:a xlink:type="simple" xlink:href="https://static.ukrinform.com/photos/2022_10/thumb_files/630_360_1664962274-875.jpg" text:style-name="Internet_20_link" text:visited-style-name="Visited_20_Internet_20_Link">
630_360_16649...</text:a>
"]</text:p>
      <text:p text:style-name="P4">
标签: ['Бюджет', 'Кабмін', 'Гроші', 'Військові']</text:p>
      <text:p text:style-name="P4">
类型: Article</text:p>
      <!--METADATA-->
      <text:p text:style-name="P4">
<draw:frame draw:style-name="fr1" draw:name="Image165" text:anchor-type="as-char" svg:width="6.9236in" svg:height="3.956343in" draw:z-index="0">
<draw:image xlink:href="../Images/yкринформ/2023-04-10T21-28-47-03-00/630_360_1664962274-875.jpg" xlink:type="simple" xlink:show="embed" xlink:actuate="onLoad" draw:mime-type="image/jpeg"/>
</draw:frame>
乌克兰国家预算的变化很可能必须每月支付3.0万张乌克兰捍卫者。</text:p>
      <text:p text:style-name="P4">
Verkhovna Rada国家安全委员会秘书，情报辩护，议会派别“ Voice” Roman Kostenko的人民代表在给乌克林福称的一份评论中说。</text:p>
      <text:p text:style-name="P4">
他回忆说，周一，议会通过了一项法律，其中包含额外付款的额外款项，其中3万名HRYVNIA，警察，警察和救援人员。</text:p>
      <text:p text:style-name="P4">
<text:span text:style-name="T4">
另请阅读：</text:span>
 <text:a xlink:type="simple" xlink:href="https://www.ukrinform.ua/rubric-society/3694029-30-tisac-dla-vijskovih-venislavskij-kaze-so-dla-doplat-potribni-dodatkovi-kosti-v-budzet.html" text:style-name="Internet_20_link" text:visited-style-name="Visited_20_Internet_20_Link">
<text:span text:style-name="T4">
 Venislavsky </text:span>
</text:a>
同时，科斯滕科指出，根据州当局，地方政府，州立企业，政府成员，人民代表的工资，该奖项包含规定，不得超过十个最低工资。</text:p>
      <text:p text:style-name="P4">
议员们强调：“逻辑表明，逻辑表明，关于我们现在将如何拿走被杀官员的钱，将他们送给我们的捍卫者的编辑，每个人都会感到满意……但是，只有乍一看。”</text:p>
      <text:p text:style-name="P4">
据他介绍，这些限制将不涵盖付款的需求，以返回30,000名士兵，警察和救援人员。 Kostenko指的是来自议会派纳主义者和同事的数据，指出，这种节省不足以支付补充剂所需的2％所需的金额。</text:p>
      <text:p text:style-name="P4">
<text:span text:style-name="T4">
另请阅读：</text:span>
 <text:a xlink:type="simple" xlink:href="https://www.ukrinform.ua/rubric-society/3693963-rada-pidtrimala-povernenna-viplat-30-tisac-dla-vijskovih-deputat.html" text:style-name="Internet_20_link" text:visited-style-name="Visited_20_Internet_20_Link">
<text:span text:style-name="T4">
付款</text:span>
</text:a>
“因此，额外付款的返还当然对人有好处，但是ICOR将成为政府的“星号星星”，从哪里拿钱。因此，更有可能启动更改国家预算。需要找到这些资金。我们可以面对一个局势，我们正在限制公务员和官员，并为军人，警察尚未将补充剂退还给警察。”  - 总结了国会议员。委员会成员<text:a xlink:type="simple" xlink:href="https://www.ukrinform.ua/tag-verhovna-rada" text:style-name="Internet_20_link" text:visited-style-name="Visited_20_Internet_20_Link">
</text:a>
关于安全，辩护和情报问题，议会代表维斯拉夫斯基在给乌克林福姆的评论中说，要执行一项每月付款的决定，乌克兰保护者需要每月付款，需要寻找其他来源。为乌克兰的国家预算提供资金。 据他介绍，这种附加费每年可能会损失一万亿人的近百万亨利夫人的状态。</text:p>
      <text:p text:style-name="P4">
News Source: <text:a xlink:type="simple" xlink:href="https://www.ukrinform.ua/rubric-society/3694142-viplati-30-tisac-zahisnikam-stanut-dla-uradu-zadaceu-z-zirockou-deputat.html" text:style-name="Internet_20_link" text:visited-style-name="Visited_20_Internet_20_Link">
https://www.ukrinform.ua/rubric-society/3694142-viplati-30-tisac-zahisnikam-stanut-dla-uradu-zadaceu-z-zirockou-deputat.html</text:a>
</text:p>
      <!--NEWS-->
      <text:h text:style-name="P10" text:outline-level="1">
<text:span text:style-name="T4">
白天，俄罗斯人向苏米地区的五个社区开火</text:span>
</text:h>
      <text:p text:style-name="P4">
作者: Ukrinform (Person)</text:p>
      <text:p text:style-name="P4">
出版商: Укринформ (Organization)</text:p>
      <text:p text:style-name="P4">
出版时间: 2023-04-10T21:30:00+03:00</text:p>
      <text:p text:style-name="P4">
修改时间: 2023-04-10T21:30:00+03:00</text:p>
      <text:p text:style-name="P4">
描述: 俄罗斯军队于4月10日星期一开火，向苏米地区的五个领土社区开火。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166" text:anchor-type="as-char" svg:width="6.9236in" svg:height="3.956343in" draw:z-index="0">
<draw:image xlink:href="../Images/yкринформ/2023-04-10T21-30-00-03-00/630_360_1669987737-966.jpg" xlink:type="simple" xlink:show="embed" xlink:actuate="onLoad" draw:mime-type="image/jpeg"/>
</draw:frame>
4月10日，星期一，俄罗斯于4月10日星期一向五个领土社区地区开火。</text:p>
      <text:p text:style-name="P4">
根据乌克林福姆的说法，苏米地区军事行政部门报告了<text:a xlink:type="simple" xlink:href="https://t.me/Sumy_news_ODA/15364" text:style-name="Internet_20_link" text:visited-style-name="Visited_20_Internet_20_Link">
</text:a>
。</text:p>
      <text:p text:style-name="P4">
“白天，俄罗斯人做了9 <text:a xlink:type="simple" xlink:href="https://www.ukrinform.ua/tag-obstril" text:style-name="Internet_20_link" text:visited-style-name="Visited_20_Internet_20_Link">
</text:a>
边境社区 -  Belopilsk，Khotinskaya，Velikopisarevskaya，Miropil，Shalyginskaya。 记录了118架。”证词写道。</text:p>
      <text:p text:style-name="P4">
俄罗斯联邦领土上的Khotin社区有迫击炮炮击。</text:p>
      <text:p text:style-name="P4">
根据伟大的皮萨尔社区的说法，俄罗斯人向AGS开枪 -  10枪。</text:p>
      <text:p text:style-name="P4">
此外，敌人将34个矿山投入了贝洛皮尔社区的领土，并用AGS开火了58。</text:p>
      <text:p text:style-name="P4">
在Shalygin社区记录了9个迫击炮。</text:p>
      <text:p text:style-name="P4">
<text:span text:style-name="T4">
另请阅读：</text:span>
 <text:a xlink:type="simple" xlink:href="https://www.ukrinform.ua/rubric-ato/3693603-zsu-zbili-nad-sumsinou-rosijskij-bezpilotnik.html" text:style-name="Internet_20_link" text:visited-style-name="Visited_20_Internet_20_Link">
<text:span text:style-name="T4">
 sumshchyna </text:span>
</text:a>
此外，俄罗斯入侵者将一个地雷扔进了Miropil Gromance的领土。</text:p>
      <text:p text:style-name="P4">
根据军方的说法，边界的运营状况受到控制。 未发现附近边界附近的敌方进攻团体的形成。</text:p>
      <text:p text:style-name="P4">
正如乌克林福姆报道的那样，俄罗斯军队袭击了一天<text:a xlink:type="simple" xlink:href="https://www.ukrinform.ua/rubric-regions/3693812-rosijska-armia-za-dobu-atakuvala-visim-oblastej-ukraini-zvedenna-ova.html" text:style-name="Internet_20_link" text:visited-style-name="Visited_20_Internet_20_Link">
</text:a>
乌克兰。</text:p>
      <text:p text:style-name="P4">
News Source: <text:a xlink:type="simple" xlink:href="https://www.ukrinform.ua/rubric-ato/3694140-rosiani-protagom-dobi-obstrilali-pat-gromad-sumsini.html" text:style-name="Internet_20_link" text:visited-style-name="Visited_20_Internet_20_Link">
https://www.ukrinform.ua/rubric-ato/3694140-rosiani-protagom-dobi-obstrilali-pat-gromad-sumsini.html</text:a>
</text:p>
      <!--NEWS-->
      <text:h text:style-name="P10" text:outline-level="1">
<text:span text:style-name="T4">
在Borodyanka，一个新的警察局完成了</text:span>
</text:h>
      <text:p text:style-name="P4">
作者: Ukrinform (Person)</text:p>
      <text:p text:style-name="P4">
出版商: Укринформ (Organization)</text:p>
      <text:p text:style-name="P4">
出版时间: 2023-04-10T21:37:00+03:00</text:p>
      <text:p text:style-name="P4">
修改时间: 2023-04-10T21:37:00+03:00</text:p>
      <text:p text:style-name="P4">
描述: 已经完成了由美国商人霍华德·巴菲特（Howard Buffett）建造的Borodyanka的新警察局。  - 乌克林。</text:p>
      <text:p text:style-name="P4">
图片: ["<text:a xlink:type="simple" xlink:href="https://static.ukrinform.com/photos/2023_04/thumb_files/630_360_1681152484-714.jpg" text:style-name="Internet_20_link" text:visited-style-name="Visited_20_Internet_20_Link">
630_360_16811...</text:a>
"]</text:p>
      <text:p text:style-name="P4">
标签: ['Поліція', 'Баффетт', 'Бородянка']</text:p>
      <text:p text:style-name="P4">
类型: Article</text:p>
      <!--METADATA-->
      <text:p text:style-name="P4">
<draw:frame draw:style-name="fr1" draw:name="Image167" text:anchor-type="as-char" svg:width="6.9236in" svg:height="3.956343in" draw:z-index="0">
<draw:image xlink:href="../Images/yкринформ/2023-04-10T21-37-00-03-00/630_360_1681152484-714.jpg" xlink:type="simple" xlink:show="embed" xlink:actuate="onLoad" draw:mime-type="image/jpeg"/>
</draw:frame>
已经完成了由昂贵的美国商人霍华德·巴菲特(Howard Buffett)建造的Borodyanka的新警察局。</text:p>
      <text:p text:style-name="P4">
正如乌克林福姆报道的那样，他在[]中报道(https://t.me/andrii_nebytov/1178)基辅地区警察的负责人安德里·内比托夫(Andriy Nebitov)是自助餐的访问。</text:p>
      <text:p text:style-name="P4">
值得注意的是，在去年11月与霍华德的第一次会议上，这项提案要帮助基辅地区的警察，商人要求恢复后的占领者警察局长期以来的<text:span text:style-name="T4">
 [] [] [] [] <text:a xlink:type="simple" xlink:href="https://www.ukrinform.ua/tag-borodanka" text:style-name="Internet_20_link" text:visited-style-name="Visited_20_Internet_20_Link">
</text:a>
</text:span>
。</text:p>
      <text:p text:style-name="P4">
“新的，现代，技术和方便的行政警察大楼是城市安全的一步，最重要的是 - 恢复所有备用和社会经济发展的动力。项目已经完成，今天是霍华德实际上是为建筑提供的。”  - 说。</text:p>
      <text:p text:style-name="P4">
<text:span text:style-name="T4">
另请阅读：</text:span>
 <text:span text:style-name="T4">
 <text:a xlink:type="simple" xlink:href="https://www.ukrinform.ua/rubric-regions/3690622-u-borodanci-vstanovili-skulpturu-divcinka-pid-soncem-do-ricnici-deokupacii-kiivsini.html" text:style-name="Internet_20_link" text:visited-style-name="Visited_20_Internet_20_Link">
</text:a>
</text:span>
</text:p>
      <text:p text:style-name="P4">
内比托夫还报告说，英国著名商业名词布兰森还参观了基辅地区。</text:p>
      <text:p text:style-name="P4">
“宇宙的定律：如果有些人造成邪恶和破坏的人，总会有一些人会得到善良和帮助!”  - 写了基辅地区警察的负责人。</text:p>
      <text:p text:style-name="P4">
<text:span text:style-name="T4">
另请阅读：</text:span>
 <text:span text:style-name="T4">
 <text:a xlink:type="simple" xlink:href="https://www.ukrinform.ua/rubric-kyiv/3689933-u-kievi-prezentuvali-dokumentalni-knigi-pro-okupaciu-borodanki.html" text:style-name="Internet_20_link" text:visited-style-name="Visited_20_Internet_20_Link">
</text:a>
</text:span>
</text:p>
      <text:p text:style-name="P4">
正如乌克林福姆(Ukrinform)报道的那样，建造第一居-Kushkhkhkhki的建设始于基辅地区的Bucha，在Lozova Kharkiv地区签署了一份备忘录，以调节第二种此类美食的项目。</text:p>
      <text:p text:style-name="P4">
News Source: <text:a xlink:type="simple" xlink:href="https://www.ukrinform.ua/rubric-regions/3694147-u-borodanci-zaversili-proektuvanna-novogo-viddilenna-policii.html" text:style-name="Internet_20_link" text:visited-style-name="Visited_20_Internet_20_Link">
https://www.ukrinform.ua/rubric-regions/3694147-u-borodanci-zaversili-proektuvanna-novogo-viddilenna-policii.html</text:a>
</text:p>
      <!--NEWS-->
      <text:h text:style-name="P10" text:outline-level="1">
<text:span text:style-name="T4">
美国与盟友和合作伙伴在秘密文件的泄漏方面进行互动 - 国务院</text:span>
</text:h>
      <text:p text:style-name="P4">
作者: Ukrinform (Person)</text:p>
      <text:p text:style-name="P4">
出版商: Укринформ (Organization)</text:p>
      <text:p text:style-name="P4">
出版时间: 2023-04-10T21:42:00+03:00</text:p>
      <text:p text:style-name="P4">
修改时间: 2023-04-10T21:42:00+03:00</text:p>
      <text:p text:style-name="P4">
描述: 美国在与美国敏感情报网络泄漏有关的问题上与盟国和国际合作伙伴进行了高度互动。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Міноборони', 'Розвідка', 'США', 'Держдеп']</text:p>
      <text:p text:style-name="P4">
类型: Article</text:p>
      <!--METADATA-->
      <text:p text:style-name="P4">
<draw:frame draw:style-name="fr1" draw:name="Image168" text:anchor-type="as-char" svg:width="6.9236in" svg:height="3.956343in" draw:z-index="0">
<draw:image xlink:href="../Images/yкринформ/2023-04-10T21-42-00-03-00/630_360_1666031974-150.jpg" xlink:type="simple" xlink:show="embed" xlink:actuate="onLoad" draw:mime-type="image/jpeg"/>
</draw:frame>
该组合与盟国和国际合作伙伴在与美国国防部敏感情报信息网络相关的问题上进行了高水平互动。</text:p>
      <text:p text:style-name="P4">
乌克林福姆(Ukrinform)在美国副地区政府韦德特·帕特尔(Vedant Patel)在华盛顿举行的简报中指出，这是乌克林福姆报告自己的记者的。</text:p>
      <text:p text:style-name="P4">
“权力的代表<text:a xlink:type="simple" xlink:href="https://www.ukrinform.ua/tag-ssa" text:style-name="Internet_20_link" text:visited-style-name="Visited_20_Internet_20_Link">
</text:a>
在所有机构间结构中，他们在这种偏爱的情况下与盟友和合作伙伴进行互动，以确保我们对情报保护的承诺以及对我们的合作伙伴关系的奉献。”国务院说。</text:p>
      <text:p text:style-name="P4">
他回忆说，五角大楼与美国司法部联系，以开放犯有情报泄漏的犯罪诉讼。 此外，据言行，五角大楼已立即采取措施限制了裁定文件的访问，目前正在与与国家安全问题有关的其他美国政府机构进行互动，以研究Vortex信息的后果。</text:p>
      <text:p text:style-name="P4">
<text:span text:style-name="T4">
另请阅读：</text:span>
 <text:a xlink:type="simple" xlink:href="https://www.ukrinform.ua/rubric-technology/3694096-ukraina-rozirvala-ugodu-z-bilorussu-pro-spivpracu-v-galuzi-tehnicnogo-zahistu-informacii.html" text:style-name="Internet_20_link" text:visited-style-name="Visited_20_Internet_20_Link">
<text:span text:style-name="T4">
信息</text:span>
</text:a>
正如乌克林福姆报道的，上周出版物<text:a xlink:type="simple" xlink:href="https://www.nytimes.com/2023/04/06/us/politics/ukraine-war-plan-russia.html" text:style-name="Internet_20_link" text:visited-style-name="Visited_20_Internet_20_Link">
</text:a>
她报告说，五角大楼正在调查秘密文件在社交网络上的泄漏，美国和北约在计划中的反武装部队中的计划。 同时，一群调查人员<text:a xlink:type="simple" xlink:href="https://www.ukrinform.ua/rubric-world/3693674-u-bellingcat-vstanovili-persodzerela-zlitih-dokumentiv-pentagonu.html" text:style-name="Internet_20_link" text:visited-style-name="Visited_20_Internet_20_Link">
</text:a>
她对寻找五角大楼排水的主要来源进行了自己的调查。</text:p>
      <text:p text:style-name="P4">
News Source: <text:a xlink:type="simple" xlink:href="https://www.ukrinform.ua/rubric-world/3694144-ssa-vzaemodiut-iz-souznikami-j-partnerami-sodo-vitoku-sekretnih-fajliv-derzdep.html" text:style-name="Internet_20_link" text:visited-style-name="Visited_20_Internet_20_Link">
https://www.ukrinform.ua/rubric-world/3694144-ssa-vzaemodiut-iz-souznikami-j-partnerami-sodo-vitoku-sekretnih-fajliv-derzdep.html</text:a>
</text:p>
      <!--NEWS-->
      <text:h text:style-name="P10" text:outline-level="1">
<text:span text:style-name="T4">
Zelensky驳回了基夫地区Obukhov和Fastiv地区政府的负责人</text:span>
</text:h>
      <text:p text:style-name="P4">
作者: Ukrinform (Person)</text:p>
      <text:p text:style-name="P4">
出版商: Укринформ (Organization)</text:p>
      <text:p text:style-name="P4">
出版时间: 2023-04-10T21:47:00+03:00</text:p>
      <text:p text:style-name="P4">
修改时间: 2023-04-10T21:47:00+03:00</text:p>
      <text:p text:style-name="P4">
描述: 沃迪米尔·泽伦斯基（Volodymyr Zelensky）总统驳回了基辅地区的Obukhiv和Fastiv地区政府的负责人。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Звільнення', 'Київщина', 'Зеленський']</text:p>
      <text:p text:style-name="P4">
类型: Article</text:p>
      <!--METADATA-->
      <text:p text:style-name="P4">
<draw:frame draw:style-name="fr1" draw:name="Image169" text:anchor-type="as-char" svg:width="6.9236in" svg:height="3.956343in" draw:z-index="0">
<draw:image xlink:href="../Images/yкринформ/2023-04-10T21-47-00-03-00/630_360_1664387283-922.jpg" xlink:type="simple" xlink:show="embed" xlink:actuate="onLoad" draw:mime-type="image/jpeg"/>
</draw:frame>
总统洛尔迪尔·泽伦斯基(Lordir Zelensky)驳回了基辅地区的Obukhiv和Fastiv地区政府的负责人。</text:p>
      <text:p text:style-name="P4">
据报道，相关文件已发布在国家元首的现场。</text:p>
      <text:p text:style-name="P4">
是的，按顺序<text:a xlink:type="simple" xlink:href="https://www.president.gov.ua/documents/652023-rp-46417" text:style-name="Internet_20_link" text:visited-style-name="Visited_20_Internet_20_Link">
</text:a>
亚历山大(Alexander)从基夫地区Obukhiv地区政府主席的职位上解雇，并通过命令<text:a xlink:type="simple" xlink:href="https://www.president.gov.ua/documents/652023-rp-46417" text:style-name="Internet_20_link" text:visited-style-name="Visited_20_Internet_20_Link">
</text:a>
\  - 尤里·沃尔科夫(Yuri Volkov)，来自Fastiv区域管理负责人。</text:p>
      <text:p text:style-name="P4">
两位官员都根据他们提交的申请被驳回。</text:p>
      <text:p text:style-name="P4">
<text:span text:style-name="T4">
另请阅读：</text:span>
 <text:a xlink:type="simple" xlink:href="https://www.ukrinform.ua/rubric-regions/3689278-zelenskij-zvilniv-golovu-pavlogradskoi-rda.html" text:style-name="Internet_20_link" text:visited-style-name="Visited_20_Internet_20_Link">
<text:span text:style-name="T4">
发布</text:span>
</text:a>
如报道，<text:a xlink:type="simple" xlink:href="https://www.ukrinform.ua/rubric-regions/3694128-prezident-priznaciv-kravcenka-golovou-kiivskoi-oda.html" text:style-name="Internet_20_link" text:visited-style-name="Visited_20_Internet_20_Link">
</text:a>
 .</text:p>
      <text:p text:style-name="P4">
News Source: <text:a xlink:type="simple" xlink:href="https://www.ukrinform.ua/rubric-regions/3694146-zelenskij-zvilniv-kerivnikiv-obuhivskoi-i-fastivskoi-rda-na-kiivsini.html" text:style-name="Internet_20_link" text:visited-style-name="Visited_20_Internet_20_Link">
https://www.ukrinform.ua/rubric-regions/3694146-zelenskij-zvilniv-kerivnikiv-obuhivskoi-i-fastivskoi-rda-na-kiivsini.html</text:a>
</text:p>
      <!--NEWS-->
      <text:h text:style-name="P10" text:outline-level="1">
<text:span text:style-name="T4">
在土耳其，频道建立在以弗所古城</text:span>
</text:h>
      <text:p text:style-name="P4">
作者: Ukrinform (Person)</text:p>
      <text:p text:style-name="P4">
出版商: Укринформ (Organization)</text:p>
      <text:p text:style-name="P4">
出版时间: 2023-04-10T21:50:00+03:00</text:p>
      <text:p text:style-name="P4">
修改时间: 2023-04-10T21:50:00+03:00</text:p>
      <text:p text:style-name="P4">
描述: 该海峡建设的第一阶段是将爱琴海和古老的以弗所建立连接的，已完成99％。  - 乌克林。</text:p>
      <text:p text:style-name="P4">
图片: ["<text:a xlink:type="simple" xlink:href="https://static.ukrinform.com/photos/2023_04/thumb_files/630_360_1681128004-417.jpg" text:style-name="Internet_20_link" text:visited-style-name="Visited_20_Internet_20_Link">
630_360_16811...</text:a>
", "<text:a xlink:type="simple" xlink:href="https://static.ukrinform.com/photos/2023_04/1681128005-312.jpg" text:style-name="Internet_20_link" text:visited-style-name="Visited_20_Internet_20_Link">
1681128005-31...</text:a>
", "<text:a xlink:type="simple" xlink:href="https://static.ukrinform.com/photos/2023_04/1681128005-293.jpg" text:style-name="Internet_20_link" text:visited-style-name="Visited_20_Internet_20_Link">
1681128005-29...</text:a>
"]</text:p>
      <text:p text:style-name="P4">
标签: ['Будівництво', 'Туреччина', 'Канал']</text:p>
      <text:p text:style-name="P4">
类型: Article</text:p>
      <!--METADATA-->
      <text:p text:style-name="P4">
<draw:frame draw:style-name="fr1" draw:name="Image170" text:anchor-type="as-char" svg:width="6.9236in" svg:height="3.956343in" draw:z-index="0">
<draw:image xlink:href="../Images/yкринформ/2023-04-10T21-50-00-03-00/630_360_1681128004-417.jpg" xlink:type="simple" xlink:show="embed" xlink:actuate="onLoad" draw:mime-type="image/jpeg"/>
</draw:frame>
连接爱琴海和古老的theephes的河道建设的第一个阶段，已完成99％。</text:p>
      <text:p text:style-name="P4">
关于IT报告乌克林福姆，参考<text:a xlink:type="simple" xlink:href="https://www.trthaber.com/haber/kultur-sanat/efes-antik-kanal-projesinin-ilk-etabinda-sona-dogru-759564.html" text:style-name="Internet_20_link" text:visited-style-name="Visited_20_Internet_20_Link">
</text:a>
。</text:p>
      <text:p text:style-name="P4">
“第一阶段<text:a xlink:type="simple" xlink:href="https://www.ukrinform.ua/tag-budivnictvo" text:style-name="Internet_20_link" text:visited-style-name="Visited_20_Internet_20_Link">
</text:a>
这是为了在2500年内将以弗所的古城与大海团结起来，达到了99％。 作为该项目第一阶段的一部分，创建了海岸和公路之间的通道的入口，创建了250米长的长度和宽度(DSI)Saadette是Jeylan。</text:p>
      <text:p text:style-name="P4">
<draw:frame draw:style-name="fr1" draw:name="Image171" text:anchor-type="as-char" svg:width="6.9236in" svg:height="3.89773in" draw:z-index="0">
<draw:image xlink:href="../Images/yкринформ/2023-04-10T21-50-00-03-00/1681128005-312.jpg" xlink:type="simple" xlink:show="embed" xlink:actuate="onLoad" draw:mime-type="image/jpeg"/>
</draw:frame>
据他介绍，已经安装了1,430块钻孔桩作为该项目的一部分，并且已经完成了计划中的10千平方米的9000平方米的大理石覆盖物的工作。</text:p>
      <text:p text:style-name="P4">
<draw:frame draw:style-name="fr1" draw:name="Image172" text:anchor-type="as-char" svg:width="6.9236in" svg:height="4.615733in" draw:z-index="0">
<draw:image xlink:href="../Images/yкринформ/2023-04-10T21-50-00-03-00/1681128005-293.jpg" xlink:type="simple" xlink:show="embed" xlink:actuate="onLoad" draw:mime-type="image/jpeg"/>
</draw:frame>
据乌克林福姆报道，20121年底宣布了建立渠道的意图。 根据先前的计划，该项目的实施有两个阶段。 首先提供了600米长的入口运河以及游艇的一半。 在第二阶段，将根据历史露面清理和重组，从伊兹密尔 - 卡萨达斯高速公路到港口的领土。 古城的现实化将与大海有关，这将允许在游艇上发送到以弗所。</text:p>
      <text:p text:style-name="P4">
<text:span text:style-name="T4">
另请阅读：</text:span>
 <text:a xlink:type="simple" xlink:href="https://www.ukrinform.ua/rubric-economy/3661967-tureccina-pocala-novi-burovi-roboti-v-cornomu-mori.html" text:style-name="Internet_20_link" text:visited-style-name="Visited_20_Internet_20_Link">
</text:a>
以弗所是全球知名的流行旅游胜地。 以弗所成立于10-7世纪。 公元前 在爱琴海的海岸，是现代土耳其伊兹米尔省的领土。 这座城市的独特之处在于这里的建筑物非常好，并且由于考古发掘的结果，它获得了主要审查。</text:p>
      <text:p text:style-name="P4">
<text:span text:style-name="T5">
foto：aa</text:span>
</text:p>
      <text:p text:style-name="P4">
News Source: <text:a xlink:type="simple" xlink:href="https://www.ukrinform.ua/rubric-world/3693954-u-tureccini-buduut-kanal-do-starodavnogo-mista-efes.html" text:style-name="Internet_20_link" text:visited-style-name="Visited_20_Internet_20_Link">
https://www.ukrinform.ua/rubric-world/3693954-u-tureccini-buduut-kanal-do-starodavnogo-mista-efes.html</text:a>
</text:p>
      <!--NEWS-->
      <text:h text:style-name="P10" text:outline-level="1">
<text:span text:style-name="T4">
在乌克兰，风的雨水和阵风在下午至+17°</text:span>
</text:h>
      <text:p text:style-name="P4">
作者: Ukrinform (Person)</text:p>
      <text:p text:style-name="P4">
出版商: Укринформ (Organization)</text:p>
      <text:p text:style-name="P4">
出版时间: 2023-04-10T21:52:00+03:00</text:p>
      <text:p text:style-name="P4">
修改时间: 2023-04-10T21:52:00+03:00</text:p>
      <text:p text:style-name="P4">
描述: 在乌克兰，周二，预计在南部，中部和东部地区降雨，晚上温度为3-8°，下午12-17°。  - 乌克林。</text:p>
      <text:p text:style-name="P4">
图片: ["<text:a xlink:type="simple" xlink:href="https://static.ukrinform.com/photos/2020_05/thumb_files/630_360_1590498150-136.jpg" text:style-name="Internet_20_link" text:visited-style-name="Visited_20_Internet_20_Link">
630_360_15904...</text:a>
"]</text:p>
      <text:p text:style-name="P4">
标签: ['Дощ', 'Погода', 'Прогноз', 'Весна']</text:p>
      <text:p text:style-name="P4">
类型: Article</text:p>
      <!--METADATA-->
      <text:p text:style-name="P4">
<draw:frame draw:style-name="fr1" draw:name="Image173" text:anchor-type="as-char" svg:width="6.9236in" svg:height="3.956343in" draw:z-index="0">
<draw:image xlink:href="../Images/yкринформ/2023-04-10T21-52-00-03-00/630_360_1590498150-136.jpg" xlink:type="simple" xlink:show="embed" xlink:actuate="onLoad" draw:mime-type="image/jpeg"/>
</draw:frame>
在乌克兰，预计在南部，中部和东部地区，周二降雨，晚上温度为3-8°，下午12-17°。</text:p>
      <text:p text:style-name="P4">
乌克兰形式在乌克兰水文气象学中心报道。</text:p>
      <text:p text:style-name="P4">
“在南部，日，东部和东部地区<text:a xlink:type="simple" xlink:href="https://www.ukrinform.ua/tag-dos" text:style-name="Internet_20_link" text:visited-style-name="Visited_20_Internet_20_Link">
</text:a>
; 在其余地区没有明显的降水量。风主要是东北，5-10 m/s，在15-20 m/s的阵风的南部和东部地区。 晚上3-8°的温度在下午12-17°； 晚上大约0°，下午3-8°热的vacarpathians。</text:p>
      <text:p text:style-name="P4">
4月11日在基辅和该地区，没有大降雨。 东北风，5-10m/s。 在首都，晚上的温度为4-6°，下午13-15°； 下午12-17°，在夜晚3-8°的基辅地区。</text:p>
      <text:p text:style-name="P4">
预测者将于4月12日在乌克兰预测，有时会在晚上在喀尔巴阡山脉的雨水中雨。 4月13日在东部地区，东南地区预计温和，最终在某些地方的小雨领土(在西部没有降水量). 13квітня вночі та вранці місцями туман.</text:p>
      <text:p text:style-name="P4">
Вітер східний з переходом на північно-західний, 5-10 м/с, 12 квітня наЛівобережжі місцями пориви 15-20 м/с.</text:p>
      <text:p text:style-name="P4">
Температура вночі 4-9°, у західних областях 1-6° тепла; вдень 8-13°, на півдніта сході, 13 квітня в Україні 11-16°; в Карпатах вночі близько 0°, вдень 12квітня 3-8° тепла, 13 квітня 7-12°.</text:p>
      <text:p text:style-name="P4">
У Києві та області 12 квітня пройде помірний, 13 квітня місцями невеликий дощ.13 квітня вночі та вранці місцями туман. Вітер східний з переходом напівнічно-західний, 5-10 м/с. У столиці температура вночі 6-8° тепла, вдень 12квітня 9-11°, 13 квітня 13-15°, на Київщині вночі 4-9° тепла, вдень 12 квітня8-13°, 13 квітня 11-16°.</text:p>
      <text:p text:style-name="P4">
<text:span text:style-name="T4">
Читайте також:</text:span>
 <text:a xlink:type="simple" xlink:href="https://www.ukrinform.ua/rubric-regions/3693561-ratuvalniki-poperedzaut-pro-znacnu-lavinnu-nebezpeku-v-karpatah.html" text:style-name="Internet_20_link" text:visited-style-name="Visited_20_Internet_20_Link">
 <text:span text:style-name="T4">
лавинну</text:span>
 </text:a>
根据预测，4月14日在左岸的左岸，该国东部的下午将通过中等雨。 4月15日在西部，日和北部地区，大多数中央地区，小雨； 在其余地区，有明显的降水。</text:p>
      <text:p text:style-name="P4">
晚上的温度为4-10°，在喀尔巴阡山脉约0°； 下午13-19°温暖，在东部地区10-16°。</text:p>
      <text:p text:style-name="P4">
在基辅和该地区14-15没有大降雨，只有在4月15日下午才有可能。 在资本中，晚上温度为7-9°。 4月14日至19日，4月15日，15-17°； 晚上在基辅地区4-9°，下午14-19°。</text:p>
      <text:p text:style-name="P4">
News Source: <text:a xlink:type="simple" xlink:href="https://www.ukrinform.ua/rubric-regions/3693946-v-ukraini-prognozuut-dosi-ta-porivi-vitru-vden-do-17.html" text:style-name="Internet_20_link" text:visited-style-name="Visited_20_Internet_20_Link">
https://www.ukrinform.ua/rubric-regions/3693946-v-ukraini-prognozuut-dosi-ta-porivi-vitru-vden-do-17.html</text:a>
</text:p>
      <!--NEWS-->
      <text:h text:style-name="P10" text:outline-level="1">
<text:span text:style-name="T4">
五角大楼秘密文件的泄漏不会影响乌克兰国务院的支持量</text:span>
</text:h>
      <text:p text:style-name="P4">
作者: Ukrinform (Person)</text:p>
      <text:p text:style-name="P4">
出版商: Укринформ (Organization)</text:p>
      <text:p text:style-name="P4">
出版时间: 2023-04-10T21:54:00+03:00</text:p>
      <text:p text:style-name="P4">
修改时间: 2023-04-10T21:54:00+03:00</text:p>
      <text:p text:style-name="P4">
描述: 美国国防部关于乌克兰局势的泄漏，包括保密邮票，绝不会伤害美国，为乌克兰方提供各种必要的援助。  - 乌克林。</text:p>
      <text:p text:style-name="P4">
图片: ["<text:a xlink:type="simple" xlink:href="https://static.ukrinform.com/photos/2022_10/thumb_files/630_360_1665117915-570.jpg" text:style-name="Internet_20_link" text:visited-style-name="Visited_20_Internet_20_Link">
630_360_16651...</text:a>
"]</text:p>
      <text:p text:style-name="P4">
标签: ['США', 'Україна', 'Держдеп', 'допомога']</text:p>
      <text:p text:style-name="P4">
类型: Article</text:p>
      <!--METADATA-->
      <text:p text:style-name="P4">
<draw:frame draw:style-name="fr1" draw:name="Image174" text:anchor-type="as-char" svg:width="6.9236in" svg:height="3.956343in" draw:z-index="0">
<draw:image xlink:href="../Images/yкринформ/2023-04-10T21-54-00-03-00/630_360_1665117915-570.jpg" xlink:type="simple" xlink:show="embed" xlink:actuate="onLoad" draw:mime-type="image/jpeg"/>
</draw:frame>
美国国防部关于乌克兰局势的见证人，包括保密的秘密，绝不会伤害美国，为乌克兰方提供各种必要的援助。</text:p>
      <text:p text:style-name="P4">
乌克利福德通讯员报告中，美国副地区政府韦德特·帕特尔(Vedant Patel)在华盛顿举行的简报中指出，这是在此周一指出的。</text:p>
      <text:p text:style-name="P4">
“我们将继续提供支持<text:a xlink:type="simple" xlink:href="https://www.ukrinform.ua/tag-ukraina" text:style-name="Internet_20_link" text:visited-style-name="Visited_20_Internet_20_Link">
</text:a>
国务院在对俄罗斯联合会的残酷侵略背景下，”国务院回应了对生命数据如何影响乌克兰当前运作的要求。</text:p>
      <text:p text:style-name="P4">
他还强调，乌克兰领导人独立地决定计划和进行军事行动。</text:p>
      <text:p text:style-name="P4">
<text:span text:style-name="T4">
另请阅读：</text:span>
 <text:a xlink:type="simple" xlink:href="https://www.ukrinform.ua/rubric-world/3694144-ssa-vzaemodiut-iz-souznikami-j-partnerami-sodo-vitoku-sekretnih-fajliv-derzdep.html" text:style-name="Internet_20_link" text:visited-style-name="Visited_20_Internet_20_Link">
<text:span text:style-name="T4">
国务院</text:span>
</text:a>
如报道<text:a xlink:type="simple" xlink:href="https://www.ukrinform.ua/rubric-ato/3694131-zliti-dokumenti-pentagonu-ne-rozkrivaut-dannih-pro-kontrnastup-podolak.html" text:style-name="Internet_20_link" text:visited-style-name="Visited_20_Internet_20_Link">
</text:a>
，肿胀的Podolyak的代表周一表示，五角大楼的秘密文件的出现并未透露武装部队的反性数据。</text:p>
      <text:p text:style-name="P4">
News Source: <text:a xlink:type="simple" xlink:href="https://www.ukrinform.ua/rubric-polytics/3694148-vitik-sekretnih-fajliv-pentagonu-ne-vpline-na-obsagi-pidtrimki-ukraini-derzdep.html" text:style-name="Internet_20_link" text:visited-style-name="Visited_20_Internet_20_Link">
https://www.ukrinform.ua/rubric-polytics/3694148-vitik-sekretnih-fajliv-pentagonu-ne-vpline-na-obsagi-pidtrimki-ukraini-derzdep.html</text:a>
</text:p>
      <!--NEWS-->
      <text:h text:style-name="P10" text:outline-level="1">
<text:span text:style-name="T4">
在首都关闭了95％的住宅高层建筑的供暖</text:span>
</text:h>
      <text:p text:style-name="P4">
作者: Ukrinform (Person)</text:p>
      <text:p text:style-name="P4">
出版商: Укринформ (Organization)</text:p>
      <text:p text:style-name="P4">
出版时间: 2023-04-10T22:11:00+03:00</text:p>
      <text:p text:style-name="P4">
修改时间: 2023-04-10T22:11:00+03:00</text:p>
      <text:p text:style-name="P4">
描述: 在基辅，将暖气关闭，占住宅高层建筑的95％，其余的则根据家庭经理的要求关闭。  - 乌克林。</text:p>
      <text:p text:style-name="P4">
图片: ["<text:a xlink:type="simple" xlink:href="https://static.ukrinform.com/photos/2018_11/thumb_files/630_360_1542107876-288.jpg" text:style-name="Internet_20_link" text:visited-style-name="Visited_20_Internet_20_Link">
630_360_15421...</text:a>
"]</text:p>
      <text:p text:style-name="P4">
标签: ['Опалення', 'Опалювальний сезон', 'Київ']</text:p>
      <text:p text:style-name="P4">
类型: Article</text:p>
      <!--METADATA-->
      <text:p text:style-name="P4">
<draw:frame draw:style-name="fr1" draw:name="Image175" text:anchor-type="as-char" svg:width="6.9236in" svg:height="3.956343in" draw:z-index="0">
<draw:image xlink:href="../Images/yкринформ/2023-04-10T22-11-00-03-00/630_360_1542107876-288.jpg" xlink:type="simple" xlink:show="embed" xlink:actuate="onLoad" draw:mime-type="image/jpeg"/>
</draw:frame>
在基辅，为95％的住宅高层建筑加热，其余的是房屋的经理。</text:p>
      <text:p text:style-name="P4">
正如乌克林福姆报道的那样，<text:a xlink:type="simple" xlink:href="https://kte.kmda.gov.ua/u-kyyevi-vymknuly-opalennya-dlya-95-zhytlovyh-bagatopoverhivok-reshtu-vymykayut-za-zayavkamy-upravyteliv-budynkiv/" text:style-name="Internet_20_link" text:visited-style-name="Visited_20_Internet_20_Link">
</text:a>
Kyivteploenergo Municipal Enterprise。</text:p>
      <text:p text:style-name="P4">
KP“ Kyivteploenergo”完成了集中式加热系统的削减。 该消息写道：“ 95％的高层建筑已经断开。”</text:p>
      <text:p text:style-name="P4">
<text:span text:style-name="T4">
另请阅读：</text:span>
 <text:span text:style-name="T4">
 <text:a xlink:type="simple" xlink:href="https://www.ukrinform.ua/rubric-kyiv/3691837-u-stolici-opaluvalnij-sezon-zaversuetsa-8-kvitna-klicko.html" text:style-name="Internet_20_link" text:visited-style-name="Visited_20_Internet_20_Link">
</text:a>
</text:span>
</text:p>
      <text:p text:style-name="P4">
在基辅，4月8日，启动了热供应系统的凝结。由于资本的热基础设施的特征逐渐关闭热量，因此逐渐关闭了热源系统 - 系统的惯性和管道的分支，总长度超过2.7万公里。</text:p>
      <text:p text:style-name="P4">
“社会机构 - 医院，学校，幼儿园等 - 经理的申请断开了连接。 该消息说：“暖气季节已经完成了45％的教育和7％的医疗机构。”</text:p>
      <text:p text:style-name="P4">
<text:span text:style-name="T4">
另请阅读：</text:span>
 <text:span text:style-name="T4">
 <text:a xlink:type="simple" xlink:href="https://www.ukrinform.ua/rubric-regions/3691874-u-zitomiri-cerez-pogirsenna-pogodnih-umov-prodovzili-opaluvalnij-sezon.html" text:style-name="Internet_20_link" text:visited-style-name="Visited_20_Internet_20_Link">
</text:a>
</text:span>
</text:p>
      <text:p text:style-name="P4">
据乌克林福姆报道，超过60％的京植物锅炉配备了发电机。</text:p>
      <text:p text:style-name="P4">
News Source: <text:a xlink:type="simple" xlink:href="https://www.ukrinform.ua/rubric-kyiv/3694150-u-stolici-vimknuli-opalenna-dla-95-zitlovih-bagatopoverhivok.html" text:style-name="Internet_20_link" text:visited-style-name="Visited_20_Internet_20_Link">
https://www.ukrinform.ua/rubric-kyiv/3694150-u-stolici-vimknuli-opalenna-dla-95-zitlovih-bagatopoverhivok.html</text:a>
</text:p>
      <!--NEWS-->
      <text:h text:style-name="P10" text:outline-level="1">
<text:span text:style-name="T4">
白金汉宫发布了查尔斯三世加冕礼的新细节</text:span>
</text:h>
      <text:p text:style-name="P4">
作者: Ukrinform (Person)</text:p>
      <text:p text:style-name="P4">
出版商: Укринформ (Organization)</text:p>
      <text:p text:style-name="P4">
出版时间: 2023-04-10T22:26:00+03:00</text:p>
      <text:p text:style-name="P4">
修改时间: 2023-04-10T22:26:00+03:00</text:p>
      <text:p text:style-name="P4">
描述: 周日，白金汉宫（Buckingham Palace）发布了有关国王查尔斯三世（King Charles III）未来加冕典礼的更多详细信息，该加冕典礼将在不到一个月的时间内在伦敦举行。  - 乌克林。</text:p>
      <text:p text:style-name="P4">
图片: ["<text:a xlink:type="simple" xlink:href="https://static.ukrinform.com/photos/2023_03/thumb_files/630_360_1678449083-765.jpg" text:style-name="Internet_20_link" text:visited-style-name="Visited_20_Internet_20_Link">
630_360_16784...</text:a>
"]</text:p>
      <text:p text:style-name="P4">
标签: ['Британія', 'Чарльз ІІІ', 'Коронація']</text:p>
      <text:p text:style-name="P4">
类型: Article</text:p>
      <!--METADATA-->
      <text:p text:style-name="P4">
<draw:frame draw:style-name="fr1" draw:name="Image176" text:anchor-type="as-char" svg:width="6.9236in" svg:height="3.956343in" draw:z-index="0">
<draw:image xlink:href="../Images/yкринформ/2023-04-10T22-26-00-03-00/630_360_1678449083-765.jpg" xlink:type="simple" xlink:show="embed" xlink:actuate="onLoad" draw:mime-type="image/jpeg"/>
</draw:frame>
在Nedylubuchking Palace中，他发表了有关Kolyarchalz III未来加冕典礼的其他细节，该加冕典礼将在不到一个月的时间内在伦敦举行。</text:p>
      <text:p text:style-name="P4">
正如乌克林福姆报道的那样，它报告了<text:a xlink:type="simple" xlink:href="https://edition.cnn.com/2023/04/09/uk/king-charles-iii-coronation-route-carriages-regalia-intl-scli-gbr/index.html" text:style-name="Internet_20_link" text:visited-style-name="Visited_20_Internet_20_Link">
</text:a>
。</text:p>
      <text:p text:style-name="P4">
在街上加冕当天<text:a xlink:type="simple" xlink:href="https://www.ukrinform.ua/tag-london" text:style-name="Internet_20_link" text:visited-style-name="Visited_20_Internet_20_Link">
</text:a>
将有两个游行 - 查尔斯三世的加冕典礼和历史统治后的白金汉·帕鲁茨游行，君主和王室成员将由阳台出版。</text:p>
      <text:p text:style-name="P4">
还开发了一个新的表情符号为未来的加冕典礼，该加冕典礼是根据圣爱德华王冠的形象。 表情符号将出现在Twitter上，当时社交网络上的Usvodes将启动加冕式主题标签。</text:p>
      <text:p text:style-name="P4">
在参加服务的旅程中，查尔斯国王选择了2014年首次在开幕式上使用的Dimond Jubilee State Bus。</text:p>
      <text:p text:style-name="P4">
在查尔斯和卡米拉之后，他们将被运送到多帕拉兹的金州马车上。 自1831年以来，在每次加冕典礼期间都使用了马车。 它的高度达到四米，长度超过七米，阴道为四吨。</text:p>
      <text:p text:style-name="P4">
<text:span text:style-name="T4">
另请阅读：</text:span>
 <text:a xlink:type="simple" xlink:href="https://www.ukrinform.ua/rubric-world/3693353-u-britanii-pocali-drukuvati-banknoti-z-zobrazennam-carlza-iii.html" text:style-name="Internet_20_link" text:visited-style-name="Visited_20_Internet_20_Link">
</text:a>
假期中，温莎城堡还将举行音乐会。</text:p>
      <text:p text:style-name="P4">
在象征“君主的职责”的皇家地区中，将出现帝国国家王冠，在服务结束时，查尔斯交换了圣爱德华的王冠，两把银锤，四把剑，一把主权。 Thadva Scythra。</text:p>
      <text:p text:style-name="P4">
据报道，在英国国王查尔斯三世的加冕典礼上<text:a xlink:type="simple" xlink:href="https://www.ukrinform.ua/rubric-world/3691690-na-koronaciu-carlza-iii-zaprosili-majze-dvi-tisaci-osib.html" text:style-name="Internet_20_link" text:visited-style-name="Visited_20_Internet_20_Link">
</text:a>
。  μ：王室</text:p>
      <text:p text:style-name="P4">
News Source: <text:a xlink:type="simple" xlink:href="https://www.ukrinform.ua/rubric-world/3694153-bukingemskij-palac-opriludniv-novi-detali-koronacii-carlza-iii.html" text:style-name="Internet_20_link" text:visited-style-name="Visited_20_Internet_20_Link">
https://www.ukrinform.ua/rubric-world/3694153-bukingemskij-palac-opriludniv-novi-detali-koronacii-carlza-iii.html</text:a>
</text:p>
      <!--NEWS-->
      <text:h text:style-name="P10" text:outline-level="1">
<text:span text:style-name="T4">
乌克兰青年队与曲棍球在一场控制比赛中击败了匈牙利</text:span>
</text:h>
      <text:p text:style-name="P4">
作者: Ukrinform (Person)</text:p>
      <text:p text:style-name="P4">
出版商: Укринформ (Organization)</text:p>
      <text:p text:style-name="P4">
出版时间: 2023-04-10T22:28:00+03:00</text:p>
      <text:p text:style-name="P4">
修改时间: 2023-04-10T22:28:00+03:00</text:p>
      <text:p text:style-name="P4">
描述: 乌克兰以3：0获胜。  - 乌克林。</text:p>
      <text:p text:style-name="P4">
图片: ["<text:a xlink:type="simple" xlink:href="https://static.ukrinform.com/photos/2023_04/thumb_files/630_360_1681154684-519.jpg" text:style-name="Internet_20_link" text:visited-style-name="Visited_20_Internet_20_Link">
630_360_16811...</text:a>
"]</text:p>
      <text:p text:style-name="P4">
标签: ['хокей']</text:p>
      <text:p text:style-name="P4">
类型: Article</text:p>
      <!--METADATA-->
      <text:p text:style-name="P4">
<draw:frame draw:style-name="fr1" draw:name="Image177" text:anchor-type="as-char" svg:width="6.9236in" svg:height="3.956343in" draw:z-index="0">
<draw:image xlink:href="../Images/yкринформ/2023-04-10T22-28-00-03-00/630_360_1681154684-519.jpg" xlink:type="simple" xlink:show="embed" xlink:actuate="onLoad" draw:mime-type="image/jpeg"/>
</draw:frame>
乌克兰的得分为3：0。</text:p>
      <text:p text:style-name="P4">
报道说，U-18曲棍球曲棍球正在为1A分区的世界杯做准备。</text:p>
      <text:p text:style-name="P4">
作为准备工作的一部分，球队作为世界杯竞争对手与匈牙利青年队进行了比赛。</text:p>
      <text:p text:style-name="P4">
乌克兰以大量的Shevchuk，Yalovo和Chepil获胜。</text:p>
      <text:p text:style-name="P4">
去年，乌克兰U-18与匈牙利一起，与Division1b的班级有所增加，这是因为两支球队(并不孤单)跨越了上面的部门。</text:p>
      <text:p text:style-name="P4">
<text:span text:style-name="T4">
另请阅读：</text:span>
 <text:a xlink:type="simple" xlink:href="https://www.ukrinform.ua/rubric-sports/3693662-zinoca-zbirna-ukraini-zaversila-vistupi-na-cs-z-hokeu.html" text:style-name="Internet_20_link" text:visited-style-name="Visited_20_Internet_20_Link">
<text:span text:style-name="T4">
曲棍球</text:span>
</text:a>
正如乌克林福姆报道的，法国，哈萨克斯坦，丹麦，匈牙利和日本将在乌克兰的1A级1A中。</text:p>
      <text:p text:style-name="P4">
照片：fhu.com.ua</text:p>
      <text:p text:style-name="P4">
News Source: <text:a xlink:type="simple" xlink:href="https://www.ukrinform.ua/rubric-sports/3694154-unacka-zbirna-ukraini-z-hokeu-obigrala-ugorsinu-v-kontrolnomu-matci.html" text:style-name="Internet_20_link" text:visited-style-name="Visited_20_Internet_20_Link">
https://www.ukrinform.ua/rubric-sports/3694154-unacka-zbirna-ukraini-z-hokeu-obigrala-ugorsinu-v-kontrolnomu-matci.html</text:a>
</text:p>
      <!--NEWS-->
      <text:h text:style-name="P10" text:outline-level="1">
<text:span text:style-name="T4">
英国商人理查德·布兰森（Richard Branson）成为新大使United24- Zelensky</text:span>
</text:h>
      <text:p text:style-name="P4">
作者: Ukrinform (Person)</text:p>
      <text:p text:style-name="P4">
出版商: Укринформ (Organization)</text:p>
      <text:p text:style-name="P4">
出版时间: 2023-04-10T22:35:00+03:00</text:p>
      <text:p text:style-name="P4">
修改时间: 2023-04-10T22:35:00+03:00</text:p>
      <text:p text:style-name="P4">
描述: 英国企业家理查德·布兰森（Richard Branson）是维珍集团（Virgin Group）和非营利性维珍航空基金会的创始人，加入了美国联合（United）24大使狂热者大使。  - 乌克林。</text:p>
      <text:p text:style-name="P4">
图片: ["<text:a xlink:type="simple" xlink:href="https://static.ukrinform.com/photos/2023_04/thumb_files/630_360_1681154815-792.jpeg" text:style-name="Internet_20_link" text:visited-style-name="Visited_20_Internet_20_Link">
630_360_16811...</text:a>
", "<text:a xlink:type="simple" xlink:href="https://static.ukrinform.com/photos/2023_04/1681154815-428.jpeg" text:style-name="Internet_20_link" text:visited-style-name="Visited_20_Internet_20_Link">
1681154815-42...</text:a>
", "<text:a xlink:type="simple" xlink:href="https://static.ukrinform.com/photos/2023_04/1681154815-613.jpeg" text:style-name="Internet_20_link" text:visited-style-name="Visited_20_Internet_20_Link">
1681154815-61...</text:a>
"]</text:p>
      <text:p text:style-name="P4">
标签: ['Зеленський', 'Бренсон', 'United24', 'Амбасадор']</text:p>
      <text:p text:style-name="P4">
类型: Article</text:p>
      <!--METADATA-->
      <text:p text:style-name="P4">
<draw:frame draw:style-name="fr1" draw:name="Image178" text:anchor-type="as-char" svg:width="6.9236in" svg:height="3.956343in" draw:z-index="0">
<draw:image xlink:href="../Images/yкринформ/2023-04-10T22-35-00-03-00/630_360_1681154815-792.jpeg" xlink:type="simple" xlink:show="embed" xlink:actuate="onLoad" draw:mime-type="image/jpeg"/>
</draw:frame>
Virgin Group，Virgin Unite，英国企业家Richard Branson加入了Ubasadors Fandering平台United24的Ubasadors。</text:p>
      <text:p text:style-name="P4">
乌克林福姆报告<text:a xlink:type="simple" xlink:href="https://www.president.gov.ua/news/volodimir-zelenskij-zustrivsya-z-richardom-brensonom-yakij-s-82181" text:style-name="Internet_20_link" text:visited-style-name="Visited_20_Internet_20_Link">
</text:a>
致国家元首的媒体服务。</text:p>
      <text:p text:style-name="P4">
“我很高兴您决定成为一名大使United24。 这个平台将新知名和有影响力的个性加入，这一点非常重要。 主要作品之一是使世界对俄罗斯对乌克兰战争的关注持续一年。 此外，我们可以暂时有一些非常具体的问题。” Zelensky说。</text:p>
      <text:p text:style-name="P4">
<text:span text:style-name="T4">
另请阅读：</text:span>
 <text:span text:style-name="T4">
 <text:a xlink:type="simple" xlink:href="https://www.ukrinform.ua/rubric-society/3692794-cerez-united24-zibrali-ponad-300-miljoniv-zelenskij.html" text:style-name="Internet_20_link" text:visited-style-name="Visited_20_Internet_20_Link">
</text:a>
</text:span>
</text:p>
      <text:p text:style-name="P4">
国家元首感谢这位商人在与俄罗斯侵略者的战争中支持乌克兰的强大信息。</text:p>
      <text:p text:style-name="P4">
<draw:frame draw:style-name="fr1" draw:name="Image179" text:anchor-type="as-char" svg:width="6.9236in" svg:height="4.617948in" draw:z-index="0">
<draw:image xlink:href="../Images/yкринформ/2023-04-10T22-35-00-03-00/1681154815-428.jpeg" xlink:type="simple" xlink:show="embed" xlink:actuate="onLoad" draw:mime-type="image/jpeg"/>
</draw:frame>
总统还指出，当今的优先事项之一是对我们国家的重建，包括教育在内的基础设施。</text:p>
      <text:p text:style-name="P4">
据他说，乌克兰教育机构要求使用适当的设备，提供炸弹避难所来数字化roponization。</text:p>
      <text:p text:style-name="P4">
<text:span text:style-name="T4">
另请阅读：</text:span>
 <text:span text:style-name="T4">
 <text:a xlink:type="simple" xlink:href="https://www.ukrinform.ua/rubric-society/3692472-united24-donori-z-usogo-svitu-pozertvuvali-na-pidtrimku-medicini-v-ukraini-ponad-13-milarda.html" text:style-name="Internet_20_link" text:visited-style-name="Visited_20_Internet_20_Link">
</text:a>
</text:span>
</text:p>
      <text:p text:style-name="P4">
此外，国家元首被称为我国改变已成为激烈战场的领土的主要挑战之一，乌克兰需要适当的帮助，包括技术。</text:p>
      <text:p text:style-name="P4">
Zelensky还引起了布兰森的注意，乌克兰儿童将大规模非法驱逐出境的问题以及在此问题上向侵略者国家施加压力的需求。</text:p>
      <text:p text:style-name="P4">
反过来，布兰森说，他钦佩乌克兰纳罗德(Narode)的勇气，并为他荣誉 - 成为一名大使联合(United24)。</text:p>
      <text:p text:style-name="P4">
他说：“我期待着使用全球覆盖范围和网络维尔金团结，以帮助支持乌克兰人民的联合工作。”</text:p>
      <text:p text:style-name="P4">
<draw:frame draw:style-name="fr1" draw:name="Image180" text:anchor-type="as-char" svg:width="6.9236in" svg:height="4.617948in" draw:z-index="0">
<draw:image xlink:href="../Images/yкринформ/2023-04-10T22-35-00-03-00/1681154815-613.jpeg" xlink:type="simple" xlink:show="embed" xlink:actuate="onLoad" draw:mime-type="image/jpeg"/>
</draw:frame>
<text:span text:style-name="T4">
另请阅读：</text:span>
 <text:span text:style-name="T4">
 <text:a xlink:type="simple" xlink:href="https://www.ukrinform.ua/rubric-regions/3694147-u-borodanci-zaversili-proektuvanna-novogo-viddilenna-policii.html" text:style-name="Internet_20_link" text:visited-style-name="Visited_20_Internet_20_Link">
</text:a>
 </text:span>
</text:p>
      <text:p text:style-name="P4">
据乌克林福姆报道，在Fandrazyning平台运行的11个月内<text:span text:style-name="T4">
 <text:a xlink:type="simple" xlink:href="https://www.ukrinform.ua/tag-united24" text:style-name="Internet_20_link" text:visited-style-name="Visited_20_Internet_20_Link">
</text:a>
</text:span>
超过110个国家 /地区筹集了超过3亿美元来帮助乌克兰。</text:p>
      <text:p text:style-name="P4">
_foto：op _</text:p>
      <text:p text:style-name="P4">
News Source: <text:a xlink:type="simple" xlink:href="https://www.ukrinform.ua/rubric-society/3694155-britanskij-biznesmen-ricard-brenson-stav-novim-ambasadorom-united24-zelenskij.html" text:style-name="Internet_20_link" text:visited-style-name="Visited_20_Internet_20_Link">
https://www.ukrinform.ua/rubric-society/3694155-britanskij-biznesmen-ricard-brenson-stav-novim-ambasadorom-united24-zelenskij.html</text:a>
</text:p>
      <!--NEWS-->
      <text:h text:style-name="P10" text:outline-level="1">
<text:span text:style-name="T4">
“失败”一词应成为“侵略者”一词的卫星 - 总统</text:span>
</text:h>
      <text:p text:style-name="P4">
作者: Ukrinform (Person)</text:p>
      <text:p text:style-name="P4">
出版商: Укринформ (Organization)</text:p>
      <text:p text:style-name="P4">
出版时间: 2023-04-10T22:43:00+03:00</text:p>
      <text:p text:style-name="P4">
修改时间: 2023-04-10T22:43:00+03:00</text:p>
      <text:p text:style-name="P4">
描述: “损失”一词应该是“侵略者”一词的卫星，只有乌克兰的胜利才能提供。  - 乌克林。</text:p>
      <text:p text:style-name="P4">
图片: ["<text:a xlink:type="simple" xlink:href="https://static.ukrinform.com/photos/2023_04/thumb_files/630_360_1680700465-123.jpg" text:style-name="Internet_20_link" text:visited-style-name="Visited_20_Internet_20_Link">
630_360_16807...</text:a>
"]</text:p>
      <text:p text:style-name="P4">
标签: None</text:p>
      <text:p text:style-name="P4">
类型: Article</text:p>
      <!--METADATA-->
      <text:p text:style-name="P4">
<draw:frame draw:style-name="fr1" draw:name="Image181" text:anchor-type="as-char" svg:width="6.9236in" svg:height="3.956343in" draw:z-index="0">
<draw:image xlink:href="../Images/yкринформ/2023-04-10T22-43-00-03-00/630_360_1680700465-123.jpg" xlink:type="simple" xlink:show="embed" xlink:actuate="onLoad" draw:mime-type="image/jpeg"/>
</draw:frame>
“失败”一词应该是“侵略者”一词的卫星，只有乌克兰胜利者才能提供。</text:p>
      <text:p text:style-name="P4">
乌克林福姆报道，乌克兰沃迪米尔·Zelenskyy总统在他的讲话中说。</text:p>
      <text:p text:style-name="P4">
<text:span text:style-name="T4">
 <text:span text:style-name="T5">
我希望健康，亲爱的乌克兰人!</text:span>
 </text:span>
</text:p>
      <text:p text:style-name="P4">
今天是我们交流团队的好消息。 有可能与另外100名防守者和后卫一起回家。 80名男性和20名女性。 Tsarmetsi，边防部队，海军勇士，国民警卫队。 顺便说一句，在其中，阿佐夫斯塔利捍卫者。</text:p>
      <text:p text:style-name="P4">
这些是数百个家庭在复活节之前获得真正喜悦的家庭。 而且，当然，我们继续努力将所有人从俄罗斯带来。我们记得所有人和所有人!让我们回来吧!</text:p>
      <text:p text:style-name="P4">
我感谢我们的GUR协调中心的每个人，感谢所有正在谈论谈判和交流交流的人：男孩Budanova，Yermak，Baby，Lubin ...做得好，伙计们!</text:p>
      <text:p text:style-name="P4">
尤其是我感谢所有在释放后支持我们人民的人，并关心适应。 这很重要。</text:p>
      <text:p text:style-name="P4">
我们继续扩大我们国家的外交政策。 今天，伊拉克总理关于我们州际瓦明的新能量。 我告诉总理先生，我们为返回乌克兰的努力，包括我们的和平公式。 我不仅要看一下，而且还要找到如何使我们的合作更多。</text:p>
      <text:p text:style-name="P4">
他今天与希腊总理进行了交谈，主要谈到了现有的挑战。他谈到了安全局势，以及为了返回MIR和保护人民而进行的活动。 我感谢希腊的准备继续合作。</text:p>
      <text:p text:style-name="P4">
他今天会见了理查德·布兰森(Richard Branson) - 乌克兰古老朋友的非常著名的英国商人。 它从14岁开始就支持我们，并用一个词Iconwork来支持我们。 现在，我决定加入United24大使团队。我为此!</text:p>
      <text:p text:style-name="P4">
他们讨论了布兰森先生的全球影响力如何帮助我们的需求，我们的教育机构的重建，尤其是乌克兰的技术援助的参与，尤其是进行人道主义矿山。</text:p>
      <text:p text:style-name="P4">
谢谢，我们也将在我们国家从德国的防守援助中采取下一步步骤，谢谢。 两周 - 通过装甲车，防空，弹药，工程机，药品从德国加强...“损失”一词应该是“侵略者”一词的卫星。 只有乌克兰的获胜者才能提供。</text:p>
      <text:p text:style-name="P4">
我感谢每个真正使它更近的人。 为了我们国家的目的，它正在战斗中 - 在Marinka和Bakhmut，在Avdiivka附近和Kreminna，位于Zaporozhye Icherson地区，哈尔基夫(Kharkiv)以及我们所有边界的力量。</text:p>
      <text:p text:style-name="P4">
赢得乌克兰的战斗是为自己赢得一场战斗。 值得记住。 尤其是那些只是为自己赢得胜利的人。 它不是最前沿的。</text:p>
      <text:p text:style-name="P4">
谢谢所有关心乌克兰的人!</text:p>
      <text:p text:style-name="P4">
荣耀现在所有正在战斗，战斗义务和战斗任务的人!</text:p>
      <text:p text:style-name="P4">
<text:span text:style-name="T4">
 <text:span text:style-name="T5">
荣耀与乌克兰!</text:span>
 </text:span>
</text:p>
      <text:p text:style-name="P4">
News Source: <text:a xlink:type="simple" xlink:href="https://www.ukrinform.ua/rubric-ato/3694159-termin-progras-mae-stati-suputnikom-terminu-agresor-prezident.html" text:style-name="Internet_20_link" text:visited-style-name="Visited_20_Internet_20_Link">
https://www.ukrinform.ua/rubric-ato/3694159-termin-progras-mae-stati-suputnikom-terminu-agresor-prezident.html</text:a>
</text:p>
      <!--NEWS-->
      <text:h text:style-name="P10" text:outline-level="1">
<text:span text:style-name="T4">
俄罗斯人袭击了赫尔森地区的民用船 - 两人受伤</text:span>
</text:h>
      <text:p text:style-name="P4">
作者: Ukrinform (Person)</text:p>
      <text:p text:style-name="P4">
出版商: Укринформ (Organization)</text:p>
      <text:p text:style-name="P4">
出版时间: 2023-04-10T22:50:00+03:00</text:p>
      <text:p text:style-name="P4">
修改时间: 2023-04-10T22:50:00+03:00</text:p>
      <text:p text:style-name="P4">
描述: 在赫尔森地区，俄罗斯人与平民袭击了一条船，两名当地人受到了严重伤害。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Херсонщина', 'Обстріл', 'Підводний човен', 'Війна з росією']</text:p>
      <text:p text:style-name="P4">
类型: Article</text:p>
      <!--METADATA-->
      <text:p text:style-name="P4">
<draw:frame draw:style-name="fr1" draw:name="Image182" text:anchor-type="as-char" svg:width="6.9236in" svg:height="3.956343in" draw:z-index="0">
<draw:image xlink:href="../Images/yкринформ/2023-04-10T22-50-00-03-00/630_360_1667124180-530.jpg" xlink:type="simple" xlink:show="embed" xlink:actuate="onLoad" draw:mime-type="image/jpeg"/>
</draw:frame>
纳克森地区，俄罗斯人袭击了一艘与平民的船，两名当地人受到了严重伤害。</text:p>
      <text:p text:style-name="P4">
根据乌克林福姆(Ukrinform)的说法，[<text:a xlink:type="simple" xlink:href="https://t.me/olexandrprokudin/254" text:style-name="Internet_20_link" text:visited-style-name="Visited_20_Internet_20_Link">
</text:a>
。</text:p>
      <text:p text:style-name="P4">
“在Beryslav社区的一个定居点中，一个20岁的男孩和20岁的女孩忽略了释放在戒严框架内引入的小燃料设施的限制，而无视威胁<text:a xlink:type="simple" xlink:href="https://www.ukrinform.ua/tag-obstril" text:style-name="Internet_20_link" text:visited-style-name="Visited_20_Internet_20_Link">
</text:a>
左岸的侵略者尝试在海湾船上的船上。”他写道。</text:p>
      <text:p text:style-name="P4">
这艘船立即受到俄罗斯人的袭击 - 从无人机上炸了一枚下垂的手榴弹。 两位当地人都受到了重伤，并被我们的军队撤离到医院，并在那里提供医疗援助。</text:p>
      <text:p text:style-name="P4">
<text:span text:style-name="T4">
另请阅读：</text:span>
 <text:a xlink:type="simple" xlink:href="https://www.ukrinform.ua/rubric-regions/3693575-rosiani-atakuvali-hersonsinu-kerovanimi-aviabombami.html" text:style-name="Internet_20_link" text:visited-style-name="Visited_20_Internet_20_Link">
</text:a>
“我引起了库尔森地区居民的注意，这些居民限制了使用水运输和任何船只的限制，主要是为了保护他们的生命。 不要忽略戒严令的制度规则，不要给您拒绝或自我抚养自己或拯救您的人，” Proudin补充说。</text:p>
      <text:p text:style-name="P4">
正如乌克林福姆报道的那样，俄罗斯军队袭击了一天<text:a xlink:type="simple" xlink:href="https://www.ukrinform.ua/rubric-regions/3693812-rosijska-armia-za-dobu-atakuvala-visim-oblastej-ukraini-zvedenna-ova.html" text:style-name="Internet_20_link" text:visited-style-name="Visited_20_Internet_20_Link">
</text:a>
乌克兰。</text:p>
      <text:p text:style-name="P4">
News Source: <text:a xlink:type="simple" xlink:href="https://www.ukrinform.ua/rubric-ato/3694158-rosiani-atakuvali-civilnij-coven-na-hersonsini-dvoe-poranenih.html" text:style-name="Internet_20_link" text:visited-style-name="Visited_20_Internet_20_Link">
https://www.ukrinform.ua/rubric-ato/3694158-rosiani-atakuvali-civilnij-coven-na-hersonsini-dvoe-poranenih.html</text:a>
</text:p>
      <!--NEWS-->
      <text:h text:style-name="P10" text:outline-level="1">
<text:span text:style-name="T4">
穆罕默德·阿里（Mohammed Ali）的孙子将于5月20日战斗</text:span>
</text:h>
      <text:p text:style-name="P4">
作者: Ukrinform (Person)</text:p>
      <text:p text:style-name="P4">
出版商: Укринформ (Organization)</text:p>
      <text:p text:style-name="P4">
出版时间: 2023-04-10T23:00:16+03:00</text:p>
      <text:p text:style-name="P4">
修改时间: 2023-04-10T23:00:16+03:00</text:p>
      <text:p text:style-name="P4">
描述: 这场战斗将在洛马琴科 - 海纳的底卡举行。  - 乌克林。</text:p>
      <text:p text:style-name="P4">
图片: ["<text:a xlink:type="simple" xlink:href="https://static.ukrinform.com/photos/2023_04/thumb_files/630_360_1681156754-804.jpg" text:style-name="Internet_20_link" text:visited-style-name="Visited_20_Internet_20_Link">
630_360_16811...</text:a>
"]</text:p>
      <text:p text:style-name="P4">
标签: ['Бокс']</text:p>
      <text:p text:style-name="P4">
类型: Article</text:p>
      <!--METADATA-->
      <text:p text:style-name="P4">
<draw:frame draw:style-name="fr1" draw:name="Image183" text:anchor-type="as-char" svg:width="6.9236in" svg:height="3.956343in" draw:z-index="0">
<draw:image xlink:href="../Images/yкринформ/2023-04-10T23-00-16-03-00/630_360_1681156754-804.jpg" xlink:type="simple" xlink:show="embed" xlink:actuate="onLoad" draw:mime-type="image/jpeg"/>
</draw:frame>
这场战斗将在洛马琴科 - 海恩的底卡举行。  美国尼科·阿里·沃尔什(8-0、5谁)，传奇的穆罕默德·阿里(Mohammed Ali)的孙子将在三个体重类别的前冠军Khvasil Lomachenko与Devin Heinin轻量级体重的绝对冠军之间进行战斗，<text:a xlink:type="simple" xlink:href="https://twitter.com/trboxing/status/1645473138585767941" text:style-name="Internet_20_link" text:visited-style-name="Visited_20_Internet_20_Link">
</text:a>
乌克林福姆报道，最高排名。</text:p>
      <text:p text:style-name="P4">
对于Nico而言，组织者计划进行八场战斗。 在中间重量的Rivukhammed Ali将在稍后确定。</text:p>
      <text:p text:style-name="P4">
比赛将于5月20日在拉斯维加斯举行。</text:p>
      <text:p text:style-name="P4">
尼科(Nico)上一次在今年2月上赛中，然后他击败了爱德华亚(Edwardayaal)。</text:p>
      <text:p text:style-name="P4">
<text:span text:style-name="T4">
另请阅读：</text:span>
 <text:a xlink:type="simple" xlink:href="https://www.ukrinform.ua/rubric-sports/3694013-berincik-majze-ves-gonorar-vid-bou-z-mendi-a-viddav-na-zsu.html" text:style-name="Internet_20_link" text:visited-style-name="Visited_20_Internet_20_Link">
<text:span text:style-name="T4">
 berinchik </text:span>
</text:a>
正如乌克林福姆报道的，EBU和WBO国际冠军Denisberinchik轻量级Denisberinch(17-0，9 KO)他告诉他如何帮助乌克兰军队。</text:p>
      <text:p text:style-name="P4">
照片：Getty图像</text:p>
      <text:p text:style-name="P4">
News Source: <text:a xlink:type="simple" xlink:href="https://www.ukrinform.ua/rubric-sports/3694162-onuk-mohammeda-ali-provede-bij-20-travna.html" text:style-name="Internet_20_link" text:visited-style-name="Visited_20_Internet_20_Link">
https://www.ukrinform.ua/rubric-sports/3694162-onuk-mohammeda-ali-provede-bij-20-travna.html</text:a>
</text:p>
      <!--NEWS-->
      <text:h text:style-name="P10" text:outline-level="1">
<text:span text:style-name="T4">
Humeniuk：入侵者逐渐意识到，在乌克兰，他们不会休息</text:span>
</text:h>
      <text:p text:style-name="P4">
作者: Ukrinform (Person)</text:p>
      <text:p text:style-name="P4">
出版商: Укринформ (Organization)</text:p>
      <text:p text:style-name="P4">
出版时间: 2023-04-10T23:05:00+03:00</text:p>
      <text:p text:style-name="P4">
修改时间: 2023-04-10T23:05:00+03:00</text:p>
      <text:p text:style-name="P4">
描述: 在乌克兰南部，入侵者继续离开碰撞线，以最大程度地提高乌克兰失败手段无法实现的距离。  - 乌克林。</text:p>
      <text:p text:style-name="P4">
图片: ["<text:a xlink:type="simple" xlink:href="https://static.ukrinform.com/photos/2022_04/thumb_files/630_360_1650300712-324.jpg" text:style-name="Internet_20_link" text:visited-style-name="Visited_20_Internet_20_Link">
630_360_16503...</text:a>
"]</text:p>
      <text:p text:style-name="P4">
标签: ['Агресія РФ', 'Війна з росією', 'Південь України']</text:p>
      <text:p text:style-name="P4">
类型: Article</text:p>
      <!--METADATA-->
      <text:p text:style-name="P4">
<draw:frame draw:style-name="fr1" draw:name="Image184" text:anchor-type="as-char" svg:width="6.9236in" svg:height="3.956343in" draw:z-index="0">
<draw:image xlink:href="../Images/yкринформ/2023-04-10T23-05-00-03-00/630_360_1650300712-324.jpg" xlink:type="simple" xlink:show="embed" xlink:actuate="onLoad" draw:mime-type="image/jpeg"/>
</draw:frame>
在乌克兰南部，入侵者继续离开碰撞线，以确保乌克兰失败手段无法实现的距离。</text:p>
      <text:p text:style-name="P4">
这是由联合协调出版社中心纳塔利亚·汉尼克(Natalia Humeniuk)在Radio donbass.Realia的空气中指出的，Ukrinform向[]报告(https://hromadske.ua/posts/na-pivdni-rosiyani-vidhodyat-vid-liniyi-zitknennya-na-vidstan-nedosyazhnu-dlya-zasobiv-urazhennya-gumenyuk)。</text:p>
      <text:p text:style-name="P4">
她补充说，与此同时，乌克兰防守者试图保持对运输路线的火灾控制，以使俄罗斯人无法做到这一点，甚至可以在这么长的距离内撤退。</text:p>
      <text:p text:style-name="P4">
“那就是我们跟踪他们(俄罗斯人 -  ed。)晋升，我们试图阻止运动，不仅停止了提升技术和活力的柱子，并撤退了。” Gumeniuk说。</text:p>
      <text:p text:style-name="P4">
<text:span text:style-name="T4">
另请阅读：</text:span>
 <text:span text:style-name="T4">
 <text:a xlink:type="simple" xlink:href="https://www.ukrinform.ua/rubric-ato/3693958-rosia-moze-zastosuvati-proti-ukraini-novi-iranski-droni-miraj532-gumenuk.html" text:style-name="Internet_20_link" text:visited-style-name="Visited_20_Internet_20_Link">
</text:a>
</text:span>
</text:p>
      <text:p text:style-name="P4">
根据她的说法，现在正在进行“强大的准备阶段”，乌克兰关系破坏了入侵者的能力：仓库，设备的积累，人员位置。</text:p>
      <text:p text:style-name="P4">
“当然，他们计算了公里，以使他们不受我们的失败的影响，而是因为克里米亚的“棉花”已经达成了同意，他们逐渐意识到，乌克兰不是建筑物的乌克兰，” - 汉尼克说。</text:p>
      <text:p text:style-name="P4">
<text:span text:style-name="T4">
另请阅读：</text:span>
 <text:span text:style-name="T4">
 <text:a xlink:type="simple" xlink:href="https://www.ukrinform.ua/rubric-ato/3693461-na-hersonsini-rosiani-obstriluut-infrastrukturu-aka-dopomagae-regionu-vidnovluvatisa-gumenuk.html" text:style-name="Internet_20_link" text:visited-style-name="Visited_20_Internet_20_Link">
</text:a>
</text:span>
</text:p>
      <text:p text:style-name="P4">
正如该机构之前报道的那样，在被俘虏的俄罗斯部队的一部分_ <text:span text:style-name="T4">
 <text:a xlink:type="simple" xlink:href="https://www.ukrinform.ua/rubric-ato/3693162-nalakani-kontrnastupom-rosiani-formuut-zivi-siti-z-civilnih-gumenuk.html" text:style-name="Internet_20_link" text:visited-style-name="Visited_20_Internet_20_Link">
</text:a>
</text:span>
 _</text:p>
      <text:p text:style-name="P4">
News Source: <text:a xlink:type="simple" xlink:href="https://www.ukrinform.ua/rubric-ato/3694164-gumenuk-zagarbniki-postupovo-usvidomluut-so-vsudi-de-ukraina-im-ne-bude-spokou.html" text:style-name="Internet_20_link" text:visited-style-name="Visited_20_Internet_20_Link">
https://www.ukrinform.ua/rubric-ato/3694164-gumenuk-zagarbniki-postupovo-usvidomluut-so-vsudi-de-ukraina-im-ne-bude-spokou.html</text:a>
</text:p>
      <!--NEWS-->
      <text:h text:style-name="P10" text:outline-level="1">
<text:span text:style-name="T4">
Podolyak批评Twitter关于与俄罗斯的战争照明的政策</text:span>
</text:h>
      <text:p text:style-name="P4">
作者: Ukrinform (Person)</text:p>
      <text:p text:style-name="P4">
出版商: Укринформ (Organization)</text:p>
      <text:p text:style-name="P4">
出版时间: 2023-04-10T23:11:00+03:00</text:p>
      <text:p text:style-name="P4">
修改时间: 2023-04-10T23:11:00+03:00</text:p>
      <text:p text:style-name="P4">
描述: 总统办公室米哈伊尔·波多利亚克（Mikhail Podolyak）的顾问批评了Twitter政策，以涵盖乌克兰战争。  - 乌克林。</text:p>
      <text:p text:style-name="P4">
图片: ["<text:a xlink:type="simple" xlink:href="https://static.ukrinform.com/photos/2022_04/thumb_files/630_360_1650530083-444.jpg" text:style-name="Internet_20_link" text:visited-style-name="Visited_20_Internet_20_Link">
630_360_16505...</text:a>
"]</text:p>
      <text:p text:style-name="P4">
标签: ['Ілон Маск', 'Twitter', 'Подоляк', 'Війна з росією']</text:p>
      <text:p text:style-name="P4">
类型: Article</text:p>
      <!--METADATA-->
      <text:p text:style-name="P4">
<draw:frame draw:style-name="fr1" draw:name="Image185" text:anchor-type="as-char" svg:width="6.9236in" svg:height="3.956343in" draw:z-index="0">
<draw:image xlink:href="../Images/yкринформ/2023-04-10T23-11-00-03-00/630_360_1650530083-444.jpg" xlink:type="simple" xlink:show="embed" xlink:actuate="onLoad" draw:mime-type="image/jpeg"/>
</draw:frame>
乌克兰Mikhail Podolyak总统委员会批评Twitter政策，以了解有关乌克兰战争的信息。</text:p>
      <text:p text:style-name="P4">
正如Ukrinform报道的那样，他写了关于他的<text:a xlink:type="simple" xlink:href="https://mobile.twitter.com/Podolyak_M/status/1645454877118676993" text:style-name="Internet_20_link" text:visited-style-name="Visited_20_Internet_20_Link">
</text:a>
。</text:p>
      <text:p text:style-name="P4">
“俄罗斯当局解锁的叙述，俄罗斯关于“杀死乌克兰”的推文在公开悲观的背景下(https://www.ukrinform.ua/tag-twitter)他认为对广泛的宣传没有伤害，这直接鼓励乌克兰和大屠杀的毁灭。此外，AI也更好地浸透了吗？” Podolyak写道。</text:p>
      <text:p text:style-name="P4">
<text:span text:style-name="T4">
另请阅读：</text:span>
 <text:a xlink:type="simple" xlink:href="https://www.ukrinform.ua/rubric-technology/3684146-tvitter-vidkrie-vihidnij-kod-rekomendacij-povidomlen-mask.html" text:style-name="Internet_20_link" text:visited-style-name="Visited_20_Internet_20_Link">
</text:a>
如报道<text:a xlink:type="simple" xlink:href="https://www.ukrinform.ua/rubric-technology/3693296-twitter-znav-obmezenna-na-oblikovi-zapisi-povazani-z-kremlem-zmi.html" text:style-name="Internet_20_link" text:visited-style-name="Visited_20_Internet_20_Link">
</text:a>
在美国亿万富翁伊隆·马斯克(Ilon Musk)购买后，Ttwitter取消了对克里姆林宫帐户的限制。</text:p>
      <text:p text:style-name="P4">
<text:span text:style-name="T5">
foto：aa</text:span>
</text:p>
      <text:p text:style-name="P4">
News Source: <text:a xlink:type="simple" xlink:href="https://www.ukrinform.ua/rubric-technology/3694166-podolak-rozkritikuvav-politiku-twitter-sodo-visvitlenna-vijni-z-rf.html" text:style-name="Internet_20_link" text:visited-style-name="Visited_20_Internet_20_Link">
https://www.ukrinform.ua/rubric-technology/3694166-podolak-rozkritikuvav-politiku-twitter-sodo-visvitlenna-vijni-z-rf.html</text:a>
</text:p>
      <!--NEWS-->
      <text:h text:style-name="P10" text:outline-level="1">
<text:span text:style-name="T4">
Zelensky关于囚犯的交换：复活节之前的数百个家庭真的很高兴</text:span>
</text:h>
      <text:p text:style-name="P4">
作者: Ukrinform (Person)</text:p>
      <text:p text:style-name="P4">
出版商: Укринформ (Organization)</text:p>
      <text:p text:style-name="P4">
出版时间: 2023-04-10T23:20:00+03:00</text:p>
      <text:p text:style-name="P4">
修改时间: 2023-04-10T23:20:00+03:00</text:p>
      <text:p text:style-name="P4">
描述: 复活节之前的数百个家庭获得了真正的欢乐，因为有可能再返回100名防守者和捍卫者：80名男子和20名妇女。  - 乌克林。</text:p>
      <text:p text:style-name="P4">
图片: ["<text:a xlink:type="simple" xlink:href="https://static.ukrinform.com/photos/2023_04/thumb_files/630_360_1681143069-409.jpg" text:style-name="Internet_20_link" text:visited-style-name="Visited_20_Internet_20_Link">
630_360_16811...</text:a>
"]</text:p>
      <text:p text:style-name="P4">
标签: ['Обмін', 'Різдво', 'ЗСУ', 'Полонені', 'Зеленський']</text:p>
      <text:p text:style-name="P4">
类型: Article</text:p>
      <!--METADATA-->
      <text:p text:style-name="P4">
<draw:frame draw:style-name="fr1" draw:name="Image186" text:anchor-type="as-char" svg:width="6.9236in" svg:height="3.956343in" draw:z-index="0">
<draw:image xlink:href="../Images/yкринформ/2023-04-10T23-20-00-03-00/630_360_1681143069-409.jpg" xlink:type="simple" xlink:show="embed" xlink:actuate="onLoad" draw:mime-type="image/jpeg"/>
</draw:frame>
复活节前的百分之一的真正喜悦，因为有可能返回100多名后卫和捍卫者：80名男子和20名妇女。</text:p>
      <text:p text:style-name="P4">
这在他的[]中被指出(https://youtu.be/mLlNZ-WkAeQ)在411天结束时，总统沃迪米尔·泽伦斯基(Volodymyr Zelenskyy)评论说，从俄罗斯民兵中释放了一百名乌克兰军队。</text:p>
      <text:p text:style-name="P4">
“今天是我们交流团队的好消息。 有可能与另外100名防守者和后卫一起回家。 80名男性和20名女性。 Tsarmetsi，边防部队，海军勇士，国民警卫队。 顺便说一句，在其中，阿佐夫斯塔利捍卫者。 这些家庭在复活节之前一直很高兴。”他说。</text:p>
      <text:p text:style-name="P4">
<text:span text:style-name="T4">
另请阅读：</text:span>
 <text:span text:style-name="T4">
 <text:a xlink:type="simple" xlink:href="https://www.ukrinform.ua/rubric-ato/3694003-velikij-obmin-ukraina-povernula-dodomu-se-100-polonenih.html" text:style-name="Internet_20_link" text:visited-style-name="Visited_20_Internet_20_Link">
</text:a>
</text:span>
</text:p>
      <text:p text:style-name="P4">
总统保证，克里姆林宫囚犯释放的工作将继续继续。</text:p>
      <text:p text:style-name="P4">
“我感谢我们的GUR协调中心的每个人，感谢所有在谈论谈判和交流准备的人：男孩Budanova，Yermak，Baby，Lubin ...做得好，做得好，伙计们!尤其是我感谢所有在释放和照顾治疗，适应后支持我们人民的人。 这很重要。” Zelensky补充说。</text:p>
      <text:p text:style-name="P4">
正如乌克林福姆报道的那样，4月10日，乌克兰举行了另一个巨大的交流。</text:p>
      <text:p text:style-name="P4">
<text:span text:style-name="T4">
另请阅读：</text:span>
 <text:span text:style-name="T4">
 <text:a xlink:type="simple" xlink:href="https://www.ukrinform.ua/rubric-ato/3694072-ak-ukraina-povertala-polonenih-pokazali-unikalni-kadri-z-obminu.html" text:style-name="Internet_20_link" text:visited-style-name="Visited_20_Internet_20_Link">
</text:a>
</text:span>
</text:p>
      <text:p text:style-name="P4">
100名乌克兰捍卫者返回家园，包括军事，水手，边防部队，国民警卫队。 其中包括Mariupol，Azovstal，Gostomel的防守。 有些人受到严重伤害，患有疾病。 Nadaivons将进行所有必要的康复。</text:p>
      <text:p text:style-name="P4">
从全面入侵俄罗斯联邦乌克兰返回俄罗斯<text:span text:style-name="T4">
 <text:a xlink:type="simple" xlink:href="https://www.ukrinform.ua/tag-poloneni" text:style-name="Internet_20_link" text:visited-style-name="Visited_20_Internet_20_Link">
</text:a>
</text:span>
 2005人。</text:p>
      <text:p text:style-name="P4">
News Source: <text:a xlink:type="simple" xlink:href="https://www.ukrinform.ua/rubric-ato/3694165-zelenskij-pro-obmin-polonenimi-sotna-rodin-pered-pashou-otrimala-spravznu-radist.html" text:style-name="Internet_20_link" text:visited-style-name="Visited_20_Internet_20_Link">
https://www.ukrinform.ua/rubric-ato/3694165-zelenskij-pro-obmin-polonenimi-sotna-rodin-pered-pashou-otrimala-spravznu-radist.html</text:a>
</text:p>
      <!--NEWS-->
      <text:h text:style-name="P10" text:outline-level="1">
<text:span text:style-name="T4">
阿森·米尔佐扬（Arsen Mirzoyan）成为钢边界突击队的大使</text:span>
</text:h>
      <text:p text:style-name="P4">
作者: Ukrinform (Person)</text:p>
      <text:p text:style-name="P4">
出版商: Укринформ (Organization)</text:p>
      <text:p text:style-name="P4">
出版时间: 2023-04-10T23:37:00+03:00</text:p>
      <text:p text:style-name="P4">
修改时间: 2023-04-10T23:37:00+03:00</text:p>
      <text:p text:style-name="P4">
描述: 乌克兰荣誉艺术家，歌手阿森·米尔佐扬（Arsen Mirzoyan）成为突击旅“钢铁边境”（作为进攻后卫的一部分）的大使。  - 乌克林。</text:p>
      <text:p text:style-name="P4">
图片: ["<text:a xlink:type="simple" xlink:href="https://static.ukrinform.com/photos/2023_04/thumb_files/630_360_1681136230-972.jpg" text:style-name="Internet_20_link" text:visited-style-name="Visited_20_Internet_20_Link">
630_360_16811...</text:a>
", "<text:a xlink:type="simple" xlink:href="https://static.ukrinform.com/photos/2023_04/1681136230-124.jpg" text:style-name="Internet_20_link" text:visited-style-name="Visited_20_Internet_20_Link">
1681136230-12...</text:a>
", "<text:a xlink:type="simple" xlink:href="https://static.ukrinform.com/photos/2023_04/1681136229-702.jpg" text:style-name="Internet_20_link" text:visited-style-name="Visited_20_Internet_20_Link">
1681136229-70...</text:a>
", "<text:a xlink:type="simple" xlink:href="https://static.ukrinform.com/photos/2023_04/1681136230-964.jpg" text:style-name="Internet_20_link" text:visited-style-name="Visited_20_Internet_20_Link">
1681136230-96...</text:a>
"]</text:p>
      <text:p text:style-name="P4">
标签: ['Музика', 'ЗСУ', 'співак', 'Амбасадор']</text:p>
      <text:p text:style-name="P4">
类型: Article</text:p>
      <!--METADATA-->
      <text:p text:style-name="P4">
<draw:frame draw:style-name="fr1" draw:name="Image187" text:anchor-type="as-char" svg:width="6.9236in" svg:height="3.956343in" draw:z-index="0">
<draw:image xlink:href="../Images/yкринформ/2023-04-10T23-37-00-03-00/630_360_1681136230-972.jpg" xlink:type="simple" xlink:show="embed" xlink:actuate="onLoad" draw:mime-type="image/jpeg"/>
</draw:frame>
乌克兰荣誉艺术家，歌手阿森·米尔佐扬(Arsen Mirzoyan)成为攻击队“钢边界”的大使(作为进攻守卫的一部分).</text:p>
      <text:p text:style-name="P4">
Про це поінформувала <text:a xlink:type="simple" xlink:href="https://dpsu.gov.ua/ua/news/%20video%20-arsen-mirzoyan-stav-abmasadorom-shturmovoi-brigadi-staleviy-kordon/" text:style-name="Internet_20_link" text:visited-style-name="Visited_20_Internet_20_Link">
 </text:a>
，报道乌克林福姆。</text:p>
      <text:p text:style-name="P4">
“访问15个手机的单元之一<text:a xlink:type="simple" xlink:href="https://www.ukrinform.ua/tag-prikordonniki" text:style-name="Internet_20_link" text:visited-style-name="Visited_20_Internet_20_Link">
</text:a>
支队以乌克兰阿森·米尔佐扬(Arsen Mirzoyan)的荣誉艺术家和分队的参谋长康斯坦丁·贝兹帕尔科(Konstantin Bezpalko)签署了Agubasadoria协议。 从现在开始，作为旅的大使Arsen将代表乌克兰和国际媒体领域的“钢边界”，”边境警卫队说。</text:p>
      <text:p text:style-name="P4">
<draw:frame draw:style-name="fr1" draw:name="Image188" text:anchor-type="as-char" svg:width="6.9236in" svg:height="5.198195in" draw:z-index="0">
<draw:image xlink:href="../Images/yкринформ/2023-04-10T23-37-00-03-00/1681136230-124.jpg" xlink:type="simple" xlink:show="embed" xlink:actuate="onLoad" draw:mime-type="image/jpeg"/>
</draw:frame>
<draw:frame draw:style-name="fr1" draw:name="Image189" text:anchor-type="as-char" svg:width="6.9236in" svg:height="5.198195in" draw:z-index="0">
<draw:image xlink:href="../Images/yкринформ/2023-04-10T23-37-00-03-00/1681136229-702.jpg" xlink:type="simple" xlink:show="embed" xlink:actuate="onLoad" draw:mime-type="image/jpeg"/>
</draw:frame>
<draw:frame draw:style-name="fr1" draw:name="Image190" text:anchor-type="as-char" svg:width="6.9236in" svg:height="5.198195in" draw:z-index="0">
<draw:image xlink:href="../Images/yкринформ/2023-04-10T23-37-00-03-00/1681136230-964.jpg" xlink:type="simple" xlink:show="embed" xlink:actuate="onLoad" draw:mime-type="image/jpeg"/>
</draw:frame>
<text:span text:style-name="T4">
另请阅读：</text:span>
 <text:a xlink:type="simple" xlink:href="https://www.ukrinform.ua/rubric-culture/3682760-jerry-heil-stala-ambasadorkou-proektu-zberezit-ukrainsku-kulturu.html" text:style-name="Internet_20_link" text:visited-style-name="Visited_20_Internet_20_Link">
<text:span text:style-name="T4">
大使</text:span>
</text:a>
据报道，乐队<text:a xlink:type="simple" xlink:href="https://www.ukrinform.ua/rubric-culture/3694025-gurt-probass-hardi-stav-ambasadorom-sturmovoi-brigadi-spartan.html" text:style-name="Internet_20_link" text:visited-style-name="Visited_20_Internet_20_Link">
</text:a>
成为斯巴达突击大队的大使(作为一部分).</text:p>
      <text:p text:style-name="P4">
<text:span text:style-name="T5">
Фото: dpsu.gov.ua</text:span>
</text:p>
      <text:p text:style-name="P4">
News Source: <text:a xlink:type="simple" xlink:href="https://www.ukrinform.ua/rubric-culture/3694031-arsen-mirzoan-stav-ambasadorom-sturmovoi-brigadi-stalevij-kordon.html" text:style-name="Internet_20_link" text:visited-style-name="Visited_20_Internet_20_Link">
https://www.ukrinform.ua/rubric-culture/3694031-arsen-mirzoan-stav-ambasadorom-sturmovoi-brigadi-stalevij-kordon.html</text:a>
</text:p>
      <!--NEWS-->
      <text:h text:style-name="P10" text:outline-level="1">
<text:span text:style-name="T4">
Lubinets解释了如何获得囚禁的军事持有证书</text:span>
</text:h>
      <text:p text:style-name="P4">
作者: Ukrinform (Person)</text:p>
      <text:p text:style-name="P4">
出版商: Укринформ (Organization)</text:p>
      <text:p text:style-name="P4">
出版时间: 2023-04-10T23:55:00+03:00</text:p>
      <text:p text:style-name="P4">
修改时间: 2023-04-10T23:55:00+03:00</text:p>
      <text:p text:style-name="P4">
描述: 服务人留下的证书是向乌克兰和外国人的公民颁发的 - 因为它的收据可以亲自或通过在线以电子形式在线或亲自进入某个机构的法律代表或家庭成员申请。  - 乌克林。</text:p>
      <text:p text:style-name="P4">
图片: ["<text:a xlink:type="simple" xlink:href="https://static.ukrinform.com/photos/2022_12/thumb_files/630_360_1671020279-375.jpg" text:style-name="Internet_20_link" text:visited-style-name="Visited_20_Internet_20_Link">
630_360_16710...</text:a>
"]</text:p>
      <text:p text:style-name="P4">
标签: ['Омбудсмен', 'Військові', 'Полонені', 'Війна з росією', 'Дмитро Лубінець']</text:p>
      <text:p text:style-name="P4">
类型: Article</text:p>
      <!--METADATA-->
      <text:p text:style-name="P4">
<draw:frame draw:style-name="fr1" draw:name="Image191" text:anchor-type="as-char" svg:width="6.9236in" svg:height="3.956343in" draw:z-index="0">
<draw:image xlink:href="../Images/yкринформ/2023-04-10T23-55-00-03-00/630_360_1671020279-375.jpg" xlink:type="simple" xlink:show="embed" xlink:actuate="onLoad" draw:mime-type="image/jpeg"/>
</draw:frame>
军人的住院证书是向乌克兰公民发放给乌克兰公民的 - 因为它的收据可以亲自或通过法律或以电子形式在线在线申请或访问某个机构的家庭成员。</text:p>
      <text:p text:style-name="P4">
关于<text:a xlink:type="simple" xlink:href="https://t.me/dmytro_lubinetzs/2090" text:style-name="Internet_20_link" text:visited-style-name="Visited_20_Internet_20_Link">
</text:a>
Dmitry Lubinets，乌克林福姆报道。</text:p>
      <text:p text:style-name="P4">
“为了获得证书，有必要编写申请并将其提交给：国防部；另一个中央执行机构，该机构是由根据法律规定的管理层进行的； 执法机构或具有执法职能的国家拥有的国家机构； 武装部队武装部队的指挥官； 申诉专员告知，另一个根据属于安全部队的法律形成或机构形成。</text:p>
      <text:p text:style-name="P4">
据他介绍，可以以任意形式撰写军事证书的申请，但必须包含：军事(特别的)秩(如果存在)囚犯，他的姓氏，名字，顾客和交流方法(邮寄地址和/或e -mail地址，电话号码).</text:p>
      <text:p text:style-name="P4">
<text:span text:style-name="T4">
Читайте також:</text:span>
 <text:a xlink:type="simple" xlink:href="https://www.ukrinform.ua/rubric-ato/3693114-koordstab-nagadav-kudi-peredavati-personalni-dani-polonenih-i-zniklih-bezvisti-vijskovih.html" text:style-name="Internet_20_link" text:visited-style-name="Visited_20_Internet_20_Link">
 </text:a>
在此声明中列出的数据中，必须是军事形式，执法机构或其他国家机构(指示结构单元，如果已知这些信息)该人在被囚禁时处于其状态，以及在劳里(Labery)的住所<text:a xlink:type="simple" xlink:href="https://www.ukrinform.ua/tag-vijna-z-rosieu" text:style-name="Internet_20_link" text:visited-style-name="Visited_20_Internet_20_Link">
</text:a>
或相交单元。</text:p>
      <text:p text:style-name="P4">
根据Lubinets的说法，在声明中没有声明的情况下，提交此类陈述的人未签发证书，并报告给他。</text:p>
      <text:p text:style-name="P4">
他说：“囚禁证书是在提交申请提交后的30个日历日内签发的，可以亲自颁发或通过邮件发送。”</text:p>
      <text:p text:style-name="P4">
正如乌克林福姆报道的那样，4月6日，卢比尼特解释了<text:a xlink:type="simple" xlink:href="https://www.ukrinform.ua/rubric-society/3692211-lubinec-poasniv-na-aku-dopomogu-maut-pravo-ludi-z-timcasovou-nepracezdatnistu.html" text:style-name="Internet_20_link" text:visited-style-name="Visited_20_Internet_20_Link">
</text:a>
 .</text:p>
      <text:p text:style-name="P4">
News Source: <text:a xlink:type="simple" xlink:href="https://www.ukrinform.ua/rubric-ato/3693781-lubinec-poasniv-ak-otrimati-dovidku-pro-perebuvanna-vijskovogo-u-poloni.html" text:style-name="Internet_20_link" text:visited-style-name="Visited_20_Internet_20_Link">
https://www.ukrinform.ua/rubric-ato/3693781-lubinec-poasniv-ak-otrimati-dovidku-pro-perebuvanna-vijskovogo-u-poloni.html</text:a>
</text:p>
      <!--NEWS-->
      <text:h text:style-name="P10" text:outline-level="1">
<text:span text:style-name="T4">
我们准备融入捍卫者和捍卫者的和平生活 - 尤利娅·拉普蒂纳（Yulia Laputina）</text:span>
</text:h>
      <text:p text:style-name="P4">
作者: ['АРМІЯINFORM']</text:p>
      <text:p text:style-name="P4">
时间: 2023-04-10T31:00:00-04:00</text:p>
      <text:p text:style-name="P4">
描述: 在我们的Zakhisnikiv ib Zakhisnitsy的和平中，Mi gotuyia向Ilntegrats。 关于TSE ROSPOVIL ...与乌克兰2022年的战争，与乌克兰的最新新闻战争，与乌克兰的新闻战争，2022年的新闻战争，乌克兰和俄罗斯之间的最后一场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4/62b9de9c5fcab44-yuliya-laputina.jpeg" text:style-name="Internet_20_link" text:visited-style-name="Visited_20_Internet_20_Link">
62b9de9c5fcab44-yuliya-laputina.jpeg</text:a>
']</text:p>
      <text:p text:style-name="P4">
标签: ['МІНВЕТЕРАНІВ', 'СОЦІАЛЬНИЙ ЗАХИСТ', 'ЮЛІЯ ЛАПУТІНА']</text:p>
      <text:p text:style-name="P4">
类别: News</text:p>
      <!--METADATA-->
      <text:p text:style-name="P4">
<draw:frame draw:style-name="fr1" draw:name="Image192" text:anchor-type="as-char" svg:width="6.9236in" svg:height="4.699123in" draw:z-index="0">
<draw:image xlink:href="../Images/AРМІЯINFORM/2023-04-10T31-00-00-04-00/62b9de9c5fcab44-yuliya-laputina.jpeg" xlink:type="simple" xlink:show="embed" xlink:actuate="onLoad" draw:mime-type="image/jpeg"/>
</draw:frame>
朱莉娅·拉普蒂纳(Julia Laputina)</text:p>
      <text:p text:style-name="P4">
我们准备融入捍卫者和捍卫者的和平生活。 退伍军人朱莉娅·拉普丁(Julia Laputin)的部长就是关于这一点的。 她报告说，政府已批准并批准了退伍军人事工的倡议，从民间生活的军事生涯中过渡。 对于北约国家的实践，这是一种正常的做法。 我们的战士应获得所有必要的帮助。</text:p>
      <text:p text:style-name="P4">
这在[消息]中说明了(https://www.kmu.gov.ua/news/yuliia-laputina-my-hotuiemosia-do-intehratsii-v-myrne-zhyttia-nashykh-zakhysnykiv-i-zakhysnyts)政府门户。</text:p>
      <text:p text:style-name="P4">
“胜利后，许多人将返回他们的社区，我们必须为他们创造条件。 在此期间，我们将搬到恢复国家并维持下去。 因此，重要的是要为人们提供自己发展的工具，以融入社区的家庭和经济，他们已经获得了平民专业。”  - 国防部负责人说。</text:p>
      <text:p text:style-name="P4">
她还报告说，由于成立了退伍军人事务部的几个试点项目，以及教育与科学部，教育机构的退伍军人发展中心。 这使您可以掌握灵活和可用的工具来掌握平民。此外，还计划了资深体育发展的许多方面。</text:p>
      <text:p text:style-name="P4">
“我们所有人都住在同一国家，知道什么真正的问题是创新的，但是现在几乎每周与总理的领导会议，以加快竞争性竞争进程以维持医疗和心理援助的过程，“  - ”  - 尤利娅·拉普蒂纳(Yulia Laputina)说。</text:p>
      <text:p text:style-name="P4">
她单独指出，该部目前正在为Lviv，Mykolaiv，Dnipropetrovsk，Vinnytsia地区的退伍军人助理进行试点项目。 服务他们的活动将是退伍军人的服务中心。</text:p>
      <text:p text:style-name="P4">
“我们正在创建一个将退伍军人融入和平生活的生态系统。我们在CNAP中打开了“退伍军人窗户”，在那里有可用的服务，”退伍军人部负责人总结了这一点。</text:p>
      <text:p text:style-name="P4">
我们将提醒，4月7日，政府同意乌克兰总统的法令草案。</text:p>
      <text:p text:style-name="P4">
News Source: <text:a xlink:type="simple" xlink:href="https://armyinform.com.ua/2023/04/10/my-gotuyemosya-do-integracziyi-v-myrne-zhyttya-nashyh-zahysnykiv-i-zahysnycz-yuliya-laputina/" text:style-name="Internet_20_link" text:visited-style-name="Visited_20_Internet_20_Link">
https://armyinform.com.ua/2023/04/10/my-gotuyemosya-do-integracziyi-v-myrne-zhyttya-nashyh-zahysnykiv-i-zahysnycz-yuliya-laputina/</text:a>
</text:p>
      <!--NEWS-->
      <text:h text:style-name="P10" text:outline-level="1">
<text:span text:style-name="T4">
“我们在这里无家可归，我们被扔了幼犬”  - 拦截古尔</text:span>
</text:h>
      <text:p text:style-name="P4">
作者: ['АРМІЯINFORM']</text:p>
      <text:p text:style-name="P4">
时间: 2023-04-10T32:00:00-04:00</text:p>
      <text:p text:style-name="P4">
描述: https://youtu.be/gth6g2c2c2c57no golovna由迷你防御的RosvEs管理...与乌克兰2022年的战争，与乌克兰的最新消息，今天与乌克兰2022年与乌克兰战争进行战争，今天将在乌克兰和俄罗斯之间进行战争，乌克兰和俄罗斯之间发生战争当他们在2022年与乌克兰进行战争时，他们说，在不久的将来，乌克兰是否会与乌克兰进行战争</text:p>
      <text:p text:style-name="P4">
图片: []</text:p>
      <text:p text:style-name="P4">
标签: ['STOPRUSSIA', 'АГРЕСІЯ РФ', 'ВІЙНА', 'ВТОРГНЕННЯ РФ', 'ГОЛОВНЕ УПРАВЛІННЯ РОЗВІДКИ МО УКРАЇНИ', 'ГУР ПЕРЕХОПЛЕННЯ']</text:p>
      <text:p text:style-name="P4">
类别: News</text:p>
      <!--METADATA-->
      <text:p text:style-name="P4">
乌克兰国防部情报局主要局<text:a xlink:type="simple" xlink:href="https://gur.gov.ua/content/my---bomzhy-zdes-my---shchenky-broshennye.html" text:style-name="Internet_20_link" text:visited-style-name="Visited_20_Internet_20_Link">
公开</text:a>
对谈话的新拦截，占领者讲述了缺乏军事装备和援助的原理。</text:p>
      <text:p text:style-name="P4">
他说，与此同时，他们既没有设备也没有武器。 还有一些可以加热食物的东西，因为没有火。</text:p>
      <text:p text:style-name="P4">
此外，占领者还向对话者抱怨占领部队中缺乏轮换。</text:p>
      <text:p text:style-name="P4">
News Source: <text:a xlink:type="simple" xlink:href="https://armyinform.com.ua/2023/04/10/my-bomzhi-tut-my-czuczenyata-kynuti-perehoplennya-gur/" text:style-name="Internet_20_link" text:visited-style-name="Visited_20_Internet_20_Link">
https://armyinform.com.ua/2023/04/10/my-bomzhi-tut-my-czuczenyata-kynuti-perehoplennya-gur/</text:a>
</text:p>
      <!--NEWS-->
      <text:h text:style-name="P10" text:outline-level="1">
<text:span text:style-name="T4">
打击错误信息的中心发展了新的俄罗斯假货</text:span>
</text:h>
      <text:p text:style-name="P4">
作者: ['АРМІЯINFORM']</text:p>
      <text:p text:style-name="P4">
时间: 2023-04-10T33:00:00-04:00</text:p>
      <text:p text:style-name="P4">
描述: 乌克兰Rnbo的Wizin -Format中心关于伪造的格式...与乌克兰2022年的战争，与乌克兰与乌克兰的最新新闻，今天与乌克兰的新闻，乌克兰2022年上次与乌克兰进行战争，乌克兰与俄罗斯之间的战争将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2/06/fejky.jpg" text:style-name="Internet_20_link" text:visited-style-name="Visited_20_Internet_20_Link">
fejky.jpg</text:a>
']</text:p>
      <text:p text:style-name="P4">
标签: ['STOPRUSSIA', 'АГРЕСІЯ РФ', 'ВТОРГНЕННЯ РФ', 'РОСІЙСЬКІ ФЕЙКИ', 'ФЕЙКИ РФ']</text:p>
      <text:p text:style-name="P4">
类别: News</text:p>
      <!--METADATA-->
      <text:p text:style-name="P4">
<draw:frame draw:style-name="fr1" draw:name="Image193" text:anchor-type="as-char" svg:width="6.9236in" svg:height="5.181533in" draw:z-index="0">
<draw:image xlink:href="../Images/AРМІЯINFORM/2023-04-10T33-00-00-04-00/fejky.jpg" xlink:type="simple" xlink:show="embed" xlink:actuate="onLoad" draw:mime-type="image/jpeg"/>
</draw:frame>
。(https://www.facebook.com/hashtag/%D1%86%D0%BF%D0%B4_%D1%96%D0%BD%D1%84%D0%BE%D1%80%D0%BC%D1%83%D1%94?<text:span text:style-name="T4">
eep</text:span>
=6&amp;<text:span text:style-name="T4">
cft</text:span>
%5b0%5d=AZW9OmdDrFDQFE53k2liisD1987FI9LKdsobiDuytMQiXG1Q2sUdgP0mxu4zdG3TPKLfryzX_rz3dWWrNmZ11ksc9VSkUPCGGIhM2HbGop2ZoXPSVSwFUTiXlsKkQRo3R4eCuxs9ZjNtZRdvbSOUrM_QO60OK3XuKoQnq9AbBD0AwheNxfo1nv86azSHLlu1BOA&amp;<text:span text:style-name="T4">
tn</text:span>
=*NK-R)关于伪造和错误信息从3.04到9.04</text:p>
      <text:p text:style-name="P4">
<text:span text:style-name="T5">
与53名omb的乌克兰防守者的上诉录像所有没有工作的当地人 </text:span>
曾在村庄中谋杀案件的Kherson Sbu Kherson局。 Nikolaev地区的Novopoltavka</text:p>
      <text:p text:style-name="P4">
*法国报纸查理·赫布多(Charlie Hebdo)的封面，带有戏剧性耶稣的形象，俄罗斯总统普京(V.他的鼻孔</text:p>
      <text:p text:style-name="P4">
News Source: <text:a xlink:type="simple" xlink:href="https://armyinform.com.ua/2023/04/10/czentr-protydiyi-dezinformacziyi-rozvinchuye-rosijski-fejkovi-video/" text:style-name="Internet_20_link" text:visited-style-name="Visited_20_Internet_20_Link">
https://armyinform.com.ua/2023/04/10/czentr-protydiyi-dezinformacziyi-rozvinchuye-rosijski-fejkovi-video/</text:a>
</text:p>
      <!--NEWS-->
      <text:h text:style-name="P10" text:outline-level="1">
<text:span text:style-name="T4">
对于乌克兰人，从波兰到德国免费旅行</text:span>
</text:h>
      <text:p text:style-name="P4">
作者: ['АРМІЯINFORM']</text:p>
      <text:p text:style-name="P4">
时间: 2023-04-10T34:00:00-04:00</text:p>
      <text:p text:style-name="P4">
描述: 说“消息 - 汉诺威”。 诺曼诺夫（Nomanov）对乌克兰的困惑Provyzd ...与乌克兰2022年的战争，与乌克兰的最新新闻战争，与乌克兰的新闻战争，与乌克兰2022年的新闻战争，今天将在乌克兰和俄罗斯之间以及乌克兰的战争之间发生战争他们说，是否会在不久的将来与乌克兰发生战争</text:p>
      <text:p text:style-name="P4">
图片: ['<text:a xlink:type="simple" xlink:href="https://armyinform.com.ua/wp-content/uploads/2023/04/img_20230409_105155_656.jpg" text:style-name="Internet_20_link" text:visited-style-name="Visited_20_Internet_20_Link">
img_20230409_105155_656.jpg</text:a>
']</text:p>
      <text:p text:style-name="P4">
标签: ['МІНРЕІНТЕГРАЦІЇ']</text:p>
      <text:p text:style-name="P4">
类别: News</text:p>
      <!--METADATA-->
      <text:p text:style-name="P4">
<draw:frame draw:style-name="fr1" draw:name="Image194" text:anchor-type="as-char" svg:width="6.9236in" svg:height="3.894525in" draw:z-index="0">
<draw:image xlink:href="../Images/AРМІЯINFORM/2023-04-10T34-00-00-04-00/img_20230409_105155_656.jpg" xlink:type="simple" xlink:show="embed" xlink:actuate="onLoad" draw:mime-type="image/jpeg"/>
</draw:frame>
说明性照片</text:p>
      <text:p text:style-name="P4">
这是火车“ Przemysl -Hanover”。 <text:a xlink:type="simple" xlink:href="https://minre.gov.ua/2023/04/09/bezoplatnyj-proyizd-potyagom-z-polshhi-do-nimechchyny-dlya-ukrayincziv-prodovzheno/" text:style-name="Internet_20_link" text:visited-style-name="Visited_20_Internet_20_Link">
报告</text:a>
乌克兰暂时占领领土的重新融入部。</text:p>
      <text:p text:style-name="P4">
从Przemysl出发将在4月22:30的奇数上进行。您不需要种植优惠券。 您要做的就是介绍乌克兰公民或其他身份文件。</text:p>
      <text:p text:style-name="P4">
运输优先考虑的人是有波兰红十字会的手镯，有孩子，老年人和人的家庭。 在缺乏空缺的情况下，您应该联系志愿者十字架。 他们将有助于安置，并保证下一列火车。</text:p>
      <text:p text:style-name="P4">
在汉诺威，乘客受到了雇员或志愿者的欢迎，他们将向中心指示玛莎。</text:p>
      <text:p text:style-name="P4">
News Source: <text:a xlink:type="simple" xlink:href="https://armyinform.com.ua/2023/04/10/dlya-ukrayincziv-prodovzheno-bezoplatnyj-proyizd-potyagom-z-polshhi-do-nimechchyny/" text:style-name="Internet_20_link" text:visited-style-name="Visited_20_Internet_20_Link">
https://armyinform.com.ua/2023/04/10/dlya-ukrayincziv-prodovzheno-bezoplatnyj-proyizd-potyagom-z-polshhi-do-nimechchyny/</text:a>
</text:p>
      <!--NEWS-->
      <text:h text:style-name="P10" text:outline-level="1">
<text:span text:style-name="T4">
如果我们不解决“俄罗斯”的问题，那么所有其他问题对我们来说都是极其困难的-Alexei Danilov</text:span>
</text:h>
      <text:p text:style-name="P4">
作者: ['АРМІЯINFORM']</text:p>
      <text:p text:style-name="P4">
时间: 2023-04-10T35:00:00-04:00</text:p>
      <text:p text:style-name="P4">
描述: 关于TSE，为国家Bezpeki的秘书，Oleksii Danylov Pid Hour的辩护...与乌克兰2022年的战争，与乌克兰的最新新闻，今天与乌克兰的新闻战争，今天与乌克兰2022年的新闻战争，乌克兰与乌克兰之间的战争是否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39260004_961995198578812_8596379817614800417_n.jpg" text:style-name="Internet_20_link" text:visited-style-name="Visited_20_Internet_20_Link">
339260004_961995198578812_8596379817614800417_n.jpg</text:a>
']</text:p>
      <text:p text:style-name="P4">
标签: ['НАЦІОНАЛЬНА ПЛАНФОРМА СТІЙКОСТІ ТА ЗГУРТОВАНОСТІ', 'ОЛЕКСІЙ ДАНІЛОВ', 'РНБО УКРАЇНИ', 'СТІЙКА УКРАЇНА']</text:p>
      <text:p text:style-name="P4">
类别: News</text:p>
      <!--METADATA-->
      <text:p text:style-name="P4">
<draw:frame draw:style-name="fr1" draw:name="Image195" text:anchor-type="as-char" svg:width="6.9236in" svg:height="4.621503in" draw:z-index="0">
<draw:image xlink:href="../Images/AРМІЯINFORM/2023-04-10T35-00-00-04-00/339260004_961995198578812_8596379817614800417_n.jpg" xlink:type="simple" xlink:show="embed" xlink:actuate="onLoad" draw:mime-type="image/jpeg"/>
</draw:frame>
关于<text:a xlink:type="simple" xlink:href="https://www.facebook.com/events/728634982233066/" text:style-name="Internet_20_link" text:visited-style-name="Visited_20_Internet_20_Link">
告诉</text:a>
国家安全与国防部秘书Alexey Danilov在讨论“面对外部挑战之前的乌克兰”期间。</text:p>
      <text:p text:style-name="P4">
他坚信俄罗斯的分裂已经开始，而全面入侵2022年2月24日的决定只加快了这一过程。</text:p>
      <text:p text:style-name="P4">
“无论某些国家(包括西方国家)的愿望如何，都会发生这种分裂。 一切都将从高加索开始。 NSDC秘书强调。</text:p>
      <text:p text:style-name="P4">
如果分裂过程未完成，乌克兰的稳定问题将不断中断议程。</text:p>
      <text:p text:style-name="P4">
“在风险区中的国家并不吸引投资者。 无论安全状况如何，都不需要使用资金。 世界上有很多国家可以在没有风险的情况下进行投资。 因此，如果我们不被俄罗斯的问题抛弃，那么所有其他问题对我们来说将非常困难。” Alexei Danilov说。</text:p>
      <text:p text:style-name="P4">
他认为，乌克兰的新工会和任务将在世界和该地区组成，以使他们在帮助下保护自己免受俄罗斯的影响。</text:p>
      <text:p text:style-name="P4">
NSDC秘书还分享了世界发展的预测。 国家安全委员会开发了五种基本情况，其中包括：</text:p>
      <text:p text:style-name="P4">
1 \。 民主国家的复兴和一个由美国陪同的人世界</text:p>
      <text:p text:style-name="P4">
2 \。 在中国影响下的变量世界</text:p>
      <text:p text:style-name="P4">
3 \。 美国和中国将统治的两个最终世界</text:p>
      <text:p text:style-name="P4">
4 \。 多极世界，或世界分散成几个经济和安全块</text:p>
      <text:p text:style-name="P4">
5 \。 欧盟和中国联盟将产生最大的影响</text:p>
      <text:p text:style-name="P4">
Alexei Danilov坚信，最有可能的是添加剂世界过渡的情况，或者是两国的竞争共存。</text:p>
      <text:p text:style-name="P4">
News Source: <text:a xlink:type="simple" xlink:href="https://armyinform.com.ua/2023/04/10/yakshho-my-ne-vyrishuyemo-pytannya-rosiyi-vsi-inshi-pytannya-budut-dlya-nas-vkraj-vazhkymy-oleksij-danilov/" text:style-name="Internet_20_link" text:visited-style-name="Visited_20_Internet_20_Link">
https://armyinform.com.ua/2023/04/10/yakshho-my-ne-vyrishuyemo-pytannya-rosiyi-vsi-inshi-pytannya-budut-dlya-nas-vkraj-vazhkymy-oleksij-danilov/</text:a>
</text:p>
      <!--NEWS-->
      <text:h text:style-name="P10" text:outline-level="1">
<text:span text:style-name="T4">
欧盟与G7国家讨论了有关俄罗斯侵略的特别法庭 - 欧洲委员会</text:span>
</text:h>
      <text:p text:style-name="P4">
作者: ['АРМІЯINFORM']</text:p>
      <text:p text:style-name="P4">
时间: 2023-04-10T36:00:00-04:00</text:p>
      <text:p text:style-name="P4">
描述: Hovropysky Union是对该国“ Great Simki”（G7）的考虑...与乌克兰2022年的战争，与乌克兰的战争是今天的最新消息，今天与乌克兰2022年的战争是今天的最后一场战争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4/630_360_1546125589-202.jpeg" text:style-name="Internet_20_link" text:visited-style-name="Visited_20_Internet_20_Link">
630_360_1546125589-202.jpeg</text:a>
']</text:p>
      <text:p text:style-name="P4">
标签: ['G7', 'STOPRUSSIA', 'YES', 'АГРЕСІЯ РФ', 'ВЕЛИКА СІМКА', 'ВТОРГНЕННЯ РФ', 'ЄВРОКОМІСАР', 'СПЕЦТРИБУНАЛ ПРОТИ РФ']</text:p>
      <text:p text:style-name="P4">
类别: News</text:p>
      <!--METADATA-->
      <text:p text:style-name="P4">
<draw:frame draw:style-name="fr1" draw:name="Image196" text:anchor-type="as-char" svg:width="6.9236in" svg:height="3.956343in" draw:z-index="0">
<draw:image xlink:href="../Images/AРМІЯINFORM/2023-04-10T36-00-00-04-00/630_360_1546125589-202.jpeg" xlink:type="simple" xlink:show="embed" xlink:actuate="onLoad" draw:mime-type="image/jpeg"/>
</draw:frame>
欧盟继续与七大国家讨论(G7)建立一个特别法庭起诉俄罗斯侵略乌克兰的可能性。 欧洲司法专员Didierenders在接受采访[Kyodonews。(https://english.kyodonews.net/news/2023/04/b59d43b0083a-eu-justice-chief-seeks-g-7-unity-on-tribunal-for-russia-over-ukraine.html)“在日本在G7担任总统期间，我们将继续(与大七国国家的讨论。  -  <text:span text:style-name="T4">
 </text:span>
。)看看是否可以使用相同的方法。 现在在地图上放置的是侵略罪。”迪尔·雷德斯(Didier Reinders)说。</text:p>
      <text:p text:style-name="P4">
他强调说，在与乌克兰司法机构合作，联合国国际刑事法院的欧盟正在研究建立一个特别法庭或混合法庭的可能性，乌克兰和国际法官参加俄罗斯的起诉对乌克兰的侵略罪。</text:p>
      <text:p text:style-name="P4">
G7的司法部长 - 英国，加拿大，法国，德国，意大利，日本，美国和欧盟 - 在7月7日在东京举行的会议上，他们计划在乌克兰，在莫斯科解决的战争期间，他们计划在乌克兰。</text:p>
      <text:p text:style-name="P4">
我们会提醒，沃迪米尔·泽伦斯基(Volodymyr Zelenskyy)总统认为，将在战争结束后创建一个特殊的法庭，以吸引俄罗斯领导人侵略乌克兰。 目前正在进行有关联合国解决方案的格式和文本-Web抽屉的工作。</text:p>
      <text:p text:style-name="P4">
News Source: <text:a xlink:type="simple" xlink:href="https://armyinform.com.ua/2023/04/10/yevrosoyuz-obgovoryuye-z-krayinamy-g7-specztrybunal-shhodo-zlochynu-agresiyi-rosiyi-yevrokomisar/" text:style-name="Internet_20_link" text:visited-style-name="Visited_20_Internet_20_Link">
https://armyinform.com.ua/2023/04/10/yevrosoyuz-obgovoryuye-z-krayinamy-g7-specztrybunal-shhodo-zlochynu-agresiyi-rosiyi-yevrokomisar/</text:a>
</text:p>
      <!--NEWS-->
      <text:h text:style-name="P10" text:outline-level="1">
<text:span text:style-name="T4">
俄罗斯人使用火炮来弥补进攻潜力的减少 - 战争研究所</text:span>
</text:h>
      <text:p text:style-name="P4">
作者: ['АРМІЯINFORM']</text:p>
      <text:p text:style-name="P4">
时间: 2023-04-10T37:00:00-04:00</text:p>
      <text:p text:style-name="P4">
描述: 这些人是俄罗斯联邦Vedei Black Updowns的军队，前线，Vyannya Zagal ...与乌克兰2022年的战争，与乌克兰与乌克兰的最新新闻，今天与乌克兰的新闻战争，乌克兰2022年的新闻战，乌克兰和乌克兰之间的战争将发生俄罗斯以及何时，何时，何时，何时，何时，何时，何时，何时，何时，何时，何时，何时，何时，何时，2022年与乌克兰的战争将在不久的将来与乌克兰发生战争乌克兰，乌克兰今天的新闻，乌克兰媒体的乌克兰新闻在俄罗斯</text:p>
      <text:p text:style-name="P4">
图片: ['<text:a xlink:type="simple" xlink:href="https://armyinform.com.ua/wp-content/uploads/2022/05/artyleriya-rf.jpg" text:style-name="Internet_20_link" text:visited-style-name="Visited_20_Internet_20_Link">
artyleriya-rf.jpg</text:a>
']</text:p>
      <text:p text:style-name="P4">
标签: ['АРТИЛЕРІЯ РФ', 'ЗВІТ ІНСТИТУТУ ВИВЧЕННЯ ВІЙНИ', 'ІНСТИТУТ ВИВЧЕННЯ ВІЙНИ']</text:p>
      <text:p text:style-name="P4">
类别: News</text:p>
      <!--METADATA-->
      <text:p text:style-name="P4">
<draw:frame draw:style-name="fr1" draw:name="Image197" text:anchor-type="as-char" svg:width="6.9236in" svg:height="3.750283in" draw:z-index="0">
<draw:image xlink:href="../Images/AРМІЯINFORM/2023-04-10T37-00-00-04-00/artyleriya-rf.jpg" xlink:type="simple" xlink:show="embed" xlink:actuate="onLoad" draw:mime-type="image/jpeg"/>
</draw:frame>
说明性照片</text:p>
      <text:p text:style-name="P4">
尽管俄罗斯联邦的军队正在沿着整个前线战斗，但其进步仍在达到高潮，因此占领者使用炮兵​​来弥补进攻潜力的降低。</text:p>
      <text:p text:style-name="P4">
在您的[报告]中(https://www.understandingwar.org/backgrounder/russian-offensive-campaign-assessment-april-8-2023)报告战争研究所(ISW).</text:p>
      <text:p text:style-name="P4">
Зазначається, що 8 квітня голова Ради резервістів Сухопутних військ УкраїниІван Тимочко повідомив, що російські війська ведуть бої на всій лінії фронту,але наступальний потенціал росії продовжує знижуватися і що нинішні російськіатаки спрямовані на відволікання і розпорошення українських військ вочікуванні контрнаступальних операцій.</text:p>
      <text:p text:style-name="P4">
Також повідомляється, що Іван Тимочко оцінив атаки рф, зокрема в районіБахмута та Авдіївки. Зазначається, що за його словами російські війська недосягають серйозних успіхів на жодній ділянці фронту, зазначивши, що темпиобстрілів у Бахмуті та навколо нього дещо знизилися на одних ділянках, а наінших — повністю зупинилися.</text:p>
      <text:p text:style-name="P4">
А російський наступ на Авдіївку, за оцінкою Тимочка — «захлинувся». Вінпідкреслив, що рф досі не взяла під контроль Мар’їнку, незважаючи на те, щоперетворила місто на руїни.</text:p>
      <text:p text:style-name="P4">
Водночас російські війська використовують артилерію, щоб компенсувати зниженийнаступальний потенціал, повідомляють в ISW.</text:p>
      <text:p text:style-name="P4">
Аналітики вважають, що високий попит на снаряди свідчить, що росія значноюмірою покладається на артилерію, щоб компенсувати ключові недоліки в бойовійспроможності, зокрема погані навички наземного штурму та недоступність авіаціїв Україні.</text:p>
      <text:p text:style-name="P4">
російські війська використовують важкі артилерійські обстріли, щоб повністюзруйнувати населені пункти, перш ніж захопити їх наземними атаками.</text:p>
      <text:p text:style-name="P4">
«Триваючий дефіцит артилерійських боєприпасів у росії підірве здатністьросійських військових продовжувати компенсувати інші свої недоліки таобмеження», — йдеться у зведенні.</text:p>
      <text:p text:style-name="P4">
News Source: <text:a xlink:type="simple" xlink:href="https://armyinform.com.ua/2023/04/10/rosiyany-vykorystovuyut-artyleriyu-shhob-kompensuvaty-znyzhennya-nastupalnogo-potenczialu-instytut-vyvchennya-vijny/" text:style-name="Internet_20_link" text:visited-style-name="Visited_20_Internet_20_Link">
https://armyinform.com.ua/2023/04/10/rosiyany-vykorystovuyut-artyleriyu-shhob-kompensuvaty-znyzhennya-nastupalnogo-potenczialu-instytut-vyvchennya-vijny/</text:a>
</text:p>
      <!--NEWS-->
      <text:h text:style-name="P10" text:outline-level="1">
<text:span text:style-name="T4">
我们白天的航空击中了敌人的六次打击</text:span>
</text:h>
      <text:p text:style-name="P4">
作者: ['АРМІЯINFORM']</text:p>
      <text:p text:style-name="P4">
时间: 2023-04-10T38:00:00-04:00</text:p>
      <text:p text:style-name="P4">
描述: 乌克兰的乌巴兰（for Doba）的乌克兰人在Zserdzhennya地区进行了6杆。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ГЕНЕРАЛЬНИЙ ШТАБ ЗС УКРАЇНИ', 'ОПЕРАТИВНА ІНФОРМАЦІЯ', 'ХРОНІКА ОБОРОНИ']</text:p>
      <text:p text:style-name="P4">
类别: News</text:p>
      <!--METADATA-->
      <text:p text:style-name="P4">
<draw:frame draw:style-name="fr1" draw:name="Image198" text:anchor-type="as-char" svg:width="6.9236in" svg:height="4.658699in" draw:z-index="0">
<draw:image xlink:href="../Images/AРМІЯINFORM/2023-04-10T38-00-00-04-00/avicziya_udar-e1680493056934.jpg" xlink:type="simple" xlink:show="embed" xlink:actuate="onLoad" draw:mime-type="image/jpeg"/>
</draw:frame>
说明性照片<text:span text:style-name="T4">
🔥俄罗斯入侵的情况</text:span>
</text:p>
      <text:p text:style-name="P4">
<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 6个敌人无人机被枪杀：3-键入“柳叶刀”，2-“霍尔”和1-“ Supercas”，“”，“邮件”</text:p>
      <text:p text:style-name="P4">
乌克兰武装部队的总人员指出，关于失去敌人的信息一直保持一致。</text:p>
      <text:p text:style-name="P4">
News Source: <text:a xlink:type="simple" xlink:href="https://armyinform.com.ua/2023/04/10/nasha-aviacziya-protyagom-doby-zavdala-shist-udariv-po-vorogu-2/" text:style-name="Internet_20_link" text:visited-style-name="Visited_20_Internet_20_Link">
https://armyinform.com.ua/2023/04/10/nasha-aviacziya-protyagom-doby-zavdala-shist-udariv-po-vorogu-2/</text:a>
</text:p>
      <!--NEWS-->
      <text:h text:style-name="P10" text:outline-level="1">
<text:span text:style-name="T4">
俄罗斯人再次向Zaporozhye Kharkiv的Donetsk地区的和平城市开除 - 死亡且受伤</text:span>
</text:h>
      <text:p text:style-name="P4">
作者: ['АРМІЯINFORM']</text:p>
      <text:p text:style-name="P4">
时间: 2023-04-10T39:00:00-04:00</text:p>
      <text:p text:style-name="P4">
描述: 关于ZS乌克兰人的总部。 “敌人已经过去了……与乌克兰2022年的战争，与乌克兰的战争是今天的最新消息，今天与乌克兰2022年的战争是今天的最后一场，乌克兰和俄罗斯之间的战争将发生战争，当乌克兰会有，是否会有吗</text:p>
      <text:p text:style-name="P4">
图片: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标签: ['STOPRUSSIA', 'АГРЕСІЯ РФ', 'ВТОРГНЕННЯ РФ', 'ГШ ЗСУ']</text:p>
      <text:p text:style-name="P4">
类别: News</text:p>
      <!--METADATA-->
      <text:p text:style-name="P4">
<draw:frame draw:style-name="fr1" draw:name="Image199" text:anchor-type="as-char" svg:width="6.9236in" svg:height="3.894525in" draw:z-index="0">
<draw:image xlink:href="../Images/AРМІЯINFORM/2023-04-10T39-00-00-04-00/1040728078_0_0_3146_1770_1920x0_80_0_0_1665f11f0531350b041e17426b426c1a.jpg" xlink:type="simple" xlink:show="embed" xlink:actuate="onLoad" draw:mime-type="image/jpeg"/>
</draw:frame>
说明性照片<text:span text:style-name="T4">
🔥俄罗斯入侵的情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在过去的一天中，敌人击中了26架飞机和4架火箭中风。 从C-300 SMRC释放的2枚俄罗斯导弹击中了Zaporozhye民用基础设施的对象，在平民中死亡和受伤，摧毁并损坏了住宅建筑。 此外，有2枚带有S-300俄罗斯占用者的导弹是在顿涅茨克地区的Kikostyantynivka的平民基础设施上释放的。 此外，敌人在我们的部队的位置和定居点的民用基础设施上对射击大火的反应性系统进行了60炮击。 受到打击的结果，哈尔基夫(Kharkiv)和德鲁兹基夫卡(Druzhkivka Nadonechyna)的库皮斯克(Kupyansk)城市的对象基础设施受伤。 平民中有受伤，住宅区受损。</text:p>
      <text:p text:style-name="P4">
在整个乌克兰，导弹和航空罢工的可能性仍然很高。”</text:p>
      <text:p text:style-name="P4">
News Source: <text:a xlink:type="simple" xlink:href="https://armyinform.com.ua/2023/04/10/rosiyany-znovu-obstrilyaly-myrni-mista-na-donechchyni-harkivshhyni-zaporizhzhi-ye-zagybli-ta-poraneni/" text:style-name="Internet_20_link" text:visited-style-name="Visited_20_Internet_20_Link">
https://armyinform.com.ua/2023/04/10/rosiyany-znovu-obstrilyaly-myrni-mista-na-donechchyni-harkivshhyni-zaporizhzhi-ye-zagybli-ta-poraneni/</text:a>
</text:p>
      <!--NEWS-->
      <text:h text:style-name="P10" text:outline-level="1">
<text:span text:style-name="T4">
国防军在一天中击退了58次俄罗斯军队，其中30名在巴赫穆特地区</text:span>
</text:h>
      <text:p text:style-name="P4">
作者: ['АРМІЯINFORM']</text:p>
      <text:p text:style-name="P4">
时间: 2023-04-10T40:00:00-04:00</text:p>
      <text:p text:style-name="P4">
描述: 关于ZS乌克兰人的总部。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2/12/viyskovi_ef2a6-1.jpg" text:style-name="Internet_20_link" text:visited-style-name="Visited_20_Internet_20_Link">
viyskovi_ef2a6-1.jpg</text:a>
']</text:p>
      <text:p text:style-name="P4">
标签: ['STOPRUSSIA', 'АГРЕСІЯ РФ', 'ВТОРГНЕННЯ РФ', 'ГШ ЗСУ']</text:p>
      <text:p text:style-name="P4">
类别: News</text:p>
      <!--METADATA-->
      <text:p text:style-name="P4">
<draw:frame draw:style-name="fr1" draw:name="Image200" text:anchor-type="as-char" svg:width="6.9236in" svg:height="4.543613in" draw:z-index="0">
<draw:image xlink:href="../Images/AРМІЯINFORM/2023-04-10T40-00-00-04-00/viyskovi_ef2a6-1.jpg" xlink:type="simple" xlink:show="embed" xlink:actuate="onLoad" draw:mime-type="image/jpeg"/>
</draw:frame>
<text:span text:style-name="T4">
🔥俄罗斯入侵的情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敌人继续将主要努力集中在进攻，代理利马，巴赫穆特，阿维迪夫和玛丽斯基的指示上。 由于每个战士的勇气，联合日反映了与这些指示相反的58次攻击。</text:p>
      <text:p text:style-name="P4">
<text:span text:style-name="T4">
在Volyn，Polissya，Siversky和Slobozhansky的指示</text:span>
操作情况没有发生重大变化的情况下，未发现敌人进攻群体的迹象。</text:p>
      <text:p text:style-name="P4">
敌人继续在与库斯克和贝尔戈罗德地区的乌克兰地区保持军事存在。 在库尔斯克地区的边界地区，支持者继续地形工程设备。</text:p>
      <text:p text:style-name="P4">
在最后一天，敌人向Yasna Polyana Tagremyach <text:span text:style-name="T4">
 Chernihiv地区的定居点开火</text:span>
； Baranivka，Volfine，Zozillya和Popivka <text:span text:style-name="T4">
 Sumy地区</text:span>
以及兽医，Kozacha Lopan，Mala Danilovka，Hatyshche，Ustinovka，Ustinovka，Milove，Milove，Greater Burluk，Greater Burluk和Poplar in <text:span text:style-name="T4">
 Kharkiv地区</text:span>
 <text:span text:style-name="T4">
 </text:span>
 <text:span text:style-name="T4">
 </text:span>
。</text:p>
      <text:p text:style-name="P4">
<text:span text:style-name="T4">
在Kupyansk的方向</text:span>
敌人的炮击受到Krasne，Novomlinsk，两年，西部和五五年的定居点。</text:p>
      <text:p text:style-name="P4">
<text:span text:style-name="T4">
在莱曼(Lyman)的方向</text:span>
最后一天，敌人在迪布罗瓦(Dibrova)南部带领攻势失败。 Valvyoslovskoye，Cherneshchyna，Makeevka，Nevskoye，Nevskoye，Yampolivka，Lugansk地区的Bigorivka以及Wells，Torke，Siversk，有​​争议的和Brest Donetsk地区的炮弹。</text:p>
      <text:p text:style-name="P4">
<text:span text:style-name="T4">
在Bakhmut方向</text:span>
敌人继续采取进攻行动，试图控制Bakhmut市，激烈的战斗仍在继续。最后一天，敌人在Bogdanivka和附近和附近和附近的地区以东进行了不成功的进攻行动镀铬。 西伯伦单位在正面的指定区域击退了30多次敌人攻击。 Vasyukivka，Zaliznyanske，Minskivka，Orikhovo-Vasylivka，Markovo，Bakhmut，Chrome，Chrome，Ivanivske，Yar Yar Yar Yar Yar，White Gora，Zalarivka，Zalarivka，友谊和Ironetsk地区受伤。<text:span text:style-name="T4">
 In the mineral direction </text:span>
 during the day the enemy of offensive actions did not carry out shelling of the settlements of Pobeda, Novomykhailivka, Bogoyavlenka, Shakhtarskaya, Novoukrainka, Velikovrainka, Veliky Novosilka, Prykistivka and Golden Niva Niva Nadonechyna, ”the message阅读。</text:p>
      <text:p text:style-name="P4">
News Source: <text:a xlink:type="simple" xlink:href="https://armyinform.com.ua/2023/04/10/syly-oborony-za-mynulu-dobu-vidbyly-58-atak-rosijskyh-vijsk-30-iz-nyh-v-rajoni-bahmuta/" text:style-name="Internet_20_link" text:visited-style-name="Visited_20_Internet_20_Link">
https://armyinform.com.ua/2023/04/10/syly-oborony-za-mynulu-dobu-vidbyly-58-atak-rosijskyh-vijsk-30-iz-nyh-v-rajoni-bahmuta/</text:a>
</text:p>
      <!--NEWS-->
      <text:h text:style-name="P10" text:outline-level="1">
<text:span text:style-name="T4">
在Zaporozhye，占领者继续对人口进行强制认证并采用指纹</text:span>
</text:h>
      <text:p text:style-name="P4">
作者: ['АРМІЯINFORM']</text:p>
      <text:p text:style-name="P4">
时间: 2023-04-10T41:00:00-04:00</text:p>
      <text:p text:style-name="P4">
描述: 关于ZS乌克兰人的总部。 “罗西斯克（Rosiskis）的支持者……与乌克兰2022年的战争，与乌克兰的最新新闻，今天与乌克兰2022年的新闻战争，乌克兰和俄罗斯之间的战争，无论是在2022年与乌克兰发动战争，是否会发生战争是否会在2022年发生战争，无论是否会发生，这是否会在不久的将来与乌克兰的战争说，今天与乌克兰的战争，今天的乌克兰新闻，乌克兰的新闻，乌克兰媒体在俄罗斯的乌克兰新闻</text:p>
      <text:p text:style-name="P4">
图片: ['<text:a xlink:type="simple" xlink:href="https://armyinform.com.ua/wp-content/uploads/2023/02/passports.jpg" text:style-name="Internet_20_link" text:visited-style-name="Visited_20_Internet_20_Link">
passports.jpg</text:a>
']</text:p>
      <text:p text:style-name="P4">
标签: ['STOPRUSSIA', 'АГРЕСІЯ РФ', 'ВТОРГНЕННЯ РФ', 'ГШ ЗСУ', 'ЗАПОРІЗЬКА ОБЛАСТЬ', 'ПАСПОРТИЗАЦІЯ УКРАЇНЦІВ', 'ПРИМУСОВА ПАСПОРТИЗАЦІЯ']</text:p>
      <text:p text:style-name="P4">
类别: News</text:p>
      <!--METADATA-->
      <text:p text:style-name="P4">
<draw:frame draw:style-name="fr1" draw:name="Image201" text:anchor-type="as-char" svg:width="6.9236in" svg:height="3.894525in" draw:z-index="0">
<draw:image xlink:href="../Images/AРМІЯINFORM/2023-04-10T41-00-00-04-00/passports.jpg" xlink:type="simple" xlink:show="embed" xlink:actuate="onLoad" draw:mime-type="image/jpeg"/>
</draw:frame>
照片 - 刑事工具<text:span text:style-name="T4">
🔥俄罗斯入侵的情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俄罗斯入侵者继续对Zaporizhzhya地区暂时固定领土的人口进行强制认证。 特别是，在托克马克市，俄罗斯占领的“当局”报道说，为了获得俄罗斯护照，有必要提交乌克兰公民的护照，这是指指纹品味的出生证明。 值得注意的是，乌克兰公民的原始护照和出生证书似乎会回头。”消息写道。</text:p>
      <text:p text:style-name="P4">
News Source: <text:a xlink:type="simple" xlink:href="https://armyinform.com.ua/2023/04/10/na-zaporizhzhi-okupanty-prodovzhuyut-prymusovu-pasportyzacziyu-naselennya-ta-berut-vidbytky-palcziv/" text:style-name="Internet_20_link" text:visited-style-name="Visited_20_Internet_20_Link">
https://armyinform.com.ua/2023/04/10/na-zaporizhzhi-okupanty-prodovzhuyut-prymusovu-pasportyzacziyu-naselennya-ta-berut-vidbytky-palcziv/</text:a>
</text:p>
      <!--NEWS-->
      <text:h text:style-name="P10" text:outline-level="1">
<text:span text:style-name="T4">
一个伪造的机器人，在szru的官方来源下掩盖了网络上出现</text:span>
</text:h>
      <text:p text:style-name="P4">
作者: ['АРМІЯINFORM']</text:p>
      <text:p text:style-name="P4">
时间: 2023-04-10T42:00:00-04:00</text:p>
      <text:p text:style-name="P4">
描述: Okryanyanovye的呼叫服务，Telegram-Bot szru_govua_bot不是可能...与乌克兰2022的战争，与乌克兰的最新新闻，《与乌克兰2022年的新闻战》，乌克兰与乌克兰的新闻战争，乌克兰和俄罗斯和俄罗斯以及2022年在2022年与乌克兰战争他们说，与否，他们会在不久的将来与乌克兰发动战争，他们说与乌克兰的战争，今天的乌克兰新闻，乌克兰的新闻，乌克兰的新闻</text:p>
      <text:p text:style-name="P4">
图片: ['<text:a xlink:type="simple" xlink:href="https://armyinform.com.ua/wp-content/uploads/2023/04/sluzhba-zovnishnoyi-rozvidky-ukrayiny-vazhlyvo.jpg" text:style-name="Internet_20_link" text:visited-style-name="Visited_20_Internet_20_Link">
sluzhba-zovnishnoyi-rozvidky-ukrayiny-vazhlyvo.jpg</text:a>
']</text:p>
      <text:p text:style-name="P4">
标签: ['СЛУЖБА ЗОВНІШНЬОЇ РОЗВІДКИ УКРАЇНИ']</text:p>
      <text:p text:style-name="P4">
类别: News</text:p>
      <!--METADATA-->
      <text:p text:style-name="P4">
<draw:frame draw:style-name="fr1" draw:name="Image202" text:anchor-type="as-char" svg:width="6.9236in" svg:height="3.894525in" draw:z-index="0">
<draw:image xlink:href="../Images/AРМІЯINFORM/2023-04-10T42-00-00-04-00/sluzhba-zovnishnoyi-rozvidky-ukrayiny-vazhlyvo.jpg" xlink:type="simple" xlink:show="embed" xlink:actuate="onLoad" draw:mime-type="image/jpeg"/>
</draw:frame>
**外部情报服务<text:a xlink:type="simple" xlink:href="https://www.facebook.com/SZRUkraine/posts/pfbid0tCzSgpsXCfLUbnuhd1QdQ2SttetGRzyMj9AvcnEoTmagteXLxgLsME4ApGxkifcWl" text:style-name="Internet_20_link" text:visited-style-name="Visited_20_Internet_20_Link">
报告</text:a>
SZRU_GOVUA_BOT Telegram Botth与SZRU的活动无关。该程序是由欺诈者创建的，以扣押个人数据。</text:p>
      <text:p text:style-name="P4">
我们想提醒您，互联网上SZRU唯一的官方页面是官方网站组织和Facebook上的验证页面。</text:p>
      <text:p text:style-name="P4">
该服务目前正在采取所有必要的措施来停止机器人。</text:p>
      <text:p text:style-name="P4">
保持警惕，不要告诉欺诈者您的个人数据。</text:p>
      <text:p text:style-name="P4">
News Source: <text:a xlink:type="simple" xlink:href="https://armyinform.com.ua/2023/04/10/v-merezhi-zyavyvsya-fejkovyj-bot-shho-maskuyetsya-pid-oficzijne-dzherelo-szru/" text:style-name="Internet_20_link" text:visited-style-name="Visited_20_Internet_20_Link">
https://armyinform.com.ua/2023/04/10/v-merezhi-zyavyvsya-fejkovyj-bot-shho-maskuyetsya-pid-oficzijne-dzherelo-szru/</text:a>
</text:p>
      <!--NEWS-->
      <text:h text:style-name="P10" text:outline-level="1">
<text:span text:style-name="T4">
在Belgorod和Kursk地区的边界地区，俄罗斯人保留了军事存在</text:span>
</text:h>
      <text:p text:style-name="P4">
作者: ['АРМІЯINFORM']</text:p>
      <text:p text:style-name="P4">
时间: 2023-04-10T43:00:00-04:00</text:p>
      <text:p text:style-name="P4">
描述: 关于ZS乌克兰人的总部。 “ Vorog Nadali Zberiga viskov ...与乌克兰2022年的战争，与乌克兰的战争是今天的最新消息，今天与乌克兰的新闻战2022，今天的最后一场新闻，乌克兰和俄罗斯之间的战争是否会发生战争，何时会有，何时会有，将会发生，将会发生，将会发生，会有，是否在2022年与乌克兰进行战争。是否将在不久的将来与乌克兰的战争，《与乌克兰与乌克兰的战争》，《今日的乌克兰新闻》，《乌克兰新闻》，乌克兰媒体上的乌克兰新闻</text:p>
      <text:p text:style-name="P4">
图片: ['<text:a xlink:type="simple" xlink:href="https://armyinform.com.ua/wp-content/uploads/2023/01/pryhovana-mobilizacziya.jpg" text:style-name="Internet_20_link" text:visited-style-name="Visited_20_Internet_20_Link">
pryhovana-mobilizacziya.jpg</text:a>
']</text:p>
      <text:p text:style-name="P4">
标签: ['STOPRUSSIA', 'АГРЕСІЯ РФ', 'БЄЛГОРОДСЬКА ОБЛАСЬ', 'ВТОРГНЕННЯ РФ', 'ГШ ЗСУ', 'КУРСЬКА ОБЛАСТЬ', 'ПРИКОРДОННІ РАЙОНИ', 'СКУПЧЕННЯ РОСІЙСЬКИХ ВІЙСЬК НА КОРДОНІ З УКРАЇНОЮ']</text:p>
      <text:p text:style-name="P4">
类别: News</text:p>
      <!--METADATA-->
      <text:p text:style-name="P4">
<draw:frame draw:style-name="fr1" draw:name="Image203" text:anchor-type="as-char" svg:width="6.9236in" svg:height="3.952222in" draw:z-index="0">
<draw:image xlink:href="../Images/AРМІЯINFORM/2023-04-10T43-00-00-04-00/pryhovana-mobilizacziya.jpg" xlink:type="simple" xlink:show="embed" xlink:actuate="onLoad" draw:mime-type="image/jpeg"/>
</draw:frame>
说明性照片<text:span text:style-name="T4">
🔥俄罗斯完成的情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敌人继续在与库尔斯克和贝尔戈罗德地区的乌克兰地区保持军事状态。 在库尔斯克地区的边界地区，支持者继续地形工程设备。”验证说。</text:p>
      <text:p text:style-name="P4">
News Source: <text:a xlink:type="simple" xlink:href="https://armyinform.com.ua/2023/04/10/u-prykordonnyh-rajonah-byelgorodskoyi-ta-kurskoyi-oblastej-rosiyany-zberigayut-vijskovu-prysutnist/" text:style-name="Internet_20_link" text:visited-style-name="Visited_20_Internet_20_Link">
https://armyinform.com.ua/2023/04/10/u-prykordonnyh-rajonah-byelgorodskoyi-ta-kurskoyi-oblastej-rosiyany-zberigayut-vijskovu-prysutnist/</text:a>
</text:p>
      <!--NEWS-->
      <text:h text:style-name="P10" text:outline-level="1">
<text:span text:style-name="T4">
在Kherson和Zaporozhye，俄罗斯人以45多个定居点开火</text:span>
</text:h>
      <text:p text:style-name="P4">
作者: ['АРМІЯINFORM']</text:p>
      <text:p text:style-name="P4">
时间: 2023-04-10T44:00:00-04:00</text:p>
      <text:p text:style-name="P4">
描述: 关于ZS乌克兰人的总部。 “在Zaporozhehkoy Tu Khersonsky ...与乌克兰2022年的战争，与乌克兰的战争是今天的最新消息，即与乌克兰2022年的新闻战争，今天的最后一场新闻，乌克兰和俄罗斯之间的战争，何时战争，何时，这场战争，这是一场战争随着乌克兰将是，将会有，如果不久的将来，与乌克兰的战争是否会说，与乌克兰的战争是今天的乌克兰新闻，乌克兰新闻，乌克兰媒体在俄罗斯的乌克兰新闻</text:p>
      <text:p text:style-name="P4">
图片: ['<text:a xlink:type="simple" xlink:href="https://armyinform.com.ua/wp-content/uploads/2022/12/630_360_1652906572-170.jpg" text:style-name="Internet_20_link" text:visited-style-name="Visited_20_Internet_20_Link">
630_360_1652906572-170.jpg</text:a>
']</text:p>
      <text:p text:style-name="P4">
标签: ['STOPRUSSIA', 'АГРЕСІЯ РФ', 'ВТОРГНЕННЯ РФ', 'ГШ ЗСУ', 'ОБСТРІЛ ЗАПОРІЖЖЯ', 'ХЕРСОНЩИНА']</text:p>
      <text:p text:style-name="P4">
类别: News</text:p>
      <!--METADATA-->
      <text:p text:style-name="P4">
<draw:frame draw:style-name="fr1" draw:name="Image204" text:anchor-type="as-char" svg:width="6.9236in" svg:height="3.956343in" draw:z-index="0">
<draw:image xlink:href="../Images/AРМІЯINFORM/2023-04-10T44-00-00-04-00/630_360_1652906572-170.jpg" xlink:type="simple" xlink:show="embed" xlink:actuate="onLoad" draw:mime-type="image/jpeg"/>
</draw:frame>
说明性照片<text:span text:style-name="T4">
🔥俄罗斯入侵</text:span>
</text:p>
      <text:p text:style-name="P4">
关于它<text:a xlink:type="simple" xlink:href="https://www.facebook.com/GeneralStaff.ua/posts/pfbid0V5TJKFi17GkmUSbrX348ZJ8WdwHhTAXSbpCHsSByVGv7vVKyFnEP4SZHX1sPTiKil" text:style-name="Internet_20_link" text:visited-style-name="Visited_20_Internet_20_Link">
报告</text:a>
乌克兰武装部队的总参谋部。</text:p>
      <text:p text:style-name="P4">
“在Zaporizhhya和Kherson的指示中，敌人继续增加该州的防守边界和位置。 他以45个定居点开火，这是战斗线。 其中包括顿涅茨克地区的诺维波尔·弗拉米夫卡(Vramivka)； Zaporizhzhya，Olgivske，Mala Tokmachka，Novoandriivka和Kamianske Zaporizhzhya地区； Kachkarivka，Mykolaivka，Lviv，Mykilsk和Kherson地区的工程以及Kherson”  - 他将在信息中。</text:p>
      <text:p text:style-name="P4">
News Source: <text:a xlink:type="simple" xlink:href="https://armyinform.com.ua/2023/04/10/na-hersonshhyni-ta-zaporizhzhi-rosiyany-obstrilyaly-ponad-45-naselenyh-punktiv/" text:style-name="Internet_20_link" text:visited-style-name="Visited_20_Internet_20_Link">
https://armyinform.com.ua/2023/04/10/na-hersonshhyni-ta-zaporizhzhi-rosiyany-obstrilyaly-ponad-45-naselenyh-punktiv/</text:a>
</text:p>
      <!--NEWS-->
      <text:h text:style-name="P10" text:outline-level="1">
<text:span text:style-name="T4">
国防军消除了近700名入侵者，摧毁了10个手工系统和11个无人机</text:span>
</text:h>
      <text:p text:style-name="P4">
作者: ['АРМІЯINFORM']</text:p>
      <text:p text:style-name="P4">
时间: 2023-04-10T45:00:00-04:00</text:p>
      <text:p text:style-name="P4">
描述: Zagalni Boyov，在02/24/22到04/10/23 Orintovo成为：...与乌克兰2022的战争，与乌克兰的战争，今天与乌克兰的最新消息，今天与乌克兰2022的新闻战争，今天将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8acee527-fc45-49ef-b801-ce068a2b8057-scaled.jpg" text:style-name="Internet_20_link" text:visited-style-name="Visited_20_Internet_20_Link">
8acee527-fc45-49ef-b801-ce068a2b8057-scaled.jpg</text:a>
']</text:p>
      <text:p text:style-name="P4">
标签: ['STOPRUSSIA', 'АГРЕСІЯ РФ', 'ВТОРГНЕННЯ РФ', 'ВТРАТИ ВОРОГА', 'ГШ ЗСУ']</text:p>
      <text:p text:style-name="P4">
类别: News</text:p>
      <!--METADATA-->
      <text:p text:style-name="P4">
<draw:frame draw:style-name="fr1" draw:name="Image205" text:anchor-type="as-char" svg:width="6.9236in" svg:height="6.975527in" draw:z-index="0">
<draw:image xlink:href="../Images/AРМІЯINFORM/2023-04-10T45-00-00-04-00/8acee527-fc45-49ef-b801-ce068a2b8057-scaled.jpg" xlink:type="simple" xlink:show="embed" xlink:actuate="onLoad" draw:mime-type="image/jpeg"/>
</draw:frame>
敌人从24.02.22到10.04.23的全面战斗损失将定向：</text:p>
      <text:p text:style-name="P4">
<text:span text:style-name="T4">
<text:span text:style-name="T5">
人员 -  </text:span>
* 178820(+670)淘汰的人</text:span>
<text:span text:style-name="T5">
坦克 -  </text:span>
<text:span text:style-name="T5">
 3637(+1)</text:span>
<text:span text:style-name="T4">
战车 -  </text:span>
 7028(+4)<text:span text:style-name="T4">
<text:span text:style-name="T5">
炮兵系统 -  </text:span>
<text:span text:style-name="T5">
 2750(+10)</text:span>
 </text:span>
 rszv- <text:span text:style-name="T4">
 534(+1)</text:span>
<text:span text:style-name="T5">
防空 -  </text:span>
<text:span text:style-name="T5">
 282(0)</text:span>
<text:span text:style-name="T4">
飞机 -  </text:span>
 307(0)<text:span text:style-name="T4">
<text:span text:style-name="T5">
直升机 -  </text:span>
* 292(0)</text:span>
<text:span text:style-name="T5">
无人机手术战术水平 -  </text:span>
<text:span text:style-name="T5">
 2323(+11)</text:span>
<text:span text:style-name="T4">
有翼的导弹 -  </text:span>
 911(0)<text:span text:style-name="T4">
<text:span text:style-name="T5">
船 /船 -  </text:span>
* 18(0)</text:span>
<text:span text:style-name="T5">
汽车设备和坦克 -  </text:span>
<text:span text:style-name="T5">
 5607(+5)</text:span>
<text:span text:style-name="T4">
特殊技术 -  </text:span>
 311(+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4月10日，23日。</text:p>
      <text:p text:style-name="P4">
News Source: <text:a xlink:type="simple" xlink:href="https://armyinform.com.ua/2023/04/10/syly-oborony-likviduvaly-majzhe-700-okupantiv-znyshhyly-10-artsystem-ta-11-bpla/" text:style-name="Internet_20_link" text:visited-style-name="Visited_20_Internet_20_Link">
https://armyinform.com.ua/2023/04/10/syly-oborony-likviduvaly-majzhe-700-okupantiv-znyshhyly-10-artsystem-ta-11-bpla/</text:a>
</text:p>
      <!--NEWS-->
      <text:h text:style-name="P10" text:outline-level="1">
<text:span text:style-name="T4">
Garmashi射击M777摧毁了敌对的RLS“砖”</text:span>
</text:h>
      <text:p text:style-name="P4">
作者: ['АРМІЯINFORM']</text:p>
      <text:p text:style-name="P4">
时间: 2023-04-10T46:00:00-04:00</text:p>
      <text:p text:style-name="P4">
描述: Pid Hour Vikonnnya Boyovoye Zavdanni Rosvesdniki的俄克拉摩岛机械化旅的Imeni Prince ...与乌克兰2022年的战争，与乌克兰与乌克兰的最新新闻，今天与乌克兰2022年的新闻战争，今天与乌克兰的新闻战争，今天，乌克兰和俄罗斯之间的战争将在乌克兰和俄罗斯之间发生一场战争他们在2022年与乌克兰有一年</text:p>
      <text:p text:style-name="P4">
图片: ['<text:a xlink:type="simple" xlink:href="https://armyinform.com.ua/wp-content/uploads/2023/04/bez-imeni-2.jpg" text:style-name="Internet_20_link" text:visited-style-name="Visited_20_Internet_20_Link">
bez-imeni-2.jpg</text:a>
']</text:p>
      <text:p text:style-name="P4">
标签: ['STOPRUSSIA', 'АГРЕСІЯ РФ', 'ВТОРГНЕННЯ РФ', 'РЕП’ЯШОК', 'РЛС']</text:p>
      <text:p text:style-name="P4">
类别: News</text:p>
      <!--METADATA-->
      <text:p text:style-name="P4">
<draw:frame draw:style-name="fr1" draw:name="Image206" text:anchor-type="as-char" svg:width="6.9236in" svg:height="4.223396in" draw:z-index="0">
<draw:image xlink:href="../Images/AРМІЯINFORM/2023-04-10T46-00-00-04-00/bez-imeni-2.jpg" xlink:type="simple" xlink:show="embed" xlink:actuate="onLoad" draw:mime-type="image/jpeg"/>
</draw:frame>
在战斗任务中，康斯坦丁·奥斯特罗斯基王子的独立机械化brigadim的情报官员揭示了一个敌对的雷达“ brug”。</text:p>
      <text:p text:style-name="P4">
关于它<text:a xlink:type="simple" xlink:href="https://fb.watch/jPmLtuusi2/" text:style-name="Internet_20_link" text:visited-style-name="Visited_20_Internet_20_Link">
报告</text:a>
操作命令“北”。</text:p>
      <text:p text:style-name="P4">
“童子军从一个单独的炮兵旅提供了邻居的坐标。 准确的射击M777-目的被破坏了!”  - 消息说。</text:p>
      <text:p text:style-name="P4">
<text:span text:style-name="T4">
 rapyakhosh rls </text:span>
是一个现代的俄罗斯雷达站，可检测。 自2022年以来与占领者一起服务。 根据20123年1月的说法，俄罗斯人仅生产了11个这样的站点。</text:p>
      <text:p text:style-name="P4">
News Source: <text:a xlink:type="simple" xlink:href="https://armyinform.com.ua/2023/04/10/garmashi-postrilom-m777-znyshhyly-vorozhu-rls-repyashok/" text:style-name="Internet_20_link" text:visited-style-name="Visited_20_Internet_20_Link">
https://armyinform.com.ua/2023/04/10/garmashi-postrilom-m777-znyshhyly-vorozhu-rls-repyashok/</text:a>
</text:p>
      <!--NEWS-->
      <text:h text:style-name="P10" text:outline-level="1">
<text:span text:style-name="T4">
在乌克兰沉默的时刻</text:span>
</text:h>
      <text:p text:style-name="P4">
作者: ['АРМІЯINFORM']</text:p>
      <text:p text:style-name="P4">
时间: 2023-04-10T47: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07" text:anchor-type="as-char" svg:width="6.9236in" svg:height="3.895992in" draw:z-index="0">
<draw:image xlink:href="../Images/AРМІЯINFORM/2023-04-10T47-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10/v-ukrayini-hvylyna-movchannya/" text:style-name="Internet_20_link" text:visited-style-name="Visited_20_Internet_20_Link">
https://armyinform.com.ua/2023/04/10/v-ukrayini-hvylyna-movchannya/</text:a>
</text:p>
      <!--NEWS-->
      <text:h text:style-name="P10" text:outline-level="1">
<text:span text:style-name="T4">
拉脱维亚在与白俄罗斯的边界上围栏</text:span>
</text:h>
      <text:p text:style-name="P4">
作者: ['АРМІЯINFORM']</text:p>
      <text:p text:style-name="P4">
时间: 2023-04-10T48:00:00-04:00</text:p>
      <text:p text:style-name="P4">
描述: 拉脱维亚机器人到bude evnitvva verazhi在拉特维斯科·比卢卡（Latvissko-Biloruka）...与乌克兰2022年的战争，与乌克兰的最新新闻，今天与乌克兰的新闻战争，今天与乌克兰2022年上次与乌克兰战争，乌克兰和俄罗斯之间的战争将与乌克兰之间的战争，以及与乌克兰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4/parkan.jpg" text:style-name="Internet_20_link" text:visited-style-name="Visited_20_Internet_20_Link">
parkan.jpg</text:a>
']</text:p>
      <text:p text:style-name="P4">
标签: ['БІЛОРУСЬ', 'ДЕРЖАВНИЙ КОРДОН', 'ЛИТВА']</text:p>
      <text:p text:style-name="P4">
类别: News</text:p>
      <!--METADATA-->
      <text:p text:style-name="P4">
<draw:frame draw:style-name="fr1" draw:name="Image208" text:anchor-type="as-char" svg:width="6.9236in" svg:height="3.894525in" draw:z-index="0">
<draw:image xlink:href="../Images/AРМІЯINFORM/2023-04-10T48-00-00-04-00/parkan.jpg" xlink:type="simple" xlink:show="embed" xlink:actuate="onLoad" draw:mime-type="image/jpeg"/>
</draw:frame>
拉脱维亚开始在拉脱维亚贝拉鲁斯边境上建造独立的栅栏。 它是63.9公里的地点的物理围栏。</text:p>
      <text:p text:style-name="P4">
这在[消息]中说明了(https://www.vni.lv/aktualitates/vni--aprili-saksies-buvdarbi-latvijas--baltkrievijas-robezas-izbuves-otraja-karta-)拉脱维亚州企业“国家房地产”(_拉脱维亚的国家活动协会，该协会管理国家拥有的物体。).</text:p>
      <text:p text:style-name="P4">
Водночас на чотирьох ділянках іншої черги (85,8公里)栅栏的工作完成了。</text:p>
      <text:p text:style-name="P4">
“我们目前正在看到所执行的工作的真实结果，这使看不见的延迟可以在第二阶段的阶段开始建造独立的围栏。 得益于参与专业电力的所有各方的合作，这是去年导致延迟工作的大多数问题，因此我们确信，根据围栏第一阶段的规划，将于今年初期完成，Arobot将持续第二行和第三行的图形，”国务院房地产董事会Renars Gryshkevich说。</text:p>
      <text:p text:style-name="P4">
在四月初(2023年4月3日。)首先，建造了大约54 kmogorozhi。 夏季推迟了沼泽地的一小部分的建设，并且可以根据劳动力安全要求建造广泛的建造。</text:p>
      <text:p text:style-name="P4">
与围栏的建造同时，为现代技术的围栏设备做准备，对边界技术基础设施的建设和实施的责任置于拉脱维亚国家辐射式活动中心。</text:p>
      <text:p text:style-name="P4">
通常，该项目涉及建造173公里的拉脱维亚贝拉鲁斯边界的车道。</text:p>
      <text:p text:style-name="P4">
News Source: <text:a xlink:type="simple" xlink:href="https://armyinform.com.ua/2023/04/10/latviya-zvodyt-parkan-na-kordoni-z-bilorussyu/" text:style-name="Internet_20_link" text:visited-style-name="Visited_20_Internet_20_Link">
https://armyinform.com.ua/2023/04/10/latviya-zvodyt-parkan-na-kordoni-z-bilorussyu/</text:a>
</text:p>
      <!--NEWS-->
      <text:h text:style-name="P10" text:outline-level="1">
<text:span text:style-name="T4">
在巴赫穆特（Bakhmut）的战斗中，敌人进入了烧土地的“叙利亚”战术 - 亚历山大·赛尔斯基（Alexander Syrsky）</text:span>
</text:h>
      <text:p text:style-name="P4">
作者: ['АРМІЯINFORM']</text:p>
      <text:p text:style-name="P4">
时间: 2023-04-10T49:00:00-04:00</text:p>
      <text:p text:style-name="P4">
描述: Scidary ugro-wiisk将军Oleksandr Sirsky上校的指挥官定期...与乌克兰2022年的战争，与乌克兰与乌克兰的最新新闻战争，今天与乌克兰2022年的新闻战争，乌克兰和俄罗斯之间的战争以及俄罗斯之间的战争，以及俄罗斯之间的战争他们说，乌克兰将于2022年在2022年，他们将在不久的将来与乌克兰发生战争，他们说，与乌克兰的战争，今天的乌克兰新闻，乌克兰的新闻，乌克兰媒体在俄罗斯的乌克兰新闻</text:p>
      <text:p text:style-name="P4">
图片: ['<text:a xlink:type="simple" xlink:href="https://armyinform.com.ua/wp-content/uploads/2023/04/photo_5305375717393023682_y-e1681108043687.jpg" text:style-name="Internet_20_link" text:visited-style-name="Visited_20_Internet_20_Link">
photo_5305375717393023682_y-e1681108043687.jpg</text:a>
', '<text:a xlink:type="simple" xlink:href="https://armyinform.com.ua/wp-content/uploads/2023/04/photo_5305427115266655707_y-150x150.jpg" text:style-name="Internet_20_link" text:visited-style-name="Visited_20_Internet_20_Link">
photo_5305427115266655707_y-150x150.jpg</text:a>
', '<text:a xlink:type="simple" xlink:href="https://armyinform.com.ua/wp-content/uploads/2023/04/photo_5305375717393023684_y-150x150.jpg" text:style-name="Internet_20_link" text:visited-style-name="Visited_20_Internet_20_Link">
photo_5305375717393023684_y-150x150.jpg</text:a>
', '<text:a xlink:type="simple" xlink:href="https://armyinform.com.ua/wp-content/uploads/2023/04/photo_5305375717393023685_y-150x150.jpg" text:style-name="Internet_20_link" text:visited-style-name="Visited_20_Internet_20_Link">
photo_5305375717393023685_y-150x150.jpg</text:a>
']</text:p>
      <text:p text:style-name="P4">
标签: ['MILITARY MEDIA CENTER', 'STOPRUSSIA', 'АГРЕСІЯ РФ', 'БОЇ ЗА БАХМУТ', 'ВТОРГНЕННЯ РФ', 'ОЛЕКСАНДР СИРСЬКИЙ']</text:p>
      <text:p text:style-name="P4">
类别: News</text:p>
      <!--METADATA-->
      <text:p text:style-name="P4">
<draw:frame draw:style-name="fr1" draw:name="Image209" text:anchor-type="as-char" svg:width="6.9236in" svg:height="3.65799in" draw:z-index="0">
<draw:image xlink:href="../Images/AРМІЯINFORM/2023-04-10T49-00-00-04-00/photo_5305375717393023682_y-e1681108043687.jpg" xlink:type="simple" xlink:show="embed" xlink:actuate="onLoad" draw:mime-type="image/jpeg"/>
</draw:frame>
东部部队的指挥官亚历山大·西尔斯基上校在敌对行动领域进行监管。 尤其是昨天，他沿着巴赫穆特(Bakhmut)的方向参观了前线的较热。</text:p>
      <text:p text:style-name="P4">
如<text:a xlink:type="simple" xlink:href="https://t.me/militarymediacenter/1666" text:style-name="Internet_20_link" text:visited-style-name="Visited_20_Internet_20_Link">
报告</text:a>
军事媒体中心，他听到了军事部队和团体指挥官的辩护，需要立即解决问题。</text:p>
      <text:p text:style-name="P4">
亚历山大·西尔斯基(Alexander Sirsky)上校在现场做出了迅速的决定和任务。</text:p>
      <text:p text:style-name="P4">
“我们勇敢的战士已经用尽了摇摆人，因此敌人被迫参与巴赫穆特(Bakhmut)的特种部队和登陆单位。 两侧的战斗都是僵化的。</text:p>
      <text:p text:style-name="P4">
敌人搬到了被烧毁土地的“叙利亚”策略。 通过航空和炮火的冲击来摧毁建筑物和位置。 巴赫穆特的辩护正在进行中。决议很复杂，但受到控制。</text:p>
      <text:p text:style-name="P4">
<text:a xlink:type="simple" xlink:href="https://armyinform.com.ua/wp-content/uploads/2023/04/photo_5305427115266655707_y.jpg" text:style-name="Internet_20_link" text:visited-style-name="Visited_20_Internet_20_Link">
!(Images/AРМІЯINFORM/2023-04-10T49-00-00-04-00/photo_5305427115266655707_y-150x150.jpg)</text:a>
</text:p>
      <text:p text:style-name="P4">
<text:a xlink:type="simple" xlink:href="https://armyinform.com.ua/wp-content/uploads/2023/04/photo_5305375717393023684_y.jpg" text:style-name="Internet_20_link" text:visited-style-name="Visited_20_Internet_20_Link">
<draw:frame draw:style-name="fr1" draw:name="Image210" text:anchor-type="as-char" svg:width="6.9236in" svg:height="6.9236in" draw:z-index="0">
<draw:image xlink:href="../Images/AРМІЯINFORM/2023-04-10T49-00-00-04-00/photo_5305375717393023684_y-150x150.jpg" xlink:type="simple" xlink:show="embed" xlink:actuate="onLoad" draw:mime-type="image/jpeg"/>
</draw:frame>
</text:a>
</text:p>
      <text:p text:style-name="P4">
<text:a xlink:type="simple" xlink:href="https://armyinform.com.ua/wp-content/uploads/2023/04/photo_5305375717393023685_y.jpg" text:style-name="Internet_20_link" text:visited-style-name="Visited_20_Internet_20_Link">
<draw:frame draw:style-name="fr1" draw:name="Image211" text:anchor-type="as-char" svg:width="6.9236in" svg:height="6.9236in" draw:z-index="0">
<draw:image xlink:href="../Images/AРМІЯINFORM/2023-04-10T49-00-00-04-00/photo_5305375717393023685_y-150x150.jpg" xlink:type="simple" xlink:show="embed" xlink:actuate="onLoad" draw:mime-type="image/jpeg"/>
</draw:frame>
</text:a>
此外，指挥官会见了陆军机组人员的人员，空降袭击部队，领土辩护，这些辩护在巴赫穆特的方向上英雄地反对敌人，并指出了最好的战士，有价值的礼物和现金奖励。</text:p>
      <text:p text:style-name="P4">
News Source: <text:a xlink:type="simple" xlink:href="https://armyinform.com.ua/2023/04/10/boyi-za-bahmut-vorog-perejshov-do-tak-zvanoyi-syrijskoyi-taktyky-vypalenoyi-zemli-oleksandr-syrskyj/" text:style-name="Internet_20_link" text:visited-style-name="Visited_20_Internet_20_Link">
https://armyinform.com.ua/2023/04/10/boyi-za-bahmut-vorog-perejshov-do-tak-zvanoyi-syrijskoyi-taktyky-vypalenoyi-zemli-oleksandr-syrskyj/</text:a>
</text:p>
      <!--NEWS-->
      <text:h text:style-name="P10" text:outline-level="1">
<text:span text:style-name="T4">
英国国防部展示了武装部队如何在挑战者2坦克上学习</text:span>
</text:h>
      <text:p text:style-name="P4">
作者: ['АРМІЯINFORM']</text:p>
      <text:p text:style-name="P4">
时间: 2023-04-10T50:00:00-04:00</text:p>
      <text:p text:style-name="P4">
描述: 英国破碎机的迷你建筑被卡德里（Kadri）击败，幸运的是……与乌克兰2022年的战争，与乌克兰与乌克兰的最新新闻，今天与乌克兰的新闻战争，今天上次与乌克兰的新闻战争，将在乌克兰和俄罗斯之间以及俄罗斯和俄罗斯之间的战争，他们在2022年与乌克兰与乌克兰的战争，无论是否将在不久</text:p>
      <text:p text:style-name="P4">
图片: ['<text:a xlink:type="simple" xlink:href="https://armyinform.com.ua/wp-content/uploads/2023/04/ftriglvwyaeoti5-e1681109573392.jpg" text:style-name="Internet_20_link" text:visited-style-name="Visited_20_Internet_20_Link">
ftriglvwyaeoti5-e1681109573392.jpg</text:a>
', '<text:a xlink:type="simple" xlink:href="https://armyinform.com.ua/wp-content/uploads/2023/04/ftrigjwwaae3cmh-150x150.jpg" text:style-name="Internet_20_link" text:visited-style-name="Visited_20_Internet_20_Link">
ftrigjwwaae3cmh-150x150.jpg</text:a>
', '<text:a xlink:type="simple" xlink:href="https://armyinform.com.ua/wp-content/uploads/2023/04/ftrigmaxwaq13y6-150x150.jpg" text:style-name="Internet_20_link" text:visited-style-name="Visited_20_Internet_20_Link">
ftrigmaxwaq13y6-150x150.jpg</text:a>
', '<text:a xlink:type="simple" xlink:href="https://armyinform.com.ua/wp-content/uploads/2023/04/ftrigi3xwaqwi3r-150x150.jpg" text:style-name="Internet_20_link" text:visited-style-name="Visited_20_Internet_20_Link">
ftrigi3xwaqwi3r-150x150.jpg</text:a>
', '<text:a xlink:type="simple" xlink:href="https://armyinform.com.ua/wp-content/uploads/2023/04/chellenger2-info2-1536x1132-1-1-1.jpg" text:style-name="Internet_20_link" text:visited-style-name="Visited_20_Internet_20_Link">
chellenger2-info2-1536x1132-1-1-1.jpg</text:a>
']</text:p>
      <text:p text:style-name="P4">
标签: ['CHALLENGER 2', 'STOPRUSSIA', 'ВЕЛИКА БРИТАНІЯ', 'ВІЙНА']</text:p>
      <text:p text:style-name="P4">
类别: News</text:p>
      <!--METADATA-->
      <text:p text:style-name="P4">
<draw:frame draw:style-name="fr1" draw:name="Image212" text:anchor-type="as-char" svg:width="6.9236in" svg:height="3.828272in" draw:z-index="0">
<draw:image xlink:href="../Images/AРМІЯINFORM/2023-04-10T50-00-00-04-00/ftriglvwyaeoti5-e1681109573392.jpg" xlink:type="simple" xlink:show="embed" xlink:actuate="onLoad" draw:mime-type="image/jpeg"/>
</draw:frame>
英国教育部已经发布了录像，因为英国讲师教乌克兰坦克船员操作Challenger 2坦克。</text:p>
      <text:p text:style-name="P4">
关于这个<text:a xlink:type="simple" xlink:href="https://twitter.com/DefenceHQ/status/1645019045589143553" text:style-name="Internet_20_link" text:visited-style-name="Visited_20_Internet_20_Link">
被引用</text:a>
在Twitter，英国国防部。</text:p>
      <text:p text:style-name="P4">
报告在报告中说：“乌克兰油轮已在英国的Challenger 2坦克接受过培训，并返回家中继续争取自由。”</text:p>
      <text:p text:style-name="P4">
<text:a xlink:type="simple" xlink:href="https://armyinform.com.ua/wp-content/uploads/2023/04/ftrigjwwaae3cmh.jpg" text:style-name="Internet_20_link" text:visited-style-name="Visited_20_Internet_20_Link">
!(Images/AРМІЯINFORM/2023-04-10T50-00-00-04-00/ftrigjwwaae3cmh-150x150.jpg)</text:a>
</text:p>
      <text:p text:style-name="P4">
<text:a xlink:type="simple" xlink:href="https://armyinform.com.ua/wp-content/uploads/2023/04/ftrigmaxwaq13y6.jpg" text:style-name="Internet_20_link" text:visited-style-name="Visited_20_Internet_20_Link">
<draw:frame draw:style-name="fr1" draw:name="Image213" text:anchor-type="as-char" svg:width="6.9236in" svg:height="6.9236in" draw:z-index="0">
<draw:image xlink:href="../Images/AРМІЯINFORM/2023-04-10T50-00-00-04-00/ftrigmaxwaq13y6-150x150.jpg" xlink:type="simple" xlink:show="embed" xlink:actuate="onLoad" draw:mime-type="image/jpeg"/>
</draw:frame>
</text:a>
</text:p>
      <text:p text:style-name="P4">
<text:a xlink:type="simple" xlink:href="https://armyinform.com.ua/wp-content/uploads/2023/04/ftrigi3xwaqwi3r.jpg" text:style-name="Internet_20_link" text:visited-style-name="Visited_20_Internet_20_Link">
<draw:frame draw:style-name="fr1" draw:name="Image214" text:anchor-type="as-char" svg:width="6.9236in" svg:height="6.9236in" draw:z-index="0">
<draw:image xlink:href="../Images/AРМІЯINFORM/2023-04-10T50-00-00-04-00/ftrigi3xwaqwi3r-150x150.jpg" xlink:type="simple" xlink:show="embed" xlink:actuate="onLoad" draw:mime-type="image/jpeg"/>
</draw:frame>
</text:a>
回想一下，培训在一月份宣布英国[将通过]之后不久就开始了(https://armyinform.com.ua/2023/01/14/rishi-sunak-pidtverdyv-rishennya-velykoyi-brytaniyi-nadaty-ukrayini-tanky-challenger-2/)乌克兰14坦克<text:a xlink:type="simple" xlink:href="https://armyinform.com.ua/2023/01/23/tank-challenger-2-brytanskyj-kremeznyj-panczyrnyk-shho-kydaye-vyklyk/" text:style-name="Internet_20_link" text:visited-style-name="Visited_20_Internet_20_Link">
挑战者2</text:a>
，以及弹药和备件。</text:p>
      <text:p text:style-name="P4">
<draw:frame draw:style-name="fr1" draw:name="Image215" text:anchor-type="as-char" svg:width="6.9236in" svg:height="5.100385in" draw:z-index="0">
<draw:image xlink:href="../Images/AРМІЯINFORM/2023-04-10T50-00-00-04-00/chellenger2-info2-1536x1132-1-1-1.jpg" xlink:type="simple" xlink:show="embed" xlink:actuate="onLoad" draw:mime-type="image/jpeg"/>
</draw:frame>
Challenger 2坦克标志着乌克兰武装部队的可能性的步骤变化，为其船员提供了更好的保护，并为他们提供了一些最新，更先进的射击系统。</text:p>
      <text:p text:style-name="P4">
News Source: <text:a xlink:type="simple" xlink:href="https://armyinform.com.ua/2023/04/10/u-minoborony-velykoyi-brytaniyi-pokazaly-yak-vijskovi-zsu-navchalysya-na-tankah-challenger-2/" text:style-name="Internet_20_link" text:visited-style-name="Visited_20_Internet_20_Link">
https://armyinform.com.ua/2023/04/10/u-minoborony-velykoyi-brytaniyi-pokazaly-yak-vijskovi-zsu-navchalysya-na-tankah-challenger-2/</text:a>
</text:p>
      <!--NEWS-->
      <text:h text:style-name="P10" text:outline-level="1">
<text:span text:style-name="T4">
在乌克兰，他们建立了一个国际联盟，以返回乌克兰孤儿</text:span>
</text:h>
      <text:p text:style-name="P4">
作者: ['АРМІЯINFORM']</text:p>
      <text:p text:style-name="P4">
时间: 2023-04-10T51:00:00-04:00</text:p>
      <text:p text:style-name="P4">
描述: Coalitzi，Shchob Zmusiti的邮件的形式，Roseniy变成了我们日期的Dodom。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photo-2023-03-28-12-40-56-e1681107719449.jpg" text:style-name="Internet_20_link" text:visited-style-name="Visited_20_Internet_20_Link">
photo-2023-03-28-12-40-56-e1681107719449.jpg</text:a>
']</text:p>
      <text:p text:style-name="P4">
标签: ['ІРИНА ВЕРЕЩУК', 'МІНРЕІНТЕГРАЦІЇ']</text:p>
      <text:p text:style-name="P4">
类别: News</text:p>
      <!--METADATA-->
      <text:p text:style-name="P4">
<draw:frame draw:style-name="fr1" draw:name="Image216" text:anchor-type="as-char" svg:width="6.9236in" svg:height="3.822705in" draw:z-index="0">
<draw:image xlink:href="../Images/AРМІЯINFORM/2023-04-10T51-00-00-04-00/photo-2023-03-28-12-40-56-e1681107719449.jpg" xlink:type="simple" xlink:show="embed" xlink:actuate="onLoad" draw:mime-type="image/jpeg"/>
</draw:frame>
正在建立一个国际联盟，迫使俄罗斯带回我们的孤儿。</text:p>
      <text:p text:style-name="P4">
关于它<text:a xlink:type="simple" xlink:href="https%3A%2F%2Fwww.facebook.com%2FMReintegration%2Fposts%2Fpfbid0J7XLF7tMDL9SKWWZ8ZK2dHAYTH8UWRPgdBpGHBdMyDHHxfj6nwX3o1sQPbZqgihkl&amp;show_text=true&amp;width=500" text:style-name="Internet_20_link" text:visited-style-name="Visited_20_Internet_20_Link">
报告</text:a>
乌克兰Irina Vereshchuk暂时占领的领土的替代人士最少的少数人。</text:p>
      <text:p text:style-name="P4">
她提醒俄罗斯非法在俄罗斯领土的俄罗斯领土上非法拥有4396个孤儿。</text:p>
      <text:p text:style-name="P4">
“这就是为什么在Mmandrius Ermak总统任期内有关儿童保护和安全的协调委员会正在致力于建立国际联盟的原因，该联盟的任务将是针对乌克兰孤儿和对反乌克兰人的肇事者的惩罚孩子们，”她说。</text:p>
      <text:p text:style-name="P4">
Irina Vereshchuk强调，在这种情况下，我们对帮助世界法非常重要。</text:p>
      <text:p text:style-name="P4">
“现在正在成立一群国际领导人，他们对这种联盟表示了公众的支持。 其中包括Ursula von der Liaien，Mateusz Moravtsky和Tias。 也应该有一个调解人。 它可以是任何人：国际十字架，联合国性联合国教育署，联合国儿童基金会等。 我希望这样的平台能尽快生效。”部长总结说。</text:p>
      <text:p text:style-name="P4">
News Source: <text:a xlink:type="simple" xlink:href="https://armyinform.com.ua/2023/04/10/v-ukrayini-stvoryuyut-mizhnarodnu-koalicziyu-dlya-povernennya-ukrayinskyh-ditej-syrit/" text:style-name="Internet_20_link" text:visited-style-name="Visited_20_Internet_20_Link">
https://armyinform.com.ua/2023/04/10/v-ukrayini-stvoryuyut-mizhnarodnu-koalicziyu-dlya-povernennya-ukrayinskyh-ditej-syrit/</text:a>
</text:p>
      <!--NEWS-->
      <text:h text:style-name="P10" text:outline-level="1">
<text:span text:style-name="T4">
从世界上获得的：军事外科医生用枪伤的心脏挽救了战士</text:span>
</text:h>
      <text:p text:style-name="P4">
作者: ['АРМІЯINFORM']</text:p>
      <text:p text:style-name="P4">
时间: 2023-04-10T52:00:00-04:00</text:p>
      <text:p text:style-name="P4">
描述: Viiskovi Xirurges在offrantovikh刺激的活泼的活力Viiskovokovoskya上...与乌克兰2022年的战争，与乌克兰的最新新闻，《与乌克兰的新闻战争》，与乌克兰的新闻战争，乌克兰2022年的新闻战争，乌克兰和俄罗斯的最后一场与乌克兰的战争，以及2022年在20222年与乌克兰的战争他们说，与否，他们是否会在不久的将来与乌克兰进行战争</text:p>
      <text:p text:style-name="P4">
图片: ['<text:a xlink:type="simple" xlink:href="https://armyinform.com.ua/wp-content/uploads/2023/04/photo_5303127941963695721_y.jpg" text:style-name="Internet_20_link" text:visited-style-name="Visited_20_Internet_20_Link">
photo_5303127941963695721_y.jpg</text:a>
', '<text:a xlink:type="simple" xlink:href="https://armyinform.com.ua/wp-content/uploads/2023/04/photo_5305781033456748366_y.jpg" text:style-name="Internet_20_link" text:visited-style-name="Visited_20_Internet_20_Link">
photo_5305781033456748366_y.jpg</text:a>
']</text:p>
      <text:p text:style-name="P4">
标签: ['ВІЙСЬКОВІ ХІРУРГИ', 'ГАННА МАЛЯР']</text:p>
      <text:p text:style-name="P4">
类别: News</text:p>
      <!--METADATA-->
      <text:p text:style-name="P4">
<draw:frame draw:style-name="fr1" draw:name="Image217" text:anchor-type="as-char" svg:width="6.9236in" svg:height="4.617987in" draw:z-index="0">
<draw:image xlink:href="../Images/AРМІЯINFORM/2023-04-10T52-00-00-04-00/photo_5303127941963695721_y.jpg" xlink:type="simple" xlink:show="embed" xlink:actuate="onLoad" draw:mime-type="image/jpeg"/>
</draw:frame>
说明性照片</text:p>
      <text:p text:style-name="P4">
一家前线医院的军事外科医生用枪伤的伤口挽救了一名救生员。</text:p>
      <text:p text:style-name="P4">
关于它<text:a xlink:type="simple" xlink:href="https://t.me/annamaliar/631" text:style-name="Internet_20_link" text:visited-style-name="Visited_20_Internet_20_Link">
报告</text:a>
乌克兰国防部副部长安娜·马利亚(Anna Malyar)。</text:p>
      <text:p text:style-name="P4">
“一家人医院的一家前线医院中实施的手术是“摘自那个世界”。 4月8日，左胸腔马车和心包腔以及左心房的撤离人员的医生以及左心腔。”演讲说。</text:p>
      <text:p text:style-name="P4">
根据她的说法，患者处于严重状态，有多个腹腔和心脏的碎片。 医生已决定立即进行干预。</text:p>
      <text:p text:style-name="P4">
“他们成功地实现了：消除心脏的部分棉塞，缝合左心室的侧面和对角线分支和对角线的毛巾，以及包裹动脉的钝边缘的毛巾，停止了出血。 消除大量腐烂的左侧血胸肉，心包腔的排水和左腔腔。 胸部密封。</text:p>
      <text:p text:style-name="P4">
截至今天，对患者来说，最糟糕的是，幸运的是。 战士的状态。 它被运输以进行进一步的治疗和恢复。 在不久的将来，它必须显示我们拯救的战士和一个故事。”乌克兰国防部副部长说。</text:p>
      <text:p text:style-name="P4">
<draw:frame draw:style-name="fr1" draw:name="Image218" text:anchor-type="as-char" svg:width="6.9236in" svg:height="9.231467in" draw:z-index="0">
<draw:image xlink:href="../Images/AРМІЯINFORM/2023-04-10T52-00-00-04-00/photo_5305781033456748366_y.jpg" xlink:type="simple" xlink:show="embed" xlink:actuate="onLoad" draw:mime-type="image/jpeg"/>
</draw:frame>
该手术由外科医生Dmitry Beshley和由Andriyos，Sergei Zayachkivsky和Roman Sobko组成的外科团队进行。</text:p>
      <text:p text:style-name="P4">
“武装部队的医疗部队并没有使已经在军事医生中使用过的独特行动感到惊讶。 奇迹不仅发生 - 他们被我们的外科医生的手压了!”  - 安娜·马利亚(Anna Malyar)说。</text:p>
      <text:p text:style-name="P4">
News Source: <text:a xlink:type="simple" xlink:href="https://armyinform.com.ua/2023/04/10/distaly-z-togo-svitu-vijskovi-hirurgy-vryatuvaly-vijskovogo-z-vognepalnym-ulamkovym-poranennyam-serczya/" text:style-name="Internet_20_link" text:visited-style-name="Visited_20_Internet_20_Link">
https://armyinform.com.ua/2023/04/10/distaly-z-togo-svitu-vijskovi-hirurgy-vryatuvaly-vijskovogo-z-vognepalnym-ulamkovym-poranennyam-serczya/</text:a>
</text:p>
      <!--NEWS-->
      <text:h text:style-name="P10" text:outline-level="1">
<text:span text:style-name="T4">
每天通过烟火技术中和400多个爆炸性物品</text:span>
</text:h>
      <text:p text:style-name="P4">
作者: ['АРМІЯINFORM']</text:p>
      <text:p text:style-name="P4">
时间: 2023-04-10T53:00:00-04:00</text:p>
      <text:p text:style-name="P4">
描述: 乌克兰情况的最后一次采矿服务94 ...与乌克兰2022年的战争，与乌克兰的战争是今天的最新消息，是与乌克兰2022年的战争，是乌克兰和俄罗斯的最后一场战争，以及2022年与乌克兰的战争他们说，是否会有一年的一年，在不久的将来会与乌克兰战争</text:p>
      <text:p text:style-name="P4">
图片: ['<text:a xlink:type="simple" xlink:href="https://armyinform.com.ua/wp-content/uploads/2023/01/626bf4da61ec9-1-1.jpeg" text:style-name="Internet_20_link" text:visited-style-name="Visited_20_Internet_20_Link">
626bf4da61ec9-1-1.jpeg</text:a>
', '<text:a xlink:type="simple" xlink:href="https://armyinform.com.ua/wp-content/uploads/2023/04/d056d2b6-616e-4798-8fc2-694575ec6ada.jpg" text:style-name="Internet_20_link" text:visited-style-name="Visited_20_Internet_20_Link">
d056d2b6-616e-4798-8fc2-694575ec6ada.jpg</text:a>
']</text:p>
      <text:p text:style-name="P4">
标签: []</text:p>
      <text:p text:style-name="P4">
类别: News</text:p>
      <!--METADATA-->
      <text:p text:style-name="P4">
<draw:frame draw:style-name="fr1" draw:name="Image219" text:anchor-type="as-char" svg:width="6.9236in" svg:height="4.32725in" draw:z-index="0">
<draw:image xlink:href="../Images/AРМІЯINFORM/2023-04-10T53-00-00-04-00/626bf4da61ec9-1-1.jpeg" xlink:type="simple" xlink:show="embed" xlink:actuate="onLoad" draw:mime-type="image/jpeg"/>
</draw:frame>
白天，乌克兰州政府服务的烟火单位针对特殊情况<text:span text:style-name="T4">
 94次</text:span>
参与了执行Demining任务。</text:p>
      <text:p text:style-name="P4">
关于它<text:a xlink:type="simple" xlink:href="https://dsns.gov.ua/uk/news/nadzvicaini-podiyi/informaciia-shhodo-diialnosti-pirotexnicnix-pidrozdiliv-dsns-98" text:style-name="Internet_20_link" text:visited-style-name="Visited_20_Internet_20_Link">
报告</text:a>
乌克兰的Sesu。</text:p>
      <text:p text:style-name="P4">
烟火技术揭示，抓住和处置了<text:span text:style-name="T4">
 422爆炸边缘</text:span>
 <text:span text:style-name="T4">
 </text:span>
您**，对17.33公顷的领土进行了调查。</text:p>
      <text:p text:style-name="P4">
最常见的烟火单元工作：在Kharkiv地区-16 578次，在基辅地区-7398，Chernihiv地区-4424 -4424，Donetsk地区-4561，Mykolaiv地区-4259，Kherson地区-4018，4018，Sumy -Sumy -1788，Cherkasy地区-1083。</text:p>
      <text:p text:style-name="P4">
参考：自大规模军事入侵俄罗斯联邦以来，乌克兰领土已被处置<text:span text:style-name="T4">
 343 096扑灭物品</text:span>
和<text:span text:style-name="T4">
 2891 </text:span>
 <text:span text:style-name="T4">
 </text:span>
 <text:span text:style-name="T4">
 kg炸药， * *特别是</text:span>
 2204 <text:span text:style-name="T4">
 </text:span>
 <text:span text:style-name="T4">
 </text:span>
航空炸弹<text:span text:style-name="T4">
。 调查了大约</text:span>
 81 812鬼**的领土。</text:p>
      <text:p text:style-name="P4">
总共剩下174,000平方米。 潜在危险领土的公里，占该州总面积的30％。</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220" text:anchor-type="as-char" svg:width="6.9236in" svg:height="5.804039in" draw:z-index="0">
<draw:image xlink:href="../Images/AРМІЯINFORM/2023-04-10T53-00-00-04-00/d056d2b6-616e-4798-8fc2-694575ec6ada.jpg" xlink:type="simple" xlink:show="embed" xlink:actuate="onLoad" draw:mime-type="image/jpeg"/>
</draw:frame>
</text:p>
      <text:p text:style-name="P4">
News Source: <text:a xlink:type="simple" xlink:href="https://armyinform.com.ua/2023/04/10/ponad-400-vybuhonebezpechnyh-predmetiv-zneshkodzheno-pirotehnikamy-za-dobu/" text:style-name="Internet_20_link" text:visited-style-name="Visited_20_Internet_20_Link">
https://armyinform.com.ua/2023/04/10/ponad-400-vybuhonebezpechnyh-predmetiv-zneshkodzheno-pirotehnikamy-za-dobu/</text:a>
</text:p>
      <!--NEWS-->
      <text:h text:style-name="P10" text:outline-level="1">
<text:span text:style-name="T4">
敌方线人被拘留，他正在收集有关捍卫南部乌克兰NPP的情报</text:span>
</text:h>
      <text:p text:style-name="P4">
作者: ['АРМІЯINFORM']</text:p>
      <text:p text:style-name="P4">
时间: 2023-04-10T54:00:00-04:00</text:p>
      <text:p text:style-name="P4">
描述: Bezpeques Vikril Shchel的服务是一个知情Rosichochochea Pid ...与乌克兰2022年的战争，与乌克兰的最新新闻，今天与乌克兰2022年的新闻战争，乌克兰与乌克兰和俄罗斯之间以及俄罗斯之间的战争是否会发生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4/9092a39d0d5e16815c4661b22050f0a3-e1681110519123.jpeg" text:style-name="Internet_20_link" text:visited-style-name="Visited_20_Internet_20_Link">
9092a39d0d5e16815c4661b22050f0a3-e1681110519123.jpeg</text:a>
']</text:p>
      <text:p text:style-name="P4">
标签: ['STOPRUSSIA', 'АГРЕСІЯ РФ', 'СБУ']</text:p>
      <text:p text:style-name="P4">
类别: News</text:p>
      <!--METADATA-->
      <text:p text:style-name="P4">
<draw:frame draw:style-name="fr1" draw:name="Image221" text:anchor-type="as-char" svg:width="6.9236in" svg:height="4.724339in" draw:z-index="0">
<draw:image xlink:href="../Images/AРМІЯINFORM/2023-04-10T54-00-00-04-00/9092a39d0d5e16815c4661b22050f0a3-e1681110519123.jpeg" xlink:type="simple" xlink:show="embed" xlink:actuate="onLoad" draw:mime-type="image/jpeg"/>
</draw:frame>
安全局在Mykolaiv地区的签约活动期间暴露了另一位俄罗斯特殊服务的线人。</text:p>
      <text:p text:style-name="P4">
攻击者收集了对基地地点的情报，以及保护南乌克兰核电站的国防部数量。</text:p>
      <text:p text:style-name="P4">
封闭的信息所需的占用者可以准备乌克兰能源设施上的视线火箭发射器。</text:p>
      <text:p text:style-name="P4">
对于任务，线人从他的俄罗斯“策展人”那里收到了钱。</text:p>
      <text:p text:style-name="P4">
据记录，侵略者在自己的银行卡上涉及的人2,000个UAH“ Advance”。</text:p>
      <text:p text:style-name="P4">
SBU工作人员在关键基础设施之一的照片固定期间拘留了攻击者。 被拘留者抓住了一部有工作活动证据的手机。</text:p>
      <text:p text:style-name="P4">
根据调查，侵略者的同事是南乌克兰人的居民，俄罗斯情报部门今年被乌利塔(Ulita)的不言而喻的合作所吸引。</text:p>
      <text:p text:style-name="P4">
在敌人的视野中，他在其中一张救济电报中通过了亲克雷米利人的帖子。</text:p>
      <text:p text:style-name="P4">
根据收集的证据，安全部门通知参与宣传的人。</text:p>
      <text:p text:style-name="P4">
他被选为审前拘留措施。 正在进行调查以确定犯罪的所有情况。</text:p>
      <text:p text:style-name="P4">
这些活动是由Nikolaev地区的SBU工作人员进行的，以对区域检察官办公室进行程序管理。</text:p>
      <text:p text:style-name="P4">
<text:span text:style-name="T4">
来源：</text:span>
 _ <text:a xlink:type="simple" xlink:href="https://ssu.gov.ua/novyny/sbu-zatrymala-vorozhoho-informatora-yakyi-zbyrav-rozviddani-pro-oboronu-pivdennoukrainskoi-aes" text:style-name="Internet_20_link" text:visited-style-name="Visited_20_Internet_20_Link">
SBU</text:a>
_</text:p>
      <text:p text:style-name="P4">
News Source: <text:a xlink:type="simple" xlink:href="https://armyinform.com.ua/2023/04/10/zatrymano-vorozhogo-informatora-yakyj-zbyrav-rozviddani-pro-oboronu-pivdennoukrayinskoyi-aes/" text:style-name="Internet_20_link" text:visited-style-name="Visited_20_Internet_20_Link">
https://armyinform.com.ua/2023/04/10/zatrymano-vorozhogo-informatora-yakyj-zbyrav-rozviddani-pro-oboronu-pivdennoukrayinskoyi-aes/</text:a>
</text:p>
      <!--NEWS-->
      <text:h text:style-name="P10" text:outline-level="1">
<text:span text:style-name="T4">
最后一天，俄罗斯军队解雇了乌克兰8个地区的领土</text:span>
</text:h>
      <text:p text:style-name="P4">
作者: ['АРМІЯINFORM']</text:p>
      <text:p text:style-name="P4">
时间: 2023-04-10T55:00:00-04:00</text:p>
      <text:p text:style-name="P4">
描述: 同时，Rosiyski Visyska的通行证解雇了乌克兰8个地区的盛宴。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305427115266655792_y.jpg" text:style-name="Internet_20_link" text:visited-style-name="Visited_20_Internet_20_Link">
photo_5305427115266655792_y.jpg</text:a>
']</text:p>
      <text:p text:style-name="P4">
标签: ['MILITARY MEDIA CENTER', 'STOPRUSSIA', 'ОБСТРІЛИ РФ']</text:p>
      <text:p text:style-name="P4">
类别: News</text:p>
      <!--METADATA-->
      <text:p text:style-name="P4">
<draw:frame draw:style-name="fr1" draw:name="Image222" text:anchor-type="as-char" svg:width="6.9236in" svg:height="4.849965in" draw:z-index="0">
<draw:image xlink:href="../Images/AРМІЯINFORM/2023-04-10T55-00-00-04-00/photo_5305427115266655792_y.jpg" xlink:type="simple" xlink:show="embed" xlink:actuate="onLoad" draw:mime-type="image/jpeg"/>
</draw:frame>
在最后一天，俄罗斯军队向乌克兰8个地区的领土开火。</text:p>
      <text:p text:style-name="P4">
关于它<text:a xlink:type="simple" xlink:href="https://t.me/militarymediacenter/1667" text:style-name="Internet_20_link" text:visited-style-name="Visited_20_Internet_20_Link">
报告</text:a>
军事媒体中心。</text:p>
      <text:p text:style-name="P4">
“总的来说，不同类型的武器(砂浆，坦克，枪管和反应性拟合，无人机，S-300 ZRK，战术航空)进行了142个彩绘点的炮击，确认了83个基础架构对象。</text:p>
      <text:p text:style-name="P4">
根据初步信息，有死亡和受伤，受害者的数量是。</text:p>
      <text:p text:style-name="P4">
News Source: <text:a xlink:type="simple" xlink:href="https://armyinform.com.ua/2023/04/10/mynuloyi-doby-rosijski-vijska-obstrilyaly-terytoriyu-8-oblastej-ukrayiny-2/" text:style-name="Internet_20_link" text:visited-style-name="Visited_20_Internet_20_Link">
https://armyinform.com.ua/2023/04/10/mynuloyi-doby-rosijski-vijska-obstrilyaly-terytoriyu-8-oblastej-ukrayiny-2/</text:a>
</text:p>
      <!--NEWS-->
      <text:h text:style-name="P10" text:outline-level="1">
<text:span text:style-name="T4">
俄罗斯联邦的近8万军事犯罪记录了检察官办公室</text:span>
</text:h>
      <text:p text:style-name="P4">
作者: ['АРМІЯINFORM']</text:p>
      <text:p text:style-name="P4">
时间: 2023-04-10T56: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1-32.jpg" text:style-name="Internet_20_link" text:visited-style-name="Visited_20_Internet_20_Link">
1-32.jpg</text:a>
', '<text:a xlink:type="simple" xlink:href="https://armyinform.com.ua/wp-content/uploads/2023/04/2-32.jpg" text:style-name="Internet_20_link" text:visited-style-name="Visited_20_Internet_20_Link">
2-32.jpg</text:a>
']</text:p>
      <text:p text:style-name="P4">
标签: ['ВОЄННІ ЗЛОЧИНИ РФ', 'ОФІС ГЕНЕРАЛЬНОГО ПРОКУРОРА УКРАЇНИ']</text:p>
      <text:p text:style-name="P4">
类别: News</text:p>
      <!--METADATA-->
      <text:p text:style-name="P4">
<draw:frame draw:style-name="fr1" draw:name="Image223" text:anchor-type="as-char" svg:width="6.9236in" svg:height="4.448413in" draw:z-index="0">
<draw:image xlink:href="../Images/AРМІЯINFORM/2023-04-10T56-00-00-04-00/1-32.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4月7日，它已注册：</text:p>
      <ul>
        <li>
79 516军事犯罪， * 17 035针对乌克兰国家安全的罪行。</li>
      </ul>
      <text:p text:style-name="P4">
此外，根据少年检察官的官方数据，有1415名儿童受到俄罗斯联邦的侵略的影响，其中：</text:p>
      <ul>
        <li>
468-儿童被杀， * 947-儿童因严重程度的不同程度受伤。</li>
      </ul>
      <text:p text:style-name="P4">
该部门强调，这些数字不是最终的，因为在暂时占据的有形领土上的积极战斗场所的安装中继续进行工作。</text:p>
      <text:p text:style-name="P4">
<draw:frame draw:style-name="fr1" draw:name="Image224" text:anchor-type="as-char" svg:width="6.9236in" svg:height="4.448413in" draw:z-index="0">
<draw:image xlink:href="../Images/AРМІЯINFORM/2023-04-10T56-00-00-04-00/2-32.jpg" xlink:type="simple" xlink:show="embed" xlink:actuate="onLoad" draw:mime-type="image/jpeg"/>
</draw:frame>
</text:p>
      <text:p text:style-name="P4">
News Source: <text:a xlink:type="simple" xlink:href="https://armyinform.com.ua/2023/04/10/majzhe-80-tysyach-voyennyh-zlochyniv-rf-zadokumentuvav-ofis-genprokurora/" text:style-name="Internet_20_link" text:visited-style-name="Visited_20_Internet_20_Link">
https://armyinform.com.ua/2023/04/10/majzhe-80-tysyach-voyennyh-zlochyniv-rf-zadokumentuvav-ofis-genprokurora/</text:a>
</text:p>
      <!--NEWS-->
      <text:h text:style-name="P10" text:outline-level="1">
<text:span text:style-name="T4">
在战斗义务中，黑海有4艘敌船</text:span>
</text:h>
      <text:p text:style-name="P4">
作者: ['АРМІЯINFORM']</text:p>
      <text:p text:style-name="P4">
时间: 2023-04-10T57:00:00-04:00</text:p>
      <text:p text:style-name="P4">
描述: 阿佐夫斯基（Azovsky）的乔尼（Chorny）水域中的10个kvitry村庄在战斗中得分...与乌克兰2022年的战争，与乌克兰与乌克兰的最新新闻，今天与乌克兰2022年的新闻战争，乌克兰和俄罗斯之间的战争将发生。当他们在2022年与乌克兰进行战争时，他们说，在不久的将来，乌克兰是否会与乌克兰进行战争</text:p>
      <text:p text:style-name="P4">
图片: ['<text:a xlink:type="simple" xlink:href="https://armyinform.com.ua/wp-content/uploads/2023/04/123-1.jpg" text:style-name="Internet_20_link" text:visited-style-name="Visited_20_Internet_20_Link">
123-1.jpg</text:a>
']</text:p>
      <text:p text:style-name="P4">
标签: ['STOPRUSSIA', 'ВМС ЗС УКРАЇНИ']</text:p>
      <text:p text:style-name="P4">
类别: News</text:p>
      <!--METADATA-->
      <text:p text:style-name="P4">
<draw:frame draw:style-name="fr1" draw:name="Image225" text:anchor-type="as-char" svg:width="6.9236in" svg:height="5.948526in" draw:z-index="0">
<draw:image xlink:href="../Images/AРМІЯINFORM/2023-04-10T57-00-00-04-00/123-1.jpg" xlink:type="simple" xlink:show="embed" xlink:actuate="onLoad" draw:mime-type="image/jpeg"/>
</draw:frame>
截至4月10日，黑色，阿佐夫和地中海海水中有12艘敌方船只，其中4个碳纤维翅膀有翅。 总齐射最多有24枚火箭。</text:p>
      <text:p text:style-name="P4">
这在[消息]中说明了(https://www.facebook.com/navy.mil.gov.ua/posts/pfbid02YwLKbW1pqMb3QWQcuLc4q83E8JxH7npa4iH3w7qtHETzsP4G2vmXQFtWijjeeTKZl)乌克兰武装部队海军的指挥。</text:p>
      <text:p text:style-name="P4">
其中：</text:p>
      <text:p text:style-name="P4">
<text:span text:style-name="T5">
黑海有4艘敌方船只，其中包括1枚地毯载体导弹，最多可达4枚导弹。 </text:span>
在亚齐夫的海洋中，敌人继续控制海洋通讯，负责1艘船； *地中海有7艘敌船，其中3枚机芯翼导弹的载体是20枚火箭。</text:p>
      <text:p text:style-name="P4">
俄罗斯联邦继续违反1974年海洋保护人类生命的国际公约(Solas)通过关闭自动识别系统(AIS)纳粹船只在亚佐夫海。</text:p>
      <text:p text:style-name="P4">
News Source: <text:a xlink:type="simple" xlink:href="https://armyinform.com.ua/2023/04/10/u-chornomu-mori-na-bojovomu-cherguvanni-perebuvaye-4-vorozhi-korabli/" text:style-name="Internet_20_link" text:visited-style-name="Visited_20_Internet_20_Link">
https://armyinform.com.ua/2023/04/10/u-chornomu-mori-na-bojovomu-cherguvanni-perebuvaye-4-vorozhi-korabli/</text:a>
</text:p>
      <!--NEWS-->
      <text:h text:style-name="P10" text:outline-level="1">
<text:span text:style-name="T4">
对于丢失的家属，存储了货币的支付：如何接收</text:span>
</text:h>
      <text:p text:style-name="P4">
作者: ['АРМІЯINFORM']</text:p>
      <text:p text:style-name="P4">
时间: 2023-04-10T58:00:00-04:00</text:p>
      <text:p text:style-name="P4">
描述: 在Vozhno -Cocial目录中，Viexkovo Service的明亮 - 贝利希（Bright -Belichy）的赠款...与乌克兰2022年的战争，与乌克兰的战争是今天的最新消息，今天与乌克兰2022年的战争是今天的最后一场，将是今天的最后一场新闻他们说，与乌克兰的战争将在2022年与乌克兰之间的战争之间发生战争在俄罗斯</text:p>
      <text:p text:style-name="P4">
图片: ['<text:a xlink:type="simple" xlink:href="https://armyinform.com.ua/wp-content/uploads/2023/04/fc30e7cf91e8259aaba2beccf8457ab7-1.jpeg" text:style-name="Internet_20_link" text:visited-style-name="Visited_20_Internet_20_Link">
fc30e7cf91e8259aaba2beccf8457ab7-1.jpeg</text:a>
']</text:p>
      <text:p text:style-name="P4">
标签: ['БЕЗВІСТИ ЗНИКЛІ', 'ВИПЛАТА ГРОШОВОГО ЗАБЕЗПЕЧЕННЯ', 'МІНРЕІНТЕГРАЦІЇ']</text:p>
      <text:p text:style-name="P4">
类别: News</text:p>
      <!--METADATA-->
      <text:p text:style-name="P4">
<draw:frame draw:style-name="fr1" draw:name="Image226" text:anchor-type="as-char" svg:width="6.9236in" svg:height="4.58011in" draw:z-index="0">
<draw:image xlink:href="../Images/AРМІЯINFORM/2023-04-10T58-00-00-04-00/fc30e7cf91e8259aaba2beccf8457ab7-1.jpeg" xlink:type="simple" xlink:show="embed" xlink:actuate="onLoad" draw:mime-type="image/jpeg"/>
</draw:frame>
在国家，可以在确认失踪后计算失踪人员失踪人员的社会保证。特别是，军人维持财务安全的支付。</text:p>
      <text:p text:style-name="P4">
关于它<text:a xlink:type="simple" xlink:href="https://minre.gov.ua/2023/04/10/soczialni-garantiyi-dlya-rodyn-znyklyh-bezvisty/" text:style-name="Internet_20_link" text:visited-style-name="Visited_20_Internet_20_Link">
报告</text:a>
乌克兰暂时划定领土的重返社会部。</text:p>
      <text:p text:style-name="P4">
要申请付款，您的亲戚必须申请指挥部的命令。 付款将在保留失踪人员的法律地位的整个期间。</text:p>
      <text:p text:style-name="P4">
由于失去了养家糊口的人，保留和儿童的残疾家庭成员在养老金中被杀。 有必要向养老基金的领土单位提交。</text:p>
      <text:p text:style-name="P4">
News Source: <text:a xlink:type="simple" xlink:href="https://armyinform.com.ua/2023/04/10/dlya-rodyn-znyklyh-bezvisty-zberigayetsya-vyplata-groshovogo-zabezpechennya-yak-otrymuvaty/" text:style-name="Internet_20_link" text:visited-style-name="Visited_20_Internet_20_Link">
https://armyinform.com.ua/2023/04/10/dlya-rodyn-znyklyh-bezvisty-zberigayetsya-vyplata-groshovogo-zabezpechennya-yak-otrymuvaty/</text:a>
</text:p>
      <!--NEWS-->
      <text:h text:style-name="P10" text:outline-level="1">
<text:span text:style-name="T4">
乌克兰人的世界大会为武装部队Terroboron购买了15个挖掘机</text:span>
</text:h>
      <text:p text:style-name="P4">
作者: ['АРМІЯINFORM']</text:p>
      <text:p text:style-name="P4">
时间: 2023-04-10T59:00:00-04:00</text:p>
      <text:p text:style-name="P4">
描述: Svitovy Kongres乌克兰（SKA），在他的不pitiTitite Unitewithukrane的框架内，送达...与乌克兰2022年的战争，与乌克兰与乌克兰的最新消息，今天与乌克兰2022年的战争，今天上次与乌克兰的战争，乌克兰和俄罗斯和俄罗斯和俄罗斯和俄罗斯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whatsapp-image-2023-04-09-at-23.26.59-e1681108294393.jpeg" text:style-name="Internet_20_link" text:visited-style-name="Visited_20_Internet_20_Link">
whatsapp-image-2023-04-09-at-23.26.59-e1681108294393.jpeg</text:a>
']</text:p>
      <text:p text:style-name="P4">
标签: ['ПІДТРИМКА ЗСУ', 'СВІТОВИЙ КОНГРЕС УКРАЇНЦІВ', 'СИЛИ ТЕРИТОРІАЛЬНОЇ ОБОРОНИ ЗСУ']</text:p>
      <text:p text:style-name="P4">
类别: News</text:p>
      <!--METADATA-->
      <text:p text:style-name="P4">
<draw:frame draw:style-name="fr1" draw:name="Image227" text:anchor-type="as-char" svg:width="6.9236in" svg:height="3.046384in" draw:z-index="0">
<draw:image xlink:href="../Images/AРМІЯINFORM/2023-04-10T59-00-00-04-00/whatsapp-image-2023-04-09-at-23.26.59-e1681108294393.jpeg" xlink:type="simple" xlink:show="embed" xlink:actuate="onLoad" draw:mime-type="image/jpeg"/>
</draw:frame>
乌克兰人的世界大会(sku)作为他的倡议的一部分，Unitewithukraine为领土国防军制作了15个JCB 3CX挖掘机。</text:p>
      <text:p text:style-name="P4">
关于这个<text:a xlink:type="simple" xlink:href="https://www.ukrainianworldcongress.org/ua/svitovij-kon%d2%91res-ukra%d1%97ncziv-zabezpechiv-15-ekskavatoriv-dlya-tro-dlya-oblashtuvannya-oboronnih-poziczij/" text:style-name="Internet_20_link" text:visited-style-name="Visited_20_Internet_20_Link">
被引用</text:a>
在UWC网站上。</text:p>
      <text:p text:style-name="P4">
根据乌克兰倡议的团结主任安德里·波蒂奇(Andriy Potichny)的说法，挖掘机将用于工程项目，这是乌克兰捍卫者的新防守职位。</text:p>
      <text:p text:style-name="P4">
“在很短的时间内发现，购买并交付了JCB 3CX挖掘机。 这些功能强大的机器旨在运行精致的土地，例如挖沟和战es，这种重型材料的发展。”他说。</text:p>
      <text:p text:style-name="P4">
董事指出，挖掘机将分布在五个旅之间，以加强人质地区和边境地区的乌克兰国防阵地。</text:p>
      <text:p text:style-name="P4">
乌克兰武装部队的领土国防军指挥官，伊戈特苏尔特少将，感谢UWC与乌克兰士兵的支持和合作。</text:p>
      <text:p text:style-name="P4">
“自从大型俄罗斯教练开始以来，乌克兰人的世界大会一直是乌克兰部队的可靠且稳定的伙伴。 我们可以共同取得令人难以置信的结果，”他说。</text:p>
      <text:p text:style-name="P4">
作为他主动权的一部分，Unite Wcraine Ukrine协助了数百辆Hryvnias，包括装甲车，战术医学，无人驾驶飞机，冬季设备和其他重要设备。</text:p>
      <text:p text:style-name="P4">
News Source: <text:a xlink:type="simple" xlink:href="https://armyinform.com.ua/2023/04/10/svitovyj-kongres-ukrayincziv-prydbav-15-ekskavatoriv-dlya-teroborony-zsu/" text:style-name="Internet_20_link" text:visited-style-name="Visited_20_Internet_20_Link">
https://armyinform.com.ua/2023/04/10/svitovyj-kongres-ukrayincziv-prydbav-15-ekskavatoriv-dlya-teroborony-zsu/</text:a>
</text:p>
      <!--NEWS-->
      <text:h text:style-name="P10" text:outline-level="1">
<text:span text:style-name="T4">
德国为乌克兰提供了新的军事援助计划</text:span>
</text:h>
      <text:p text:style-name="P4">
作者: ['АРМІЯINFORM']</text:p>
      <text:p text:style-name="P4">
时间: 2023-04-10T60:00:00-04:00</text:p>
      <text:p text:style-name="P4">
描述: FRN IZ证明了Bundeswehra Nada Korgov Vissyskov Domogov。 Pereponyk ...与乌克兰2022年的战争，与乌克兰的最新新闻战争，与乌克兰2022年的新闻战争，今天的最后一次战争，无论是乌克兰和俄罗斯之间的战争，以及何时，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4/dachs-1.jpg" text:style-name="Internet_20_link" text:visited-style-name="Visited_20_Internet_20_Link">
dachs-1.jpg</text:a>
']</text:p>
      <text:p text:style-name="P4">
标签: ['STOPRUSSIA', 'ДОПОМОГА ПАРТНЕРІВ', 'СВІТ ПІДТРИМУЄ УКРАЇНУ', 'УКРАЇНА - ФРН']</text:p>
      <text:p text:style-name="P4">
类别: News</text:p>
      <!--METADATA-->
      <text:p text:style-name="P4">
<draw:frame draw:style-name="fr1" draw:name="Image228" text:anchor-type="as-char" svg:width="6.9236in" svg:height="3.894525in" draw:z-index="0">
<draw:image xlink:href="../Images/AРМІЯINFORM/2023-04-10T60-00-00-04-00/dachs-1.jpg" xlink:type="simple" xlink:show="embed" xlink:actuate="onLoad" draw:mime-type="image/jpeg"/>
</draw:frame>
德国德国储备金的德国为乌克兰提供了其他军事援助。</text:p>
      <text:p text:style-name="P4">
完整列表<text:a xlink:type="simple" xlink:href="https://www.bundesregierung.de/breg-de/themen/krieg-in-der-ukraine/lieferungen-ukraine-2054514" text:style-name="Internet_20_link" text:visited-style-name="Visited_20_Internet_20_Link">
提出</text:a>
在Sitinimets国防办公室。</text:p>
      <text:p text:style-name="P4">
特别是，新软件包包括：</text:p>
      <ul>
        <li>
dachs装甲工程机； * Zetros卡车； <text:span text:style-name="T5">
移动天线形式系统； </text:span>
侦察无人机； *口径墨盒40毫米。</li>
      </ul>
      <text:p text:style-name="P4">
我们将提醒德国早期<text:a xlink:type="simple" xlink:href="https://armyinform.com.ua/2023/03/30/nimechchyna-peredala-ukrayini-chergovu-partiyu-dopomogy-dlya-frontu/" text:style-name="Internet_20_link" text:visited-style-name="Visited_20_Internet_20_Link">
转移</text:a>
乌克兰18坦克豹2A6。</text:p>
      <text:p text:style-name="P4">
News Source: <text:a xlink:type="simple" xlink:href="https://armyinform.com.ua/2023/04/10/nimechchyna-nadala-ukrayini-novyj-paket-vijskovoyi-dopomogy/" text:style-name="Internet_20_link" text:visited-style-name="Visited_20_Internet_20_Link">
https://armyinform.com.ua/2023/04/10/nimechchyna-nadala-ukrayini-novyj-paket-vijskovoyi-dopomogy/</text:a>
</text:p>
      <!--NEWS-->
      <text:h text:style-name="P10" text:outline-level="1">
<text:span text:style-name="T4">
乌克兰总统在Smolensk灾难诞辰13周年纪念日：让我们与波兰人民感到悲伤</text:span>
</text:h>
      <text:p text:style-name="P4">
作者: ['АРМІЯINFORM']</text:p>
      <text:p text:style-name="P4">
时间: 2023-04-10T61:00:00-04:00</text:p>
      <text:p text:style-name="P4">
描述: 乌克兰总统沃罗迪米尔·泽伦斯基（Volodymyr Zelensky），帕姆·雅蒂（Pam'yati）在阿维亚卡塔斯特罗（Aviakatastrophi）在...与乌克兰2022年的战争，与乌克兰与乌克兰的最新新闻战争，今天与乌克兰2022年的新闻战争，今天与乌克兰的新闻战争，乌克兰和俄罗斯之间以及俄罗斯之间的战争以及在与俄罗斯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111751924_smol-0.jpg" text:style-name="Internet_20_link" text:visited-style-name="Visited_20_Internet_20_Link">
111751924_smol-0.jpg</text:a>
']</text:p>
      <text:p text:style-name="P4">
标签: ['STOPRUSSIA', "ВШАНУВАННЯ ПАМ'ЯТІ", 'ЗВЕРНЕННЯ ПРЕЗИДЕНТА УКРАЇНИ', 'СМОЛЕНСЬКА КАТАСТРОФА']</text:p>
      <text:p text:style-name="P4">
类别: News</text:p>
      <!--METADATA-->
      <text:p text:style-name="P4">
<draw:frame draw:style-name="fr1" draw:name="Image229" text:anchor-type="as-char" svg:width="6.9236in" svg:height="3.894525in" draw:z-index="0">
<draw:image xlink:href="../Images/AРМІЯINFORM/2023-04-10T61-00-00-04-00/111751924_smol-0.jpg" xlink:type="simple" xlink:show="embed" xlink:actuate="onLoad" draw:mime-type="image/jpeg"/>
</draw:frame>
13年前，乌克兰沃罗迪米尔·泽伦斯基(Ukraine Volodymyr Zelensky)在斯莫洛伦斯克(Smolensk)，波兰·莱奇·卡钦斯基(Poland Lech Kachinsky)和波兰精英代表的代表尊敬了死去的daviakatastrophe的记忆。</text:p>
      <text:p text:style-name="P4">
他<text:a xlink:type="simple" xlink:href="https://twitter.com/ZelenskyyUa/status/1645343317616459781" text:style-name="Internet_20_link" text:visited-style-name="Visited_20_Internet_20_Link">
写</text:a>
在Twitter中。</text:p>
      <text:p text:style-name="P4">
“今天，在Smolensk灾难的13周年纪念日，我们团结起来Zpolsk人民的悲伤，并尊重波兰Lech Kaczynski总统的记忆，他的妻子，他的妻子和所有以服务于祖国的名义去世的人。 永恒的记忆!”  - 消息读取。</text:p>
      <text:p text:style-name="P4">
我们将提醒，在2010年4月10日的一次飞机失事中，在军事机场“ Smolensk-Promnia”附近，船上有96人撞上了一架波兰政府飞机。在飞机失事中，一场飞机失事死于Lech和Maria Kaczynsk国家的总统婚姻。 他们飞往第70-卡廷射击的哀悼措施。</text:p>
      <text:p text:style-name="P4">
News Source: <text:a xlink:type="simple" xlink:href="https://armyinform.com.ua/2023/04/10/prezydent-ukrayiny-u-13-tu-richnyczyu-smolenskoyi-katastrofy-yednajmosya-v-skorboti-z-polskym-narodom/" text:style-name="Internet_20_link" text:visited-style-name="Visited_20_Internet_20_Link">
https://armyinform.com.ua/2023/04/10/prezydent-ukrayiny-u-13-tu-richnyczyu-smolenskoyi-katastrofy-yednajmosya-v-skorboti-z-polskym-narodom/</text:a>
</text:p>
      <!--NEWS-->
      <text:h text:style-name="P10" text:outline-level="1">
<text:span text:style-name="T4">
帮助俄罗斯联邦驱逐一千多名乌克兰儿童的合作者报告了怀疑</text:span>
</text:h>
      <text:p text:style-name="P4">
作者: ['АРМІЯINFORM']</text:p>
      <text:p text:style-name="P4">
时间: 2023-04-10T62:00:00-04:00</text:p>
      <text:p text:style-name="P4">
描述: Pidprimitsia对顽皮的Crim的Pidozra，Yak utlla Z ...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4/61677678_605.jpg" text:style-name="Internet_20_link" text:visited-style-name="Visited_20_Internet_20_Link">
61677678_605.jpg</text:a>
']</text:p>
      <text:p text:style-name="P4">
标签: ['АР КРИМ', 'ДЕПОРТАЦІЯ УКРАЇНСЬКИХ ДІТЕЙ', 'КОЛАБОРАНТКА']</text:p>
      <text:p text:style-name="P4">
类别: News</text:p>
      <!--METADATA-->
      <text:p text:style-name="P4">
<draw:frame draw:style-name="fr1" draw:name="Image230" text:anchor-type="as-char" svg:width="6.9236in" svg:height="3.891999in" draw:z-index="0">
<draw:image xlink:href="../Images/AРМІЯINFORM/2023-04-10T62-00-00-04-00/61677678_605.jpg" xlink:type="simple" xlink:show="embed" xlink:actuate="onLoad" draw:mime-type="image/jpeg"/>
</draw:frame>
据报道，人们怀疑怀疑该临时吞并的克里米亚，该问题封闭了从乌克兰南部和东部临时占领地区的半岛1000名儿童运输的合同。</text:p>
      <text:p text:style-name="P4">
关于它<text:a xlink:type="simple" xlink:href="https://ssu.gov.ua/novyny/sbu-povidomyla-pro-pidozru-kolaboranttsi-yaka-dopomohla-rf-deportuvaty-ponad-1-tys-ukrainskykh-ditei" text:style-name="Internet_20_link" text:visited-style-name="Visited_20_Internet_20_Link">
告知</text:a>
乌克兰的安全服务。</text:p>
      <text:p text:style-name="P4">
去年9月至10月，未成年人被带到塞瓦斯托波尔(Sevastopol)，以“自愿撤离”的出现。 受害者中有孤儿和数百名父母在企图离开敌对行动的企图时被侵略者非法拘留。</text:p>
      <text:p text:style-name="P4">
合作者 - 克里米亚旅游机构之一的所有者 - 自愿受精，以帮助入侵者强行迫使他们从Kherson，Melitopol，Donetsk，Lugansk，Lugansk和Makeevka带到临时占领的Peninsula领土。为此，她分配了公共汽车。并确保了现场的部门。</text:p>
      <text:p text:style-name="P4">
它目前躲藏在乌克兰南部的暂时占领领土上。</text:p>
      <text:p text:style-name="P4">
正在进行复杂的措施，以确定犯罪的所有情况并起诉肇事者。</text:p>
      <text:p text:style-name="P4">
News Source: <text:a xlink:type="simple" xlink:href="https://armyinform.com.ua/2023/04/10/kolaborantczi-yaka-dopomogla-rf-deportuvaty-ponad-tysyachu-ukrayinskyh-ditej-povidomleno-pro-pidozru/" text:style-name="Internet_20_link" text:visited-style-name="Visited_20_Internet_20_Link">
https://armyinform.com.ua/2023/04/10/kolaborantczi-yaka-dopomogla-rf-deportuvaty-ponad-tysyachu-ukrayinskyh-ditej-povidomleno-pro-pidozru/</text:a>
</text:p>
      <!--NEWS-->
      <text:h text:style-name="P10" text:outline-level="1">
<text:span text:style-name="T4">
恐怖分子并没有克服所有珍视自由volodymyr Zelenskyy的统一</text:span>
</text:h>
      <text:p text:style-name="P4">
作者: ['АРМІЯINFORM']</text:p>
      <text:p text:style-name="P4">
时间: 2023-04-10T63:00:00-04:00</text:p>
      <text:p text:style-name="P4">
描述: Sho Rosiyko律师乌克兰沃迪米尔·Zelensky总裁曾没有进行……与乌克兰2022年的战争，与乌克兰的战争是今天的最新消息，与乌克兰2022年的新闻战是今天的最后一场战争，将会发生一场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4/photo_5305767594504078569_y.jpg" text:style-name="Internet_20_link" text:visited-style-name="Visited_20_Internet_20_Link">
photo_5305767594504078569_y.jpg</text:a>
', '<text:a xlink:type="simple" xlink:href="https://armyinform.com.ua/wp-content/uploads/2023/04/photo_5305767594504078580_y-150x150.jpg" text:style-name="Internet_20_link" text:visited-style-name="Visited_20_Internet_20_Link">
photo_5305767594504078580_y-150x150.jpg</text:a>
', '<text:a xlink:type="simple" xlink:href="https://armyinform.com.ua/wp-content/uploads/2023/04/photo_5305767594504078575_y-150x150.jpg" text:style-name="Internet_20_link" text:visited-style-name="Visited_20_Internet_20_Link">
photo_5305767594504078575_y-150x150.jpg</text:a>
', '<text:a xlink:type="simple" xlink:href="https://armyinform.com.ua/wp-content/uploads/2023/04/photo_5305767594504078577_y-150x150.jpg" text:style-name="Internet_20_link" text:visited-style-name="Visited_20_Internet_20_Link">
photo_5305767594504078577_y-150x150.jpg</text:a>
', '<text:a xlink:type="simple" xlink:href="https://armyinform.com.ua/wp-content/uploads/2023/04/photo_5305767594504078578_y-150x150.jpg" text:style-name="Internet_20_link" text:visited-style-name="Visited_20_Internet_20_Link">
photo_5305767594504078578_y-150x150.jpg</text:a>
']</text:p>
      <text:p text:style-name="P4">
标签: ['STOPRUSSIA', 'ПРЕЗИДЕНТ УКРАЇНИ']</text:p>
      <text:p text:style-name="P4">
类别: News</text:p>
      <!--METADATA-->
      <text:p text:style-name="P4">
<draw:frame draw:style-name="fr1" draw:name="Image231" text:anchor-type="as-char" svg:width="6.9236in" svg:height="4.602912in" draw:z-index="0">
<draw:image xlink:href="../Images/AРМІЯINFORM/2023-04-10T63-00-00-04-00/photo_5305767594504078569_y.jpg" xlink:type="simple" xlink:show="embed" xlink:actuate="onLoad" draw:mime-type="image/jpeg"/>
</draw:frame>
乌克兰沃迪米尔·泽伦斯基总统坚信，俄罗斯国旗不会植根于乌克兰的暂时占领领土，因为不可能克服重视自由的人的统一性。</text:p>
      <text:p text:style-name="P4">
他<text:a xlink:type="simple" xlink:href="https://t.me/V_Zelenskiy_official/5815" text:style-name="Internet_20_link" text:visited-style-name="Visited_20_Internet_20_Link">
写</text:a>
在您的教学频道中。</text:p>
      <text:p text:style-name="P4">
“恐怖分子并没有克服所有重视自由的人的统一。 占领者将用欧洲的新​​规范治愈恐吓和恐怖。 他们不会说服杀人和抢劫 - 这比根据法律和合作生活要好。 据说，伊罗斯旗将不会植根于乌克兰的占领领土。”</text:p>
      <text:p text:style-name="P4">
<text:a xlink:type="simple" xlink:href="https://armyinform.com.ua/wp-content/uploads/2023/04/photo_5305767594504078580_y.jpg" text:style-name="Internet_20_link" text:visited-style-name="Visited_20_Internet_20_Link">
!(Images/AРМІЯINFORM/2023-04-10T63-00-00-04-00/photo_5305767594504078580_y-150x150.jpg)</text:a>
</text:p>
      <text:p text:style-name="P4">
<text:a xlink:type="simple" xlink:href="https://armyinform.com.ua/wp-content/uploads/2023/04/photo_5305767594504078575_y.jpg" text:style-name="Internet_20_link" text:visited-style-name="Visited_20_Internet_20_Link">
<draw:frame draw:style-name="fr1" draw:name="Image232" text:anchor-type="as-char" svg:width="6.9236in" svg:height="6.9236in" draw:z-index="0">
<draw:image xlink:href="../Images/AРМІЯINFORM/2023-04-10T63-00-00-04-00/photo_5305767594504078575_y-150x150.jpg" xlink:type="simple" xlink:show="embed" xlink:actuate="onLoad" draw:mime-type="image/jpeg"/>
</draw:frame>
</text:a>
</text:p>
      <text:p text:style-name="P4">
<text:a xlink:type="simple" xlink:href="https://armyinform.com.ua/wp-content/uploads/2023/04/photo_5305767594504078577_y.jpg" text:style-name="Internet_20_link" text:visited-style-name="Visited_20_Internet_20_Link">
<draw:frame draw:style-name="fr1" draw:name="Image233" text:anchor-type="as-char" svg:width="6.9236in" svg:height="6.9236in" draw:z-index="0">
<draw:image xlink:href="../Images/AРМІЯINFORM/2023-04-10T63-00-00-04-00/photo_5305767594504078577_y-150x150.jpg" xlink:type="simple" xlink:show="embed" xlink:actuate="onLoad" draw:mime-type="image/jpeg"/>
</draw:frame>
</text:a>
</text:p>
      <text:p text:style-name="P4">
<text:a xlink:type="simple" xlink:href="https://armyinform.com.ua/wp-content/uploads/2023/04/photo_5305767594504078578_y.jpg" text:style-name="Internet_20_link" text:visited-style-name="Visited_20_Internet_20_Link">
<draw:frame draw:style-name="fr1" draw:name="Image234" text:anchor-type="as-char" svg:width="6.9236in" svg:height="6.9236in" draw:z-index="0">
<draw:image xlink:href="../Images/AРМІЯINFORM/2023-04-10T63-00-00-04-00/photo_5305767594504078578_y-150x150.jpg" xlink:type="simple" xlink:show="embed" xlink:actuate="onLoad" draw:mime-type="image/jpeg"/>
</draw:frame>
</text:a>
</text:p>
      <text:p text:style-name="P4">
News Source: <text:a xlink:type="simple" xlink:href="https://armyinform.com.ua/2023/04/10/derzhava-teroryst-ne-zdolaye-yednosti-vsih-hto-czinuye-svobodu-volodymyr-zelenskyj/" text:style-name="Internet_20_link" text:visited-style-name="Visited_20_Internet_20_Link">
https://armyinform.com.ua/2023/04/10/derzhava-teroryst-ne-zdolaye-yednosti-vsih-hto-czinuye-svobodu-volodymyr-zelenskyj/</text:a>
</text:p>
      <!--NEWS-->
      <text:h text:style-name="P10" text:outline-level="1">
<text:span text:style-name="T4">
根据DBR材料，将对Mariupol占领者俘虏的审判前拘留中心负责人进行判断</text:span>
</text:h>
      <text:p text:style-name="P4">
作者: ['АРМІЯINFORM']</text:p>
      <text:p text:style-name="P4">
时间: 2023-04-10T64:00:00-04:00</text:p>
      <text:p text:style-name="P4">
描述: Rossliduvan主权局的Pratsiyvniks完成了Roslijidvannya Schodo的特别节目...与乌克兰2022年的战争，与乌克兰与乌克兰的最新新闻，今天与乌克兰2022年与乌克兰的新闻进行战争，今天与乌克兰2022年的新闻战争，乌克兰和俄罗斯和俄罗斯和俄罗斯和俄罗斯和俄罗斯和俄罗斯之间的战争将会他们说，与乌克兰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dbr.jpg" text:style-name="Internet_20_link" text:visited-style-name="Visited_20_Internet_20_Link">
dbr.jpg</text:a>
']</text:p>
      <text:p text:style-name="P4">
标签: ['STOPRUSSIA', 'АГРЕСІЯ РФ', 'ВІЙНА', 'ВТОРГНЕННЯ РФ', 'ЗРАДНИК', 'МАРІУПОЛЬ', 'СЛІДЧИЙ ІЗОЛЯТОР']</text:p>
      <text:p text:style-name="P4">
类别: News</text:p>
      <!--METADATA-->
      <text:p text:style-name="P4">
<draw:frame draw:style-name="fr1" draw:name="Image235" text:anchor-type="as-char" svg:width="6.9236in" svg:height="4.684969in" draw:z-index="0">
<draw:image xlink:href="../Images/AРМІЯINFORM/2023-04-10T64-00-00-04-00/dbr.jpg" xlink:type="simple" xlink:show="embed" xlink:actuate="onLoad" draw:mime-type="image/jpeg"/>
</draw:frame>
国家调查局的雇员已经完成了针对“ Mariupol Research Destention”的一名前雇员的特殊预审调查。 在占领玛丽波尔期间，他首先与俄罗斯入侵者一起工作。</text:p>
      <text:p text:style-name="P4">
在Facebook的官方DBR网站上<text:a xlink:type="simple" xlink:href="https://dbr.gov.ua/news/za-materialami-dbr-suditimut-ochilnika-sizo-v-zahoplenomu-okupantami-mariupoli" text:style-name="Internet_20_link" text:visited-style-name="Visited_20_Internet_20_Link">
报告</text:a>
该叛徒的起诉已被送交法院。</text:p>
      <text:p text:style-name="P4">
在出版物中，该局的新闻局说 - 预审拘留中心的表达错过了军事进取的国家的吸力拘留所，后者安排了普拉浦拜夫的职位。 由于他与占领者的积极合作，被告在玛丽奥波(Mariupol)的拘留中心的战争中，在“国家”拥有的“国家拥有的服务”系统中。</text:p>
      <text:p text:style-name="P4">
他迅速向俄罗斯策展人通报了被拘留者之间的叛乱。对于现有的信息，武力被武力“放心”了叛军。 同意支持占领政权的囚犯是从一个未知的机构中释放出来的。</text:p>
      <text:p text:style-name="P4">
在抓住玛丽upol的野马拘留中心时，它保留了345人。</text:p>
      <text:p text:style-name="P4">
犯罪嫌疑人被指控叛国(艺术的第2部分。 《乌克兰刑法》 111).Санкція цієї статті передбачає довічне ув’язнення з конфіскацією майна.</text:p>
      <text:p text:style-name="P4">
News Source: <text:a xlink:type="simple" xlink:href="https://armyinform.com.ua/2023/04/10/za-materialamy-dbr-sudytymut-ochilnyka-sizo-v-zahoplenomu-okupantamy-mariupoli/" text:style-name="Internet_20_link" text:visited-style-name="Visited_20_Internet_20_Link">
https://armyinform.com.ua/2023/04/10/za-materialamy-dbr-sudytymut-ochilnyka-sizo-v-zahoplenomu-okupantamy-mariupoli/</text:a>
</text:p>
      <!--NEWS-->
      <text:h text:style-name="P10" text:outline-level="1">
<text:span text:style-name="T4">
我们能够从囚禁中返回多个被认为死亡的后卫 - 协调总部</text:span>
</text:h>
      <text:p text:style-name="P4">
作者: ['АРМІЯINFORM']</text:p>
      <text:p text:style-name="P4">
时间: 2023-04-10T65:00:00-04:00</text:p>
      <text:p text:style-name="P4">
描述: 在协调的总部，Zustinich Zustinov是Rodinovsovsovtsovs 30-ї...与乌克兰2022年的战争，与乌克兰的最新新闻，今天与乌克兰的新闻，乌克兰2022年的新闻战争，今天，乌克兰和俄罗斯之间的战争将在何时何时，以及何时及时进行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koord.jpeg" text:style-name="Internet_20_link" text:visited-style-name="Visited_20_Internet_20_Link">
koord.jpeg</text:a>
']</text:p>
      <text:p text:style-name="P4">
标签: ['STOPRUSSIA', 'АГРЕСІЯ РФ', 'ВТОРГНЕННЯ РФ', 'КООРДИНАЦІЙНИЙ ШТАБ']</text:p>
      <text:p text:style-name="P4">
类别: News</text:p>
      <!--METADATA-->
      <text:p text:style-name="P4">
<draw:frame draw:style-name="fr1" draw:name="Image236" text:anchor-type="as-char" svg:width="6.9236in" svg:height="5.1927in" draw:z-index="0">
<draw:image xlink:href="../Images/AРМІЯINFORM/2023-04-10T65-00-00-04-00/koord.jpeg" xlink:type="simple" xlink:show="embed" xlink:actuate="onLoad" draw:mime-type="image/jpeg"/>
</draw:frame>
</text:p>
      <text:p text:style-name="P4">
<text:a xlink:type="simple" xlink:href="https://telegra.ph/file/866f4f5669b9c2c285de9.jpg" text:style-name="Internet_20_link" text:visited-style-name="Visited_20_Internet_20_Link">
​​</text:a>
在协调员中，与第30个独立的机械化大学的军人家人举行了一次会议。</text:p>
      <text:p text:style-name="P4">
关于它<text:a xlink:type="simple" xlink:href="https://koordshtab.gov.ua/archive/1362" text:style-name="Internet_20_link" text:visited-style-name="Visited_20_Internet_20_Link">
告知</text:a>
战俘的协调总部。</text:p>
      <text:p text:style-name="P4">
协调总部和军事部门的代表回答了亲戚的问题。</text:p>
      <text:p text:style-name="P4">
他们讨论了官方调查进行军事敌对行动的困难。</text:p>
      <text:p text:style-name="P4">
总部代表说：“服务调查是基于军人的证词。”  - 当战斗时，您常常不会看到自己逃脱了十米的距离。 这就是现实。 或者有时兄弟俩说他们看到一个人受伤，与生活不相容，指挥官仍然解释了失踪的后卫 - 直到尸体没有被带走。 因为这样的证词通常是主观的。 建议从囚禁中返回多个被认为死亡的后卫。”</text:p>
      <text:p text:style-name="P4">
军事部门的代表解释说，根据有关个人数据保护的法律，仅应首席保护当局的检察官办公室的要求提供全部信息。</text:p>
      <text:p text:style-name="P4">
员工代表指出，如果亲人被俘虏或消失，亲戚将无法为参与者的身份提交文件。它只能在被囚禁后亲自进行服务。</text:p>
      <text:p text:style-name="P4">
News Source: <text:a xlink:type="simple" xlink:href="https://armyinform.com.ua/2023/04/10/nam-vdavalosya-povernuty-z-polonu-ne-odnogo-oboronczya-yakogo-vvazhaly-zagyblym-koordynaczijnyj-shtab/" text:style-name="Internet_20_link" text:visited-style-name="Visited_20_Internet_20_Link">
https://armyinform.com.ua/2023/04/10/nam-vdavalosya-povernuty-z-polonu-ne-odnogo-oboronczya-yakogo-vvazhaly-zagyblym-koordynaczijnyj-shtab/</text:a>
</text:p>
      <!--NEWS-->
      <text:h text:style-name="P10" text:outline-level="1">
<text:span text:style-name="T4">
武装部队物流指挥官教师教给孩子们的基础知识</text:span>
</text:h>
      <text:p text:style-name="P4">
作者: ['АРМІЯINFORM']</text:p>
      <text:p text:style-name="P4">
时间: 2023-04-10T66:00:00-04:00</text:p>
      <text:p text:style-name="P4">
描述: ZSU Logistiki部队的Instruktori司令部进行了繁忙的Vika Vid ...与乌克兰2022年的战争，今天与乌克兰的最新消息，今天与乌克兰的新闻，今天与乌克兰2022年上次与乌克兰的新闻战争，乌克兰和俄罗斯之间以及俄罗斯之间以及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syly-logistyky-1.jpg" text:style-name="Internet_20_link" text:visited-style-name="Visited_20_Internet_20_Link">
syly-logistyky-1.jpg</text:a>
', '<text:a xlink:type="simple" xlink:href="https://armyinform.com.ua/wp-content/uploads/2023/04/syly-logistyky-2-150x150.jpg" text:style-name="Internet_20_link" text:visited-style-name="Visited_20_Internet_20_Link">
syly-logistyky-2-150x150.jpg</text:a>
', '<text:a xlink:type="simple" xlink:href="https://armyinform.com.ua/wp-content/uploads/2023/04/syly-logistyky-3-150x150.jpg" text:style-name="Internet_20_link" text:visited-style-name="Visited_20_Internet_20_Link">
syly-logistyky-3-150x150.jpg</text:a>
', '<text:a xlink:type="simple" xlink:href="https://armyinform.com.ua/wp-content/uploads/2023/04/syly-logistyky-4-150x150.jpg" text:style-name="Internet_20_link" text:visited-style-name="Visited_20_Internet_20_Link">
syly-logistyky-4-150x150.jpg</text:a>
', '<text:a xlink:type="simple" xlink:href="https://armyinform.com.ua/wp-content/uploads/2023/04/syly-logistyky-5-150x150.jpg" text:style-name="Internet_20_link" text:visited-style-name="Visited_20_Internet_20_Link">
syly-logistyky-5-150x150.jpg</text:a>
', '<text:a xlink:type="simple" xlink:href="https://armyinform.com.ua/wp-content/uploads/2023/04/syly-logistyky-6-150x150.jpg" text:style-name="Internet_20_link" text:visited-style-name="Visited_20_Internet_20_Link">
syly-logistyky-6-150x150.jpg</text:a>
']</text:p>
      <text:p text:style-name="P4">
标签: ['STOPRUSSIA', 'АГРЕСІЯ РФ', 'ВІЙНА', 'ВТОРГНЕННЯ РФ', 'КОМАНДУВАННЯ СИЛ ЛОГІСТИКИ ЗС УКРАЇНИ', 'МІННА БЕЗПЕКА']</text:p>
      <text:p text:style-name="P4">
类别: News</text:p>
      <!--METADATA-->
      <text:p text:style-name="P4">
<draw:frame draw:style-name="fr1" draw:name="Image237" text:anchor-type="as-char" svg:width="6.9236in" svg:height="4.615733in" draw:z-index="0">
<draw:image xlink:href="../Images/AРМІЯINFORM/2023-04-10T66-00-00-04-00/syly-logistyky-1.jpg" xlink:type="simple" xlink:show="embed" xlink:actuate="onLoad" draw:mime-type="image/jpeg"/>
</draw:frame>
武装部队后勤司令官在Bakhmut，Lyman，Nikopol和Borodyanka为6至12岁的儿童举办了课程。 这些是孤儿，被照顾的半孤儿儿童。 那些失去家园或无法弥补的损失的人 - 乌克兰武装部队的武装军人。</text:p>
      <text:p text:style-name="P4">
关于这个<text:a xlink:type="simple" xlink:href="https://www.facebook.com/GeneralStaff.ua/posts/pfbid05GVYBkiwiVyLuCte18akY5X2zQdvxhWdECMKDJRScXM7hXw341RMMwBqP6gfeVx6l" text:style-name="Internet_20_link" text:visited-style-name="Visited_20_Internet_20_Link">
被引用</text:a>
在Facebook上的武装部队总参谋部官方页面上的照片报告中。</text:p>
      <text:p text:style-name="P4">
在基辅的儿童医学康复医疗中心的墙壁上，超过60名年轻患者研究了矿山安全的基础知识，识别范围对象和战术医学。</text:p>
      <text:p text:style-name="P4">
在没有爆炸，射击和军事危险的情况下，他们不仅要摆脱恐慌发作或其他心理学疾病，而且还必须了解处理矿山探索物质规则的信息。</text:p>
      <text:p text:style-name="P4">
<text:a xlink:type="simple" xlink:href="https://armyinform.com.ua/wp-content/uploads/2023/04/syly-logistyky-2.jpg" text:style-name="Internet_20_link" text:visited-style-name="Visited_20_Internet_20_Link">
!(Images/AРМІЯINFORM/2023-04-10T66-00-00-04-00/syly-logistyky-2-150x150.jpg)</text:a>
</text:p>
      <text:p text:style-name="P4">
<text:a xlink:type="simple" xlink:href="https://armyinform.com.ua/wp-content/uploads/2023/04/syly-logistyky-3.jpg" text:style-name="Internet_20_link" text:visited-style-name="Visited_20_Internet_20_Link">
<draw:frame draw:style-name="fr1" draw:name="Image238" text:anchor-type="as-char" svg:width="6.9236in" svg:height="6.9236in" draw:z-index="0">
<draw:image xlink:href="../Images/AРМІЯINFORM/2023-04-10T66-00-00-04-00/syly-logistyky-3-150x150.jpg" xlink:type="simple" xlink:show="embed" xlink:actuate="onLoad" draw:mime-type="image/jpeg"/>
</draw:frame>
</text:a>
</text:p>
      <text:p text:style-name="P4">
<text:a xlink:type="simple" xlink:href="https://armyinform.com.ua/wp-content/uploads/2023/04/syly-logistyky-4.jpg" text:style-name="Internet_20_link" text:visited-style-name="Visited_20_Internet_20_Link">
<draw:frame draw:style-name="fr1" draw:name="Image239" text:anchor-type="as-char" svg:width="6.9236in" svg:height="6.9236in" draw:z-index="0">
<draw:image xlink:href="../Images/AРМІЯINFORM/2023-04-10T66-00-00-04-00/syly-logistyky-4-150x150.jpg" xlink:type="simple" xlink:show="embed" xlink:actuate="onLoad" draw:mime-type="image/jpeg"/>
</draw:frame>
</text:a>
</text:p>
      <text:p text:style-name="P4">
<text:a xlink:type="simple" xlink:href="https://armyinform.com.ua/wp-content/uploads/2023/04/syly-logistyky-5.jpg" text:style-name="Internet_20_link" text:visited-style-name="Visited_20_Internet_20_Link">
<draw:frame draw:style-name="fr1" draw:name="Image240" text:anchor-type="as-char" svg:width="6.9236in" svg:height="6.9236in" draw:z-index="0">
<draw:image xlink:href="../Images/AРМІЯINFORM/2023-04-10T66-00-00-04-00/syly-logistyky-5-150x150.jpg" xlink:type="simple" xlink:show="embed" xlink:actuate="onLoad" draw:mime-type="image/jpeg"/>
</draw:frame>
</text:a>
</text:p>
      <text:p text:style-name="P4">
<text:a xlink:type="simple" xlink:href="https://armyinform.com.ua/wp-content/uploads/2023/04/syly-logistyky-6.jpg" text:style-name="Internet_20_link" text:visited-style-name="Visited_20_Internet_20_Link">
<draw:frame draw:style-name="fr1" draw:name="Image241" text:anchor-type="as-char" svg:width="6.9236in" svg:height="6.9236in" draw:z-index="0">
<draw:image xlink:href="../Images/AРМІЯINFORM/2023-04-10T66-00-00-04-00/syly-logistyky-6-150x150.jpg" xlink:type="simple" xlink:show="embed" xlink:actuate="onLoad" draw:mime-type="image/jpeg"/>
</draw:frame>
</text:a>
</text:p>
      <text:p text:style-name="P4">
News Source: <text:a xlink:type="simple" xlink:href="https://armyinform.com.ua/2023/04/10/instruktory-komanduvannya-syl-logistyky-zsu-navchaly-osnovam-minnoyi-bezpeky-ditej-z-bahmuta-lymana-nikopolya-ta-borodyanky/" text:style-name="Internet_20_link" text:visited-style-name="Visited_20_Internet_20_Link">
https://armyinform.com.ua/2023/04/10/instruktory-komanduvannya-syl-logistyky-zsu-navchaly-osnovam-minnoyi-bezpeky-ditej-z-bahmuta-lymana-nikopolya-ta-borodyanky/</text:a>
</text:p>
      <!--NEWS-->
      <text:h text:style-name="P10" text:outline-level="1">
<text:span text:style-name="T4">
利维夫的特别检察官返回了价值几乎222,000,000的场所国防部</text:span>
</text:h>
      <text:p text:style-name="P4">
作者: ['АРМІЯINFORM']</text:p>
      <text:p text:style-name="P4">
时间: 2023-04-10T67:00:00-04:00</text:p>
      <text:p text:style-name="P4">
描述: 希腊lvivsko veulyu klopannnya特殊检察官...与乌克兰2022年的战争，与乌克兰的最新新闻，今天与乌克兰的新闻战争，乌克兰2022年的《新闻战》，今天将在乌克兰和俄罗斯与乌克兰战争之间发动战争他们说，要么在2022年不，在不久的将来，是否会与乌克兰进行战争</text:p>
      <text:p text:style-name="P4">
图片: ['<text:a xlink:type="simple" xlink:href="https://armyinform.com.ua/wp-content/uploads/2023/04/82-01-scaled.jpg" text:style-name="Internet_20_link" text:visited-style-name="Visited_20_Internet_20_Link">
82-01-scaled.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42" text:anchor-type="as-char" svg:width="6.9236in" svg:height="3.871446in" draw:z-index="0">
<draw:image xlink:href="../Images/AРМІЯINFORM/2023-04-10T67-00-00-04-00/82-01-scaled.jpg" xlink:type="simple" xlink:show="embed" xlink:actuate="onLoad" draw:mime-type="image/jpeg"/>
</draw:frame>
利维夫地区商业法院授予西方地区国防领域的专业检察官办公室的请愿书，并在乌克兰国防部使用障碍的一家私人教育机构之一的情况下关闭了诉讼程序。 Hetman Ivan Mazepa街的房屋。 LVIV估计UAH 2.22亿。</text:p>
      <text:p text:style-name="P4">
这是由国防领域的专业检察官办公室的新闻服务报道的。</text:p>
      <text:p text:style-name="P4">
为了保护国家的利益，检察官已上法庭，并证明了将近5,000平方米的财产返回州。</text:p>
      <text:p text:style-name="P4">
因此，在检察官提供的无可争议的证据之后，一个教育机构并不急于释放该场所，今年3月，自愿向国防部宣布了规定的房地产。</text:p>
      <text:p text:style-name="P4">
目前，特别检察官解决了使前财产损失造成的财产损失的原理问题。</text:p>
      <text:p text:style-name="P4">
News Source: <text:a xlink:type="simple" xlink:href="https://armyinform.com.ua/2023/04/10/speczprokurory-u-lvovi-povernuly-u-vlasnist-minoborony-prymishhennya-vartistyu-majzhe-222-000-000-gryven/" text:style-name="Internet_20_link" text:visited-style-name="Visited_20_Internet_20_Link">
https://armyinform.com.ua/2023/04/10/speczprokurory-u-lvovi-povernuly-u-vlasnist-minoborony-prymishhennya-vartistyu-majzhe-222-000-000-gryven/</text:a>
</text:p>
      <!--NEWS-->
      <text:h text:style-name="P10" text:outline-level="1">
<text:span text:style-name="T4">
F-16飞机是乌克兰最有可能的候选人</text:span>
</text:h>
      <text:p text:style-name="P4">
作者: ['Віктор Ануфрієв']</text:p>
      <text:p text:style-name="P4">
时间: 2023-04-10T68:00:00-04:00</text:p>
      <text:p text:style-name="P4">
描述: 关于Ephirus Telemarafon“єDiniNews”中的TSE，将Rechnik命令推向了Dousy部队...与乌克兰2022年的战争，与乌克兰的战争是今天的最新消息，今天与乌克兰2022年的新闻战是今天的最后一场，是今天的最后一场新闻。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4/fpdwhavxeaelq-j-scaled.jpg" text:style-name="Internet_20_link" text:visited-style-name="Visited_20_Internet_20_Link">
fpdwhavxeaelq-j-scaled.jpg</text:a>
']</text:p>
      <text:p text:style-name="P4">
标签: ['F-16', 'ЮРІЙ ІГНАТ']</text:p>
      <text:p text:style-name="P4">
类别: News</text:p>
      <!--METADATA-->
      <text:p text:style-name="P4">
<draw:frame draw:style-name="fr1" draw:name="Image243" text:anchor-type="as-char" svg:width="6.9236in" svg:height="3.894525in" draw:z-index="0">
<draw:image xlink:href="../Images/AРМІЯINFORM/2023-04-10T68-00-00-04-00/fpdwhavxeaelq-j-scaled.jpg" xlink:type="simple" xlink:show="embed" xlink:actuate="onLoad" draw:mime-type="image/jpeg"/>
</draw:frame>
武装部队武装部队武装部队武装部队的发言人尤里·伊格纳特上校强调了这一点，这是唯一新闻的广播。</text:p>
      <ul>
        <li>
现在有很多关于不同类型的飞机的讨论。 但是必须理解的是，他们需要在空中获得优势，而我们的航空技术不如俄罗斯飞机。 军官说。  - 现在与我们在数量和技术方面的占用很大，例如Su-30和Su-35等平面，它们是非常现代化的。</li>
      </ul>
      <text:p text:style-name="P4">
我们服务的苏联设备几乎没有机会去。 因此，航空平台对我们很重要：船只必须为4+，必须具有北约国家(北约国家)拥有的全部武器 - 有翼，控制，无管理和反船舶导弹以及飞机。</text:p>
      <text:p text:style-name="P4">
这些是西方战斗机应与之保持一致的主要特征。F-16寿命是当今世界上最常见的飞机，它拥有25个国家，是乌克兰最有可能的候选人。 但是，我将强调 - 目前必要的飞机仍然存在，因为每天最多可以使用20架托管飞机飞机，敌人在乌克兰的前线区域使用。 这是我们必须伸出的巨大威胁。</text:p>
      <text:p text:style-name="P4">
News Source: <text:a xlink:type="simple" xlink:href="https://armyinform.com.ua/2023/04/10/litak-f-16-najimovirnishyj-kandydat-dlya-ukrayiny/" text:style-name="Internet_20_link" text:visited-style-name="Visited_20_Internet_20_Link">
https://armyinform.com.ua/2023/04/10/litak-f-16-najimovirnishyj-kandydat-dlya-ukrayiny/</text:a>
</text:p>
      <!--NEWS-->
      <text:h text:style-name="P10" text:outline-level="1">
<text:span text:style-name="T4">
乌克兰军人将从国外训练而不是空手</text:span>
</text:h>
      <text:p text:style-name="P4">
作者: ['Віктор Ануфрієв']</text:p>
      <text:p text:style-name="P4">
时间: 2023-04-10T69:00:00-04:00</text:p>
      <text:p text:style-name="P4">
描述: 关于Efiri Telemarafon中的TSE“єIiniNews”，《杜西部队的指挥的著名》……与乌克兰2022年的战争，与乌克兰的最新新闻，今天与乌克兰的新闻战争，今天与乌克兰2022年的新闻战争，乌克兰和乌克兰之间的战争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nasams-e1681126068106.jpg" text:style-name="Internet_20_link" text:visited-style-name="Visited_20_Internet_20_Link">
nasams-e1681126068106.jpg</text:a>
']</text:p>
      <text:p text:style-name="P4">
标签: ['ППО ЗСУ', 'ПС ЗС УКРАЇНИ', 'ЮРІЙ ІГНАТ']</text:p>
      <text:p text:style-name="P4">
类别: News</text:p>
      <!--METADATA-->
      <text:p text:style-name="P4">
<draw:frame draw:style-name="fr1" draw:name="Image244" text:anchor-type="as-char" svg:width="6.9236in" svg:height="3.664442in" draw:z-index="0">
<draw:image xlink:href="../Images/AРМІЯINFORM/2023-04-10T69-00-00-04-00/nasams-e1681126068106.jpg" xlink:type="simple" xlink:show="embed" xlink:actuate="onLoad" draw:mime-type="image/jpeg"/>
</draw:frame>
尤里伊·伊格纳特上校是武装部队武装部队武装部队武装部队武装部队的发言人，在唯一的消息的气氛中报道了这一点。</text:p>
      <ul>
        <li>
尤里·伊格纳特(Yuri Ignat)说，当乌克兰的爱国者制度正在运作时，当它知道有限的人时，我们不能说。  - 但是，我可以说，关于外国防空样品的术语，例如爱国者，SAMP/T，NASAMST IRIS/T，结束了。 实际上，对于我们的军人而言，对这些系统的培训并不难，因为我们已经派遣了已经在乌克兰接受过培训的培训，他们在Buk M1和S-300 SPR上都有家庭经验。</li>
      </ul>
      <text:p text:style-name="P4">
我还将补充说，我们的军事学习速度比我们的伴侣预期的要快得多。 我们的飞行员也证实了这一点，这些飞行员​​正在美国通过F-16战斗机学习。 ****</text:p>
      <text:p text:style-name="P4">
News Source: <text:a xlink:type="simple" xlink:href="https://armyinform.com.ua/2023/04/10/ukrayinski-vijskovosluzhbovczi-povernutsya-z-navchannya-iz-za-kordonu-ne-z-porozhnimy-rukamy/" text:style-name="Internet_20_link" text:visited-style-name="Visited_20_Internet_20_Link">
https://armyinform.com.ua/2023/04/10/ukrayinski-vijskovosluzhbovczi-povernutsya-z-navchannya-iz-za-kordonu-ne-z-porozhnimy-rukamy/</text:a>
</text:p>
      <!--NEWS-->
      <text:h text:style-name="P10" text:outline-level="1">
<text:span text:style-name="T4">
小球龙军队击倒了俄罗斯直升机Mi-24</text:span>
</text:h>
      <text:p text:style-name="P4">
作者: ['АРМІЯINFORM']</text:p>
      <text:p text:style-name="P4">
时间: 2023-04-10T70:00:00-04:00</text:p>
      <text:p text:style-name="P4">
描述: 在Okremoi机械化旅Imeni的Avde -evysky矫直机上...与乌克兰2022年的战争，与乌克兰与乌克兰的最新新闻战争，《与乌克兰的新闻战》，乌克兰2022年的新闻战争，乌克兰和俄罗斯之间以及俄罗斯之间的战争，以及俄罗斯之间的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4/340914877_533051242334251_635209367704627672_n.jpg" text:style-name="Internet_20_link" text:visited-style-name="Visited_20_Internet_20_Link">
340914877_533051242334251_635209367704627672_n.jpg</text:a>
']</text:p>
      <text:p text:style-name="P4">
标签: ['STOPRUSSIA', 'АГРЕСІЯ РФ', 'ВТОРГНЕННЯ РФ', 'МІ-24', 'СИЛИ ТЕРИТОРІАЛЬНОЇ ОБОРОНИ', 'ХРОНІКА ОБОРОНИ']</text:p>
      <text:p text:style-name="P4">
类别: News</text:p>
      <!--METADATA-->
      <text:p text:style-name="P4">
<draw:frame draw:style-name="fr1" draw:name="Image245" text:anchor-type="as-char" svg:width="6.9236in" svg:height="4.538804in" draw:z-index="0">
<draw:image xlink:href="../Images/AРМІЯINFORM/2023-04-10T70-00-00-04-00/340914877_533051242334251_635209367704627672_n.jpg" xlink:type="simple" xlink:show="embed" xlink:actuate="onLoad" draw:mime-type="image/jpeg"/>
</draw:frame>
在Avdeevsky的方向上，赫伦兹将军的单独机械小旅的军人马克·贝兹鲁奇卡(Mark Bezruchka)摧毁了敌方MI-24直升机。</text:p>
      <text:p text:style-name="P4">
关于它<text:a xlink:type="simple" xlink:href="https://www.facebook.com/UALandForces/posts/pfbid02jedWNUhgL2G7kmTGrLmV5n1NecPh4phAuEHVrUCbsYMW1pe8sAnMwWj6owKFNpMsl" text:style-name="Internet_20_link" text:visited-style-name="Visited_20_Internet_20_Link">
报告</text:a>
武装部队陆军司令部的公共关系服务。</text:p>
      <text:p text:style-name="P4">
“今天，我们旅的军事人员摧毁了敌方直升机Mi-24。战争并没有停止企图攻击Avdiivsky的方向，蛋白质持续不错，遭受了沉重的现场电力损失和摧毁的设备，”该旅被绘制了。</text:p>
      <text:p text:style-name="P4">
News Source: <text:a xlink:type="simple" xlink:href="https://armyinform.com.ua/2023/04/10/vijskovi-syl-teroborony-zbyly-rosijskyj-gelikopter-mi-24/" text:style-name="Internet_20_link" text:visited-style-name="Visited_20_Internet_20_Link">
https://armyinform.com.ua/2023/04/10/vijskovi-syl-teroborony-zbyly-rosijskyj-gelikopter-mi-24/</text:a>
</text:p>
      <!--NEWS-->
      <text:h text:style-name="P10" text:outline-level="1">
<text:span text:style-name="T4">
如何获得被囚禁的军事持有证书</text:span>
</text:h>
      <text:p text:style-name="P4">
作者: ['АРМІЯINFORM']</text:p>
      <text:p text:style-name="P4">
时间: 2023-04-10T71:00:00-04:00</text:p>
      <text:p text:style-name="P4">
描述: Dovidka关于乌克兰大部分的Vissysovo服务的愤怒，与乌克兰2022年的战争，与乌克兰的最新新闻，今天与乌克兰的新闻战争，今天上次与乌克兰的新闻战争，乌克兰和俄罗斯之间的战争将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2/12/630_360_1462927657-8164.jpg" text:style-name="Internet_20_link" text:visited-style-name="Visited_20_Internet_20_Link">
630_360_1462927657-8164.jpg</text:a>
']</text:p>
      <text:p text:style-name="P4">
标签: ['ВІЙСЬКОВОПОЛОНЕНІ', 'ДМИТРО ЛУБІНЕЦЬ', 'ДОВІДКУ ПРО ПЕРЕБУВАННЯ У ПОЛОНІ', 'ОМБУДСМАН']</text:p>
      <text:p text:style-name="P4">
类别: News</text:p>
      <!--METADATA-->
      <text:p text:style-name="P4">
<draw:frame draw:style-name="fr1" draw:name="Image246" text:anchor-type="as-char" svg:width="6.9236in" svg:height="3.954686in" draw:z-index="0">
<draw:image xlink:href="../Images/AРМІЯINFORM/2023-04-10T71-00-00-04-00/630_360_1462927657-8164.jpg" xlink:type="simple" xlink:show="embed" xlink:actuate="onLoad" draw:mime-type="image/jpeg"/>
</draw:frame>
服务员的住院证书颁发给乌克兰和外国人的公民。 要接收它，一个人可以亲自或在线与法律或家庭成员联系或亲自访问该机构。</text:p>
      <text:p text:style-name="P4">
关于它<text:a xlink:type="simple" xlink:href="https://t.me/dmytro_lubinetzs/2090" text:style-name="Internet_20_link" text:visited-style-name="Visited_20_Internet_20_Link">
报告</text:a>
人权专员Dmitry Lubinets。</text:p>
      <text:p text:style-name="P4">
要获得证书，您必须编写申请并将其提交给：</text:p>
      <text:p text:style-name="P4">
<text:span text:style-name="T5">
乌克兰国防部； </text:span>
其他中央执行机构，该机构管理着根据法律形成的军事形态； <text:span text:style-name="T5">
执法机构或具有执法职能的特殊目的的国家机构； </text:span>
武装部队的指挥官； *另一个是根据军事形成或机构法则形成的，这是乌克兰国防力量和力量的一部分。</text:p>
      <text:p text:style-name="P4">
军事证书的申请可能是任意形式的，但必须包含：</text:p>
      <ul>
        <li>
军队(特别的)秩(如果存在)囚犯，他的名字，名字，爱国主义； <text:span text:style-name="T5">
交流方法(邮寄地址和/或e -mail地址，电话号码); </text:span>
军事形成，执法或其他国家机构(如果已知此类信息，则指示结构单元)，在被囚禁时被俘虏的状态； *由于对乌克兰的武装侵略或在中立国家的拘留而在自由的住所。</li>
      </ul>
      <text:p text:style-name="P4">
在声明中没有声明的情况下，提交此类申请的人未发出，以书面形式通知。</text:p>
      <text:p text:style-name="P4">
持有囚禁的持有应在提交申请提交后的30个日历日内发行，并且可以亲自发行或通过邮件发送。</text:p>
      <text:p text:style-name="P4">
News Source: <text:a xlink:type="simple" xlink:href="https://armyinform.com.ua/2023/04/10/yak-otrymaty-dovidku-pro-perebuvannya-vijskovogo-u-poloni-2/" text:style-name="Internet_20_link" text:visited-style-name="Visited_20_Internet_20_Link">
https://armyinform.com.ua/2023/04/10/yak-otrymaty-dovidku-pro-perebuvannya-vijskovogo-u-poloni-2/</text:a>
</text:p>
      <!--NEWS-->
      <text:h text:style-name="P10" text:outline-level="1">
<text:span text:style-name="T4">
UAH提供了55亿美元用于在2023年在乌克兰提供住房</text:span>
</text:h>
      <text:p text:style-name="P4">
作者: ['АРМІЯINFORM']</text:p>
      <text:p text:style-name="P4">
时间: 2023-04-10T72:00:00-04:00</text:p>
      <text:p text:style-name="P4">
描述: Zhitl Zhitl的Zakhisnikov 2023年，Zhitl Zhitl超过了55亿UAH，与乌克兰2022年的战争，与乌克兰的战争是今天的最新新闻，这是与乌克兰2022年的新闻战争，今天将在乌克兰和乌克兰之间进行战争，这将在乌克兰之间发动战争。俄罗斯，当战争，战争，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zhytlo-400x300-1.jpg" text:style-name="Internet_20_link" text:visited-style-name="Visited_20_Internet_20_Link">
zhytlo-400x300-1.jpg</text:a>
']</text:p>
      <text:p text:style-name="P4">
标签: ['STOPRUSSIA', 'АГРЕСІЯ РФ', 'ВОЄННИЙ СТАН', 'СОЦІАЛЬНИЙ ЗАХИСТ']</text:p>
      <text:p text:style-name="P4">
类别: News</text:p>
      <!--METADATA-->
      <text:p text:style-name="P4">
<draw:frame draw:style-name="fr1" draw:name="Image247" text:anchor-type="as-char" svg:width="6.9236in" svg:height="5.1927in" draw:z-index="0">
<draw:image xlink:href="../Images/AРМІЯINFORM/2023-04-10T72-00-00-04-00/zhytlo-400x300-1.jpg" xlink:type="simple" xlink:show="embed" xlink:actuate="onLoad" draw:mime-type="image/jpeg"/>
</draw:frame>
乌克兰退伍军人部社会保护部局长Ruslan Prykhodko说，在2023年提供了55亿美元的辩护人。</text:p>
      <text:p text:style-name="P4">
“感谢今年乌克兰总统总统的全面支持，为退伍军人部的四个预算计划提供了55亿美元的预算计划，为战争退伍军人，他们的家庭和家属提供住房乌克兰堕落的捍卫者和捍卫者。 这比整个岁月都多。”他说。</text:p>
      <text:p text:style-name="P4">
因此，今年，司法部将向他们在储蓄银行开设的特殊帐户的特殊帐户支付款项。 Personal funds will be purchased by residential premises, which they have previously been elected. 这样的住房既可以在二级市场和压力中 - 只要必须受到委托。 作为Ruslan Prikhodko，退伍军人部并未从事相关住房的建设和选择。</text:p>
      <text:p text:style-name="P4">
该部还创建了一种机制，以行使那些在2018  -  2022年被分配的收件人获得货币赔偿的权利，而不是付款，并且在俄罗斯联邦大规模协调之后，该赔偿金搬家了。从被占领的战斗的领土上，以敌对行动的地点。在IDP的单个信息数据库中注册。</text:p>
      <text:p text:style-name="P4">
此外，在计算货币补偿金额的计算中，维持了Kyiv，Dnipro，Lviv，Odessa和Kharkiv的间接值增加1.75的系数，该货币补偿金额是根据第719号决议，No. No. 29.07.2022的修正案的280和第214号。</text:p>
      <text:p text:style-name="P4">
“为了回答大多数可能是由公民或家庭机构提供退伍军人及其家人的问题，退伍军人部以信息图表的形式准备了一步。 它在该部的网站上流离失所，因此任何人都可以快速，方便地获取不需要的信息。 我们已经在所有特权上开始了这样的做法，这些特权将为退伍军人，他们的家庭，家庭和家庭捍卫者以及乌克兰的捍卫者设想，”鲁斯兰·普里克霍德科(Ruslan Prikhodko)强调。</text:p>
      <text:p text:style-name="P4">
可以在此[参考]上找到提供退伍军人及其成员的住房的步骤。(https://mva.gov.ua/ua/news/minveteraniv-pidgotuvalo-pokrokovu-instrukciyu-shchodo-zabezpechennya-zhitlom-veteraniv-ta-chleniv-yihnih-rodin)</text:p>
      <text:p text:style-name="P4">
News Source: <text:a xlink:type="simple" xlink:href="https://armyinform.com.ua/2023/04/10/na-zabezpechennya-zhytlom-zahysnykiv-ukrayiny-u-2023-roczi-peredbacheno-55-mlrd-grn/" text:style-name="Internet_20_link" text:visited-style-name="Visited_20_Internet_20_Link">
https://armyinform.com.ua/2023/04/10/na-zabezpechennya-zhytlom-zahysnykiv-ukrayiny-u-2023-roczi-peredbacheno-55-mlrd-grn/</text:a>
</text:p>
      <!--NEWS-->
      <text:h text:style-name="P10" text:outline-level="1">
<text:span text:style-name="T4">
谈论时间在敌人的身边，没有什么值得的 -  NSDC的秘书</text:span>
</text:h>
      <text:p text:style-name="P4">
作者: ['АРМІЯINFORM']</text:p>
      <text:p text:style-name="P4">
时间: 2023-04-10T73:00:00-04:00</text:p>
      <text:p text:style-name="P4">
描述: 小时有一个玫瑰色的聚会成员，HTO与中心珍惜，而不是梅...与乌克兰2022年的战争，与乌克兰的最新新闻，今天与乌克兰2022年的新闻战争，今天将在乌克兰之间进行战争和俄罗斯，当2022年与乌克兰的战争将在不久的将来与乌克兰发生战争，与乌克兰的战争，今天与乌克兰的战争，今天的乌克兰新闻，乌克兰媒体的乌克兰新闻在俄罗斯的乌克兰新闻</text:p>
      <text:p text:style-name="P4">
图片: ['<text:a xlink:type="simple" xlink:href="https://armyinform.com.ua/wp-content/uploads/2022/09/oleksij-danilov.jpg" text:style-name="Internet_20_link" text:visited-style-name="Visited_20_Internet_20_Link">
oleksij-danilov.jpg</text:a>
']</text:p>
      <text:p text:style-name="P4">
标签: ['STOPRUSSIA', 'ОЛЕКСІЙ ДАНІЛОВ', 'РНБО']</text:p>
      <text:p text:style-name="P4">
类别: News</text:p>
      <!--METADATA-->
      <text:p text:style-name="P4">
<draw:frame draw:style-name="fr1" draw:name="Image248" text:anchor-type="as-char" svg:width="6.9236in" svg:height="4.615733in" draw:z-index="0">
<draw:image xlink:href="../Images/AРМІЯINFORM/2023-04-10T73-00-00-04-00/oleksij-danilov.jpg" xlink:type="simple" xlink:show="embed" xlink:actuate="onLoad" draw:mime-type="image/jpeg"/>
</draw:frame>
在俄罗斯战争中，反对乌克兰的战争在价值价值，没有恐惧和不退缩的人身边。</text:p>
      <text:p text:style-name="P4">
关于它<text:a xlink:type="simple" xlink:href="https://www.facebook.com/danilov.oleksiy/posts/pfbid0bBjQ8i4tjuGFJ2mpGRzFajsXCuWChNRtDbX5NE7i4vJpVh7AsMSBLdHPpwncjyRRl" text:style-name="Internet_20_link" text:visited-style-name="Visited_20_Internet_20_Link">
报告</text:a>
乌克兰阿列克谢·丹尼洛夫国家安全与国防委员会秘书。</text:p>
      <text:p text:style-name="P4">
“其余因素都是次要的。 没有无法克服的定义。 All these conversations that playing on the side of the enemy is worthless. The Kremlivsky rat, not limited by the terms of elected procedures, hopes to override in the bunker and wait, or when "the event is tired of Ukraine", or when China Alexei Danilov解释说，有帮助或当新总统被选为美国时，是否将在乌克兰开始“饥饿的骚乱”。</text:p>
      <text:p text:style-name="P4">
他强调，克里姆林宫的负责人已经耗尽了他的时间限制，并且他准备了20年，并且一开始就失败了，不可能既不纠正Prisa也不纠正两个或三个。</text:p>
      <text:p text:style-name="P4">
NSDC说：“他一生中最重要的决定被误解了 - 攻击乌克兰，此后，他从世界上最有影响力的人的基座迁移到了海牙法庭罪的地位。”</text:p>
      <text:p text:style-name="P4">
News Source: <text:a xlink:type="simple" xlink:href="https://armyinform.com.ua/2023/04/10/rozmovy-shho-chas-graye-na-boczi-voroga-nichogo-ne-varti-sekretar-rnbo/" text:style-name="Internet_20_link" text:visited-style-name="Visited_20_Internet_20_Link">
https://armyinform.com.ua/2023/04/10/rozmovy-shho-chas-graye-na-boczi-voroga-nichogo-ne-varti-sekretar-rnbo/</text:a>
</text:p>
      <!--NEWS-->
      <text:h text:style-name="P10" text:outline-level="1">
<text:span text:style-name="T4">
Cherkasy地区的居民在州议会的监狱中获得了15年的授予。 已知可以通过占领者</text:span>
</text:h>
      <text:p text:style-name="P4">
作者: ['АРМІЯINFORM']</text:p>
      <text:p text:style-name="P4">
时间: 2023-04-10T74:00:00-04:00</text:p>
      <text:p text:style-name="P4">
描述: 由俄罗斯联邦FSB代表的维科尼亚尼亚·扎夫丹尼亚（Vikonnya Zavdannya）的切尔卡西奥地区的居民，一个人正在转移……与乌克兰2022年的战争，与乌克兰的战争是今天的最新新闻，与乌克兰的新闻战2022是最后一场新闻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4/cherkashhyna.jpg" text:style-name="Internet_20_link" text:visited-style-name="Visited_20_Internet_20_Link">
cherkashhyna.jpg</text:a>
']</text:p>
      <text:p text:style-name="P4">
标签: ['ОФІС ГЕНЕРАЛЬНОГО ПРОКУРОРА УКРАЇНИ']</text:p>
      <text:p text:style-name="P4">
类别: News</text:p>
      <!--METADATA-->
      <text:p text:style-name="P4">
<draw:frame draw:style-name="fr1" draw:name="Image249" text:anchor-type="as-char" svg:width="6.9236in" svg:height="3.894525in" draw:z-index="0">
<draw:image xlink:href="../Images/AРМІЯINFORM/2023-04-10T74-00-00-04-00/cherkashhyna.jpg" xlink:type="simple" xlink:show="embed" xlink:actuate="onLoad" draw:mime-type="image/jpeg"/>
</draw:frame>
Cherkasy地区的居民收集并传输了情报信息，以支持侵略者国家，以完成俄罗斯联邦FSB代表的任务。 Cherkasy和该地区的检查站，军事设施和行政大楼的放置日期。 他们都参与俄罗斯军事侵略。</text:p>
      <text:p text:style-name="P4">
如<text:a xlink:type="simple" xlink:href="https://gp.gov.ua/ua/posts/zitel-cerkashhini-yakii-zliv-vorogu-rozviddani-pro-misce-dislokaciyi-ukrayinskix-sistem-ppo-postane-pered-sudom" text:style-name="Internet_20_link" text:visited-style-name="Visited_20_Internet_20_Link">
报告</text:a>
乌克兰检察长办公室的新闻服务，攻击者通过电报使者将信息转移给了策展人。</text:p>
      <text:p text:style-name="P4">
此外，俄罗斯特殊服务代理商前往Cherkasy地区的一个城市之一，建立和转移有关部署的信息的信息，以避免对乌克兰的武装部队进行辩护，该辩护位于乌克兰的武装部队，该辩护位于中间环境中能源行业关键基础设施的关键对象之一。</text:p>
      <text:p text:style-name="P4">
在传输信息期间，他收到乌克兰空军系统部署的信息直接被拘留。</text:p>
      <text:p text:style-name="P4">
现在已将其应用于预审措施。 法院对国家背叛有起诉。</text:p>
      <text:p text:style-name="P4">
News Source: <text:a xlink:type="simple" xlink:href="https://armyinform.com.ua/2023/04/10/zhytelyu-cherkashhyny-prysudyly-15-rokiv-tyurmy-za-derzhzradu-stalo-vidomo-shho-peredavav-okupantam/" text:style-name="Internet_20_link" text:visited-style-name="Visited_20_Internet_20_Link">
https://armyinform.com.ua/2023/04/10/zhytelyu-cherkashhyny-prysudyly-15-rokiv-tyurmy-za-derzhzradu-stalo-vidomo-shho-peredavav-okupantam/</text:a>
</text:p>
      <!--NEWS-->
      <text:h text:style-name="P10" text:outline-level="1">
<text:span text:style-name="T4">
来自弹簧火炮的俄罗斯军队在切尼希夫地区开火</text:span>
</text:h>
      <text:p text:style-name="P4">
作者: ['АРМІЯINFORM']</text:p>
      <text:p text:style-name="P4">
时间: 2023-04-10T75:00:00-04:00</text:p>
      <text:p text:style-name="P4">
描述: Syogodnis，10 kvisnya，RosiSkis puptepatzisiynis，乔尼亚的vissyska，塞尔西斯卡被武装庇护...与乌克兰2022年的战争，与乌克兰的最新新闻，《今日新闻》，与乌克兰2022年的新闻新闻，与乌克兰和俄罗斯和俄罗斯的战争，以及乌克兰的战争，乌克兰将会是不久的</text:p>
      <text:p text:style-name="P4">
图片: ['<text:a xlink:type="simple" xlink:href="https://armyinform.com.ua/wp-content/uploads/2023/04/501379058ae50fdafa91a200e502c1df_l-1.jpg" text:style-name="Internet_20_link" text:visited-style-name="Visited_20_Internet_20_Link">
501379058ae50fdafa91a200e502c1df_l-1.jpg</text:a>
']</text:p>
      <text:p text:style-name="P4">
标签: ['STOPRUSSIA', 'АГРЕСІЯ РФ', 'ВТОРГНЕННЯ РФ', 'ОБСТРІЛИ ПРИКОРДОННЯ', 'ОК «ПІВНІЧ»']</text:p>
      <text:p text:style-name="P4">
类别: News</text:p>
      <!--METADATA-->
      <text:p text:style-name="P4">
<draw:frame draw:style-name="fr1" draw:name="Image250" text:anchor-type="as-char" svg:width="6.9236in" svg:height="4.286862in" draw:z-index="0">
<draw:image xlink:href="../Images/AРМІЯINFORM/2023-04-10T75-00-00-04-00/501379058ae50fdafa91a200e502c1df_l-1.jpg" xlink:type="simple" xlink:show="embed" xlink:actuate="onLoad" draw:mime-type="image/jpeg"/>
</draw:frame>
今天，4月10日，俄罗斯占领部队再次向切尔尼希夫地区的边界开火。</text:p>
      <text:p text:style-name="P4">
关于它<text:a xlink:type="simple" xlink:href="https://t.me/ok_pivnich1/1731" text:style-name="Internet_20_link" text:visited-style-name="Visited_20_Internet_20_Link">
报告</text:a>
操作命令“北”。</text:p>
      <text:p text:style-name="P4">
从11:05到11:40，从Kamianskaya Sloboda区的桶炮记录了5个教区。</text:p>
      <text:p text:style-name="P4">
没有关于当地群体损失或对平民基础设施损失的信息。</text:p>
      <text:p text:style-name="P4">
News Source: <text:a xlink:type="simple" xlink:href="https://armyinform.com.ua/2023/04/10/armiya-rf-zi-stvolnoyi-artyleriyi-obstrilyala-chernigivshhynu/" text:style-name="Internet_20_link" text:visited-style-name="Visited_20_Internet_20_Link">
https://armyinform.com.ua/2023/04/10/armiya-rf-zi-stvolnoyi-artyleriyi-obstrilyala-chernigivshhynu/</text:a>
</text:p>
      <!--NEWS-->
      <text:h text:style-name="P10" text:outline-level="1">
<text:span text:style-name="T4">
为了谋杀和模仿基辅地区平民的处决</text:span>
</text:h>
      <text:p text:style-name="P4">
作者: ['АРМІЯINFORM']</text:p>
      <text:p text:style-name="P4">
时间: 2023-04-10T76:00:00-04:00</text:p>
      <text:p text:style-name="P4">
描述: 特别休闲的指控Roslijilisduvannya被封为审判...与乌克兰2022年的战争，与乌克兰的战争是今天的最新消息，今天与乌克兰2022年的新闻战是今天的最后一场，将在乌克兰之间进行战争，将在乌克兰之间进行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6-17.jpg" text:style-name="Internet_20_link" text:visited-style-name="Visited_20_Internet_20_Link">
6-17.jpg</text:a>
']</text:p>
      <text:p text:style-name="P4">
标签: ['БУЧАНСЬКИЙ РАЙОН', 'ВОЄННІ ЗЛОЧИНИ РФ', 'ВТОРГНЕННЯ РФ', 'ОФІС ГЕНЕРАЛЬНОГО ПРОКУРОРА УКРАЇНИ']</text:p>
      <text:p text:style-name="P4">
类别: News</text:p>
      <!--METADATA-->
      <text:p text:style-name="P4">
<draw:frame draw:style-name="fr1" draw:name="Image251" text:anchor-type="as-char" svg:width="6.9236in" svg:height="5.047719in" draw:z-index="0">
<draw:image xlink:href="../Images/AРМІЯINFORM/2023-04-10T76-00-00-04-00/6-17.jpg" xlink:type="simple" xlink:show="embed" xlink:actuate="onLoad" draw:mime-type="image/jpeg"/>
</draw:frame>
起诉书是根据针对战斗车的指挥官的特别预审调查命令向法庭发出的，这是36名全军部队的第37机动步枪旅的旅行者，这一事实是</text:p>
      <text:p text:style-name="P4">
关于它<text:a xlink:type="simple" xlink:href="https://gp.gov.ua/ua/posts/za-vbivstvo-ta-imitaciyu-strati-mirnix-meskanciv-kiyivshhini-suditimut-zastupnika-komandira-boiovoyi-masini-zs-rf" text:style-name="Internet_20_link" text:visited-style-name="Visited_20_Internet_20_Link">
报告</text:a>
乌克兰检察长办公室。</text:p>
      <text:p text:style-name="P4">
调查发现，在2022年3月，在基辅地区布坎地区的塞拉夫隆地区占领期间，被告阻止了当地一名无武装的平民居民的部门，他们没有对他构成危险的威胁。 由于武器的威胁，他迫使该男子躺在地上，并提供了有关他属于乌克兰武装部队以及其他军事或公共部队的信息。 殴打后，他将受害者多斯汀(Dostin)杀死，并用自动武器杀死了他。</text:p>
      <text:p text:style-name="P4">
另外，被告醉酒时，共同进入房屋，命令观众将四人传给一个房间。 他将受害者留在了视线中，并进行了很长时间的审讯。</text:p>
      <text:p text:style-name="P4">
然后，他命令每个人连续站在一起，认为将不必要的墨盒花在谋杀案上是不好的。 之后，模仿了分层的平民，他在天花板上开火，离开了房子，承诺第二天来射击所有人。</text:p>
      <text:p text:style-name="P4">
此外，埃弗里特与其他俄罗斯军人一起进入房屋，威胁武器，用汽车占领了她。 几周后，占领者占领了另一位Gavronshchyna的居民。</text:p>
      <text:p text:style-name="P4">
News Source: <text:a xlink:type="simple" xlink:href="https://armyinform.com.ua/2023/04/10/za-vbyvstvo-ta-imitacziyu-straty-myrnyh-meshkancziv-kyyivshhyny-sudytymut-okupanta-yefrejtora/" text:style-name="Internet_20_link" text:visited-style-name="Visited_20_Internet_20_Link">
https://armyinform.com.ua/2023/04/10/za-vbyvstvo-ta-imitacziyu-straty-myrnyh-meshkancziv-kyyivshhyny-sudytymut-okupanta-yefrejtora/</text:a>
</text:p>
      <!--NEWS-->
      <text:h text:style-name="P10" text:outline-level="1">
<text:span text:style-name="T4">
占领者解雇了哈尔基夫地区：房屋损坏，该人受伤</text:span>
</text:h>
      <text:p text:style-name="P4">
作者: ['АРМІЯINFORM']</text:p>
      <text:p text:style-name="P4">
时间: 2023-04-10T77:00:00-04:00</text:p>
      <text:p text:style-name="P4">
描述: 皮亚什（Piashtes）将卡拉伊奇尼亚（Karaychnya）村庇护到丘格夫斯基（Chuguvsky）区。 unaslisdok vorozhoy obrazilu ...与乌克兰2022年的战争，与乌克兰的最新新闻，今天与乌克兰2022年的新闻战争，乌克兰和俄罗斯之间的战争，乌克兰与俄罗斯之间以及何时与乌克兰在2022年与乌克兰的战争会发生这是与否，这是不久的将来与乌克兰的战争，说，与乌克兰的战争，今天的乌克兰新闻，乌克兰的新闻，乌克兰的新闻在俄罗斯的乌克兰新闻</text:p>
      <text:p text:style-name="P4">
图片: ['<text:a xlink:type="simple" xlink:href="https://armyinform.com.ua/wp-content/uploads/2023/04/photo_5305582928090220796_y-e1681133924178.jpg" text:style-name="Internet_20_link" text:visited-style-name="Visited_20_Internet_20_Link">
photo_5305582928090220796_y-e1681133924178.jpg</text:a>
', '<text:a xlink:type="simple" xlink:href="https://armyinform.com.ua/wp-content/uploads/2023/04/photo_5305582928090220794_y.jpg" text:style-name="Internet_20_link" text:visited-style-name="Visited_20_Internet_20_Link">
photo_5305582928090220794_y.jpg</text:a>
', '<text:a xlink:type="simple" xlink:href="https://armyinform.com.ua/wp-content/uploads/2023/04/photo_5305582928090220799_y.jpg" text:style-name="Internet_20_link" text:visited-style-name="Visited_20_Internet_20_Link">
photo_5305582928090220799_y.jpg</text:a>
']</text:p>
      <text:p text:style-name="P4">
标签: ['STOPRUSSIA', 'ОФІС ГЕНПРОКУРОРА']</text:p>
      <text:p text:style-name="P4">
类别: News</text:p>
      <!--METADATA-->
      <text:p text:style-name="P4">
<draw:frame draw:style-name="fr1" draw:name="Image252" text:anchor-type="as-char" svg:width="6.9236in" svg:height="4.359704in" draw:z-index="0">
<draw:image xlink:href="../Images/AРМІЯINFORM/2023-04-10T77-00-00-04-00/photo_5305582928090220796_y-e1681133924178.jpg" xlink:type="simple" xlink:show="embed" xlink:actuate="onLoad" draw:mime-type="image/jpeg"/>
</draw:frame>
入侵者在Chuguev区开了Karaicchyna村。 由于敌对行为，该村的居民受了重伤。</text:p>
      <text:p text:style-name="P4">
关于它<text:a xlink:type="simple" xlink:href="https://www.facebook.com/pgo.gov.ua/posts/pfbid02WLx83C74dNsijpz4hpbvbMhdzgZZMRbpL5VUrwEF8X2ceHmG8GtZVB2pYfHq9uGGl" text:style-name="Internet_20_link" text:visited-style-name="Visited_20_Internet_20_Link">
报告</text:a>
乌克兰检察长办公室。</text:p>
      <text:p text:style-name="P4">
“在Chuguev和Kupyansk地区检察官的程序指导下，对违反法律和战争习俗的事实进行了预审调查。 根据调查，4月9日，入侵者向S. Karaica Chuguev区开了枪。 消息说：“他受到平民的伤害，他住院了。”</text:p>
      <text:p text:style-name="P4">
<draw:frame draw:style-name="fr1" draw:name="Image253" text:anchor-type="as-char" svg:width="6.9236in" svg:height="5.198109in" draw:z-index="0">
<draw:image xlink:href="../Images/AРМІЯINFORM/2023-04-10T77-00-00-04-00/photo_5305582928090220794_y.jpg" xlink:type="simple" xlink:show="embed" xlink:actuate="onLoad" draw:mime-type="image/jpeg"/>
</draw:frame>
在过去的24小时内，武装部队的武装部队从RSSV向Kupyansky地区开了枪。</text:p>
      <text:p text:style-name="P4">
特别是，在敌人的打击下，是Kurilovka，Monachivka，Kucherivka，Petropalyivka的村庄和两年的城镇。 平民的住宅建筑遭到破坏和摧毁。</text:p>
      <text:p text:style-name="P4">
<draw:frame draw:style-name="fr1" draw:name="Image254" text:anchor-type="as-char" svg:width="6.9236in" svg:height="5.198109in" draw:z-index="0">
<draw:image xlink:href="../Images/AРМІЯINFORM/2023-04-10T77-00-00-04-00/photo_5305582928090220799_y.jpg" xlink:type="simple" xlink:show="embed" xlink:actuate="onLoad" draw:mime-type="image/jpeg"/>
</draw:frame>
</text:p>
      <text:p text:style-name="P4">
News Source: <text:a xlink:type="simple" xlink:href="https://armyinform.com.ua/2023/04/10/okupanty-obstrilyaly-harkivshhynu-poshkodzheno-budynky-poraneno-lyudynu/" text:style-name="Internet_20_link" text:visited-style-name="Visited_20_Internet_20_Link">
https://armyinform.com.ua/2023/04/10/okupanty-obstrilyaly-harkivshhynu-poshkodzheno-budynky-poraneno-lyudynu/</text:a>
</text:p>
      <!--NEWS-->
      <text:h text:style-name="P10" text:outline-level="1">
<text:span text:style-name="T4">
从囚禁中可以返回另一百名乌克兰军人</text:span>
</text:h>
      <text:p text:style-name="P4">
作者: ['АРМІЯINFORM']</text:p>
      <text:p text:style-name="P4">
时间: 2023-04-10T78:00:00-04:00</text:p>
      <text:p text:style-name="P4">
描述: 在乌克兰2022年与乌克兰战争，与乌克兰的最新新闻，今天与乌克兰2022年的新闻战争，今天与乌克兰的最新新闻战争，今天与乌克兰2022年最后一次与乌克兰战争的战争，乌克兰与乌克兰的战争持续了，乌克兰和俄罗斯之间的战争的背后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photo_5882903348162703378_w.jpg" text:style-name="Internet_20_link" text:visited-style-name="Visited_20_Internet_20_Link">
photo_5882903348162703378_w.jpg</text:a>
', '<text:a xlink:type="simple" xlink:href="https://armyinform.com.ua/wp-content/uploads/2023/04/photo_5305327772673099324_w-150x150.jpg" text:style-name="Internet_20_link" text:visited-style-name="Visited_20_Internet_20_Link">
photo_5305327772673099324_w-150x150.jpg</text:a>
', '<text:a xlink:type="simple" xlink:href="https://armyinform.com.ua/wp-content/uploads/2023/04/photo_5305327772673099322_w-150x150.jpg" text:style-name="Internet_20_link" text:visited-style-name="Visited_20_Internet_20_Link">
photo_5305327772673099322_w-150x150.jpg</text:a>
', '<text:a xlink:type="simple" xlink:href="https://armyinform.com.ua/wp-content/uploads/2023/04/photo_5305327772673099320_w-150x150.jpg" text:style-name="Internet_20_link" text:visited-style-name="Visited_20_Internet_20_Link">
photo_5305327772673099320_w-150x150.jpg</text:a>
', '<text:a xlink:type="simple" xlink:href="https://armyinform.com.ua/wp-content/uploads/2023/04/photo_5305327772673099323_w-150x150.jpg" text:style-name="Internet_20_link" text:visited-style-name="Visited_20_Internet_20_Link">
photo_5305327772673099323_w-150x150.jpg</text:a>
']</text:p>
      <text:p text:style-name="P4">
标签: ['КООРДИНАЦІЙНИЙ ШТАБ З ПИТАНЬ ПОВОДЖЕННЯ З ВІЙСЬКОВОПОЛОНЕНИМИ', 'ОБМІН ПОЛОНЕНИМИ']</text:p>
      <text:p text:style-name="P4">
类别: News</text:p>
      <!--METADATA-->
      <text:p text:style-name="P4">
<draw:frame draw:style-name="fr1" draw:name="Image255" text:anchor-type="as-char" svg:width="6.9236in" svg:height="3.894525in" draw:z-index="0">
<draw:image xlink:href="../Images/AРМІЯINFORM/2023-04-10T78-00-00-04-00/photo_5882903348162703378_w.jpg" xlink:type="simple" xlink:show="embed" xlink:actuate="onLoad" draw:mime-type="image/jpeg"/>
</draw:frame>
由于下一次战俘交换，有80名捍卫者和20名捍卫者返回家乡。 其中包括九名军官，其他人 - 普通和中士的代表。</text:p>
      <text:p text:style-name="P4">
关于它<text:a xlink:type="simple" xlink:href="https://t.me/Koord_shtab/816" text:style-name="Internet_20_link" text:visited-style-name="Visited_20_Internet_20_Link">
告知</text:a>
与战俘问题协调总部。</text:p>
      <text:p text:style-name="P4">
这次设法解放了：</text:p>
      <ul>
        <li>
24民警卫队， * 22边境警卫， * 22海军代表， * 21乌克兰武装部队的军人， * 11个Ternoborons。</li>
      </ul>
      <text:p text:style-name="P4">
解放的捍卫者和捍卫者参加了Kherson，Kharkiv，Donetsk，Kyiv，Zaporizhzhya和Sumy指示的战斗。</text:p>
      <text:p text:style-name="P4">
“几乎一半释放的囚犯受到严重伤害，疾病或酷刑。 证词写道。</text:p>
      <text:p text:style-name="P4">
<text:a xlink:type="simple" xlink:href="https://armyinform.com.ua/wp-content/uploads/2023/04/photo_5305327772673099324_w.jpg" text:style-name="Internet_20_link" text:visited-style-name="Visited_20_Internet_20_Link">
!(Images/AРМІЯINFORM/2023-04-10T78-00-00-04-00/photo_5305327772673099324_w-150x150.jpg)</text:a>
</text:p>
      <text:p text:style-name="P4">
<text:a xlink:type="simple" xlink:href="https://armyinform.com.ua/wp-content/uploads/2023/04/photo_5305327772673099322_w.jpg" text:style-name="Internet_20_link" text:visited-style-name="Visited_20_Internet_20_Link">
<draw:frame draw:style-name="fr1" draw:name="Image256" text:anchor-type="as-char" svg:width="6.9236in" svg:height="6.9236in" draw:z-index="0">
<draw:image xlink:href="../Images/AРМІЯINFORM/2023-04-10T78-00-00-04-00/photo_5305327772673099322_w-150x150.jpg" xlink:type="simple" xlink:show="embed" xlink:actuate="onLoad" draw:mime-type="image/jpeg"/>
</draw:frame>
</text:a>
</text:p>
      <text:p text:style-name="P4">
<text:a xlink:type="simple" xlink:href="https://armyinform.com.ua/wp-content/uploads/2023/04/photo_5305327772673099320_w.jpg" text:style-name="Internet_20_link" text:visited-style-name="Visited_20_Internet_20_Link">
<draw:frame draw:style-name="fr1" draw:name="Image257" text:anchor-type="as-char" svg:width="6.9236in" svg:height="6.9236in" draw:z-index="0">
<draw:image xlink:href="../Images/AРМІЯINFORM/2023-04-10T78-00-00-04-00/photo_5305327772673099320_w-150x150.jpg" xlink:type="simple" xlink:show="embed" xlink:actuate="onLoad" draw:mime-type="image/jpeg"/>
</draw:frame>
</text:a>
</text:p>
      <text:p text:style-name="P4">
<text:a xlink:type="simple" xlink:href="https://armyinform.com.ua/wp-content/uploads/2023/04/photo_5305327772673099323_w.jpg" text:style-name="Internet_20_link" text:visited-style-name="Visited_20_Internet_20_Link">
<draw:frame draw:style-name="fr1" draw:name="Image258" text:anchor-type="as-char" svg:width="6.9236in" svg:height="6.9236in" draw:z-index="0">
<draw:image xlink:href="../Images/AРМІЯINFORM/2023-04-10T78-00-00-04-00/photo_5305327772673099323_w-150x150.jpg" xlink:type="simple" xlink:show="embed" xlink:actuate="onLoad" draw:mime-type="image/jpeg"/>
</draw:frame>
</text:a>
</text:p>
      <text:p text:style-name="P4">
News Source: <text:a xlink:type="simple" xlink:href="https://armyinform.com.ua/2023/04/10/z-polonu-vdalosya-povernuty-shhe-sotnyu-ukrayinskyh-vijskovosluzhbovcziv/" text:style-name="Internet_20_link" text:visited-style-name="Visited_20_Internet_20_Link">
https://armyinform.com.ua/2023/04/10/z-polonu-vdalosya-povernuty-shhe-sotnyu-ukrayinskyh-vijskovosluzhbovcziv/</text:a>
</text:p>
      <!--NEWS-->
      <text:h text:style-name="P10" text:outline-level="1">
<text:span text:style-name="T4">
在Energodar组织俄罗斯军方的运输，受到怀疑的执法人员</text:span>
</text:h>
      <text:p text:style-name="P4">
作者: ['АРМІЯINFORM']</text:p>
      <text:p text:style-name="P4">
时间: 2023-04-10T79:00:00-04:00</text:p>
      <text:p text:style-name="P4">
描述: 法律通宵IZ iz Zaporizko，Yaki Pysli，Rosiysky大型 - 规模的Khudatka ...与乌克兰2022年的战争，与乌克兰的最新新闻，今天与乌克兰的新闻，今天与乌克兰2022年的新闻，今天，乌克兰和俄罗斯之间的战争将在乌克兰和俄罗斯之间发生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2/11/sbu-pijmala-zradnykiv-2.jpg" text:style-name="Internet_20_link" text:visited-style-name="Visited_20_Internet_20_Link">
sbu-pijmala-zradnykiv-2.jpg</text:a>
']</text:p>
      <text:p text:style-name="P4">
标签: ['ДБР', 'КОЛАБОРАНТ']</text:p>
      <text:p text:style-name="P4">
类别: News</text:p>
      <!--METADATA-->
      <text:p text:style-name="P4">
<draw:frame draw:style-name="fr1" draw:name="Image259" text:anchor-type="as-char" svg:width="6.9236in" svg:height="3.63489in" draw:z-index="0">
<draw:image xlink:href="../Images/AРМІЯINFORM/2023-04-10T79-00-00-04-00/sbu-pijmala-zradnykiv-2.jpg" xlink:type="simple" xlink:show="embed" xlink:actuate="onLoad" draw:mime-type="image/jpeg"/>
</draw:frame>
Zaporizhzhia地区的执法人员在俄罗斯 - 规模 - 规模入侵的开始后移至敌人的一边，并帮助占领者进行交通运输，并在缺席中被告知。</text:p>
      <text:p text:style-name="P4">
关于它<text:a xlink:type="simple" xlink:href="https://dbr.gov.ua/news/dbr-povidomilo-pro-pidozru-pravoohoroncyu-yakij-v-energodari-organizovue-perevezennya-rosijskih-vijskovih" text:style-name="Internet_20_link" text:visited-style-name="Visited_20_Internet_20_Link">
报告</text:a>
在州调查局的新闻服务中。</text:p>
      <text:p text:style-name="P4">
在俄罗斯军队占领力量之后，执法人员仍留在城市中，并自愿同意VRF代表的提议，要求在非法权威中占据一席之地 -  Energodar军事行政部门。</text:p>
      <text:p text:style-name="P4">
“前执法官成为住房和公共服务部塔特拉曼港道路部门的负责人。 验证说：“它仍在组织军队的运输。”验证说。</text:p>
      <text:p text:style-name="P4">
根据克里姆林宫的说法，尤其是涉及宣传媒体的“英雄”，他被乌克兰指挥官抱怨，称赞占领者并反思了核电站的进一步命运 - 所有这些都是克里姆林宫的说法。</text:p>
      <text:p text:style-name="P4">
该人被告知缺席涉嫌自愿雇用在暂时占领领土上创建的自有责任权的职位。该文章的制裁可监禁长达10年。</text:p>
      <text:p text:style-name="P4">
News Source: <text:a xlink:type="simple" xlink:href="https://armyinform.com.ua/2023/04/10/pravoohoronecz-yakyj-v-energodari-organizovuye-perevezennya-rosijskyh-vijskovyh-otrymav-pidozru/" text:style-name="Internet_20_link" text:visited-style-name="Visited_20_Internet_20_Link">
https://armyinform.com.ua/2023/04/10/pravoohoronecz-yakyj-v-energodari-organizovuye-perevezennya-rosijskyh-vijskovyh-otrymav-pidozru/</text:a>
</text:p>
      <!--NEWS-->
      <text:h text:style-name="P10" text:outline-level="1">
<text:span text:style-name="T4">
在Marinka Sagittarius-Student附近击倒了俄罗斯Su-25</text:span>
</text:h>
      <text:p text:style-name="P4">
作者: ['АРМІЯINFORM']</text:p>
      <text:p text:style-name="P4">
时间: 2023-04-10T80:00:00-04:00</text:p>
      <text:p text:style-name="P4">
描述: Rozrahunovki Pidrodila的日子，无痛苦的曲折arcoma arcoma-sturmed Brigades ...与乌克兰2022年的战争，与乌克兰的最新新闻，今天与乌克兰2022年的新闻战争，今天与乌克兰之间的战争，乌克兰和俄罗斯之间的战争会以及乌克兰的战争，何时与乌克兰战争他们说，在2022年，是否会在不久的将来与乌克兰发生战争</text:p>
      <text:p text:style-name="P4">
图片: ['<text:a xlink:type="simple" xlink:href="https://armyinform.com.ua/wp-content/uploads/2023/04/strilecz.png" text:style-name="Internet_20_link" text:visited-style-name="Visited_20_Internet_20_Link">
strilecz.png</text:a>
', '<text:a xlink:type="simple" xlink:href="https://armyinform.com.ua/wp-content/uploads/2023/04/znyczennya-su-25.png" text:style-name="Internet_20_link" text:visited-style-name="Visited_20_Internet_20_Link">
znyczennya-su-25.png</text:a>
']</text:p>
      <text:p text:style-name="P4">
标签: ['STOPRUSSIA', 'АГРЕСІЯ РФ', 'ВІЙНА', 'ВТОРГНЕННЯ РФ', 'ЗНИЩЕННЯ ВОЄННОЇ ТЕХНІКИ ЗС РФ', 'КОМАНДУВАННЯ ДЕСАНТНО-ШТУРМОВИХ ВІЙСЬК', 'СУ-25']</text:p>
      <text:p text:style-name="P4">
类别: News</text:p>
      <!--METADATA-->
      <text:p text:style-name="P4">
<draw:frame draw:style-name="fr1" draw:name="Image260" text:anchor-type="as-char" svg:width="6.9236in" svg:height="3.4618in" draw:z-index="0">
<draw:image xlink:href="../Images/AРМІЯINFORM/2023-04-10T80-00-00-04-00/strilecz.png" xlink:type="simple" xlink:show="embed" xlink:actuate="onLoad" draw:mime-type="image/png"/>
</draw:frame>
前几天，SU-25敌人的沙沙作响摧毁了一个单独的空降组装单元的防空单位。</text:p>
      <text:p text:style-name="P4">
Ramesness Sagittarius如何击落敌人Su-25的故事以及其发布的视频<text:a xlink:type="simple" xlink:href="https://www.facebook.com/watch/" text:style-name="Internet_20_link" text:visited-style-name="Visited_20_Internet_20_Link">
放置</text:a>
发出官方Facebook页面的命令，说明乌克兰的着陆部队。</text:p>
      <text:p text:style-name="P4">
<draw:frame draw:style-name="fr1" draw:name="Image261" text:anchor-type="as-char" svg:width="6.9236in" svg:height="3.856567in" draw:z-index="0">
<draw:image xlink:href="../Images/AРМІЯINFORM/2023-04-10T80-00-00-04-00/znyczennya-su-25.png" xlink:type="simple" xlink:show="embed" xlink:actuate="onLoad" draw:mime-type="image/png"/>
</draw:frame>
成功发射的作者是射手座 - 学生尤金(Eugene)。 一名葡萄酒服务员从大规模干预的头几天开始，已经站起来了乌克兰武装部队的空中攻击部队。 根据B.的说法，他从头开始掌握了他的军事专业。</text:p>
      <ul>
        <li>
我在一个工程营中，所以当我被任命为防空部门时，我学会了在我们拥有的武器类型上进行重新工作，例如，反对航空。</li>
      </ul>
      <text:p text:style-name="P4">
根据单位指挥官的说法，尤金(Eugene)在足够的水平上掌握了统一的作品，并使用便携式防空导弹综合大楼以及Nastlaslushna的机会巧妙地使用了他的常规武器。</text:p>
      <text:p text:style-name="P4">
尤金回忆说：“那天，敌对飞机攻击了两对夫妇的单位的位置。”</text:p>
      <text:p text:style-name="P4">
并解释说，敌机通常会尝试罢工，而无需进入我们的防空击败领域。 他们总是看到旅团队单位的计算。</text:p>
      <text:p text:style-name="P4">
“但是那天，敌对的飞行员被误认为，比我必须走的更近，我的错误是一个错误，他的发射对他来说是致命的。”</text:p>
      <text:p text:style-name="P4">
News Source: <text:a xlink:type="simple" xlink:href="https://armyinform.com.ua/2023/04/10/poblyzu-maryinky-strilecz-zenitnyk-zbyv-rosijskyj-su-25/" text:style-name="Internet_20_link" text:visited-style-name="Visited_20_Internet_20_Link">
https://armyinform.com.ua/2023/04/10/poblyzu-maryinky-strilecz-zenitnyk-zbyv-rosijskyj-su-25/</text:a>
</text:p>
      <!--NEWS-->
      <text:h text:style-name="P10" text:outline-level="1">
<text:span text:style-name="T4">
即使是试图离开巴赫穆特的平民汽车，敌人也是针对的</text:span>
</text:h>
      <text:p text:style-name="P4">
作者: ['Віктор Ануфрієв']</text:p>
      <text:p text:style-name="P4">
时间: 2023-04-10T81:00:00-04:00</text:p>
      <text:p text:style-name="P4">
描述: 关于Efiri Zagalnatskoyonal Telemarathon“єDiniNews”的筹码，该代祷是与乌克兰2022年的战争，与乌克兰的最新新闻，《与乌克兰与乌克兰2022年的新闻》的战争，今天，乌克兰和乌克兰之间的战争将于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ganna-malyar-778.jpg" text:style-name="Internet_20_link" text:visited-style-name="Visited_20_Internet_20_Link">
ganna-malyar-778.jpg</text:a>
']</text:p>
      <text:p text:style-name="P4">
标签: ['STOPRUSSIA', 'АГРЕСІЯ РФ', 'ВТОРГНЕННЯ РФ', 'ГАННА МАЛЯР']</text:p>
      <text:p text:style-name="P4">
类别: News</text:p>
      <!--METADATA-->
      <text:p text:style-name="P4">
<draw:frame draw:style-name="fr1" draw:name="Image262" text:anchor-type="as-char" svg:width="6.9236in" svg:height="3.894525in" draw:z-index="0">
<draw:image xlink:href="../Images/AРМІЯINFORM/2023-04-10T81-00-00-04-00/ganna-malyar-778.jpg" xlink:type="simple" xlink:show="embed" xlink:actuate="onLoad" draw:mime-type="image/jpeg"/>
</draw:frame>
乌克兰·安娜·马里亚尔国防部长在全国性的电话“统一新闻”上报道了这一点。</text:p>
      <text:p text:style-name="P4">
据她说，今天事件的趋势使得东方和敌人的战斗中心同时出现在四个方向上：Marinsk，Lymansky，Avdiivsky和Bakhmutsky。</text:p>
      <ul>
        <li>
激烈的战斗在任何地方都在发生，尤其是在Marinka和Avdiivka附近的热火，但那里什么都不做。 至于巴赫穆特的方向，您在城市本身和郊区都在那里，敌人使用那里的单位和特种部队。 敌人使用“被烧毁的地球”的策略，也就是说，他们绝对破坏了一切。 我必须说，他们做到了如此出色，以至于他们甚至针对向巴赫穆特(Bakhmut)或从城市的运输业目标，也就是说，他们想杀死想要去的人， - 说安娜·马里亚尔(Anna Malyar)。</li>
      </ul>
      <text:p text:style-name="P4">
News Source: <text:a xlink:type="simple" xlink:href="https://armyinform.com.ua/2023/04/10/vorog-czilytsya-navit-po-czyvilnyh-avtivkah-kotri-namagayutsya-vyyihaty-z-bahmuta/" text:style-name="Internet_20_link" text:visited-style-name="Visited_20_Internet_20_Link">
https://armyinform.com.ua/2023/04/10/vorog-czilytsya-navit-po-czyvilnyh-avtivkah-kotri-namagayutsya-vyyihaty-z-bahmuta/</text:a>
</text:p>
      <!--NEWS-->
      <text:h text:style-name="P10" text:outline-level="1">
<text:span text:style-name="T4">
在塔夫里斯克（Tavriysk）的方向上，敌人失去了近三个人员</text:span>
</text:h>
      <text:p text:style-name="P4">
作者: ['Віктор Ануфрієв']</text:p>
      <text:p text:style-name="P4">
时间: 2023-04-10T82:00:00-04:00</text:p>
      <text:p text:style-name="P4">
描述: 关于酋长，在EFIR中说，国防军国防军国防军国防军的负责人在EFIR中说……与乌克兰2022年的战争，与乌克兰与乌克兰的最新新闻战争，今天与乌克兰2022年的新闻战争，今天乌克兰与俄罗斯之间会发生战争，何时，何时，何时，何时，何时，何时，何时，何时，何时，何时与乌克兰在2022年进行战争，将在不久的将来与乌克兰发生战争，与乌克兰的战争，今天的乌克兰新闻，乌克兰媒体的乌克兰新闻在俄罗斯</text:p>
      <text:p text:style-name="P4">
图片: ['<text:a xlink:type="simple" xlink:href="https://armyinform.com.ua/wp-content/uploads/2023/03/dmytrashkivskyj.png" text:style-name="Internet_20_link" text:visited-style-name="Visited_20_Internet_20_Link">
dmytrashkivskyj.png</text:a>
']</text:p>
      <text:p text:style-name="P4">
标签: ['STOPRUSSIA', 'АГРЕСІЯ РФ', 'ВТОРГНЕННЯ РФ', 'ОЛЕКСІЙ ДМИТРАШКІВСЬКИЙ']</text:p>
      <text:p text:style-name="P4">
类别: News</text:p>
      <!--METADATA-->
      <text:p text:style-name="P4">
<draw:frame draw:style-name="fr1" draw:name="Image263" text:anchor-type="as-char" svg:width="6.9236in" svg:height="4.096023in" draw:z-index="0">
<draw:image xlink:href="../Images/AРМІЯINFORM/2023-04-10T82-00-00-04-00/dmytrashkivskyj.png" xlink:type="simple" xlink:show="embed" xlink:actuate="onLoad" draw:mime-type="image/png"/>
</draw:frame>
Tavriyskaya方向Alexei Dmitrashkivsky上校联合出版社中心主任在“单一新闻”中宣布了这一点。</text:p>
      <ul>
        <li>
俄罗斯人从白俄罗斯的垃圾填埋场开始，将他们的士兵送到阿夫迪夫斯卡·马林斯基(Avdiivska Marinsky)的指示，该指示补充了入侵者的“肉类浪潮”。  - 在过去的24小时内，我们的炮兵是占领者的位置的两倍：他们在我们身上：俄罗斯人在武装部队的位置占据了318圈，我们的枪支由敌人制造了696架画柱。 。 这是一个明显的结果，因为乌克兰的后卫损失了巨大的损失 - 几乎三口死亡和受伤。</li>
      </ul>
      <text:p text:style-name="P4">
Alexei Dmitryashkivsky还补充说，在本周末结束时有一种减少敌人的男孩和炮兵工作的趋势。 航空也以中心为中心。 可能存在一些物流问题。</text:p>
      <text:p text:style-name="P4">
News Source: <text:a xlink:type="simple" xlink:href="https://armyinform.com.ua/2023/04/10/na-tavrijskomu-napryamku-vorog-vtratyv-majzhe-try-roty-osobovogo-skladu/" text:style-name="Internet_20_link" text:visited-style-name="Visited_20_Internet_20_Link">
https://armyinform.com.ua/2023/04/10/na-tavrijskomu-napryamku-vorog-vtratyv-majzhe-try-roty-osobovogo-skladu/</text:a>
</text:p>
      <!--NEWS-->
      <text:h text:style-name="P10" text:outline-level="1">
<text:span text:style-name="T4">
国防军的航空在占领者的人员和军事设备集中的领域中击出8次跳动</text:span>
</text:h>
      <text:p text:style-name="P4">
作者: ['АРМІЯINFORM']</text:p>
      <text:p text:style-name="P4">
时间: 2023-04-10T83:00:00-04:00</text:p>
      <text:p text:style-name="P4">
描述: 关于ZSU的总参谋部，将军的总部位于Facebook上的Itsiyysiistrintsi。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3/war-1.jpg" text:style-name="Internet_20_link" text:visited-style-name="Visited_20_Internet_20_Link">
war-1.jpg</text:a>
']</text:p>
      <text:p text:style-name="P4">
标签: ['STOPRUSSIA', 'АВІАЦІЯ ЗСУ', 'АГРЕСІЯ РФ', 'ВІЙНА', 'ВТОРГНЕННЯ РФ']</text:p>
      <text:p text:style-name="P4">
类别: News</text:p>
      <!--METADATA-->
      <text:p text:style-name="P4">
<draw:frame draw:style-name="fr1" draw:name="Image264" text:anchor-type="as-char" svg:width="6.9236in" svg:height="4.501139in" draw:z-index="0">
<draw:image xlink:href="../Images/AРМІЯINFORM/2023-04-10T83-00-00-04-00/war-1.jpg" xlink:type="simple" xlink:show="embed" xlink:actuate="onLoad" draw:mime-type="image/jpeg"/>
</draw:frame>
说明性照片<text:span text:style-name="T4">
🔥俄罗斯入侵的情况</text:span>
</text:p>
      <text:p text:style-name="P4">
关于它<text:a xlink:type="simple" xlink:href="https://www.facebook.com/GeneralStaff.ua/posts/pfbid02q1Yxei59Ea9tEdAibRDfMkpceqPfTNSvNQ79nCKqV9TjRXgm4XWNTiHzFMPFrwyfl" text:style-name="Internet_20_link" text:visited-style-name="Visited_20_Internet_20_Link">
报告</text:a>
武装部队的总人员在其官方Facebook页面上。</text:p>
      <text:p text:style-name="P4">
此外，射击了不同类型的敌人Mi-24和6个UAV(其中2个).</text:p>
      <text:p text:style-name="P4">
Підрозділи ракетних військ і артилерії уразили район зосередження живої сили,озброєння та військової техніки, а також склад боєприпасів противника.</text:p>
      <text:p text:style-name="P4">
News Source: <text:a xlink:type="simple" xlink:href="https://armyinform.com.ua/2023/04/10/aviacziya-syl-oborony-za-dobu-zavdala-8-udariv-po-rajonah-zoseredzhennya-osobovogo-skladu-ta-vijskovoyi-tehniky-okupantiv/" text:style-name="Internet_20_link" text:visited-style-name="Visited_20_Internet_20_Link">
https://armyinform.com.ua/2023/04/10/aviacziya-syl-oborony-za-dobu-zavdala-8-udariv-po-rajonah-zoseredzhennya-osobovogo-skladu-ta-vijskovoyi-tehniky-okupantiv/</text:a>
</text:p>
      <!--NEWS-->
      <text:h text:style-name="P10" text:outline-level="1">
<text:span text:style-name="T4">
只有官方授权的人才能谈论国防部国防部的战争和计划</text:span>
</text:h>
      <text:p text:style-name="P4">
作者: ['Віктор Ануфрієв']</text:p>
      <text:p text:style-name="P4">
时间: 2023-04-10T84:00:00-04:00</text:p>
      <text:p text:style-name="P4">
描述: 关于埃菲里（Efiri）“爱迪尼·诺维（Edini Novin）”的TSE，《防御乌克兰甘纳·马拉尔（Ganna Marlar）辩护的代祷者》已经消失了。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2/11/malyar-e1668260601231.jpg" text:style-name="Internet_20_link" text:visited-style-name="Visited_20_Internet_20_Link">
malyar-e1668260601231.jpg</text:a>
']</text:p>
      <text:p text:style-name="P4">
标签: ['STOPRUSSIA', 'АГРЕСІЯ РФ', 'ВТОРГНЕННЯ РФ', 'ГАННА МАЛЯР']</text:p>
      <text:p text:style-name="P4">
类别: News</text:p>
      <!--METADATA-->
      <text:p text:style-name="P4">
<draw:frame draw:style-name="fr1" draw:name="Image265" text:anchor-type="as-char" svg:width="6.9236in" svg:height="3.974272in" draw:z-index="0">
<draw:image xlink:href="../Images/AРМІЯINFORM/2023-04-10T84-00-00-04-00/malyar-e1668260601231.jpg" xlink:type="simple" xlink:show="embed" xlink:actuate="onLoad" draw:mime-type="image/jpeg"/>
</draw:frame>
乌克兰画家国防部副部长在“统一新闻”的播放中告知了这一点。</text:p>
      <ul>
        <li>
现在正在进行的积极信息战争正在进行中，我们必须为任何习俗和心理操作都可以做好准备。 必须至关重要，检查并寻找官方消息来源-Said Anna Malyar。  - 也就是说，敌对行动过程中唯一可靠的信息，也许乌克兰武装部队的计划只能是官方来源。 乌克兰总统，乌克兰国防部长，乌克兰国防部长，乌克兰武装部队的负责人可以谈论战争。 然后，我们宣布塔米诺博龙的总参谋部为一家机构。 也就是说，那些有权谈论战争并成为主要信息来源的人。 此外，在乌克兰的武装部队中，正式授权的人是通常是Utelees的先驱者。</li>
      </ul>
      <text:p text:style-name="P4">
国防部的计划是秘密的，因此任何讨论都是一个特定的假设，应将其视为一个假设。</text:p>
      <text:p text:style-name="P4">
News Source: <text:a xlink:type="simple" xlink:href="https://armyinform.com.ua/2023/04/10/pro-vijnu-ta-plany-minoborony-mozhut-govoryty-lyshe-oficzijno-upovnovazheni-osoby/" text:style-name="Internet_20_link" text:visited-style-name="Visited_20_Internet_20_Link">
https://armyinform.com.ua/2023/04/10/pro-vijnu-ta-plany-minoborony-mozhut-govoryty-lyshe-oficzijno-upovnovazheni-osoby/</text:a>
</text:p>
      <!--NEWS-->
      <text:h text:style-name="P10" text:outline-level="1">
<text:span text:style-name="T4">
Rashists对Kramatorsk进行了火箭袭击 - 武装部队的武装部队</text:span>
</text:h>
      <text:p text:style-name="P4">
作者: ['АРМІЯINFORM']</text:p>
      <text:p text:style-name="P4">
时间: 2023-04-10T85:00:00-04:00</text:p>
      <text:p text:style-name="P4">
描述: 捕获21个Av -eakiyaniy的反对者是5次导弹罢工，4 Iz iz in防空系统...与乌克兰2022年的战争，与乌克兰的最新新闻，今天与乌克兰的新闻战争，与乌克兰2022年的新闻战争最后一次，将在今天发生战争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2/12/raketni-udary-voroga.jpg" text:style-name="Internet_20_link" text:visited-style-name="Visited_20_Internet_20_Link">
raketni-udary-voroga.jpg</text:a>
']</text:p>
      <text:p text:style-name="P4">
标签: ['STOPRUSSIA', 'АГРЕСІЯ РФ', 'ВІЙНА', 'ВТОРГНЕННЯ РФ', 'КРАМАТОРСЬК', 'РАКЕТНІ АТАКИ РФ']</text:p>
      <text:p text:style-name="P4">
类别: News</text:p>
      <!--METADATA-->
      <text:p text:style-name="P4">
<draw:frame draw:style-name="fr1" draw:name="Image266" text:anchor-type="as-char" svg:width="6.9236in" svg:height="3.894525in" draw:z-index="0">
<draw:image xlink:href="../Images/AРМІЯINFORM/2023-04-10T85-00-00-04-00/raketni-udary-voroga.jpg" xlink:type="simple" xlink:show="embed" xlink:actuate="onLoad" draw:mime-type="image/jpeg"/>
</draw:frame>
<text:span text:style-name="T4">
🔥俄罗斯入侵的情况</text:span>
</text:p>
      <text:p text:style-name="P4">
白天，敌人在21架飞机和5架火箭中风中受到了袭击，其中4架是克拉默托克斯和平城市中的S-300 ZRK。 入侵者还通过定居点的塔卡德基础设施在我们部队的射击射击的反应性系统中制造了大约30个单位。</text:p>
      <text:p text:style-name="P4">
关于这个<text:a xlink:type="simple" xlink:href="https://www.facebook.com/GeneralStaff.ua/posts/pfbid02q1Yxei59Ea9tEdAibRDfMkpceqPfTNSvNQ79nCKqV9TjRXgm4XWNTiHzFMPFrwyfl" text:style-name="Internet_20_link" text:visited-style-name="Visited_20_Internet_20_Link">
被引用</text:a>
晚上，乌克兰武装部队总参谋部的运作摘要。</text:p>
      <text:p text:style-name="P4">
俄罗斯联邦继续忽略战争的法律和习俗，因此，在整个乌克兰，导弹和航空罢工的任务仍然很高。</text:p>
      <text:p text:style-name="P4">
News Source: <text:a xlink:type="simple" xlink:href="https://armyinform.com.ua/2023/04/10/rashysty-zdijsnyly-raketni-udary-po-kramatorsku-gsh-zsu/" text:style-name="Internet_20_link" text:visited-style-name="Visited_20_Internet_20_Link">
https://armyinform.com.ua/2023/04/10/rashysty-zdijsnyly-raketni-udary-po-kramatorsku-gsh-zsu/</text:a>
</text:p>
      <!--NEWS-->
      <text:h text:style-name="P10" text:outline-level="1">
<text:span text:style-name="T4">
乌克兰防守者的夏季服装没有问题</text:span>
</text:h>
      <text:p text:style-name="P4">
作者: ['Віктор Ануфрієв']</text:p>
      <text:p text:style-name="P4">
时间: 2023-04-10T86:00:00-04:00</text:p>
      <text:p text:style-name="P4">
描述: 关于埃菲里（Efiri）“爱迪尼·诺维（Edini Novin）”的TSE，《防御乌克兰甘纳·马拉尔（Ganna Marlar）辩护的代祷者》已经消失了。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vijskova-litnya-forma-zsu-2.jpg" text:style-name="Internet_20_link" text:visited-style-name="Visited_20_Internet_20_Link">
vijskova-litnya-forma-zsu-2.jpg</text:a>
']</text:p>
      <text:p text:style-name="P4">
标签: ['STOPRUSSIA', 'АГРЕСІЯ РФ', 'ВТОРГНЕННЯ РФ', 'ГАННА МАЛЯР']</text:p>
      <text:p text:style-name="P4">
类别: News</text:p>
      <!--METADATA-->
      <text:p text:style-name="P4">
<draw:frame draw:style-name="fr1" draw:name="Image267" text:anchor-type="as-char" svg:width="6.9236in" svg:height="6.9236in" draw:z-index="0">
<draw:image xlink:href="../Images/AРМІЯINFORM/2023-04-10T86-00-00-04-00/vijskova-litnya-forma-zsu-2.jpg" xlink:type="simple" xlink:show="embed" xlink:actuate="onLoad" draw:mime-type="image/jpeg"/>
</draw:frame>
乌克兰画家国防部副部长在“统一新闻”的播放中告知了这一点。</text:p>
      <ul>
        <li>
我想指出的是，我们女士的军人制服全天都是日常形式和礼仪形式。 没有领域，其发展是进行的。 军事测试的第二阶段正在进行中，也就是说，实验套件已经分配给将执行它的妇女，然后对此进行反馈和评估。 然后，这些估计的基础将构成最佳的榜样，然后有可能谈论建立一定的技术规范和表格的产出， - 国防部副部长说。</li>
      </ul>
      <text:p text:style-name="P4">
安娜·玛丽亚尔(Anna Malyar)还补充说，有了夏季为男子服务员，一切都很好。 有一些时间要求被利用多少，因此为乌克兰的武装力量提供了夏季表格。</text:p>
      <text:p text:style-name="P4">
News Source: <text:a xlink:type="simple" xlink:href="https://armyinform.com.ua/2023/04/10/problem-shhodo-zabezpechennya-litnoyu-formoyu-odyagu-ukrayinskyh-zahysnykiv-nemaye/" text:style-name="Internet_20_link" text:visited-style-name="Visited_20_Internet_20_Link">
https://armyinform.com.ua/2023/04/10/problem-shhodo-zabezpechennya-litnoyu-formoyu-odyagu-ukrayinskyh-zahysnykiv-nemaye/</text:a>
</text:p>
      <!--NEWS-->
      <text:h text:style-name="P10" text:outline-level="1">
<text:span text:style-name="T4">
白天，侵略者在巴赫穆特（Bakhmut），阿维迪夫（Avdiiv）和玛丽斯基（Mariinsky）指示中引起了不成功的进攻行动</text:span>
</text:h>
      <text:p text:style-name="P4">
作者: ['АРМІЯINFORM']</text:p>
      <text:p text:style-name="P4">
时间: 2023-04-10T87:00:00-04:00</text:p>
      <text:p text:style-name="P4">
描述: 关于生活在技术人员的人数，敌人的人数不一样，与乌克兰2022年的战争，与乌克兰的战争是今天的最新新闻，这是与乌克兰2022年的新闻战争，今天的最后一个是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4/zalp.jpg" text:style-name="Internet_20_link" text:visited-style-name="Visited_20_Internet_20_Link">
zalp.jpg</text:a>
']</text:p>
      <text:p text:style-name="P4">
标签: ['STOPRUSSIA', 'АГРЕСІЯ РФ', 'БАХМУТСЬКИЙ НАПРЯМОК', 'ВІЙНА', 'ВТОРГНЕННЯ РФ']</text:p>
      <text:p text:style-name="P4">
类别: News</text:p>
      <!--METADATA-->
      <text:p text:style-name="P4">
<draw:frame draw:style-name="fr1" draw:name="Image268" text:anchor-type="as-char" svg:width="6.9236in" svg:height="4.611463in" draw:z-index="0">
<draw:image xlink:href="../Images/AРМІЯINFORM/2023-04-10T87-00-00-04-00/zalp.jpg" xlink:type="simple" xlink:show="embed" xlink:actuate="onLoad" draw:mime-type="image/jpeg"/>
</draw:frame>
**🔥i</text:p>
      <text:p text:style-name="P4">
尽管技术和活力造成了许多损失，但警告战争并未证明敌人。 他继续专注于对利曼，巴赫穆特，阿夫迪夫斯基和玛丽斯基的指示的主要攻击。 这个时代反映了20多次攻击。</text:p>
      <text:p text:style-name="P4">
关于它<text:a xlink:type="simple" xlink:href="https://www.facebook.com/GeneralStaff.ua/posts/pfbid02q1Yxei59Ea9tEdAibRDfMkpceqPfTNSvNQ79nCKqV9TjRXgm4XWNTiHzFMPFrwyfl" text:style-name="Internet_20_link" text:visited-style-name="Visited_20_Internet_20_Link">
报告</text:a>
武装部队在晚上的摘要中。</text:p>
      <text:p text:style-name="P4">
在巴赫穆特的方向上，敌人继续采取进攻行动，试图完全控制巴赫穆特市，战斗仍在继续。 白天，对手是Bogdanivka和Chrome附近的不成功的进攻行动。 Zaliznyanske，Minakivka，Orikhovo-vasylivka，Bakhmut，Chrome，Ivanivske，Predict，Yar，Zararyanivka，友谊和纽约州立大学地区受伤。</text:p>
      <text:p text:style-name="P4">
在Avdeevsky和Marinsky的指示中，敌人遵循Avdiivka，Severene，Nevelske和Marinka Donetsk地区定居点的进攻行动，没有成功。 Avdiivka和Marinka最激烈的战斗仍在继续。 同时，敌人的炮击遭到了Avdiivka，Pervomaisko，Krasnogorivka，Acute，St. George，Marinka和Victory的折磨。</text:p>
      <text:p text:style-name="P4">
News Source: <text:a xlink:type="simple" xlink:href="https://armyinform.com.ua/2023/04/10/agresor-protyagom-doby-viv-bezuspishni-nastupalni-diyi-na-bahmutskomu-avdiyivskomu-ta-maryinskomu-napryamkah/" text:style-name="Internet_20_link" text:visited-style-name="Visited_20_Internet_20_Link">
https://armyinform.com.ua/2023/04/10/agresor-protyagom-doby-viv-bezuspishni-nastupalni-diyi-na-bahmutskomu-avdiyivskomu-ta-maryinskomu-napryamkah/</text:a>
</text:p>
      <!--NEWS-->
      <text:h text:style-name="P10" text:outline-level="1">
<text:span text:style-name="T4">
乌克兰的反官员在俄罗斯联邦的武装部队中激起了极大的轰动</text:span>
</text:h>
      <text:p text:style-name="P4">
作者: ['Віктор Ануфрієв']</text:p>
      <text:p text:style-name="P4">
时间: 2023-04-10T88:00:00-04:00</text:p>
      <text:p text:style-name="P4">
描述: 关于酋长，在EFIR中说，国防军国防军国防军国防军的负责人在EFIR中说……与乌克兰2022年的战争，与乌克兰与乌克兰的最新新闻战争，今天与乌克兰2022年的新闻战争，今天乌克兰与俄罗斯之间会发生战争，何时，何时，何时，何时，何时，何时，何时，何时，何时，何时与乌克兰在2022年进行战争，将在不久的将来与乌克兰发生战争，与乌克兰的战争，今天的乌克兰新闻，乌克兰媒体的乌克兰新闻在俄罗斯</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 'ВТОРГНЕННЯ РФ', 'ОЛЕКСІЙ ДМИТРАШКІВСЬКИЙ']</text:p>
      <text:p text:style-name="P4">
类别: News</text:p>
      <!--METADATA-->
      <text:p text:style-name="P4">
<draw:frame draw:style-name="fr1" draw:name="Image269" text:anchor-type="as-char" svg:width="6.9236in" svg:height="4.615733in" draw:z-index="0">
<draw:image xlink:href="../Images/AРМІЯINFORM/2023-04-10T88-00-00-04-00/poraneni-okupanty.jpg" xlink:type="simple" xlink:show="embed" xlink:actuate="onLoad" draw:mime-type="image/jpeg"/>
</draw:frame>
说明性照片</text:p>
      <text:p text:style-name="P4">
Tavriyskaya方向Alexei Dmitrashkivsky上校联合出版社中心主任在“单一新闻”中宣布了这一点。</text:p>
      <text:p text:style-name="P4">
Alexeydmitrashkivsky说，关于乌克兰反性攻势的谈话揭示了对联邦武装部队的极大抑制。  - 我们都听到并看到了一个沟渠，该沟渠长度为70公里，此外，敌人连续第二周继续改变被占领的Zaporizhzhya地区的野猪位置。</text:p>
      <text:p text:style-name="P4">
News Source: <text:a xlink:type="simple" xlink:href="https://armyinform.com.ua/2023/04/10/ukrayinskyj-kontrnastup-posiyav-velykyj-perepoloh-u-zbrojnyh-sylah-rf/" text:style-name="Internet_20_link" text:visited-style-name="Visited_20_Internet_20_Link">
https://armyinform.com.ua/2023/04/10/ukrayinskyj-kontrnastup-posiyav-velykyj-perepoloh-u-zbrojnyh-sylah-rf/</text:a>
</text:p>
      <!--NEWS-->
      <text:h text:style-name="P10" text:outline-level="1">
<text:span text:style-name="T4">
乌克兰访问了</text:span>
</text:h>
      <text:p text:style-name="P4">
作者: ['Алла Рядинська']</text:p>
      <text:p text:style-name="P4">
时间: 2023-04-10T89:00:00-04:00</text:p>
      <text:p text:style-name="P4">
描述: 10 KVITRY在乌克兰媒体中心 - 奥德萨（Odesa）立即进行简报，防御的辩护是扭曲的……与乌克兰2022年的战争，与乌克兰的最新新闻今天的战争，与乌克兰2022年的新闻战争是今天的最后一场，威尔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3/04/bryfingv_result.jpg" text:style-name="Internet_20_link" text:visited-style-name="Visited_20_Internet_20_Link">
bryfingv_result.jpg</text:a>
']</text:p>
      <text:p text:style-name="P4">
标签: ['STOPRUSSIA', 'АГРЕСІЯ РФ', 'ВТОРГНЕННЯ РФ', 'МІНІСТР ОБОРОНИ УКРАЇНИ ОЛЕКСІЙ РЕЗНІКОВ']</text:p>
      <text:p text:style-name="P4">
类别: News</text:p>
      <!--METADATA-->
      <text:p text:style-name="P4">
<draw:frame draw:style-name="fr1" draw:name="Image270" text:anchor-type="as-char" svg:width="6.9236in" svg:height="4.615733in" draw:z-index="0">
<draw:image xlink:href="../Images/AРМІЯINFORM/2023-04-10T89-00-00-04-00/bryfingv_result.jpg" xlink:type="simple" xlink:show="embed" xlink:actuate="onLoad" draw:mime-type="image/jpeg"/>
</draw:frame>
4月10日，乌克兰雷兹尼科夫部长和国防部长特洛伊尔斯·隆德·普尔森(Troyls Lund Poulsen)在乌克兰媒体中心 - 奥德萨(Odesa)一起交谈。 他的访问是乌克兰对俄罗斯入侵者的遗嘱继续支持的象征。</text:p>
      <text:p text:style-name="P4">
部长在入门演讲中的表演表明了乌克兰人民的勇气和勇气的声援，并保证丹麦的支持将继续。</text:p>
      <ul>
        <li>
我想强调，丹麦自信地支持乌克兰，您将与整个欧洲大陆作斗争。 他强调，我们在丹麦牺牲了武器，军事装备和训练有素的乌克兰士兵，我们将尽可能多地进行这些努力。</li>
      </ul>
      <text:p text:style-name="P4">
特洛尔斯·波森(Troels Porosen)评论了乌克兰军事导弹的使用，丹麦王国去年向乌克兰提供了该导弹，以及其合作的后果。</text:p>
      <ul>
        <li>
我看到乌克兰士兵如何在丹麦鱼叉系统上工作。 我们能够将它们转换为陆地系统，然后转变为您。 对于我们来说，重要的是要看到您正在成功地应用它们，必须保护敖德萨并释放食品出口产品的海走廊。 我很高兴看到我们工作的结果。”部长说。</li>
      </ul>
      <text:p text:style-name="P4">
普尔森称与乌克兰的合作是重要的优先事项，并表示在未来几年中这种合作将加深。 丹麦研究所有可能的选择和合作格式，以及计划增加军事援助的计划，这将通过超级成年加速我国的胜利。</text:p>
      <text:p text:style-name="P4">
News Source: <text:a xlink:type="simple" xlink:href="https://armyinform.com.ua/2023/04/10/ukrayinu-vidvidav-vykonuvach-obovyazkiv-ministra-oborony-korolivstva-daniyi-troels-lund-poulsen/" text:style-name="Internet_20_link" text:visited-style-name="Visited_20_Internet_20_Link">
https://armyinform.com.ua/2023/04/10/ukrayinu-vidvidav-vykonuvach-obovyazkiv-ministra-oborony-korolivstva-daniyi-troels-lund-poulsen/</text:a>
</text:p>
      <!--NEWS-->
      <text:h text:style-name="P10" text:outline-level="1">
<text:span text:style-name="T4">
对于国家海岸而代表的鱼叉火箭是通过丹麦王国的领导和倡议获得的 - 亚历克西岛·雷兹尼科夫</text:span>
</text:h>
      <text:p text:style-name="P4">
作者: ['Наталія Задверняк']</text:p>
      <text:p text:style-name="P4">
时间: 2023-04-10T90:00:00-04:00</text:p>
      <text:p text:style-name="P4">
描述: 在乌克兰媒体中心 - 圣彼得堡明斯特拉夫的奥德萨·皮德（Odesa pid of St.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3/04/bryfingppv_result.jpg" text:style-name="Internet_20_link" text:visited-style-name="Visited_20_Internet_20_Link">
bryfingppv_result.jpg</text:a>
']</text:p>
      <text:p text:style-name="P4">
标签: ['STOPRUSSIA', 'АГРЕСІЯ РФ', 'БРИФІНГ', 'ВТОРГНЕННЯ РФ', 'ОЛЕКСІЙ РЕЗНІКОВ']</text:p>
      <text:p text:style-name="P4">
类别: News</text:p>
      <!--METADATA-->
      <text:p text:style-name="P4">
<draw:frame draw:style-name="fr1" draw:name="Image271" text:anchor-type="as-char" svg:width="6.9236in" svg:height="4.615733in" draw:z-index="0">
<draw:image xlink:href="../Images/AРМІЯINFORM/2023-04-10T90-00-00-04-00/bryfingppv_result.jpg" xlink:type="simple" xlink:show="embed" xlink:actuate="onLoad" draw:mime-type="image/jpeg"/>
</draw:frame>
在乌克兰媒体中心 - 奥德萨(Odesa)，在一次联合新闻发布会上，乌克兰部长和丹麦王国，国防机构负责人讨论了加强乌克兰国防部队能力的加强及其对博库德政府的支持。</text:p>
      <ul>
        <li>
我想注意丹麦王国在帮助乌克兰的角色。 这是最早从第一天提供各种支持的国家之一。 我们将仅收到大量的军事包装，还将获得政治，经济和情感支持。 已经启动了几个非常重要的程序。 例如，一个特别基金，捐助国家正在与我们的英国之友一起筹集资金，我们有机会利用这些资金来购买我们需要的非武器和弹药，以下是国防部长Alexei Reznikov。事件。</li>
      </ul>
      <text:p text:style-name="P4">
他还召集了敖德萨的会议非常象征，因为这要归功于丹麦对黑海海岸的保护。</text:p>
      <ul>
        <li>
鱼叉反舰系统是通过丹麦伙伴的领导获得的。 当然，它们是由其他国家生产的，有点是这些鱼叉导弹 - 船舶基地。 Alexei Reznikov说，丹麦王国的工程师的真实化，如何被名称使用，因此实施这一想法是归因于大多数合作伙伴。  - 被称为“善意行为”的蛇的释放，包括感谢丹麦王国提供的武器。</li>
      </ul>
      <text:p text:style-name="P4">
乌克兰国防部长报告说，在会议上讨论了乌克兰与丹麦王国相互作用的长期观点。</text:p>
      <ul>
        <li>
胜利后，我们需要加强黑海中的安全组成部分，我们需要舰队的能力。 因此，我们很高兴我们得到如此可靠的支持。 我希望所有计划都将继续 - 他强调。</li>
      </ul>
      <text:p text:style-name="P4">
News Source: <text:a xlink:type="simple" xlink:href="https://armyinform.com.ua/2023/04/10/rakety-harpoon-yaki-stoyat-na-zahysti-uzberezhzhya-krayiny-otrymano-zavdyaky-liderstvu-ta-inicziatyvi-korolivstva-daniyi-oleksij-reznikov/" text:style-name="Internet_20_link" text:visited-style-name="Visited_20_Internet_20_Link">
https://armyinform.com.ua/2023/04/10/rakety-harpoon-yaki-stoyat-na-zahysti-uzberezhzhya-krayiny-otrymano-zavdyaky-liderstvu-ta-inicziatyvi-korolivstva-daniyi-oleksij-reznikov/</text:a>
</text:p>
      <!--NEWS-->
      <text:h text:style-name="P10" text:outline-level="1">
<text:span text:style-name="T4">
在白俄罗斯共和国的领土上，未发现敌方进攻团体形成的迹象</text:span>
</text:h>
      <text:p text:style-name="P4">
作者: ['АРМІЯINFORM']</text:p>
      <text:p text:style-name="P4">
时间: 2023-04-10T91:00:00-04:00</text:p>
      <text:p text:style-name="P4">
描述: 关于ZSU的总部。 在西弗斯科耶（Siverskoye）的沃林斯基（Volinsky），与乌克兰2022年的战争，与乌克兰的最新新闻战争，今天与乌克兰2022年的新闻战争，乌克兰和俄罗斯之间的战争，乌克兰与俄罗斯之间以及2022年与乌克兰的战争将发生战争他们说，是否在不久的将来与乌克兰进行战争</text:p>
      <text:p text:style-name="P4">
图片: ['<text:a xlink:type="simple" xlink:href="https://armyinform.com.ua/wp-content/uploads/2023/04/blok-post-rf.jpg" text:style-name="Internet_20_link" text:visited-style-name="Visited_20_Internet_20_Link">
blok-post-rf.jpg</text:a>
']</text:p>
      <text:p text:style-name="P4">
标签: ['STOPRUSSIA', 'АГРЕСІЯ РФ', 'ВІЙНА', 'ВТОРГНЕННЯ РФ', 'ГШ ЗС УКРАЇНИ', 'ОПЕРАТИВНЕ ЗВЕДЕННЯ']</text:p>
      <text:p text:style-name="P4">
类别: News</text:p>
      <!--METADATA-->
      <text:p text:style-name="P4">
<draw:frame draw:style-name="fr1" draw:name="Image272" text:anchor-type="as-char" svg:width="6.9236in" svg:height="3.956343in" draw:z-index="0">
<draw:image xlink:href="../Images/AРМІЯINFORM/2023-04-10T91-00-00-04-00/blok-post-rf.jpg" xlink:type="simple" xlink:show="embed" xlink:actuate="onLoad" draw:mime-type="image/jpeg"/>
</draw:frame>
<text:span text:style-name="T4">
🔥俄罗斯入侵的情况</text:span>
</text:p>
      <text:p text:style-name="P4">
关于它<text:a xlink:type="simple" xlink:href="https://www.facebook.com/GeneralStaff.ua/posts/pfbid02q1Yxei59Ea9tEdAibRDfMkpceqPfTNSvNQ79nCKqV9TjRXgm4XWNTiHzFMPFrwyfl" text:style-name="Internet_20_link" text:visited-style-name="Visited_20_Internet_20_Link">
报告</text:a>
武装部队的总人员。</text:p>
      <text:p text:style-name="P4">
在Volyn，Polissya，Siversky和Slobozhansky的指示中，操作且没有重大变化。 俄罗斯联邦领土军事部队的明确单位仍在共和党的领土上，但尚未发现敌人进攻群体形成的迹象。</text:p>
      <text:p text:style-name="P4">
敌人继续在与库尔斯克和贝尔戈罗德地区的乌克兰地区保持军事形象，继续执行工程设备。</text:p>
      <text:p text:style-name="P4">
在Zaporizhzhya和Kherson的指示中，敌人继续进行防御。</text:p>
      <text:p text:style-name="P4">
俄罗斯入侵者加强了暂时捕获领土的反情报政权。 在Starobilsk Luhansk地区以及城市周围，检查站和巡逻的数量增加了。</text:p>
      <text:p text:style-name="P4">
Zaporizhhya地区Tokmak的情况有些相似。 由于担心入侵者单位位置的涡流信息，入侵者开始与当地出租车司机的某些交通途径休息。</text:p>
      <text:p text:style-name="P4">
News Source: <text:a xlink:type="simple" xlink:href="https://armyinform.com.ua/2023/04/10/na-terytoriyi-respubliky-bilorus-oznak-formuvannya-vorozhyh-nastupalnyh-ugrupovan-ne-vyyavleno/" text:style-name="Internet_20_link" text:visited-style-name="Visited_20_Internet_20_Link">
https://armyinform.com.ua/2023/04/10/na-terytoriyi-respubliky-bilorus-oznak-formuvannya-vorozhyh-nastupalnyh-ugrupovan-ne-vyyavleno/</text:a>
</text:p>
      <!--NEWS-->
      <text:h text:style-name="P10" text:outline-level="1">
<text:span text:style-name="T4">
今天，我们已经在使用丹麦王国提供给我们的魔力设备 - 乌克兰国防部长</text:span>
</text:h>
      <text:p text:style-name="P4">
作者: ['Наталія Задверняк']</text:p>
      <text:p text:style-name="P4">
时间: 2023-04-10T92:00:00-04:00</text:p>
      <text:p text:style-name="P4">
描述: 关于Tsleksi Reznikov，说乌克兰国防辩护的佩德小时...与乌克兰2022年的战争，今天与乌克兰的最新新闻，今天与乌克兰2022年的新闻战争，乌克兰和乌克兰之间的战争将发生，乌克兰与乌克兰之间的战争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brrezn_result.jpg" text:style-name="Internet_20_link" text:visited-style-name="Visited_20_Internet_20_Link">
brrezn_result.jpg</text:a>
']</text:p>
      <text:p text:style-name="P4">
标签: ['MEDIA CENTER UKRAINE', 'STOPRUSSIA', 'АГРЕСІЯ РФ', 'ВТОРГНЕННЯ РФ', 'ОЛЕКСІЙ РЕЗНІКОВ']</text:p>
      <text:p text:style-name="P4">
类别: News</text:p>
      <!--METADATA-->
      <text:p text:style-name="P4">
<draw:frame draw:style-name="fr1" draw:name="Image273" text:anchor-type="as-char" svg:width="6.9236in" svg:height="4.615733in" draw:z-index="0">
<draw:image xlink:href="../Images/AРМІЯINFORM/2023-04-10T92-00-00-04-00/brrezn_result.jpg" xlink:type="simple" xlink:show="embed" xlink:actuate="onLoad" draw:mime-type="image/jpeg"/>
</draw:frame>
Alexei Reznikov在乌克兰媒体中心乌克兰ODESA的乌克兰部长和丹麦王国联合新闻发布会上说。</text:p>
      <ul>
        <li>
我想提醒，今天我们的国家可能是污染最严重的国家，造成了爆炸性物体的费用。 我们只面对我的任务，只面对地球的任务，也面临着黑色和亚佐夫海的水域。 这是导航的测试。 这是一个很大的工作。 丹麦已经准备好并使用了我们的舰队的设备。 我们有机会参观了我们家庭的培训中心，看看他们如何使用此设备。 因此，感谢我们的合作伙伴的帮助，这是乌克兰国防部长的帮助。</li>
      </ul>
      <text:p text:style-name="P4">
News Source: <text:a xlink:type="simple" xlink:href="https://armyinform.com.ua/2023/04/10/sogodni-my-vzhe-vykorystovuyemo-obladnannya-dlya-rozminuvannya-yake-nadalo-nam-korolivstvo-daniya-ministr-oborony-ukrayiny/" text:style-name="Internet_20_link" text:visited-style-name="Visited_20_Internet_20_Link">
https://armyinform.com.ua/2023/04/10/sogodni-my-vzhe-vykorystovuyemo-obladnannya-dlya-rozminuvannya-yake-nadalo-nam-korolivstvo-daniya-ministr-oborony-ukrayiny/</text:a>
</text:p>
      <!--NEWS-->
      <text:h text:style-name="P10" text:outline-level="1">
<text:span text:style-name="T4">
Volodymyr Zelenskyy与Richard Branson会面，Richard Branson成为新大使United24</text:span>
</text:h>
      <text:p text:style-name="P4">
作者: ['АРМІЯINFORM']</text:p>
      <text:p text:style-name="P4">
时间: 2023-04-10T93:00:00-04:00</text:p>
      <text:p text:style-name="P4">
描述: 乌克兰总统沃罗迪米尔·Zelensky Zustych Iz是处女的上校...与乌克兰2022年的战争，与乌克兰与乌克兰的最新新闻，今天与乌克兰2022年的新闻战争，今天将在乌克兰和俄罗斯之间以及战争之间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prez111132.jpeg" text:style-name="Internet_20_link" text:visited-style-name="Visited_20_Internet_20_Link">
prez111132.jpeg</text:a>
', '<text:a xlink:type="simple" xlink:href="https://armyinform.com.ua/wp-content/uploads/2023/04/prezd2132.jpeg" text:style-name="Internet_20_link" text:visited-style-name="Visited_20_Internet_20_Link">
prezd2132.jpeg</text:a>
', '<text:a xlink:type="simple" xlink:href="https://armyinform.com.ua/wp-content/uploads/2023/04/prez244.jpeg" text:style-name="Internet_20_link" text:visited-style-name="Visited_20_Internet_20_Link">
prez244.jpeg</text:a>
']</text:p>
      <text:p text:style-name="P4">
标签: ['STOPRUSSIA', 'АГРЕСІЯ РФ', 'ВОЛОДИМИР ЗЕЛЕНСЬКИЙ', 'ВТОРГНЕННЯ РФ', 'ОФІС ПРЕЗИДЕНТА УКРАЇНИ']</text:p>
      <text:p text:style-name="P4">
类别: News</text:p>
      <!--METADATA-->
      <text:p text:style-name="P4">
<draw:frame draw:style-name="fr1" draw:name="Image274" text:anchor-type="as-char" svg:width="6.9236in" svg:height="4.617948in" draw:z-index="0">
<draw:image xlink:href="../Images/AРМІЯINFORM/2023-04-10T93-00-00-04-00/prez111132.jpeg" xlink:type="simple" xlink:show="embed" xlink:actuate="onLoad" draw:mime-type="image/jpeg"/>
</draw:frame>
乌克兰沃迪米尔·泽伦斯基(Ukraine Volodymyr Zelensky)总裁与维珍集团(Virgin Group)的创始人和非营利基金会的维珍航空联合会(Non -Profit Foundation Unite)，英国布兰森·英国(British Branson British)，他们加入了United 24 United 24筹款平台团队。</text:p>
      <text:p text:style-name="P4">
国家元首感谢这位商人在与俄罗斯侵略者的战争期间发表的强大信息，以支持我们国家。</text:p>
      <text:p text:style-name="P4">
“我很高兴您决定成为一名大使United24。 这个平台将新知名和有影响力的个性加入，这一点非常重要。 主要的方法之一是使世界对俄罗斯对乌克兰战争的关注持续一年。 此外，我们可以暂时努力工作。” Volodymyr Zelenskyy强调。</text:p>
      <text:p text:style-name="P4">
<draw:frame draw:style-name="fr1" draw:name="Image275" text:anchor-type="as-char" svg:width="6.9236in" svg:height="4.617948in" draw:z-index="0">
<draw:image xlink:href="../Images/AРМІЯINFORM/2023-04-10T93-00-00-04-00/prezd2132.jpeg" xlink:type="simple" xlink:show="embed" xlink:actuate="onLoad" draw:mime-type="image/jpeg"/>
</draw:frame>
总统指出，当今的重点之一是对我们的国家及其基础设施的重建，包括教育。</text:p>
      <text:p text:style-name="P4">
据他说，乌克兰教育机构要求使用适当的设备，提供炸弹避难所来数字化roponization。</text:p>
      <text:p text:style-name="P4">
此外，国家元首被称为我国改变已成为激烈战场的领土的主要挑战之一。 乌克兰需要适当的帮助，包括技术。</text:p>
      <text:p text:style-name="P4">
Volodymyr Zelensky还引起了理查德·布兰森(Richard Branson)对乌克兰儿童非法驱逐出境的问题的注意，以及在此问题上对侵略者国家的压力，特别是信息的需求。</text:p>
      <text:p text:style-name="P4">
<draw:frame draw:style-name="fr1" draw:name="Image276" text:anchor-type="as-char" svg:width="6.9236in" svg:height="4.617948in" draw:z-index="0">
<draw:image xlink:href="../Images/AРМІЯINFORM/2023-04-10T93-00-00-04-00/prez244.jpeg" xlink:type="simple" xlink:show="embed" xlink:actuate="onLoad" draw:mime-type="image/jpeg"/>
</draw:frame>
理查德·布兰森(Richard Branson)指出，他钦佩乌克兰人民的勇气被荣幸地成为大使联合大使。</text:p>
      <text:p text:style-name="P4">
他说：“我期待着使用全球覆盖范围和网络维尔金团结，以帮助支持乌克兰人民的联合工作。”</text:p>
      <text:p text:style-name="P4">
自2014年以来，理查德·布兰森(Richard Branson)一直在支持乌克兰，并且是我国的豪华和领土完整性。</text:p>
      <text:p text:style-name="P4">
资料来源：<text:a xlink:type="simple" xlink:href="https://www.president.gov.ua/news/volodimir-zelenskij-zustrivsya-z-richardom-brensonom-yakij-s-82181" text:style-name="Internet_20_link" text:visited-style-name="Visited_20_Internet_20_Link">
总统办公室</text:a>
</text:p>
      <text:p text:style-name="P4">
News Source: <text:a xlink:type="simple" xlink:href="https://armyinform.com.ua/2023/04/10/volodymyr-zelenskyj-zustrivsya-z-richardom-brensonom-yakyj-stav-novym-ambasadorom-united24/" text:style-name="Internet_20_link" text:visited-style-name="Visited_20_Internet_20_Link">
https://armyinform.com.ua/2023/04/10/volodymyr-zelenskyj-zustrivsya-z-richardom-brensonom-yakyj-stav-novym-ambasadorom-united24/</text:a>
</text:p>
      <!--NEWS-->
      <text:h text:style-name="P10" text:outline-level="1">
<text:span text:style-name="T4">
Alexei Reznikov向乌克兰海军军事部门提出了战旗</text:span>
</text:h>
      <text:p text:style-name="P4">
作者: ['Володимир Віват']</text:p>
      <text:p text:style-name="P4">
时间: 2023-04-10T94:00:00-04:00</text:p>
      <text:p text:style-name="P4">
描述: Pid Hour Robochka在Piveni Ministra防御乌克兰Oleksiy Reznikov上为Capshenes争取的...与乌克兰2022年的战争，与乌克兰的最新新闻，今天与乌克兰的新闻《与乌克兰2022年的新闻战争》，今天，乌克兰和俄罗斯和俄罗斯之间以及何时及时会有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praaaaaapor_result.jpg" text:style-name="Internet_20_link" text:visited-style-name="Visited_20_Internet_20_Link">
praaaaaapor_result.jpg</text:a>
']</text:p>
      <text:p text:style-name="P4">
标签: ['STOPRUSSIA', 'АГРЕСІЯ РФ', 'ВМС ЗС УКРАЇНИ', 'ВТОРГНЕННЯ РФ', 'МІНІСТР ОБОРОНИ УКРАЇНИ ОЛЕКСІЙ РЕЗНІКОВ']</text:p>
      <text:p text:style-name="P4">
类别: News</text:p>
      <!--METADATA-->
      <text:p text:style-name="P4">
<draw:frame draw:style-name="fr1" draw:name="Image277" text:anchor-type="as-char" svg:width="6.9236in" svg:height="4.615733in" draw:z-index="0">
<draw:image xlink:href="../Images/AРМІЯINFORM/2023-04-10T94-00-00-04-00/praaaaaapor_result.jpg" xlink:type="simple" xlink:show="embed" xlink:actuate="onLoad" draw:mime-type="image/jpeg"/>
</draw:frame>
乌克兰乌克兰总统的管理部长在前往南方的工作期间，乌克兰总统的管理层向乌克兰军队武装部队的一个扎维安·纳维基地的人员提出了战斗。</text:p>
      <text:p text:style-name="P4">
从军事部队开始的29周年之际，给出了这种荣誉，英勇和荣耀象征的象征。 对于基地的人员而言，其文章紧密编织成创造，形成，我们的海军发展的各个阶段乌克兰海军。</text:p>
      <text:p text:style-name="P4">
乌克兰国防部长指出，面对战争中的战旗的介绍对于每个基地的每个军人来说都是非常荣幸为一支友好的军事团队的目的而执行的任务。</text:p>
      <text:p text:style-name="P4">
News Source: <text:a xlink:type="simple" xlink:href="https://armyinform.com.ua/2023/04/10/oleksij-reznikov-vruchyv-bojovyj-prapor-vijskovij-chastyni-vms-ukrayiny/" text:style-name="Internet_20_link" text:visited-style-name="Visited_20_Internet_20_Link">
https://armyinform.com.ua/2023/04/10/oleksij-reznikov-vruchyv-bojovyj-prapor-vijskovij-chastyni-vms-ukrayiny/</text:a>
</text:p>
      <!--NEWS-->
      <text:h text:style-name="P10" text:outline-level="1">
<text:span text:style-name="T4">
如何在创伤事件发生后恢复。 退伍军人部发布了“战争的无形后果”目录</text:span>
</text:h>
      <text:p text:style-name="P4">
作者: ['Володимир Поліщук']</text:p>
      <text:p text:style-name="P4">
时间: 2023-04-10T95:00:00-04:00</text:p>
      <text:p text:style-name="P4">
描述: Minhelave由Dovidnik“ Invisible Namydki Viyni”提出。 Yogo Bulo Pid是...与乌克兰2022年的战争，与乌克兰的最新新闻战争，与乌克兰2022年的新闻战争，今天的最后一次战争，乌克兰和俄罗斯之间以及俄罗斯之间的战争以及2022年与乌克兰的战争将是或他们说，不是，在不久的将来，乌克兰会发生战争</text:p>
      <text:p text:style-name="P4">
图片: ['<text:a xlink:type="simple" xlink:href="https://armyinform.com.ua/wp-content/uploads/2023/04/photo_5305661233933960612_x.jpg" text:style-name="Internet_20_link" text:visited-style-name="Visited_20_Internet_20_Link">
photo_5305661233933960612_x.jpg</text:a>
', '<text:a xlink:type="simple" xlink:href="https://armyinform.com.ua/wp-content/uploads/2023/04/photo_5305661233933960613_y.jpg" text:style-name="Internet_20_link" text:visited-style-name="Visited_20_Internet_20_Link">
photo_5305661233933960613_y.jpg</text:a>
', '<text:a xlink:type="simple" xlink:href="https://armyinform.com.ua/wp-content/uploads/2023/04/photo_5305661233933960611_x.jpg" text:style-name="Internet_20_link" text:visited-style-name="Visited_20_Internet_20_Link">
photo_5305661233933960611_x.jpg</text:a>
']</text:p>
      <text:p text:style-name="P4">
标签: ['STOPRUSSIA', 'АГРЕСІЯ РФ', 'ВТОРГНЕННЯ РФ', 'СОЦІАЛЬНИЙ ЗАХИСТ', 'СОЦІАЛЬНИЙ ЗАХИСТ ПІД ЧАС ВІЙНИ']</text:p>
      <text:p text:style-name="P4">
类别: News</text:p>
      <!--METADATA-->
      <text:p text:style-name="P4">
<draw:frame draw:style-name="fr1" draw:name="Image278" text:anchor-type="as-char" svg:width="6.9236in" svg:height="6.70519in" draw:z-index="0">
<draw:image xlink:href="../Images/AРМІЯINFORM/2023-04-10T95-00-00-04-00/photo_5305661233933960612_x.jpg" xlink:type="simple" xlink:show="embed" xlink:actuate="onLoad" draw:mime-type="image/jpeg"/>
</draw:frame>
退伍军人部提出了<text:a xlink:type="simple" xlink:href="https://mva.gov.ua/storage/app/sites/1/uploaded-files/%D0%9D%D0%B5%D0%B2%D0%B8%D0%B4%D0%B8%D0%BC%D1%96%20%D0%BD%D0%B0%D1%81%D0%BB%D1%96%D0%B4%D0%BA%D0%B8%20%D0%B2%D1%96%D0%B9%D0%BD%D0%B8%202023.pdf" text:style-name="Internet_20_link" text:visited-style-name="Visited_20_Internet_20_Link">
目录</text:a>
“战争的看不见后果。” 它是在2020年的北约计划下准备的，但是最近以俄罗斯联合会的后范围侵略性获得了新的经验。</text:p>
      <text:p text:style-name="P4">
医生，社会工作者，公共组织成员和公共组织的一些建议，他们在其续签的不同阶段照顾退伍军人，我们为读者提供了军队。</text:p>
      <text:h text:style-name="P12" text:outline-level="3">
<text:span text:style-name="T4">
<text:span text:style-name="T4">
如何克服压力大的生活事件的影响</text:span>
</text:span>
</text:h>
      <text:p text:style-name="P4">
许多武装部队和退伍军人的军事人员都参加了敌对行动，冒着生命危险，受伤，锯，枪击，被捕，折磨，杀死自己，失去亲人。</text:p>
      <text:p text:style-name="P4">
为了从创伤事件中恢复并重返和平生活，战士必须应对情感经历，同时克服对世界的看法，开始信任他，而不是期望是危险的。 <text:span text:style-name="T4">
这应该是：</text:span>
</text:p>
      <text:p text:style-name="P4">
<text:span text:style-name="T5">
意识到发生在您身上的一切以及最大的回忆。 心理教育可以帮助您，这应该为创伤的本质提供帮助，它如何影响大脑，认知，身体，情感，精神和社会领域。 </text:span>
及时诊断 - 创伤后应激障碍(PTSR)，请注意以下症状：增加焦虑，持续的经历，夜间恐怖，严重的情绪反应，严重的身体反应，避免使创伤提醒。</text:p>
      <text:p text:style-name="P4">
如果这些症状在可能发生创伤事件后一个月或更长时间内不会消失并干扰关系或工作，则PTSD可能已经发展出来。</text:p>
      <text:p text:style-name="P4">
<draw:frame draw:style-name="fr1" draw:name="Image279" text:anchor-type="as-char" svg:width="6.9236in" svg:height="4.330592in" draw:z-index="0">
<draw:image xlink:href="../Images/AРМІЯINFORM/2023-04-10T95-00-00-04-00/photo_5305661233933960613_y.jpg" xlink:type="simple" xlink:show="embed" xlink:actuate="onLoad" draw:mime-type="image/jpeg"/>
</draw:frame>
来自tsn.ua网站的拼贴画</text:p>
      <text:h text:style-name="P12" text:outline-level="3">
<text:span text:style-name="T4">
<text:span text:style-name="T4">
如何帮助退伍军人及其亲人应对伤害的后果</text:span>
</text:span>
</text:h>
      <text:p text:style-name="P4">
<text:span text:style-name="T4">
什么不值得做：</text:span>
<text:span text:style-name="T4">
值得做什么：</text:span>
</text:p>
      <text:p text:style-name="P4">
<text:span text:style-name="T5">
提供情感支持； </text:span>
表现出温暖，信任和理解； <text:span text:style-name="T5">
尊重退伍军人经历的经验； </text:span>
仔细听和听到； <text:span text:style-name="T5">
接受并理解受伤者的抵抗，要小心和小心。 这些素质将有助于选择该人最有效的支持和帮助形式； </text:span>
为退伍军人创造心理和情感安全的氛围； <text:span text:style-name="T5">
说您收到的所有信息将保持机密； </text:span>
如果这些人准备接受帮助，请鼓励他们接受检查并接受适当的治疗。</text:p>
      <text:p text:style-name="P4">
<text:span text:style-name="T4">
重要的是要记住，应遵循所有互动并在退伍军人旁边互动的人：</text:span>
</text:p>
      <text:p text:style-name="P4">
<text:span text:style-name="T5">
“我们听到了，我们接受。” </text:span>
“当我们帮助无法忍受的时候，我们是见证人，不会放置。” <text:span text:style-name="T5">
“我们走在附近。” </text:span>
“时间到了，我们开始谈论。” * “我们听”。 <text:span text:style-name="T5">
“我们有助于开始理解问题。” </text:span>
“我们一起康复。”</text:p>
      <text:p text:style-name="P4">
<draw:frame draw:style-name="fr1" draw:name="Image280" text:anchor-type="as-char" svg:width="6.9236in" svg:height="6.344488in" draw:z-index="0">
<draw:image xlink:href="../Images/AРМІЯINFORM/2023-04-10T95-00-00-04-00/photo_5305661233933960611_x.jpg" xlink:type="simple" xlink:show="embed" xlink:actuate="onLoad" draw:mime-type="image/jpeg"/>
</draw:frame>
心理健康与融合中心主任，精神病医生，心理治疗师，医学科学候选人，武装部队上尉安德里·卡拉切夫斯基(Andriy Karachevsky)国际国际大会“保护”(https://armyinform.com.ua/2023/02/25/u-kyyevi-projshov-mizhnarodnyj-kongres-zberezhennya-nacziyi-u-vijni/)关于2001  -  2005年在美利坚合众国进行的研究。 据他说，那些受伤的人比那些在心理健康方面有问题的人少四个。 因此，像在美国一样，对退伍军人的援助系统将非常相关。</text:p>
      <ul>
        <li>
现在他们谈论创伤后综合征，关于毒品，但实践表明，有许多不同的疾病：恐慌，强迫症，等等。 但是，前军人行为的通常变化将需要更正...精神科，神经科医生应该能够在这种情况下提供帮助。 安德烈·卡拉切夫斯基(Andrei Karachevsky)说，现在重要的不仅要告知军队，而且向整个人口提供信息。</li>
      </ul>
      <text:p text:style-name="P4">
该任务将得到解决，并将有助于“战争的无形后果”目录。电话线由专业心理学家工作。 此外，该基金还提供一系列支持，在危机情况下可以打电话给退伍军人或家人，并且已经到位与他们进行交流，并提供了tadoid的必要技巧。</text:p>
      <text:p text:style-name="P4">
News Source: <text:a xlink:type="simple" xlink:href="https://armyinform.com.ua/2023/04/10/yak-vidnovytys-pislya-perezhytyh-travmuyuchyh-podij-minveteraniv-vydalo-dovidnyk-nevydymi-naslidky-vijny/" text:style-name="Internet_20_link" text:visited-style-name="Visited_20_Internet_20_Link">
https://armyinform.com.ua/2023/04/10/yak-vidnovytys-pislya-perezhytyh-travmuyuchyh-podij-minveteraniv-vydalo-dovidnyk-nevydymi-naslidky-vijny/</text:a>
</text:p>
      <!--NEWS-->
      <text:h text:style-name="P10" text:outline-level="1">
<text:span text:style-name="T4">
丹麦的国防部长和丹麦王国熟悉了军事水手服务的特殊性</text:span>
</text:h>
      <text:p text:style-name="P4">
作者: ['Володимир Віват']</text:p>
      <text:p text:style-name="P4">
时间: 2023-04-10T96:00:00-04:00</text:p>
      <text:p text:style-name="P4">
描述: 在奥德萨（Odessa），乌克兰奥尔基·雷兹尼科夫（Oleki Reznikov）的辩护，他的国王 - 维科诺瓦赫（Vikonuvach）...与乌克兰2022年的战争，与乌克兰的战争是今天的最新新闻，这是与乌克兰的新闻，乌克兰2022年的新闻战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4/vodolazyor_result.jpg" text:style-name="Internet_20_link" text:visited-style-name="Visited_20_Internet_20_Link">
vodolazyor_result.jpg</text:a>
']</text:p>
      <text:p text:style-name="P4">
标签: ['STOPRUSSIA', 'АГРЕСІЯ РФ', 'ВМС ЗС УКРАЇНИ', 'ВТОРГНЕННЯ РФ', 'МІНІСТР ОБОРОНИ УКРАЇНИ ОЛЕКСІЙ РЕЗНІКОВ']</text:p>
      <text:p text:style-name="P4">
类别: News</text:p>
      <!--METADATA-->
      <text:p text:style-name="P4">
<draw:frame draw:style-name="fr1" draw:name="Image281" text:anchor-type="as-char" svg:width="6.9236in" svg:height="4.615733in" draw:z-index="0">
<draw:image xlink:href="../Images/AРМІЯINFORM/2023-04-10T96-00-00-04-00/vodolazyor_result.jpg" xlink:type="simple" xlink:show="embed" xlink:actuate="onLoad" draw:mime-type="image/jpeg"/>
</draw:frame>
在敖德萨，乌克兰国防部长阿列克谢·雷兹尼科夫(Alexei Reznikov)向他的同事介绍了海军军事水手服务部的某些方面。</text:p>
      <text:p text:style-name="P4">
后来，他们参观了下降平台，在那里检查了现代设备的样品和潜水员的设备。 在提出的工具中，丹麦语对自己的国家转移到乌克兰的设备以及乌克兰专家在其使用方面的经验特别感兴趣。</text:p>
      <text:p text:style-name="P4">
在访问期间，国防部长与海军的指挥一起讨论了进一步合作，以增强乌克兰安全和国防部门的军事纳瓦尔组成部分的能力。</text:p>
      <text:p text:style-name="P4">
News Source: <text:a xlink:type="simple" xlink:href="https://armyinform.com.ua/2023/04/10/ministry-oborony-ukrayiny-i-korolivstva-daniya-oznajomylys-z-osoblyvostyamy-sluzhby-vijskovyh-moryakiv/" text:style-name="Internet_20_link" text:visited-style-name="Visited_20_Internet_20_Link">
https://armyinform.com.ua/2023/04/10/ministry-oborony-ukrayiny-i-korolivstva-daniya-oznajomylys-z-osoblyvostyamy-sluzhby-vijskovyh-moryakiv/</text:a>
</text:p>
      <!--NEWS-->
      <text:h text:style-name="P10" text:outline-level="1">
<text:span text:style-name="T4">
“失败”一词应成为“侵略者”一词的卫星，只有乌克兰胜利才能为此提供 - 乌克兰总统</text:span>
</text:h>
      <text:p text:style-name="P4">
作者: ['АРМІЯINFORM']</text:p>
      <text:p text:style-name="P4">
时间: 2023-04-10T97:00:00-04:00</text:p>
      <text:p text:style-name="P4">
描述: 我很健康，乌克兰人Shanovni！ Sogodnis是良好的新颖性纳西业务，...与乌克兰2022年的战争，与乌克兰的最新新闻，今天与乌克兰2022年的新闻战争，乌克兰与乌克兰之间的战争，乌克兰与乌克兰会发生战争，当时将与乌克兰进行战争他们说，在2022年不，在不久的将来，将与乌克兰发动战争</text:p>
      <text:p text:style-name="P4">
图片: ['<text:a xlink:type="simple" xlink:href="https://armyinform.com.ua/wp-content/uploads/2023/04/zelenskyj-1.png" text:style-name="Internet_20_link" text:visited-style-name="Visited_20_Internet_20_Link">
zelenskyj-1.png</text:a>
']</text:p>
      <text:p text:style-name="P4">
标签: ['STOPRUSSIA', 'АГРЕСІЯ РФ', 'ВОЛОДИМИР ЗЕЛЕНСЬКИЙ', 'ВТОРГНЕННЯ РФ', 'ПРЕЗИДЕНТ УКРАЇНИ']</text:p>
      <text:p text:style-name="P4">
类别: News</text:p>
      <!--METADATA-->
      <text:p text:style-name="P4">
<draw:frame draw:style-name="fr1" draw:name="Image282" text:anchor-type="as-char" svg:width="6.9236in" svg:height="4.826381in" draw:z-index="0">
<draw:image xlink:href="../Images/AРМІЯINFORM/2023-04-10T97-00-00-04-00/zelenskyj-1.png" xlink:type="simple" xlink:show="embed" xlink:actuate="onLoad" draw:mime-type="image/png"/>
</draw:frame>
_ <text:span text:style-name="T4">
我希望健康，亲爱的乌克兰人!</text:span>
 _</text:p>
      <text:p text:style-name="P4">
今天是我们交流团队的好消息。 有可能与另外100名防守者和后卫一起回家。 80名男性和20名女性。 Tsarmetsi，边防部队，海军勇士，国民警卫队。 顺便说一句，在其中，阿佐夫斯塔利捍卫者。</text:p>
      <text:p text:style-name="P4">
这些是数百个家庭在复活节之前获得真正喜悦的家庭。 而且，当然，我们继续努力将所有人从俄罗斯带来。我们记得所有人和所有人!让我们回来吧!</text:p>
      <text:p text:style-name="P4">
我感谢我们的GUR协调中心的每个人，感谢所有正在谈判和交流的准备的人：男孩Budanova，Yermak，Yermak，Kid，Lubinets ...做得好，伙计们!</text:p>
      <text:p text:style-name="P4">
尤其是我感谢所有在释放后支持我们人民的人，并关心适应。 这很重要。</text:p>
      <text:p text:style-name="P4">
我们继续扩大我们国家的外交政策。 今天，伊拉克总理关于我们州际瓦明的新能量。 我告诉总理先生，我们为返回乌克兰的努力，包括我们的和平公式。 我不仅要看一下，而且还要找到如何使我们的合作更多。</text:p>
      <text:p text:style-name="P4">
他今天与希腊总理进行了交谈，主要谈到了现有的挑战。他谈到了安全局势，以及为了返回MIR和保护人民而进行的活动。 我感谢希腊的准备继续合作。</text:p>
      <text:p text:style-name="P4">
他今天会见了理查德·布兰森(Richard Branson) - 乌克兰古老朋友的非常著名的英国商人。 它从14岁开始就支持我们，并在一个单词中饰演的工作。 现在，我决定加入United24大使团队。我为此!</text:p>
      <text:p text:style-name="P4">
他们讨论了布兰森先生的全球影响力如何帮助我们的需求，我们的教育机构的重建，尤其是乌克兰的技术援助的参与，尤其是进行人道主义矿山。</text:p>
      <text:p text:style-name="P4">
谢谢，我们也将在我们国家从德国的防守援助中采取下一步步骤，谢谢。 两周 - 通过装甲车，防空，弹药，工程机，药品从德国加强...</text:p>
      <text:p text:style-name="P4">
一切都增强了乌克兰防止俄罗斯恐怖的保护，这一切都为我们的瓦斯旺提供了更多的活动机会 - 这一切都可以保护每个合作伙伴乌克兰乌克兰乌克兰人，欧洲每个人，世界上每个人。</text:p>
      <text:p text:style-name="P4">
“损失”一词应该是“侵略者”一词的卫星。 只有乌克兰的获胜者才能提供。赢得乌克兰的战斗就是为自己赢得一场战斗。 值得记住。 尤其是那些只是为自己赢得胜利的人。 它不是最前沿的。</text:p>
      <text:p text:style-name="P4">
谢谢所有关心乌克兰的人!</text:p>
      <text:p text:style-name="P4">
荣耀现在所有正在战斗，战斗义务和战斗任务的人!</text:p>
      <text:p text:style-name="P4">
_ <text:span text:style-name="T4">
荣耀到乌克兰!</text:span>
 _</text:p>
      <text:p text:style-name="P4">
资料来源：<text:a xlink:type="simple" xlink:href="https://www.president.gov.ua/news/termin-progrash-maye-stati-suputnikom-terminu-agresor-i-lish-82185" text:style-name="Internet_20_link" text:visited-style-name="Visited_20_Internet_20_Link">
乌克兰总统办公室</text:a>
</text:p>
      <text:p text:style-name="P4">
News Source: <text:a xlink:type="simple" xlink:href="https://armyinform.com.ua/2023/04/10/termin-progrash-maye-staty-suputnykom-terminu-agresor-i-lyshe-ukrayinska-peremoga-cze-zabezpechyt-prezydent-ukrayiny/" text:style-name="Internet_20_link" text:visited-style-name="Visited_20_Internet_20_Link">
https://armyinform.com.ua/2023/04/10/termin-progrash-maye-staty-suputnykom-terminu-agresor-i-lyshe-ukrayinska-peremoga-cze-zabezpechyt-prezydent-ukrayiny/</text:a>
</text:p>
      <!--NEWS-->
      <text:h text:style-name="P10" text:outline-level="1">
<text:span text:style-name="T4">
4月10日的错误信息</text:span>
</text:h>
      <text:p text:style-name="P4">
作者: ['АРМІЯINFORM']</text:p>
      <text:p text:style-name="P4">
时间: 2023-04-10T98:00:00-04:00</text:p>
      <text:p text:style-name="P4">
描述: dobisrku syogodnishneskhneskh，诽谤了他在Facebook上摔跤的中心...与乌克兰2022年的战争，与乌克兰的最新消息，今天与乌克兰2022年的战争，今天与乌克兰的战争持续了，乌克兰和俄罗斯之间的战争将会发生战争他们在2022年与乌克兰有一年</text:p>
      <text:p text:style-name="P4">
图片: ['<text:a xlink:type="simple" xlink:href="https://armyinform.com.ua/wp-content/uploads/2023/04/czpd-11_04_23.jpg" text:style-name="Internet_20_link" text:visited-style-name="Visited_20_Internet_20_Link">
czpd-11_04_23.jpg</text:a>
']</text:p>
      <text:p text:style-name="P4">
标签: ['STOPRUSSIA', 'АГРЕСІЯ РФ', 'ВІЙНА', 'ВТОРГНЕННЯ РФ', 'РОСІЙСЬКІ ФЕЙКИ', 'ЦПД РНБО']</text:p>
      <text:p text:style-name="P4">
类别: News</text:p>
      <!--METADATA-->
      <text:p text:style-name="P4">
<draw:frame draw:style-name="fr1" draw:name="Image283" text:anchor-type="as-char" svg:width="6.9236in" svg:height="6.9236in" draw:z-index="0">
<draw:image xlink:href="../Images/AРМІЯINFORM/2023-04-10T98-00-00-04-00/czpd-11_04_23.jpg" xlink:type="simple" xlink:show="embed" xlink:actuate="onLoad" draw:mime-type="image/jpeg"/>
</draw:frame>
当今的假货<text:a xlink:type="simple" xlink:href="https://www.facebook.com/photo" text:style-name="Internet_20_link" text:visited-style-name="Visited_20_Internet_20_Link">
出版</text:a>
在您的Facebook页面上，是打击错误信息的中心。</text:p>
      <text:p text:style-name="P4">
<text:span text:style-name="T4">
 cpd_essed：</text:span>
</text:p>
      <text:p text:style-name="P4">
<text:span text:style-name="T4">
!这次活动的主要发言人是俄罗斯M. Lviv-Belov的权利联合会主席，他报告了“在寻找父母，统一家庭和俄罗斯卫生中心工作的努力。以及关于平民的困难局势，因为北约武器 </text:span>
!***错误的信息。 他们嫁给了肉磨。”</text:p>
      <text:p text:style-name="P4">
News Source: <text:a xlink:type="simple" xlink:href="https://armyinform.com.ua/2023/04/10/dezinformaczijnyj-dajdzhest-za-10-kvitnya/" text:style-name="Internet_20_link" text:visited-style-name="Visited_20_Internet_20_Link">
https://armyinform.com.ua/2023/04/10/dezinformaczijnyj-dajdzhest-za-10-kvitnya/</text:a>
</text:p>
      <!--NEWS-->
      <text:h text:style-name="P10" text:outline-level="1">
<text:span text:style-name="T4">
短的。 战争。 第412天。Videoodigest…</text:span>
</text:h>
      <text:p text:style-name="P4">
作者: ['АРМІЯINFORM']</text:p>
      <text:p text:style-name="P4">
时间: 2023-04-10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ІЙНА', 'ВТОРГНЕННЯ РФ', 'ГШ ЗС УКРАЇНИ']</text:p>
      <text:p text:style-name="P4">
类别: News</text:p>
      <!--METADATA-->
      <text:p text:style-name="P4">
News Source: <text:a xlink:type="simple" xlink:href="https://armyinform.com.ua/2023/04/10/korotko-vijna-den-412-videodajdzhest/" text:style-name="Internet_20_link" text:visited-style-name="Visited_20_Internet_20_Link">
https://armyinform.com.ua/2023/04/10/korotko-vijna-den-412-videodajdzhest/</text:a>
</text:p>
      <!--NEWS-->
      <text:h text:style-name="P10" text:outline-level="1">
<text:span text:style-name="T4">
来自卢汉斯克地区的60多名合作者被转移到法院</text:span>
</text:h>
      <text:p text:style-name="P4">
作者: Ukrinform (Person)</text:p>
      <text:p text:style-name="P4">
出版商: Укринформ (Organization)</text:p>
      <text:p text:style-name="P4">
出版时间: 2023-04-11T-30:37:00+03:00</text:p>
      <text:p text:style-name="P4">
修改时间: 2023-04-11T00:37:00+03:00</text:p>
      <text:p text:style-name="P4">
描述: 自今年年初以来，SBU调查人员已针对卢汉斯克地区临时占领领土的60多名合作者发出起诉。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Луганщина', 'СБУ', 'Суд', 'Колаборант', 'Війна з росією']</text:p>
      <text:p text:style-name="P4">
类型: Article</text:p>
      <!--METADATA-->
      <text:p text:style-name="P4">
<draw:frame draw:style-name="fr1" draw:name="Image284" text:anchor-type="as-char" svg:width="6.9236in" svg:height="3.956343in" draw:z-index="0">
<draw:image xlink:href="../Images/yкринформ/2023-04-11T-30-37-00-03-00/630_360_1514464397-1884.jpg" xlink:type="simple" xlink:show="embed" xlink:actuate="onLoad" draw:mime-type="image/jpeg"/>
</draw:frame>
在今年年初，SBU调查人员对卢汉斯克地区临时占领领土的60多家共同业务资产提出起诉。</text:p>
      <text:p text:style-name="P4">
根据乌克林福姆的说法，乌克兰在顿涅茨克和卢汉斯克地区的安全局的3个管理中报告了<text:a xlink:type="simple" xlink:href="https://www.facebook.com/ssu.sievierodonetsk/posts/pfbid02UAbVZwWvM36wcskHBzCGCe5izhTr4TiZUR1d8yKr2zpLKvgyvfTjo4YFkrg6R6oZl" text:style-name="Internet_20_link" text:visited-style-name="Visited_20_Internet_20_Link">
</text:a>
.</text:p>
      <text:p text:style-name="P4">
Зазначається, що частині колаборантів вже винесено вироки.</text:p>
      <text:p text:style-name="P4">
«Правопорушників засуджено до тривалих термінів позбавлення волі зконфіскацією майна. Зазвичай вирок передбачає також заборону обіймати посади ворганах державної влади та місцевого самоврядування на строк до 15 років», -йдеться в повідомленні.</text:p>
      <text:p text:style-name="P4">
<text:span text:style-name="T4">
Читайте також:</text:span>
 <text:span text:style-name="T4">
<text:a xlink:type="simple" xlink:href="https://www.ukrinform.ua/rubric-regions/3694006-u-melitopoli-zradnikam-i-kolaborantam-zaboronili-viizdzati-za-mezi-mista.html" text:style-name="Internet_20_link" text:visited-style-name="Visited_20_Internet_20_Link">
 </text:a>
</text:span>
</text:p>
      <text:p text:style-name="P4">
是的，在艺术中，沃尔林和伊万诺·弗兰基夫斯克的法院。 乌克兰刑法的111-1(合作)卢汉斯克地区的居民被定罪，因为这是由SO宣布为“ LNR检察官办公室的检察官办公室”的Novopskovsky Tamarkiv地区的“副检察官”。 两位恶意因素将监狱监禁15年。</text:p>
      <text:p text:style-name="P4">
在布科维纳(Bukovina)最高10年和12年的监禁，检察官被判犯有Belovodsk和Markov地区“检察官”的占领。</text:p>
      <text:p text:style-name="P4">
长达10年的Zstrobilsk市议会被判处所有财产被判处所有财产，该财产与占领者犯了犯罪，现在拥有“ LNR的Starobilsky地区行政管理副负责人”。</text:p>
      <text:p text:style-name="P4">
<text:span text:style-name="T4">
另请阅读：</text:span>
 <text:span text:style-name="T4">
 <text:a xlink:type="simple" xlink:href="https://www.ukrinform.ua/rubric-regions/3693251-na-harkivsini-direktoru-skoli-dali-dva-roki-turmi-za-spivpracu-z-rosianami.html" text:style-name="Internet_20_link" text:visited-style-name="Visited_20_Internet_20_Link">
</text:a>
</text:span>
</text:p>
      <text:p text:style-name="P4">
由于涉及这些案件的人隐藏在乌克兰的暂时占领领土上，因此他们采用了特殊的信件程序。 所有人都想要。 SBU指出，该句子的句子的开始将从其拘留日期和对惩罚的真实执行之日起计算。</text:p>
      <text:p text:style-name="P4">
<text:span text:style-name="T4">
另请阅读：</text:span>
 <text:span text:style-name="T4">
 <text:a xlink:type="simple" xlink:href="https://www.ukrinform.ua/rubric-regions/3691887-spivpracuvati-z-vorogom-pogodilis-700-meskanciv-melitopolskogo-rajonu-mer.html" text:style-name="Internet_20_link" text:visited-style-name="Visited_20_Internet_20_Link">
</text:a>
</text:span>
</text:p>
      <text:p text:style-name="P4">
正如乌克兰乌克兰(Ukrinform)报道的那样，乌克兰的安全局_ <text:span text:style-name="T4">
 <text:a xlink:type="simple" xlink:href="https://www.ukrinform.ua/rubric-regions/3693713-prokurorovi-severodonecka-i-se-dvom-kolaborantam-povidomili-pro-pidozru.html" text:style-name="Internet_20_link" text:visited-style-name="Visited_20_Internet_20_Link">
</text:a>
</text:span>
 _，“ Rovd”和“ Arest Home”的负责人。</text:p>
      <text:p text:style-name="P4">
News Source: <text:a xlink:type="simple" xlink:href="https://www.ukrinform.ua/rubric-regions/3694174-do-sudu-peredali-spravi-se-ponad-60-kolaborantiv-z-lugansini.html" text:style-name="Internet_20_link" text:visited-style-name="Visited_20_Internet_20_Link">
https://www.ukrinform.ua/rubric-regions/3694174-do-sudu-peredali-spravi-se-ponad-60-kolaborantiv-z-lugansini.html</text:a>
</text:p>
      <!--NEWS-->
      <text:h text:style-name="P10" text:outline-level="1">
<text:span text:style-name="T4">
法国立法者计划访问台湾</text:span>
</text:h>
      <text:p text:style-name="P4">
作者: Ukrinform (Person)</text:p>
      <text:p text:style-name="P4">
出版商: Укринформ (Organization)</text:p>
      <text:p text:style-name="P4">
出版时间: 2023-04-11T-32:25:00+03:00</text:p>
      <text:p text:style-name="P4">
修改时间: 2023-04-11T00:25:00+03:00</text:p>
      <text:p text:style-name="P4">
描述: 法国立法者计划在与中国紧张局势增加的背景下访问泰比。  - 乌克林。</text:p>
      <text:p text:style-name="P4">
图片: ["<text:a xlink:type="simple" xlink:href="https://static.ukrinform.com/photos/2019_05/thumb_files/630_360_1558134259-930.jpg" text:style-name="Internet_20_link" text:visited-style-name="Visited_20_Internet_20_Link">
630_360_15581...</text:a>
"]</text:p>
      <text:p text:style-name="P4">
标签: ['Франція', 'Тайвань', 'Візит']</text:p>
      <text:p text:style-name="P4">
类型: Article</text:p>
      <!--METADATA-->
      <text:p text:style-name="P4">
<draw:frame draw:style-name="fr1" draw:name="Image285" text:anchor-type="as-char" svg:width="6.9236in" svg:height="3.956343in" draw:z-index="0">
<draw:image xlink:href="../Images/yкринформ/2023-04-11T-32-25-00-03-00/630_360_1558134259-930.jpg" xlink:type="simple" xlink:show="embed" xlink:actuate="onLoad" draw:mime-type="image/jpeg"/>
</draw:frame>
法国立法者计划在与中国关系不断增加的背景下访问Taibey。</text:p>
      <text:p text:style-name="P4">
这是外交部长台湾约瑟夫·吴(Joseph Wu)所说的(https://www.bloomberg.com/news/articles/2023-04-10/french-lawmakers-to-visit-taiwan-amid-tensions-with-china)。</text:p>
      <text:p text:style-name="P4">
吴周一在一次采访中说，参议院和国民议会<text:a xlink:type="simple" xlink:href="https://www.ukrinform.ua/tag-francia" text:style-name="Internet_20_link" text:visited-style-name="Visited_20_Internet_20_Link">
</text:a>
他们表示台湾的支持，其中一些人将“很快”访问。 吴说，台湾政府“将向他们通知他们，我们需要它”  - 吴说。</text:p>
      <text:p text:style-name="P4">
据该小组的法国官员说，代表团将于周日前往纳特利。</text:p>
      <text:p text:style-name="P4">
如报道<text:a xlink:type="simple" xlink:href="https://www.ukrinform.ua/rubric-world/3694004-kitaj-zaversiv-tridenni-vijskovi-navcanna-poblizu-tajvanu.html" text:style-name="Internet_20_link" text:visited-style-name="Visited_20_Internet_20_Link">
</text:a>
，中国在台湾周围完成了两次军事训练，在此期间(TS)为了岛上的目的和海上炒作空间的阻塞而制定了火箭笔触。</text:p>
      <text:p text:style-name="P4">
<text:span text:style-name="T4">
另请阅读：</text:span>
 <text:a xlink:type="simple" xlink:href="https://www.ukrinform.ua/rubric-world/3694044-mzs-knr-tajvanske-pitanna-e-viklucno-vnutrisnou-spravou-kitau.html" text:style-name="Internet_20_link" text:visited-style-name="Visited_20_Internet_20_Link">
</text:a>
在与总统委员会Ursula von der Lyen和法国Emmanuelmakron总统举行的三方会议上，中国XI Jinping的负责人强调，中国对“乌克兰危机”的地位减少了，以支持和平谈判。</text:p>
      <text:p text:style-name="P4">
News Source: <text:a xlink:type="simple" xlink:href="https://www.ukrinform.ua/rubric-world/3694086-francuzki-zakonodavci-planuut-vidvidati-tajvan.html" text:style-name="Internet_20_link" text:visited-style-name="Visited_20_Internet_20_Link">
https://www.ukrinform.ua/rubric-world/3694086-francuzki-zakonodavci-planuut-vidvidati-tajvan.html</text:a>
</text:p>
      <!--NEWS-->
      <text:h text:style-name="P10" text:outline-level="1">
<text:span text:style-name="T4">
在叙利亚举行的四面会议可以在5月初举行 - 土耳其外国</text:span>
</text:h>
      <text:p text:style-name="P4">
作者: Ukrinform (Person)</text:p>
      <text:p text:style-name="P4">
出版商: Укринформ (Organization)</text:p>
      <text:p text:style-name="P4">
出版时间: 2023-04-11T-34:10:00+03:00</text:p>
      <text:p text:style-name="P4">
修改时间: 2023-04-11T00:10:00+03:00</text:p>
      <text:p text:style-name="P4">
描述: 在叙利亚外交大臣级别的四面会议可能会在今年5月初举行。  - 乌克林。</text:p>
      <text:p text:style-name="P4">
图片: ["<text:a xlink:type="simple" xlink:href="https://static.ukrinform.com/photos/2021_10/thumb_files/630_360_1633611633-6111.jpeg" text:style-name="Internet_20_link" text:visited-style-name="Visited_20_Internet_20_Link">
630_360_16336...</text:a>
"]</text:p>
      <text:p text:style-name="P4">
标签: ['МЗС', 'Сирія', 'Туреччина']</text:p>
      <text:p text:style-name="P4">
类型: Article</text:p>
      <!--METADATA-->
      <text:p text:style-name="P4">
<draw:frame draw:style-name="fr1" draw:name="Image286" text:anchor-type="as-char" svg:width="6.9236in" svg:height="3.956343in" draw:z-index="0">
<draw:image xlink:href="../Images/yкринформ/2023-04-11T-34-10-00-03-00/630_360_1633611633-6111.jpeg" xlink:type="simple" xlink:show="embed" xlink:actuate="onLoad" draw:mime-type="image/jpeg"/>
</draw:frame>
叙利亚外交部长级别的四面会议可能会在5月初举行。</text:p>
      <text:p text:style-name="P4">
这是土耳其外交部长Mevlut Chavushaglu报道的，据报道<text:a xlink:type="simple" xlink:href="https://www.hurriyet.com.tr/dunya/bakan-cavusoglu-duyurdu-kritik-zirve-mayista-moskovada-yapilacak-42249086" text:style-name="Internet_20_link" text:visited-style-name="Visited_20_Internet_20_Link">
</text:a>
。</text:p>
      <text:p text:style-name="P4">
“在不久的将来，在边境事务部长级别举行了四个方面的会议……我们认为这将在5月初举行。 她将在莫斯科举行。</text:p>
      <text:p text:style-name="P4">
<text:span text:style-name="T4">
另请阅读：</text:span>
 <text:span text:style-name="T4">
 <text:a xlink:type="simple" xlink:href="https://www.ukrinform.ua/rubric-world/3691681-tureccina-iran-siria-ta-rf-domovlautsa-pro-zustric-na-rivni-ocilnikiv-mzs.html" text:style-name="Internet_20_link" text:visited-style-name="Visited_20_Internet_20_Link">
</text:a>
</text:span>
</text:p>
      <text:p text:style-name="P4">
据他说，联系人是根据商定的“道路卡”进行的：首先在国防和情报部，后来在外交部级别的外交部准备外交部的会议上。</text:p>
      <text:p text:style-name="P4">
<text:span text:style-name="T4">
另请阅读：</text:span>
 <text:span text:style-name="T4">
 <text:a xlink:type="simple" xlink:href="https://www.ukrinform.ua/rubric-world/3688670-ssa-ta-britania-zaprovadili-sankcii-proti-narkobiznesu-rodini-asada.html" text:style-name="Internet_20_link" text:visited-style-name="Visited_20_Internet_20_Link">
</text:a>
</text:span>
</text:p>
      <text:p text:style-name="P4">
正如乌克林福姆报道的，4月3日至4日在莫斯科举行了一次土耳其，伊朗，叙利亚和俄罗斯联合会的副外交部长会议。</text:p>
      <text:p text:style-name="P4">
News Source: <text:a xlink:type="simple" xlink:href="https://www.ukrinform.ua/rubric-world/3694172-cotiristoronna-zustric-sodo-sirii-moze-vidbutisa-na-pocatku-travna-mzs-tureccini.html" text:style-name="Internet_20_link" text:visited-style-name="Visited_20_Internet_20_Link">
https://www.ukrinform.ua/rubric-world/3694172-cotiristoronna-zustric-sodo-sirii-moze-vidbutisa-na-pocatku-travna-mzs-tureccini.html</text:a>
</text:p>
      <!--NEWS-->
      <text:h text:style-name="P10" text:outline-level="1">
<text:span text:style-name="T4">
在叙利亚举行的四面会议可以在5月初举行 - 土耳其外国</text:span>
</text:h>
      <text:p text:style-name="P4">
作者: Ukrinform (Person)</text:p>
      <text:p text:style-name="P4">
出版商: Укринформ (Organization)</text:p>
      <text:p text:style-name="P4">
出版时间: 2023-04-11T00:10:00+03:00</text:p>
      <text:p text:style-name="P4">
修改时间: 2023-04-11T00:10:00+03:00</text:p>
      <text:p text:style-name="P4">
描述: 在叙利亚外交大臣级别的四面会议可能会在今年5月初举行。  - 乌克林。</text:p>
      <text:p text:style-name="P4">
图片: ["<text:a xlink:type="simple" xlink:href="https://static.ukrinform.com/photos/2021_10/thumb_files/630_360_1633611633-6111.jpeg" text:style-name="Internet_20_link" text:visited-style-name="Visited_20_Internet_20_Link">
630_360_16336...</text:a>
"]</text:p>
      <text:p text:style-name="P4">
标签: ['МЗС', 'Сирія', 'Туреччина']</text:p>
      <text:p text:style-name="P4">
类型: Article</text:p>
      <!--METADATA-->
      <text:p text:style-name="P4">
<draw:frame draw:style-name="fr1" draw:name="Image287" text:anchor-type="as-char" svg:width="6.9236in" svg:height="3.956343in" draw:z-index="0">
<draw:image xlink:href="../Images/yкринформ/2023-04-11T00-10-00-03-00/630_360_1633611633-6111.jpeg" xlink:type="simple" xlink:show="embed" xlink:actuate="onLoad" draw:mime-type="image/jpeg"/>
</draw:frame>
叙利亚外交部长级别的四面会议可能会在5月初举行。</text:p>
      <text:p text:style-name="P4">
这是土耳其外交部长Mevlut Chavushaglu报道的，据报道<text:a xlink:type="simple" xlink:href="https://www.hurriyet.com.tr/dunya/bakan-cavusoglu-duyurdu-kritik-zirve-mayista-moskovada-yapilacak-42249086" text:style-name="Internet_20_link" text:visited-style-name="Visited_20_Internet_20_Link">
</text:a>
。</text:p>
      <text:p text:style-name="P4">
“在不久的将来，在边境事务部长级别举行了四个方面的会议……我们认为这将在5月初举行。 她将在莫斯科举行。</text:p>
      <text:p text:style-name="P4">
<text:span text:style-name="T4">
另请阅读：</text:span>
 <text:span text:style-name="T4">
 <text:a xlink:type="simple" xlink:href="https://www.ukrinform.ua/rubric-world/3691681-tureccina-iran-siria-ta-rf-domovlautsa-pro-zustric-na-rivni-ocilnikiv-mzs.html" text:style-name="Internet_20_link" text:visited-style-name="Visited_20_Internet_20_Link">
</text:a>
</text:span>
</text:p>
      <text:p text:style-name="P4">
据他说，联系人是根据商定的“道路卡”进行的：首先在国防和情报部，后来在外交部级别的外交部准备外交部的会议上。</text:p>
      <text:p text:style-name="P4">
<text:span text:style-name="T4">
另请阅读：</text:span>
 <text:span text:style-name="T4">
 <text:a xlink:type="simple" xlink:href="https://www.ukrinform.ua/rubric-world/3688670-ssa-ta-britania-zaprovadili-sankcii-proti-narkobiznesu-rodini-asada.html" text:style-name="Internet_20_link" text:visited-style-name="Visited_20_Internet_20_Link">
</text:a>
</text:span>
</text:p>
      <text:p text:style-name="P4">
正如乌克林福姆报道的，4月3日至4日在莫斯科举行了一次土耳其，伊朗，叙利亚和俄罗斯联合会的副外交部长会议。</text:p>
      <text:p text:style-name="P4">
News Source: <text:a xlink:type="simple" xlink:href="https://www.ukrinform.ua/rubric-world/3694172-cotiristoronna-zustric-sodo-sirii-moze-vidbutisa-na-pocatku-travna-mzs-tureccini.html" text:style-name="Internet_20_link" text:visited-style-name="Visited_20_Internet_20_Link">
https://www.ukrinform.ua/rubric-world/3694172-cotiristoronna-zustric-sodo-sirii-moze-vidbutisa-na-pocatku-travna-mzs-tureccini.html</text:a>
</text:p>
      <!--NEWS-->
      <text:h text:style-name="P10" text:outline-level="1">
<text:span text:style-name="T4">
法国立法者计划访问台湾</text:span>
</text:h>
      <text:p text:style-name="P4">
作者: Ukrinform (Person)</text:p>
      <text:p text:style-name="P4">
出版商: Укринформ (Organization)</text:p>
      <text:p text:style-name="P4">
出版时间: 2023-04-11T00:25:00+03:00</text:p>
      <text:p text:style-name="P4">
修改时间: 2023-04-11T00:25:00+03:00</text:p>
      <text:p text:style-name="P4">
描述: 法国立法者计划在与中国紧张局势增加的背景下访问泰比。  - 乌克林。</text:p>
      <text:p text:style-name="P4">
图片: ["<text:a xlink:type="simple" xlink:href="https://static.ukrinform.com/photos/2019_05/thumb_files/630_360_1558134259-930.jpg" text:style-name="Internet_20_link" text:visited-style-name="Visited_20_Internet_20_Link">
630_360_15581...</text:a>
"]</text:p>
      <text:p text:style-name="P4">
标签: ['Франція', 'Тайвань', 'Візит']</text:p>
      <text:p text:style-name="P4">
类型: Article</text:p>
      <!--METADATA-->
      <text:p text:style-name="P4">
<draw:frame draw:style-name="fr1" draw:name="Image288" text:anchor-type="as-char" svg:width="6.9236in" svg:height="3.956343in" draw:z-index="0">
<draw:image xlink:href="../Images/yкринформ/2023-04-11T00-25-00-03-00/630_360_1558134259-930.jpg" xlink:type="simple" xlink:show="embed" xlink:actuate="onLoad" draw:mime-type="image/jpeg"/>
</draw:frame>
法国人计划在与中国的紧张局势增加的背景下访问Taibee。</text:p>
      <text:p text:style-name="P4">
这是外交部长台湾约瑟夫·吴(Joseph Wu)所说的(https://www.bloomberg.com/news/articles/2023-04-10/french-lawmakers-to-visit-taiwan-amid-tensions-with-china)。</text:p>
      <text:p text:style-name="P4">
吴周一在一次采访中说，参议院和国民议会<text:a xlink:type="simple" xlink:href="https://www.ukrinform.ua/tag-francia" text:style-name="Internet_20_link" text:visited-style-name="Visited_20_Internet_20_Link">
</text:a>
他们表示台湾的支持，其中一些人将“很快”访问。 吴说，台湾政府“将向他们通知他们，我们需要它”  - 吴说。</text:p>
      <text:p text:style-name="P4">
据该小组的法国官员说，代表团将于周日前往纳特利。</text:p>
      <text:p text:style-name="P4">
如报道<text:a xlink:type="simple" xlink:href="https://www.ukrinform.ua/rubric-world/3694004-kitaj-zaversiv-tridenni-vijskovi-navcanna-poblizu-tajvanu.html" text:style-name="Internet_20_link" text:visited-style-name="Visited_20_Internet_20_Link">
</text:a>
，中国在台湾周围完成了两次军事训练，在此期间(TS)为了岛上的目的和海上炒作空间的阻塞而制定了火箭笔触。</text:p>
      <text:p text:style-name="P4">
<text:span text:style-name="T4">
另请阅读：</text:span>
 <text:a xlink:type="simple" xlink:href="https://www.ukrinform.ua/rubric-world/3694044-mzs-knr-tajvanske-pitanna-e-viklucno-vnutrisnou-spravou-kitau.html" text:style-name="Internet_20_link" text:visited-style-name="Visited_20_Internet_20_Link">
</text:a>
在与总统委员会Ursula von der Lyen和法国Emmanuelmakron总统举行的三方会议上，中国XI Jinping的负责人强调，中国对“乌克兰危机”的地位减少了，以支持和平谈判。</text:p>
      <text:p text:style-name="P4">
News Source: <text:a xlink:type="simple" xlink:href="https://www.ukrinform.ua/rubric-world/3694086-francuzki-zakonodavci-planuut-vidvidati-tajvan.html" text:style-name="Internet_20_link" text:visited-style-name="Visited_20_Internet_20_Link">
https://www.ukrinform.ua/rubric-world/3694086-francuzki-zakonodavci-planuut-vidvidati-tajvan.html</text:a>
</text:p>
      <!--NEWS-->
      <text:h text:style-name="P10" text:outline-level="1">
<text:span text:style-name="T4">
来自卢汉斯克地区的60多名合作者被转移到法院</text:span>
</text:h>
      <text:p text:style-name="P4">
作者: Ukrinform (Person)</text:p>
      <text:p text:style-name="P4">
出版商: Укринформ (Organization)</text:p>
      <text:p text:style-name="P4">
出版时间: 2023-04-11T00:37:00+03:00</text:p>
      <text:p text:style-name="P4">
修改时间: 2023-04-11T00:37:00+03:00</text:p>
      <text:p text:style-name="P4">
描述: 自今年年初以来，SBU调查人员已针对卢汉斯克地区临时占领领土的60多名合作者发出起诉。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Луганщина', 'СБУ', 'Суд', 'Колаборант', 'Війна з росією']</text:p>
      <text:p text:style-name="P4">
类型: Article</text:p>
      <!--METADATA-->
      <text:p text:style-name="P4">
<draw:frame draw:style-name="fr1" draw:name="Image289" text:anchor-type="as-char" svg:width="6.9236in" svg:height="3.956343in" draw:z-index="0">
<draw:image xlink:href="../Images/yкринформ/2023-04-11T00-37-00-03-00/630_360_1514464397-1884.jpg" xlink:type="simple" xlink:show="embed" xlink:actuate="onLoad" draw:mime-type="image/jpeg"/>
</draw:frame>
在今年年初，SBU调查人员对卢汉斯克地区临时占领领土的60多家共同业务资产提出起诉。</text:p>
      <text:p text:style-name="P4">
根据乌克林福姆的说法，乌克兰在顿涅茨克和卢汉斯克地区的安全局的3个管理中报告了<text:a xlink:type="simple" xlink:href="https://www.facebook.com/ssu.sievierodonetsk/posts/pfbid02UAbVZwWvM36wcskHBzCGCe5izhTr4TiZUR1d8yKr2zpLKvgyvfTjo4YFkrg6R6oZl" text:style-name="Internet_20_link" text:visited-style-name="Visited_20_Internet_20_Link">
</text:a>
.</text:p>
      <text:p text:style-name="P4">
Зазначається, що частині колаборантів вже винесено вироки.</text:p>
      <text:p text:style-name="P4">
«Правопорушників засуджено до тривалих термінів позбавлення волі зконфіскацією майна. Зазвичай вирок передбачає також заборону обіймати посади ворганах державної влади та місцевого самоврядування на строк до 15 років», -йдеться в повідомленні.</text:p>
      <text:p text:style-name="P4">
<text:span text:style-name="T4">
Читайте також:</text:span>
 <text:span text:style-name="T4">
<text:a xlink:type="simple" xlink:href="https://www.ukrinform.ua/rubric-regions/3694006-u-melitopoli-zradnikam-i-kolaborantam-zaboronili-viizdzati-za-mezi-mista.html" text:style-name="Internet_20_link" text:visited-style-name="Visited_20_Internet_20_Link">
 </text:a>
</text:span>
</text:p>
      <text:p text:style-name="P4">
是的，在艺术中，沃尔林和伊万诺·弗兰基夫斯克的法院。 乌克兰刑法的111-1(合作)卢汉斯克地区的居民被定罪，因为这是由SO宣布为“ LNR检察官办公室的检察官办公室”的Novopskovsky Tamarkiv地区的“副检察官”。 两位恶意因素将监狱监禁15年。</text:p>
      <text:p text:style-name="P4">
在布科维纳(Bukovina)最高10年和12年的监禁，检察官被判犯有Belovodsk和Markov地区“检察官”的占领。</text:p>
      <text:p text:style-name="P4">
长达10年的Zstrobilsk市议会被判处所有财产被判处所有财产，该财产与占领者犯了犯罪，现在拥有“ LNR的Starobilsky地区行政管理副负责人”。</text:p>
      <text:p text:style-name="P4">
<text:span text:style-name="T4">
另请阅读：</text:span>
 <text:span text:style-name="T4">
 <text:a xlink:type="simple" xlink:href="https://www.ukrinform.ua/rubric-regions/3693251-na-harkivsini-direktoru-skoli-dali-dva-roki-turmi-za-spivpracu-z-rosianami.html" text:style-name="Internet_20_link" text:visited-style-name="Visited_20_Internet_20_Link">
</text:a>
</text:span>
</text:p>
      <text:p text:style-name="P4">
由于涉及这些案件的人隐藏在乌克兰的暂时占领领土上，因此他们采用了特殊的信件程序。 所有人都想要。 SBU指出，该句子的句子的开始将从其拘留日期和对惩罚的真实执行之日起计算。</text:p>
      <text:p text:style-name="P4">
<text:span text:style-name="T4">
另请阅读：</text:span>
 <text:span text:style-name="T4">
 <text:a xlink:type="simple" xlink:href="https://www.ukrinform.ua/rubric-regions/3691887-spivpracuvati-z-vorogom-pogodilis-700-meskanciv-melitopolskogo-rajonu-mer.html" text:style-name="Internet_20_link" text:visited-style-name="Visited_20_Internet_20_Link">
</text:a>
</text:span>
</text:p>
      <text:p text:style-name="P4">
正如乌克兰乌克兰(Ukrinform)报道的那样，乌克兰的安全局_ <text:span text:style-name="T4">
 <text:a xlink:type="simple" xlink:href="https://www.ukrinform.ua/rubric-regions/3693713-prokurorovi-severodonecka-i-se-dvom-kolaborantam-povidomili-pro-pidozru.html" text:style-name="Internet_20_link" text:visited-style-name="Visited_20_Internet_20_Link">
</text:a>
</text:span>
 _，“ Rovd”和“ Arest Home”的负责人。</text:p>
      <text:p text:style-name="P4">
News Source: <text:a xlink:type="simple" xlink:href="https://www.ukrinform.ua/rubric-regions/3694174-do-sudu-peredali-spravi-se-ponad-60-kolaborantiv-z-lugansini.html" text:style-name="Internet_20_link" text:visited-style-name="Visited_20_Internet_20_Link">
https://www.ukrinform.ua/rubric-regions/3694174-do-sudu-peredali-spravi-se-ponad-60-kolaborantiv-z-lugansini.html</text:a>
</text:p>
      <!--NEWS-->
      <text:h text:style-name="P10" text:outline-level="1">
<text:span text:style-name="T4">
乌克兰计划至少吸引5000个祖先来开采乌克兰领土-Alexey Reznikov</text:span>
</text:h>
      <text:p text:style-name="P4">
作者: ['Алла Рядинська']</text:p>
      <text:p text:style-name="P4">
时间: 2023-04-11T97:00:00-04:00</text:p>
      <text:p text:style-name="P4">
描述: 在乌克兰媒体中心的乌克兰卫生乌克兰人 - 乌克兰 - 奥德萨...与乌克兰2022年的战争，与乌克兰与乌克兰的最新新闻，与乌克兰2022年的新闻战争，今天将有一个将有一个将有一个将会有一个将会有一个将会有一个将会有一个将会有一个将会有一个将会有一场新闻...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4/ministr_result.jpg" text:style-name="Internet_20_link" text:visited-style-name="Visited_20_Internet_20_Link">
ministr_result.jpg</text:a>
']</text:p>
      <text:p text:style-name="P4">
标签: ['STOPRUSSIA', 'АГРЕСІЯ РФ', 'ВТОРГНЕННЯ РФ', 'МІНІСТР ОБОРОНИ УКРАЇНИ ОЛЕКСІЙ РЕЗНІКОВ']</text:p>
      <text:p text:style-name="P4">
类别: News</text:p>
      <!--METADATA-->
      <text:p text:style-name="P4">
<draw:frame draw:style-name="fr1" draw:name="Image290" text:anchor-type="as-char" svg:width="6.9236in" svg:height="4.615733in" draw:z-index="0">
<draw:image xlink:href="../Images/AРМІЯINFORM/2023-04-11T97-00-00-04-00/ministr_result.jpg" xlink:type="simple" xlink:show="embed" xlink:actuate="onLoad" draw:mime-type="image/jpeg"/>
</draw:frame>
在媒体中心 - 奥德萨(Alexei Reznikov)的媒体中心国防部和丹麦国王王国的简报中，分享了保护平民公民免受俄罗斯大规模入侵的后果的计划，即释放领土。 他指出，该过程将由几个区别组成。</text:p>
      <ul>
        <li>
将在占领之后对地球和水进行审核。 迄今为止，在某些情况下，即使是海滩上的海滩也不落在海滩上，而不是乌克兰人。 第二个是我的设备。 它不仅是标识，安装和固定，而且是交换元素的可能性。 他解释说，丹麦王国可以帮助我们。</li>
      </ul>
      <text:p text:style-name="P4">
据他说，丹麦拥有专门的无人机 - 潜艇，可以检测，记录和将坐标传输到Sappers，这些无人机可以在水下进行Sapper工作。 自2014年以来，在乌克兰，该公司一直在运营，由丹麦王国代表。 该公司具有强大的专业知识来执行人道主义的魔术，即不在战区的地区的变化。</text:p>
      <text:p text:style-name="P4">
SES是乌克兰的另一个Demining的机构。 他们对平民基础设施的贬低感兴趣。</text:p>
      <ul>
        <li>
SES是Demining的领导者，但它们确实提示了我。 但这是一个运营的矿山。 这位部长说，当我们的农民乞求时，同一农业部门的全面变化：“记住杆子，以便我们可以播种和种植食物”是一项巨大的任务。”</li>
      </ul>
      <text:p text:style-name="P4">
目前有一个由第一副总理兼经济部长尤利亚·斯维里德科(Yulia Sviridenko)领导的机构间小组。 作为一名经济学家，它了解哪些行业在此问题上。 丹麦王国的经验对于我们的祖先的有效工作是必不可少的。</text:p>
      <ul>
        <li>
在我们的计划中，至少有5,000名乌克兰人将自己的潜力。 亚历山大·雷兹尼科夫(Alexei Reznikov)说，这是其他国家的专家也将参与其中的计算。 - 在克罗地亚，战争结束了28年前。 到目前为止，克罗地亚的领土还没有完全不变。 也就是说，克罗地亚国家中心仍然有工作。 它们平均可以最多50平方公里的土地，包括粗糙的地形 - 岩石，森林小屋等 - 摘要Rennikov。</li>
      </ul>
      <text:p text:style-name="P4">
News Source: <text:a xlink:type="simple" xlink:href="https://armyinform.com.ua/2023/04/11/ukrayina-planuye-zaluchyty-minimum-5-tysyach-saperiv-dlya-rozminuvannya-ukrayinskyh-terytorij-oleksij-reznikov/" text:style-name="Internet_20_link" text:visited-style-name="Visited_20_Internet_20_Link">
https://armyinform.com.ua/2023/04/11/ukrayina-planuye-zaluchyty-minimum-5-tysyach-saperiv-dlya-rozminuvannya-ukrayinskyh-terytorij-oleksij-reznikov/</text:a>
</text:p>
      <!--NEWS-->
      <text:h text:style-name="P10" text:outline-level="1">
<text:span text:style-name="T4">
暴露了欺诈者，他们从想离开巴赫穆特的人那里幸运的钱</text:span>
</text:h>
      <text:p text:style-name="P4">
作者: ['АРМІЯINFORM']</text:p>
      <text:p text:style-name="P4">
时间: 2023-04-11T98:00:00-04:00</text:p>
      <text:p text:style-name="P4">
描述: Bezpeki的KESBERFAKHIVTSI服务与Polshchi Polshchi的法律主体...与乌克兰2022年的战争，与乌克兰与乌克兰的最新新闻，《与乌克兰新闻》的战争，今天与乌克兰2022年的《新闻战》，今天，乌克兰和俄罗斯之间的战争以及战争时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sbu11.jpeg" text:style-name="Internet_20_link" text:visited-style-name="Visited_20_Internet_20_Link">
sbu11.jpeg</text:a>
', '<text:a xlink:type="simple" xlink:href="https://armyinform.com.ua/wp-content/uploads/2023/04/sbu33.jpeg" text:style-name="Internet_20_link" text:visited-style-name="Visited_20_Internet_20_Link">
sbu33.jpeg</text:a>
', '<text:a xlink:type="simple" xlink:href="https://armyinform.com.ua/wp-content/uploads/2023/04/sbu22.jpeg" text:style-name="Internet_20_link" text:visited-style-name="Visited_20_Internet_20_Link">
sbu22.jpeg</text:a>
']</text:p>
      <text:p text:style-name="P4">
标签: ['STOPRUSSIA', 'АГРЕСІЯ РФ', 'ВТОРГНЕННЯ РФ', 'СБУ']</text:p>
      <text:p text:style-name="P4">
类别: News</text:p>
      <!--METADATA-->
      <text:p text:style-name="P4">
<draw:frame draw:style-name="fr1" draw:name="Image291" text:anchor-type="as-char" svg:width="6.9236in" svg:height="4.615733in" draw:z-index="0">
<draw:image xlink:href="../Images/AРМІЯINFORM/2023-04-11T98-00-00-04-00/sbu11.jpeg" xlink:type="simple" xlink:show="embed" xlink:actuate="onLoad" draw:mime-type="image/jpeg"/>
</draw:frame>
安全局的网络法学委员会以及共和党的执法机构中和跨国欺诈者。</text:p>
      <text:p text:style-name="P4">
关于它<text:a xlink:type="simple" xlink:href="https://ssu.gov.ua/novyny/sbu-ta-pravookhorontsi-polshchi-likviduvaly-shakhraisku-skhemu-vymaniuvannia-hroshei-iz-myrnykh-zhyteliv-yaki-khochut-vyikhaty-z-bakhmuta" text:style-name="Internet_20_link" text:visited-style-name="Visited_20_Internet_20_Link">
报告</text:a>
SBU新闻服务。</text:p>
      <text:p text:style-name="P4">
恶性因素从乌克兰的居民那里徘徊，乌克兰的居民计划离开战争区，包括巴赫穆特和煤炭。 当地人“保证”当地人将他们带到我们国家最安全的地区“保证”。 这种“服务”的平均成本为3万UAH。</text:p>
      <text:p text:style-name="P4">
基本上，欺诈者将其承诺“分发”给幼儿的残疾和父母。 为此，他们使用了社交网络和受欢迎的使者的团体。他们将客户的“预付款”占据了50％的宣布金额。 金钱存放在为假人发行的银行卡上。 收到书籍后，经销商停止与受害者交流，不再打电话。 这样，欺诈者在人类中的欺诈者超过150万。</text:p>
      <text:p text:style-name="P4">
<draw:frame draw:style-name="fr1" draw:name="Image292" text:anchor-type="as-char" svg:width="6.9236in" svg:height="4.615733in" draw:z-index="0">
<draw:image xlink:href="../Images/AРМІЯINFORM/2023-04-11T98-00-00-04-00/sbu33.jpeg" xlink:type="simple" xlink:show="embed" xlink:actuate="onLoad" draw:mime-type="image/jpeg"/>
</draw:frame>
另一个欺诈者的“目标受众”是应征年龄的男人。 为了获得“费用”，入侵者答应军方出国出国旅行的虚假费用。</text:p>
      <text:p text:style-name="P4">
由于在乌克兰不同地区的特殊行动，一名组织者被拘留。 他是Zhytomyr地区的居民，他正在与客户联系并为他们提供“条件”以进行撤离。在调查中，另外两个乌克兰公民，即犯罪集团的组织者，目前正在欧盟国家之一中。</text:p>
      <text:p text:style-name="P4">
SBU的工作人员与欧洲合作伙伴一起对拘留入侵者及其引渡到乌克兰进行全面拘留。</text:p>
      <text:p text:style-name="P4">
<text:span text:style-name="T4">
在搜索乌克兰几个地区的人的地址的搜索过程中，揭示了：</text:span>
</text:p>
      <text:p text:style-name="P4">
<text:span text:style-name="T5">
手机具有非法活动的证据； </text:span>
攻击者从受害者那里收到钱的10张银行卡。</text:p>
      <text:p text:style-name="P4">
<draw:frame draw:style-name="fr1" draw:name="Image293" text:anchor-type="as-char" svg:width="6.9236in" svg:height="4.615733in" draw:z-index="0">
<draw:image xlink:href="../Images/AРМІЯINFORM/2023-04-11T98-00-00-04-00/sbu22.jpeg" xlink:type="simple" xlink:show="embed" xlink:actuate="onLoad" draw:mime-type="image/jpeg"/>
</draw:frame>
目前，其中一种恶性因素是Zhytomyr地区的居民，报告怀疑艺术的第3部分。 乌克兰《刑法》 190(欺诈罪). Вирішуєтьсяпитання щодо обрання запобіжного заходу ˗ тримання під вартою. Триваєрозслідування для встановлення всіх обставин злочину і притягнення винних довідповідальності.</text:p>
      <text:p text:style-name="P4">
News Source: <text:a xlink:type="simple" xlink:href="https://armyinform.com.ua/2023/04/11/vykryto-shahrayiv-yaki-vymanyuvaly-groshi-v-ohochyh-vyyihaty-iz-bahmuta/" text:style-name="Internet_20_link" text:visited-style-name="Visited_20_Internet_20_Link">
https://armyinform.com.ua/2023/04/11/vykryto-shahrayiv-yaki-vymanyuvaly-groshi-v-ohochyh-vyyihaty-iz-bahmut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